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36">
      <style:text-properties fo:font-weight="bold" style:font-weight-asian="bold" style:font-weight-complex="bold"/>
    </style:style>
    <style:style style:name="ce5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ch_cmnes_prop_jeun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no_bfs</text:p>
          </table:table-cell>
          <table:table-cell table:style-name="ce3" office:value-type="string" calcext:value-type="string">
            <text:p>communes</text:p>
          </table:table-cell>
          <table:table-cell table:style-name="ce3" office:value-type="string" calcext:value-type="string">
            <text:p>pop2022</text:p>
          </table:table-cell>
          <table:table-cell table:style-name="ce3" office:value-type="string" calcext:value-type="string">
            <text:p>pop_0-19_2022</text:p>
          </table:table-cell>
          <table:table-cell table:style-name="ce4" office:value-type="string" calcext:value-type="string">
            <text:p>prop_0-19_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ugst am Albis</text:p>
          </table:table-cell>
          <table:table-cell office:value-type="float" office:value="1991" calcext:value-type="float">
            <text:p>1991</text:p>
          </table:table-cell>
          <table:table-cell office:value-type="float" office:value="374" calcext:value-type="float">
            <text:p>374</text:p>
          </table:table-cell>
          <table:table-cell table:formula="of:=[.D2]/[.C2]*100" office:value-type="float" office:value="18.7845303867403" calcext:value-type="float">
            <text:p>18.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foltern am Albis</text:p>
          </table:table-cell>
          <table:table-cell office:value-type="float" office:value="12588" calcext:value-type="float">
            <text:p>12588</text:p>
          </table:table-cell>
          <table:table-cell office:value-type="float" office:value="2561" calcext:value-type="float">
            <text:p>2561</text:p>
          </table:table-cell>
          <table:table-cell table:formula="of:=[.D3]/[.C3]*100" office:value-type="float" office:value="20.3447727994916" calcext:value-type="float">
            <text:p>20.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nstetten</text:p>
          </table:table-cell>
          <table:table-cell office:value-type="float" office:value="5624" calcext:value-type="float">
            <text:p>5624</text:p>
          </table:table-cell>
          <table:table-cell office:value-type="float" office:value="1311" calcext:value-type="float">
            <text:p>1311</text:p>
          </table:table-cell>
          <table:table-cell table:formula="of:=[.D4]/[.C4]*100" office:value-type="float" office:value="23.3108108108108" calcext:value-type="float">
            <text:p>23.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en am Albis</text:p>
          </table:table-cell>
          <table:table-cell office:value-type="float" office:value="3879" calcext:value-type="float">
            <text:p>3879</text:p>
          </table:table-cell>
          <table:table-cell office:value-type="float" office:value="844" calcext:value-type="float">
            <text:p>844</text:p>
          </table:table-cell>
          <table:table-cell table:formula="of:=[.D5]/[.C5]*100" office:value-type="float" office:value="21.7581850992524" calcext:value-type="float">
            <text:p>21.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dingen</text:p>
          </table:table-cell>
          <table:table-cell office:value-type="float" office:value="3871" calcext:value-type="float">
            <text:p>3871</text:p>
          </table:table-cell>
          <table:table-cell office:value-type="float" office:value="816" calcext:value-type="float">
            <text:p>816</text:p>
          </table:table-cell>
          <table:table-cell table:formula="of:=[.D6]/[.C6]*100" office:value-type="float" office:value="21.0798243347972" calcext:value-type="float">
            <text:p>21.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ppel am Albis</text:p>
          </table:table-cell>
          <table:table-cell office:value-type="float" office:value="1321" calcext:value-type="float">
            <text:p>1321</text:p>
          </table:table-cell>
          <table:table-cell office:value-type="float" office:value="341" calcext:value-type="float">
            <text:p>341</text:p>
          </table:table-cell>
          <table:table-cell table:formula="of:=[.D7]/[.C7]*100" office:value-type="float" office:value="25.8137774413323" calcext:value-type="float">
            <text:p>25.8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nonau</text:p>
          </table:table-cell>
          <table:table-cell office:value-type="float" office:value="2416" calcext:value-type="float">
            <text:p>2416</text:p>
          </table:table-cell>
          <table:table-cell office:value-type="float" office:value="610" calcext:value-type="float">
            <text:p>610</text:p>
          </table:table-cell>
          <table:table-cell table:formula="of:=[.D8]/[.C8]*100" office:value-type="float" office:value="25.2483443708609" calcext:value-type="float">
            <text:p>25.2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chwanden</text:p>
          </table:table-cell>
          <table:table-cell office:value-type="float" office:value="644" calcext:value-type="float">
            <text:p>644</text:p>
          </table:table-cell>
          <table:table-cell office:value-type="float" office:value="142" calcext:value-type="float">
            <text:p>142</text:p>
          </table:table-cell>
          <table:table-cell table:formula="of:=[.D9]/[.C9]*100" office:value-type="float" office:value="22.0496894409938" calcext:value-type="float">
            <text:p>22.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ttmenstetten</text:p>
          </table:table-cell>
          <table:table-cell office:value-type="float" office:value="5635" calcext:value-type="float">
            <text:p>5635</text:p>
          </table:table-cell>
          <table:table-cell office:value-type="float" office:value="1325" calcext:value-type="float">
            <text:p>1325</text:p>
          </table:table-cell>
          <table:table-cell table:formula="of:=[.D10]/[.C10]*100" office:value-type="float" office:value="23.5137533274179" calcext:value-type="float">
            <text:p>23.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bfelden</text:p>
          </table:table-cell>
          <table:table-cell office:value-type="float" office:value="5787" calcext:value-type="float">
            <text:p>5787</text:p>
          </table:table-cell>
          <table:table-cell office:value-type="float" office:value="1358" calcext:value-type="float">
            <text:p>1358</text:p>
          </table:table-cell>
          <table:table-cell table:formula="of:=[.D11]/[.C11]*100" office:value-type="float" office:value="23.4663901848972" calcext:value-type="float">
            <text:p>23.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ttenbach</text:p>
          </table:table-cell>
          <table:table-cell office:value-type="float" office:value="2858" calcext:value-type="float">
            <text:p>2858</text:p>
          </table:table-cell>
          <table:table-cell office:value-type="float" office:value="602" calcext:value-type="float">
            <text:p>602</text:p>
          </table:table-cell>
          <table:table-cell table:formula="of:=[.D12]/[.C12]*100" office:value-type="float" office:value="21.0636808957313" calcext:value-type="float">
            <text:p>21.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fferswil</text:p>
          </table:table-cell>
          <table:table-cell office:value-type="float" office:value="1149" calcext:value-type="float">
            <text:p>1149</text:p>
          </table:table-cell>
          <table:table-cell office:value-type="float" office:value="302" calcext:value-type="float">
            <text:p>302</text:p>
          </table:table-cell>
          <table:table-cell table:formula="of:=[.D13]/[.C13]*100" office:value-type="float" office:value="26.283724978242" calcext:value-type="float">
            <text:p>26.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llikon</text:p>
          </table:table-cell>
          <table:table-cell office:value-type="float" office:value="3854" calcext:value-type="float">
            <text:p>3854</text:p>
          </table:table-cell>
          <table:table-cell office:value-type="float" office:value="870" calcext:value-type="float">
            <text:p>870</text:p>
          </table:table-cell>
          <table:table-cell table:formula="of:=[.D14]/[.C14]*100" office:value-type="float" office:value="22.5739491437468" calcext:value-type="float">
            <text:p>22.5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ttswil am Albis</text:p>
          </table:table-cell>
          <table:table-cell office:value-type="float" office:value="5282" calcext:value-type="float">
            <text:p>5282</text:p>
          </table:table-cell>
          <table:table-cell office:value-type="float" office:value="1224" calcext:value-type="float">
            <text:p>1224</text:p>
          </table:table-cell>
          <table:table-cell table:formula="of:=[.D15]/[.C15]*100" office:value-type="float" office:value="23.1730405149565" calcext:value-type="float">
            <text:p>23.1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likon</text:p>
          </table:table-cell>
          <table:table-cell office:value-type="float" office:value="707" calcext:value-type="float">
            <text:p>707</text:p>
          </table:table-cell>
          <table:table-cell office:value-type="float" office:value="164" calcext:value-type="float">
            <text:p>164</text:p>
          </table:table-cell>
          <table:table-cell table:formula="of:=[.D16]/[.C16]*100" office:value-type="float" office:value="23.1966053748232" calcext:value-type="float">
            <text:p>23.1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ken (ZH)</text:p>
          </table:table-cell>
          <table:table-cell office:value-type="float" office:value="847" calcext:value-type="float">
            <text:p>847</text:p>
          </table:table-cell>
          <table:table-cell office:value-type="float" office:value="169" calcext:value-type="float">
            <text:p>169</text:p>
          </table:table-cell>
          <table:table-cell table:formula="of:=[.D17]/[.C17]*100" office:value-type="float" office:value="19.952774498229" calcext:value-type="float">
            <text:p>19.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 am Irchel</text:p>
          </table:table-cell>
          <table:table-cell office:value-type="float" office:value="592" calcext:value-type="float">
            <text:p>592</text:p>
          </table:table-cell>
          <table:table-cell office:value-type="float" office:value="86" calcext:value-type="float">
            <text:p>86</text:p>
          </table:table-cell>
          <table:table-cell table:formula="of:=[.D18]/[.C18]*100" office:value-type="float" office:value="14.527027027027" calcext:value-type="float">
            <text:p>14.5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ch am Irchel</text:p>
          </table:table-cell>
          <table:table-cell office:value-type="float" office:value="1038" calcext:value-type="float">
            <text:p>1038</text:p>
          </table:table-cell>
          <table:table-cell office:value-type="float" office:value="260" calcext:value-type="float">
            <text:p>260</text:p>
          </table:table-cell>
          <table:table-cell table:formula="of:=[.D19]/[.C19]*100" office:value-type="float" office:value="25.0481695568401" calcext:value-type="float">
            <text:p>25.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hsen</text:p>
          </table:table-cell>
          <table:table-cell office:value-type="float" office:value="1950" calcext:value-type="float">
            <text:p>1950</text:p>
          </table:table-cell>
          <table:table-cell office:value-type="float" office:value="385" calcext:value-type="float">
            <text:p>385</text:p>
          </table:table-cell>
          <table:table-cell table:formula="of:=[.D20]/[.C20]*100" office:value-type="float" office:value="19.7435897435897" calcext:value-type="float">
            <text:p>19.7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rf</text:p>
          </table:table-cell>
          <table:table-cell office:value-type="float" office:value="712" calcext:value-type="float">
            <text:p>712</text:p>
          </table:table-cell>
          <table:table-cell office:value-type="float" office:value="145" calcext:value-type="float">
            <text:p>145</text:p>
          </table:table-cell>
          <table:table-cell table:formula="of:=[.D21]/[.C21]*100" office:value-type="float" office:value="20.3651685393258" calcext:value-type="float">
            <text:p>20.3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uerthalen</text:p>
          </table:table-cell>
          <table:table-cell office:value-type="float" office:value="3771" calcext:value-type="float">
            <text:p>3771</text:p>
          </table:table-cell>
          <table:table-cell office:value-type="float" office:value="757" calcext:value-type="float">
            <text:p>757</text:p>
          </table:table-cell>
          <table:table-cell table:formula="of:=[.D22]/[.C22]*100" office:value-type="float" office:value="20.0742508618404" calcext:value-type="float">
            <text:p>20.0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laach</text:p>
          </table:table-cell>
          <table:table-cell office:value-type="float" office:value="1474" calcext:value-type="float">
            <text:p>1474</text:p>
          </table:table-cell>
          <table:table-cell office:value-type="float" office:value="320" calcext:value-type="float">
            <text:p>320</text:p>
          </table:table-cell>
          <table:table-cell table:formula="of:=[.D23]/[.C23]*100" office:value-type="float" office:value="21.7096336499322" calcext:value-type="float">
            <text:p>21.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urlingen</text:p>
          </table:table-cell>
          <table:table-cell office:value-type="float" office:value="1513" calcext:value-type="float">
            <text:p>1513</text:p>
          </table:table-cell>
          <table:table-cell office:value-type="float" office:value="300" calcext:value-type="float">
            <text:p>300</text:p>
          </table:table-cell>
          <table:table-cell table:formula="of:=[.D24]/[.C24]*100" office:value-type="float" office:value="19.8281559814937" calcext:value-type="float">
            <text:p>19.8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delfingen</text:p>
          </table:table-cell>
          <table:table-cell office:value-type="float" office:value="2230" calcext:value-type="float">
            <text:p>2230</text:p>
          </table:table-cell>
          <table:table-cell office:value-type="float" office:value="508" calcext:value-type="float">
            <text:p>508</text:p>
          </table:table-cell>
          <table:table-cell table:formula="of:=[.D25]/[.C25]*100" office:value-type="float" office:value="22.780269058296" calcext:value-type="float">
            <text:p>22.7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nggart</text:p>
          </table:table-cell>
          <table:table-cell office:value-type="float" office:value="2257" calcext:value-type="float">
            <text:p>2257</text:p>
          </table:table-cell>
          <table:table-cell office:value-type="float" office:value="463" calcext:value-type="float">
            <text:p>463</text:p>
          </table:table-cell>
          <table:table-cell table:formula="of:=[.D26]/[.C26]*100" office:value-type="float" office:value="20.5139565795303" calcext:value-type="float">
            <text:p>20.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umlikon</text:p>
          </table:table-cell>
          <table:table-cell office:value-type="float" office:value="494" calcext:value-type="float">
            <text:p>494</text:p>
          </table:table-cell>
          <table:table-cell office:value-type="float" office:value="118" calcext:value-type="float">
            <text:p>118</text:p>
          </table:table-cell>
          <table:table-cell table:formula="of:=[.D27]/[.C27]*100" office:value-type="float" office:value="23.8866396761134" calcext:value-type="float">
            <text:p>23.8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einandelfingen</text:p>
          </table:table-cell>
          <table:table-cell office:value-type="float" office:value="2132" calcext:value-type="float">
            <text:p>2132</text:p>
          </table:table-cell>
          <table:table-cell office:value-type="float" office:value="462" calcext:value-type="float">
            <text:p>462</text:p>
          </table:table-cell>
          <table:table-cell table:formula="of:=[.D28]/[.C28]*100" office:value-type="float" office:value="21.6697936210131" calcext:value-type="float">
            <text:p>21.6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ufen-Uhwiesen</text:p>
          </table:table-cell>
          <table:table-cell office:value-type="float" office:value="1781" calcext:value-type="float">
            <text:p>1781</text:p>
          </table:table-cell>
          <table:table-cell office:value-type="float" office:value="326" calcext:value-type="float">
            <text:p>326</text:p>
          </table:table-cell>
          <table:table-cell table:formula="of:=[.D29]/[.C29]*100" office:value-type="float" office:value="18.3043234138125" calcext:value-type="float">
            <text:p>18.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thalen</text:p>
          </table:table-cell>
          <table:table-cell office:value-type="float" office:value="1950" calcext:value-type="float">
            <text:p>1950</text:p>
          </table:table-cell>
          <table:table-cell office:value-type="float" office:value="410" calcext:value-type="float">
            <text:p>410</text:p>
          </table:table-cell>
          <table:table-cell table:formula="of:=[.D30]/[.C30]*100" office:value-type="float" office:value="21.025641025641" calcext:value-type="float">
            <text:p>21.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ssingen</text:p>
          </table:table-cell>
          <table:table-cell office:value-type="float" office:value="1710" calcext:value-type="float">
            <text:p>1710</text:p>
          </table:table-cell>
          <table:table-cell office:value-type="float" office:value="345" calcext:value-type="float">
            <text:p>345</text:p>
          </table:table-cell>
          <table:table-cell table:formula="of:=[.D31]/[.C31]*100" office:value-type="float" office:value="20.1754385964912" calcext:value-type="float">
            <text:p>20.1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heinau</text:p>
          </table:table-cell>
          <table:table-cell office:value-type="float" office:value="1285" calcext:value-type="float">
            <text:p>1285</text:p>
          </table:table-cell>
          <table:table-cell office:value-type="float" office:value="233" calcext:value-type="float">
            <text:p>233</text:p>
          </table:table-cell>
          <table:table-cell table:formula="of:=[.D32]/[.C32]*100" office:value-type="float" office:value="18.1322957198444" calcext:value-type="float">
            <text:p>18.1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lheim an der Thur</text:p>
          </table:table-cell>
          <table:table-cell office:value-type="float" office:value="977" calcext:value-type="float">
            <text:p>977</text:p>
          </table:table-cell>
          <table:table-cell office:value-type="float" office:value="229" calcext:value-type="float">
            <text:p>229</text:p>
          </table:table-cell>
          <table:table-cell table:formula="of:=[.D33]/[.C33]*100" office:value-type="float" office:value="23.439099283521" calcext:value-type="float">
            <text:p>23.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üllikon</text:p>
          </table:table-cell>
          <table:table-cell office:value-type="float" office:value="1066" calcext:value-type="float">
            <text:p>1066</text:p>
          </table:table-cell>
          <table:table-cell office:value-type="float" office:value="201" calcext:value-type="float">
            <text:p>201</text:p>
          </table:table-cell>
          <table:table-cell table:formula="of:=[.D34]/[.C34]*100" office:value-type="float" office:value="18.8555347091932" calcext:value-type="float">
            <text:p>18.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uttikon</text:p>
          </table:table-cell>
          <table:table-cell office:value-type="float" office:value="465" calcext:value-type="float">
            <text:p>465</text:p>
          </table:table-cell>
          <table:table-cell office:value-type="float" office:value="90" calcext:value-type="float">
            <text:p>90</text:p>
          </table:table-cell>
          <table:table-cell table:formula="of:=[.D35]/[.C35]*100" office:value-type="float" office:value="19.3548387096774" calcext:value-type="float">
            <text:p>19.3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olken</text:p>
          </table:table-cell>
          <table:table-cell office:value-type="float" office:value="381" calcext:value-type="float">
            <text:p>381</text:p>
          </table:table-cell>
          <table:table-cell office:value-type="float" office:value="95" calcext:value-type="float">
            <text:p>95</text:p>
          </table:table-cell>
          <table:table-cell table:formula="of:=[.D36]/[.C36]*100" office:value-type="float" office:value="24.9343832020997" calcext:value-type="float">
            <text:p>24.9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chenbülach</text:p>
          </table:table-cell>
          <table:table-cell office:value-type="float" office:value="4208" calcext:value-type="float">
            <text:p>4208</text:p>
          </table:table-cell>
          <table:table-cell office:value-type="float" office:value="903" calcext:value-type="float">
            <text:p>903</text:p>
          </table:table-cell>
          <table:table-cell table:formula="of:=[.D37]/[.C37]*100" office:value-type="float" office:value="21.4591254752852" calcext:value-type="float">
            <text:p>21.4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ssersdorf</text:p>
          </table:table-cell>
          <table:table-cell office:value-type="float" office:value="12062" calcext:value-type="float">
            <text:p>12062</text:p>
          </table:table-cell>
          <table:table-cell office:value-type="float" office:value="2523" calcext:value-type="float">
            <text:p>2523</text:p>
          </table:table-cell>
          <table:table-cell table:formula="of:=[.D38]/[.C38]*100" office:value-type="float" office:value="20.9169291991378" calcext:value-type="float">
            <text:p>20.9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ülach</text:p>
          </table:table-cell>
          <table:table-cell office:value-type="float" office:value="23624" calcext:value-type="float">
            <text:p>23624</text:p>
          </table:table-cell>
          <table:table-cell office:value-type="float" office:value="4967" calcext:value-type="float">
            <text:p>4967</text:p>
          </table:table-cell>
          <table:table-cell table:formula="of:=[.D39]/[.C39]*100" office:value-type="float" office:value="21.025228581104" calcext:value-type="float">
            <text:p>21.0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etlikon</text:p>
          </table:table-cell>
          <table:table-cell office:value-type="float" office:value="7855" calcext:value-type="float">
            <text:p>7855</text:p>
          </table:table-cell>
          <table:table-cell office:value-type="float" office:value="1594" calcext:value-type="float">
            <text:p>1594</text:p>
          </table:table-cell>
          <table:table-cell table:formula="of:=[.D40]/[.C40]*100" office:value-type="float" office:value="20.2928071292171" calcext:value-type="float">
            <text:p>20.2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glisau</text:p>
          </table:table-cell>
          <table:table-cell office:value-type="float" office:value="5520" calcext:value-type="float">
            <text:p>5520</text:p>
          </table:table-cell>
          <table:table-cell office:value-type="float" office:value="1253" calcext:value-type="float">
            <text:p>1253</text:p>
          </table:table-cell>
          <table:table-cell table:formula="of:=[.D41]/[.C41]*100" office:value-type="float" office:value="22.6992753623188" calcext:value-type="float">
            <text:p>22.6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mbrach</text:p>
          </table:table-cell>
          <table:table-cell office:value-type="float" office:value="10005" calcext:value-type="float">
            <text:p>10005</text:p>
          </table:table-cell>
          <table:table-cell office:value-type="float" office:value="2143" calcext:value-type="float">
            <text:p>2143</text:p>
          </table:table-cell>
          <table:table-cell table:formula="of:=[.D42]/[.C42]*100" office:value-type="float" office:value="21.4192903548226" calcext:value-type="float">
            <text:p>21.4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reienstein-Teufen</text:p>
          </table:table-cell>
          <table:table-cell office:value-type="float" office:value="2394" calcext:value-type="float">
            <text:p>2394</text:p>
          </table:table-cell>
          <table:table-cell office:value-type="float" office:value="460" calcext:value-type="float">
            <text:p>460</text:p>
          </table:table-cell>
          <table:table-cell table:formula="of:=[.D43]/[.C43]*100" office:value-type="float" office:value="19.2147034252297" calcext:value-type="float">
            <text:p>19.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lattfelden</text:p>
          </table:table-cell>
          <table:table-cell office:value-type="float" office:value="5258" calcext:value-type="float">
            <text:p>5258</text:p>
          </table:table-cell>
          <table:table-cell office:value-type="float" office:value="1147" calcext:value-type="float">
            <text:p>1147</text:p>
          </table:table-cell>
          <table:table-cell table:formula="of:=[.D44]/[.C44]*100" office:value-type="float" office:value="21.8143780905287" calcext:value-type="float">
            <text:p>21.8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chfelden</text:p>
          </table:table-cell>
          <table:table-cell office:value-type="float" office:value="1989" calcext:value-type="float">
            <text:p>1989</text:p>
          </table:table-cell>
          <table:table-cell office:value-type="float" office:value="441" calcext:value-type="float">
            <text:p>441</text:p>
          </table:table-cell>
          <table:table-cell table:formula="of:=[.D45]/[.C45]*100" office:value-type="float" office:value="22.1719457013575" calcext:value-type="float">
            <text:p>22.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öri</text:p>
          </table:table-cell>
          <table:table-cell office:value-type="float" office:value="3307" calcext:value-type="float">
            <text:p>3307</text:p>
          </table:table-cell>
          <table:table-cell office:value-type="float" office:value="651" calcext:value-type="float">
            <text:p>651</text:p>
          </table:table-cell>
          <table:table-cell table:formula="of:=[.D46]/[.C46]*100" office:value-type="float" office:value="19.6855155730269" calcext:value-type="float">
            <text:p>19.6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üntwangen</text:p>
          </table:table-cell>
          <table:table-cell office:value-type="float" office:value="1093" calcext:value-type="float">
            <text:p>1093</text:p>
          </table:table-cell>
          <table:table-cell office:value-type="float" office:value="225" calcext:value-type="float">
            <text:p>225</text:p>
          </table:table-cell>
          <table:table-cell table:formula="of:=[.D47]/[.C47]*100" office:value-type="float" office:value="20.5855443732845" calcext:value-type="float">
            <text:p>20.5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loten</text:p>
          </table:table-cell>
          <table:table-cell office:value-type="float" office:value="20980" calcext:value-type="float">
            <text:p>20980</text:p>
          </table:table-cell>
          <table:table-cell office:value-type="float" office:value="3811" calcext:value-type="float">
            <text:p>3811</text:p>
          </table:table-cell>
          <table:table-cell table:formula="of:=[.D48]/[.C48]*100" office:value-type="float" office:value="18.164918970448" calcext:value-type="float">
            <text:p>18.1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fingen</text:p>
          </table:table-cell>
          <table:table-cell office:value-type="float" office:value="2767" calcext:value-type="float">
            <text:p>2767</text:p>
          </table:table-cell>
          <table:table-cell office:value-type="float" office:value="646" calcext:value-type="float">
            <text:p>646</text:p>
          </table:table-cell>
          <table:table-cell table:formula="of:=[.D49]/[.C49]*100" office:value-type="float" office:value="23.3465847488254" calcext:value-type="float">
            <text:p>23.3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ürensdorf</text:p>
          </table:table-cell>
          <table:table-cell office:value-type="float" office:value="5710" calcext:value-type="float">
            <text:p>5710</text:p>
          </table:table-cell>
          <table:table-cell office:value-type="float" office:value="1074" calcext:value-type="float">
            <text:p>1074</text:p>
          </table:table-cell>
          <table:table-cell table:formula="of:=[.D50]/[.C50]*100" office:value-type="float" office:value="18.8091068301226" calcext:value-type="float">
            <text:p>18.8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berembrach</text:p>
          </table:table-cell>
          <table:table-cell office:value-type="float" office:value="1092" calcext:value-type="float">
            <text:p>1092</text:p>
          </table:table-cell>
          <table:table-cell office:value-type="float" office:value="182" calcext:value-type="float">
            <text:p>182</text:p>
          </table:table-cell>
          <table:table-cell table:formula="of:=[.D51]/[.C51]*100" office:value-type="float" office:value="16.6666666666667" calcext:value-type="float">
            <text:p>16.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pfikon</text:p>
          </table:table-cell>
          <table:table-cell office:value-type="float" office:value="21213" calcext:value-type="float">
            <text:p>21213</text:p>
          </table:table-cell>
          <table:table-cell office:value-type="float" office:value="4369" calcext:value-type="float">
            <text:p>4369</text:p>
          </table:table-cell>
          <table:table-cell table:formula="of:=[.D52]/[.C52]*100" office:value-type="float" office:value="20.5958610286145" calcext:value-type="float">
            <text:p>20.5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fz</text:p>
          </table:table-cell>
          <table:table-cell office:value-type="float" office:value="4672" calcext:value-type="float">
            <text:p>4672</text:p>
          </table:table-cell>
          <table:table-cell office:value-type="float" office:value="939" calcext:value-type="float">
            <text:p>939</text:p>
          </table:table-cell>
          <table:table-cell table:formula="of:=[.D53]/[.C53]*100" office:value-type="float" office:value="20.0984589041096" calcext:value-type="float">
            <text:p>20.0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rbas</text:p>
          </table:table-cell>
          <table:table-cell office:value-type="float" office:value="2908" calcext:value-type="float">
            <text:p>2908</text:p>
          </table:table-cell>
          <table:table-cell office:value-type="float" office:value="669" calcext:value-type="float">
            <text:p>669</text:p>
          </table:table-cell>
          <table:table-cell table:formula="of:=[.D54]/[.C54]*100" office:value-type="float" office:value="23.0055020632737" calcext:value-type="float">
            <text:p>23.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allisellen</text:p>
          </table:table-cell>
          <table:table-cell office:value-type="float" office:value="17299" calcext:value-type="float">
            <text:p>17299</text:p>
          </table:table-cell>
          <table:table-cell office:value-type="float" office:value="3366" calcext:value-type="float">
            <text:p>3366</text:p>
          </table:table-cell>
          <table:table-cell table:formula="of:=[.D55]/[.C55]*100" office:value-type="float" office:value="19.4577721255564" calcext:value-type="float">
            <text:p>19.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sterkingen</text:p>
          </table:table-cell>
          <table:table-cell office:value-type="float" office:value="589" calcext:value-type="float">
            <text:p>589</text:p>
          </table:table-cell>
          <table:table-cell office:value-type="float" office:value="111" calcext:value-type="float">
            <text:p>111</text:p>
          </table:table-cell>
          <table:table-cell table:formula="of:=[.D56]/[.C56]*100" office:value-type="float" office:value="18.8455008488964" calcext:value-type="float">
            <text:p>18.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l (ZH)</text:p>
          </table:table-cell>
          <table:table-cell office:value-type="float" office:value="1564" calcext:value-type="float">
            <text:p>1564</text:p>
          </table:table-cell>
          <table:table-cell office:value-type="float" office:value="336" calcext:value-type="float">
            <text:p>336</text:p>
          </table:table-cell>
          <table:table-cell table:formula="of:=[.D57]/[.C57]*100" office:value-type="float" office:value="21.4833759590793" calcext:value-type="float">
            <text:p>21.4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inkel</text:p>
          </table:table-cell>
          <table:table-cell office:value-type="float" office:value="4858" calcext:value-type="float">
            <text:p>4858</text:p>
          </table:table-cell>
          <table:table-cell office:value-type="float" office:value="856" calcext:value-type="float">
            <text:p>856</text:p>
          </table:table-cell>
          <table:table-cell table:formula="of:=[.D58]/[.C58]*100" office:value-type="float" office:value="17.6204199258954" calcext:value-type="float">
            <text:p>17.6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chs</text:p>
          </table:table-cell>
          <table:table-cell office:value-type="float" office:value="636" calcext:value-type="float">
            <text:p>636</text:p>
          </table:table-cell>
          <table:table-cell office:value-type="float" office:value="117" calcext:value-type="float">
            <text:p>117</text:p>
          </table:table-cell>
          <table:table-cell table:formula="of:=[.D59]/[.C59]*100" office:value-type="float" office:value="18.3962264150943" calcext:value-type="float">
            <text:p>18.3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oppelsen</text:p>
          </table:table-cell>
          <table:table-cell office:value-type="float" office:value="1454" calcext:value-type="float">
            <text:p>1454</text:p>
          </table:table-cell>
          <table:table-cell office:value-type="float" office:value="318" calcext:value-type="float">
            <text:p>318</text:p>
          </table:table-cell>
          <table:table-cell table:formula="of:=[.D60]/[.C60]*100" office:value-type="float" office:value="21.8707015130674" calcext:value-type="float">
            <text:p>21.8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chs (ZH)</text:p>
          </table:table-cell>
          <table:table-cell office:value-type="float" office:value="6628" calcext:value-type="float">
            <text:p>6628</text:p>
          </table:table-cell>
          <table:table-cell office:value-type="float" office:value="1356" calcext:value-type="float">
            <text:p>1356</text:p>
          </table:table-cell>
          <table:table-cell table:formula="of:=[.D61]/[.C61]*100" office:value-type="float" office:value="20.4586602293301" calcext:value-type="float">
            <text:p>20.4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ällikon</text:p>
          </table:table-cell>
          <table:table-cell office:value-type="float" office:value="4271" calcext:value-type="float">
            <text:p>4271</text:p>
          </table:table-cell>
          <table:table-cell office:value-type="float" office:value="914" calcext:value-type="float">
            <text:p>914</text:p>
          </table:table-cell>
          <table:table-cell table:formula="of:=[.D62]/[.C62]*100" office:value-type="float" office:value="21.4001404823226" calcext:value-type="float">
            <text:p>21.4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änikon</text:p>
          </table:table-cell>
          <table:table-cell office:value-type="float" office:value="1865" calcext:value-type="float">
            <text:p>1865</text:p>
          </table:table-cell>
          <table:table-cell office:value-type="float" office:value="393" calcext:value-type="float">
            <text:p>393</text:p>
          </table:table-cell>
          <table:table-cell table:formula="of:=[.D63]/[.C63]*100" office:value-type="float" office:value="21.0723860589812" calcext:value-type="float">
            <text:p>21.0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elsdorf</text:p>
          </table:table-cell>
          <table:table-cell office:value-type="float" office:value="6151" calcext:value-type="float">
            <text:p>6151</text:p>
          </table:table-cell>
          <table:table-cell office:value-type="float" office:value="1217" calcext:value-type="float">
            <text:p>1217</text:p>
          </table:table-cell>
          <table:table-cell table:formula="of:=[.D64]/[.C64]*100" office:value-type="float" office:value="19.7854007478459" calcext:value-type="float">
            <text:p>19.7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üttikon</text:p>
          </table:table-cell>
          <table:table-cell office:value-type="float" office:value="959" calcext:value-type="float">
            <text:p>959</text:p>
          </table:table-cell>
          <table:table-cell office:value-type="float" office:value="256" calcext:value-type="float">
            <text:p>256</text:p>
          </table:table-cell>
          <table:table-cell table:formula="of:=[.D65]/[.C65]*100" office:value-type="float" office:value="26.6944734098019" calcext:value-type="float">
            <text:p>26.6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eerach</text:p>
          </table:table-cell>
          <table:table-cell office:value-type="float" office:value="3314" calcext:value-type="float">
            <text:p>3314</text:p>
          </table:table-cell>
          <table:table-cell office:value-type="float" office:value="557" calcext:value-type="float">
            <text:p>557</text:p>
          </table:table-cell>
          <table:table-cell table:formula="of:=[.D66]/[.C66]*100" office:value-type="float" office:value="16.8074834037417" calcext:value-type="float">
            <text:p>16.8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iederglatt</text:p>
          </table:table-cell>
          <table:table-cell office:value-type="float" office:value="5180" calcext:value-type="float">
            <text:p>5180</text:p>
          </table:table-cell>
          <table:table-cell office:value-type="float" office:value="1034" calcext:value-type="float">
            <text:p>1034</text:p>
          </table:table-cell>
          <table:table-cell table:formula="of:=[.D67]/[.C67]*100" office:value-type="float" office:value="19.96138996139" calcext:value-type="float">
            <text:p>19.9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iederhasli</text:p>
          </table:table-cell>
          <table:table-cell office:value-type="float" office:value="9497" calcext:value-type="float">
            <text:p>9497</text:p>
          </table:table-cell>
          <table:table-cell office:value-type="float" office:value="2107" calcext:value-type="float">
            <text:p>2107</text:p>
          </table:table-cell>
          <table:table-cell table:formula="of:=[.D68]/[.C68]*100" office:value-type="float" office:value="22.185953458987" calcext:value-type="float">
            <text:p>22.1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iederweningen</text:p>
          </table:table-cell>
          <table:table-cell office:value-type="float" office:value="3082" calcext:value-type="float">
            <text:p>3082</text:p>
          </table:table-cell>
          <table:table-cell office:value-type="float" office:value="676" calcext:value-type="float">
            <text:p>676</text:p>
          </table:table-cell>
          <table:table-cell table:formula="of:=[.D69]/[.C69]*100" office:value-type="float" office:value="21.9338092147956" calcext:value-type="float">
            <text:p>21.9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berglatt</text:p>
          </table:table-cell>
          <table:table-cell office:value-type="float" office:value="7520" calcext:value-type="float">
            <text:p>7520</text:p>
          </table:table-cell>
          <table:table-cell office:value-type="float" office:value="1635" calcext:value-type="float">
            <text:p>1635</text:p>
          </table:table-cell>
          <table:table-cell table:formula="of:=[.D70]/[.C70]*100" office:value-type="float" office:value="21.7420212765957" calcext:value-type="float">
            <text:p>21.7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berweningen</text:p>
          </table:table-cell>
          <table:table-cell office:value-type="float" office:value="1883" calcext:value-type="float">
            <text:p>1883</text:p>
          </table:table-cell>
          <table:table-cell office:value-type="float" office:value="363" calcext:value-type="float">
            <text:p>363</text:p>
          </table:table-cell>
          <table:table-cell table:formula="of:=[.D71]/[.C71]*100" office:value-type="float" office:value="19.2777482740308" calcext:value-type="float">
            <text:p>19.2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telfingen</text:p>
          </table:table-cell>
          <table:table-cell office:value-type="float" office:value="2946" calcext:value-type="float">
            <text:p>2946</text:p>
          </table:table-cell>
          <table:table-cell office:value-type="float" office:value="669" calcext:value-type="float">
            <text:p>669</text:p>
          </table:table-cell>
          <table:table-cell table:formula="of:=[.D72]/[.C72]*100" office:value-type="float" office:value="22.7087576374745" calcext:value-type="float">
            <text:p>22.7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gensberg</text:p>
          </table:table-cell>
          <table:table-cell office:value-type="float" office:value="464" calcext:value-type="float">
            <text:p>464</text:p>
          </table:table-cell>
          <table:table-cell office:value-type="float" office:value="84" calcext:value-type="float">
            <text:p>84</text:p>
          </table:table-cell>
          <table:table-cell table:formula="of:=[.D73]/[.C73]*100" office:value-type="float" office:value="18.1034482758621" calcext:value-type="float">
            <text:p>18.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gensdorf</text:p>
          </table:table-cell>
          <table:table-cell office:value-type="float" office:value="18739" calcext:value-type="float">
            <text:p>18739</text:p>
          </table:table-cell>
          <table:table-cell office:value-type="float" office:value="3864" calcext:value-type="float">
            <text:p>3864</text:p>
          </table:table-cell>
          <table:table-cell table:formula="of:=[.D74]/[.C74]*100" office:value-type="float" office:value="20.6200971236459" calcext:value-type="float">
            <text:p>20.6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ümlang</text:p>
          </table:table-cell>
          <table:table-cell office:value-type="float" office:value="8186" calcext:value-type="float">
            <text:p>8186</text:p>
          </table:table-cell>
          <table:table-cell office:value-type="float" office:value="1762" calcext:value-type="float">
            <text:p>1762</text:p>
          </table:table-cell>
          <table:table-cell table:formula="of:=[.D75]/[.C75]*100" office:value-type="float" office:value="21.5245541167848" calcext:value-type="float">
            <text:p>21.5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chleinikon</text:p>
          </table:table-cell>
          <table:table-cell office:value-type="float" office:value="863" calcext:value-type="float">
            <text:p>863</text:p>
          </table:table-cell>
          <table:table-cell office:value-type="float" office:value="145" calcext:value-type="float">
            <text:p>145</text:p>
          </table:table-cell>
          <table:table-cell table:formula="of:=[.D76]/[.C76]*100" office:value-type="float" office:value="16.8018539976825" calcext:value-type="float">
            <text:p>16.8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höfflisdorf</text:p>
          </table:table-cell>
          <table:table-cell office:value-type="float" office:value="1361" calcext:value-type="float">
            <text:p>1361</text:p>
          </table:table-cell>
          <table:table-cell office:value-type="float" office:value="256" calcext:value-type="float">
            <text:p>256</text:p>
          </table:table-cell>
          <table:table-cell table:formula="of:=[.D77]/[.C77]*100" office:value-type="float" office:value="18.8096987509184" calcext:value-type="float">
            <text:p>18.8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del</text:p>
          </table:table-cell>
          <table:table-cell office:value-type="float" office:value="2349" calcext:value-type="float">
            <text:p>2349</text:p>
          </table:table-cell>
          <table:table-cell office:value-type="float" office:value="472" calcext:value-type="float">
            <text:p>472</text:p>
          </table:table-cell>
          <table:table-cell table:formula="of:=[.D78]/[.C78]*100" office:value-type="float" office:value="20.0936568752661" calcext:value-type="float">
            <text:p>20.0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einmaur</text:p>
          </table:table-cell>
          <table:table-cell office:value-type="float" office:value="3613" calcext:value-type="float">
            <text:p>3613</text:p>
          </table:table-cell>
          <table:table-cell office:value-type="float" office:value="723" calcext:value-type="float">
            <text:p>723</text:p>
          </table:table-cell>
          <table:table-cell table:formula="of:=[.D79]/[.C79]*100" office:value-type="float" office:value="20.0110711320232" calcext:value-type="float">
            <text:p>20.0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eiach</text:p>
          </table:table-cell>
          <table:table-cell office:value-type="float" office:value="2077" calcext:value-type="float">
            <text:p>2077</text:p>
          </table:table-cell>
          <table:table-cell office:value-type="float" office:value="399" calcext:value-type="float">
            <text:p>399</text:p>
          </table:table-cell>
          <table:table-cell table:formula="of:=[.D80]/[.C80]*100" office:value-type="float" office:value="19.2103996148291" calcext:value-type="float">
            <text:p>19.2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äretswil</text:p>
          </table:table-cell>
          <table:table-cell office:value-type="float" office:value="5098" calcext:value-type="float">
            <text:p>5098</text:p>
          </table:table-cell>
          <table:table-cell office:value-type="float" office:value="1088" calcext:value-type="float">
            <text:p>1088</text:p>
          </table:table-cell>
          <table:table-cell table:formula="of:=[.D81]/[.C81]*100" office:value-type="float" office:value="21.3417026284818" calcext:value-type="float">
            <text:p>21.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bikon</text:p>
          </table:table-cell>
          <table:table-cell office:value-type="float" office:value="7496" calcext:value-type="float">
            <text:p>7496</text:p>
          </table:table-cell>
          <table:table-cell office:value-type="float" office:value="1636" calcext:value-type="float">
            <text:p>1636</text:p>
          </table:table-cell>
          <table:table-cell table:formula="of:=[.D82]/[.C82]*100" office:value-type="float" office:value="21.8249733191035" calcext:value-type="float">
            <text:p>21.8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ürnten</text:p>
          </table:table-cell>
          <table:table-cell office:value-type="float" office:value="7779" calcext:value-type="float">
            <text:p>7779</text:p>
          </table:table-cell>
          <table:table-cell office:value-type="float" office:value="1654" calcext:value-type="float">
            <text:p>1654</text:p>
          </table:table-cell>
          <table:table-cell table:formula="of:=[.D83]/[.C83]*100" office:value-type="float" office:value="21.2623730556627" calcext:value-type="float">
            <text:p>21.2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schenthal</text:p>
          </table:table-cell>
          <table:table-cell office:value-type="float" office:value="2606" calcext:value-type="float">
            <text:p>2606</text:p>
          </table:table-cell>
          <table:table-cell office:value-type="float" office:value="580" calcext:value-type="float">
            <text:p>580</text:p>
          </table:table-cell>
          <table:table-cell table:formula="of:=[.D84]/[.C84]*100" office:value-type="float" office:value="22.256331542594" calcext:value-type="float">
            <text:p>22.2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ssau (ZH)</text:p>
          </table:table-cell>
          <table:table-cell office:value-type="float" office:value="10336" calcext:value-type="float">
            <text:p>10336</text:p>
          </table:table-cell>
          <table:table-cell office:value-type="float" office:value="2133" calcext:value-type="float">
            <text:p>2133</text:p>
          </table:table-cell>
          <table:table-cell table:formula="of:=[.D85]/[.C85]*100" office:value-type="float" office:value="20.6366099071207" calcext:value-type="float">
            <text:p>20.6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üningen</text:p>
          </table:table-cell>
          <table:table-cell office:value-type="float" office:value="3845" calcext:value-type="float">
            <text:p>3845</text:p>
          </table:table-cell>
          <table:table-cell office:value-type="float" office:value="803" calcext:value-type="float">
            <text:p>803</text:p>
          </table:table-cell>
          <table:table-cell table:formula="of:=[.D86]/[.C86]*100" office:value-type="float" office:value="20.8842652795839" calcext:value-type="float">
            <text:p>20.8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inwil</text:p>
          </table:table-cell>
          <table:table-cell office:value-type="float" office:value="11576" calcext:value-type="float">
            <text:p>11576</text:p>
          </table:table-cell>
          <table:table-cell office:value-type="float" office:value="2263" calcext:value-type="float">
            <text:p>2263</text:p>
          </table:table-cell>
          <table:table-cell table:formula="of:=[.D87]/[.C87]*100" office:value-type="float" office:value="19.5490670352453" calcext:value-type="float">
            <text:p>19.5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üti (ZH)</text:p>
          </table:table-cell>
          <table:table-cell office:value-type="float" office:value="12701" calcext:value-type="float">
            <text:p>12701</text:p>
          </table:table-cell>
          <table:table-cell office:value-type="float" office:value="2530" calcext:value-type="float">
            <text:p>2530</text:p>
          </table:table-cell>
          <table:table-cell table:formula="of:=[.D88]/[.C88]*100" office:value-type="float" office:value="19.9196913628848" calcext:value-type="float">
            <text:p>19.9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egräben</text:p>
          </table:table-cell>
          <table:table-cell office:value-type="float" office:value="1422" calcext:value-type="float">
            <text:p>1422</text:p>
          </table:table-cell>
          <table:table-cell office:value-type="float" office:value="288" calcext:value-type="float">
            <text:p>288</text:p>
          </table:table-cell>
          <table:table-cell table:formula="of:=[.D89]/[.C89]*100" office:value-type="float" office:value="20.253164556962" calcext:value-type="float">
            <text:p>20.2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ald (ZH)</text:p>
          </table:table-cell>
          <table:table-cell office:value-type="float" office:value="10343" calcext:value-type="float">
            <text:p>10343</text:p>
          </table:table-cell>
          <table:table-cell office:value-type="float" office:value="2076" calcext:value-type="float">
            <text:p>2076</text:p>
          </table:table-cell>
          <table:table-cell table:formula="of:=[.D90]/[.C90]*100" office:value-type="float" office:value="20.0715459731219" calcext:value-type="float">
            <text:p>20.0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etzikon (ZH)</text:p>
          </table:table-cell>
          <table:table-cell office:value-type="float" office:value="26018" calcext:value-type="float">
            <text:p>26018</text:p>
          </table:table-cell>
          <table:table-cell office:value-type="float" office:value="5263" calcext:value-type="float">
            <text:p>5263</text:p>
          </table:table-cell>
          <table:table-cell table:formula="of:=[.D91]/[.C91]*100" office:value-type="float" office:value="20.2283034822046" calcext:value-type="float">
            <text:p>20.2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dliswil</text:p>
          </table:table-cell>
          <table:table-cell office:value-type="float" office:value="19243" calcext:value-type="float">
            <text:p>19243</text:p>
          </table:table-cell>
          <table:table-cell office:value-type="float" office:value="3919" calcext:value-type="float">
            <text:p>3919</text:p>
          </table:table-cell>
          <table:table-cell table:formula="of:=[.D92]/[.C92]*100" office:value-type="float" office:value="20.3658473211038" calcext:value-type="float">
            <text:p>20.3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ilchberg (ZH)</text:p>
          </table:table-cell>
          <table:table-cell office:value-type="float" office:value="9303" calcext:value-type="float">
            <text:p>9303</text:p>
          </table:table-cell>
          <table:table-cell office:value-type="float" office:value="2041" calcext:value-type="float">
            <text:p>2041</text:p>
          </table:table-cell>
          <table:table-cell table:formula="of:=[.D93]/[.C93]*100" office:value-type="float" office:value="21.9391594109427" calcext:value-type="float">
            <text:p>21.9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angnau am Albis</text:p>
          </table:table-cell>
          <table:table-cell office:value-type="float" office:value="8056" calcext:value-type="float">
            <text:p>8056</text:p>
          </table:table-cell>
          <table:table-cell office:value-type="float" office:value="1724" calcext:value-type="float">
            <text:p>1724</text:p>
          </table:table-cell>
          <table:table-cell table:formula="of:=[.D94]/[.C94]*100" office:value-type="float" office:value="21.4001986097319" calcext:value-type="float">
            <text:p>21.4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berrieden</text:p>
          </table:table-cell>
          <table:table-cell office:value-type="float" office:value="5289" calcext:value-type="float">
            <text:p>5289</text:p>
          </table:table-cell>
          <table:table-cell office:value-type="float" office:value="1038" calcext:value-type="float">
            <text:p>1038</text:p>
          </table:table-cell>
          <table:table-cell table:formula="of:=[.D95]/[.C95]*100" office:value-type="float" office:value="19.6256381168463" calcext:value-type="float">
            <text:p>19.6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ichterswil</text:p>
          </table:table-cell>
          <table:table-cell office:value-type="float" office:value="13987" calcext:value-type="float">
            <text:p>13987</text:p>
          </table:table-cell>
          <table:table-cell office:value-type="float" office:value="3006" calcext:value-type="float">
            <text:p>3006</text:p>
          </table:table-cell>
          <table:table-cell table:formula="of:=[.D96]/[.C96]*100" office:value-type="float" office:value="21.4913848573676" calcext:value-type="float">
            <text:p>21.4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üschlikon</text:p>
          </table:table-cell>
          <table:table-cell office:value-type="float" office:value="6218" calcext:value-type="float">
            <text:p>6218</text:p>
          </table:table-cell>
          <table:table-cell office:value-type="float" office:value="1397" calcext:value-type="float">
            <text:p>1397</text:p>
          </table:table-cell>
          <table:table-cell table:formula="of:=[.D97]/[.C97]*100" office:value-type="float" office:value="22.4670311997427" calcext:value-type="float">
            <text:p>22.4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halwil</text:p>
          </table:table-cell>
          <table:table-cell office:value-type="float" office:value="18392" calcext:value-type="float">
            <text:p>18392</text:p>
          </table:table-cell>
          <table:table-cell office:value-type="float" office:value="3721" calcext:value-type="float">
            <text:p>3721</text:p>
          </table:table-cell>
          <table:table-cell table:formula="of:=[.D98]/[.C98]*100" office:value-type="float" office:value="20.2316224445411" calcext:value-type="float">
            <text:p>20.2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rlenbach (ZH)</text:p>
          </table:table-cell>
          <table:table-cell office:value-type="float" office:value="5678" calcext:value-type="float">
            <text:p>5678</text:p>
          </table:table-cell>
          <table:table-cell office:value-type="float" office:value="1204" calcext:value-type="float">
            <text:p>1204</text:p>
          </table:table-cell>
          <table:table-cell table:formula="of:=[.D99]/[.C99]*100" office:value-type="float" office:value="21.2046495244804" calcext:value-type="float">
            <text:p>21.2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errliberg</text:p>
          </table:table-cell>
          <table:table-cell office:value-type="float" office:value="6749" calcext:value-type="float">
            <text:p>6749</text:p>
          </table:table-cell>
          <table:table-cell office:value-type="float" office:value="1382" calcext:value-type="float">
            <text:p>1382</text:p>
          </table:table-cell>
          <table:table-cell table:formula="of:=[.D100]/[.C100]*100" office:value-type="float" office:value="20.4771077196622" calcext:value-type="float">
            <text:p>20.4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ombrechtikon</text:p>
          </table:table-cell>
          <table:table-cell office:value-type="float" office:value="8964" calcext:value-type="float">
            <text:p>8964</text:p>
          </table:table-cell>
          <table:table-cell office:value-type="float" office:value="1774" calcext:value-type="float">
            <text:p>1774</text:p>
          </table:table-cell>
          <table:table-cell table:formula="of:=[.D101]/[.C101]*100" office:value-type="float" office:value="19.7902721999108" calcext:value-type="float">
            <text:p>19.7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üsnacht (ZH)</text:p>
          </table:table-cell>
          <table:table-cell office:value-type="float" office:value="14833" calcext:value-type="float">
            <text:p>14833</text:p>
          </table:table-cell>
          <table:table-cell office:value-type="float" office:value="3170" calcext:value-type="float">
            <text:p>3170</text:p>
          </table:table-cell>
          <table:table-cell table:formula="of:=[.D102]/[.C102]*100" office:value-type="float" office:value="21.3712667700398" calcext:value-type="float">
            <text:p>21.3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ännedorf</text:p>
          </table:table-cell>
          <table:table-cell office:value-type="float" office:value="11437" calcext:value-type="float">
            <text:p>11437</text:p>
          </table:table-cell>
          <table:table-cell office:value-type="float" office:value="2294" calcext:value-type="float">
            <text:p>2294</text:p>
          </table:table-cell>
          <table:table-cell table:formula="of:=[.D103]/[.C103]*100" office:value-type="float" office:value="20.0577074407624" calcext:value-type="float">
            <text:p>20.0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eilen</text:p>
          </table:table-cell>
          <table:table-cell office:value-type="float" office:value="14754" calcext:value-type="float">
            <text:p>14754</text:p>
          </table:table-cell>
          <table:table-cell office:value-type="float" office:value="3135" calcext:value-type="float">
            <text:p>3135</text:p>
          </table:table-cell>
          <table:table-cell table:formula="of:=[.D104]/[.C104]*100" office:value-type="float" office:value="21.2484749898333" calcext:value-type="float">
            <text:p>21.2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etwil am See</text:p>
          </table:table-cell>
          <table:table-cell office:value-type="float" office:value="4947" calcext:value-type="float">
            <text:p>4947</text:p>
          </table:table-cell>
          <table:table-cell office:value-type="float" office:value="1046" calcext:value-type="float">
            <text:p>1046</text:p>
          </table:table-cell>
          <table:table-cell table:formula="of:=[.D105]/[.C105]*100" office:value-type="float" office:value="21.1441277541945" calcext:value-type="float">
            <text:p>21.1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äfa</text:p>
          </table:table-cell>
          <table:table-cell office:value-type="float" office:value="14889" calcext:value-type="float">
            <text:p>14889</text:p>
          </table:table-cell>
          <table:table-cell office:value-type="float" office:value="2770" calcext:value-type="float">
            <text:p>2770</text:p>
          </table:table-cell>
          <table:table-cell table:formula="of:=[.D106]/[.C106]*100" office:value-type="float" office:value="18.6043387735912" calcext:value-type="float">
            <text:p>18.6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etikon am See</text:p>
          </table:table-cell>
          <table:table-cell office:value-type="float" office:value="6325" calcext:value-type="float">
            <text:p>6325</text:p>
          </table:table-cell>
          <table:table-cell office:value-type="float" office:value="1248" calcext:value-type="float">
            <text:p>1248</text:p>
          </table:table-cell>
          <table:table-cell table:formula="of:=[.D107]/[.C107]*100" office:value-type="float" office:value="19.7312252964427" calcext:value-type="float">
            <text:p>19.7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Zumikon</text:p>
          </table:table-cell>
          <table:table-cell office:value-type="float" office:value="5633" calcext:value-type="float">
            <text:p>5633</text:p>
          </table:table-cell>
          <table:table-cell office:value-type="float" office:value="1278" calcext:value-type="float">
            <text:p>1278</text:p>
          </table:table-cell>
          <table:table-cell table:formula="of:=[.D108]/[.C108]*100" office:value-type="float" office:value="22.6877330019528" calcext:value-type="float">
            <text:p>22.68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ollikon</text:p>
          </table:table-cell>
          <table:table-cell office:value-type="float" office:value="13472" calcext:value-type="float">
            <text:p>13472</text:p>
          </table:table-cell>
          <table:table-cell office:value-type="float" office:value="2808" calcext:value-type="float">
            <text:p>2808</text:p>
          </table:table-cell>
          <table:table-cell table:formula="of:=[.D109]/[.C109]*100" office:value-type="float" office:value="20.8432304038005" calcext:value-type="float">
            <text:p>20.8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ehraltorf</text:p>
          </table:table-cell>
          <table:table-cell office:value-type="float" office:value="6791" calcext:value-type="float">
            <text:p>6791</text:p>
          </table:table-cell>
          <table:table-cell office:value-type="float" office:value="1494" calcext:value-type="float">
            <text:p>1494</text:p>
          </table:table-cell>
          <table:table-cell table:formula="of:=[.D110]/[.C110]*100" office:value-type="float" office:value="21.9997054925637" calcext:value-type="float">
            <text:p>22.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ittnau</text:p>
          </table:table-cell>
          <table:table-cell office:value-type="float" office:value="3756" calcext:value-type="float">
            <text:p>3756</text:p>
          </table:table-cell>
          <table:table-cell office:value-type="float" office:value="840" calcext:value-type="float">
            <text:p>840</text:p>
          </table:table-cell>
          <table:table-cell table:formula="of:=[.D111]/[.C111]*100" office:value-type="float" office:value="22.3642172523962" calcext:value-type="float">
            <text:p>22.3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indau</text:p>
          </table:table-cell>
          <table:table-cell office:value-type="float" office:value="5723" calcext:value-type="float">
            <text:p>5723</text:p>
          </table:table-cell>
          <table:table-cell office:value-type="float" office:value="1192" calcext:value-type="float">
            <text:p>1192</text:p>
          </table:table-cell>
          <table:table-cell table:formula="of:=[.D112]/[.C112]*100" office:value-type="float" office:value="20.8282369386685" calcext:value-type="float">
            <text:p>20.8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fäffikon</text:p>
          </table:table-cell>
          <table:table-cell office:value-type="float" office:value="12379" calcext:value-type="float">
            <text:p>12379</text:p>
          </table:table-cell>
          <table:table-cell office:value-type="float" office:value="2380" calcext:value-type="float">
            <text:p>2380</text:p>
          </table:table-cell>
          <table:table-cell table:formula="of:=[.D113]/[.C113]*100" office:value-type="float" office:value="19.2261087325309" calcext:value-type="float">
            <text:p>19.2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ssikon</text:p>
          </table:table-cell>
          <table:table-cell office:value-type="float" office:value="4511" calcext:value-type="float">
            <text:p>4511</text:p>
          </table:table-cell>
          <table:table-cell office:value-type="float" office:value="970" calcext:value-type="float">
            <text:p>970</text:p>
          </table:table-cell>
          <table:table-cell table:formula="of:=[.D114]/[.C114]*100" office:value-type="float" office:value="21.5029926845489" calcext:value-type="float">
            <text:p>21.5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eisslingen</text:p>
          </table:table-cell>
          <table:table-cell office:value-type="float" office:value="3436" calcext:value-type="float">
            <text:p>3436</text:p>
          </table:table-cell>
          <table:table-cell office:value-type="float" office:value="707" calcext:value-type="float">
            <text:p>707</text:p>
          </table:table-cell>
          <table:table-cell table:formula="of:=[.D115]/[.C115]*100" office:value-type="float" office:value="20.5762514551804" calcext:value-type="float">
            <text:p>20.5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ila</text:p>
          </table:table-cell>
          <table:table-cell office:value-type="float" office:value="2043" calcext:value-type="float">
            <text:p>2043</text:p>
          </table:table-cell>
          <table:table-cell office:value-type="float" office:value="434" calcext:value-type="float">
            <text:p>434</text:p>
          </table:table-cell>
          <table:table-cell table:formula="of:=[.D116]/[.C116]*100" office:value-type="float" office:value="21.2432697014195" calcext:value-type="float">
            <text:p>21.2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ildberg</text:p>
          </table:table-cell>
          <table:table-cell office:value-type="float" office:value="1029" calcext:value-type="float">
            <text:p>1029</text:p>
          </table:table-cell>
          <table:table-cell office:value-type="float" office:value="238" calcext:value-type="float">
            <text:p>238</text:p>
          </table:table-cell>
          <table:table-cell table:formula="of:=[.D117]/[.C117]*100" office:value-type="float" office:value="23.1292517006803" calcext:value-type="float">
            <text:p>23.1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übendorf</text:p>
          </table:table-cell>
          <table:table-cell office:value-type="float" office:value="30801" calcext:value-type="float">
            <text:p>30801</text:p>
          </table:table-cell>
          <table:table-cell office:value-type="float" office:value="5755" calcext:value-type="float">
            <text:p>5755</text:p>
          </table:table-cell>
          <table:table-cell table:formula="of:=[.D118]/[.C118]*100" office:value-type="float" office:value="18.6844582968085" calcext:value-type="float">
            <text:p>18.6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gg</text:p>
          </table:table-cell>
          <table:table-cell office:value-type="float" office:value="8786" calcext:value-type="float">
            <text:p>8786</text:p>
          </table:table-cell>
          <table:table-cell office:value-type="float" office:value="1785" calcext:value-type="float">
            <text:p>1785</text:p>
          </table:table-cell>
          <table:table-cell table:formula="of:=[.D119]/[.C119]*100" office:value-type="float" office:value="20.3164124743911" calcext:value-type="float">
            <text:p>20.3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ällanden</text:p>
          </table:table-cell>
          <table:table-cell office:value-type="float" office:value="9461" calcext:value-type="float">
            <text:p>9461</text:p>
          </table:table-cell>
          <table:table-cell office:value-type="float" office:value="2153" calcext:value-type="float">
            <text:p>2153</text:p>
          </table:table-cell>
          <table:table-cell table:formula="of:=[.D120]/[.C120]*100" office:value-type="float" office:value="22.7565796427439" calcext:value-type="float">
            <text:p>22.7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eifensee</text:p>
          </table:table-cell>
          <table:table-cell office:value-type="float" office:value="5329" calcext:value-type="float">
            <text:p>5329</text:p>
          </table:table-cell>
          <table:table-cell office:value-type="float" office:value="1194" calcext:value-type="float">
            <text:p>1194</text:p>
          </table:table-cell>
          <table:table-cell table:formula="of:=[.D121]/[.C121]*100" office:value-type="float" office:value="22.405704635016" calcext:value-type="float">
            <text:p>22.4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ur</text:p>
          </table:table-cell>
          <table:table-cell office:value-type="float" office:value="10757" calcext:value-type="float">
            <text:p>10757</text:p>
          </table:table-cell>
          <table:table-cell office:value-type="float" office:value="2193" calcext:value-type="float">
            <text:p>2193</text:p>
          </table:table-cell>
          <table:table-cell table:formula="of:=[.D122]/[.C122]*100" office:value-type="float" office:value="20.3867249233058" calcext:value-type="float">
            <text:p>20.3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önchaltorf</text:p>
          </table:table-cell>
          <table:table-cell office:value-type="float" office:value="4118" calcext:value-type="float">
            <text:p>4118</text:p>
          </table:table-cell>
          <table:table-cell office:value-type="float" office:value="860" calcext:value-type="float">
            <text:p>860</text:p>
          </table:table-cell>
          <table:table-cell table:formula="of:=[.D123]/[.C123]*100" office:value-type="float" office:value="20.8839242350656" calcext:value-type="float">
            <text:p>20.8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chwerzenbach</text:p>
          </table:table-cell>
          <table:table-cell office:value-type="float" office:value="5133" calcext:value-type="float">
            <text:p>5133</text:p>
          </table:table-cell>
          <table:table-cell office:value-type="float" office:value="1058" calcext:value-type="float">
            <text:p>1058</text:p>
          </table:table-cell>
          <table:table-cell table:formula="of:=[.D124]/[.C124]*100" office:value-type="float" office:value="20.6117280342879" calcext:value-type="float">
            <text:p>20.6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ster</text:p>
          </table:table-cell>
          <table:table-cell office:value-type="float" office:value="35748" calcext:value-type="float">
            <text:p>35748</text:p>
          </table:table-cell>
          <table:table-cell office:value-type="float" office:value="7204" calcext:value-type="float">
            <text:p>7204</text:p>
          </table:table-cell>
          <table:table-cell table:formula="of:=[.D125]/[.C125]*100" office:value-type="float" office:value="20.1521763455298" calcext:value-type="float">
            <text:p>20.1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olketswil</text:p>
          </table:table-cell>
          <table:table-cell office:value-type="float" office:value="19412" calcext:value-type="float">
            <text:p>19412</text:p>
          </table:table-cell>
          <table:table-cell office:value-type="float" office:value="4212" calcext:value-type="float">
            <text:p>4212</text:p>
          </table:table-cell>
          <table:table-cell table:formula="of:=[.D126]/[.C126]*100" office:value-type="float" office:value="21.6979188131053" calcext:value-type="float">
            <text:p>21.6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ngen-Brüttisellen</text:p>
          </table:table-cell>
          <table:table-cell office:value-type="float" office:value="8097" calcext:value-type="float">
            <text:p>8097</text:p>
          </table:table-cell>
          <table:table-cell office:value-type="float" office:value="1718" calcext:value-type="float">
            <text:p>1718</text:p>
          </table:table-cell>
          <table:table-cell table:formula="of:=[.D127]/[.C127]*100" office:value-type="float" office:value="21.2177349635667" calcext:value-type="float">
            <text:p>21.2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ltikon</text:p>
          </table:table-cell>
          <table:table-cell office:value-type="float" office:value="729" calcext:value-type="float">
            <text:p>729</text:p>
          </table:table-cell>
          <table:table-cell office:value-type="float" office:value="158" calcext:value-type="float">
            <text:p>158</text:p>
          </table:table-cell>
          <table:table-cell table:formula="of:=[.D128]/[.C128]*100" office:value-type="float" office:value="21.6735253772291" calcext:value-type="float">
            <text:p>21.67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rütten</text:p>
          </table:table-cell>
          <table:table-cell office:value-type="float" office:value="2161" calcext:value-type="float">
            <text:p>2161</text:p>
          </table:table-cell>
          <table:table-cell office:value-type="float" office:value="418" calcext:value-type="float">
            <text:p>418</text:p>
          </table:table-cell>
          <table:table-cell table:formula="of:=[.D129]/[.C129]*100" office:value-type="float" office:value="19.3428968070338" calcext:value-type="float">
            <text:p>19.3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ägerlen</text:p>
          </table:table-cell>
          <table:table-cell office:value-type="float" office:value="1092" calcext:value-type="float">
            <text:p>1092</text:p>
          </table:table-cell>
          <table:table-cell office:value-type="float" office:value="222" calcext:value-type="float">
            <text:p>222</text:p>
          </table:table-cell>
          <table:table-cell table:formula="of:=[.D130]/[.C130]*100" office:value-type="float" office:value="20.3296703296703" calcext:value-type="float">
            <text:p>20.3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ättlikon</text:p>
          </table:table-cell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  <table:table-cell table:formula="of:=[.D131]/[.C131]*100" office:value-type="float" office:value="24.2460796139928" calcext:value-type="float">
            <text:p>24.2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inhard</text:p>
          </table:table-cell>
          <table:table-cell office:value-type="float" office:value="1730" calcext:value-type="float">
            <text:p>1730</text:p>
          </table:table-cell>
          <table:table-cell office:value-type="float" office:value="378" calcext:value-type="float">
            <text:p>378</text:p>
          </table:table-cell>
          <table:table-cell table:formula="of:=[.D132]/[.C132]*100" office:value-type="float" office:value="21.849710982659" calcext:value-type="float">
            <text:p>21.8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likon an der Thur</text:p>
          </table:table-cell>
          <table:table-cell office:value-type="float" office:value="1035" calcext:value-type="float">
            <text:p>1035</text:p>
          </table:table-cell>
          <table:table-cell office:value-type="float" office:value="217" calcext:value-type="float">
            <text:p>217</text:p>
          </table:table-cell>
          <table:table-cell table:formula="of:=[.D133]/[.C133]*100" office:value-type="float" office:value="20.9661835748792" calcext:value-type="float">
            <text:p>20.9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lsau</text:p>
          </table:table-cell>
          <table:table-cell office:value-type="float" office:value="3707" calcext:value-type="float">
            <text:p>3707</text:p>
          </table:table-cell>
          <table:table-cell office:value-type="float" office:value="795" calcext:value-type="float">
            <text:p>795</text:p>
          </table:table-cell>
          <table:table-cell table:formula="of:=[.D134]/[.C134]*100" office:value-type="float" office:value="21.4459131373078" calcext:value-type="float">
            <text:p>21.4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agenbuch</text:p>
          </table:table-cell>
          <table:table-cell office:value-type="float" office:value="1148" calcext:value-type="float">
            <text:p>1148</text:p>
          </table:table-cell>
          <table:table-cell office:value-type="float" office:value="258" calcext:value-type="float">
            <text:p>258</text:p>
          </table:table-cell>
          <table:table-cell table:formula="of:=[.D135]/[.C135]*100" office:value-type="float" office:value="22.4738675958188" calcext:value-type="float">
            <text:p>22.4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ettlingen</text:p>
          </table:table-cell>
          <table:table-cell office:value-type="float" office:value="3118" calcext:value-type="float">
            <text:p>3118</text:p>
          </table:table-cell>
          <table:table-cell office:value-type="float" office:value="683" calcext:value-type="float">
            <text:p>683</text:p>
          </table:table-cell>
          <table:table-cell table:formula="of:=[.D136]/[.C136]*100" office:value-type="float" office:value="21.9050673508659" calcext:value-type="float">
            <text:p>21.9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eftenbach</text:p>
          </table:table-cell>
          <table:table-cell office:value-type="float" office:value="5761" calcext:value-type="float">
            <text:p>5761</text:p>
          </table:table-cell>
          <table:table-cell office:value-type="float" office:value="1284" calcext:value-type="float">
            <text:p>1284</text:p>
          </table:table-cell>
          <table:table-cell table:formula="of:=[.D137]/[.C137]*100" office:value-type="float" office:value="22.2877972574206" calcext:value-type="float">
            <text:p>22.2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fungen</text:p>
          </table:table-cell>
          <table:table-cell office:value-type="float" office:value="4053" calcext:value-type="float">
            <text:p>4053</text:p>
          </table:table-cell>
          <table:table-cell office:value-type="float" office:value="871" calcext:value-type="float">
            <text:p>871</text:p>
          </table:table-cell>
          <table:table-cell table:formula="of:=[.D138]/[.C138]*100" office:value-type="float" office:value="21.4902541327412" calcext:value-type="float">
            <text:p>21.49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ickenbach (ZH)</text:p>
          </table:table-cell>
          <table:table-cell office:value-type="float" office:value="2770" calcext:value-type="float">
            <text:p>2770</text:p>
          </table:table-cell>
          <table:table-cell office:value-type="float" office:value="681" calcext:value-type="float">
            <text:p>681</text:p>
          </table:table-cell>
          <table:table-cell table:formula="of:=[.D139]/[.C139]*100" office:value-type="float" office:value="24.5848375451264" calcext:value-type="float">
            <text:p>24.5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chlatt (ZH)</text:p>
          </table:table-cell>
          <table:table-cell office:value-type="float" office:value="759" calcext:value-type="float">
            <text:p>759</text:p>
          </table:table-cell>
          <table:table-cell office:value-type="float" office:value="195" calcext:value-type="float">
            <text:p>195</text:p>
          </table:table-cell>
          <table:table-cell table:formula="of:=[.D140]/[.C140]*100" office:value-type="float" office:value="25.6916996047431" calcext:value-type="float">
            <text:p>25.6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uzach</text:p>
          </table:table-cell>
          <table:table-cell office:value-type="float" office:value="7692" calcext:value-type="float">
            <text:p>7692</text:p>
          </table:table-cell>
          <table:table-cell office:value-type="float" office:value="1446" calcext:value-type="float">
            <text:p>1446</text:p>
          </table:table-cell>
          <table:table-cell table:formula="of:=[.D141]/[.C141]*100" office:value-type="float" office:value="18.798751950078" calcext:value-type="float">
            <text:p>18.7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urbenthal</text:p>
          </table:table-cell>
          <table:table-cell office:value-type="float" office:value="5049" calcext:value-type="float">
            <text:p>5049</text:p>
          </table:table-cell>
          <table:table-cell office:value-type="float" office:value="1125" calcext:value-type="float">
            <text:p>1125</text:p>
          </table:table-cell>
          <table:table-cell table:formula="of:=[.D142]/[.C142]*100" office:value-type="float" office:value="22.2816399286987" calcext:value-type="float">
            <text:p>22.2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nterthur</text:p>
          </table:table-cell>
          <table:table-cell office:value-type="float" office:value="116906" calcext:value-type="float">
            <text:p>116906</text:p>
          </table:table-cell>
          <table:table-cell office:value-type="float" office:value="23556" calcext:value-type="float">
            <text:p>23556</text:p>
          </table:table-cell>
          <table:table-cell table:formula="of:=[.D143]/[.C143]*100" office:value-type="float" office:value="20.1495218380579" calcext:value-type="float">
            <text:p>20.1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Zell (ZH)</text:p>
          </table:table-cell>
          <table:table-cell office:value-type="float" office:value="6491" calcext:value-type="float">
            <text:p>6491</text:p>
          </table:table-cell>
          <table:table-cell office:value-type="float" office:value="1375" calcext:value-type="float">
            <text:p>1375</text:p>
          </table:table-cell>
          <table:table-cell table:formula="of:=[.D144]/[.C144]*100" office:value-type="float" office:value="21.1831767062086" calcext:value-type="float">
            <text:p>21.1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esch (ZH)</text:p>
          </table:table-cell>
          <table:table-cell office:value-type="float" office:value="1672" calcext:value-type="float">
            <text:p>1672</text:p>
          </table:table-cell>
          <table:table-cell office:value-type="float" office:value="373" calcext:value-type="float">
            <text:p>373</text:p>
          </table:table-cell>
          <table:table-cell table:formula="of:=[.D145]/[.C145]*100" office:value-type="float" office:value="22.3086124401914" calcext:value-type="float">
            <text:p>22.3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irmensdorf (ZH)</text:p>
          </table:table-cell>
          <table:table-cell office:value-type="float" office:value="7057" calcext:value-type="float">
            <text:p>7057</text:p>
          </table:table-cell>
          <table:table-cell office:value-type="float" office:value="1540" calcext:value-type="float">
            <text:p>1540</text:p>
          </table:table-cell>
          <table:table-cell table:formula="of:=[.D146]/[.C146]*100" office:value-type="float" office:value="21.8223040952246" calcext:value-type="float">
            <text:p>21.8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ietikon</text:p>
          </table:table-cell>
          <table:table-cell office:value-type="float" office:value="28162" calcext:value-type="float">
            <text:p>28162</text:p>
          </table:table-cell>
          <table:table-cell office:value-type="float" office:value="5740" calcext:value-type="float">
            <text:p>5740</text:p>
          </table:table-cell>
          <table:table-cell table:formula="of:=[.D147]/[.C147]*100" office:value-type="float" office:value="20.382075136709" calcext:value-type="float">
            <text:p>20.3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eroldswil</text:p>
          </table:table-cell>
          <table:table-cell office:value-type="float" office:value="5262" calcext:value-type="float">
            <text:p>5262</text:p>
          </table:table-cell>
          <table:table-cell office:value-type="float" office:value="1186" calcext:value-type="float">
            <text:p>1186</text:p>
          </table:table-cell>
          <table:table-cell table:formula="of:=[.D148]/[.C148]*100" office:value-type="float" office:value="22.5389585708856" calcext:value-type="float">
            <text:p>22.5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Oberengstringen</text:p>
          </table:table-cell>
          <table:table-cell office:value-type="float" office:value="6810" calcext:value-type="float">
            <text:p>6810</text:p>
          </table:table-cell>
          <table:table-cell office:value-type="float" office:value="1172" calcext:value-type="float">
            <text:p>1172</text:p>
          </table:table-cell>
          <table:table-cell table:formula="of:=[.D149]/[.C149]*100" office:value-type="float" office:value="17.2099853157122" calcext:value-type="float">
            <text:p>17.2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Oetwil an der Limmat</text:p>
          </table:table-cell>
          <table:table-cell office:value-type="float" office:value="2560" calcext:value-type="float">
            <text:p>2560</text:p>
          </table:table-cell>
          <table:table-cell office:value-type="float" office:value="427" calcext:value-type="float">
            <text:p>427</text:p>
          </table:table-cell>
          <table:table-cell table:formula="of:=[.D150]/[.C150]*100" office:value-type="float" office:value="16.6796875" calcext:value-type="float">
            <text:p>16.68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chlieren</text:p>
          </table:table-cell>
          <table:table-cell office:value-type="float" office:value="20350" calcext:value-type="float">
            <text:p>20350</text:p>
          </table:table-cell>
          <table:table-cell office:value-type="float" office:value="3691" calcext:value-type="float">
            <text:p>3691</text:p>
          </table:table-cell>
          <table:table-cell table:formula="of:=[.D151]/[.C151]*100" office:value-type="float" office:value="18.1375921375921" calcext:value-type="float">
            <text:p>18.1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Uitikon</text:p>
          </table:table-cell>
          <table:table-cell office:value-type="float" office:value="5105" calcext:value-type="float">
            <text:p>5105</text:p>
          </table:table-cell>
          <table:table-cell office:value-type="float" office:value="1118" calcext:value-type="float">
            <text:p>1118</text:p>
          </table:table-cell>
          <table:table-cell table:formula="of:=[.D152]/[.C152]*100" office:value-type="float" office:value="21.9000979431929" calcext:value-type="float">
            <text:p>21.9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Unterengstringen</text:p>
          </table:table-cell>
          <table:table-cell office:value-type="float" office:value="4119" calcext:value-type="float">
            <text:p>4119</text:p>
          </table:table-cell>
          <table:table-cell office:value-type="float" office:value="813" calcext:value-type="float">
            <text:p>813</text:p>
          </table:table-cell>
          <table:table-cell table:formula="of:=[.D153]/[.C153]*100" office:value-type="float" office:value="19.7378004369993" calcext:value-type="float">
            <text:p>19.7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Urdorf</text:p>
          </table:table-cell>
          <table:table-cell office:value-type="float" office:value="10332" calcext:value-type="float">
            <text:p>10332</text:p>
          </table:table-cell>
          <table:table-cell office:value-type="float" office:value="2143" calcext:value-type="float">
            <text:p>2143</text:p>
          </table:table-cell>
          <table:table-cell table:formula="of:=[.D154]/[.C154]*100" office:value-type="float" office:value="20.7413859852884" calcext:value-type="float">
            <text:p>20.7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einingen (ZH)</text:p>
          </table:table-cell>
          <table:table-cell office:value-type="float" office:value="4883" calcext:value-type="float">
            <text:p>4883</text:p>
          </table:table-cell>
          <table:table-cell office:value-type="float" office:value="989" calcext:value-type="float">
            <text:p>989</text:p>
          </table:table-cell>
          <table:table-cell table:formula="of:=[.D155]/[.C155]*100" office:value-type="float" office:value="20.2539422486177" calcext:value-type="float">
            <text:p>20.25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Zürich</text:p>
          </table:table-cell>
          <table:table-cell office:value-type="float" office:value="427721" calcext:value-type="float">
            <text:p>427721</text:p>
          </table:table-cell>
          <table:table-cell office:value-type="float" office:value="75573" calcext:value-type="float">
            <text:p>75573</text:p>
          </table:table-cell>
          <table:table-cell table:formula="of:=[.D156]/[.C156]*100" office:value-type="float" office:value="17.6687607108372" calcext:value-type="float">
            <text:p>17.6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ammheim</text:p>
          </table:table-cell>
          <table:table-cell office:value-type="float" office:value="2879" calcext:value-type="float">
            <text:p>2879</text:p>
          </table:table-cell>
          <table:table-cell office:value-type="float" office:value="619" calcext:value-type="float">
            <text:p>619</text:p>
          </table:table-cell>
          <table:table-cell table:formula="of:=[.D157]/[.C157]*100" office:value-type="float" office:value="21.5005210142411" calcext:value-type="float">
            <text:p>21.5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ädenswil</text:p>
          </table:table-cell>
          <table:table-cell office:value-type="float" office:value="25193" calcext:value-type="float">
            <text:p>25193</text:p>
          </table:table-cell>
          <table:table-cell office:value-type="float" office:value="4909" calcext:value-type="float">
            <text:p>4909</text:p>
          </table:table-cell>
          <table:table-cell table:formula="of:=[.D158]/[.C158]*100" office:value-type="float" office:value="19.4855713888779" calcext:value-type="float">
            <text:p>19.48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lgg</text:p>
          </table:table-cell>
          <table:table-cell office:value-type="float" office:value="5071" calcext:value-type="float">
            <text:p>5071</text:p>
          </table:table-cell>
          <table:table-cell office:value-type="float" office:value="1075" calcext:value-type="float">
            <text:p>1075</text:p>
          </table:table-cell>
          <table:table-cell table:formula="of:=[.D159]/[.C159]*100" office:value-type="float" office:value="21.1989745612305" calcext:value-type="float">
            <text:p>21.1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orgen</text:p>
          </table:table-cell>
          <table:table-cell office:value-type="float" office:value="23628" calcext:value-type="float">
            <text:p>23628</text:p>
          </table:table-cell>
          <table:table-cell office:value-type="float" office:value="4928" calcext:value-type="float">
            <text:p>4928</text:p>
          </table:table-cell>
          <table:table-cell table:formula="of:=[.D160]/[.C160]*100" office:value-type="float" office:value="20.8566108007449" calcext:value-type="float">
            <text:p>20.8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llnau-Effretikon</text:p>
          </table:table-cell>
          <table:table-cell office:value-type="float" office:value="17564" calcext:value-type="float">
            <text:p>17564</text:p>
          </table:table-cell>
          <table:table-cell office:value-type="float" office:value="3441" calcext:value-type="float">
            <text:p>3441</text:p>
          </table:table-cell>
          <table:table-cell table:formula="of:=[.D161]/[.C161]*100" office:value-type="float" office:value="19.5912092917331" calcext:value-type="float">
            <text:p>19.59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auma</text:p>
          </table:table-cell>
          <table:table-cell office:value-type="float" office:value="4924" calcext:value-type="float">
            <text:p>4924</text:p>
          </table:table-cell>
          <table:table-cell office:value-type="float" office:value="980" calcext:value-type="float">
            <text:p>980</text:p>
          </table:table-cell>
          <table:table-cell table:formula="of:=[.D162]/[.C162]*100" office:value-type="float" office:value="19.9025182778229" calcext:value-type="float">
            <text:p>19.9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esendangen</text:p>
          </table:table-cell>
          <table:table-cell office:value-type="float" office:value="6710" calcext:value-type="float">
            <text:p>6710</text:p>
          </table:table-cell>
          <table:table-cell office:value-type="float" office:value="1427" calcext:value-type="float">
            <text:p>1427</text:p>
          </table:table-cell>
          <table:table-cell table:formula="of:=[.D163]/[.C163]*100" office:value-type="float" office:value="21.2667660208644" calcext:value-type="float">
            <text:p>21.2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arberg</text:p>
          </table:table-cell>
          <table:table-cell office:value-type="float" office:value="4629" calcext:value-type="float">
            <text:p>4629</text:p>
          </table:table-cell>
          <table:table-cell office:value-type="float" office:value="914" calcext:value-type="float">
            <text:p>914</text:p>
          </table:table-cell>
          <table:table-cell table:formula="of:=[.D164]/[.C164]*100" office:value-type="float" office:value="19.7450853316051" calcext:value-type="float">
            <text:p>19.7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argen (BE)</text:p>
          </table:table-cell>
          <table:table-cell office:value-type="float" office:value="1100" calcext:value-type="float">
            <text:p>1100</text:p>
          </table:table-cell>
          <table:table-cell office:value-type="float" office:value="242" calcext:value-type="float">
            <text:p>242</text:p>
          </table:table-cell>
          <table:table-cell table:formula="of:=[.D165]/[.C165]*100" office:value-type="float" office:value="22" calcext:value-type="float">
            <text:p>22.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ossaffoltern</text:p>
          </table:table-cell>
          <table:table-cell office:value-type="float" office:value="3064" calcext:value-type="float">
            <text:p>3064</text:p>
          </table:table-cell>
          <table:table-cell office:value-type="float" office:value="586" calcext:value-type="float">
            <text:p>586</text:p>
          </table:table-cell>
          <table:table-cell table:formula="of:=[.D166]/[.C166]*100" office:value-type="float" office:value="19.1253263707572" calcext:value-type="float">
            <text:p>19.1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allnach</text:p>
          </table:table-cell>
          <table:table-cell office:value-type="float" office:value="2252" calcext:value-type="float">
            <text:p>2252</text:p>
          </table:table-cell>
          <table:table-cell office:value-type="float" office:value="440" calcext:value-type="float">
            <text:p>440</text:p>
          </table:table-cell>
          <table:table-cell table:formula="of:=[.D167]/[.C167]*100" office:value-type="float" office:value="19.538188277087" calcext:value-type="float">
            <text:p>19.5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appelen</text:p>
          </table:table-cell>
          <table:table-cell office:value-type="float" office:value="1407" calcext:value-type="float">
            <text:p>1407</text:p>
          </table:table-cell>
          <table:table-cell office:value-type="float" office:value="275" calcext:value-type="float">
            <text:p>275</text:p>
          </table:table-cell>
          <table:table-cell table:formula="of:=[.D168]/[.C168]*100" office:value-type="float" office:value="19.54513148543" calcext:value-type="float">
            <text:p>19.5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yss</text:p>
          </table:table-cell>
          <table:table-cell office:value-type="float" office:value="16190" calcext:value-type="float">
            <text:p>16190</text:p>
          </table:table-cell>
          <table:table-cell office:value-type="float" office:value="3183" calcext:value-type="float">
            <text:p>3183</text:p>
          </table:table-cell>
          <table:table-cell table:formula="of:=[.D169]/[.C169]*100" office:value-type="float" office:value="19.6602841260037" calcext:value-type="float">
            <text:p>19.6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ikirch</text:p>
          </table:table-cell>
          <table:table-cell office:value-type="float" office:value="2558" calcext:value-type="float">
            <text:p>2558</text:p>
          </table:table-cell>
          <table:table-cell office:value-type="float" office:value="510" calcext:value-type="float">
            <text:p>510</text:p>
          </table:table-cell>
          <table:table-cell table:formula="of:=[.D170]/[.C170]*100" office:value-type="float" office:value="19.9374511336982" calcext:value-type="float">
            <text:p>19.93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adelfingen</text:p>
          </table:table-cell>
          <table:table-cell office:value-type="float" office:value="1260" calcext:value-type="float">
            <text:p>1260</text:p>
          </table:table-cell>
          <table:table-cell office:value-type="float" office:value="248" calcext:value-type="float">
            <text:p>248</text:p>
          </table:table-cell>
          <table:table-cell table:formula="of:=[.D171]/[.C171]*100" office:value-type="float" office:value="19.6825396825397" calcext:value-type="float">
            <text:p>19.6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apperswil (BE)</text:p>
          </table:table-cell>
          <table:table-cell office:value-type="float" office:value="2675" calcext:value-type="float">
            <text:p>2675</text:p>
          </table:table-cell>
          <table:table-cell office:value-type="float" office:value="530" calcext:value-type="float">
            <text:p>530</text:p>
          </table:table-cell>
          <table:table-cell table:formula="of:=[.D172]/[.C172]*100" office:value-type="float" office:value="19.8130841121495" calcext:value-type="float">
            <text:p>19.8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chüpfen</text:p>
          </table:table-cell>
          <table:table-cell office:value-type="float" office:value="3763" calcext:value-type="float">
            <text:p>3763</text:p>
          </table:table-cell>
          <table:table-cell office:value-type="float" office:value="750" calcext:value-type="float">
            <text:p>750</text:p>
          </table:table-cell>
          <table:table-cell table:formula="of:=[.D173]/[.C173]*100" office:value-type="float" office:value="19.9309061918682" calcext:value-type="float">
            <text:p>19.9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eedorf (BE)</text:p>
          </table:table-cell>
          <table:table-cell office:value-type="float" office:value="3183" calcext:value-type="float">
            <text:p>3183</text:p>
          </table:table-cell>
          <table:table-cell office:value-type="float" office:value="596" calcext:value-type="float">
            <text:p>596</text:p>
          </table:table-cell>
          <table:table-cell table:formula="of:=[.D174]/[.C174]*100" office:value-type="float" office:value="18.7244737668866" calcext:value-type="float">
            <text:p>18.7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arwangen</text:p>
          </table:table-cell>
          <table:table-cell office:value-type="float" office:value="4793" calcext:value-type="float">
            <text:p>4793</text:p>
          </table:table-cell>
          <table:table-cell office:value-type="float" office:value="971" calcext:value-type="float">
            <text:p>971</text:p>
          </table:table-cell>
          <table:table-cell table:formula="of:=[.D175]/[.C175]*100" office:value-type="float" office:value="20.2587106196537" calcext:value-type="float">
            <text:p>20.2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uswil</text:p>
          </table:table-cell>
          <table:table-cell office:value-type="float" office:value="458" calcext:value-type="float">
            <text:p>458</text:p>
          </table:table-cell>
          <table:table-cell office:value-type="float" office:value="97" calcext:value-type="float">
            <text:p>97</text:p>
          </table:table-cell>
          <table:table-cell table:formula="of:=[.D176]/[.C176]*100" office:value-type="float" office:value="21.17903930131" calcext:value-type="float">
            <text:p>21.1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annwil</text:p>
          </table:table-cell>
          <table:table-cell office:value-type="float" office:value="696" calcext:value-type="float">
            <text:p>696</text:p>
          </table:table-cell>
          <table:table-cell office:value-type="float" office:value="141" calcext:value-type="float">
            <text:p>141</text:p>
          </table:table-cell>
          <table:table-cell table:formula="of:=[.D177]/[.C177]*100" office:value-type="float" office:value="20.2586206896552" calcext:value-type="float">
            <text:p>20.2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leienbach</text:p>
          </table:table-cell>
          <table:table-cell office:value-type="float" office:value="748" calcext:value-type="float">
            <text:p>748</text:p>
          </table:table-cell>
          <table:table-cell office:value-type="float" office:value="145" calcext:value-type="float">
            <text:p>145</text:p>
          </table:table-cell>
          <table:table-cell table:formula="of:=[.D178]/[.C178]*100" office:value-type="float" office:value="19.3850267379679" calcext:value-type="float">
            <text:p>19.3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usswil bei Melchnau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table:formula="of:=[.D179]/[.C179]*100" office:value-type="float" office:value="12.1387283236994" calcext:value-type="float">
            <text:p>12.1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ondiswil</text:p>
          </table:table-cell>
          <table:table-cell office:value-type="float" office:value="738" calcext:value-type="float">
            <text:p>738</text:p>
          </table:table-cell>
          <table:table-cell office:value-type="float" office:value="163" calcext:value-type="float">
            <text:p>163</text:p>
          </table:table-cell>
          <table:table-cell table:formula="of:=[.D180]/[.C180]*100" office:value-type="float" office:value="22.0867208672087" calcext:value-type="float">
            <text:p>22.0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ngenthal</text:p>
          </table:table-cell>
          <table:table-cell office:value-type="float" office:value="15838" calcext:value-type="float">
            <text:p>15838</text:p>
          </table:table-cell>
          <table:table-cell office:value-type="float" office:value="3092" calcext:value-type="float">
            <text:p>3092</text:p>
          </table:table-cell>
          <table:table-cell table:formula="of:=[.D181]/[.C181]*100" office:value-type="float" office:value="19.5226670034095" calcext:value-type="float">
            <text:p>19.5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otzwil</text:p>
          </table:table-cell>
          <table:table-cell office:value-type="float" office:value="2672" calcext:value-type="float">
            <text:p>2672</text:p>
          </table:table-cell>
          <table:table-cell office:value-type="float" office:value="585" calcext:value-type="float">
            <text:p>585</text:p>
          </table:table-cell>
          <table:table-cell table:formula="of:=[.D182]/[.C182]*100" office:value-type="float" office:value="21.8937125748503" calcext:value-type="float">
            <text:p>21.8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diswil</text:p>
          </table:table-cell>
          <table:table-cell office:value-type="float" office:value="3335" calcext:value-type="float">
            <text:p>3335</text:p>
          </table:table-cell>
          <table:table-cell office:value-type="float" office:value="669" calcext:value-type="float">
            <text:p>669</text:p>
          </table:table-cell>
          <table:table-cell table:formula="of:=[.D183]/[.C183]*100" office:value-type="float" office:value="20.0599700149925" calcext:value-type="float">
            <text:p>20.0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elchnau</text:p>
          </table:table-cell>
          <table:table-cell office:value-type="float" office:value="1482" calcext:value-type="float">
            <text:p>1482</text:p>
          </table:table-cell>
          <table:table-cell office:value-type="float" office:value="301" calcext:value-type="float">
            <text:p>301</text:p>
          </table:table-cell>
          <table:table-cell table:formula="of:=[.D184]/[.C184]*100" office:value-type="float" office:value="20.3103913630229" calcext:value-type="float">
            <text:p>20.3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eschenbach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table:formula="of:=[.D185]/[.C185]*100" office:value-type="float" office:value="14.3497757847534" calcext:value-type="float">
            <text:p>14.3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eisiswil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table:formula="of:=[.D186]/[.C186]*100" office:value-type="float" office:value="21.6374269005848" calcext:value-type="float">
            <text:p>21.6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ggwil (BE)</text:p>
          </table:table-cell>
          <table:table-cell office:value-type="float" office:value="4250" calcext:value-type="float">
            <text:p>4250</text:p>
          </table:table-cell>
          <table:table-cell office:value-type="float" office:value="878" calcext:value-type="float">
            <text:p>878</text:p>
          </table:table-cell>
          <table:table-cell table:formula="of:=[.D187]/[.C187]*100" office:value-type="float" office:value="20.6588235294118" calcext:value-type="float">
            <text:p>20.6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hrbach</text:p>
          </table:table-cell>
          <table:table-cell office:value-type="float" office:value="1572" calcext:value-type="float">
            <text:p>1572</text:p>
          </table:table-cell>
          <table:table-cell office:value-type="float" office:value="316" calcext:value-type="float">
            <text:p>316</text:p>
          </table:table-cell>
          <table:table-cell table:formula="of:=[.D188]/[.C188]*100" office:value-type="float" office:value="20.1017811704835" calcext:value-type="float">
            <text:p>20.10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hrbachgraben</text:p>
          </table:table-cell>
          <table:table-cell office:value-type="float" office:value="384" calcext:value-type="float">
            <text:p>384</text:p>
          </table:table-cell>
          <table:table-cell office:value-type="float" office:value="80" calcext:value-type="float">
            <text:p>80</text:p>
          </table:table-cell>
          <table:table-cell table:formula="of:=[.D189]/[.C189]*100" office:value-type="float" office:value="20.8333333333333" calcext:value-type="float">
            <text:p>20.8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ütschelen</text:p>
          </table:table-cell>
          <table:table-cell office:value-type="float" office:value="571" calcext:value-type="float">
            <text:p>571</text:p>
          </table:table-cell>
          <table:table-cell office:value-type="float" office:value="136" calcext:value-type="float">
            <text:p>136</text:p>
          </table:table-cell>
          <table:table-cell table:formula="of:=[.D190]/[.C190]*100" office:value-type="float" office:value="23.8178633975482" calcext:value-type="float">
            <text:p>23.8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chwarzhäusern</text:p>
          </table:table-cell>
          <table:table-cell office:value-type="float" office:value="533" calcext:value-type="float">
            <text:p>533</text:p>
          </table:table-cell>
          <table:table-cell office:value-type="float" office:value="123" calcext:value-type="float">
            <text:p>123</text:p>
          </table:table-cell>
          <table:table-cell table:formula="of:=[.D191]/[.C191]*100" office:value-type="float" office:value="23.0769230769231" calcext:value-type="float">
            <text:p>23.07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hunstetten</text:p>
          </table:table-cell>
          <table:table-cell office:value-type="float" office:value="3459" calcext:value-type="float">
            <text:p>3459</text:p>
          </table:table-cell>
          <table:table-cell office:value-type="float" office:value="705" calcext:value-type="float">
            <text:p>705</text:p>
          </table:table-cell>
          <table:table-cell table:formula="of:=[.D192]/[.C192]*100" office:value-type="float" office:value="20.3816131830009" calcext:value-type="float">
            <text:p>20.38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Ursenbach</text:p>
          </table:table-cell>
          <table:table-cell office:value-type="float" office:value="866" calcext:value-type="float">
            <text:p>866</text:p>
          </table:table-cell>
          <table:table-cell office:value-type="float" office:value="173" calcext:value-type="float">
            <text:p>173</text:p>
          </table:table-cell>
          <table:table-cell table:formula="of:=[.D193]/[.C193]*100" office:value-type="float" office:value="19.9769053117783" calcext:value-type="float">
            <text:p>19.9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ynau</text:p>
          </table:table-cell>
          <table:table-cell office:value-type="float" office:value="1676" calcext:value-type="float">
            <text:p>1676</text:p>
          </table:table-cell>
          <table:table-cell office:value-type="float" office:value="339" calcext:value-type="float">
            <text:p>339</text:p>
          </table:table-cell>
          <table:table-cell table:formula="of:=[.D194]/[.C194]*100" office:value-type="float" office:value="20.2267303102625" calcext:value-type="float">
            <text:p>20.2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rn</text:p>
          </table:table-cell>
          <table:table-cell office:value-type="float" office:value="134506" calcext:value-type="float">
            <text:p>134506</text:p>
          </table:table-cell>
          <table:table-cell office:value-type="float" office:value="22753" calcext:value-type="float">
            <text:p>22753</text:p>
          </table:table-cell>
          <table:table-cell table:formula="of:=[.D195]/[.C195]*100" office:value-type="float" office:value="16.9159740085944" calcext:value-type="float">
            <text:p>16.9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olligen</text:p>
          </table:table-cell>
          <table:table-cell office:value-type="float" office:value="6361" calcext:value-type="float">
            <text:p>6361</text:p>
          </table:table-cell>
          <table:table-cell office:value-type="float" office:value="1265" calcext:value-type="float">
            <text:p>1265</text:p>
          </table:table-cell>
          <table:table-cell table:formula="of:=[.D196]/[.C196]*100" office:value-type="float" office:value="19.8868102499607" calcext:value-type="float">
            <text:p>19.8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emgarten bei Bern</text:p>
          </table:table-cell>
          <table:table-cell office:value-type="float" office:value="4303" calcext:value-type="float">
            <text:p>4303</text:p>
          </table:table-cell>
          <table:table-cell office:value-type="float" office:value="888" calcext:value-type="float">
            <text:p>888</text:p>
          </table:table-cell>
          <table:table-cell table:formula="of:=[.D197]/[.C197]*100" office:value-type="float" office:value="20.6367650476412" calcext:value-type="float">
            <text:p>20.6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irchlindach</text:p>
          </table:table-cell>
          <table:table-cell office:value-type="float" office:value="3216" calcext:value-type="float">
            <text:p>3216</text:p>
          </table:table-cell>
          <table:table-cell office:value-type="float" office:value="567" calcext:value-type="float">
            <text:p>567</text:p>
          </table:table-cell>
          <table:table-cell table:formula="of:=[.D198]/[.C198]*100" office:value-type="float" office:value="17.6305970149254" calcext:value-type="float">
            <text:p>17.6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öniz</text:p>
          </table:table-cell>
          <table:table-cell office:value-type="float" office:value="42409" calcext:value-type="float">
            <text:p>42409</text:p>
          </table:table-cell>
          <table:table-cell office:value-type="float" office:value="8394" calcext:value-type="float">
            <text:p>8394</text:p>
          </table:table-cell>
          <table:table-cell table:formula="of:=[.D199]/[.C199]*100" office:value-type="float" office:value="19.792968473673" calcext:value-type="float">
            <text:p>19.79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uri bei Bern</text:p>
          </table:table-cell>
          <table:table-cell office:value-type="float" office:value="13317" calcext:value-type="float">
            <text:p>13317</text:p>
          </table:table-cell>
          <table:table-cell office:value-type="float" office:value="2536" calcext:value-type="float">
            <text:p>2536</text:p>
          </table:table-cell>
          <table:table-cell table:formula="of:=[.D200]/[.C200]*100" office:value-type="float" office:value="19.0433280768942" calcext:value-type="float">
            <text:p>19.0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Oberbalm</text:p>
          </table:table-cell>
          <table:table-cell office:value-type="float" office:value="856" calcext:value-type="float">
            <text:p>856</text:p>
          </table:table-cell>
          <table:table-cell office:value-type="float" office:value="158" calcext:value-type="float">
            <text:p>158</text:p>
          </table:table-cell>
          <table:table-cell table:formula="of:=[.D201]/[.C201]*100" office:value-type="float" office:value="18.4579439252336" calcext:value-type="float">
            <text:p>18.4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ettlen</text:p>
          </table:table-cell>
          <table:table-cell office:value-type="float" office:value="3380" calcext:value-type="float">
            <text:p>3380</text:p>
          </table:table-cell>
          <table:table-cell office:value-type="float" office:value="712" calcext:value-type="float">
            <text:p>712</text:p>
          </table:table-cell>
          <table:table-cell table:formula="of:=[.D202]/[.C202]*100" office:value-type="float" office:value="21.0650887573964" calcext:value-type="float">
            <text:p>21.0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echigen</text:p>
          </table:table-cell>
          <table:table-cell office:value-type="float" office:value="5694" calcext:value-type="float">
            <text:p>5694</text:p>
          </table:table-cell>
          <table:table-cell office:value-type="float" office:value="1086" calcext:value-type="float">
            <text:p>1086</text:p>
          </table:table-cell>
          <table:table-cell table:formula="of:=[.D203]/[.C203]*100" office:value-type="float" office:value="19.072708113804" calcext:value-type="float">
            <text:p>19.0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ohlen bei Bern</text:p>
          </table:table-cell>
          <table:table-cell office:value-type="float" office:value="9348" calcext:value-type="float">
            <text:p>9348</text:p>
          </table:table-cell>
          <table:table-cell office:value-type="float" office:value="1715" calcext:value-type="float">
            <text:p>1715</text:p>
          </table:table-cell>
          <table:table-cell table:formula="of:=[.D204]/[.C204]*100" office:value-type="float" office:value="18.3461703038083" calcext:value-type="float">
            <text:p>18.3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Zollikofen</text:p>
          </table:table-cell>
          <table:table-cell office:value-type="float" office:value="11140" calcext:value-type="float">
            <text:p>11140</text:p>
          </table:table-cell>
          <table:table-cell office:value-type="float" office:value="2149" calcext:value-type="float">
            <text:p>2149</text:p>
          </table:table-cell>
          <table:table-cell table:formula="of:=[.D205]/[.C205]*100" office:value-type="float" office:value="19.2908438061041" calcext:value-type="float">
            <text:p>19.2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ttigen</text:p>
          </table:table-cell>
          <table:table-cell office:value-type="float" office:value="11595" calcext:value-type="float">
            <text:p>11595</text:p>
          </table:table-cell>
          <table:table-cell office:value-type="float" office:value="2258" calcext:value-type="float">
            <text:p>2258</text:p>
          </table:table-cell>
          <table:table-cell table:formula="of:=[.D206]/[.C206]*100" office:value-type="float" office:value="19.4739111686072" calcext:value-type="float">
            <text:p>19.4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Ostermundigen</text:p>
          </table:table-cell>
          <table:table-cell office:value-type="float" office:value="17884" calcext:value-type="float">
            <text:p>17884</text:p>
          </table:table-cell>
          <table:table-cell office:value-type="float" office:value="3519" calcext:value-type="float">
            <text:p>3519</text:p>
          </table:table-cell>
          <table:table-cell table:formula="of:=[.D207]/[.C207]*100" office:value-type="float" office:value="19.6768060836502" calcext:value-type="float">
            <text:p>19.67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iel/Bienne</text:p>
          </table:table-cell>
          <table:table-cell office:value-type="float" office:value="55070" calcext:value-type="float">
            <text:p>55070</text:p>
          </table:table-cell>
          <table:table-cell office:value-type="float" office:value="10607" calcext:value-type="float">
            <text:p>10607</text:p>
          </table:table-cell>
          <table:table-cell table:formula="of:=[.D208]/[.C208]*100" office:value-type="float" office:value="19.2609406210278" calcext:value-type="float">
            <text:p>19.2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vilard</text:p>
          </table:table-cell>
          <table:table-cell office:value-type="float" office:value="2704" calcext:value-type="float">
            <text:p>2704</text:p>
          </table:table-cell>
          <table:table-cell office:value-type="float" office:value="642" calcext:value-type="float">
            <text:p>642</text:p>
          </table:table-cell>
          <table:table-cell table:formula="of:=[.D209]/[.C209]*100" office:value-type="float" office:value="23.7426035502959" calcext:value-type="float">
            <text:p>23.7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rch</text:p>
          </table:table-cell>
          <table:table-cell office:value-type="float" office:value="1718" calcext:value-type="float">
            <text:p>1718</text:p>
          </table:table-cell>
          <table:table-cell office:value-type="float" office:value="331" calcext:value-type="float">
            <text:p>331</text:p>
          </table:table-cell>
          <table:table-cell table:formula="of:=[.D210]/[.C210]*100" office:value-type="float" office:value="19.2665890570431" calcext:value-type="float">
            <text:p>19.26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üetigen</text:p>
          </table:table-cell>
          <table:table-cell office:value-type="float" office:value="920" calcext:value-type="float">
            <text:p>920</text:p>
          </table:table-cell>
          <table:table-cell office:value-type="float" office:value="197" calcext:value-type="float">
            <text:p>197</text:p>
          </table:table-cell>
          <table:table-cell table:formula="of:=[.D211]/[.C211]*100" office:value-type="float" office:value="21.4130434782609" calcext:value-type="float">
            <text:p>21.4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üren an der Aare</text:p>
          </table:table-cell>
          <table:table-cell office:value-type="float" office:value="3696" calcext:value-type="float">
            <text:p>3696</text:p>
          </table:table-cell>
          <table:table-cell office:value-type="float" office:value="767" calcext:value-type="float">
            <text:p>767</text:p>
          </table:table-cell>
          <table:table-cell table:formula="of:=[.D212]/[.C212]*100" office:value-type="float" office:value="20.7521645021645" calcext:value-type="float">
            <text:p>20.75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iessbach bei Büren</text:p>
          </table:table-cell>
          <table:table-cell office:value-type="float" office:value="1016" calcext:value-type="float">
            <text:p>1016</text:p>
          </table:table-cell>
          <table:table-cell office:value-type="float" office:value="245" calcext:value-type="float">
            <text:p>245</text:p>
          </table:table-cell>
          <table:table-cell table:formula="of:=[.D213]/[.C213]*100" office:value-type="float" office:value="24.1141732283465" calcext:value-type="float">
            <text:p>24.1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otzigen</text:p>
          </table:table-cell>
          <table:table-cell office:value-type="float" office:value="1589" calcext:value-type="float">
            <text:p>1589</text:p>
          </table:table-cell>
          <table:table-cell office:value-type="float" office:value="368" calcext:value-type="float">
            <text:p>368</text:p>
          </table:table-cell>
          <table:table-cell table:formula="of:=[.D214]/[.C214]*100" office:value-type="float" office:value="23.1592196349906" calcext:value-type="float">
            <text:p>23.1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engnau (BE)</text:p>
          </table:table-cell>
          <table:table-cell office:value-type="float" office:value="5595" calcext:value-type="float">
            <text:p>5595</text:p>
          </table:table-cell>
          <table:table-cell office:value-type="float" office:value="1112" calcext:value-type="float">
            <text:p>1112</text:p>
          </table:table-cell>
          <table:table-cell table:formula="of:=[.D215]/[.C215]*100" office:value-type="float" office:value="19.8748882931189" calcext:value-type="float">
            <text:p>19.8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euzigen</text:p>
          </table:table-cell>
          <table:table-cell office:value-type="float" office:value="1341" calcext:value-type="float">
            <text:p>1341</text:p>
          </table:table-cell>
          <table:table-cell office:value-type="float" office:value="307" calcext:value-type="float">
            <text:p>307</text:p>
          </table:table-cell>
          <table:table-cell table:formula="of:=[.D216]/[.C216]*100" office:value-type="float" office:value="22.8933631618195" calcext:value-type="float">
            <text:p>22.89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eienried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D217]/[.C217]*100" office:value-type="float" office:value="16.0714285714286" calcext:value-type="float">
            <text:p>16.0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einisberg</text:p>
          </table:table-cell>
          <table:table-cell office:value-type="float" office:value="1419" calcext:value-type="float">
            <text:p>1419</text:p>
          </table:table-cell>
          <table:table-cell office:value-type="float" office:value="324" calcext:value-type="float">
            <text:p>324</text:p>
          </table:table-cell>
          <table:table-cell table:formula="of:=[.D218]/[.C218]*100" office:value-type="float" office:value="22.8329809725159" calcext:value-type="float">
            <text:p>22.8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berwil bei Büren</text:p>
          </table:table-cell>
          <table:table-cell office:value-type="float" office:value="926" calcext:value-type="float">
            <text:p>926</text:p>
          </table:table-cell>
          <table:table-cell office:value-type="float" office:value="195" calcext:value-type="float">
            <text:p>195</text:p>
          </table:table-cell>
          <table:table-cell table:formula="of:=[.D219]/[.C219]*100" office:value-type="float" office:value="21.0583153347732" calcext:value-type="float">
            <text:p>21.0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ieterlen</text:p>
          </table:table-cell>
          <table:table-cell office:value-type="float" office:value="5059" calcext:value-type="float">
            <text:p>5059</text:p>
          </table:table-cell>
          <table:table-cell office:value-type="float" office:value="1201" calcext:value-type="float">
            <text:p>1201</text:p>
          </table:table-cell>
          <table:table-cell table:formula="of:=[.D220]/[.C220]*100" office:value-type="float" office:value="23.7398695394347" calcext:value-type="float">
            <text:p>23.74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üti bei Büren</text:p>
          </table:table-cell>
          <table:table-cell office:value-type="float" office:value="855" calcext:value-type="float">
            <text:p>855</text:p>
          </table:table-cell>
          <table:table-cell office:value-type="float" office:value="166" calcext:value-type="float">
            <text:p>166</text:p>
          </table:table-cell>
          <table:table-cell table:formula="of:=[.D221]/[.C221]*100" office:value-type="float" office:value="19.4152046783626" calcext:value-type="float">
            <text:p>19.4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Wengi</text:p>
          </table:table-cell>
          <table:table-cell office:value-type="float" office:value="633" calcext:value-type="float">
            <text:p>633</text:p>
          </table:table-cell>
          <table:table-cell office:value-type="float" office:value="118" calcext:value-type="float">
            <text:p>118</text:p>
          </table:table-cell>
          <table:table-cell table:formula="of:=[.D222]/[.C222]*100" office:value-type="float" office:value="18.6413902053712" calcext:value-type="float">
            <text:p>18.64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efligen</text:p>
          </table:table-cell>
          <table:table-cell office:value-type="float" office:value="1140" calcext:value-type="float">
            <text:p>1140</text:p>
          </table:table-cell>
          <table:table-cell office:value-type="float" office:value="243" calcext:value-type="float">
            <text:p>243</text:p>
          </table:table-cell>
          <table:table-cell table:formula="of:=[.D223]/[.C223]*100" office:value-type="float" office:value="21.3157894736842" calcext:value-type="float">
            <text:p>21.3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chenstorf</text:p>
          </table:table-cell>
          <table:table-cell office:value-type="float" office:value="606" calcext:value-type="float">
            <text:p>606</text:p>
          </table:table-cell>
          <table:table-cell office:value-type="float" office:value="110" calcext:value-type="float">
            <text:p>110</text:p>
          </table:table-cell>
          <table:table-cell table:formula="of:=[.D224]/[.C224]*100" office:value-type="float" office:value="18.1518151815182" calcext:value-type="float">
            <text:p>18.15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äriswil</text:p>
          </table:table-cell>
          <table:table-cell office:value-type="float" office:value="1096" calcext:value-type="float">
            <text:p>1096</text:p>
          </table:table-cell>
          <table:table-cell office:value-type="float" office:value="233" calcext:value-type="float">
            <text:p>233</text:p>
          </table:table-cell>
          <table:table-cell table:formula="of:=[.D225]/[.C225]*100" office:value-type="float" office:value="21.2591240875912" calcext:value-type="float">
            <text:p>21.2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urgdorf</text:p>
          </table:table-cell>
          <table:table-cell office:value-type="float" office:value="16586" calcext:value-type="float">
            <text:p>16586</text:p>
          </table:table-cell>
          <table:table-cell office:value-type="float" office:value="3125" calcext:value-type="float">
            <text:p>3125</text:p>
          </table:table-cell>
          <table:table-cell table:formula="of:=[.D226]/[.C226]*100" office:value-type="float" office:value="18.8411913662125" calcext:value-type="float">
            <text:p>18.8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rsigen</text:p>
          </table:table-cell>
          <table:table-cell office:value-type="float" office:value="2020" calcext:value-type="float">
            <text:p>2020</text:p>
          </table:table-cell>
          <table:table-cell office:value-type="float" office:value="410" calcext:value-type="float">
            <text:p>410</text:p>
          </table:table-cell>
          <table:table-cell table:formula="of:=[.D227]/[.C227]*100" office:value-type="float" office:value="20.2970297029703" calcext:value-type="float">
            <text:p>20.29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asle bei Burgdorf</text:p>
          </table:table-cell>
          <table:table-cell office:value-type="float" office:value="3377" calcext:value-type="float">
            <text:p>3377</text:p>
          </table:table-cell>
          <table:table-cell office:value-type="float" office:value="717" calcext:value-type="float">
            <text:p>717</text:p>
          </table:table-cell>
          <table:table-cell table:formula="of:=[.D228]/[.C228]*100" office:value-type="float" office:value="21.2318625999408" calcext:value-type="float">
            <text:p>21.2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eimiswil</text:p>
          </table:table-cell>
          <table:table-cell office:value-type="float" office:value="1613" calcext:value-type="float">
            <text:p>1613</text:p>
          </table:table-cell>
          <table:table-cell office:value-type="float" office:value="355" calcext:value-type="float">
            <text:p>355</text:p>
          </table:table-cell>
          <table:table-cell table:formula="of:=[.D229]/[.C229]*100" office:value-type="float" office:value="22.0086794792312" calcext:value-type="float">
            <text:p>22.0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Hellsau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table:formula="of:=[.D230]/[.C230]*100" office:value-type="float" office:value="24.1379310344828" calcext:value-type="float">
            <text:p>24.1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indelbank</text:p>
          </table:table-cell>
          <table:table-cell office:value-type="float" office:value="2806" calcext:value-type="float">
            <text:p>2806</text:p>
          </table:table-cell>
          <table:table-cell office:value-type="float" office:value="601" calcext:value-type="float">
            <text:p>601</text:p>
          </table:table-cell>
          <table:table-cell table:formula="of:=[.D231]/[.C231]*100" office:value-type="float" office:value="21.4183891660727" calcext:value-type="float">
            <text:p>21.4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öchstetten</text:p>
          </table:table-cell>
          <table:table-cell office:value-type="float" office:value="268" calcext:value-type="float">
            <text:p>268</text:p>
          </table:table-cell>
          <table:table-cell office:value-type="float" office:value="49" calcext:value-type="float">
            <text:p>49</text:p>
          </table:table-cell>
          <table:table-cell table:formula="of:=[.D232]/[.C232]*100" office:value-type="float" office:value="18.2835820895522" calcext:value-type="float">
            <text:p>18.2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Kernenried</text:p>
          </table:table-cell>
          <table:table-cell office:value-type="float" office:value="541" calcext:value-type="float">
            <text:p>541</text:p>
          </table:table-cell>
          <table:table-cell office:value-type="float" office:value="110" calcext:value-type="float">
            <text:p>110</text:p>
          </table:table-cell>
          <table:table-cell table:formula="of:=[.D233]/[.C233]*100" office:value-type="float" office:value="20.3327171903882" calcext:value-type="float">
            <text:p>20.3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Kirchberg (BE)</text:p>
          </table:table-cell>
          <table:table-cell office:value-type="float" office:value="5899" calcext:value-type="float">
            <text:p>5899</text:p>
          </table:table-cell>
          <table:table-cell office:value-type="float" office:value="1113" calcext:value-type="float">
            <text:p>1113</text:p>
          </table:table-cell>
          <table:table-cell table:formula="of:=[.D234]/[.C234]*100" office:value-type="float" office:value="18.8676046787591" calcext:value-type="float">
            <text:p>18.8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oppigen</text:p>
          </table:table-cell>
          <table:table-cell office:value-type="float" office:value="2214" calcext:value-type="float">
            <text:p>2214</text:p>
          </table:table-cell>
          <table:table-cell office:value-type="float" office:value="417" calcext:value-type="float">
            <text:p>417</text:p>
          </table:table-cell>
          <table:table-cell table:formula="of:=[.D235]/[.C235]*100" office:value-type="float" office:value="18.8346883468835" calcext:value-type="float">
            <text:p>18.8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rauchthal</text:p>
          </table:table-cell>
          <table:table-cell office:value-type="float" office:value="2369" calcext:value-type="float">
            <text:p>2369</text:p>
          </table:table-cell>
          <table:table-cell office:value-type="float" office:value="445" calcext:value-type="float">
            <text:p>445</text:p>
          </table:table-cell>
          <table:table-cell table:formula="of:=[.D236]/[.C236]*100" office:value-type="float" office:value="18.7842971718024" calcext:value-type="float">
            <text:p>18.7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Lyssach</text:p>
          </table:table-cell>
          <table:table-cell office:value-type="float" office:value="1477" calcext:value-type="float">
            <text:p>1477</text:p>
          </table:table-cell>
          <table:table-cell office:value-type="float" office:value="283" calcext:value-type="float">
            <text:p>283</text:p>
          </table:table-cell>
          <table:table-cell table:formula="of:=[.D237]/[.C237]*100" office:value-type="float" office:value="19.1604603926879" calcext:value-type="float">
            <text:p>19.1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Oberburg</text:p>
          </table:table-cell>
          <table:table-cell office:value-type="float" office:value="2936" calcext:value-type="float">
            <text:p>2936</text:p>
          </table:table-cell>
          <table:table-cell office:value-type="float" office:value="595" calcext:value-type="float">
            <text:p>595</text:p>
          </table:table-cell>
          <table:table-cell table:formula="of:=[.D238]/[.C238]*100" office:value-type="float" office:value="20.2656675749319" calcext:value-type="float">
            <text:p>20.2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üdtligen-Alchenflüh</text:p>
          </table:table-cell>
          <table:table-cell office:value-type="float" office:value="2459" calcext:value-type="float">
            <text:p>2459</text:p>
          </table:table-cell>
          <table:table-cell office:value-type="float" office:value="487" calcext:value-type="float">
            <text:p>487</text:p>
          </table:table-cell>
          <table:table-cell table:formula="of:=[.D239]/[.C239]*100" office:value-type="float" office:value="19.804798698658" calcext:value-type="float">
            <text:p>19.80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umendingen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[.D240]/[.C240]*100" office:value-type="float" office:value="25.6410256410256" calcext:value-type="float">
            <text:p>25.6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üti bei Lyssach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table:formula="of:=[.D241]/[.C241]*100" office:value-type="float" office:value="21.25" calcext:value-type="float">
            <text:p>21.25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Willadingen</text:p>
          </table:table-cell>
          <table:table-cell office:value-type="float" office:value="191" calcext:value-type="float">
            <text:p>191</text:p>
          </table:table-cell>
          <table:table-cell office:value-type="float" office:value="28" calcext:value-type="float">
            <text:p>28</text:p>
          </table:table-cell>
          <table:table-cell table:formula="of:=[.D242]/[.C242]*100" office:value-type="float" office:value="14.6596858638743" calcext:value-type="float">
            <text:p>14.6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ynigen</text:p>
          </table:table-cell>
          <table:table-cell office:value-type="float" office:value="2071" calcext:value-type="float">
            <text:p>2071</text:p>
          </table:table-cell>
          <table:table-cell office:value-type="float" office:value="446" calcext:value-type="float">
            <text:p>446</text:p>
          </table:table-cell>
          <table:table-cell table:formula="of:=[.D243]/[.C243]*100" office:value-type="float" office:value="21.5354901014003" calcext:value-type="float">
            <text:p>21.5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orgémont</text:p>
          </table:table-cell>
          <table:table-cell office:value-type="float" office:value="1789" calcext:value-type="float">
            <text:p>1789</text:p>
          </table:table-cell>
          <table:table-cell office:value-type="float" office:value="429" calcext:value-type="float">
            <text:p>429</text:p>
          </table:table-cell>
          <table:table-cell table:formula="of:=[.D244]/[.C244]*100" office:value-type="float" office:value="23.9798770262717" calcext:value-type="float">
            <text:p>23.98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ormoret</text:p>
          </table:table-cell>
          <table:table-cell office:value-type="float" office:value="505" calcext:value-type="float">
            <text:p>505</text:p>
          </table:table-cell>
          <table:table-cell office:value-type="float" office:value="114" calcext:value-type="float">
            <text:p>114</text:p>
          </table:table-cell>
          <table:table-cell table:formula="of:=[.D245]/[.C245]*100" office:value-type="float" office:value="22.5742574257426" calcext:value-type="float">
            <text:p>22.57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ortébert</text:p>
          </table:table-cell>
          <table:table-cell office:value-type="float" office:value="683" calcext:value-type="float">
            <text:p>683</text:p>
          </table:table-cell>
          <table:table-cell office:value-type="float" office:value="139" calcext:value-type="float">
            <text:p>139</text:p>
          </table:table-cell>
          <table:table-cell table:formula="of:=[.D246]/[.C246]*100" office:value-type="float" office:value="20.3513909224012" calcext:value-type="float">
            <text:p>20.3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ourtelary</text:p>
          </table:table-cell>
          <table:table-cell office:value-type="float" office:value="1420" calcext:value-type="float">
            <text:p>1420</text:p>
          </table:table-cell>
          <table:table-cell office:value-type="float" office:value="344" calcext:value-type="float">
            <text:p>344</text:p>
          </table:table-cell>
          <table:table-cell table:formula="of:=[.D247]/[.C247]*100" office:value-type="float" office:value="24.2253521126761" calcext:value-type="float">
            <text:p>24.2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a Ferrière</text:p>
          </table:table-cell>
          <table:table-cell office:value-type="float" office:value="539" calcext:value-type="float">
            <text:p>539</text:p>
          </table:table-cell>
          <table:table-cell office:value-type="float" office:value="108" calcext:value-type="float">
            <text:p>108</text:p>
          </table:table-cell>
          <table:table-cell table:formula="of:=[.D248]/[.C248]*100" office:value-type="float" office:value="20.0371057513915" calcext:value-type="float">
            <text:p>20.0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ont-Tramelan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table:formula="of:=[.D249]/[.C249]*100" office:value-type="float" office:value="29.0909090909091" calcext:value-type="float">
            <text:p>29.0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rvin</text:p>
          </table:table-cell>
          <table:table-cell office:value-type="float" office:value="1236" calcext:value-type="float">
            <text:p>1236</text:p>
          </table:table-cell>
          <table:table-cell office:value-type="float" office:value="240" calcext:value-type="float">
            <text:p>240</text:p>
          </table:table-cell>
          <table:table-cell table:formula="of:=[.D250]/[.C250]*100" office:value-type="float" office:value="19.4174757281553" calcext:value-type="float">
            <text:p>19.4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enan (BE)</text:p>
          </table:table-cell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table:formula="of:=[.D251]/[.C251]*100" office:value-type="float" office:value="20.4708290685773" calcext:value-type="float">
            <text:p>20.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omont (BE)</text:p>
          </table:table-cell>
          <table:table-cell office:value-type="float" office:value="222" calcext:value-type="float">
            <text:p>222</text:p>
          </table:table-cell>
          <table:table-cell office:value-type="float" office:value="33" calcext:value-type="float">
            <text:p>33</text:p>
          </table:table-cell>
          <table:table-cell table:formula="of:=[.D252]/[.C252]*100" office:value-type="float" office:value="14.8648648648649" calcext:value-type="float">
            <text:p>14.86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aint-Imier</text:p>
          </table:table-cell>
          <table:table-cell office:value-type="float" office:value="5080" calcext:value-type="float">
            <text:p>5080</text:p>
          </table:table-cell>
          <table:table-cell office:value-type="float" office:value="980" calcext:value-type="float">
            <text:p>980</text:p>
          </table:table-cell>
          <table:table-cell table:formula="of:=[.D253]/[.C253]*100" office:value-type="float" office:value="19.2913385826772" calcext:value-type="float">
            <text:p>19.2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onceboz-Sombeval</text:p>
          </table:table-cell>
          <table:table-cell office:value-type="float" office:value="1921" calcext:value-type="float">
            <text:p>1921</text:p>
          </table:table-cell>
          <table:table-cell office:value-type="float" office:value="427" calcext:value-type="float">
            <text:p>427</text:p>
          </table:table-cell>
          <table:table-cell table:formula="of:=[.D254]/[.C254]*100" office:value-type="float" office:value="22.2280062467465" calcext:value-type="float">
            <text:p>22.2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onvilier</text:p>
          </table:table-cell>
          <table:table-cell office:value-type="float" office:value="1210" calcext:value-type="float">
            <text:p>1210</text:p>
          </table:table-cell>
          <table:table-cell office:value-type="float" office:value="292" calcext:value-type="float">
            <text:p>292</text:p>
          </table:table-cell>
          <table:table-cell table:formula="of:=[.D255]/[.C255]*100" office:value-type="float" office:value="24.1322314049587" calcext:value-type="float">
            <text:p>24.13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ramelan</text:p>
          </table:table-cell>
          <table:table-cell office:value-type="float" office:value="4587" calcext:value-type="float">
            <text:p>4587</text:p>
          </table:table-cell>
          <table:table-cell office:value-type="float" office:value="983" calcext:value-type="float">
            <text:p>983</text:p>
          </table:table-cell>
          <table:table-cell table:formula="of:=[.D256]/[.C256]*100" office:value-type="float" office:value="21.4301286243732" calcext:value-type="float">
            <text:p>21.43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lleret</text:p>
          </table:table-cell>
          <table:table-cell office:value-type="float" office:value="923" calcext:value-type="float">
            <text:p>923</text:p>
          </table:table-cell>
          <table:table-cell office:value-type="float" office:value="194" calcext:value-type="float">
            <text:p>194</text:p>
          </table:table-cell>
          <table:table-cell table:formula="of:=[.D257]/[.C257]*100" office:value-type="float" office:value="21.0184182015168" calcext:value-type="float">
            <text:p>21.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uge</text:p>
          </table:table-cell>
          <table:table-cell office:value-type="float" office:value="826" calcext:value-type="float">
            <text:p>826</text:p>
          </table:table-cell>
          <table:table-cell office:value-type="float" office:value="141" calcext:value-type="float">
            <text:p>141</text:p>
          </table:table-cell>
          <table:table-cell table:formula="of:=[.D258]/[.C258]*100" office:value-type="float" office:value="17.0702179176755" calcext:value-type="float">
            <text:p>17.07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éry-La Heutte</text:p>
          </table:table-cell>
          <table:table-cell office:value-type="float" office:value="1960" calcext:value-type="float">
            <text:p>1960</text:p>
          </table:table-cell>
          <table:table-cell office:value-type="float" office:value="379" calcext:value-type="float">
            <text:p>379</text:p>
          </table:table-cell>
          <table:table-cell table:formula="of:=[.D259]/[.C259]*100" office:value-type="float" office:value="19.3367346938775" calcext:value-type="float">
            <text:p>19.3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rüttelen</text:p>
          </table:table-cell>
          <table:table-cell office:value-type="float" office:value="621" calcext:value-type="float">
            <text:p>621</text:p>
          </table:table-cell>
          <table:table-cell office:value-type="float" office:value="110" calcext:value-type="float">
            <text:p>110</text:p>
          </table:table-cell>
          <table:table-cell table:formula="of:=[.D260]/[.C260]*100" office:value-type="float" office:value="17.7133655394525" calcext:value-type="float">
            <text:p>17.7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rlach</text:p>
          </table:table-cell>
          <table:table-cell office:value-type="float" office:value="1376" calcext:value-type="float">
            <text:p>1376</text:p>
          </table:table-cell>
          <table:table-cell office:value-type="float" office:value="261" calcext:value-type="float">
            <text:p>261</text:p>
          </table:table-cell>
          <table:table-cell table:formula="of:=[.D261]/[.C261]*100" office:value-type="float" office:value="18.968023255814" calcext:value-type="float">
            <text:p>18.9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insterhennen</text:p>
          </table:table-cell>
          <table:table-cell office:value-type="float" office:value="573" calcext:value-type="float">
            <text:p>573</text:p>
          </table:table-cell>
          <table:table-cell office:value-type="float" office:value="118" calcext:value-type="float">
            <text:p>118</text:p>
          </table:table-cell>
          <table:table-cell table:formula="of:=[.D262]/[.C262]*100" office:value-type="float" office:value="20.5933682373473" calcext:value-type="float">
            <text:p>20.5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als</text:p>
          </table:table-cell>
          <table:table-cell office:value-type="float" office:value="851" calcext:value-type="float">
            <text:p>851</text:p>
          </table:table-cell>
          <table:table-cell office:value-type="float" office:value="166" calcext:value-type="float">
            <text:p>166</text:p>
          </table:table-cell>
          <table:table-cell table:formula="of:=[.D263]/[.C263]*100" office:value-type="float" office:value="19.5064629847239" calcext:value-type="float">
            <text:p>19.5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ampelen</text:p>
          </table:table-cell>
          <table:table-cell office:value-type="float" office:value="1002" calcext:value-type="float">
            <text:p>1002</text:p>
          </table:table-cell>
          <table:table-cell office:value-type="float" office:value="187" calcext:value-type="float">
            <text:p>187</text:p>
          </table:table-cell>
          <table:table-cell table:formula="of:=[.D264]/[.C264]*100" office:value-type="float" office:value="18.6626746506986" calcext:value-type="float">
            <text:p>18.66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ns</text:p>
          </table:table-cell>
          <table:table-cell office:value-type="float" office:value="3621" calcext:value-type="float">
            <text:p>3621</text:p>
          </table:table-cell>
          <table:table-cell office:value-type="float" office:value="781" calcext:value-type="float">
            <text:p>781</text:p>
          </table:table-cell>
          <table:table-cell table:formula="of:=[.D265]/[.C265]*100" office:value-type="float" office:value="21.5686274509804" calcext:value-type="float">
            <text:p>21.5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üscherz</text:p>
          </table:table-cell>
          <table:table-cell office:value-type="float" office:value="558" calcext:value-type="float">
            <text:p>558</text:p>
          </table:table-cell>
          <table:table-cell office:value-type="float" office:value="70" calcext:value-type="float">
            <text:p>70</text:p>
          </table:table-cell>
          <table:table-cell table:formula="of:=[.D266]/[.C266]*100" office:value-type="float" office:value="12.5448028673835" calcext:value-type="float">
            <text:p>12.54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üntschemier</text:p>
          </table:table-cell>
          <table:table-cell office:value-type="float" office:value="1609" calcext:value-type="float">
            <text:p>1609</text:p>
          </table:table-cell>
          <table:table-cell office:value-type="float" office:value="349" calcext:value-type="float">
            <text:p>349</text:p>
          </table:table-cell>
          <table:table-cell table:formula="of:=[.D267]/[.C267]*100" office:value-type="float" office:value="21.6904909881914" calcext:value-type="float">
            <text:p>21.69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iselen</text:p>
          </table:table-cell>
          <table:table-cell office:value-type="float" office:value="629" calcext:value-type="float">
            <text:p>629</text:p>
          </table:table-cell>
          <table:table-cell office:value-type="float" office:value="121" calcext:value-type="float">
            <text:p>121</text:p>
          </table:table-cell>
          <table:table-cell table:formula="of:=[.D268]/[.C268]*100" office:value-type="float" office:value="19.2368839427663" calcext:value-type="float">
            <text:p>19.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eiten</text:p>
          </table:table-cell>
          <table:table-cell office:value-type="float" office:value="431" calcext:value-type="float">
            <text:p>431</text:p>
          </table:table-cell>
          <table:table-cell office:value-type="float" office:value="66" calcext:value-type="float">
            <text:p>66</text:p>
          </table:table-cell>
          <table:table-cell table:formula="of:=[.D269]/[.C269]*100" office:value-type="float" office:value="15.3132250580046" calcext:value-type="float">
            <text:p>15.3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schugg</text:p>
          </table:table-cell>
          <table:table-cell office:value-type="float" office:value="473" calcext:value-type="float">
            <text:p>473</text:p>
          </table:table-cell>
          <table:table-cell office:value-type="float" office:value="84" calcext:value-type="float">
            <text:p>84</text:p>
          </table:table-cell>
          <table:table-cell table:formula="of:=[.D270]/[.C270]*100" office:value-type="float" office:value="17.7589852008457" calcext:value-type="float">
            <text:p>17.7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inelz</text:p>
          </table:table-cell>
          <table:table-cell office:value-type="float" office:value="888" calcext:value-type="float">
            <text:p>888</text:p>
          </table:table-cell>
          <table:table-cell office:value-type="float" office:value="153" calcext:value-type="float">
            <text:p>153</text:p>
          </table:table-cell>
          <table:table-cell table:formula="of:=[.D271]/[.C271]*100" office:value-type="float" office:value="17.2297297297297" calcext:value-type="float">
            <text:p>17.2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ätterkinden</text:p>
          </table:table-cell>
          <table:table-cell office:value-type="float" office:value="3368" calcext:value-type="float">
            <text:p>3368</text:p>
          </table:table-cell>
          <table:table-cell office:value-type="float" office:value="651" calcext:value-type="float">
            <text:p>651</text:p>
          </table:table-cell>
          <table:table-cell table:formula="of:=[.D272]/[.C272]*100" office:value-type="float" office:value="19.3289786223278" calcext:value-type="float">
            <text:p>19.3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eisswil bei Münchenbuchsee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[.D273]/[.C273]*100" office:value-type="float" office:value="10.2272727272727" calcext:value-type="float">
            <text:p>10.22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iemerswil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[.D274]/[.C274]*100" office:value-type="float" office:value="23.9024390243902" calcext:value-type="float">
            <text:p>23.9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raubrunnen</text:p>
          </table:table-cell>
          <table:table-cell office:value-type="float" office:value="5399" calcext:value-type="float">
            <text:p>5399</text:p>
          </table:table-cell>
          <table:table-cell office:value-type="float" office:value="1171" calcext:value-type="float">
            <text:p>1171</text:p>
          </table:table-cell>
          <table:table-cell table:formula="of:=[.D275]/[.C275]*100" office:value-type="float" office:value="21.6892017040193" calcext:value-type="float">
            <text:p>21.68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egenstorf</text:p>
          </table:table-cell>
          <table:table-cell office:value-type="float" office:value="5789" calcext:value-type="float">
            <text:p>5789</text:p>
          </table:table-cell>
          <table:table-cell office:value-type="float" office:value="1130" calcext:value-type="float">
            <text:p>1130</text:p>
          </table:table-cell>
          <table:table-cell table:formula="of:=[.D276]/[.C276]*100" office:value-type="float" office:value="19.5197788910002" calcext:value-type="float">
            <text:p>19.5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ffwil</text:p>
          </table:table-cell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table:formula="of:=[.D277]/[.C277]*100" office:value-type="float" office:value="23.094688221709" calcext:value-type="float">
            <text:p>23.09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attstetten</text:p>
          </table:table-cell>
          <table:table-cell office:value-type="float" office:value="589" calcext:value-type="float">
            <text:p>589</text:p>
          </table:table-cell>
          <table:table-cell office:value-type="float" office:value="127" calcext:value-type="float">
            <text:p>127</text:p>
          </table:table-cell>
          <table:table-cell table:formula="of:=[.D278]/[.C278]*100" office:value-type="float" office:value="21.5619694397284" calcext:value-type="float">
            <text:p>21.56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oosseedorf</text:p>
          </table:table-cell>
          <table:table-cell office:value-type="float" office:value="4113" calcext:value-type="float">
            <text:p>4113</text:p>
          </table:table-cell>
          <table:table-cell office:value-type="float" office:value="875" calcext:value-type="float">
            <text:p>875</text:p>
          </table:table-cell>
          <table:table-cell table:formula="of:=[.D279]/[.C279]*100" office:value-type="float" office:value="21.2740092389983" calcext:value-type="float">
            <text:p>21.2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ünchenbuchsee</text:p>
          </table:table-cell>
          <table:table-cell office:value-type="float" office:value="10214" calcext:value-type="float">
            <text:p>10214</text:p>
          </table:table-cell>
          <table:table-cell office:value-type="float" office:value="2055" calcext:value-type="float">
            <text:p>2055</text:p>
          </table:table-cell>
          <table:table-cell table:formula="of:=[.D280]/[.C280]*100" office:value-type="float" office:value="20.1194439005287" calcext:value-type="float">
            <text:p>20.1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Urtenen-Schönbühl</text:p>
          </table:table-cell>
          <table:table-cell office:value-type="float" office:value="6410" calcext:value-type="float">
            <text:p>6410</text:p>
          </table:table-cell>
          <table:table-cell office:value-type="float" office:value="1372" calcext:value-type="float">
            <text:p>1372</text:p>
          </table:table-cell>
          <table:table-cell table:formula="of:=[.D281]/[.C281]*100" office:value-type="float" office:value="21.4040561622465" calcext:value-type="float">
            <text:p>21.4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tzenstorf</text:p>
          </table:table-cell>
          <table:table-cell office:value-type="float" office:value="4476" calcext:value-type="float">
            <text:p>4476</text:p>
          </table:table-cell>
          <table:table-cell office:value-type="float" office:value="865" calcext:value-type="float">
            <text:p>865</text:p>
          </table:table-cell>
          <table:table-cell table:formula="of:=[.D282]/[.C282]*100" office:value-type="float" office:value="19.325290437891" calcext:value-type="float">
            <text:p>19.3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Wiggiswil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formula="of:=[.D283]/[.C283]*100" office:value-type="float" office:value="19.047619047619" calcext:value-type="float">
            <text:p>19.0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Wiler bei Utzenstorf</text:p>
          </table:table-cell>
          <table:table-cell office:value-type="float" office:value="1037" calcext:value-type="float">
            <text:p>1037</text:p>
          </table:table-cell>
          <table:table-cell office:value-type="float" office:value="237" calcext:value-type="float">
            <text:p>237</text:p>
          </table:table-cell>
          <table:table-cell table:formula="of:=[.D284]/[.C284]*100" office:value-type="float" office:value="22.854387656702" calcext:value-type="float">
            <text:p>22.8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Zielebach</text:p>
          </table:table-cell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table:formula="of:=[.D285]/[.C285]*100" office:value-type="float" office:value="15.4078549848943" calcext:value-type="float">
            <text:p>15.4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Zuzwil (BE)</text:p>
          </table:table-cell>
          <table:table-cell office:value-type="float" office:value="542" calcext:value-type="float">
            <text:p>542</text:p>
          </table:table-cell>
          <table:table-cell office:value-type="float" office:value="117" calcext:value-type="float">
            <text:p>117</text:p>
          </table:table-cell>
          <table:table-cell table:formula="of:=[.D286]/[.C286]*100" office:value-type="float" office:value="21.5867158671587" calcext:value-type="float">
            <text:p>21.58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delboden</text:p>
          </table:table-cell>
          <table:table-cell office:value-type="float" office:value="3399" calcext:value-type="float">
            <text:p>3399</text:p>
          </table:table-cell>
          <table:table-cell office:value-type="float" office:value="672" calcext:value-type="float">
            <text:p>672</text:p>
          </table:table-cell>
          <table:table-cell table:formula="of:=[.D287]/[.C287]*100" office:value-type="float" office:value="19.7705207413945" calcext:value-type="float">
            <text:p>19.7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eschi bei Spiez</text:p>
          </table:table-cell>
          <table:table-cell office:value-type="float" office:value="2283" calcext:value-type="float">
            <text:p>2283</text:p>
          </table:table-cell>
          <table:table-cell office:value-type="float" office:value="464" calcext:value-type="float">
            <text:p>464</text:p>
          </table:table-cell>
          <table:table-cell table:formula="of:=[.D288]/[.C288]*100" office:value-type="float" office:value="20.3241349102059" calcext:value-type="float">
            <text:p>20.32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rutigen</text:p>
          </table:table-cell>
          <table:table-cell office:value-type="float" office:value="7014" calcext:value-type="float">
            <text:p>7014</text:p>
          </table:table-cell>
          <table:table-cell office:value-type="float" office:value="1544" calcext:value-type="float">
            <text:p>1544</text:p>
          </table:table-cell>
          <table:table-cell table:formula="of:=[.D289]/[.C289]*100" office:value-type="float" office:value="22.0131166238951" calcext:value-type="float">
            <text:p>22.0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Kandergrund</text:p>
          </table:table-cell>
          <table:table-cell office:value-type="float" office:value="822" calcext:value-type="float">
            <text:p>822</text:p>
          </table:table-cell>
          <table:table-cell office:value-type="float" office:value="176" calcext:value-type="float">
            <text:p>176</text:p>
          </table:table-cell>
          <table:table-cell table:formula="of:=[.D290]/[.C290]*100" office:value-type="float" office:value="21.4111922141119" calcext:value-type="float">
            <text:p>21.4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Kandersteg</text:p>
          </table:table-cell>
          <table:table-cell office:value-type="float" office:value="1298" calcext:value-type="float">
            <text:p>1298</text:p>
          </table:table-cell>
          <table:table-cell office:value-type="float" office:value="180" calcext:value-type="float">
            <text:p>180</text:p>
          </table:table-cell>
          <table:table-cell table:formula="of:=[.D291]/[.C291]*100" office:value-type="float" office:value="13.8674884437596" calcext:value-type="float">
            <text:p>13.8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Krattigen</text:p>
          </table:table-cell>
          <table:table-cell office:value-type="float" office:value="1140" calcext:value-type="float">
            <text:p>1140</text:p>
          </table:table-cell>
          <table:table-cell office:value-type="float" office:value="207" calcext:value-type="float">
            <text:p>207</text:p>
          </table:table-cell>
          <table:table-cell table:formula="of:=[.D292]/[.C292]*100" office:value-type="float" office:value="18.1578947368421" calcext:value-type="float">
            <text:p>18.15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ichenbach im Kandertal</text:p>
          </table:table-cell>
          <table:table-cell office:value-type="float" office:value="3698" calcext:value-type="float">
            <text:p>3698</text:p>
          </table:table-cell>
          <table:table-cell office:value-type="float" office:value="799" calcext:value-type="float">
            <text:p>799</text:p>
          </table:table-cell>
          <table:table-cell table:formula="of:=[.D293]/[.C293]*100" office:value-type="float" office:value="21.6062736614386" calcext:value-type="float">
            <text:p>21.6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eatenberg</text:p>
          </table:table-cell>
          <table:table-cell office:value-type="float" office:value="1182" calcext:value-type="float">
            <text:p>1182</text:p>
          </table:table-cell>
          <table:table-cell office:value-type="float" office:value="178" calcext:value-type="float">
            <text:p>178</text:p>
          </table:table-cell>
          <table:table-cell table:formula="of:=[.D294]/[.C294]*100" office:value-type="float" office:value="15.0592216582064" calcext:value-type="float">
            <text:p>15.0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Bönigen</text:p>
          </table:table-cell>
          <table:table-cell office:value-type="float" office:value="2568" calcext:value-type="float">
            <text:p>2568</text:p>
          </table:table-cell>
          <table:table-cell office:value-type="float" office:value="485" calcext:value-type="float">
            <text:p>485</text:p>
          </table:table-cell>
          <table:table-cell table:formula="of:=[.D295]/[.C295]*100" office:value-type="float" office:value="18.886292834891" calcext:value-type="float">
            <text:p>18.8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rienz (BE)</text:p>
          </table:table-cell>
          <table:table-cell office:value-type="float" office:value="3225" calcext:value-type="float">
            <text:p>3225</text:p>
          </table:table-cell>
          <table:table-cell office:value-type="float" office:value="584" calcext:value-type="float">
            <text:p>584</text:p>
          </table:table-cell>
          <table:table-cell table:formula="of:=[.D296]/[.C296]*100" office:value-type="float" office:value="18.1085271317829" calcext:value-type="float">
            <text:p>18.10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rienzwiler</text:p>
          </table:table-cell>
          <table:table-cell office:value-type="float" office:value="486" calcext:value-type="float">
            <text:p>486</text:p>
          </table:table-cell>
          <table:table-cell office:value-type="float" office:value="70" calcext:value-type="float">
            <text:p>70</text:p>
          </table:table-cell>
          <table:table-cell table:formula="of:=[.D297]/[.C297]*100" office:value-type="float" office:value="14.40329218107" calcext:value-type="float">
            <text:p>14.40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ärligen</text:p>
          </table:table-cell>
          <table:table-cell office:value-type="float" office:value="413" calcext:value-type="float">
            <text:p>413</text:p>
          </table:table-cell>
          <table:table-cell office:value-type="float" office:value="82" calcext:value-type="float">
            <text:p>82</text:p>
          </table:table-cell>
          <table:table-cell table:formula="of:=[.D298]/[.C298]*100" office:value-type="float" office:value="19.8547215496368" calcext:value-type="float">
            <text:p>19.85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rindelwald</text:p>
          </table:table-cell>
          <table:table-cell office:value-type="float" office:value="3756" calcext:value-type="float">
            <text:p>3756</text:p>
          </table:table-cell>
          <table:table-cell office:value-type="float" office:value="526" calcext:value-type="float">
            <text:p>526</text:p>
          </table:table-cell>
          <table:table-cell table:formula="of:=[.D299]/[.C299]*100" office:value-type="float" office:value="14.0042598509052" calcext:value-type="float">
            <text:p>14.0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steigwiler</text:p>
          </table:table-cell>
          <table:table-cell office:value-type="float" office:value="426" calcext:value-type="float">
            <text:p>426</text:p>
          </table:table-cell>
          <table:table-cell office:value-type="float" office:value="83" calcext:value-type="float">
            <text:p>83</text:p>
          </table:table-cell>
          <table:table-cell table:formula="of:=[.D300]/[.C300]*100" office:value-type="float" office:value="19.4835680751174" calcext:value-type="float">
            <text:p>19.4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ündlischwand</text:p>
          </table:table-cell>
          <table:table-cell office:value-type="float" office:value="351" calcext:value-type="float">
            <text:p>351</text:p>
          </table:table-cell>
          <table:table-cell office:value-type="float" office:value="70" calcext:value-type="float">
            <text:p>70</text:p>
          </table:table-cell>
          <table:table-cell table:formula="of:=[.D301]/[.C301]*100" office:value-type="float" office:value="19.9430199430199" calcext:value-type="float">
            <text:p>19.94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Habkern</text:p>
          </table:table-cell>
          <table:table-cell office:value-type="float" office:value="622" calcext:value-type="float">
            <text:p>622</text:p>
          </table:table-cell>
          <table:table-cell office:value-type="float" office:value="120" calcext:value-type="float">
            <text:p>120</text:p>
          </table:table-cell>
          <table:table-cell table:formula="of:=[.D302]/[.C302]*100" office:value-type="float" office:value="19.2926045016077" calcext:value-type="float">
            <text:p>19.29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Hofstetten bei Brienz</text:p>
          </table:table-cell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table:formula="of:=[.D303]/[.C303]*100" office:value-type="float" office:value="14.1804788213628" calcext:value-type="float">
            <text:p>14.1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terlaken</text:p>
          </table:table-cell>
          <table:table-cell office:value-type="float" office:value="5926" calcext:value-type="float">
            <text:p>5926</text:p>
          </table:table-cell>
          <table:table-cell office:value-type="float" office:value="916" calcext:value-type="float">
            <text:p>916</text:p>
          </table:table-cell>
          <table:table-cell table:formula="of:=[.D304]/[.C304]*100" office:value-type="float" office:value="15.4573067836652" calcext:value-type="float">
            <text:p>15.45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seltwald</text:p>
          </table:table-cell>
          <table:table-cell office:value-type="float" office:value="413" calcext:value-type="float">
            <text:p>413</text:p>
          </table:table-cell>
          <table:table-cell office:value-type="float" office:value="71" calcext:value-type="float">
            <text:p>71</text:p>
          </table:table-cell>
          <table:table-cell table:formula="of:=[.D305]/[.C305]*100" office:value-type="float" office:value="17.1912832929782" calcext:value-type="float">
            <text:p>17.1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auterbrunnen</text:p>
          </table:table-cell>
          <table:table-cell office:value-type="float" office:value="2270" calcext:value-type="float">
            <text:p>2270</text:p>
          </table:table-cell>
          <table:table-cell office:value-type="float" office:value="322" calcext:value-type="float">
            <text:p>322</text:p>
          </table:table-cell>
          <table:table-cell table:formula="of:=[.D306]/[.C306]*100" office:value-type="float" office:value="14.1850220264317" calcext:value-type="float">
            <text:p>14.18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eissigen</text:p>
          </table:table-cell>
          <table:table-cell office:value-type="float" office:value="1193" calcext:value-type="float">
            <text:p>1193</text:p>
          </table:table-cell>
          <table:table-cell office:value-type="float" office:value="238" calcext:value-type="float">
            <text:p>238</text:p>
          </table:table-cell>
          <table:table-cell table:formula="of:=[.D307]/[.C307]*100" office:value-type="float" office:value="19.9497066219614" calcext:value-type="float">
            <text:p>19.95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Lütschental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formula="of:=[.D308]/[.C308]*100" office:value-type="float" office:value="16.2162162162162" calcext:value-type="float">
            <text:p>16.2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atten bei Interlaken</text:p>
          </table:table-cell>
          <table:table-cell office:value-type="float" office:value="4171" calcext:value-type="float">
            <text:p>4171</text:p>
          </table:table-cell>
          <table:table-cell office:value-type="float" office:value="705" calcext:value-type="float">
            <text:p>705</text:p>
          </table:table-cell>
          <table:table-cell table:formula="of:=[.D309]/[.C309]*100" office:value-type="float" office:value="16.9024214816591" calcext:value-type="float">
            <text:p>16.90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iederried bei Interlaken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table:formula="of:=[.D310]/[.C310]*100" office:value-type="float" office:value="13.5135135135135" calcext:value-type="float">
            <text:p>13.5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Oberried am Brienzersee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table:formula="of:=[.D311]/[.C311]*100" office:value-type="float" office:value="13.0801687763713" calcext:value-type="float">
            <text:p>13.0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inggenberg (BE)</text:p>
          </table:table-cell>
          <table:table-cell office:value-type="float" office:value="2549" calcext:value-type="float">
            <text:p>2549</text:p>
          </table:table-cell>
          <table:table-cell office:value-type="float" office:value="399" calcext:value-type="float">
            <text:p>399</text:p>
          </table:table-cell>
          <table:table-cell table:formula="of:=[.D312]/[.C312]*100" office:value-type="float" office:value="15.6531973322872" calcext:value-type="float">
            <text:p>15.65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axeten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D313]/[.C313]*100" office:value-type="float" office:value="7.95454545454545" calcext:value-type="float">
            <text:p>7.9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chwanden bei Brienz</text:p>
          </table:table-cell>
          <table:table-cell office:value-type="float" office:value="649" calcext:value-type="float">
            <text:p>649</text:p>
          </table:table-cell>
          <table:table-cell office:value-type="float" office:value="119" calcext:value-type="float">
            <text:p>119</text:p>
          </table:table-cell>
          <table:table-cell table:formula="of:=[.D314]/[.C314]*100" office:value-type="float" office:value="18.3359013867488" calcext:value-type="float">
            <text:p>18.3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Unterseen</text:p>
          </table:table-cell>
          <table:table-cell office:value-type="float" office:value="5745" calcext:value-type="float">
            <text:p>5745</text:p>
          </table:table-cell>
          <table:table-cell office:value-type="float" office:value="928" calcext:value-type="float">
            <text:p>928</text:p>
          </table:table-cell>
          <table:table-cell table:formula="of:=[.D315]/[.C315]*100" office:value-type="float" office:value="16.1531766753699" calcext:value-type="float">
            <text:p>16.15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Wilderswil</text:p>
          </table:table-cell>
          <table:table-cell office:value-type="float" office:value="2697" calcext:value-type="float">
            <text:p>2697</text:p>
          </table:table-cell>
          <table:table-cell office:value-type="float" office:value="492" calcext:value-type="float">
            <text:p>492</text:p>
          </table:table-cell>
          <table:table-cell table:formula="of:=[.D316]/[.C316]*100" office:value-type="float" office:value="18.2424916573971" calcext:value-type="float">
            <text:p>18.24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rni (BE)</text:p>
          </table:table-cell>
          <table:table-cell office:value-type="float" office:value="951" calcext:value-type="float">
            <text:p>951</text:p>
          </table:table-cell>
          <table:table-cell office:value-type="float" office:value="208" calcext:value-type="float">
            <text:p>208</text:p>
          </table:table-cell>
          <table:table-cell table:formula="of:=[.D317]/[.C317]*100" office:value-type="float" office:value="21.8717139852787" calcext:value-type="float">
            <text:p>21.87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Biglen</text:p>
          </table:table-cell>
          <table:table-cell office:value-type="float" office:value="1852" calcext:value-type="float">
            <text:p>1852</text:p>
          </table:table-cell>
          <table:table-cell office:value-type="float" office:value="350" calcext:value-type="float">
            <text:p>350</text:p>
          </table:table-cell>
          <table:table-cell table:formula="of:=[.D318]/[.C318]*100" office:value-type="float" office:value="18.8984881209503" calcext:value-type="float">
            <text:p>18.8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owil</text:p>
          </table:table-cell>
          <table:table-cell office:value-type="float" office:value="1338" calcext:value-type="float">
            <text:p>1338</text:p>
          </table:table-cell>
          <table:table-cell office:value-type="float" office:value="272" calcext:value-type="float">
            <text:p>272</text:p>
          </table:table-cell>
          <table:table-cell table:formula="of:=[.D319]/[.C319]*100" office:value-type="float" office:value="20.3288490284006" calcext:value-type="float">
            <text:p>20.3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renzikofen</text:p>
          </table:table-cell>
          <table:table-cell office:value-type="float" office:value="488" calcext:value-type="float">
            <text:p>488</text:p>
          </table:table-cell>
          <table:table-cell office:value-type="float" office:value="96" calcext:value-type="float">
            <text:p>96</text:p>
          </table:table-cell>
          <table:table-cell table:formula="of:=[.D320]/[.C320]*100" office:value-type="float" office:value="19.672131147541" calcext:value-type="float">
            <text:p>19.67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reimettigen</text:p>
          </table:table-cell>
          <table:table-cell office:value-type="float" office:value="464" calcext:value-type="float">
            <text:p>464</text:p>
          </table:table-cell>
          <table:table-cell office:value-type="float" office:value="103" calcext:value-type="float">
            <text:p>103</text:p>
          </table:table-cell>
          <table:table-cell table:formula="of:=[.D321]/[.C321]*100" office:value-type="float" office:value="22.198275862069" calcext:value-type="float">
            <text:p>22.19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rosshöchstetten</text:p>
          </table:table-cell>
          <table:table-cell office:value-type="float" office:value="4130" calcext:value-type="float">
            <text:p>4130</text:p>
          </table:table-cell>
          <table:table-cell office:value-type="float" office:value="796" calcext:value-type="float">
            <text:p>796</text:p>
          </table:table-cell>
          <table:table-cell table:formula="of:=[.D322]/[.C322]*100" office:value-type="float" office:value="19.273607748184" calcext:value-type="float">
            <text:p>19.2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Häutligen</text:p>
          </table:table-cell>
          <table:table-cell office:value-type="float" office:value="263" calcext:value-type="float">
            <text:p>263</text:p>
          </table:table-cell>
          <table:table-cell office:value-type="float" office:value="60" calcext:value-type="float">
            <text:p>60</text:p>
          </table:table-cell>
          <table:table-cell table:formula="of:=[.D323]/[.C323]*100" office:value-type="float" office:value="22.8136882129278" calcext:value-type="float">
            <text:p>22.8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Herbligen</text:p>
          </table:table-cell>
          <table:table-cell office:value-type="float" office:value="609" calcext:value-type="float">
            <text:p>609</text:p>
          </table:table-cell>
          <table:table-cell office:value-type="float" office:value="153" calcext:value-type="float">
            <text:p>153</text:p>
          </table:table-cell>
          <table:table-cell table:formula="of:=[.D324]/[.C324]*100" office:value-type="float" office:value="25.1231527093596" calcext:value-type="float">
            <text:p>25.12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Kiesen</text:p>
          </table:table-cell>
          <table:table-cell office:value-type="float" office:value="1013" calcext:value-type="float">
            <text:p>1013</text:p>
          </table:table-cell>
          <table:table-cell office:value-type="float" office:value="233" calcext:value-type="float">
            <text:p>233</text:p>
          </table:table-cell>
          <table:table-cell table:formula="of:=[.D325]/[.C325]*100" office:value-type="float" office:value="23.0009871668312" calcext:value-type="float">
            <text:p>23.0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Konolfingen</text:p>
          </table:table-cell>
          <table:table-cell office:value-type="float" office:value="5463" calcext:value-type="float">
            <text:p>5463</text:p>
          </table:table-cell>
          <table:table-cell office:value-type="float" office:value="983" calcext:value-type="float">
            <text:p>983</text:p>
          </table:table-cell>
          <table:table-cell table:formula="of:=[.D326]/[.C326]*100" office:value-type="float" office:value="17.9937763133809" calcext:value-type="float">
            <text:p>17.9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Landiswil</text:p>
          </table:table-cell>
          <table:table-cell office:value-type="float" office:value="613" calcext:value-type="float">
            <text:p>613</text:p>
          </table:table-cell>
          <table:table-cell office:value-type="float" office:value="122" calcext:value-type="float">
            <text:p>122</text:p>
          </table:table-cell>
          <table:table-cell table:formula="of:=[.D327]/[.C327]*100" office:value-type="float" office:value="19.9021207177814" calcext:value-type="float">
            <text:p>19.90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inden</text:p>
          </table:table-cell>
          <table:table-cell office:value-type="float" office:value="1278" calcext:value-type="float">
            <text:p>1278</text:p>
          </table:table-cell>
          <table:table-cell office:value-type="float" office:value="267" calcext:value-type="float">
            <text:p>267</text:p>
          </table:table-cell>
          <table:table-cell table:formula="of:=[.D328]/[.C328]*100" office:value-type="float" office:value="20.8920187793427" calcext:value-type="float">
            <text:p>20.89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irchel</text:p>
          </table:table-cell>
          <table:table-cell office:value-type="float" office:value="593" calcext:value-type="float">
            <text:p>593</text:p>
          </table:table-cell>
          <table:table-cell office:value-type="float" office:value="126" calcext:value-type="float">
            <text:p>126</text:p>
          </table:table-cell>
          <table:table-cell table:formula="of:=[.D329]/[.C329]*100" office:value-type="float" office:value="21.247892074199" calcext:value-type="float">
            <text:p>21.2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ünsingen</text:p>
          </table:table-cell>
          <table:table-cell office:value-type="float" office:value="13045" calcext:value-type="float">
            <text:p>13045</text:p>
          </table:table-cell>
          <table:table-cell office:value-type="float" office:value="2526" calcext:value-type="float">
            <text:p>2526</text:p>
          </table:table-cell>
          <table:table-cell table:formula="of:=[.D330]/[.C330]*100" office:value-type="float" office:value="19.3637408968954" calcext:value-type="float">
            <text:p>19.3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iederhünigen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table:formula="of:=[.D331]/[.C331]*100" office:value-type="float" office:value="20.1408450704225" calcext:value-type="float">
            <text:p>20.14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Oberdiessbach</text:p>
          </table:table-cell>
          <table:table-cell office:value-type="float" office:value="3572" calcext:value-type="float">
            <text:p>3572</text:p>
          </table:table-cell>
          <table:table-cell office:value-type="float" office:value="706" calcext:value-type="float">
            <text:p>706</text:p>
          </table:table-cell>
          <table:table-cell table:formula="of:=[.D332]/[.C332]*100" office:value-type="float" office:value="19.7648376259798" calcext:value-type="float">
            <text:p>19.7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Oberthal</text:p>
          </table:table-cell>
          <table:table-cell office:value-type="float" office:value="727" calcext:value-type="float">
            <text:p>727</text:p>
          </table:table-cell>
          <table:table-cell office:value-type="float" office:value="136" calcext:value-type="float">
            <text:p>136</text:p>
          </table:table-cell>
          <table:table-cell table:formula="of:=[.D333]/[.C333]*100" office:value-type="float" office:value="18.707015130674" calcext:value-type="float">
            <text:p>18.7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Oppligen</text:p>
          </table:table-cell>
          <table:table-cell office:value-type="float" office:value="640" calcext:value-type="float">
            <text:p>640</text:p>
          </table:table-cell>
          <table:table-cell office:value-type="float" office:value="131" calcext:value-type="float">
            <text:p>131</text:p>
          </table:table-cell>
          <table:table-cell table:formula="of:=[.D334]/[.C334]*100" office:value-type="float" office:value="20.46875" calcext:value-type="float">
            <text:p>20.46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ubigen</text:p>
          </table:table-cell>
          <table:table-cell office:value-type="float" office:value="2910" calcext:value-type="float">
            <text:p>2910</text:p>
          </table:table-cell>
          <table:table-cell office:value-type="float" office:value="514" calcext:value-type="float">
            <text:p>514</text:p>
          </table:table-cell>
          <table:table-cell table:formula="of:=[.D335]/[.C335]*100" office:value-type="float" office:value="17.6632302405498" calcext:value-type="float">
            <text:p>17.66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Walkringen</text:p>
          </table:table-cell>
          <table:table-cell office:value-type="float" office:value="1795" calcext:value-type="float">
            <text:p>1795</text:p>
          </table:table-cell>
          <table:table-cell office:value-type="float" office:value="349" calcext:value-type="float">
            <text:p>349</text:p>
          </table:table-cell>
          <table:table-cell table:formula="of:=[.D336]/[.C336]*100" office:value-type="float" office:value="19.4428969359332" calcext:value-type="float">
            <text:p>19.4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Worb</text:p>
          </table:table-cell>
          <table:table-cell office:value-type="float" office:value="11460" calcext:value-type="float">
            <text:p>11460</text:p>
          </table:table-cell>
          <table:table-cell office:value-type="float" office:value="2159" calcext:value-type="float">
            <text:p>2159</text:p>
          </table:table-cell>
          <table:table-cell table:formula="of:=[.D337]/[.C337]*100" office:value-type="float" office:value="18.8394415357766" calcext:value-type="float">
            <text:p>18.8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Zäziwil</text:p>
          </table:table-cell>
          <table:table-cell office:value-type="float" office:value="1623" calcext:value-type="float">
            <text:p>1623</text:p>
          </table:table-cell>
          <table:table-cell office:value-type="float" office:value="321" calcext:value-type="float">
            <text:p>321</text:p>
          </table:table-cell>
          <table:table-cell table:formula="of:=[.D338]/[.C338]*100" office:value-type="float" office:value="19.7781885397412" calcext:value-type="float">
            <text:p>19.77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berhünigen</text:p>
          </table:table-cell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table:formula="of:=[.D339]/[.C339]*100" office:value-type="float" office:value="23.75" calcext:value-type="float">
            <text:p>23.75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llmendingen</text:p>
          </table:table-cell>
          <table:table-cell office:value-type="float" office:value="566" calcext:value-type="float">
            <text:p>566</text:p>
          </table:table-cell>
          <table:table-cell office:value-type="float" office:value="97" calcext:value-type="float">
            <text:p>97</text:p>
          </table:table-cell>
          <table:table-cell table:formula="of:=[.D340]/[.C340]*100" office:value-type="float" office:value="17.1378091872792" calcext:value-type="float">
            <text:p>17.1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ichtrach</text:p>
          </table:table-cell>
          <table:table-cell office:value-type="float" office:value="4350" calcext:value-type="float">
            <text:p>4350</text:p>
          </table:table-cell>
          <table:table-cell office:value-type="float" office:value="866" calcext:value-type="float">
            <text:p>866</text:p>
          </table:table-cell>
          <table:table-cell table:formula="of:=[.D341]/[.C341]*100" office:value-type="float" office:value="19.9080459770115" calcext:value-type="float">
            <text:p>19.9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erenbalm</text:p>
          </table:table-cell>
          <table:table-cell office:value-type="float" office:value="1223" calcext:value-type="float">
            <text:p>1223</text:p>
          </table:table-cell>
          <table:table-cell office:value-type="float" office:value="208" calcext:value-type="float">
            <text:p>208</text:p>
          </table:table-cell>
          <table:table-cell table:formula="of:=[.D342]/[.C342]*100" office:value-type="float" office:value="17.0073589533933" calcext:value-type="float">
            <text:p>17.0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rauenkappelen</text:p>
          </table:table-cell>
          <table:table-cell office:value-type="float" office:value="1430" calcext:value-type="float">
            <text:p>1430</text:p>
          </table:table-cell>
          <table:table-cell office:value-type="float" office:value="268" calcext:value-type="float">
            <text:p>268</text:p>
          </table:table-cell>
          <table:table-cell table:formula="of:=[.D343]/[.C343]*100" office:value-type="float" office:value="18.7412587412587" calcext:value-type="float">
            <text:p>18.74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Gurbrü</text:p>
          </table:table-cell>
          <table:table-cell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table:formula="of:=[.D344]/[.C344]*100" office:value-type="float" office:value="19.0283400809717" calcext:value-type="float">
            <text:p>19.0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Kriechenwil</text:p>
          </table:table-cell>
          <table:table-cell office:value-type="float" office:value="424" calcext:value-type="float">
            <text:p>424</text:p>
          </table:table-cell>
          <table:table-cell office:value-type="float" office:value="73" calcext:value-type="float">
            <text:p>73</text:p>
          </table:table-cell>
          <table:table-cell table:formula="of:=[.D345]/[.C345]*100" office:value-type="float" office:value="17.2169811320755" calcext:value-type="float">
            <text:p>17.2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aupen</text:p>
          </table:table-cell>
          <table:table-cell office:value-type="float" office:value="3282" calcext:value-type="float">
            <text:p>3282</text:p>
          </table:table-cell>
          <table:table-cell office:value-type="float" office:value="600" calcext:value-type="float">
            <text:p>600</text:p>
          </table:table-cell>
          <table:table-cell table:formula="of:=[.D346]/[.C346]*100" office:value-type="float" office:value="18.2815356489945" calcext:value-type="float">
            <text:p>18.28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ühleberg</text:p>
          </table:table-cell>
          <table:table-cell office:value-type="float" office:value="3074" calcext:value-type="float">
            <text:p>3074</text:p>
          </table:table-cell>
          <table:table-cell office:value-type="float" office:value="562" calcext:value-type="float">
            <text:p>562</text:p>
          </table:table-cell>
          <table:table-cell table:formula="of:=[.D347]/[.C347]*100" office:value-type="float" office:value="18.2823682498373" calcext:value-type="float">
            <text:p>18.28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Münchenwiler</text:p>
          </table:table-cell>
          <table:table-cell office:value-type="float" office:value="559" calcext:value-type="float">
            <text:p>559</text:p>
          </table:table-cell>
          <table:table-cell office:value-type="float" office:value="140" calcext:value-type="float">
            <text:p>140</text:p>
          </table:table-cell>
          <table:table-cell table:formula="of:=[.D348]/[.C348]*100" office:value-type="float" office:value="25.0447227191413" calcext:value-type="float">
            <text:p>25.0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Neuenegg</text:p>
          </table:table-cell>
          <table:table-cell office:value-type="float" office:value="5656" calcext:value-type="float">
            <text:p>5656</text:p>
          </table:table-cell>
          <table:table-cell office:value-type="float" office:value="1122" calcext:value-type="float">
            <text:p>1122</text:p>
          </table:table-cell>
          <table:table-cell table:formula="of:=[.D349]/[.C349]*100" office:value-type="float" office:value="19.8373408769448" calcext:value-type="float">
            <text:p>19.8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Wileroltigen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table:formula="of:=[.D350]/[.C350]*100" office:value-type="float" office:value="17.1052631578947" calcext:value-type="float">
            <text:p>17.10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elprahon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table:formula="of:=[.D351]/[.C351]*100" office:value-type="float" office:value="13.0434782608696" calcext:value-type="float">
            <text:p>13.0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hampoz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[.D352]/[.C352]*100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orcelles (BE)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table:formula="of:=[.D353]/[.C353]*100" office:value-type="float" office:value="15.9203980099503" calcext:value-type="float">
            <text:p>15.9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urt</text:p>
          </table:table-cell>
          <table:table-cell office:value-type="float" office:value="1394" calcext:value-type="float">
            <text:p>1394</text:p>
          </table:table-cell>
          <table:table-cell office:value-type="float" office:value="304" calcext:value-type="float">
            <text:p>304</text:p>
          </table:table-cell>
          <table:table-cell table:formula="of:=[.D354]/[.C354]*100" office:value-type="float" office:value="21.8077474892396" calcext:value-type="float">
            <text:p>21.8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rémines</text:p>
          </table:table-cell>
          <table:table-cell office:value-type="float" office:value="508" calcext:value-type="float">
            <text:p>508</text:p>
          </table:table-cell>
          <table:table-cell office:value-type="float" office:value="105" calcext:value-type="float">
            <text:p>105</text:p>
          </table:table-cell>
          <table:table-cell table:formula="of:=[.D355]/[.C355]*100" office:value-type="float" office:value="20.6692913385827" calcext:value-type="float">
            <text:p>20.66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schert</text:p>
          </table:table-cell>
          <table:table-cell office:value-type="float" office:value="384" calcext:value-type="float">
            <text:p>384</text:p>
          </table:table-cell>
          <table:table-cell office:value-type="float" office:value="68" calcext:value-type="float">
            <text:p>68</text:p>
          </table:table-cell>
          <table:table-cell table:formula="of:=[.D356]/[.C356]*100" office:value-type="float" office:value="17.7083333333333" calcext:value-type="float">
            <text:p>17.70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randval</text:p>
          </table:table-cell>
          <table:table-cell office:value-type="float" office:value="399" calcext:value-type="float">
            <text:p>399</text:p>
          </table:table-cell>
          <table:table-cell office:value-type="float" office:value="93" calcext:value-type="float">
            <text:p>93</text:p>
          </table:table-cell>
          <table:table-cell table:formula="of:=[.D357]/[.C357]*100" office:value-type="float" office:value="23.3082706766917" calcext:value-type="float">
            <text:p>23.30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Loveresse</text:p>
          </table:table-cell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  <table:table-cell table:formula="of:=[.D358]/[.C358]*100" office:value-type="float" office:value="25.1381215469613" calcext:value-type="float">
            <text:p>25.1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outier</text:p>
          </table:table-cell>
          <table:table-cell office:value-type="float" office:value="7189" calcext:value-type="float">
            <text:p>7189</text:p>
          </table:table-cell>
          <table:table-cell office:value-type="float" office:value="1388" calcext:value-type="float">
            <text:p>1388</text:p>
          </table:table-cell>
          <table:table-cell table:formula="of:=[.D359]/[.C359]*100" office:value-type="float" office:value="19.3072750034775" calcext:value-type="float">
            <text:p>19.30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errefitte</text:p>
          </table:table-cell>
          <table:table-cell office:value-type="float" office:value="472" calcext:value-type="float">
            <text:p>472</text:p>
          </table:table-cell>
          <table:table-cell office:value-type="float" office:value="99" calcext:value-type="float">
            <text:p>99</text:p>
          </table:table-cell>
          <table:table-cell table:formula="of:=[.D360]/[.C360]*100" office:value-type="float" office:value="20.9745762711864" calcext:value-type="float">
            <text:p>20.9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econvilier</text:p>
          </table:table-cell>
          <table:table-cell office:value-type="float" office:value="2425" calcext:value-type="float">
            <text:p>2425</text:p>
          </table:table-cell>
          <table:table-cell office:value-type="float" office:value="509" calcext:value-type="float">
            <text:p>509</text:p>
          </table:table-cell>
          <table:table-cell table:formula="of:=[.D361]/[.C361]*100" office:value-type="float" office:value="20.9896907216495" calcext:value-type="float">
            <text:p>20.99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oches (BE)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table:formula="of:=[.D362]/[.C362]*100" office:value-type="float" office:value="13.1578947368421" calcext:value-type="float">
            <text:p>13.15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aicourt</text:p>
          </table:table-cell>
          <table:table-cell office:value-type="float" office:value="623" calcext:value-type="float">
            <text:p>623</text:p>
          </table:table-cell>
          <table:table-cell office:value-type="float" office:value="149" calcext:value-type="float">
            <text:p>149</text:p>
          </table:table-cell>
          <table:table-cell table:formula="of:=[.D363]/[.C363]*100" office:value-type="float" office:value="23.916532905297" calcext:value-type="float">
            <text:p>23.9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aules (BE)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formula="of:=[.D364]/[.C364]*100" office:value-type="float" office:value="21.7105263157895" calcext:value-type="float">
            <text:p>21.7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chelten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D365]/[.C365]*100"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eehof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[.D366]/[.C366]*100" office:value-type="float" office:value="12.6760563380282" calcext:value-type="float">
            <text:p>12.6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orvilier</text:p>
          </table:table-cell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table:formula="of:=[.D367]/[.C367]*100" office:value-type="float" office:value="20.7746478873239" calcext:value-type="float">
            <text:p>20.7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Tavannes</text:p>
          </table:table-cell>
          <table:table-cell office:value-type="float" office:value="3430" calcext:value-type="float">
            <text:p>3430</text:p>
          </table:table-cell>
          <table:table-cell office:value-type="float" office:value="743" calcext:value-type="float">
            <text:p>743</text:p>
          </table:table-cell>
          <table:table-cell table:formula="of:=[.D368]/[.C368]*100" office:value-type="float" office:value="21.6618075801749" calcext:value-type="float">
            <text:p>21.66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ebévelier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D369]/[.C369]*100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etit-Val</text:p>
          </table:table-cell>
          <table:table-cell office:value-type="float" office:value="410" calcext:value-type="float">
            <text:p>410</text:p>
          </table:table-cell>
          <table:table-cell office:value-type="float" office:value="93" calcext:value-type="float">
            <text:p>93</text:p>
          </table:table-cell>
          <table:table-cell table:formula="of:=[.D370]/[.C370]*100" office:value-type="float" office:value="22.6829268292683" calcext:value-type="float">
            <text:p>22.68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Valbirse</text:p>
          </table:table-cell>
          <table:table-cell office:value-type="float" office:value="3918" calcext:value-type="float">
            <text:p>3918</text:p>
          </table:table-cell>
          <table:table-cell office:value-type="float" office:value="766" calcext:value-type="float">
            <text:p>766</text:p>
          </table:table-cell>
          <table:table-cell table:formula="of:=[.D371]/[.C371]*100" office:value-type="float" office:value="19.5507912200102" calcext:value-type="float">
            <text:p>19.55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La Neuveville</text:p>
          </table:table-cell>
          <table:table-cell office:value-type="float" office:value="3798" calcext:value-type="float">
            <text:p>3798</text:p>
          </table:table-cell>
          <table:table-cell office:value-type="float" office:value="693" calcext:value-type="float">
            <text:p>693</text:p>
          </table:table-cell>
          <table:table-cell table:formula="of:=[.D372]/[.C372]*100" office:value-type="float" office:value="18.2464454976303" calcext:value-type="float">
            <text:p>18.24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Nods</text:p>
          </table:table-cell>
          <table:table-cell office:value-type="float" office:value="804" calcext:value-type="float">
            <text:p>804</text:p>
          </table:table-cell>
          <table:table-cell office:value-type="float" office:value="182" calcext:value-type="float">
            <text:p>182</text:p>
          </table:table-cell>
          <table:table-cell table:formula="of:=[.D373]/[.C373]*100" office:value-type="float" office:value="22.636815920398" calcext:value-type="float">
            <text:p>22.63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lateau de Diesse</text:p>
          </table:table-cell>
          <table:table-cell office:value-type="float" office:value="2118" calcext:value-type="float">
            <text:p>2118</text:p>
          </table:table-cell>
          <table:table-cell office:value-type="float" office:value="434" calcext:value-type="float">
            <text:p>434</text:p>
          </table:table-cell>
          <table:table-cell table:formula="of:=[.D374]/[.C374]*100" office:value-type="float" office:value="20.491029272899" calcext:value-type="float">
            <text:p>20.49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Aegerten</text:p>
          </table:table-cell>
          <table:table-cell office:value-type="float" office:value="2359" calcext:value-type="float">
            <text:p>2359</text:p>
          </table:table-cell>
          <table:table-cell office:value-type="float" office:value="449" calcext:value-type="float">
            <text:p>449</text:p>
          </table:table-cell>
          <table:table-cell table:formula="of:=[.D375]/[.C375]*100" office:value-type="float" office:value="19.0334887664265" calcext:value-type="float">
            <text:p>19.0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ellmund</text:p>
          </table:table-cell>
          <table:table-cell office:value-type="float" office:value="1777" calcext:value-type="float">
            <text:p>1777</text:p>
          </table:table-cell>
          <table:table-cell office:value-type="float" office:value="407" calcext:value-type="float">
            <text:p>407</text:p>
          </table:table-cell>
          <table:table-cell table:formula="of:=[.D376]/[.C376]*100" office:value-type="float" office:value="22.9037703995498" calcext:value-type="float">
            <text:p>22.90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ügg</text:p>
          </table:table-cell>
          <table:table-cell office:value-type="float" office:value="4456" calcext:value-type="float">
            <text:p>4456</text:p>
          </table:table-cell>
          <table:table-cell office:value-type="float" office:value="908" calcext:value-type="float">
            <text:p>908</text:p>
          </table:table-cell>
          <table:table-cell table:formula="of:=[.D377]/[.C377]*100" office:value-type="float" office:value="20.3770197486535" calcext:value-type="float">
            <text:p>20.37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Bühl</text:p>
          </table:table-cell>
          <table:table-cell office:value-type="float" office:value="483" calcext:value-type="float">
            <text:p>483</text:p>
          </table:table-cell>
          <table:table-cell office:value-type="float" office:value="87" calcext:value-type="float">
            <text:p>87</text:p>
          </table:table-cell>
          <table:table-cell table:formula="of:=[.D378]/[.C378]*100" office:value-type="float" office:value="18.0124223602484" calcext:value-type="float">
            <text:p>18.0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psach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table:formula="of:=[.D379]/[.C379]*100" office:value-type="float" office:value="19.3939393939394" calcext:value-type="float">
            <text:p>19.39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Hagneck</text:p>
          </table:table-cell>
          <table:table-cell office:value-type="float" office:value="420" calcext:value-type="float">
            <text:p>420</text:p>
          </table:table-cell>
          <table:table-cell office:value-type="float" office:value="86" calcext:value-type="float">
            <text:p>86</text:p>
          </table:table-cell>
          <table:table-cell table:formula="of:=[.D380]/[.C380]*100" office:value-type="float" office:value="20.4761904761905" calcext:value-type="float">
            <text:p>20.47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ermrigen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 table:formula="of:=[.D381]/[.C381]*100" office:value-type="float" office:value="19.496855345912" calcext:value-type="float">
            <text:p>19.49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Jens</text:p>
          </table:table-cell>
          <table:table-cell office:value-type="float" office:value="668" calcext:value-type="float">
            <text:p>668</text:p>
          </table:table-cell>
          <table:table-cell office:value-type="float" office:value="132" calcext:value-type="float">
            <text:p>132</text:p>
          </table:table-cell>
          <table:table-cell table:formula="of:=[.D382]/[.C382]*100" office:value-type="float" office:value="19.7604790419162" calcext:value-type="float">
            <text:p>19.76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Ipsach</text:p>
          </table:table-cell>
          <table:table-cell office:value-type="float" office:value="3895" calcext:value-type="float">
            <text:p>3895</text:p>
          </table:table-cell>
          <table:table-cell office:value-type="float" office:value="726" calcext:value-type="float">
            <text:p>726</text:p>
          </table:table-cell>
          <table:table-cell table:formula="of:=[.D383]/[.C383]*100" office:value-type="float" office:value="18.6392811296534" calcext:value-type="float">
            <text:p>18.6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Ligerz</text:p>
          </table:table-cell>
          <table:table-cell office:value-type="float" office:value="525" calcext:value-type="float">
            <text:p>525</text:p>
          </table:table-cell>
          <table:table-cell office:value-type="float" office:value="90" calcext:value-type="float">
            <text:p>90</text:p>
          </table:table-cell>
          <table:table-cell table:formula="of:=[.D384]/[.C384]*100" office:value-type="float" office:value="17.1428571428571" calcext:value-type="float">
            <text:p>17.14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erzligen</text:p>
          </table:table-cell>
          <table:table-cell office:value-type="float" office:value="396" calcext:value-type="float">
            <text:p>396</text:p>
          </table:table-cell>
          <table:table-cell office:value-type="float" office:value="65" calcext:value-type="float">
            <text:p>65</text:p>
          </table:table-cell>
          <table:table-cell table:formula="of:=[.D385]/[.C385]*100" office:value-type="float" office:value="16.4141414141414" calcext:value-type="float">
            <text:p>16.4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örigen</text:p>
          </table:table-cell>
          <table:table-cell office:value-type="float" office:value="890" calcext:value-type="float">
            <text:p>890</text:p>
          </table:table-cell>
          <table:table-cell office:value-type="float" office:value="148" calcext:value-type="float">
            <text:p>148</text:p>
          </table:table-cell>
          <table:table-cell table:formula="of:=[.D386]/[.C386]*100" office:value-type="float" office:value="16.6292134831461" calcext:value-type="float">
            <text:p>16.6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idau</text:p>
          </table:table-cell>
          <table:table-cell office:value-type="float" office:value="7118" calcext:value-type="float">
            <text:p>7118</text:p>
          </table:table-cell>
          <table:table-cell office:value-type="float" office:value="1458" calcext:value-type="float">
            <text:p>1458</text:p>
          </table:table-cell>
          <table:table-cell table:formula="of:=[.D387]/[.C387]*100" office:value-type="float" office:value="20.4832818207362" calcext:value-type="float">
            <text:p>20.48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Orpund</text:p>
          </table:table-cell>
          <table:table-cell office:value-type="float" office:value="3255" calcext:value-type="float">
            <text:p>3255</text:p>
          </table:table-cell>
          <table:table-cell office:value-type="float" office:value="660" calcext:value-type="float">
            <text:p>660</text:p>
          </table:table-cell>
          <table:table-cell table:formula="of:=[.D388]/[.C388]*100" office:value-type="float" office:value="20.2764976958525" calcext:value-type="float">
            <text:p>20.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ort</text:p>
          </table:table-cell>
          <table:table-cell office:value-type="float" office:value="3882" calcext:value-type="float">
            <text:p>3882</text:p>
          </table:table-cell>
          <table:table-cell office:value-type="float" office:value="797" calcext:value-type="float">
            <text:p>797</text:p>
          </table:table-cell>
          <table:table-cell table:formula="of:=[.D389]/[.C389]*100" office:value-type="float" office:value="20.5306543019062" calcext:value-type="float">
            <text:p>20.5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afnern</text:p>
          </table:table-cell>
          <table:table-cell office:value-type="float" office:value="2001" calcext:value-type="float">
            <text:p>2001</text:p>
          </table:table-cell>
          <table:table-cell office:value-type="float" office:value="426" calcext:value-type="float">
            <text:p>426</text:p>
          </table:table-cell>
          <table:table-cell table:formula="of:=[.D390]/[.C390]*100" office:value-type="float" office:value="21.2893553223388" calcext:value-type="float">
            <text:p>21.28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cheuren</text:p>
          </table:table-cell>
          <table:table-cell office:value-type="float" office:value="536" calcext:value-type="float">
            <text:p>536</text:p>
          </table:table-cell>
          <table:table-cell office:value-type="float" office:value="130" calcext:value-type="float">
            <text:p>130</text:p>
          </table:table-cell>
          <table:table-cell table:formula="of:=[.D391]/[.C391]*100" office:value-type="float" office:value="24.2537313432836" calcext:value-type="float">
            <text:p>24.25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chwadernau</text:p>
          </table:table-cell>
          <table:table-cell office:value-type="float" office:value="693" calcext:value-type="float">
            <text:p>693</text:p>
          </table:table-cell>
          <table:table-cell office:value-type="float" office:value="139" calcext:value-type="float">
            <text:p>139</text:p>
          </table:table-cell>
          <table:table-cell table:formula="of:=[.D392]/[.C392]*100" office:value-type="float" office:value="20.0577200577201" calcext:value-type="float">
            <text:p>20.0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uden (BE)</text:p>
          </table:table-cell>
          <table:table-cell office:value-type="float" office:value="3463" calcext:value-type="float">
            <text:p>3463</text:p>
          </table:table-cell>
          <table:table-cell office:value-type="float" office:value="785" calcext:value-type="float">
            <text:p>785</text:p>
          </table:table-cell>
          <table:table-cell table:formula="of:=[.D393]/[.C393]*100" office:value-type="float" office:value="22.668206757147" calcext:value-type="float">
            <text:p>22.6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utz-Lattrigen</text:p>
          </table:table-cell>
          <table:table-cell office:value-type="float" office:value="1420" calcext:value-type="float">
            <text:p>1420</text:p>
          </table:table-cell>
          <table:table-cell office:value-type="float" office:value="297" calcext:value-type="float">
            <text:p>297</text:p>
          </table:table-cell>
          <table:table-cell table:formula="of:=[.D394]/[.C394]*100" office:value-type="float" office:value="20.9154929577465" calcext:value-type="float">
            <text:p>20.9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äuffelen</text:p>
          </table:table-cell>
          <table:table-cell office:value-type="float" office:value="3071" calcext:value-type="float">
            <text:p>3071</text:p>
          </table:table-cell>
          <table:table-cell office:value-type="float" office:value="556" calcext:value-type="float">
            <text:p>556</text:p>
          </table:table-cell>
          <table:table-cell table:formula="of:=[.D395]/[.C395]*100" office:value-type="float" office:value="18.1048518397916" calcext:value-type="float">
            <text:p>18.10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alperswil</text:p>
          </table:table-cell>
          <table:table-cell office:value-type="float" office:value="1020" calcext:value-type="float">
            <text:p>1020</text:p>
          </table:table-cell>
          <table:table-cell office:value-type="float" office:value="212" calcext:value-type="float">
            <text:p>212</text:p>
          </table:table-cell>
          <table:table-cell table:formula="of:=[.D396]/[.C396]*100" office:value-type="float" office:value="20.7843137254902" calcext:value-type="float">
            <text:p>20.78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Worben</text:p>
          </table:table-cell>
          <table:table-cell office:value-type="float" office:value="2501" calcext:value-type="float">
            <text:p>2501</text:p>
          </table:table-cell>
          <table:table-cell office:value-type="float" office:value="498" calcext:value-type="float">
            <text:p>498</text:p>
          </table:table-cell>
          <table:table-cell table:formula="of:=[.D397]/[.C397]*100" office:value-type="float" office:value="19.9120351859256" calcext:value-type="float">
            <text:p>19.9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wann-Tüscherz</text:p>
          </table:table-cell>
          <table:table-cell office:value-type="float" office:value="1193" calcext:value-type="float">
            <text:p>1193</text:p>
          </table:table-cell>
          <table:table-cell office:value-type="float" office:value="178" calcext:value-type="float">
            <text:p>178</text:p>
          </table:table-cell>
          <table:table-cell table:formula="of:=[.D398]/[.C398]*100" office:value-type="float" office:value="14.9203688181056" calcext:value-type="float">
            <text:p>14.9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ärstetten</text:p>
          </table:table-cell>
          <table:table-cell office:value-type="float" office:value="858" calcext:value-type="float">
            <text:p>858</text:p>
          </table:table-cell>
          <table:table-cell office:value-type="float" office:value="164" calcext:value-type="float">
            <text:p>164</text:p>
          </table:table-cell>
          <table:table-cell table:formula="of:=[.D399]/[.C399]*100" office:value-type="float" office:value="19.1142191142191" calcext:value-type="float">
            <text:p>19.1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iemtigen</text:p>
          </table:table-cell>
          <table:table-cell office:value-type="float" office:value="2271" calcext:value-type="float">
            <text:p>2271</text:p>
          </table:table-cell>
          <table:table-cell office:value-type="float" office:value="447" calcext:value-type="float">
            <text:p>447</text:p>
          </table:table-cell>
          <table:table-cell table:formula="of:=[.D400]/[.C400]*100" office:value-type="float" office:value="19.6829590488771" calcext:value-type="float">
            <text:p>19.68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Erlenbach im Simmental</text:p>
          </table:table-cell>
          <table:table-cell office:value-type="float" office:value="1744" calcext:value-type="float">
            <text:p>1744</text:p>
          </table:table-cell>
          <table:table-cell office:value-type="float" office:value="315" calcext:value-type="float">
            <text:p>315</text:p>
          </table:table-cell>
          <table:table-cell table:formula="of:=[.D401]/[.C401]*100" office:value-type="float" office:value="18.0619266055046" calcext:value-type="float">
            <text:p>18.06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Oberwil im Simmental</text:p>
          </table:table-cell>
          <table:table-cell office:value-type="float" office:value="818" calcext:value-type="float">
            <text:p>818</text:p>
          </table:table-cell>
          <table:table-cell office:value-type="float" office:value="158" calcext:value-type="float">
            <text:p>158</text:p>
          </table:table-cell>
          <table:table-cell table:formula="of:=[.D402]/[.C402]*100" office:value-type="float" office:value="19.3154034229829" calcext:value-type="float">
            <text:p>19.3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Reutigen</text:p>
          </table:table-cell>
          <table:table-cell office:value-type="float" office:value="1033" calcext:value-type="float">
            <text:p>1033</text:p>
          </table:table-cell>
          <table:table-cell office:value-type="float" office:value="206" calcext:value-type="float">
            <text:p>206</text:p>
          </table:table-cell>
          <table:table-cell table:formula="of:=[.D403]/[.C403]*100" office:value-type="float" office:value="19.9419167473378" calcext:value-type="float">
            <text:p>19.94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piez</text:p>
          </table:table-cell>
          <table:table-cell office:value-type="float" office:value="12906" calcext:value-type="float">
            <text:p>12906</text:p>
          </table:table-cell>
          <table:table-cell office:value-type="float" office:value="2169" calcext:value-type="float">
            <text:p>2169</text:p>
          </table:table-cell>
          <table:table-cell table:formula="of:=[.D404]/[.C404]*100" office:value-type="float" office:value="16.8061366806137" calcext:value-type="float">
            <text:p>16.80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Wimmis</text:p>
          </table:table-cell>
          <table:table-cell office:value-type="float" office:value="2645" calcext:value-type="float">
            <text:p>2645</text:p>
          </table:table-cell>
          <table:table-cell office:value-type="float" office:value="582" calcext:value-type="float">
            <text:p>582</text:p>
          </table:table-cell>
          <table:table-cell table:formula="of:=[.D405]/[.C405]*100" office:value-type="float" office:value="22.0037807183365" calcext:value-type="float">
            <text:p>22.0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ocken-Höfen</text:p>
          </table:table-cell>
          <table:table-cell office:value-type="float" office:value="1021" calcext:value-type="float">
            <text:p>1021</text:p>
          </table:table-cell>
          <table:table-cell office:value-type="float" office:value="219" calcext:value-type="float">
            <text:p>219</text:p>
          </table:table-cell>
          <table:table-cell table:formula="of:=[.D406]/[.C406]*100" office:value-type="float" office:value="21.4495592556317" calcext:value-type="float">
            <text:p>21.45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uttannen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table:formula="of:=[.D407]/[.C407]*100" office:value-type="float" office:value="13.8211382113821" calcext:value-type="float">
            <text:p>13.8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sliberg</text:p>
          </table:table-cell>
          <table:table-cell office:value-type="float" office:value="1101" calcext:value-type="float">
            <text:p>1101</text:p>
          </table:table-cell>
          <table:table-cell office:value-type="float" office:value="241" calcext:value-type="float">
            <text:p>241</text:p>
          </table:table-cell>
          <table:table-cell table:formula="of:=[.D408]/[.C408]*100" office:value-type="float" office:value="21.88919164396" calcext:value-type="float">
            <text:p>21.8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Innertkirchen</text:p>
          </table:table-cell>
          <table:table-cell office:value-type="float" office:value="1069" calcext:value-type="float">
            <text:p>1069</text:p>
          </table:table-cell>
          <table:table-cell office:value-type="float" office:value="191" calcext:value-type="float">
            <text:p>191</text:p>
          </table:table-cell>
          <table:table-cell table:formula="of:=[.D409]/[.C409]*100" office:value-type="float" office:value="17.867165575304" calcext:value-type="float">
            <text:p>17.86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eiringen</text:p>
          </table:table-cell>
          <table:table-cell office:value-type="float" office:value="4656" calcext:value-type="float">
            <text:p>4656</text:p>
          </table:table-cell>
          <table:table-cell office:value-type="float" office:value="850" calcext:value-type="float">
            <text:p>850</text:p>
          </table:table-cell>
          <table:table-cell table:formula="of:=[.D410]/[.C410]*100" office:value-type="float" office:value="18.2560137457045" calcext:value-type="float">
            <text:p>18.25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chattenhalb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table:formula="of:=[.D411]/[.C411]*100" office:value-type="float" office:value="17.5438596491228" calcext:value-type="float">
            <text:p>17.54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Boltigen</text:p>
          </table:table-cell>
          <table:table-cell office:value-type="float" office:value="1275" calcext:value-type="float">
            <text:p>1275</text:p>
          </table:table-cell>
          <table:table-cell office:value-type="float" office:value="239" calcext:value-type="float">
            <text:p>239</text:p>
          </table:table-cell>
          <table:table-cell table:formula="of:=[.D412]/[.C412]*100" office:value-type="float" office:value="18.7450980392157" calcext:value-type="float">
            <text:p>18.74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enk</text:p>
          </table:table-cell>
          <table:table-cell office:value-type="float" office:value="2276" calcext:value-type="float">
            <text:p>2276</text:p>
          </table:table-cell>
          <table:table-cell office:value-type="float" office:value="430" calcext:value-type="float">
            <text:p>430</text:p>
          </table:table-cell>
          <table:table-cell table:formula="of:=[.D413]/[.C413]*100" office:value-type="float" office:value="18.8927943760984" calcext:value-type="float">
            <text:p>18.8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. Stephan</text:p>
          </table:table-cell>
          <table:table-cell office:value-type="float" office:value="1319" calcext:value-type="float">
            <text:p>1319</text:p>
          </table:table-cell>
          <table:table-cell office:value-type="float" office:value="260" calcext:value-type="float">
            <text:p>260</text:p>
          </table:table-cell>
          <table:table-cell table:formula="of:=[.D414]/[.C414]*100" office:value-type="float" office:value="19.7119029567854" calcext:value-type="float">
            <text:p>19.7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Zweisimmen</text:p>
          </table:table-cell>
          <table:table-cell office:value-type="float" office:value="3083" calcext:value-type="float">
            <text:p>3083</text:p>
          </table:table-cell>
          <table:table-cell office:value-type="float" office:value="525" calcext:value-type="float">
            <text:p>525</text:p>
          </table:table-cell>
          <table:table-cell table:formula="of:=[.D415]/[.C415]*100" office:value-type="float" office:value="17.0288679857282" calcext:value-type="float">
            <text:p>17.02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steig</text:p>
          </table:table-cell>
          <table:table-cell office:value-type="float" office:value="1003" calcext:value-type="float">
            <text:p>1003</text:p>
          </table:table-cell>
          <table:table-cell office:value-type="float" office:value="181" calcext:value-type="float">
            <text:p>181</text:p>
          </table:table-cell>
          <table:table-cell table:formula="of:=[.D416]/[.C416]*100" office:value-type="float" office:value="18.0458624127617" calcext:value-type="float">
            <text:p>18.0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Lauenen</text:p>
          </table:table-cell>
          <table:table-cell office:value-type="float" office:value="851" calcext:value-type="float">
            <text:p>851</text:p>
          </table:table-cell>
          <table:table-cell office:value-type="float" office:value="186" calcext:value-type="float">
            <text:p>186</text:p>
          </table:table-cell>
          <table:table-cell table:formula="of:=[.D417]/[.C417]*100" office:value-type="float" office:value="21.8566392479436" calcext:value-type="float">
            <text:p>21.85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aanen</text:p>
          </table:table-cell>
          <table:table-cell office:value-type="float" office:value="6929" calcext:value-type="float">
            <text:p>6929</text:p>
          </table:table-cell>
          <table:table-cell office:value-type="float" office:value="1184" calcext:value-type="float">
            <text:p>1184</text:p>
          </table:table-cell>
          <table:table-cell table:formula="of:=[.D418]/[.C418]*100" office:value-type="float" office:value="17.087602828691" calcext:value-type="float">
            <text:p>17.08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uggisberg</text:p>
          </table:table-cell>
          <table:table-cell office:value-type="float" office:value="1478" calcext:value-type="float">
            <text:p>1478</text:p>
          </table:table-cell>
          <table:table-cell office:value-type="float" office:value="298" calcext:value-type="float">
            <text:p>298</text:p>
          </table:table-cell>
          <table:table-cell table:formula="of:=[.D419]/[.C419]*100" office:value-type="float" office:value="20.1623815967524" calcext:value-type="float">
            <text:p>20.16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Rüschegg</text:p>
          </table:table-cell>
          <table:table-cell office:value-type="float" office:value="1706" calcext:value-type="float">
            <text:p>1706</text:p>
          </table:table-cell>
          <table:table-cell office:value-type="float" office:value="326" calcext:value-type="float">
            <text:p>326</text:p>
          </table:table-cell>
          <table:table-cell table:formula="of:=[.D420]/[.C420]*100" office:value-type="float" office:value="19.1090269636577" calcext:value-type="float">
            <text:p>19.10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chwarzenburg</text:p>
          </table:table-cell>
          <table:table-cell office:value-type="float" office:value="6767" calcext:value-type="float">
            <text:p>6767</text:p>
          </table:table-cell>
          <table:table-cell office:value-type="float" office:value="1201" calcext:value-type="float">
            <text:p>1201</text:p>
          </table:table-cell>
          <table:table-cell table:formula="of:=[.D421]/[.C421]*100" office:value-type="float" office:value="17.7478941924043" calcext:value-type="float">
            <text:p>17.74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elp</text:p>
          </table:table-cell>
          <table:table-cell office:value-type="float" office:value="11578" calcext:value-type="float">
            <text:p>11578</text:p>
          </table:table-cell>
          <table:table-cell office:value-type="float" office:value="2266" calcext:value-type="float">
            <text:p>2266</text:p>
          </table:table-cell>
          <table:table-cell table:formula="of:=[.D422]/[.C422]*100" office:value-type="float" office:value="19.5716013128347" calcext:value-type="float">
            <text:p>19.57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urgistein</text:p>
          </table:table-cell>
          <table:table-cell office:value-type="float" office:value="1098" calcext:value-type="float">
            <text:p>1098</text:p>
          </table:table-cell>
          <table:table-cell office:value-type="float" office:value="191" calcext:value-type="float">
            <text:p>191</text:p>
          </table:table-cell>
          <table:table-cell table:formula="of:=[.D423]/[.C423]*100" office:value-type="float" office:value="17.3952641165756" calcext:value-type="float">
            <text:p>17.39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Gerzensee</text:p>
          </table:table-cell>
          <table:table-cell office:value-type="float" office:value="1266" calcext:value-type="float">
            <text:p>1266</text:p>
          </table:table-cell>
          <table:table-cell office:value-type="float" office:value="265" calcext:value-type="float">
            <text:p>265</text:p>
          </table:table-cell>
          <table:table-cell table:formula="of:=[.D424]/[.C424]*100" office:value-type="float" office:value="20.9320695102686" calcext:value-type="float">
            <text:p>20.9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Gurzelen</text:p>
          </table:table-cell>
          <table:table-cell office:value-type="float" office:value="889" calcext:value-type="float">
            <text:p>889</text:p>
          </table:table-cell>
          <table:table-cell office:value-type="float" office:value="211" calcext:value-type="float">
            <text:p>211</text:p>
          </table:table-cell>
          <table:table-cell table:formula="of:=[.D425]/[.C425]*100" office:value-type="float" office:value="23.7345331833521" calcext:value-type="float">
            <text:p>23.73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aberg</text:p>
          </table:table-cell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table:formula="of:=[.D426]/[.C426]*100" office:value-type="float" office:value="23.4920634920635" calcext:value-type="float">
            <text:p>23.4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Kaufdorf</text:p>
          </table:table-cell>
          <table:table-cell office:value-type="float" office:value="1124" calcext:value-type="float">
            <text:p>1124</text:p>
          </table:table-cell>
          <table:table-cell office:value-type="float" office:value="256" calcext:value-type="float">
            <text:p>256</text:p>
          </table:table-cell>
          <table:table-cell table:formula="of:=[.D427]/[.C427]*100" office:value-type="float" office:value="22.7758007117438" calcext:value-type="float">
            <text:p>22.77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Kehrsatz</text:p>
          </table:table-cell>
          <table:table-cell office:value-type="float" office:value="4474" calcext:value-type="float">
            <text:p>4474</text:p>
          </table:table-cell>
          <table:table-cell office:value-type="float" office:value="1022" calcext:value-type="float">
            <text:p>1022</text:p>
          </table:table-cell>
          <table:table-cell table:formula="of:=[.D428]/[.C428]*100" office:value-type="float" office:value="22.8430934286991" calcext:value-type="float">
            <text:p>22.84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Kirchdorf (BE)</text:p>
          </table:table-cell>
          <table:table-cell office:value-type="float" office:value="1820" calcext:value-type="float">
            <text:p>1820</text:p>
          </table:table-cell>
          <table:table-cell office:value-type="float" office:value="328" calcext:value-type="float">
            <text:p>328</text:p>
          </table:table-cell>
          <table:table-cell table:formula="of:=[.D429]/[.C429]*100" office:value-type="float" office:value="18.021978021978" calcext:value-type="float">
            <text:p>18.0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iedermuhlern</text:p>
          </table:table-cell>
          <table:table-cell office:value-type="float" office:value="509" calcext:value-type="float">
            <text:p>509</text:p>
          </table:table-cell>
          <table:table-cell office:value-type="float" office:value="92" calcext:value-type="float">
            <text:p>92</text:p>
          </table:table-cell>
          <table:table-cell table:formula="of:=[.D430]/[.C430]*100" office:value-type="float" office:value="18.0746561886051" calcext:value-type="float">
            <text:p>18.07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iggisberg</text:p>
          </table:table-cell>
          <table:table-cell office:value-type="float" office:value="3086" calcext:value-type="float">
            <text:p>3086</text:p>
          </table:table-cell>
          <table:table-cell office:value-type="float" office:value="593" calcext:value-type="float">
            <text:p>593</text:p>
          </table:table-cell>
          <table:table-cell table:formula="of:=[.D431]/[.C431]*100" office:value-type="float" office:value="19.2158133506157" calcext:value-type="float">
            <text:p>19.2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üeggisberg</text:p>
          </table:table-cell>
          <table:table-cell office:value-type="float" office:value="1787" calcext:value-type="float">
            <text:p>1787</text:p>
          </table:table-cell>
          <table:table-cell office:value-type="float" office:value="309" calcext:value-type="float">
            <text:p>309</text:p>
          </table:table-cell>
          <table:table-cell table:formula="of:=[.D432]/[.C432]*100" office:value-type="float" office:value="17.2915500839396" calcext:value-type="float">
            <text:p>17.2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eftigen</text:p>
          </table:table-cell>
          <table:table-cell office:value-type="float" office:value="2161" calcext:value-type="float">
            <text:p>2161</text:p>
          </table:table-cell>
          <table:table-cell office:value-type="float" office:value="401" calcext:value-type="float">
            <text:p>401</text:p>
          </table:table-cell>
          <table:table-cell table:formula="of:=[.D433]/[.C433]*100" office:value-type="float" office:value="18.5562239703841" calcext:value-type="float">
            <text:p>18.55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Toffen</text:p>
          </table:table-cell>
          <table:table-cell office:value-type="float" office:value="2611" calcext:value-type="float">
            <text:p>2611</text:p>
          </table:table-cell>
          <table:table-cell office:value-type="float" office:value="522" calcext:value-type="float">
            <text:p>522</text:p>
          </table:table-cell>
          <table:table-cell table:formula="of:=[.D434]/[.C434]*100" office:value-type="float" office:value="19.9923400995787" calcext:value-type="float">
            <text:p>19.99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Uttigen</text:p>
          </table:table-cell>
          <table:table-cell office:value-type="float" office:value="2173" calcext:value-type="float">
            <text:p>2173</text:p>
          </table:table-cell>
          <table:table-cell office:value-type="float" office:value="454" calcext:value-type="float">
            <text:p>454</text:p>
          </table:table-cell>
          <table:table-cell table:formula="of:=[.D435]/[.C435]*100" office:value-type="float" office:value="20.8927749654855" calcext:value-type="float">
            <text:p>20.89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Wattenwil</text:p>
          </table:table-cell>
          <table:table-cell office:value-type="float" office:value="3165" calcext:value-type="float">
            <text:p>3165</text:p>
          </table:table-cell>
          <table:table-cell office:value-type="float" office:value="679" calcext:value-type="float">
            <text:p>679</text:p>
          </table:table-cell>
          <table:table-cell table:formula="of:=[.D436]/[.C436]*100" office:value-type="float" office:value="21.4533965244866" calcext:value-type="float">
            <text:p>21.45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Wald (BE)</text:p>
          </table:table-cell>
          <table:table-cell office:value-type="float" office:value="1176" calcext:value-type="float">
            <text:p>1176</text:p>
          </table:table-cell>
          <table:table-cell office:value-type="float" office:value="226" calcext:value-type="float">
            <text:p>226</text:p>
          </table:table-cell>
          <table:table-cell table:formula="of:=[.D437]/[.C437]*100" office:value-type="float" office:value="19.2176870748299" calcext:value-type="float">
            <text:p>19.2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Thurnen</text:p>
          </table:table-cell>
          <table:table-cell office:value-type="float" office:value="2013" calcext:value-type="float">
            <text:p>2013</text:p>
          </table:table-cell>
          <table:table-cell office:value-type="float" office:value="400" calcext:value-type="float">
            <text:p>400</text:p>
          </table:table-cell>
          <table:table-cell table:formula="of:=[.D438]/[.C438]*100" office:value-type="float" office:value="19.8708395429707" calcext:value-type="float">
            <text:p>19.87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Eggiwil</text:p>
          </table:table-cell>
          <table:table-cell office:value-type="float" office:value="2443" calcext:value-type="float">
            <text:p>2443</text:p>
          </table:table-cell>
          <table:table-cell office:value-type="float" office:value="583" calcext:value-type="float">
            <text:p>583</text:p>
          </table:table-cell>
          <table:table-cell table:formula="of:=[.D439]/[.C439]*100" office:value-type="float" office:value="23.8641015145313" calcext:value-type="float">
            <text:p>23.86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Langnau im Emmental</text:p>
          </table:table-cell>
          <table:table-cell office:value-type="float" office:value="9337" calcext:value-type="float">
            <text:p>9337</text:p>
          </table:table-cell>
          <table:table-cell office:value-type="float" office:value="1815" calcext:value-type="float">
            <text:p>1815</text:p>
          </table:table-cell>
          <table:table-cell table:formula="of:=[.D440]/[.C440]*100" office:value-type="float" office:value="19.4387919031809" calcext:value-type="float">
            <text:p>19.43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Lauperswil</text:p>
          </table:table-cell>
          <table:table-cell office:value-type="float" office:value="2704" calcext:value-type="float">
            <text:p>2704</text:p>
          </table:table-cell>
          <table:table-cell office:value-type="float" office:value="524" calcext:value-type="float">
            <text:p>524</text:p>
          </table:table-cell>
          <table:table-cell table:formula="of:=[.D441]/[.C441]*100" office:value-type="float" office:value="19.3786982248521" calcext:value-type="float">
            <text:p>19.37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Röthenbach im Emmental</text:p>
          </table:table-cell>
          <table:table-cell office:value-type="float" office:value="1164" calcext:value-type="float">
            <text:p>1164</text:p>
          </table:table-cell>
          <table:table-cell office:value-type="float" office:value="248" calcext:value-type="float">
            <text:p>248</text:p>
          </table:table-cell>
          <table:table-cell table:formula="of:=[.D442]/[.C442]*100" office:value-type="float" office:value="21.3058419243986" calcext:value-type="float">
            <text:p>21.30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Rüderswil</text:p>
          </table:table-cell>
          <table:table-cell office:value-type="float" office:value="2425" calcext:value-type="float">
            <text:p>2425</text:p>
          </table:table-cell>
          <table:table-cell office:value-type="float" office:value="507" calcext:value-type="float">
            <text:p>507</text:p>
          </table:table-cell>
          <table:table-cell table:formula="of:=[.D443]/[.C443]*100" office:value-type="float" office:value="20.9072164948454" calcext:value-type="float">
            <text:p>20.90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changnau</text:p>
          </table:table-cell>
          <table:table-cell office:value-type="float" office:value="915" calcext:value-type="float">
            <text:p>915</text:p>
          </table:table-cell>
          <table:table-cell office:value-type="float" office:value="216" calcext:value-type="float">
            <text:p>216</text:p>
          </table:table-cell>
          <table:table-cell table:formula="of:=[.D444]/[.C444]*100" office:value-type="float" office:value="23.6065573770492" calcext:value-type="float">
            <text:p>23.60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ignau</text:p>
          </table:table-cell>
          <table:table-cell office:value-type="float" office:value="2652" calcext:value-type="float">
            <text:p>2652</text:p>
          </table:table-cell>
          <table:table-cell office:value-type="float" office:value="488" calcext:value-type="float">
            <text:p>488</text:p>
          </table:table-cell>
          <table:table-cell table:formula="of:=[.D445]/[.C445]*100" office:value-type="float" office:value="18.4012066365008" calcext:value-type="float">
            <text:p>18.40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Trub</text:p>
          </table:table-cell>
          <table:table-cell office:value-type="float" office:value="1322" calcext:value-type="float">
            <text:p>1322</text:p>
          </table:table-cell>
          <table:table-cell office:value-type="float" office:value="301" calcext:value-type="float">
            <text:p>301</text:p>
          </table:table-cell>
          <table:table-cell table:formula="of:=[.D446]/[.C446]*100" office:value-type="float" office:value="22.768532526475" calcext:value-type="float">
            <text:p>22.76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Trubschachen</text:p>
          </table:table-cell>
          <table:table-cell office:value-type="float" office:value="1497" calcext:value-type="float">
            <text:p>1497</text:p>
          </table:table-cell>
          <table:table-cell office:value-type="float" office:value="293" calcext:value-type="float">
            <text:p>293</text:p>
          </table:table-cell>
          <table:table-cell table:formula="of:=[.D447]/[.C447]*100" office:value-type="float" office:value="19.5724782899132" calcext:value-type="float">
            <text:p>19.57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msoldingen</text:p>
          </table:table-cell>
          <table:table-cell office:value-type="float" office:value="788" calcext:value-type="float">
            <text:p>788</text:p>
          </table:table-cell>
          <table:table-cell office:value-type="float" office:value="143" calcext:value-type="float">
            <text:p>143</text:p>
          </table:table-cell>
          <table:table-cell table:formula="of:=[.D448]/[.C448]*100" office:value-type="float" office:value="18.1472081218274" calcext:value-type="float">
            <text:p>18.14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Blumenstein</text:p>
          </table:table-cell>
          <table:table-cell office:value-type="float" office:value="1267" calcext:value-type="float">
            <text:p>1267</text:p>
          </table:table-cell>
          <table:table-cell office:value-type="float" office:value="251" calcext:value-type="float">
            <text:p>251</text:p>
          </table:table-cell>
          <table:table-cell table:formula="of:=[.D449]/[.C449]*100" office:value-type="float" office:value="19.8105761641673" calcext:value-type="float">
            <text:p>19.8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uchholterberg</text:p>
          </table:table-cell>
          <table:table-cell office:value-type="float" office:value="1536" calcext:value-type="float">
            <text:p>1536</text:p>
          </table:table-cell>
          <table:table-cell office:value-type="float" office:value="316" calcext:value-type="float">
            <text:p>316</text:p>
          </table:table-cell>
          <table:table-cell table:formula="of:=[.D450]/[.C450]*100" office:value-type="float" office:value="20.5729166666667" calcext:value-type="float">
            <text:p>20.57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Eriz</text:p>
          </table:table-cell>
          <table:table-cell office:value-type="float" office:value="478" calcext:value-type="float">
            <text:p>478</text:p>
          </table:table-cell>
          <table:table-cell office:value-type="float" office:value="86" calcext:value-type="float">
            <text:p>86</text:p>
          </table:table-cell>
          <table:table-cell table:formula="of:=[.D451]/[.C451]*100" office:value-type="float" office:value="17.9916317991632" calcext:value-type="float">
            <text:p>17.99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ahrni</text:p>
          </table:table-cell>
          <table:table-cell office:value-type="float" office:value="813" calcext:value-type="float">
            <text:p>813</text:p>
          </table:table-cell>
          <table:table-cell office:value-type="float" office:value="175" calcext:value-type="float">
            <text:p>175</text:p>
          </table:table-cell>
          <table:table-cell table:formula="of:=[.D452]/[.C452]*100" office:value-type="float" office:value="21.5252152521525" calcext:value-type="float">
            <text:p>21.5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eiligenschwendi</text:p>
          </table:table-cell>
          <table:table-cell office:value-type="float" office:value="756" calcext:value-type="float">
            <text:p>756</text:p>
          </table:table-cell>
          <table:table-cell office:value-type="float" office:value="143" calcext:value-type="float">
            <text:p>143</text:p>
          </table:table-cell>
          <table:table-cell table:formula="of:=[.D453]/[.C453]*100" office:value-type="float" office:value="18.9153439153439" calcext:value-type="float">
            <text:p>18.9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eimberg</text:p>
          </table:table-cell>
          <table:table-cell office:value-type="float" office:value="7020" calcext:value-type="float">
            <text:p>7020</text:p>
          </table:table-cell>
          <table:table-cell office:value-type="float" office:value="1390" calcext:value-type="float">
            <text:p>1390</text:p>
          </table:table-cell>
          <table:table-cell table:formula="of:=[.D454]/[.C454]*100" office:value-type="float" office:value="19.8005698005698" calcext:value-type="float">
            <text:p>19.8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Hilterfingen</text:p>
          </table:table-cell>
          <table:table-cell office:value-type="float" office:value="4056" calcext:value-type="float">
            <text:p>4056</text:p>
          </table:table-cell>
          <table:table-cell office:value-type="float" office:value="684" calcext:value-type="float">
            <text:p>684</text:p>
          </table:table-cell>
          <table:table-cell table:formula="of:=[.D455]/[.C455]*100" office:value-type="float" office:value="16.8639053254438" calcext:value-type="float">
            <text:p>16.86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Homberg</text:p>
          </table:table-cell>
          <table:table-cell office:value-type="float" office:value="501" calcext:value-type="float">
            <text:p>501</text:p>
          </table:table-cell>
          <table:table-cell office:value-type="float" office:value="129" calcext:value-type="float">
            <text:p>129</text:p>
          </table:table-cell>
          <table:table-cell table:formula="of:=[.D456]/[.C456]*100" office:value-type="float" office:value="25.748502994012" calcext:value-type="float">
            <text:p>25.74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Horrenbach-Buchen</text:p>
          </table:table-cell>
          <table:table-cell office:value-type="float" office:value="231" calcext:value-type="float">
            <text:p>231</text:p>
          </table:table-cell>
          <table:table-cell office:value-type="float" office:value="54" calcext:value-type="float">
            <text:p>54</text:p>
          </table:table-cell>
          <table:table-cell table:formula="of:=[.D457]/[.C457]*100" office:value-type="float" office:value="23.3766233766234" calcext:value-type="float">
            <text:p>23.37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Oberhofen am Thunersee</text:p>
          </table:table-cell>
          <table:table-cell office:value-type="float" office:value="2465" calcext:value-type="float">
            <text:p>2465</text:p>
          </table:table-cell>
          <table:table-cell office:value-type="float" office:value="371" calcext:value-type="float">
            <text:p>371</text:p>
          </table:table-cell>
          <table:table-cell table:formula="of:=[.D458]/[.C458]*100" office:value-type="float" office:value="15.0507099391481" calcext:value-type="float">
            <text:p>15.05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Oberlangenegg</text:p>
          </table:table-cell>
          <table:table-cell office:value-type="float" office:value="465" calcext:value-type="float">
            <text:p>465</text:p>
          </table:table-cell>
          <table:table-cell office:value-type="float" office:value="117" calcext:value-type="float">
            <text:p>117</text:p>
          </table:table-cell>
          <table:table-cell table:formula="of:=[.D459]/[.C459]*100" office:value-type="float" office:value="25.1612903225806" calcext:value-type="float">
            <text:p>25.16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ohlern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[.D460]/[.C460]*100"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igriswil</text:p>
          </table:table-cell>
          <table:table-cell office:value-type="float" office:value="4878" calcext:value-type="float">
            <text:p>4878</text:p>
          </table:table-cell>
          <table:table-cell office:value-type="float" office:value="638" calcext:value-type="float">
            <text:p>638</text:p>
          </table:table-cell>
          <table:table-cell table:formula="of:=[.D461]/[.C461]*100" office:value-type="float" office:value="13.0791307913079" calcext:value-type="float">
            <text:p>13.07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effisburg</text:p>
          </table:table-cell>
          <table:table-cell office:value-type="float" office:value="16071" calcext:value-type="float">
            <text:p>16071</text:p>
          </table:table-cell>
          <table:table-cell office:value-type="float" office:value="2867" calcext:value-type="float">
            <text:p>2867</text:p>
          </table:table-cell>
          <table:table-cell table:formula="of:=[.D462]/[.C462]*100" office:value-type="float" office:value="17.8395868334267" calcext:value-type="float">
            <text:p>17.8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euffenthal (BE)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table:formula="of:=[.D463]/[.C463]*100" office:value-type="float" office:value="16.4556962025316" calcext:value-type="float">
            <text:p>16.45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hierachern</text:p>
          </table:table-cell>
          <table:table-cell office:value-type="float" office:value="2539" calcext:value-type="float">
            <text:p>2539</text:p>
          </table:table-cell>
          <table:table-cell office:value-type="float" office:value="558" calcext:value-type="float">
            <text:p>558</text:p>
          </table:table-cell>
          <table:table-cell table:formula="of:=[.D464]/[.C464]*100" office:value-type="float" office:value="21.977156360772" calcext:value-type="float">
            <text:p>21.97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Thun</text:p>
          </table:table-cell>
          <table:table-cell office:value-type="float" office:value="43670" calcext:value-type="float">
            <text:p>43670</text:p>
          </table:table-cell>
          <table:table-cell office:value-type="float" office:value="7233" calcext:value-type="float">
            <text:p>7233</text:p>
          </table:table-cell>
          <table:table-cell table:formula="of:=[.D465]/[.C465]*100" office:value-type="float" office:value="16.5628577971147" calcext:value-type="float">
            <text:p>16.56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Uebeschi</text:p>
          </table:table-cell>
          <table:table-cell office:value-type="float" office:value="720" calcext:value-type="float">
            <text:p>720</text:p>
          </table:table-cell>
          <table:table-cell office:value-type="float" office:value="166" calcext:value-type="float">
            <text:p>166</text:p>
          </table:table-cell>
          <table:table-cell table:formula="of:=[.D466]/[.C466]*100" office:value-type="float" office:value="23.0555555555556" calcext:value-type="float">
            <text:p>23.05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Uetendorf</text:p>
          </table:table-cell>
          <table:table-cell office:value-type="float" office:value="5858" calcext:value-type="float">
            <text:p>5858</text:p>
          </table:table-cell>
          <table:table-cell office:value-type="float" office:value="1116" calcext:value-type="float">
            <text:p>1116</text:p>
          </table:table-cell>
          <table:table-cell table:formula="of:=[.D467]/[.C467]*100" office:value-type="float" office:value="19.0508706043018" calcext:value-type="float">
            <text:p>19.0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Unterlangenegg</text:p>
          </table:table-cell>
          <table:table-cell office:value-type="float" office:value="1092" calcext:value-type="float">
            <text:p>1092</text:p>
          </table:table-cell>
          <table:table-cell office:value-type="float" office:value="250" calcext:value-type="float">
            <text:p>250</text:p>
          </table:table-cell>
          <table:table-cell table:formula="of:=[.D468]/[.C468]*100" office:value-type="float" office:value="22.8937728937729" calcext:value-type="float">
            <text:p>22.8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Wachseldorn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D469]/[.C469]*100" office:value-type="float" office:value="18.75" calcext:value-type="float">
            <text:p>18.75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Zwieselberg</text:p>
          </table:table-cell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table:formula="of:=[.D470]/[.C470]*100" office:value-type="float" office:value="23.2704402515723" calcext:value-type="float">
            <text:p>23.27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orst-Längenbühl</text:p>
          </table:table-cell>
          <table:table-cell office:value-type="float" office:value="766" calcext:value-type="float">
            <text:p>766</text:p>
          </table:table-cell>
          <table:table-cell office:value-type="float" office:value="171" calcext:value-type="float">
            <text:p>171</text:p>
          </table:table-cell>
          <table:table-cell table:formula="of:=[.D471]/[.C471]*100" office:value-type="float" office:value="22.3237597911227" calcext:value-type="float">
            <text:p>22.3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ffoltern im Emmental</text:p>
          </table:table-cell>
          <table:table-cell office:value-type="float" office:value="1181" calcext:value-type="float">
            <text:p>1181</text:p>
          </table:table-cell>
          <table:table-cell office:value-type="float" office:value="207" calcext:value-type="float">
            <text:p>207</text:p>
          </table:table-cell>
          <table:table-cell table:formula="of:=[.D472]/[.C472]*100" office:value-type="float" office:value="17.5275190516511" calcext:value-type="float">
            <text:p>17.52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Dürrenroth</text:p>
          </table:table-cell>
          <table:table-cell office:value-type="float" office:value="1076" calcext:value-type="float">
            <text:p>1076</text:p>
          </table:table-cell>
          <table:table-cell office:value-type="float" office:value="251" calcext:value-type="float">
            <text:p>251</text:p>
          </table:table-cell>
          <table:table-cell table:formula="of:=[.D473]/[.C473]*100" office:value-type="float" office:value="23.3271375464684" calcext:value-type="float">
            <text:p>23.32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Eriswil</text:p>
          </table:table-cell>
          <table:table-cell office:value-type="float" office:value="1356" calcext:value-type="float">
            <text:p>1356</text:p>
          </table:table-cell>
          <table:table-cell office:value-type="float" office:value="280" calcext:value-type="float">
            <text:p>280</text:p>
          </table:table-cell>
          <table:table-cell table:formula="of:=[.D474]/[.C474]*100" office:value-type="float" office:value="20.6489675516224" calcext:value-type="float">
            <text:p>20.6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Huttwil</text:p>
          </table:table-cell>
          <table:table-cell office:value-type="float" office:value="5069" calcext:value-type="float">
            <text:p>5069</text:p>
          </table:table-cell>
          <table:table-cell office:value-type="float" office:value="1010" calcext:value-type="float">
            <text:p>1010</text:p>
          </table:table-cell>
          <table:table-cell table:formula="of:=[.D475]/[.C475]*100" office:value-type="float" office:value="19.9250345235747" calcext:value-type="float">
            <text:p>19.9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Lützelflüh</text:p>
          </table:table-cell>
          <table:table-cell office:value-type="float" office:value="4366" calcext:value-type="float">
            <text:p>4366</text:p>
          </table:table-cell>
          <table:table-cell office:value-type="float" office:value="891" calcext:value-type="float">
            <text:p>891</text:p>
          </table:table-cell>
          <table:table-cell table:formula="of:=[.D476]/[.C476]*100" office:value-type="float" office:value="20.4076958314246" calcext:value-type="float">
            <text:p>20.40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Rüegsau</text:p>
          </table:table-cell>
          <table:table-cell office:value-type="float" office:value="3255" calcext:value-type="float">
            <text:p>3255</text:p>
          </table:table-cell>
          <table:table-cell office:value-type="float" office:value="618" calcext:value-type="float">
            <text:p>618</text:p>
          </table:table-cell>
          <table:table-cell table:formula="of:=[.D477]/[.C477]*100" office:value-type="float" office:value="18.9861751152074" calcext:value-type="float">
            <text:p>18.98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umiswald</text:p>
          </table:table-cell>
          <table:table-cell office:value-type="float" office:value="5038" calcext:value-type="float">
            <text:p>5038</text:p>
          </table:table-cell>
          <table:table-cell office:value-type="float" office:value="980" calcext:value-type="float">
            <text:p>980</text:p>
          </table:table-cell>
          <table:table-cell table:formula="of:=[.D478]/[.C478]*100" office:value-type="float" office:value="19.4521635569671" calcext:value-type="float">
            <text:p>19.45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rachselwald</text:p>
          </table:table-cell>
          <table:table-cell office:value-type="float" office:value="921" calcext:value-type="float">
            <text:p>921</text:p>
          </table:table-cell>
          <table:table-cell office:value-type="float" office:value="191" calcext:value-type="float">
            <text:p>191</text:p>
          </table:table-cell>
          <table:table-cell table:formula="of:=[.D479]/[.C479]*100" office:value-type="float" office:value="20.7383279044517" calcext:value-type="float">
            <text:p>20.73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Walterswil (BE)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table:formula="of:=[.D480]/[.C480]*100" office:value-type="float" office:value="19.9619771863118" calcext:value-type="float">
            <text:p>19.9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Wyssachen</text:p>
          </table:table-cell>
          <table:table-cell office:value-type="float" office:value="1105" calcext:value-type="float">
            <text:p>1105</text:p>
          </table:table-cell>
          <table:table-cell office:value-type="float" office:value="229" calcext:value-type="float">
            <text:p>229</text:p>
          </table:table-cell>
          <table:table-cell table:formula="of:=[.D481]/[.C481]*100" office:value-type="float" office:value="20.7239819004525" calcext:value-type="float">
            <text:p>20.7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ttiswil</text:p>
          </table:table-cell>
          <table:table-cell office:value-type="float" office:value="1549" calcext:value-type="float">
            <text:p>1549</text:p>
          </table:table-cell>
          <table:table-cell office:value-type="float" office:value="278" calcext:value-type="float">
            <text:p>278</text:p>
          </table:table-cell>
          <table:table-cell table:formula="of:=[.D482]/[.C482]*100" office:value-type="float" office:value="17.9470626210458" calcext:value-type="float">
            <text:p>17.9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Berken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D483]/[.C483]*100" office:value-type="float" office:value="10.6382978723404" calcext:value-type="float">
            <text:p>10.6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ettenhausen</text:p>
          </table:table-cell>
          <table:table-cell office:value-type="float" office:value="679" calcext:value-type="float">
            <text:p>679</text:p>
          </table:table-cell>
          <table:table-cell office:value-type="float" office:value="110" calcext:value-type="float">
            <text:p>110</text:p>
          </table:table-cell>
          <table:table-cell table:formula="of:=[.D484]/[.C484]*100" office:value-type="float" office:value="16.20029455081" calcext:value-type="float">
            <text:p>16.2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arnern</text:p>
          </table:table-cell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table:formula="of:=[.D485]/[.C485]*100" office:value-type="float" office:value="19.7368421052632" calcext:value-type="float">
            <text:p>19.73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raben</text:p>
          </table:table-cell>
          <table:table-cell office:value-type="float" office:value="334" calcext:value-type="float">
            <text:p>334</text:p>
          </table:table-cell>
          <table:table-cell office:value-type="float" office:value="74" calcext:value-type="float">
            <text:p>74</text:p>
          </table:table-cell>
          <table:table-cell table:formula="of:=[.D486]/[.C486]*100" office:value-type="float" office:value="22.1556886227545" calcext:value-type="float">
            <text:p>22.15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Heimenhausen</text:p>
          </table:table-cell>
          <table:table-cell office:value-type="float" office:value="1178" calcext:value-type="float">
            <text:p>1178</text:p>
          </table:table-cell>
          <table:table-cell office:value-type="float" office:value="239" calcext:value-type="float">
            <text:p>239</text:p>
          </table:table-cell>
          <table:table-cell table:formula="of:=[.D487]/[.C487]*100" office:value-type="float" office:value="20.2886247877759" calcext:value-type="float">
            <text:p>20.28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Herzogenbuchsee</text:p>
          </table:table-cell>
          <table:table-cell office:value-type="float" office:value="7291" calcext:value-type="float">
            <text:p>7291</text:p>
          </table:table-cell>
          <table:table-cell office:value-type="float" office:value="1473" calcext:value-type="float">
            <text:p>1473</text:p>
          </table:table-cell>
          <table:table-cell table:formula="of:=[.D488]/[.C488]*100" office:value-type="float" office:value="20.202989987656" calcext:value-type="float">
            <text:p>20.2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nkwil</text:p>
          </table:table-cell>
          <table:table-cell office:value-type="float" office:value="696" calcext:value-type="float">
            <text:p>696</text:p>
          </table:table-cell>
          <table:table-cell office:value-type="float" office:value="112" calcext:value-type="float">
            <text:p>112</text:p>
          </table:table-cell>
          <table:table-cell table:formula="of:=[.D489]/[.C489]*100" office:value-type="float" office:value="16.0919540229885" calcext:value-type="float">
            <text:p>16.09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Niederbipp</text:p>
          </table:table-cell>
          <table:table-cell office:value-type="float" office:value="5185" calcext:value-type="float">
            <text:p>5185</text:p>
          </table:table-cell>
          <table:table-cell office:value-type="float" office:value="1018" calcext:value-type="float">
            <text:p>1018</text:p>
          </table:table-cell>
          <table:table-cell table:formula="of:=[.D490]/[.C490]*100" office:value-type="float" office:value="19.6335583413693" calcext:value-type="float">
            <text:p>19.63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iederönz</text:p>
          </table:table-cell>
          <table:table-cell office:value-type="float" office:value="1769" calcext:value-type="float">
            <text:p>1769</text:p>
          </table:table-cell>
          <table:table-cell office:value-type="float" office:value="341" calcext:value-type="float">
            <text:p>341</text:p>
          </table:table-cell>
          <table:table-cell table:formula="of:=[.D491]/[.C491]*100" office:value-type="float" office:value="19.2764273600904" calcext:value-type="float">
            <text:p>19.27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Oberbipp</text:p>
          </table:table-cell>
          <table:table-cell office:value-type="float" office:value="1826" calcext:value-type="float">
            <text:p>1826</text:p>
          </table:table-cell>
          <table:table-cell office:value-type="float" office:value="379" calcext:value-type="float">
            <text:p>379</text:p>
          </table:table-cell>
          <table:table-cell table:formula="of:=[.D492]/[.C492]*100" office:value-type="float" office:value="20.7557502738226" calcext:value-type="float">
            <text:p>20.75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Ochlenberg</text:p>
          </table:table-cell>
          <table:table-cell office:value-type="float" office:value="536" calcext:value-type="float">
            <text:p>536</text:p>
          </table:table-cell>
          <table:table-cell office:value-type="float" office:value="99" calcext:value-type="float">
            <text:p>99</text:p>
          </table:table-cell>
          <table:table-cell table:formula="of:=[.D493]/[.C493]*100" office:value-type="float" office:value="18.4701492537313" calcext:value-type="float">
            <text:p>18.47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umisberg</text:p>
          </table:table-cell>
          <table:table-cell office:value-type="float" office:value="510" calcext:value-type="float">
            <text:p>510</text:p>
          </table:table-cell>
          <table:table-cell office:value-type="float" office:value="99" calcext:value-type="float">
            <text:p>99</text:p>
          </table:table-cell>
          <table:table-cell table:formula="of:=[.D494]/[.C494]*100" office:value-type="float" office:value="19.4117647058824" calcext:value-type="float">
            <text:p>19.4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eeberg</text:p>
          </table:table-cell>
          <table:table-cell office:value-type="float" office:value="1599" calcext:value-type="float">
            <text:p>1599</text:p>
          </table:table-cell>
          <table:table-cell office:value-type="float" office:value="306" calcext:value-type="float">
            <text:p>306</text:p>
          </table:table-cell>
          <table:table-cell table:formula="of:=[.D495]/[.C495]*100" office:value-type="float" office:value="19.1369606003752" calcext:value-type="float">
            <text:p>19.1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Thörigen</text:p>
          </table:table-cell>
          <table:table-cell office:value-type="float" office:value="1196" calcext:value-type="float">
            <text:p>1196</text:p>
          </table:table-cell>
          <table:table-cell office:value-type="float" office:value="243" calcext:value-type="float">
            <text:p>243</text:p>
          </table:table-cell>
          <table:table-cell table:formula="of:=[.D496]/[.C496]*100" office:value-type="float" office:value="20.3177257525084" calcext:value-type="float">
            <text:p>20.3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Walliswil bei Niederbipp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  <table:table-cell table:formula="of:=[.D497]/[.C497]*100" office:value-type="float" office:value="16.3716814159292" calcext:value-type="float">
            <text:p>16.37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alliswil bei Wangen</text:p>
          </table:table-cell>
          <table:table-cell office:value-type="float" office:value="615" calcext:value-type="float">
            <text:p>615</text:p>
          </table:table-cell>
          <table:table-cell office:value-type="float" office:value="116" calcext:value-type="float">
            <text:p>116</text:p>
          </table:table-cell>
          <table:table-cell table:formula="of:=[.D498]/[.C498]*100" office:value-type="float" office:value="18.8617886178862" calcext:value-type="float">
            <text:p>18.86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Wangen an der Aare</text:p>
          </table:table-cell>
          <table:table-cell office:value-type="float" office:value="2388" calcext:value-type="float">
            <text:p>2388</text:p>
          </table:table-cell>
          <table:table-cell office:value-type="float" office:value="447" calcext:value-type="float">
            <text:p>447</text:p>
          </table:table-cell>
          <table:table-cell table:formula="of:=[.D499]/[.C499]*100" office:value-type="float" office:value="18.7185929648241" calcext:value-type="float">
            <text:p>18.71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Wangenried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formula="of:=[.D500]/[.C500]*100" office:value-type="float" office:value="18.6274509803922" calcext:value-type="float">
            <text:p>18.62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Wiedlisbach</text:p>
          </table:table-cell>
          <table:table-cell office:value-type="float" office:value="2550" calcext:value-type="float">
            <text:p>2550</text:p>
          </table:table-cell>
          <table:table-cell office:value-type="float" office:value="501" calcext:value-type="float">
            <text:p>501</text:p>
          </table:table-cell>
          <table:table-cell table:formula="of:=[.D501]/[.C501]*100" office:value-type="float" office:value="19.6470588235294" calcext:value-type="float">
            <text:p>19.64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oppleschwand</text:p>
          </table:table-cell>
          <table:table-cell office:value-type="float" office:value="806" calcext:value-type="float">
            <text:p>806</text:p>
          </table:table-cell>
          <table:table-cell office:value-type="float" office:value="196" calcext:value-type="float">
            <text:p>196</text:p>
          </table:table-cell>
          <table:table-cell table:formula="of:=[.D502]/[.C502]*100" office:value-type="float" office:value="24.317617866005" calcext:value-type="float">
            <text:p>24.31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ntlebuch</text:p>
          </table:table-cell>
          <table:table-cell office:value-type="float" office:value="3267" calcext:value-type="float">
            <text:p>3267</text:p>
          </table:table-cell>
          <table:table-cell office:value-type="float" office:value="692" calcext:value-type="float">
            <text:p>692</text:p>
          </table:table-cell>
          <table:table-cell table:formula="of:=[.D503]/[.C503]*100" office:value-type="float" office:value="21.181512090603" calcext:value-type="float">
            <text:p>21.18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lühli</text:p>
          </table:table-cell>
          <table:table-cell office:value-type="float" office:value="1785" calcext:value-type="float">
            <text:p>1785</text:p>
          </table:table-cell>
          <table:table-cell office:value-type="float" office:value="349" calcext:value-type="float">
            <text:p>349</text:p>
          </table:table-cell>
          <table:table-cell table:formula="of:=[.D504]/[.C504]*100" office:value-type="float" office:value="19.5518207282913" calcext:value-type="float">
            <text:p>19.55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asle (LU)</text:p>
          </table:table-cell>
          <table:table-cell office:value-type="float" office:value="1730" calcext:value-type="float">
            <text:p>1730</text:p>
          </table:table-cell>
          <table:table-cell office:value-type="float" office:value="376" calcext:value-type="float">
            <text:p>376</text:p>
          </table:table-cell>
          <table:table-cell table:formula="of:=[.D505]/[.C505]*100" office:value-type="float" office:value="21.7341040462428" calcext:value-type="float">
            <text:p>21.73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omoos</text:p>
          </table:table-cell>
          <table:table-cell office:value-type="float" office:value="638" calcext:value-type="float">
            <text:p>638</text:p>
          </table:table-cell>
          <table:table-cell office:value-type="float" office:value="147" calcext:value-type="float">
            <text:p>147</text:p>
          </table:table-cell>
          <table:table-cell table:formula="of:=[.D506]/[.C506]*100" office:value-type="float" office:value="23.0407523510972" calcext:value-type="float">
            <text:p>23.04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chüpfheim</text:p>
          </table:table-cell>
          <table:table-cell office:value-type="float" office:value="4269" calcext:value-type="float">
            <text:p>4269</text:p>
          </table:table-cell>
          <table:table-cell office:value-type="float" office:value="971" calcext:value-type="float">
            <text:p>971</text:p>
          </table:table-cell>
          <table:table-cell table:formula="of:=[.D507]/[.C507]*100" office:value-type="float" office:value="22.7453736237995" calcext:value-type="float">
            <text:p>22.74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Werthenstein</text:p>
          </table:table-cell>
          <table:table-cell office:value-type="float" office:value="2168" calcext:value-type="float">
            <text:p>2168</text:p>
          </table:table-cell>
          <table:table-cell office:value-type="float" office:value="507" calcext:value-type="float">
            <text:p>507</text:p>
          </table:table-cell>
          <table:table-cell table:formula="of:=[.D508]/[.C508]*100" office:value-type="float" office:value="23.3856088560886" calcext:value-type="float">
            <text:p>23.38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Escholzmatt-Marbach</text:p>
          </table:table-cell>
          <table:table-cell office:value-type="float" office:value="4405" calcext:value-type="float">
            <text:p>4405</text:p>
          </table:table-cell>
          <table:table-cell office:value-type="float" office:value="877" calcext:value-type="float">
            <text:p>877</text:p>
          </table:table-cell>
          <table:table-cell table:formula="of:=[.D509]/[.C509]*100" office:value-type="float" office:value="19.9091940976163" calcext:value-type="float">
            <text:p>19.90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esch (LU)</text:p>
          </table:table-cell>
          <table:table-cell office:value-type="float" office:value="1350" calcext:value-type="float">
            <text:p>1350</text:p>
          </table:table-cell>
          <table:table-cell office:value-type="float" office:value="269" calcext:value-type="float">
            <text:p>269</text:p>
          </table:table-cell>
          <table:table-cell table:formula="of:=[.D510]/[.C510]*100" office:value-type="float" office:value="19.9259259259259" calcext:value-type="float">
            <text:p>19.92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Ballwil</text:p>
          </table:table-cell>
          <table:table-cell office:value-type="float" office:value="2668" calcext:value-type="float">
            <text:p>2668</text:p>
          </table:table-cell>
          <table:table-cell office:value-type="float" office:value="591" calcext:value-type="float">
            <text:p>591</text:p>
          </table:table-cell>
          <table:table-cell table:formula="of:=[.D511]/[.C511]*100" office:value-type="float" office:value="22.1514242878561" calcext:value-type="float">
            <text:p>22.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mmen</text:p>
          </table:table-cell>
          <table:table-cell office:value-type="float" office:value="31573" calcext:value-type="float">
            <text:p>31573</text:p>
          </table:table-cell>
          <table:table-cell office:value-type="float" office:value="6349" calcext:value-type="float">
            <text:p>6349</text:p>
          </table:table-cell>
          <table:table-cell table:formula="of:=[.D512]/[.C512]*100" office:value-type="float" office:value="20.1089538529756" calcext:value-type="float">
            <text:p>20.10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Ermensee</text:p>
          </table:table-cell>
          <table:table-cell office:value-type="float" office:value="1012" calcext:value-type="float">
            <text:p>1012</text:p>
          </table:table-cell>
          <table:table-cell office:value-type="float" office:value="227" calcext:value-type="float">
            <text:p>227</text:p>
          </table:table-cell>
          <table:table-cell table:formula="of:=[.D513]/[.C513]*100" office:value-type="float" office:value="22.4308300395257" calcext:value-type="float">
            <text:p>22.43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schenbach (LU)</text:p>
          </table:table-cell>
          <table:table-cell office:value-type="float" office:value="3777" calcext:value-type="float">
            <text:p>3777</text:p>
          </table:table-cell>
          <table:table-cell office:value-type="float" office:value="803" calcext:value-type="float">
            <text:p>803</text:p>
          </table:table-cell>
          <table:table-cell table:formula="of:=[.D514]/[.C514]*100" office:value-type="float" office:value="21.260259465184" calcext:value-type="float">
            <text:p>21.26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Hitzkirch</text:p>
          </table:table-cell>
          <table:table-cell office:value-type="float" office:value="5975" calcext:value-type="float">
            <text:p>5975</text:p>
          </table:table-cell>
          <table:table-cell office:value-type="float" office:value="1299" calcext:value-type="float">
            <text:p>1299</text:p>
          </table:table-cell>
          <table:table-cell table:formula="of:=[.D515]/[.C515]*100" office:value-type="float" office:value="21.7405857740586" calcext:value-type="float">
            <text:p>21.74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ochdorf</text:p>
          </table:table-cell>
          <table:table-cell office:value-type="float" office:value="9911" calcext:value-type="float">
            <text:p>9911</text:p>
          </table:table-cell>
          <table:table-cell office:value-type="float" office:value="2175" calcext:value-type="float">
            <text:p>2175</text:p>
          </table:table-cell>
          <table:table-cell table:formula="of:=[.D516]/[.C516]*100" office:value-type="float" office:value="21.9453132882656" calcext:value-type="float">
            <text:p>21.94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Hohenrain</text:p>
          </table:table-cell>
          <table:table-cell office:value-type="float" office:value="2435" calcext:value-type="float">
            <text:p>2435</text:p>
          </table:table-cell>
          <table:table-cell office:value-type="float" office:value="568" calcext:value-type="float">
            <text:p>568</text:p>
          </table:table-cell>
          <table:table-cell table:formula="of:=[.D517]/[.C517]*100" office:value-type="float" office:value="23.3264887063655" calcext:value-type="float">
            <text:p>23.32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Inwil</text:p>
          </table:table-cell>
          <table:table-cell office:value-type="float" office:value="2897" calcext:value-type="float">
            <text:p>2897</text:p>
          </table:table-cell>
          <table:table-cell office:value-type="float" office:value="672" calcext:value-type="float">
            <text:p>672</text:p>
          </table:table-cell>
          <table:table-cell table:formula="of:=[.D518]/[.C518]*100" office:value-type="float" office:value="23.1964100793925" calcext:value-type="float">
            <text:p>23.19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Rain</text:p>
          </table:table-cell>
          <table:table-cell office:value-type="float" office:value="2984" calcext:value-type="float">
            <text:p>2984</text:p>
          </table:table-cell>
          <table:table-cell office:value-type="float" office:value="752" calcext:value-type="float">
            <text:p>752</text:p>
          </table:table-cell>
          <table:table-cell table:formula="of:=[.D519]/[.C519]*100" office:value-type="float" office:value="25.201072386059" calcext:value-type="float">
            <text:p>25.20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ömerswil</text:p>
          </table:table-cell>
          <table:table-cell office:value-type="float" office:value="1770" calcext:value-type="float">
            <text:p>1770</text:p>
          </table:table-cell>
          <table:table-cell office:value-type="float" office:value="430" calcext:value-type="float">
            <text:p>430</text:p>
          </table:table-cell>
          <table:table-cell table:formula="of:=[.D520]/[.C520]*100" office:value-type="float" office:value="24.2937853107345" calcext:value-type="float">
            <text:p>24.29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Rothenburg</text:p>
          </table:table-cell>
          <table:table-cell office:value-type="float" office:value="7859" calcext:value-type="float">
            <text:p>7859</text:p>
          </table:table-cell>
          <table:table-cell office:value-type="float" office:value="1710" calcext:value-type="float">
            <text:p>1710</text:p>
          </table:table-cell>
          <table:table-cell table:formula="of:=[.D521]/[.C521]*100" office:value-type="float" office:value="21.7584934470034" calcext:value-type="float">
            <text:p>21.75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chongau</text:p>
          </table:table-cell>
          <table:table-cell office:value-type="float" office:value="1068" calcext:value-type="float">
            <text:p>1068</text:p>
          </table:table-cell>
          <table:table-cell office:value-type="float" office:value="242" calcext:value-type="float">
            <text:p>242</text:p>
          </table:table-cell>
          <table:table-cell table:formula="of:=[.D522]/[.C522]*100" office:value-type="float" office:value="22.6591760299625" calcext:value-type="float">
            <text:p>22.65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dligenswil</text:p>
          </table:table-cell>
          <table:table-cell office:value-type="float" office:value="5504" calcext:value-type="float">
            <text:p>5504</text:p>
          </table:table-cell>
          <table:table-cell office:value-type="float" office:value="1196" calcext:value-type="float">
            <text:p>1196</text:p>
          </table:table-cell>
          <table:table-cell table:formula="of:=[.D523]/[.C523]*100" office:value-type="float" office:value="21.7296511627907" calcext:value-type="float">
            <text:p>21.73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Buchrain</text:p>
          </table:table-cell>
          <table:table-cell office:value-type="float" office:value="6621" calcext:value-type="float">
            <text:p>6621</text:p>
          </table:table-cell>
          <table:table-cell office:value-type="float" office:value="1485" calcext:value-type="float">
            <text:p>1485</text:p>
          </table:table-cell>
          <table:table-cell table:formula="of:=[.D524]/[.C524]*100" office:value-type="float" office:value="22.4286361576801" calcext:value-type="float">
            <text:p>22.42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rikon</text:p>
          </table:table-cell>
          <table:table-cell office:value-type="float" office:value="1609" calcext:value-type="float">
            <text:p>1609</text:p>
          </table:table-cell>
          <table:table-cell office:value-type="float" office:value="366" calcext:value-type="float">
            <text:p>366</text:p>
          </table:table-cell>
          <table:table-cell table:formula="of:=[.D525]/[.C525]*100" office:value-type="float" office:value="22.7470478558111" calcext:value-type="float">
            <text:p>22.74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Ebikon</text:p>
          </table:table-cell>
          <table:table-cell office:value-type="float" office:value="14469" calcext:value-type="float">
            <text:p>14469</text:p>
          </table:table-cell>
          <table:table-cell office:value-type="float" office:value="3001" calcext:value-type="float">
            <text:p>3001</text:p>
          </table:table-cell>
          <table:table-cell table:formula="of:=[.D526]/[.C526]*100" office:value-type="float" office:value="20.7408943258" calcext:value-type="float">
            <text:p>20.74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Gisikon</text:p>
          </table:table-cell>
          <table:table-cell office:value-type="float" office:value="1460" calcext:value-type="float">
            <text:p>1460</text:p>
          </table:table-cell>
          <table:table-cell office:value-type="float" office:value="322" calcext:value-type="float">
            <text:p>322</text:p>
          </table:table-cell>
          <table:table-cell table:formula="of:=[.D527]/[.C527]*100" office:value-type="float" office:value="22.0547945205479" calcext:value-type="float">
            <text:p>22.05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reppen</text:p>
          </table:table-cell>
          <table:table-cell office:value-type="float" office:value="1196" calcext:value-type="float">
            <text:p>1196</text:p>
          </table:table-cell>
          <table:table-cell office:value-type="float" office:value="248" calcext:value-type="float">
            <text:p>248</text:p>
          </table:table-cell>
          <table:table-cell table:formula="of:=[.D528]/[.C528]*100" office:value-type="float" office:value="20.7357859531773" calcext:value-type="float">
            <text:p>20.73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onau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table:formula="of:=[.D529]/[.C529]*100" office:value-type="float" office:value="18.75" calcext:value-type="float">
            <text:p>18.75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Horw</text:p>
          </table:table-cell>
          <table:table-cell office:value-type="float" office:value="15043" calcext:value-type="float">
            <text:p>15043</text:p>
          </table:table-cell>
          <table:table-cell office:value-type="float" office:value="2804" calcext:value-type="float">
            <text:p>2804</text:p>
          </table:table-cell>
          <table:table-cell table:formula="of:=[.D530]/[.C530]*100" office:value-type="float" office:value="18.6398989563252" calcext:value-type="float">
            <text:p>18.64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Kriens</text:p>
          </table:table-cell>
          <table:table-cell office:value-type="float" office:value="28983" calcext:value-type="float">
            <text:p>28983</text:p>
          </table:table-cell>
          <table:table-cell office:value-type="float" office:value="5466" calcext:value-type="float">
            <text:p>5466</text:p>
          </table:table-cell>
          <table:table-cell table:formula="of:=[.D531]/[.C531]*100" office:value-type="float" office:value="18.8593313321602" calcext:value-type="float">
            <text:p>18.85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Luzern</text:p>
          </table:table-cell>
          <table:table-cell office:value-type="float" office:value="83840" calcext:value-type="float">
            <text:p>83840</text:p>
          </table:table-cell>
          <table:table-cell office:value-type="float" office:value="13666" calcext:value-type="float">
            <text:p>13666</text:p>
          </table:table-cell>
          <table:table-cell table:formula="of:=[.D532]/[.C532]*100" office:value-type="float" office:value="16.3000954198473" calcext:value-type="float">
            <text:p>16.30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Malters</text:p>
          </table:table-cell>
          <table:table-cell office:value-type="float" office:value="7691" calcext:value-type="float">
            <text:p>7691</text:p>
          </table:table-cell>
          <table:table-cell office:value-type="float" office:value="1621" calcext:value-type="float">
            <text:p>1621</text:p>
          </table:table-cell>
          <table:table-cell table:formula="of:=[.D533]/[.C533]*100" office:value-type="float" office:value="21.0765830191132" calcext:value-type="float">
            <text:p>21.07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Meggen</text:p>
          </table:table-cell>
          <table:table-cell office:value-type="float" office:value="7716" calcext:value-type="float">
            <text:p>7716</text:p>
          </table:table-cell>
          <table:table-cell office:value-type="float" office:value="1350" calcext:value-type="float">
            <text:p>1350</text:p>
          </table:table-cell>
          <table:table-cell table:formula="of:=[.D534]/[.C534]*100" office:value-type="float" office:value="17.4961119751166" calcext:value-type="float">
            <text:p>17.49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eierskappel</text:p>
          </table:table-cell>
          <table:table-cell office:value-type="float" office:value="1596" calcext:value-type="float">
            <text:p>1596</text:p>
          </table:table-cell>
          <table:table-cell office:value-type="float" office:value="394" calcext:value-type="float">
            <text:p>394</text:p>
          </table:table-cell>
          <table:table-cell table:formula="of:=[.D535]/[.C535]*100" office:value-type="float" office:value="24.6867167919799" calcext:value-type="float">
            <text:p>24.68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oot</text:p>
          </table:table-cell>
          <table:table-cell office:value-type="float" office:value="5498" calcext:value-type="float">
            <text:p>5498</text:p>
          </table:table-cell>
          <table:table-cell office:value-type="float" office:value="1221" calcext:value-type="float">
            <text:p>1221</text:p>
          </table:table-cell>
          <table:table-cell table:formula="of:=[.D536]/[.C536]*100" office:value-type="float" office:value="22.2080756638778" calcext:value-type="float">
            <text:p>22.20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chwarzenberg</text:p>
          </table:table-cell>
          <table:table-cell office:value-type="float" office:value="1796" calcext:value-type="float">
            <text:p>1796</text:p>
          </table:table-cell>
          <table:table-cell office:value-type="float" office:value="419" calcext:value-type="float">
            <text:p>419</text:p>
          </table:table-cell>
          <table:table-cell table:formula="of:=[.D537]/[.C537]*100" office:value-type="float" office:value="23.3296213808463" calcext:value-type="float">
            <text:p>23.33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Udligenswil</text:p>
          </table:table-cell>
          <table:table-cell office:value-type="float" office:value="2455" calcext:value-type="float">
            <text:p>2455</text:p>
          </table:table-cell>
          <table:table-cell office:value-type="float" office:value="534" calcext:value-type="float">
            <text:p>534</text:p>
          </table:table-cell>
          <table:table-cell table:formula="of:=[.D538]/[.C538]*100" office:value-type="float" office:value="21.7515274949084" calcext:value-type="float">
            <text:p>21.75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Vitznau</text:p>
          </table:table-cell>
          <table:table-cell office:value-type="float" office:value="1461" calcext:value-type="float">
            <text:p>1461</text:p>
          </table:table-cell>
          <table:table-cell office:value-type="float" office:value="227" calcext:value-type="float">
            <text:p>227</text:p>
          </table:table-cell>
          <table:table-cell table:formula="of:=[.D539]/[.C539]*100" office:value-type="float" office:value="15.5373032169747" calcext:value-type="float">
            <text:p>15.53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Weggis</text:p>
          </table:table-cell>
          <table:table-cell office:value-type="float" office:value="4570" calcext:value-type="float">
            <text:p>4570</text:p>
          </table:table-cell>
          <table:table-cell office:value-type="float" office:value="669" calcext:value-type="float">
            <text:p>669</text:p>
          </table:table-cell>
          <table:table-cell table:formula="of:=[.D540]/[.C540]*100" office:value-type="float" office:value="14.6389496717724" calcext:value-type="float">
            <text:p>14.63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romünster</text:p>
          </table:table-cell>
          <table:table-cell office:value-type="float" office:value="6701" calcext:value-type="float">
            <text:p>6701</text:p>
          </table:table-cell>
          <table:table-cell office:value-type="float" office:value="1579" calcext:value-type="float">
            <text:p>1579</text:p>
          </table:table-cell>
          <table:table-cell table:formula="of:=[.D541]/[.C541]*100" office:value-type="float" office:value="23.5636472168333" calcext:value-type="float">
            <text:p>23.56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üron</text:p>
          </table:table-cell>
          <table:table-cell office:value-type="float" office:value="2714" calcext:value-type="float">
            <text:p>2714</text:p>
          </table:table-cell>
          <table:table-cell office:value-type="float" office:value="589" calcext:value-type="float">
            <text:p>589</text:p>
          </table:table-cell>
          <table:table-cell table:formula="of:=[.D542]/[.C542]*100" office:value-type="float" office:value="21.7022844509948" calcext:value-type="float">
            <text:p>21.70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uttisholz</text:p>
          </table:table-cell>
          <table:table-cell office:value-type="float" office:value="3421" calcext:value-type="float">
            <text:p>3421</text:p>
          </table:table-cell>
          <table:table-cell office:value-type="float" office:value="837" calcext:value-type="float">
            <text:p>837</text:p>
          </table:table-cell>
          <table:table-cell table:formula="of:=[.D543]/[.C543]*100" office:value-type="float" office:value="24.4665302543116" calcext:value-type="float">
            <text:p>24.46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Eich</text:p>
          </table:table-cell>
          <table:table-cell office:value-type="float" office:value="1623" calcext:value-type="float">
            <text:p>1623</text:p>
          </table:table-cell>
          <table:table-cell office:value-type="float" office:value="281" calcext:value-type="float">
            <text:p>281</text:p>
          </table:table-cell>
          <table:table-cell table:formula="of:=[.D544]/[.C544]*100" office:value-type="float" office:value="17.3136167590881" calcext:value-type="float">
            <text:p>17.31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Geuensee</text:p>
          </table:table-cell>
          <table:table-cell office:value-type="float" office:value="2878" calcext:value-type="float">
            <text:p>2878</text:p>
          </table:table-cell>
          <table:table-cell office:value-type="float" office:value="701" calcext:value-type="float">
            <text:p>701</text:p>
          </table:table-cell>
          <table:table-cell table:formula="of:=[.D545]/[.C545]*100" office:value-type="float" office:value="24.357192494788" calcext:value-type="float">
            <text:p>24.35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Grosswangen</text:p>
          </table:table-cell>
          <table:table-cell office:value-type="float" office:value="3221" calcext:value-type="float">
            <text:p>3221</text:p>
          </table:table-cell>
          <table:table-cell office:value-type="float" office:value="781" calcext:value-type="float">
            <text:p>781</text:p>
          </table:table-cell>
          <table:table-cell table:formula="of:=[.D546]/[.C546]*100" office:value-type="float" office:value="24.2471282210494" calcext:value-type="float">
            <text:p>24.24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Hildisrieden</text:p>
          </table:table-cell>
          <table:table-cell office:value-type="float" office:value="2445" calcext:value-type="float">
            <text:p>2445</text:p>
          </table:table-cell>
          <table:table-cell office:value-type="float" office:value="520" calcext:value-type="float">
            <text:p>520</text:p>
          </table:table-cell>
          <table:table-cell table:formula="of:=[.D547]/[.C547]*100" office:value-type="float" office:value="21.2678936605317" calcext:value-type="float">
            <text:p>21.26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Knutwil</text:p>
          </table:table-cell>
          <table:table-cell office:value-type="float" office:value="2373" calcext:value-type="float">
            <text:p>2373</text:p>
          </table:table-cell>
          <table:table-cell office:value-type="float" office:value="522" calcext:value-type="float">
            <text:p>522</text:p>
          </table:table-cell>
          <table:table-cell table:formula="of:=[.D548]/[.C548]*100" office:value-type="float" office:value="21.9974715549937" calcext:value-type="float">
            <text:p>21.99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auensee</text:p>
          </table:table-cell>
          <table:table-cell office:value-type="float" office:value="1543" calcext:value-type="float">
            <text:p>1543</text:p>
          </table:table-cell>
          <table:table-cell office:value-type="float" office:value="314" calcext:value-type="float">
            <text:p>314</text:p>
          </table:table-cell>
          <table:table-cell table:formula="of:=[.D549]/[.C549]*100" office:value-type="float" office:value="20.349967595593" calcext:value-type="float">
            <text:p>20.35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Neuenkirch</text:p>
          </table:table-cell>
          <table:table-cell office:value-type="float" office:value="7183" calcext:value-type="float">
            <text:p>7183</text:p>
          </table:table-cell>
          <table:table-cell office:value-type="float" office:value="1581" calcext:value-type="float">
            <text:p>1581</text:p>
          </table:table-cell>
          <table:table-cell table:formula="of:=[.D550]/[.C550]*100" office:value-type="float" office:value="22.0103021021857" calcext:value-type="float">
            <text:p>22.0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Nottwil</text:p>
          </table:table-cell>
          <table:table-cell office:value-type="float" office:value="4091" calcext:value-type="float">
            <text:p>4091</text:p>
          </table:table-cell>
          <table:table-cell office:value-type="float" office:value="981" calcext:value-type="float">
            <text:p>981</text:p>
          </table:table-cell>
          <table:table-cell table:formula="of:=[.D551]/[.C551]*100" office:value-type="float" office:value="23.9794671229528" calcext:value-type="float">
            <text:p>23.97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Oberkirch</text:p>
          </table:table-cell>
          <table:table-cell office:value-type="float" office:value="5068" calcext:value-type="float">
            <text:p>5068</text:p>
          </table:table-cell>
          <table:table-cell office:value-type="float" office:value="1157" calcext:value-type="float">
            <text:p>1157</text:p>
          </table:table-cell>
          <table:table-cell table:formula="of:=[.D552]/[.C552]*100" office:value-type="float" office:value="22.8295185477506" calcext:value-type="float">
            <text:p>22.83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Rickenbach (LU)</text:p>
          </table:table-cell>
          <table:table-cell office:value-type="float" office:value="3564" calcext:value-type="float">
            <text:p>3564</text:p>
          </table:table-cell>
          <table:table-cell office:value-type="float" office:value="816" calcext:value-type="float">
            <text:p>816</text:p>
          </table:table-cell>
          <table:table-cell table:formula="of:=[.D553]/[.C553]*100" office:value-type="float" office:value="22.8956228956229" calcext:value-type="float">
            <text:p>22.89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Ruswil</text:p>
          </table:table-cell>
          <table:table-cell office:value-type="float" office:value="7305" calcext:value-type="float">
            <text:p>7305</text:p>
          </table:table-cell>
          <table:table-cell office:value-type="float" office:value="1640" calcext:value-type="float">
            <text:p>1640</text:p>
          </table:table-cell>
          <table:table-cell table:formula="of:=[.D554]/[.C554]*100" office:value-type="float" office:value="22.4503764544832" calcext:value-type="float">
            <text:p>22.45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Schenkon</text:p>
          </table:table-cell>
          <table:table-cell office:value-type="float" office:value="3076" calcext:value-type="float">
            <text:p>3076</text:p>
          </table:table-cell>
          <table:table-cell office:value-type="float" office:value="655" calcext:value-type="float">
            <text:p>655</text:p>
          </table:table-cell>
          <table:table-cell table:formula="of:=[.D555]/[.C555]*100" office:value-type="float" office:value="21.2938881664499" calcext:value-type="float">
            <text:p>21.2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chlierbach</text:p>
          </table:table-cell>
          <table:table-cell office:value-type="float" office:value="986" calcext:value-type="float">
            <text:p>986</text:p>
          </table:table-cell>
          <table:table-cell office:value-type="float" office:value="258" calcext:value-type="float">
            <text:p>258</text:p>
          </table:table-cell>
          <table:table-cell table:formula="of:=[.D556]/[.C556]*100" office:value-type="float" office:value="26.1663286004057" calcext:value-type="float">
            <text:p>26.16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empach</text:p>
          </table:table-cell>
          <table:table-cell office:value-type="float" office:value="4131" calcext:value-type="float">
            <text:p>4131</text:p>
          </table:table-cell>
          <table:table-cell office:value-type="float" office:value="959" calcext:value-type="float">
            <text:p>959</text:p>
          </table:table-cell>
          <table:table-cell table:formula="of:=[.D557]/[.C557]*100" office:value-type="float" office:value="23.2147179859598" calcext:value-type="float">
            <text:p>23.21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ursee</text:p>
          </table:table-cell>
          <table:table-cell office:value-type="float" office:value="10519" calcext:value-type="float">
            <text:p>10519</text:p>
          </table:table-cell>
          <table:table-cell office:value-type="float" office:value="1977" calcext:value-type="float">
            <text:p>1977</text:p>
          </table:table-cell>
          <table:table-cell table:formula="of:=[.D558]/[.C558]*100" office:value-type="float" office:value="18.7945622207434" calcext:value-type="float">
            <text:p>18.79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riengen</text:p>
          </table:table-cell>
          <table:table-cell office:value-type="float" office:value="4748" calcext:value-type="float">
            <text:p>4748</text:p>
          </table:table-cell>
          <table:table-cell office:value-type="float" office:value="1058" calcext:value-type="float">
            <text:p>1058</text:p>
          </table:table-cell>
          <table:table-cell table:formula="of:=[.D559]/[.C559]*100" office:value-type="float" office:value="22.2830665543387" calcext:value-type="float">
            <text:p>22.28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olhusen</text:p>
          </table:table-cell>
          <table:table-cell office:value-type="float" office:value="4446" calcext:value-type="float">
            <text:p>4446</text:p>
          </table:table-cell>
          <table:table-cell office:value-type="float" office:value="1011" calcext:value-type="float">
            <text:p>1011</text:p>
          </table:table-cell>
          <table:table-cell table:formula="of:=[.D560]/[.C560]*100" office:value-type="float" office:value="22.7395411605938" calcext:value-type="float">
            <text:p>22.74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lberswil</text:p>
          </table:table-cell>
          <table:table-cell office:value-type="float" office:value="683" calcext:value-type="float">
            <text:p>683</text:p>
          </table:table-cell>
          <table:table-cell office:value-type="float" office:value="141" calcext:value-type="float">
            <text:p>141</text:p>
          </table:table-cell>
          <table:table-cell table:formula="of:=[.D561]/[.C561]*100" office:value-type="float" office:value="20.6442166910688" calcext:value-type="float">
            <text:p>20.64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tbüron</text:p>
          </table:table-cell>
          <table:table-cell office:value-type="float" office:value="1029" calcext:value-type="float">
            <text:p>1029</text:p>
          </table:table-cell>
          <table:table-cell office:value-type="float" office:value="224" calcext:value-type="float">
            <text:p>224</text:p>
          </table:table-cell>
          <table:table-cell table:formula="of:=[.D562]/[.C562]*100" office:value-type="float" office:value="21.7687074829932" calcext:value-type="float">
            <text:p>21.76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ltishofen</text:p>
          </table:table-cell>
          <table:table-cell office:value-type="float" office:value="2006" calcext:value-type="float">
            <text:p>2006</text:p>
          </table:table-cell>
          <table:table-cell office:value-type="float" office:value="482" calcext:value-type="float">
            <text:p>482</text:p>
          </table:table-cell>
          <table:table-cell table:formula="of:=[.D563]/[.C563]*100" office:value-type="float" office:value="24.0279162512463" calcext:value-type="float">
            <text:p>24.02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Dagmersellen</text:p>
          </table:table-cell>
          <table:table-cell office:value-type="float" office:value="5807" calcext:value-type="float">
            <text:p>5807</text:p>
          </table:table-cell>
          <table:table-cell office:value-type="float" office:value="1263" calcext:value-type="float">
            <text:p>1263</text:p>
          </table:table-cell>
          <table:table-cell table:formula="of:=[.D564]/[.C564]*100" office:value-type="float" office:value="21.7496125365938" calcext:value-type="float">
            <text:p>21.75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golzwil</text:p>
          </table:table-cell>
          <table:table-cell office:value-type="float" office:value="1624" calcext:value-type="float">
            <text:p>1624</text:p>
          </table:table-cell>
          <table:table-cell office:value-type="float" office:value="328" calcext:value-type="float">
            <text:p>328</text:p>
          </table:table-cell>
          <table:table-cell table:formula="of:=[.D565]/[.C565]*100" office:value-type="float" office:value="20.1970443349754" calcext:value-type="float">
            <text:p>20.19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Ettiswil</text:p>
          </table:table-cell>
          <table:table-cell office:value-type="float" office:value="2853" calcext:value-type="float">
            <text:p>2853</text:p>
          </table:table-cell>
          <table:table-cell office:value-type="float" office:value="684" calcext:value-type="float">
            <text:p>684</text:p>
          </table:table-cell>
          <table:table-cell table:formula="of:=[.D566]/[.C566]*100" office:value-type="float" office:value="23.9747634069401" calcext:value-type="float">
            <text:p>23.97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Fischbach</text:p>
          </table:table-cell>
          <table:table-cell office:value-type="float" office:value="702" calcext:value-type="float">
            <text:p>702</text:p>
          </table:table-cell>
          <table:table-cell office:value-type="float" office:value="141" calcext:value-type="float">
            <text:p>141</text:p>
          </table:table-cell>
          <table:table-cell table:formula="of:=[.D567]/[.C567]*100" office:value-type="float" office:value="20.0854700854701" calcext:value-type="float">
            <text:p>20.08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Grossdietwil</text:p>
          </table:table-cell>
          <table:table-cell office:value-type="float" office:value="876" calcext:value-type="float">
            <text:p>876</text:p>
          </table:table-cell>
          <table:table-cell office:value-type="float" office:value="157" calcext:value-type="float">
            <text:p>157</text:p>
          </table:table-cell>
          <table:table-cell table:formula="of:=[.D568]/[.C568]*100" office:value-type="float" office:value="17.9223744292237" calcext:value-type="float">
            <text:p>17.92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ergiswil bei Willisau</text:p>
          </table:table-cell>
          <table:table-cell office:value-type="float" office:value="1910" calcext:value-type="float">
            <text:p>1910</text:p>
          </table:table-cell>
          <table:table-cell office:value-type="float" office:value="446" calcext:value-type="float">
            <text:p>446</text:p>
          </table:table-cell>
          <table:table-cell table:formula="of:=[.D569]/[.C569]*100" office:value-type="float" office:value="23.3507853403141" calcext:value-type="float">
            <text:p>23.35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Luthern</text:p>
          </table:table-cell>
          <table:table-cell office:value-type="float" office:value="1248" calcext:value-type="float">
            <text:p>1248</text:p>
          </table:table-cell>
          <table:table-cell office:value-type="float" office:value="275" calcext:value-type="float">
            <text:p>275</text:p>
          </table:table-cell>
          <table:table-cell table:formula="of:=[.D570]/[.C570]*100" office:value-type="float" office:value="22.0352564102564" calcext:value-type="float">
            <text:p>22.03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Menznau</text:p>
          </table:table-cell>
          <table:table-cell office:value-type="float" office:value="3056" calcext:value-type="float">
            <text:p>3056</text:p>
          </table:table-cell>
          <table:table-cell office:value-type="float" office:value="688" calcext:value-type="float">
            <text:p>688</text:p>
          </table:table-cell>
          <table:table-cell table:formula="of:=[.D571]/[.C571]*100" office:value-type="float" office:value="22.5130890052356" calcext:value-type="float">
            <text:p>22.51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ebikon</text:p>
          </table:table-cell>
          <table:table-cell office:value-type="float" office:value="2766" calcext:value-type="float">
            <text:p>2766</text:p>
          </table:table-cell>
          <table:table-cell office:value-type="float" office:value="630" calcext:value-type="float">
            <text:p>630</text:p>
          </table:table-cell>
          <table:table-cell table:formula="of:=[.D572]/[.C572]*100" office:value-type="float" office:value="22.7765726681128" calcext:value-type="float">
            <text:p>22.77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Pfaffnau</text:p>
          </table:table-cell>
          <table:table-cell office:value-type="float" office:value="2714" calcext:value-type="float">
            <text:p>2714</text:p>
          </table:table-cell>
          <table:table-cell office:value-type="float" office:value="553" calcext:value-type="float">
            <text:p>553</text:p>
          </table:table-cell>
          <table:table-cell table:formula="of:=[.D573]/[.C573]*100" office:value-type="float" office:value="20.3758290346352" calcext:value-type="float">
            <text:p>20.37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Reiden</text:p>
          </table:table-cell>
          <table:table-cell office:value-type="float" office:value="7415" calcext:value-type="float">
            <text:p>7415</text:p>
          </table:table-cell>
          <table:table-cell office:value-type="float" office:value="1568" calcext:value-type="float">
            <text:p>1568</text:p>
          </table:table-cell>
          <table:table-cell table:formula="of:=[.D574]/[.C574]*100" office:value-type="float" office:value="21.1463250168577" calcext:value-type="float">
            <text:p>21.14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oggliswil</text:p>
          </table:table-cell>
          <table:table-cell office:value-type="float" office:value="768" calcext:value-type="float">
            <text:p>768</text:p>
          </table:table-cell>
          <table:table-cell office:value-type="float" office:value="169" calcext:value-type="float">
            <text:p>169</text:p>
          </table:table-cell>
          <table:table-cell table:formula="of:=[.D575]/[.C575]*100" office:value-type="float" office:value="22.0052083333333" calcext:value-type="float">
            <text:p>22.0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chötz</text:p>
          </table:table-cell>
          <table:table-cell office:value-type="float" office:value="4786" calcext:value-type="float">
            <text:p>4786</text:p>
          </table:table-cell>
          <table:table-cell office:value-type="float" office:value="1164" calcext:value-type="float">
            <text:p>1164</text:p>
          </table:table-cell>
          <table:table-cell table:formula="of:=[.D576]/[.C576]*100" office:value-type="float" office:value="24.3209360635186" calcext:value-type="float">
            <text:p>24.32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Ufhusen</text:p>
          </table:table-cell>
          <table:table-cell office:value-type="float" office:value="934" calcext:value-type="float">
            <text:p>934</text:p>
          </table:table-cell>
          <table:table-cell office:value-type="float" office:value="195" calcext:value-type="float">
            <text:p>195</text:p>
          </table:table-cell>
          <table:table-cell table:formula="of:=[.D577]/[.C577]*100" office:value-type="float" office:value="20.8779443254818" calcext:value-type="float">
            <text:p>20.87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Wauwil</text:p>
          </table:table-cell>
          <table:table-cell office:value-type="float" office:value="2558" calcext:value-type="float">
            <text:p>2558</text:p>
          </table:table-cell>
          <table:table-cell office:value-type="float" office:value="530" calcext:value-type="float">
            <text:p>530</text:p>
          </table:table-cell>
          <table:table-cell table:formula="of:=[.D578]/[.C578]*100" office:value-type="float" office:value="20.7193119624707" calcext:value-type="float">
            <text:p>20.71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Wikon</text:p>
          </table:table-cell>
          <table:table-cell office:value-type="float" office:value="1486" calcext:value-type="float">
            <text:p>1486</text:p>
          </table:table-cell>
          <table:table-cell office:value-type="float" office:value="326" calcext:value-type="float">
            <text:p>326</text:p>
          </table:table-cell>
          <table:table-cell table:formula="of:=[.D579]/[.C579]*100" office:value-type="float" office:value="21.9380888290713" calcext:value-type="float">
            <text:p>21.93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Zell (LU)</text:p>
          </table:table-cell>
          <table:table-cell office:value-type="float" office:value="2119" calcext:value-type="float">
            <text:p>2119</text:p>
          </table:table-cell>
          <table:table-cell office:value-type="float" office:value="444" calcext:value-type="float">
            <text:p>444</text:p>
          </table:table-cell>
          <table:table-cell table:formula="of:=[.D580]/[.C580]*100" office:value-type="float" office:value="20.9532798489854" calcext:value-type="float">
            <text:p>20.95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Willisau</text:p>
          </table:table-cell>
          <table:table-cell office:value-type="float" office:value="9108" calcext:value-type="float">
            <text:p>9108</text:p>
          </table:table-cell>
          <table:table-cell office:value-type="float" office:value="2020" calcext:value-type="float">
            <text:p>2020</text:p>
          </table:table-cell>
          <table:table-cell table:formula="of:=[.D581]/[.C581]*100" office:value-type="float" office:value="22.1783047870004" calcext:value-type="float">
            <text:p>22.17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Altdorf (UR)</text:p>
          </table:table-cell>
          <table:table-cell office:value-type="float" office:value="9880" calcext:value-type="float">
            <text:p>9880</text:p>
          </table:table-cell>
          <table:table-cell office:value-type="float" office:value="1881" calcext:value-type="float">
            <text:p>1881</text:p>
          </table:table-cell>
          <table:table-cell table:formula="of:=[.D582]/[.C582]*100" office:value-type="float" office:value="19.0384615384615" calcext:value-type="float">
            <text:p>19.03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dermatt</text:p>
          </table:table-cell>
          <table:table-cell office:value-type="float" office:value="1538" calcext:value-type="float">
            <text:p>1538</text:p>
          </table:table-cell>
          <table:table-cell office:value-type="float" office:value="208" calcext:value-type="float">
            <text:p>208</text:p>
          </table:table-cell>
          <table:table-cell table:formula="of:=[.D583]/[.C583]*100" office:value-type="float" office:value="13.5240572171652" calcext:value-type="float">
            <text:p>13.52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Attinghausen</text:p>
          </table:table-cell>
          <table:table-cell office:value-type="float" office:value="1765" calcext:value-type="float">
            <text:p>1765</text:p>
          </table:table-cell>
          <table:table-cell office:value-type="float" office:value="428" calcext:value-type="float">
            <text:p>428</text:p>
          </table:table-cell>
          <table:table-cell table:formula="of:=[.D584]/[.C584]*100" office:value-type="float" office:value="24.2492917847026" calcext:value-type="float">
            <text:p>24.24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Bürglen (UR)</text:p>
          </table:table-cell>
          <table:table-cell office:value-type="float" office:value="3877" calcext:value-type="float">
            <text:p>3877</text:p>
          </table:table-cell>
          <table:table-cell office:value-type="float" office:value="777" calcext:value-type="float">
            <text:p>777</text:p>
          </table:table-cell>
          <table:table-cell table:formula="of:=[.D585]/[.C585]*100" office:value-type="float" office:value="20.04126902244" calcext:value-type="float">
            <text:p>20.04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Erstfeld</text:p>
          </table:table-cell>
          <table:table-cell office:value-type="float" office:value="3866" calcext:value-type="float">
            <text:p>3866</text:p>
          </table:table-cell>
          <table:table-cell office:value-type="float" office:value="776" calcext:value-type="float">
            <text:p>776</text:p>
          </table:table-cell>
          <table:table-cell table:formula="of:=[.D586]/[.C586]*100" office:value-type="float" office:value="20.0724262803932" calcext:value-type="float">
            <text:p>20.07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Flüelen</text:p>
          </table:table-cell>
          <table:table-cell office:value-type="float" office:value="2020" calcext:value-type="float">
            <text:p>2020</text:p>
          </table:table-cell>
          <table:table-cell office:value-type="float" office:value="361" calcext:value-type="float">
            <text:p>361</text:p>
          </table:table-cell>
          <table:table-cell table:formula="of:=[.D587]/[.C587]*100" office:value-type="float" office:value="17.8712871287129" calcext:value-type="float">
            <text:p>17.87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öschenen</text:p>
          </table:table-cell>
          <table:table-cell office:value-type="float" office:value="445" calcext:value-type="float">
            <text:p>445</text:p>
          </table:table-cell>
          <table:table-cell office:value-type="float" office:value="60" calcext:value-type="float">
            <text:p>60</text:p>
          </table:table-cell>
          <table:table-cell table:formula="of:=[.D588]/[.C588]*100" office:value-type="float" office:value="13.4831460674157" calcext:value-type="float">
            <text:p>13.48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urtnellen</text:p>
          </table:table-cell>
          <table:table-cell office:value-type="float" office:value="496" calcext:value-type="float">
            <text:p>496</text:p>
          </table:table-cell>
          <table:table-cell office:value-type="float" office:value="74" calcext:value-type="float">
            <text:p>74</text:p>
          </table:table-cell>
          <table:table-cell table:formula="of:=[.D589]/[.C589]*100" office:value-type="float" office:value="14.9193548387097" calcext:value-type="float">
            <text:p>14.91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Hospental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table:formula="of:=[.D590]/[.C590]*100" office:value-type="float" office:value="13.9664804469274" calcext:value-type="float">
            <text:p>13.96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Isenthal</text:p>
          </table:table-cell>
          <table:table-cell office:value-type="float" office:value="467" calcext:value-type="float">
            <text:p>467</text:p>
          </table:table-cell>
          <table:table-cell office:value-type="float" office:value="103" calcext:value-type="float">
            <text:p>103</text:p>
          </table:table-cell>
          <table:table-cell table:formula="of:=[.D591]/[.C591]*100" office:value-type="float" office:value="22.0556745182013" calcext:value-type="float">
            <text:p>22.05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Realp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D592]/[.C592]*100" office:value-type="float" office:value="11.7647058823529" calcext:value-type="float">
            <text:p>11.76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Schattdorf</text:p>
          </table:table-cell>
          <table:table-cell office:value-type="float" office:value="5453" calcext:value-type="float">
            <text:p>5453</text:p>
          </table:table-cell>
          <table:table-cell office:value-type="float" office:value="1141" calcext:value-type="float">
            <text:p>1141</text:p>
          </table:table-cell>
          <table:table-cell table:formula="of:=[.D593]/[.C593]*100" office:value-type="float" office:value="20.9242618741977" calcext:value-type="float">
            <text:p>20.92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eedorf (UR)</text:p>
          </table:table-cell>
          <table:table-cell office:value-type="float" office:value="2051" calcext:value-type="float">
            <text:p>2051</text:p>
          </table:table-cell>
          <table:table-cell office:value-type="float" office:value="518" calcext:value-type="float">
            <text:p>518</text:p>
          </table:table-cell>
          <table:table-cell table:formula="of:=[.D594]/[.C594]*100" office:value-type="float" office:value="25.2559726962457" calcext:value-type="float">
            <text:p>25.2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eelisberg</text:p>
          </table:table-cell>
          <table:table-cell office:value-type="float" office:value="715" calcext:value-type="float">
            <text:p>715</text:p>
          </table:table-cell>
          <table:table-cell office:value-type="float" office:value="107" calcext:value-type="float">
            <text:p>107</text:p>
          </table:table-cell>
          <table:table-cell table:formula="of:=[.D595]/[.C595]*100" office:value-type="float" office:value="14.965034965035" calcext:value-type="float">
            <text:p>14.96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Silenen</text:p>
          </table:table-cell>
          <table:table-cell office:value-type="float" office:value="2041" calcext:value-type="float">
            <text:p>2041</text:p>
          </table:table-cell>
          <table:table-cell office:value-type="float" office:value="381" calcext:value-type="float">
            <text:p>381</text:p>
          </table:table-cell>
          <table:table-cell table:formula="of:=[.D596]/[.C596]*100" office:value-type="float" office:value="18.6673199412053" calcext:value-type="float">
            <text:p>18.66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Sisikon</text:p>
          </table:table-cell>
          <table:table-cell office:value-type="float" office:value="382" calcext:value-type="float">
            <text:p>382</text:p>
          </table:table-cell>
          <table:table-cell office:value-type="float" office:value="74" calcext:value-type="float">
            <text:p>74</text:p>
          </table:table-cell>
          <table:table-cell table:formula="of:=[.D597]/[.C597]*100" office:value-type="float" office:value="19.3717277486911" calcext:value-type="float">
            <text:p>19.37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Spiringen</text:p>
          </table:table-cell>
          <table:table-cell office:value-type="float" office:value="858" calcext:value-type="float">
            <text:p>858</text:p>
          </table:table-cell>
          <table:table-cell office:value-type="float" office:value="187" calcext:value-type="float">
            <text:p>187</text:p>
          </table:table-cell>
          <table:table-cell table:formula="of:=[.D598]/[.C598]*100" office:value-type="float" office:value="21.7948717948718" calcext:value-type="float">
            <text:p>21.79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Unterschächen</text:p>
          </table:table-cell>
          <table:table-cell office:value-type="float" office:value="715" calcext:value-type="float">
            <text:p>715</text:p>
          </table:table-cell>
          <table:table-cell office:value-type="float" office:value="172" calcext:value-type="float">
            <text:p>172</text:p>
          </table:table-cell>
          <table:table-cell table:formula="of:=[.D599]/[.C599]*100" office:value-type="float" office:value="24.0559440559441" calcext:value-type="float">
            <text:p>24.05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Wassen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table:formula="of:=[.D600]/[.C600]*100" office:value-type="float" office:value="17.0673076923077" calcext:value-type="float">
            <text:p>17.06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Einsiedeln</text:p>
          </table:table-cell>
          <table:table-cell office:value-type="float" office:value="16310" calcext:value-type="float">
            <text:p>16310</text:p>
          </table:table-cell>
          <table:table-cell office:value-type="float" office:value="3207" calcext:value-type="float">
            <text:p>3207</text:p>
          </table:table-cell>
          <table:table-cell table:formula="of:=[.D601]/[.C601]*100" office:value-type="float" office:value="19.662783568363" calcext:value-type="float">
            <text:p>19.66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Gersau</text:p>
          </table:table-cell>
          <table:table-cell office:value-type="float" office:value="2384" calcext:value-type="float">
            <text:p>2384</text:p>
          </table:table-cell>
          <table:table-cell office:value-type="float" office:value="364" calcext:value-type="float">
            <text:p>364</text:p>
          </table:table-cell>
          <table:table-cell table:formula="of:=[.D602]/[.C602]*100" office:value-type="float" office:value="15.2684563758389" calcext:value-type="float">
            <text:p>15.26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eusisberg</text:p>
          </table:table-cell>
          <table:table-cell office:value-type="float" office:value="5468" calcext:value-type="float">
            <text:p>5468</text:p>
          </table:table-cell>
          <table:table-cell office:value-type="float" office:value="915" calcext:value-type="float">
            <text:p>915</text:p>
          </table:table-cell>
          <table:table-cell table:formula="of:=[.D603]/[.C603]*100" office:value-type="float" office:value="16.7337234820775" calcext:value-type="float">
            <text:p>16.73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Freienbach</text:p>
          </table:table-cell>
          <table:table-cell office:value-type="float" office:value="16711" calcext:value-type="float">
            <text:p>16711</text:p>
          </table:table-cell>
          <table:table-cell office:value-type="float" office:value="2915" calcext:value-type="float">
            <text:p>2915</text:p>
          </table:table-cell>
          <table:table-cell table:formula="of:=[.D604]/[.C604]*100" office:value-type="float" office:value="17.4436000239363" calcext:value-type="float">
            <text:p>17.44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Wollerau</text:p>
          </table:table-cell>
          <table:table-cell office:value-type="float" office:value="7495" calcext:value-type="float">
            <text:p>7495</text:p>
          </table:table-cell>
          <table:table-cell office:value-type="float" office:value="1285" calcext:value-type="float">
            <text:p>1285</text:p>
          </table:table-cell>
          <table:table-cell table:formula="of:=[.D605]/[.C605]*100" office:value-type="float" office:value="17.1447631754503" calcext:value-type="float">
            <text:p>17.14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üssnacht (SZ)</text:p>
          </table:table-cell>
          <table:table-cell office:value-type="float" office:value="13843" calcext:value-type="float">
            <text:p>13843</text:p>
          </table:table-cell>
          <table:table-cell office:value-type="float" office:value="2579" calcext:value-type="float">
            <text:p>2579</text:p>
          </table:table-cell>
          <table:table-cell table:formula="of:=[.D606]/[.C606]*100" office:value-type="float" office:value="18.630354691902" calcext:value-type="float">
            <text:p>18.63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ltendorf</text:p>
          </table:table-cell>
          <table:table-cell office:value-type="float" office:value="7215" calcext:value-type="float">
            <text:p>7215</text:p>
          </table:table-cell>
          <table:table-cell office:value-type="float" office:value="1351" calcext:value-type="float">
            <text:p>1351</text:p>
          </table:table-cell>
          <table:table-cell table:formula="of:=[.D607]/[.C607]*100" office:value-type="float" office:value="18.7248787248787" calcext:value-type="float">
            <text:p>18.72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Galgenen</text:p>
          </table:table-cell>
          <table:table-cell office:value-type="float" office:value="5342" calcext:value-type="float">
            <text:p>5342</text:p>
          </table:table-cell>
          <table:table-cell office:value-type="float" office:value="1097" calcext:value-type="float">
            <text:p>1097</text:p>
          </table:table-cell>
          <table:table-cell table:formula="of:=[.D608]/[.C608]*100" office:value-type="float" office:value="20.5353800074878" calcext:value-type="float">
            <text:p>20.53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Innerthal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table:formula="of:=[.D609]/[.C609]*100" office:value-type="float" office:value="16.1111111111111" calcext:value-type="float">
            <text:p>16.11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Lachen</text:p>
          </table:table-cell>
          <table:table-cell office:value-type="float" office:value="9394" calcext:value-type="float">
            <text:p>9394</text:p>
          </table:table-cell>
          <table:table-cell office:value-type="float" office:value="1788" calcext:value-type="float">
            <text:p>1788</text:p>
          </table:table-cell>
          <table:table-cell table:formula="of:=[.D610]/[.C610]*100" office:value-type="float" office:value="19.0334255908026" calcext:value-type="float">
            <text:p>19.03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Reichenburg</text:p>
          </table:table-cell>
          <table:table-cell office:value-type="float" office:value="4063" calcext:value-type="float">
            <text:p>4063</text:p>
          </table:table-cell>
          <table:table-cell office:value-type="float" office:value="890" calcext:value-type="float">
            <text:p>890</text:p>
          </table:table-cell>
          <table:table-cell table:formula="of:=[.D611]/[.C611]*100" office:value-type="float" office:value="21.9049963081467" calcext:value-type="float">
            <text:p>21.90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chübelbach</text:p>
          </table:table-cell>
          <table:table-cell office:value-type="float" office:value="9595" calcext:value-type="float">
            <text:p>9595</text:p>
          </table:table-cell>
          <table:table-cell office:value-type="float" office:value="1968" calcext:value-type="float">
            <text:p>1968</text:p>
          </table:table-cell>
          <table:table-cell table:formula="of:=[.D612]/[.C612]*100" office:value-type="float" office:value="20.5106826472121" calcext:value-type="float">
            <text:p>20.51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Tuggen</text:p>
          </table:table-cell>
          <table:table-cell office:value-type="float" office:value="3358" calcext:value-type="float">
            <text:p>3358</text:p>
          </table:table-cell>
          <table:table-cell office:value-type="float" office:value="663" calcext:value-type="float">
            <text:p>663</text:p>
          </table:table-cell>
          <table:table-cell table:formula="of:=[.D613]/[.C613]*100" office:value-type="float" office:value="19.7438951756998" calcext:value-type="float">
            <text:p>19.74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Vorderthal</text:p>
          </table:table-cell>
          <table:table-cell office:value-type="float" office:value="983" calcext:value-type="float">
            <text:p>983</text:p>
          </table:table-cell>
          <table:table-cell office:value-type="float" office:value="162" calcext:value-type="float">
            <text:p>162</text:p>
          </table:table-cell>
          <table:table-cell table:formula="of:=[.D614]/[.C614]*100" office:value-type="float" office:value="16.4801627670397" calcext:value-type="float">
            <text:p>16.48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Wangen (SZ)</text:p>
          </table:table-cell>
          <table:table-cell office:value-type="float" office:value="5489" calcext:value-type="float">
            <text:p>5489</text:p>
          </table:table-cell>
          <table:table-cell office:value-type="float" office:value="1008" calcext:value-type="float">
            <text:p>1008</text:p>
          </table:table-cell>
          <table:table-cell table:formula="of:=[.D615]/[.C615]*100" office:value-type="float" office:value="18.3640007287302" calcext:value-type="float">
            <text:p>18.36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Alpthal</text:p>
          </table:table-cell>
          <table:table-cell office:value-type="float" office:value="618" calcext:value-type="float">
            <text:p>618</text:p>
          </table:table-cell>
          <table:table-cell office:value-type="float" office:value="105" calcext:value-type="float">
            <text:p>105</text:p>
          </table:table-cell>
          <table:table-cell table:formula="of:=[.D616]/[.C616]*100" office:value-type="float" office:value="16.9902912621359" calcext:value-type="float">
            <text:p>16.99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Arth</text:p>
          </table:table-cell>
          <table:table-cell office:value-type="float" office:value="12359" calcext:value-type="float">
            <text:p>12359</text:p>
          </table:table-cell>
          <table:table-cell office:value-type="float" office:value="2506" calcext:value-type="float">
            <text:p>2506</text:p>
          </table:table-cell>
          <table:table-cell table:formula="of:=[.D617]/[.C617]*100" office:value-type="float" office:value="20.2767214175904" calcext:value-type="float">
            <text:p>20.27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Illgau</text:p>
          </table:table-cell>
          <table:table-cell office:value-type="float" office:value="815" calcext:value-type="float">
            <text:p>815</text:p>
          </table:table-cell>
          <table:table-cell office:value-type="float" office:value="208" calcext:value-type="float">
            <text:p>208</text:p>
          </table:table-cell>
          <table:table-cell table:formula="of:=[.D618]/[.C618]*100" office:value-type="float" office:value="25.521472392638" calcext:value-type="float">
            <text:p>25.52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Ingenbohl</text:p>
          </table:table-cell>
          <table:table-cell office:value-type="float" office:value="9197" calcext:value-type="float">
            <text:p>9197</text:p>
          </table:table-cell>
          <table:table-cell office:value-type="float" office:value="1593" calcext:value-type="float">
            <text:p>1593</text:p>
          </table:table-cell>
          <table:table-cell table:formula="of:=[.D619]/[.C619]*100" office:value-type="float" office:value="17.3208654996194" calcext:value-type="float">
            <text:p>17.32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auerz</text:p>
          </table:table-cell>
          <table:table-cell office:value-type="float" office:value="1124" calcext:value-type="float">
            <text:p>1124</text:p>
          </table:table-cell>
          <table:table-cell office:value-type="float" office:value="268" calcext:value-type="float">
            <text:p>268</text:p>
          </table:table-cell>
          <table:table-cell table:formula="of:=[.D620]/[.C620]*100" office:value-type="float" office:value="23.8434163701068" calcext:value-type="float">
            <text:p>23.84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Morschach</text:p>
          </table:table-cell>
          <table:table-cell office:value-type="float" office:value="1206" calcext:value-type="float">
            <text:p>1206</text:p>
          </table:table-cell>
          <table:table-cell office:value-type="float" office:value="255" calcext:value-type="float">
            <text:p>255</text:p>
          </table:table-cell>
          <table:table-cell table:formula="of:=[.D621]/[.C621]*100" office:value-type="float" office:value="21.1442786069652" calcext:value-type="float">
            <text:p>21.14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Muotathal</text:p>
          </table:table-cell>
          <table:table-cell office:value-type="float" office:value="3516" calcext:value-type="float">
            <text:p>3516</text:p>
          </table:table-cell>
          <table:table-cell office:value-type="float" office:value="789" calcext:value-type="float">
            <text:p>789</text:p>
          </table:table-cell>
          <table:table-cell table:formula="of:=[.D622]/[.C622]*100" office:value-type="float" office:value="22.4402730375427" calcext:value-type="float">
            <text:p>22.44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Oberiberg</text:p>
          </table:table-cell>
          <table:table-cell office:value-type="float" office:value="867" calcext:value-type="float">
            <text:p>867</text:p>
          </table:table-cell>
          <table:table-cell office:value-type="float" office:value="138" calcext:value-type="float">
            <text:p>138</text:p>
          </table:table-cell>
          <table:table-cell table:formula="of:=[.D623]/[.C623]*100" office:value-type="float" office:value="15.916955017301" calcext:value-type="float">
            <text:p>15.91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Riemenstalden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formula="of:=[.D624]/[.C624]*100" office:value-type="float" office:value="33.3333333333333" calcext:value-type="float">
            <text:p>33.33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othenthurm</text:p>
          </table:table-cell>
          <table:table-cell office:value-type="float" office:value="2519" calcext:value-type="float">
            <text:p>2519</text:p>
          </table:table-cell>
          <table:table-cell office:value-type="float" office:value="616" calcext:value-type="float">
            <text:p>616</text:p>
          </table:table-cell>
          <table:table-cell table:formula="of:=[.D625]/[.C625]*100" office:value-type="float" office:value="24.4541484716157" calcext:value-type="float">
            <text:p>24.45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attel</text:p>
          </table:table-cell>
          <table:table-cell office:value-type="float" office:value="2021" calcext:value-type="float">
            <text:p>2021</text:p>
          </table:table-cell>
          <table:table-cell office:value-type="float" office:value="456" calcext:value-type="float">
            <text:p>456</text:p>
          </table:table-cell>
          <table:table-cell table:formula="of:=[.D626]/[.C626]*100" office:value-type="float" office:value="22.5630875804057" calcext:value-type="float">
            <text:p>22.56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chwyz</text:p>
          </table:table-cell>
          <table:table-cell office:value-type="float" office:value="15685" calcext:value-type="float">
            <text:p>15685</text:p>
          </table:table-cell>
          <table:table-cell office:value-type="float" office:value="2937" calcext:value-type="float">
            <text:p>2937</text:p>
          </table:table-cell>
          <table:table-cell table:formula="of:=[.D627]/[.C627]*100" office:value-type="float" office:value="18.7248963978323" calcext:value-type="float">
            <text:p>18.72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teinen</text:p>
          </table:table-cell>
          <table:table-cell office:value-type="float" office:value="3696" calcext:value-type="float">
            <text:p>3696</text:p>
          </table:table-cell>
          <table:table-cell office:value-type="float" office:value="800" calcext:value-type="float">
            <text:p>800</text:p>
          </table:table-cell>
          <table:table-cell table:formula="of:=[.D628]/[.C628]*100" office:value-type="float" office:value="21.6450216450216" calcext:value-type="float">
            <text:p>21.64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teinerberg</text:p>
          </table:table-cell>
          <table:table-cell office:value-type="float" office:value="951" calcext:value-type="float">
            <text:p>951</text:p>
          </table:table-cell>
          <table:table-cell office:value-type="float" office:value="198" calcext:value-type="float">
            <text:p>198</text:p>
          </table:table-cell>
          <table:table-cell table:formula="of:=[.D629]/[.C629]*100" office:value-type="float" office:value="20.820189274448" calcext:value-type="float">
            <text:p>20.82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Unteriberg</text:p>
          </table:table-cell>
          <table:table-cell office:value-type="float" office:value="2432" calcext:value-type="float">
            <text:p>2432</text:p>
          </table:table-cell>
          <table:table-cell office:value-type="float" office:value="457" calcext:value-type="float">
            <text:p>457</text:p>
          </table:table-cell>
          <table:table-cell table:formula="of:=[.D630]/[.C630]*100" office:value-type="float" office:value="18.7911184210526" calcext:value-type="float">
            <text:p>18.79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lpnach</text:p>
          </table:table-cell>
          <table:table-cell office:value-type="float" office:value="6222" calcext:value-type="float">
            <text:p>6222</text:p>
          </table:table-cell>
          <table:table-cell office:value-type="float" office:value="1280" calcext:value-type="float">
            <text:p>1280</text:p>
          </table:table-cell>
          <table:table-cell table:formula="of:=[.D631]/[.C631]*100" office:value-type="float" office:value="20.5721632915461" calcext:value-type="float">
            <text:p>20.57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Engelberg</text:p>
          </table:table-cell>
          <table:table-cell office:value-type="float" office:value="4297" calcext:value-type="float">
            <text:p>4297</text:p>
          </table:table-cell>
          <table:table-cell office:value-type="float" office:value="676" calcext:value-type="float">
            <text:p>676</text:p>
          </table:table-cell>
          <table:table-cell table:formula="of:=[.D632]/[.C632]*100" office:value-type="float" office:value="15.7319059809169" calcext:value-type="float">
            <text:p>15.73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Giswil</text:p>
          </table:table-cell>
          <table:table-cell office:value-type="float" office:value="3806" calcext:value-type="float">
            <text:p>3806</text:p>
          </table:table-cell>
          <table:table-cell office:value-type="float" office:value="784" calcext:value-type="float">
            <text:p>784</text:p>
          </table:table-cell>
          <table:table-cell table:formula="of:=[.D633]/[.C633]*100" office:value-type="float" office:value="20.5990541250657" calcext:value-type="float">
            <text:p>20.59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Kerns</text:p>
          </table:table-cell>
          <table:table-cell office:value-type="float" office:value="6424" calcext:value-type="float">
            <text:p>6424</text:p>
          </table:table-cell>
          <table:table-cell office:value-type="float" office:value="1418" calcext:value-type="float">
            <text:p>1418</text:p>
          </table:table-cell>
          <table:table-cell table:formula="of:=[.D634]/[.C634]*100" office:value-type="float" office:value="22.0734744707347" calcext:value-type="float">
            <text:p>22.07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Lungern</text:p>
          </table:table-cell>
          <table:table-cell office:value-type="float" office:value="2086" calcext:value-type="float">
            <text:p>2086</text:p>
          </table:table-cell>
          <table:table-cell office:value-type="float" office:value="427" calcext:value-type="float">
            <text:p>427</text:p>
          </table:table-cell>
          <table:table-cell table:formula="of:=[.D635]/[.C635]*100" office:value-type="float" office:value="20.4697986577181" calcext:value-type="float">
            <text:p>20.47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achseln</text:p>
          </table:table-cell>
          <table:table-cell office:value-type="float" office:value="5211" calcext:value-type="float">
            <text:p>5211</text:p>
          </table:table-cell>
          <table:table-cell office:value-type="float" office:value="1040" calcext:value-type="float">
            <text:p>1040</text:p>
          </table:table-cell>
          <table:table-cell table:formula="of:=[.D636]/[.C636]*100" office:value-type="float" office:value="19.9577816158127" calcext:value-type="float">
            <text:p>19.95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arnen</text:p>
          </table:table-cell>
          <table:table-cell office:value-type="float" office:value="10654" calcext:value-type="float">
            <text:p>10654</text:p>
          </table:table-cell>
          <table:table-cell office:value-type="float" office:value="2013" calcext:value-type="float">
            <text:p>2013</text:p>
          </table:table-cell>
          <table:table-cell table:formula="of:=[.D637]/[.C637]*100" office:value-type="float" office:value="18.8943119954947" calcext:value-type="float">
            <text:p>18.89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Beckenried</text:p>
          </table:table-cell>
          <table:table-cell office:value-type="float" office:value="3749" calcext:value-type="float">
            <text:p>3749</text:p>
          </table:table-cell>
          <table:table-cell office:value-type="float" office:value="736" calcext:value-type="float">
            <text:p>736</text:p>
          </table:table-cell>
          <table:table-cell table:formula="of:=[.D638]/[.C638]*100" office:value-type="float" office:value="19.6319018404908" calcext:value-type="float">
            <text:p>19.63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Buochs</text:p>
          </table:table-cell>
          <table:table-cell office:value-type="float" office:value="5483" calcext:value-type="float">
            <text:p>5483</text:p>
          </table:table-cell>
          <table:table-cell office:value-type="float" office:value="1035" calcext:value-type="float">
            <text:p>1035</text:p>
          </table:table-cell>
          <table:table-cell table:formula="of:=[.D639]/[.C639]*100" office:value-type="float" office:value="18.8765274484771" calcext:value-type="float">
            <text:p>18.87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allenwil</text:p>
          </table:table-cell>
          <table:table-cell office:value-type="float" office:value="1847" calcext:value-type="float">
            <text:p>1847</text:p>
          </table:table-cell>
          <table:table-cell office:value-type="float" office:value="359" calcext:value-type="float">
            <text:p>359</text:p>
          </table:table-cell>
          <table:table-cell table:formula="of:=[.D640]/[.C640]*100" office:value-type="float" office:value="19.4369247428262" calcext:value-type="float">
            <text:p>19.43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Emmetten</text:p>
          </table:table-cell>
          <table:table-cell office:value-type="float" office:value="1624" calcext:value-type="float">
            <text:p>1624</text:p>
          </table:table-cell>
          <table:table-cell office:value-type="float" office:value="261" calcext:value-type="float">
            <text:p>261</text:p>
          </table:table-cell>
          <table:table-cell table:formula="of:=[.D641]/[.C641]*100" office:value-type="float" office:value="16.0714285714286" calcext:value-type="float">
            <text:p>16.07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nnetbürgen</text:p>
          </table:table-cell>
          <table:table-cell office:value-type="float" office:value="5206" calcext:value-type="float">
            <text:p>5206</text:p>
          </table:table-cell>
          <table:table-cell office:value-type="float" office:value="855" calcext:value-type="float">
            <text:p>855</text:p>
          </table:table-cell>
          <table:table-cell table:formula="of:=[.D642]/[.C642]*100" office:value-type="float" office:value="16.4233576642336" calcext:value-type="float">
            <text:p>16.42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Ennetmoos</text:p>
          </table:table-cell>
          <table:table-cell office:value-type="float" office:value="2322" calcext:value-type="float">
            <text:p>2322</text:p>
          </table:table-cell>
          <table:table-cell office:value-type="float" office:value="501" calcext:value-type="float">
            <text:p>501</text:p>
          </table:table-cell>
          <table:table-cell table:formula="of:=[.D643]/[.C643]*100" office:value-type="float" office:value="21.5762273901809" calcext:value-type="float">
            <text:p>21.57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Hergiswil (NW)</text:p>
          </table:table-cell>
          <table:table-cell office:value-type="float" office:value="6022" calcext:value-type="float">
            <text:p>6022</text:p>
          </table:table-cell>
          <table:table-cell office:value-type="float" office:value="904" calcext:value-type="float">
            <text:p>904</text:p>
          </table:table-cell>
          <table:table-cell table:formula="of:=[.D644]/[.C644]*100" office:value-type="float" office:value="15.0116240451677" calcext:value-type="float">
            <text:p>15.01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Oberdorf (NW)</text:p>
          </table:table-cell>
          <table:table-cell office:value-type="float" office:value="3093" calcext:value-type="float">
            <text:p>3093</text:p>
          </table:table-cell>
          <table:table-cell office:value-type="float" office:value="648" calcext:value-type="float">
            <text:p>648</text:p>
          </table:table-cell>
          <table:table-cell table:formula="of:=[.D645]/[.C645]*100" office:value-type="float" office:value="20.9505334626576" calcext:value-type="float">
            <text:p>20.95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Stans</text:p>
          </table:table-cell>
          <table:table-cell office:value-type="float" office:value="8119" calcext:value-type="float">
            <text:p>8119</text:p>
          </table:table-cell>
          <table:table-cell office:value-type="float" office:value="1423" calcext:value-type="float">
            <text:p>1423</text:p>
          </table:table-cell>
          <table:table-cell table:formula="of:=[.D646]/[.C646]*100" office:value-type="float" office:value="17.5267890134253" calcext:value-type="float">
            <text:p>17.52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tansstad</text:p>
          </table:table-cell>
          <table:table-cell office:value-type="float" office:value="4850" calcext:value-type="float">
            <text:p>4850</text:p>
          </table:table-cell>
          <table:table-cell office:value-type="float" office:value="719" calcext:value-type="float">
            <text:p>719</text:p>
          </table:table-cell>
          <table:table-cell table:formula="of:=[.D647]/[.C647]*100" office:value-type="float" office:value="14.8247422680412" calcext:value-type="float">
            <text:p>14.82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Wolfenschiessen</text:p>
          </table:table-cell>
          <table:table-cell office:value-type="float" office:value="2105" calcext:value-type="float">
            <text:p>2105</text:p>
          </table:table-cell>
          <table:table-cell office:value-type="float" office:value="465" calcext:value-type="float">
            <text:p>465</text:p>
          </table:table-cell>
          <table:table-cell table:formula="of:=[.D648]/[.C648]*100" office:value-type="float" office:value="22.0902612826603" calcext:value-type="float">
            <text:p>22.09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Glarus Nord</text:p>
          </table:table-cell>
          <table:table-cell office:value-type="float" office:value="19428" calcext:value-type="float">
            <text:p>19428</text:p>
          </table:table-cell>
          <table:table-cell office:value-type="float" office:value="3912" calcext:value-type="float">
            <text:p>3912</text:p>
          </table:table-cell>
          <table:table-cell table:formula="of:=[.D649]/[.C649]*100" office:value-type="float" office:value="20.1358863495985" calcext:value-type="float">
            <text:p>20.13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Glarus Süd</text:p>
          </table:table-cell>
          <table:table-cell office:value-type="float" office:value="9528" calcext:value-type="float">
            <text:p>9528</text:p>
          </table:table-cell>
          <table:table-cell office:value-type="float" office:value="1598" calcext:value-type="float">
            <text:p>1598</text:p>
          </table:table-cell>
          <table:table-cell table:formula="of:=[.D650]/[.C650]*100" office:value-type="float" office:value="16.7716204869857" calcext:value-type="float">
            <text:p>16.77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Glarus</text:p>
          </table:table-cell>
          <table:table-cell office:value-type="float" office:value="12515" calcext:value-type="float">
            <text:p>12515</text:p>
          </table:table-cell>
          <table:table-cell office:value-type="float" office:value="2458" calcext:value-type="float">
            <text:p>2458</text:p>
          </table:table-cell>
          <table:table-cell table:formula="of:=[.D651]/[.C651]*100" office:value-type="float" office:value="19.6404314822213" calcext:value-type="float">
            <text:p>19.64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aar</text:p>
          </table:table-cell>
          <table:table-cell office:value-type="float" office:value="24996" calcext:value-type="float">
            <text:p>24996</text:p>
          </table:table-cell>
          <table:table-cell office:value-type="float" office:value="4914" calcext:value-type="float">
            <text:p>4914</text:p>
          </table:table-cell>
          <table:table-cell table:formula="of:=[.D652]/[.C652]*100" office:value-type="float" office:value="19.6591454632741" calcext:value-type="float">
            <text:p>19.659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Cham</text:p>
          </table:table-cell>
          <table:table-cell office:value-type="float" office:value="17643" calcext:value-type="float">
            <text:p>17643</text:p>
          </table:table-cell>
          <table:table-cell office:value-type="float" office:value="3827" calcext:value-type="float">
            <text:p>3827</text:p>
          </table:table-cell>
          <table:table-cell table:formula="of:=[.D653]/[.C653]*100" office:value-type="float" office:value="21.691322337471" calcext:value-type="float">
            <text:p>21.69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Hünenberg</text:p>
          </table:table-cell>
          <table:table-cell office:value-type="float" office:value="8948" calcext:value-type="float">
            <text:p>8948</text:p>
          </table:table-cell>
          <table:table-cell office:value-type="float" office:value="1935" calcext:value-type="float">
            <text:p>1935</text:p>
          </table:table-cell>
          <table:table-cell table:formula="of:=[.D654]/[.C654]*100" office:value-type="float" office:value="21.6249441215914" calcext:value-type="float">
            <text:p>21.62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Menzingen</text:p>
          </table:table-cell>
          <table:table-cell office:value-type="float" office:value="4615" calcext:value-type="float">
            <text:p>4615</text:p>
          </table:table-cell>
          <table:table-cell office:value-type="float" office:value="859" calcext:value-type="float">
            <text:p>859</text:p>
          </table:table-cell>
          <table:table-cell table:formula="of:=[.D655]/[.C655]*100" office:value-type="float" office:value="18.6132177681473" calcext:value-type="float">
            <text:p>18.61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Neuheim</text:p>
          </table:table-cell>
          <table:table-cell office:value-type="float" office:value="2340" calcext:value-type="float">
            <text:p>2340</text:p>
          </table:table-cell>
          <table:table-cell office:value-type="float" office:value="520" calcext:value-type="float">
            <text:p>520</text:p>
          </table:table-cell>
          <table:table-cell table:formula="of:=[.D656]/[.C656]*100" office:value-type="float" office:value="22.2222222222222" calcext:value-type="float">
            <text:p>22.22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Oberägeri</text:p>
          </table:table-cell>
          <table:table-cell office:value-type="float" office:value="6415" calcext:value-type="float">
            <text:p>6415</text:p>
          </table:table-cell>
          <table:table-cell office:value-type="float" office:value="1325" calcext:value-type="float">
            <text:p>1325</text:p>
          </table:table-cell>
          <table:table-cell table:formula="of:=[.D657]/[.C657]*100" office:value-type="float" office:value="20.6547155105222" calcext:value-type="float">
            <text:p>20.65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Risch</text:p>
          </table:table-cell>
          <table:table-cell office:value-type="float" office:value="11253" calcext:value-type="float">
            <text:p>11253</text:p>
          </table:table-cell>
          <table:table-cell office:value-type="float" office:value="2308" calcext:value-type="float">
            <text:p>2308</text:p>
          </table:table-cell>
          <table:table-cell table:formula="of:=[.D658]/[.C658]*100" office:value-type="float" office:value="20.5100861992358" calcext:value-type="float">
            <text:p>20.51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teinhausen</text:p>
          </table:table-cell>
          <table:table-cell office:value-type="float" office:value="10308" calcext:value-type="float">
            <text:p>10308</text:p>
          </table:table-cell>
          <table:table-cell office:value-type="float" office:value="2125" calcext:value-type="float">
            <text:p>2125</text:p>
          </table:table-cell>
          <table:table-cell table:formula="of:=[.D659]/[.C659]*100" office:value-type="float" office:value="20.6150562669771" calcext:value-type="float">
            <text:p>20.61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Unterägeri</text:p>
          </table:table-cell>
          <table:table-cell office:value-type="float" office:value="9243" calcext:value-type="float">
            <text:p>9243</text:p>
          </table:table-cell>
          <table:table-cell office:value-type="float" office:value="1943" calcext:value-type="float">
            <text:p>1943</text:p>
          </table:table-cell>
          <table:table-cell table:formula="of:=[.D660]/[.C660]*100" office:value-type="float" office:value="21.0213134263767" calcext:value-type="float">
            <text:p>21.02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Walchwil</text:p>
          </table:table-cell>
          <table:table-cell office:value-type="float" office:value="3934" calcext:value-type="float">
            <text:p>3934</text:p>
          </table:table-cell>
          <table:table-cell office:value-type="float" office:value="729" calcext:value-type="float">
            <text:p>729</text:p>
          </table:table-cell>
          <table:table-cell table:formula="of:=[.D661]/[.C661]*100" office:value-type="float" office:value="18.530757498729" calcext:value-type="float">
            <text:p>18.53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Zug</text:p>
          </table:table-cell>
          <table:table-cell office:value-type="float" office:value="31469" calcext:value-type="float">
            <text:p>31469</text:p>
          </table:table-cell>
          <table:table-cell office:value-type="float" office:value="5995" calcext:value-type="float">
            <text:p>5995</text:p>
          </table:table-cell>
          <table:table-cell table:formula="of:=[.D662]/[.C662]*100" office:value-type="float" office:value="19.0504941370873" calcext:value-type="float">
            <text:p>19.05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hâtillon (FR)</text:p>
          </table:table-cell>
          <table:table-cell office:value-type="float" office:value="513" calcext:value-type="float">
            <text:p>513</text:p>
          </table:table-cell>
          <table:table-cell office:value-type="float" office:value="119" calcext:value-type="float">
            <text:p>119</text:p>
          </table:table-cell>
          <table:table-cell table:formula="of:=[.D663]/[.C663]*100" office:value-type="float" office:value="23.1968810916179" calcext:value-type="float">
            <text:p>23.1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ugy (FR)</text:p>
          </table:table-cell>
          <table:table-cell office:value-type="float" office:value="1942" calcext:value-type="float">
            <text:p>1942</text:p>
          </table:table-cell>
          <table:table-cell office:value-type="float" office:value="433" calcext:value-type="float">
            <text:p>433</text:p>
          </table:table-cell>
          <table:table-cell table:formula="of:=[.D664]/[.C664]*100" office:value-type="float" office:value="22.2966014418126" calcext:value-type="float">
            <text:p>22.2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étigny</text:p>
          </table:table-cell>
          <table:table-cell office:value-type="float" office:value="1180" calcext:value-type="float">
            <text:p>1180</text:p>
          </table:table-cell>
          <table:table-cell office:value-type="float" office:value="284" calcext:value-type="float">
            <text:p>284</text:p>
          </table:table-cell>
          <table:table-cell table:formula="of:=[.D665]/[.C665]*100" office:value-type="float" office:value="24.0677966101695" calcext:value-type="float">
            <text:p>24.06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letterens</text:p>
          </table:table-cell>
          <table:table-cell office:value-type="float" office:value="1118" calcext:value-type="float">
            <text:p>1118</text:p>
          </table:table-cell>
          <table:table-cell office:value-type="float" office:value="269" calcext:value-type="float">
            <text:p>269</text:p>
          </table:table-cell>
          <table:table-cell table:formula="of:=[.D666]/[.C666]*100" office:value-type="float" office:value="24.0608228980322" calcext:value-type="float">
            <text:p>24.06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Lully (FR)</text:p>
          </table:table-cell>
          <table:table-cell office:value-type="float" office:value="1217" calcext:value-type="float">
            <text:p>1217</text:p>
          </table:table-cell>
          <table:table-cell office:value-type="float" office:value="317" calcext:value-type="float">
            <text:p>317</text:p>
          </table:table-cell>
          <table:table-cell table:formula="of:=[.D667]/[.C667]*100" office:value-type="float" office:value="26.0476581758422" calcext:value-type="float">
            <text:p>26.04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Ménières</text:p>
          </table:table-cell>
          <table:table-cell office:value-type="float" office:value="437" calcext:value-type="float">
            <text:p>437</text:p>
          </table:table-cell>
          <table:table-cell office:value-type="float" office:value="124" calcext:value-type="float">
            <text:p>124</text:p>
          </table:table-cell>
          <table:table-cell table:formula="of:=[.D668]/[.C668]*100" office:value-type="float" office:value="28.3752860411899" calcext:value-type="float">
            <text:p>28.37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Montagny (FR)</text:p>
          </table:table-cell>
          <table:table-cell office:value-type="float" office:value="2932" calcext:value-type="float">
            <text:p>2932</text:p>
          </table:table-cell>
          <table:table-cell office:value-type="float" office:value="697" calcext:value-type="float">
            <text:p>697</text:p>
          </table:table-cell>
          <table:table-cell table:formula="of:=[.D669]/[.C669]*100" office:value-type="float" office:value="23.7721691678035" calcext:value-type="float">
            <text:p>23.77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Nuvilly</text:p>
          </table:table-cell>
          <table:table-cell office:value-type="float" office:value="487" calcext:value-type="float">
            <text:p>487</text:p>
          </table:table-cell>
          <table:table-cell office:value-type="float" office:value="133" calcext:value-type="float">
            <text:p>133</text:p>
          </table:table-cell>
          <table:table-cell table:formula="of:=[.D670]/[.C670]*100" office:value-type="float" office:value="27.3100616016427" calcext:value-type="float">
            <text:p>27.31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Prévondavaux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table:formula="of:=[.D671]/[.C671]*100" office:value-type="float" office:value="16.8316831683168" calcext:value-type="float">
            <text:p>16.83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Saint-Aubin (FR)</text:p>
          </table:table-cell>
          <table:table-cell office:value-type="float" office:value="1929" calcext:value-type="float">
            <text:p>1929</text:p>
          </table:table-cell>
          <table:table-cell office:value-type="float" office:value="443" calcext:value-type="float">
            <text:p>443</text:p>
          </table:table-cell>
          <table:table-cell table:formula="of:=[.D672]/[.C672]*100" office:value-type="float" office:value="22.9652669777087" calcext:value-type="float">
            <text:p>22.96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Sévaz</text:p>
          </table:table-cell>
          <table:table-cell office:value-type="float" office:value="319" calcext:value-type="float">
            <text:p>319</text:p>
          </table:table-cell>
          <table:table-cell office:value-type="float" office:value="67" calcext:value-type="float">
            <text:p>67</text:p>
          </table:table-cell>
          <table:table-cell table:formula="of:=[.D673]/[.C673]*100" office:value-type="float" office:value="21.0031347962382" calcext:value-type="float">
            <text:p>21.00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Surpierre</text:p>
          </table:table-cell>
          <table:table-cell office:value-type="float" office:value="1208" calcext:value-type="float">
            <text:p>1208</text:p>
          </table:table-cell>
          <table:table-cell office:value-type="float" office:value="258" calcext:value-type="float">
            <text:p>258</text:p>
          </table:table-cell>
          <table:table-cell table:formula="of:=[.D674]/[.C674]*100" office:value-type="float" office:value="21.3576158940397" calcext:value-type="float">
            <text:p>21.35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Vallon</text:p>
          </table:table-cell>
          <table:table-cell office:value-type="float" office:value="501" calcext:value-type="float">
            <text:p>501</text:p>
          </table:table-cell>
          <table:table-cell office:value-type="float" office:value="111" calcext:value-type="float">
            <text:p>111</text:p>
          </table:table-cell>
          <table:table-cell table:formula="of:=[.D675]/[.C675]*100" office:value-type="float" office:value="22.1556886227545" calcext:value-type="float">
            <text:p>22.15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Les Montets</text:p>
          </table:table-cell>
          <table:table-cell office:value-type="float" office:value="1586" calcext:value-type="float">
            <text:p>1586</text:p>
          </table:table-cell>
          <table:table-cell office:value-type="float" office:value="381" calcext:value-type="float">
            <text:p>381</text:p>
          </table:table-cell>
          <table:table-cell table:formula="of:=[.D676]/[.C676]*100" office:value-type="float" office:value="24.0226986128625" calcext:value-type="float">
            <text:p>24.02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Delley-Portalban</text:p>
          </table:table-cell>
          <table:table-cell office:value-type="float" office:value="1309" calcext:value-type="float">
            <text:p>1309</text:p>
          </table:table-cell>
          <table:table-cell office:value-type="float" office:value="258" calcext:value-type="float">
            <text:p>258</text:p>
          </table:table-cell>
          <table:table-cell table:formula="of:=[.D677]/[.C677]*100" office:value-type="float" office:value="19.7097020626432" calcext:value-type="float">
            <text:p>19.71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Belmont-Broye</text:p>
          </table:table-cell>
          <table:table-cell office:value-type="float" office:value="5844" calcext:value-type="float">
            <text:p>5844</text:p>
          </table:table-cell>
          <table:table-cell office:value-type="float" office:value="1431" calcext:value-type="float">
            <text:p>1431</text:p>
          </table:table-cell>
          <table:table-cell table:formula="of:=[.D678]/[.C678]*100" office:value-type="float" office:value="24.4866529774127" calcext:value-type="float">
            <text:p>24.487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Estavayer</text:p>
          </table:table-cell>
          <table:table-cell office:value-type="float" office:value="10133" calcext:value-type="float">
            <text:p>10133</text:p>
          </table:table-cell>
          <table:table-cell office:value-type="float" office:value="2238" calcext:value-type="float">
            <text:p>2238</text:p>
          </table:table-cell>
          <table:table-cell table:formula="of:=[.D679]/[.C679]*100" office:value-type="float" office:value="22.0862528372644" calcext:value-type="float">
            <text:p>22.08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Cheyres-Châbles</text:p>
          </table:table-cell>
          <table:table-cell office:value-type="float" office:value="2405" calcext:value-type="float">
            <text:p>2405</text:p>
          </table:table-cell>
          <table:table-cell office:value-type="float" office:value="504" calcext:value-type="float">
            <text:p>504</text:p>
          </table:table-cell>
          <table:table-cell table:formula="of:=[.D680]/[.C680]*100" office:value-type="float" office:value="20.956340956341" calcext:value-type="float">
            <text:p>20.95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Auboranges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table:formula="of:=[.D681]/[.C681]*100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Billens-Hennens</text:p>
          </table:table-cell>
          <table:table-cell office:value-type="float" office:value="883" calcext:value-type="float">
            <text:p>883</text:p>
          </table:table-cell>
          <table:table-cell office:value-type="float" office:value="175" calcext:value-type="float">
            <text:p>175</text:p>
          </table:table-cell>
          <table:table-cell table:formula="of:=[.D682]/[.C682]*100" office:value-type="float" office:value="19.8187995469989" calcext:value-type="float">
            <text:p>19.819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Chapelle (Glâne)</text:p>
          </table:table-cell>
          <table:table-cell office:value-type="float" office:value="334" calcext:value-type="float">
            <text:p>334</text:p>
          </table:table-cell>
          <table:table-cell office:value-type="float" office:value="82" calcext:value-type="float">
            <text:p>82</text:p>
          </table:table-cell>
          <table:table-cell table:formula="of:=[.D683]/[.C683]*100" office:value-type="float" office:value="24.5508982035928" calcext:value-type="float">
            <text:p>24.55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Le Châtelard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table:formula="of:=[.D684]/[.C684]*100" office:value-type="float" office:value="20.9039548022599" calcext:value-type="float">
            <text:p>20.90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Châtonnaye</text:p>
          </table:table-cell>
          <table:table-cell office:value-type="float" office:value="884" calcext:value-type="float">
            <text:p>884</text:p>
          </table:table-cell>
          <table:table-cell office:value-type="float" office:value="197" calcext:value-type="float">
            <text:p>197</text:p>
          </table:table-cell>
          <table:table-cell table:formula="of:=[.D685]/[.C685]*100" office:value-type="float" office:value="22.2850678733032" calcext:value-type="float">
            <text:p>22.28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cublens (FR)</text:p>
          </table:table-cell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[.D686]/[.C686]*100"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Grangettes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  <table:table-cell table:formula="of:=[.D687]/[.C687]*100" office:value-type="float" office:value="32.3943661971831" calcext:value-type="float">
            <text:p>32.394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Massonnens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table:formula="of:=[.D688]/[.C688]*100" office:value-type="float" office:value="26.7918088737201" calcext:value-type="float">
            <text:p>26.79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Mézières (FR)</text:p>
          </table:table-cell>
          <table:table-cell office:value-type="float" office:value="1081" calcext:value-type="float">
            <text:p>1081</text:p>
          </table:table-cell>
          <table:table-cell office:value-type="float" office:value="214" calcext:value-type="float">
            <text:p>214</text:p>
          </table:table-cell>
          <table:table-cell table:formula="of:=[.D689]/[.C689]*100" office:value-type="float" office:value="19.7964847363552" calcext:value-type="float">
            <text:p>19.79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Montet (Glâne)</text:p>
          </table:table-cell>
          <table:table-cell office:value-type="float" office:value="493" calcext:value-type="float">
            <text:p>493</text:p>
          </table:table-cell>
          <table:table-cell office:value-type="float" office:value="116" calcext:value-type="float">
            <text:p>116</text:p>
          </table:table-cell>
          <table:table-cell table:formula="of:=[.D690]/[.C690]*100" office:value-type="float" office:value="23.5294117647059" calcext:value-type="float">
            <text:p>23.52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Romont (FR)</text:p>
          </table:table-cell>
          <table:table-cell office:value-type="float" office:value="5593" calcext:value-type="float">
            <text:p>5593</text:p>
          </table:table-cell>
          <table:table-cell office:value-type="float" office:value="1231" calcext:value-type="float">
            <text:p>1231</text:p>
          </table:table-cell>
          <table:table-cell table:formula="of:=[.D691]/[.C691]*100" office:value-type="float" office:value="22.0096549258001" calcext:value-type="float">
            <text:p>22.01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Rue</text:p>
          </table:table-cell>
          <table:table-cell office:value-type="float" office:value="1588" calcext:value-type="float">
            <text:p>1588</text:p>
          </table:table-cell>
          <table:table-cell office:value-type="float" office:value="359" calcext:value-type="float">
            <text:p>359</text:p>
          </table:table-cell>
          <table:table-cell table:formula="of:=[.D692]/[.C692]*100" office:value-type="float" office:value="22.6070528967254" calcext:value-type="float">
            <text:p>22.60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Siviriez</text:p>
          </table:table-cell>
          <table:table-cell office:value-type="float" office:value="2528" calcext:value-type="float">
            <text:p>2528</text:p>
          </table:table-cell>
          <table:table-cell office:value-type="float" office:value="617" calcext:value-type="float">
            <text:p>617</text:p>
          </table:table-cell>
          <table:table-cell table:formula="of:=[.D693]/[.C693]*100" office:value-type="float" office:value="24.4066455696203" calcext:value-type="float">
            <text:p>24.40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Ursy</text:p>
          </table:table-cell>
          <table:table-cell office:value-type="float" office:value="3486" calcext:value-type="float">
            <text:p>3486</text:p>
          </table:table-cell>
          <table:table-cell office:value-type="float" office:value="889" calcext:value-type="float">
            <text:p>889</text:p>
          </table:table-cell>
          <table:table-cell table:formula="of:=[.D694]/[.C694]*100" office:value-type="float" office:value="25.5020080321285" calcext:value-type="float">
            <text:p>25.50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Vuisternens-devant-Romont</text:p>
          </table:table-cell>
          <table:table-cell office:value-type="float" office:value="2381" calcext:value-type="float">
            <text:p>2381</text:p>
          </table:table-cell>
          <table:table-cell office:value-type="float" office:value="585" calcext:value-type="float">
            <text:p>585</text:p>
          </table:table-cell>
          <table:table-cell table:formula="of:=[.D695]/[.C695]*100" office:value-type="float" office:value="24.5695086098278" calcext:value-type="float">
            <text:p>24.57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Villorsonnens</text:p>
          </table:table-cell>
          <table:table-cell office:value-type="float" office:value="1512" calcext:value-type="float">
            <text:p>1512</text:p>
          </table:table-cell>
          <table:table-cell office:value-type="float" office:value="363" calcext:value-type="float">
            <text:p>363</text:p>
          </table:table-cell>
          <table:table-cell table:formula="of:=[.D696]/[.C696]*100" office:value-type="float" office:value="24.0079365079365" calcext:value-type="float">
            <text:p>24.00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Torny</text:p>
          </table:table-cell>
          <table:table-cell office:value-type="float" office:value="1058" calcext:value-type="float">
            <text:p>1058</text:p>
          </table:table-cell>
          <table:table-cell office:value-type="float" office:value="261" calcext:value-type="float">
            <text:p>261</text:p>
          </table:table-cell>
          <table:table-cell table:formula="of:=[.D697]/[.C697]*100" office:value-type="float" office:value="24.6691871455577" calcext:value-type="float">
            <text:p>24.669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Villaz</text:p>
          </table:table-cell>
          <table:table-cell office:value-type="float" office:value="2345" calcext:value-type="float">
            <text:p>2345</text:p>
          </table:table-cell>
          <table:table-cell office:value-type="float" office:value="576" calcext:value-type="float">
            <text:p>576</text:p>
          </table:table-cell>
          <table:table-cell table:formula="of:=[.D698]/[.C698]*100" office:value-type="float" office:value="24.5628997867804" calcext:value-type="float">
            <text:p>24.563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aut-Intyamon</text:p>
          </table:table-cell>
          <table:table-cell office:value-type="float" office:value="1664" calcext:value-type="float">
            <text:p>1664</text:p>
          </table:table-cell>
          <table:table-cell office:value-type="float" office:value="395" calcext:value-type="float">
            <text:p>395</text:p>
          </table:table-cell>
          <table:table-cell table:formula="of:=[.D699]/[.C699]*100" office:value-type="float" office:value="23.7379807692308" calcext:value-type="float">
            <text:p>23.738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Pont-en-Ogoz</text:p>
          </table:table-cell>
          <table:table-cell office:value-type="float" office:value="1973" calcext:value-type="float">
            <text:p>1973</text:p>
          </table:table-cell>
          <table:table-cell office:value-type="float" office:value="433" calcext:value-type="float">
            <text:p>433</text:p>
          </table:table-cell>
          <table:table-cell table:formula="of:=[.D700]/[.C700]*100" office:value-type="float" office:value="21.9462747085656" calcext:value-type="float">
            <text:p>21.946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Botterens</text:p>
          </table:table-cell>
          <table:table-cell office:value-type="float" office:value="733" calcext:value-type="float">
            <text:p>733</text:p>
          </table:table-cell>
          <table:table-cell office:value-type="float" office:value="175" calcext:value-type="float">
            <text:p>175</text:p>
          </table:table-cell>
          <table:table-cell table:formula="of:=[.D701]/[.C701]*100" office:value-type="float" office:value="23.8744884038199" calcext:value-type="float">
            <text:p>23.874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Broc</text:p>
          </table:table-cell>
          <table:table-cell office:value-type="float" office:value="2649" calcext:value-type="float">
            <text:p>2649</text:p>
          </table:table-cell>
          <table:table-cell office:value-type="float" office:value="510" calcext:value-type="float">
            <text:p>510</text:p>
          </table:table-cell>
          <table:table-cell table:formula="of:=[.D702]/[.C702]*100" office:value-type="float" office:value="19.2525481313703" calcext:value-type="float">
            <text:p>19.25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Bulle</text:p>
          </table:table-cell>
          <table:table-cell office:value-type="float" office:value="25722" calcext:value-type="float">
            <text:p>25722</text:p>
          </table:table-cell>
          <table:table-cell office:value-type="float" office:value="5501" calcext:value-type="float">
            <text:p>5501</text:p>
          </table:table-cell>
          <table:table-cell table:formula="of:=[.D703]/[.C703]*100" office:value-type="float" office:value="21.386361869217" calcext:value-type="float">
            <text:p>21.38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Châtel-sur-Montsalvens</text:p>
          </table:table-cell>
          <table:table-cell office:value-type="float" office:value="348" calcext:value-type="float">
            <text:p>348</text:p>
          </table:table-cell>
          <table:table-cell office:value-type="float" office:value="69" calcext:value-type="float">
            <text:p>69</text:p>
          </table:table-cell>
          <table:table-cell table:formula="of:=[.D704]/[.C704]*100" office:value-type="float" office:value="19.8275862068966" calcext:value-type="float">
            <text:p>19.82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Corbières</text:p>
          </table:table-cell>
          <table:table-cell office:value-type="float" office:value="1021" calcext:value-type="float">
            <text:p>1021</text:p>
          </table:table-cell>
          <table:table-cell office:value-type="float" office:value="245" calcext:value-type="float">
            <text:p>245</text:p>
          </table:table-cell>
          <table:table-cell table:formula="of:=[.D705]/[.C705]*100" office:value-type="float" office:value="23.9960822722821" calcext:value-type="float">
            <text:p>23.99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Crésuz</text:p>
          </table:table-cell>
          <table:table-cell office:value-type="float" office:value="449" calcext:value-type="float">
            <text:p>449</text:p>
          </table:table-cell>
          <table:table-cell office:value-type="float" office:value="94" calcext:value-type="float">
            <text:p>94</text:p>
          </table:table-cell>
          <table:table-cell table:formula="of:=[.D706]/[.C706]*100" office:value-type="float" office:value="20.9354120267261" calcext:value-type="float">
            <text:p>20.93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charlens</text:p>
          </table:table-cell>
          <table:table-cell office:value-type="float" office:value="839" calcext:value-type="float">
            <text:p>839</text:p>
          </table:table-cell>
          <table:table-cell office:value-type="float" office:value="172" calcext:value-type="float">
            <text:p>172</text:p>
          </table:table-cell>
          <table:table-cell table:formula="of:=[.D707]/[.C707]*100" office:value-type="float" office:value="20.5005959475566" calcext:value-type="float">
            <text:p>20.50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Grandvillard</text:p>
          </table:table-cell>
          <table:table-cell office:value-type="float" office:value="871" calcext:value-type="float">
            <text:p>871</text:p>
          </table:table-cell>
          <table:table-cell office:value-type="float" office:value="229" calcext:value-type="float">
            <text:p>229</text:p>
          </table:table-cell>
          <table:table-cell table:formula="of:=[.D708]/[.C708]*100" office:value-type="float" office:value="26.2916188289323" calcext:value-type="float">
            <text:p>26.29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Gruyères</text:p>
          </table:table-cell>
          <table:table-cell office:value-type="float" office:value="2282" calcext:value-type="float">
            <text:p>2282</text:p>
          </table:table-cell>
          <table:table-cell office:value-type="float" office:value="545" calcext:value-type="float">
            <text:p>545</text:p>
          </table:table-cell>
          <table:table-cell table:formula="of:=[.D709]/[.C709]*100" office:value-type="float" office:value="23.8825591586328" calcext:value-type="float">
            <text:p>23.88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Hauteville</text:p>
          </table:table-cell>
          <table:table-cell office:value-type="float" office:value="702" calcext:value-type="float">
            <text:p>702</text:p>
          </table:table-cell>
          <table:table-cell office:value-type="float" office:value="182" calcext:value-type="float">
            <text:p>182</text:p>
          </table:table-cell>
          <table:table-cell table:formula="of:=[.D710]/[.C710]*100" office:value-type="float" office:value="25.9259259259259" calcext:value-type="float">
            <text:p>25.926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Jaun</text:p>
          </table:table-cell>
          <table:table-cell office:value-type="float" office:value="636" calcext:value-type="float">
            <text:p>636</text:p>
          </table:table-cell>
          <table:table-cell office:value-type="float" office:value="135" calcext:value-type="float">
            <text:p>135</text:p>
          </table:table-cell>
          <table:table-cell table:formula="of:=[.D711]/[.C711]*100" office:value-type="float" office:value="21.2264150943396" calcext:value-type="float">
            <text:p>21.22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Marsens</text:p>
          </table:table-cell>
          <table:table-cell office:value-type="float" office:value="2071" calcext:value-type="float">
            <text:p>2071</text:p>
          </table:table-cell>
          <table:table-cell office:value-type="float" office:value="518" calcext:value-type="float">
            <text:p>518</text:p>
          </table:table-cell>
          <table:table-cell table:formula="of:=[.D712]/[.C712]*100" office:value-type="float" office:value="25.0120714630613" calcext:value-type="float">
            <text:p>25.01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Morlon</text:p>
          </table:table-cell>
          <table:table-cell office:value-type="float" office:value="661" calcext:value-type="float">
            <text:p>661</text:p>
          </table:table-cell>
          <table:table-cell office:value-type="float" office:value="137" calcext:value-type="float">
            <text:p>137</text:p>
          </table:table-cell>
          <table:table-cell table:formula="of:=[.D713]/[.C713]*100" office:value-type="float" office:value="20.7261724659607" calcext:value-type="float">
            <text:p>20.726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Le Pâquier (FR)</text:p>
          </table:table-cell>
          <table:table-cell office:value-type="float" office:value="1372" calcext:value-type="float">
            <text:p>1372</text:p>
          </table:table-cell>
          <table:table-cell office:value-type="float" office:value="343" calcext:value-type="float">
            <text:p>343</text:p>
          </table:table-cell>
          <table:table-cell table:formula="of:=[.D714]/[.C714]*100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Pont-la-Ville</text:p>
          </table:table-cell>
          <table:table-cell office:value-type="float" office:value="630" calcext:value-type="float">
            <text:p>630</text:p>
          </table:table-cell>
          <table:table-cell office:value-type="float" office:value="130" calcext:value-type="float">
            <text:p>130</text:p>
          </table:table-cell>
          <table:table-cell table:formula="of:=[.D715]/[.C715]*100" office:value-type="float" office:value="20.6349206349206" calcext:value-type="float">
            <text:p>20.63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Riaz</text:p>
          </table:table-cell>
          <table:table-cell office:value-type="float" office:value="2874" calcext:value-type="float">
            <text:p>2874</text:p>
          </table:table-cell>
          <table:table-cell office:value-type="float" office:value="687" calcext:value-type="float">
            <text:p>687</text:p>
          </table:table-cell>
          <table:table-cell table:formula="of:=[.D716]/[.C716]*100" office:value-type="float" office:value="23.9039665970772" calcext:value-type="float">
            <text:p>23.90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La Roche</text:p>
          </table:table-cell>
          <table:table-cell office:value-type="float" office:value="1829" calcext:value-type="float">
            <text:p>1829</text:p>
          </table:table-cell>
          <table:table-cell office:value-type="float" office:value="425" calcext:value-type="float">
            <text:p>425</text:p>
          </table:table-cell>
          <table:table-cell table:formula="of:=[.D717]/[.C717]*100" office:value-type="float" office:value="23.236741388737" calcext:value-type="float">
            <text:p>23.23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âles</text:p>
          </table:table-cell>
          <table:table-cell office:value-type="float" office:value="1448" calcext:value-type="float">
            <text:p>1448</text:p>
          </table:table-cell>
          <table:table-cell office:value-type="float" office:value="371" calcext:value-type="float">
            <text:p>371</text:p>
          </table:table-cell>
          <table:table-cell table:formula="of:=[.D718]/[.C718]*100" office:value-type="float" office:value="25.621546961326" calcext:value-type="float">
            <text:p>25.62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Sorens</text:p>
          </table:table-cell>
          <table:table-cell office:value-type="float" office:value="1105" calcext:value-type="float">
            <text:p>1105</text:p>
          </table:table-cell>
          <table:table-cell office:value-type="float" office:value="260" calcext:value-type="float">
            <text:p>260</text:p>
          </table:table-cell>
          <table:table-cell table:formula="of:=[.D719]/[.C719]*100" office:value-type="float" office:value="23.5294117647059" calcext:value-type="float">
            <text:p>23.529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Vaulruz</text:p>
          </table:table-cell>
          <table:table-cell office:value-type="float" office:value="1116" calcext:value-type="float">
            <text:p>1116</text:p>
          </table:table-cell>
          <table:table-cell office:value-type="float" office:value="237" calcext:value-type="float">
            <text:p>237</text:p>
          </table:table-cell>
          <table:table-cell table:formula="of:=[.D720]/[.C720]*100" office:value-type="float" office:value="21.2365591397849" calcext:value-type="float">
            <text:p>21.23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Vuadens</text:p>
          </table:table-cell>
          <table:table-cell office:value-type="float" office:value="2541" calcext:value-type="float">
            <text:p>2541</text:p>
          </table:table-cell>
          <table:table-cell office:value-type="float" office:value="602" calcext:value-type="float">
            <text:p>602</text:p>
          </table:table-cell>
          <table:table-cell table:formula="of:=[.D721]/[.C721]*100" office:value-type="float" office:value="23.6914600550964" calcext:value-type="float">
            <text:p>23.69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Bas-Intyamon</text:p>
          </table:table-cell>
          <table:table-cell office:value-type="float" office:value="1598" calcext:value-type="float">
            <text:p>1598</text:p>
          </table:table-cell>
          <table:table-cell office:value-type="float" office:value="384" calcext:value-type="float">
            <text:p>384</text:p>
          </table:table-cell>
          <table:table-cell table:formula="of:=[.D722]/[.C722]*100" office:value-type="float" office:value="24.0300375469337" calcext:value-type="float">
            <text:p>24.03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Val-de-Charmey</text:p>
          </table:table-cell>
          <table:table-cell office:value-type="float" office:value="2620" calcext:value-type="float">
            <text:p>2620</text:p>
          </table:table-cell>
          <table:table-cell office:value-type="float" office:value="501" calcext:value-type="float">
            <text:p>501</text:p>
          </table:table-cell>
          <table:table-cell table:formula="of:=[.D723]/[.C723]*100" office:value-type="float" office:value="19.1221374045802" calcext:value-type="float">
            <text:p>19.12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Autigny</text:p>
          </table:table-cell>
          <table:table-cell office:value-type="float" office:value="794" calcext:value-type="float">
            <text:p>794</text:p>
          </table:table-cell>
          <table:table-cell office:value-type="float" office:value="181" calcext:value-type="float">
            <text:p>181</text:p>
          </table:table-cell>
          <table:table-cell table:formula="of:=[.D724]/[.C724]*100" office:value-type="float" office:value="22.7959697732997" calcext:value-type="float">
            <text:p>22.796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Avry</text:p>
          </table:table-cell>
          <table:table-cell office:value-type="float" office:value="1921" calcext:value-type="float">
            <text:p>1921</text:p>
          </table:table-cell>
          <table:table-cell office:value-type="float" office:value="427" calcext:value-type="float">
            <text:p>427</text:p>
          </table:table-cell>
          <table:table-cell table:formula="of:=[.D725]/[.C725]*100" office:value-type="float" office:value="22.2280062467465" calcext:value-type="float">
            <text:p>22.22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Belfaux</text:p>
          </table:table-cell>
          <table:table-cell office:value-type="float" office:value="3406" calcext:value-type="float">
            <text:p>3406</text:p>
          </table:table-cell>
          <table:table-cell office:value-type="float" office:value="878" calcext:value-type="float">
            <text:p>878</text:p>
          </table:table-cell>
          <table:table-cell table:formula="of:=[.D726]/[.C726]*100" office:value-type="float" office:value="25.778038755138" calcext:value-type="float">
            <text:p>25.77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Chénens</text:p>
          </table:table-cell>
          <table:table-cell office:value-type="float" office:value="835" calcext:value-type="float">
            <text:p>835</text:p>
          </table:table-cell>
          <table:table-cell office:value-type="float" office:value="225" calcext:value-type="float">
            <text:p>225</text:p>
          </table:table-cell>
          <table:table-cell table:formula="of:=[.D727]/[.C727]*100" office:value-type="float" office:value="26.9461077844311" calcext:value-type="float">
            <text:p>26.94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Corminboeuf</text:p>
          </table:table-cell>
          <table:table-cell office:value-type="float" office:value="2893" calcext:value-type="float">
            <text:p>2893</text:p>
          </table:table-cell>
          <table:table-cell office:value-type="float" office:value="699" calcext:value-type="float">
            <text:p>699</text:p>
          </table:table-cell>
          <table:table-cell table:formula="of:=[.D728]/[.C728]*100" office:value-type="float" office:value="24.1617697891462" calcext:value-type="float">
            <text:p>24.16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Cottens (FR)</text:p>
          </table:table-cell>
          <table:table-cell office:value-type="float" office:value="1521" calcext:value-type="float">
            <text:p>1521</text:p>
          </table:table-cell>
          <table:table-cell office:value-type="float" office:value="381" calcext:value-type="float">
            <text:p>381</text:p>
          </table:table-cell>
          <table:table-cell table:formula="of:=[.D729]/[.C729]*100" office:value-type="float" office:value="25.0493096646943" calcext:value-type="float">
            <text:p>25.049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Ferpicloz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table:formula="of:=[.D730]/[.C730]*100" office:value-type="float" office:value="19.3916349809886" calcext:value-type="float">
            <text:p>19.39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Fribourg</text:p>
          </table:table-cell>
          <table:table-cell office:value-type="float" office:value="37653" calcext:value-type="float">
            <text:p>37653</text:p>
          </table:table-cell>
          <table:table-cell office:value-type="float" office:value="7092" calcext:value-type="float">
            <text:p>7092</text:p>
          </table:table-cell>
          <table:table-cell table:formula="of:=[.D731]/[.C731]*100" office:value-type="float" office:value="18.8351525774839" calcext:value-type="float">
            <text:p>18.83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Givisiez</text:p>
          </table:table-cell>
          <table:table-cell office:value-type="float" office:value="3183" calcext:value-type="float">
            <text:p>3183</text:p>
          </table:table-cell>
          <table:table-cell office:value-type="float" office:value="790" calcext:value-type="float">
            <text:p>790</text:p>
          </table:table-cell>
          <table:table-cell table:formula="of:=[.D732]/[.C732]*100" office:value-type="float" office:value="24.8193528118128" calcext:value-type="float">
            <text:p>24.819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Granges-Paccot</text:p>
          </table:table-cell>
          <table:table-cell office:value-type="float" office:value="3853" calcext:value-type="float">
            <text:p>3853</text:p>
          </table:table-cell>
          <table:table-cell office:value-type="float" office:value="933" calcext:value-type="float">
            <text:p>933</text:p>
          </table:table-cell>
          <table:table-cell table:formula="of:=[.D733]/[.C733]*100" office:value-type="float" office:value="24.2148974824812" calcext:value-type="float">
            <text:p>24.21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Grolley</text:p>
          </table:table-cell>
          <table:table-cell office:value-type="float" office:value="2093" calcext:value-type="float">
            <text:p>2093</text:p>
          </table:table-cell>
          <table:table-cell office:value-type="float" office:value="432" calcext:value-type="float">
            <text:p>432</text:p>
          </table:table-cell>
          <table:table-cell table:formula="of:=[.D734]/[.C734]*100" office:value-type="float" office:value="20.6402293358815" calcext:value-type="float">
            <text:p>20.64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Marly</text:p>
          </table:table-cell>
          <table:table-cell office:value-type="float" office:value="8596" calcext:value-type="float">
            <text:p>8596</text:p>
          </table:table-cell>
          <table:table-cell office:value-type="float" office:value="1794" calcext:value-type="float">
            <text:p>1794</text:p>
          </table:table-cell>
          <table:table-cell table:formula="of:=[.D735]/[.C735]*100" office:value-type="float" office:value="20.8701721731038" calcext:value-type="float">
            <text:p>20.87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Matran</text:p>
          </table:table-cell>
          <table:table-cell office:value-type="float" office:value="1721" calcext:value-type="float">
            <text:p>1721</text:p>
          </table:table-cell>
          <table:table-cell office:value-type="float" office:value="392" calcext:value-type="float">
            <text:p>392</text:p>
          </table:table-cell>
          <table:table-cell table:formula="of:=[.D736]/[.C736]*100" office:value-type="float" office:value="22.7774549680418" calcext:value-type="float">
            <text:p>22.777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eyruz (FR)</text:p>
          </table:table-cell>
          <table:table-cell office:value-type="float" office:value="2837" calcext:value-type="float">
            <text:p>2837</text:p>
          </table:table-cell>
          <table:table-cell office:value-type="float" office:value="713" calcext:value-type="float">
            <text:p>713</text:p>
          </table:table-cell>
          <table:table-cell table:formula="of:=[.D737]/[.C737]*100" office:value-type="float" office:value="25.13218188227" calcext:value-type="float">
            <text:p>25.132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Pierrafortscha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table:formula="of:=[.D738]/[.C738]*100" office:value-type="float" office:value="17.5324675324675" calcext:value-type="float">
            <text:p>17.532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Ponthaux</text:p>
          </table:table-cell>
          <table:table-cell office:value-type="float" office:value="796" calcext:value-type="float">
            <text:p>796</text:p>
          </table:table-cell>
          <table:table-cell office:value-type="float" office:value="207" calcext:value-type="float">
            <text:p>207</text:p>
          </table:table-cell>
          <table:table-cell table:formula="of:=[.D739]/[.C739]*100" office:value-type="float" office:value="26.0050251256281" calcext:value-type="float">
            <text:p>26.00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Le Mouret</text:p>
          </table:table-cell>
          <table:table-cell office:value-type="float" office:value="3250" calcext:value-type="float">
            <text:p>3250</text:p>
          </table:table-cell>
          <table:table-cell office:value-type="float" office:value="715" calcext:value-type="float">
            <text:p>715</text:p>
          </table:table-cell>
          <table:table-cell table:formula="of:=[.D740]/[.C740]*100" office:value-type="float" office:value="22" calcext:value-type="float">
            <text:p>22.00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Treyvaux</text:p>
          </table:table-cell>
          <table:table-cell office:value-type="float" office:value="1531" calcext:value-type="float">
            <text:p>1531</text:p>
          </table:table-cell>
          <table:table-cell office:value-type="float" office:value="346" calcext:value-type="float">
            <text:p>346</text:p>
          </table:table-cell>
          <table:table-cell table:formula="of:=[.D741]/[.C741]*100" office:value-type="float" office:value="22.5996080992815" calcext:value-type="float">
            <text:p>22.60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Villars-sur-Glâne</text:p>
          </table:table-cell>
          <table:table-cell office:value-type="float" office:value="12328" calcext:value-type="float">
            <text:p>12328</text:p>
          </table:table-cell>
          <table:table-cell office:value-type="float" office:value="2754" calcext:value-type="float">
            <text:p>2754</text:p>
          </table:table-cell>
          <table:table-cell table:formula="of:=[.D742]/[.C742]*100" office:value-type="float" office:value="22.3393900064893" calcext:value-type="float">
            <text:p>22.33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Villarsel-sur-Marly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D743]/[.C743]*100" office:value-type="float" office:value="17.6470588235294" calcext:value-type="float">
            <text:p>17.64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Hauterive (FR)</text:p>
          </table:table-cell>
          <table:table-cell office:value-type="float" office:value="2668" calcext:value-type="float">
            <text:p>2668</text:p>
          </table:table-cell>
          <table:table-cell office:value-type="float" office:value="647" calcext:value-type="float">
            <text:p>647</text:p>
          </table:table-cell>
          <table:table-cell table:formula="of:=[.D744]/[.C744]*100" office:value-type="float" office:value="24.2503748125937" calcext:value-type="float">
            <text:p>24.25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La Brillaz</text:p>
          </table:table-cell>
          <table:table-cell office:value-type="float" office:value="2118" calcext:value-type="float">
            <text:p>2118</text:p>
          </table:table-cell>
          <table:table-cell office:value-type="float" office:value="495" calcext:value-type="float">
            <text:p>495</text:p>
          </table:table-cell>
          <table:table-cell table:formula="of:=[.D745]/[.C745]*100" office:value-type="float" office:value="23.371104815864" calcext:value-type="float">
            <text:p>23.37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La Sonnaz</text:p>
          </table:table-cell>
          <table:table-cell office:value-type="float" office:value="1381" calcext:value-type="float">
            <text:p>1381</text:p>
          </table:table-cell>
          <table:table-cell office:value-type="float" office:value="330" calcext:value-type="float">
            <text:p>330</text:p>
          </table:table-cell>
          <table:table-cell table:formula="of:=[.D746]/[.C746]*100" office:value-type="float" office:value="23.8957277335264" calcext:value-type="float">
            <text:p>23.896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Gibloux</text:p>
          </table:table-cell>
          <table:table-cell office:value-type="float" office:value="7934" calcext:value-type="float">
            <text:p>7934</text:p>
          </table:table-cell>
          <table:table-cell office:value-type="float" office:value="1864" calcext:value-type="float">
            <text:p>1864</text:p>
          </table:table-cell>
          <table:table-cell table:formula="of:=[.D747]/[.C747]*100" office:value-type="float" office:value="23.4938240483993" calcext:value-type="float">
            <text:p>23.494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Prez</text:p>
          </table:table-cell>
          <table:table-cell office:value-type="float" office:value="2454" calcext:value-type="float">
            <text:p>2454</text:p>
          </table:table-cell>
          <table:table-cell office:value-type="float" office:value="635" calcext:value-type="float">
            <text:p>635</text:p>
          </table:table-cell>
          <table:table-cell table:formula="of:=[.D748]/[.C748]*100" office:value-type="float" office:value="25.8761206193969" calcext:value-type="float">
            <text:p>25.87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Bois-d'Amont</text:p>
          </table:table-cell>
          <table:table-cell office:value-type="float" office:value="2344" calcext:value-type="float">
            <text:p>2344</text:p>
          </table:table-cell>
          <table:table-cell office:value-type="float" office:value="586" calcext:value-type="float">
            <text:p>586</text:p>
          </table:table-cell>
          <table:table-cell table:formula="of:=[.D749]/[.C749]*100" office:value-type="float" office:value="25" calcext:value-type="float">
            <text:p>25.00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Courgevaux</text:p>
          </table:table-cell>
          <table:table-cell office:value-type="float" office:value="1394" calcext:value-type="float">
            <text:p>1394</text:p>
          </table:table-cell>
          <table:table-cell office:value-type="float" office:value="310" calcext:value-type="float">
            <text:p>310</text:p>
          </table:table-cell>
          <table:table-cell table:formula="of:=[.D750]/[.C750]*100" office:value-type="float" office:value="22.2381635581062" calcext:value-type="float">
            <text:p>22.23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Courtepin</text:p>
          </table:table-cell>
          <table:table-cell office:value-type="float" office:value="5702" calcext:value-type="float">
            <text:p>5702</text:p>
          </table:table-cell>
          <table:table-cell office:value-type="float" office:value="1329" calcext:value-type="float">
            <text:p>1329</text:p>
          </table:table-cell>
          <table:table-cell table:formula="of:=[.D751]/[.C751]*100" office:value-type="float" office:value="23.3076113644335" calcext:value-type="float">
            <text:p>23.30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Cressier (FR)</text:p>
          </table:table-cell>
          <table:table-cell office:value-type="float" office:value="1056" calcext:value-type="float">
            <text:p>1056</text:p>
          </table:table-cell>
          <table:table-cell office:value-type="float" office:value="251" calcext:value-type="float">
            <text:p>251</text:p>
          </table:table-cell>
          <table:table-cell table:formula="of:=[.D752]/[.C752]*100" office:value-type="float" office:value="23.7689393939394" calcext:value-type="float">
            <text:p>23.769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Fräschels</text:p>
          </table:table-cell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table:formula="of:=[.D753]/[.C753]*100" office:value-type="float" office:value="16.9683257918552" calcext:value-type="float">
            <text:p>16.96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Greng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[.D754]/[.C754]*100" office:value-type="float" office:value="18.2352941176471" calcext:value-type="float">
            <text:p>18.235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Gurmels</text:p>
          </table:table-cell>
          <table:table-cell office:value-type="float" office:value="4524" calcext:value-type="float">
            <text:p>4524</text:p>
          </table:table-cell>
          <table:table-cell office:value-type="float" office:value="1048" calcext:value-type="float">
            <text:p>1048</text:p>
          </table:table-cell>
          <table:table-cell table:formula="of:=[.D755]/[.C755]*100" office:value-type="float" office:value="23.1653404067197" calcext:value-type="float">
            <text:p>23.165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Kerzers</text:p>
          </table:table-cell>
          <table:table-cell office:value-type="float" office:value="5280" calcext:value-type="float">
            <text:p>5280</text:p>
          </table:table-cell>
          <table:table-cell office:value-type="float" office:value="1128" calcext:value-type="float">
            <text:p>1128</text:p>
          </table:table-cell>
          <table:table-cell table:formula="of:=[.D756]/[.C756]*100" office:value-type="float" office:value="21.3636363636364" calcext:value-type="float">
            <text:p>21.364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Kleinbösingen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table:formula="of:=[.D757]/[.C757]*100" office:value-type="float" office:value="22.475106685633" calcext:value-type="float">
            <text:p>22.475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Meyriez</text:p>
          </table:table-cell>
          <table:table-cell office:value-type="float" office:value="565" calcext:value-type="float">
            <text:p>565</text:p>
          </table:table-cell>
          <table:table-cell office:value-type="float" office:value="97" calcext:value-type="float">
            <text:p>97</text:p>
          </table:table-cell>
          <table:table-cell table:formula="of:=[.D758]/[.C758]*100" office:value-type="float" office:value="17.1681415929204" calcext:value-type="float">
            <text:p>17.16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Misery-Courtion</text:p>
          </table:table-cell>
          <table:table-cell office:value-type="float" office:value="2321" calcext:value-type="float">
            <text:p>2321</text:p>
          </table:table-cell>
          <table:table-cell office:value-type="float" office:value="573" calcext:value-type="float">
            <text:p>573</text:p>
          </table:table-cell>
          <table:table-cell table:formula="of:=[.D759]/[.C759]*100" office:value-type="float" office:value="24.6876346402413" calcext:value-type="float">
            <text:p>24.688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Muntelier</text:p>
          </table:table-cell>
          <table:table-cell office:value-type="float" office:value="956" calcext:value-type="float">
            <text:p>956</text:p>
          </table:table-cell>
          <table:table-cell office:value-type="float" office:value="185" calcext:value-type="float">
            <text:p>185</text:p>
          </table:table-cell>
          <table:table-cell table:formula="of:=[.D760]/[.C760]*100" office:value-type="float" office:value="19.3514644351464" calcext:value-type="float">
            <text:p>19.35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Murten</text:p>
          </table:table-cell>
          <table:table-cell office:value-type="float" office:value="9414" calcext:value-type="float">
            <text:p>9414</text:p>
          </table:table-cell>
          <table:table-cell office:value-type="float" office:value="1878" calcext:value-type="float">
            <text:p>1878</text:p>
          </table:table-cell>
          <table:table-cell table:formula="of:=[.D761]/[.C761]*100" office:value-type="float" office:value="19.949012109624" calcext:value-type="float">
            <text:p>19.949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Ried bei Kerzers</text:p>
          </table:table-cell>
          <table:table-cell office:value-type="float" office:value="1223" calcext:value-type="float">
            <text:p>1223</text:p>
          </table:table-cell>
          <table:table-cell office:value-type="float" office:value="229" calcext:value-type="float">
            <text:p>229</text:p>
          </table:table-cell>
          <table:table-cell table:formula="of:=[.D762]/[.C762]*100" office:value-type="float" office:value="18.7244480784955" calcext:value-type="float">
            <text:p>18.724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Ulmiz</text:p>
          </table:table-cell>
          <table:table-cell office:value-type="float" office:value="423" calcext:value-type="float">
            <text:p>423</text:p>
          </table:table-cell>
          <table:table-cell office:value-type="float" office:value="70" calcext:value-type="float">
            <text:p>70</text:p>
          </table:table-cell>
          <table:table-cell table:formula="of:=[.D763]/[.C763]*100" office:value-type="float" office:value="16.548463356974" calcext:value-type="float">
            <text:p>16.548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Mont-Vully</text:p>
          </table:table-cell>
          <table:table-cell office:value-type="float" office:value="4433" calcext:value-type="float">
            <text:p>4433</text:p>
          </table:table-cell>
          <table:table-cell office:value-type="float" office:value="783" calcext:value-type="float">
            <text:p>783</text:p>
          </table:table-cell>
          <table:table-cell table:formula="of:=[.D764]/[.C764]*100" office:value-type="float" office:value="17.6629821791112" calcext:value-type="float">
            <text:p>17.66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Brünisried</text:p>
          </table:table-cell>
          <table:table-cell office:value-type="float" office:value="694" calcext:value-type="float">
            <text:p>694</text:p>
          </table:table-cell>
          <table:table-cell office:value-type="float" office:value="140" calcext:value-type="float">
            <text:p>140</text:p>
          </table:table-cell>
          <table:table-cell table:formula="of:=[.D765]/[.C765]*100" office:value-type="float" office:value="20.1729106628242" calcext:value-type="float">
            <text:p>20.17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Düdingen</text:p>
          </table:table-cell>
          <table:table-cell office:value-type="float" office:value="8793" calcext:value-type="float">
            <text:p>8793</text:p>
          </table:table-cell>
          <table:table-cell office:value-type="float" office:value="1639" calcext:value-type="float">
            <text:p>1639</text:p>
          </table:table-cell>
          <table:table-cell table:formula="of:=[.D766]/[.C766]*100" office:value-type="float" office:value="18.6398271352212" calcext:value-type="float">
            <text:p>18.64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Giffers</text:p>
          </table:table-cell>
          <table:table-cell office:value-type="float" office:value="1710" calcext:value-type="float">
            <text:p>1710</text:p>
          </table:table-cell>
          <table:table-cell office:value-type="float" office:value="362" calcext:value-type="float">
            <text:p>362</text:p>
          </table:table-cell>
          <table:table-cell table:formula="of:=[.D767]/[.C767]*100" office:value-type="float" office:value="21.1695906432749" calcext:value-type="float">
            <text:p>21.17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Bösingen</text:p>
          </table:table-cell>
          <table:table-cell office:value-type="float" office:value="3339" calcext:value-type="float">
            <text:p>3339</text:p>
          </table:table-cell>
          <table:table-cell office:value-type="float" office:value="657" calcext:value-type="float">
            <text:p>657</text:p>
          </table:table-cell>
          <table:table-cell table:formula="of:=[.D768]/[.C768]*100" office:value-type="float" office:value="19.6765498652291" calcext:value-type="float">
            <text:p>19.677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Heitenried</text:p>
          </table:table-cell>
          <table:table-cell office:value-type="float" office:value="1419" calcext:value-type="float">
            <text:p>1419</text:p>
          </table:table-cell>
          <table:table-cell office:value-type="float" office:value="310" calcext:value-type="float">
            <text:p>310</text:p>
          </table:table-cell>
          <table:table-cell table:formula="of:=[.D769]/[.C769]*100" office:value-type="float" office:value="21.84637068358" calcext:value-type="float">
            <text:p>21.846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Plaffeien</text:p>
          </table:table-cell>
          <table:table-cell office:value-type="float" office:value="3619" calcext:value-type="float">
            <text:p>3619</text:p>
          </table:table-cell>
          <table:table-cell office:value-type="float" office:value="661" calcext:value-type="float">
            <text:p>661</text:p>
          </table:table-cell>
          <table:table-cell table:formula="of:=[.D770]/[.C770]*100" office:value-type="float" office:value="18.2647140093949" calcext:value-type="float">
            <text:p>18.2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lasselb</text:p>
          </table:table-cell>
          <table:table-cell office:value-type="float" office:value="1038" calcext:value-type="float">
            <text:p>1038</text:p>
          </table:table-cell>
          <table:table-cell office:value-type="float" office:value="181" calcext:value-type="float">
            <text:p>181</text:p>
          </table:table-cell>
          <table:table-cell table:formula="of:=[.D771]/[.C771]*100" office:value-type="float" office:value="17.4373795761079" calcext:value-type="float">
            <text:p>17.43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Rechthalten</text:p>
          </table:table-cell>
          <table:table-cell office:value-type="float" office:value="1135" calcext:value-type="float">
            <text:p>1135</text:p>
          </table:table-cell>
          <table:table-cell office:value-type="float" office:value="213" calcext:value-type="float">
            <text:p>213</text:p>
          </table:table-cell>
          <table:table-cell table:formula="of:=[.D772]/[.C772]*100" office:value-type="float" office:value="18.7665198237885" calcext:value-type="float">
            <text:p>18.767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St. Silvester</text:p>
          </table:table-cell>
          <table:table-cell office:value-type="float" office:value="1017" calcext:value-type="float">
            <text:p>1017</text:p>
          </table:table-cell>
          <table:table-cell office:value-type="float" office:value="183" calcext:value-type="float">
            <text:p>183</text:p>
          </table:table-cell>
          <table:table-cell table:formula="of:=[.D773]/[.C773]*100" office:value-type="float" office:value="17.9941002949853" calcext:value-type="float">
            <text:p>17.99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St. Ursen</text:p>
          </table:table-cell>
          <table:table-cell office:value-type="float" office:value="1431" calcext:value-type="float">
            <text:p>1431</text:p>
          </table:table-cell>
          <table:table-cell office:value-type="float" office:value="292" calcext:value-type="float">
            <text:p>292</text:p>
          </table:table-cell>
          <table:table-cell table:formula="of:=[.D774]/[.C774]*100" office:value-type="float" office:value="20.4053109713487" calcext:value-type="float">
            <text:p>20.40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Schmitten (FR)</text:p>
          </table:table-cell>
          <table:table-cell office:value-type="float" office:value="4262" calcext:value-type="float">
            <text:p>4262</text:p>
          </table:table-cell>
          <table:table-cell office:value-type="float" office:value="883" calcext:value-type="float">
            <text:p>883</text:p>
          </table:table-cell>
          <table:table-cell table:formula="of:=[.D775]/[.C775]*100" office:value-type="float" office:value="20.7179727827311" calcext:value-type="float">
            <text:p>20.718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Tafers</text:p>
          </table:table-cell>
          <table:table-cell office:value-type="float" office:value="7805" calcext:value-type="float">
            <text:p>7805</text:p>
          </table:table-cell>
          <table:table-cell office:value-type="float" office:value="1582" calcext:value-type="float">
            <text:p>1582</text:p>
          </table:table-cell>
          <table:table-cell table:formula="of:=[.D776]/[.C776]*100" office:value-type="float" office:value="20.2690582959641" calcext:value-type="float">
            <text:p>20.269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Tentlingen</text:p>
          </table:table-cell>
          <table:table-cell office:value-type="float" office:value="1336" calcext:value-type="float">
            <text:p>1336</text:p>
          </table:table-cell>
          <table:table-cell office:value-type="float" office:value="240" calcext:value-type="float">
            <text:p>240</text:p>
          </table:table-cell>
          <table:table-cell table:formula="of:=[.D777]/[.C777]*100" office:value-type="float" office:value="17.9640718562874" calcext:value-type="float">
            <text:p>17.964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Ueberstorf</text:p>
          </table:table-cell>
          <table:table-cell office:value-type="float" office:value="2404" calcext:value-type="float">
            <text:p>2404</text:p>
          </table:table-cell>
          <table:table-cell office:value-type="float" office:value="483" calcext:value-type="float">
            <text:p>483</text:p>
          </table:table-cell>
          <table:table-cell table:formula="of:=[.D778]/[.C778]*100" office:value-type="float" office:value="20.0915141430948" calcext:value-type="float">
            <text:p>20.092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Wünnewil-Flamatt</text:p>
          </table:table-cell>
          <table:table-cell office:value-type="float" office:value="5641" calcext:value-type="float">
            <text:p>5641</text:p>
          </table:table-cell>
          <table:table-cell office:value-type="float" office:value="1207" calcext:value-type="float">
            <text:p>1207</text:p>
          </table:table-cell>
          <table:table-cell table:formula="of:=[.D779]/[.C779]*100" office:value-type="float" office:value="21.3969154405247" calcext:value-type="float">
            <text:p>21.39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Attalens</text:p>
          </table:table-cell>
          <table:table-cell office:value-type="float" office:value="3682" calcext:value-type="float">
            <text:p>3682</text:p>
          </table:table-cell>
          <table:table-cell office:value-type="float" office:value="906" calcext:value-type="float">
            <text:p>906</text:p>
          </table:table-cell>
          <table:table-cell table:formula="of:=[.D780]/[.C780]*100" office:value-type="float" office:value="24.6061922868007" calcext:value-type="float">
            <text:p>24.60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Bossonnens</text:p>
          </table:table-cell>
          <table:table-cell office:value-type="float" office:value="1575" calcext:value-type="float">
            <text:p>1575</text:p>
          </table:table-cell>
          <table:table-cell office:value-type="float" office:value="405" calcext:value-type="float">
            <text:p>405</text:p>
          </table:table-cell>
          <table:table-cell table:formula="of:=[.D781]/[.C781]*100" office:value-type="float" office:value="25.7142857142857" calcext:value-type="float">
            <text:p>25.714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Châtel-Saint-Denis</text:p>
          </table:table-cell>
          <table:table-cell office:value-type="float" office:value="8163" calcext:value-type="float">
            <text:p>8163</text:p>
          </table:table-cell>
          <table:table-cell office:value-type="float" office:value="1758" calcext:value-type="float">
            <text:p>1758</text:p>
          </table:table-cell>
          <table:table-cell table:formula="of:=[.D782]/[.C782]*100" office:value-type="float" office:value="21.5361999264976" calcext:value-type="float">
            <text:p>21.53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Granges (Veveyse)</text:p>
          </table:table-cell>
          <table:table-cell office:value-type="float" office:value="922" calcext:value-type="float">
            <text:p>922</text:p>
          </table:table-cell>
          <table:table-cell office:value-type="float" office:value="211" calcext:value-type="float">
            <text:p>211</text:p>
          </table:table-cell>
          <table:table-cell table:formula="of:=[.D783]/[.C783]*100" office:value-type="float" office:value="22.885032537961" calcext:value-type="float">
            <text:p>22.88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Remaufens</text:p>
          </table:table-cell>
          <table:table-cell office:value-type="float" office:value="1288" calcext:value-type="float">
            <text:p>1288</text:p>
          </table:table-cell>
          <table:table-cell office:value-type="float" office:value="341" calcext:value-type="float">
            <text:p>341</text:p>
          </table:table-cell>
          <table:table-cell table:formula="of:=[.D784]/[.C784]*100" office:value-type="float" office:value="26.4751552795031" calcext:value-type="float">
            <text:p>26.47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Saint-Martin (FR)</text:p>
          </table:table-cell>
          <table:table-cell office:value-type="float" office:value="1021" calcext:value-type="float">
            <text:p>1021</text:p>
          </table:table-cell>
          <table:table-cell office:value-type="float" office:value="228" calcext:value-type="float">
            <text:p>228</text:p>
          </table:table-cell>
          <table:table-cell table:formula="of:=[.D785]/[.C785]*100" office:value-type="float" office:value="22.3310479921645" calcext:value-type="float">
            <text:p>22.33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Semsales</text:p>
          </table:table-cell>
          <table:table-cell office:value-type="float" office:value="1551" calcext:value-type="float">
            <text:p>1551</text:p>
          </table:table-cell>
          <table:table-cell office:value-type="float" office:value="381" calcext:value-type="float">
            <text:p>381</text:p>
          </table:table-cell>
          <table:table-cell table:formula="of:=[.D786]/[.C786]*100" office:value-type="float" office:value="24.5647969052224" calcext:value-type="float">
            <text:p>24.565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Le Flon</text:p>
          </table:table-cell>
          <table:table-cell office:value-type="float" office:value="1193" calcext:value-type="float">
            <text:p>1193</text:p>
          </table:table-cell>
          <table:table-cell office:value-type="float" office:value="304" calcext:value-type="float">
            <text:p>304</text:p>
          </table:table-cell>
          <table:table-cell table:formula="of:=[.D787]/[.C787]*100" office:value-type="float" office:value="25.4819782062028" calcext:value-type="float">
            <text:p>25.48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La Verrerie</text:p>
          </table:table-cell>
          <table:table-cell office:value-type="float" office:value="1324" calcext:value-type="float">
            <text:p>1324</text:p>
          </table:table-cell>
          <table:table-cell office:value-type="float" office:value="323" calcext:value-type="float">
            <text:p>323</text:p>
          </table:table-cell>
          <table:table-cell table:formula="of:=[.D788]/[.C788]*100" office:value-type="float" office:value="24.3957703927492" calcext:value-type="float">
            <text:p>24.39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Egerkingen</text:p>
          </table:table-cell>
          <table:table-cell office:value-type="float" office:value="4211" calcext:value-type="float">
            <text:p>4211</text:p>
          </table:table-cell>
          <table:table-cell office:value-type="float" office:value="909" calcext:value-type="float">
            <text:p>909</text:p>
          </table:table-cell>
          <table:table-cell table:formula="of:=[.D789]/[.C789]*100" office:value-type="float" office:value="21.5863215388269" calcext:value-type="float">
            <text:p>21.586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Härkingen</text:p>
          </table:table-cell>
          <table:table-cell office:value-type="float" office:value="1752" calcext:value-type="float">
            <text:p>1752</text:p>
          </table:table-cell>
          <table:table-cell office:value-type="float" office:value="369" calcext:value-type="float">
            <text:p>369</text:p>
          </table:table-cell>
          <table:table-cell table:formula="of:=[.D790]/[.C790]*100" office:value-type="float" office:value="21.0616438356164" calcext:value-type="float">
            <text:p>21.06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Kestenholz</text:p>
          </table:table-cell>
          <table:table-cell office:value-type="float" office:value="1873" calcext:value-type="float">
            <text:p>1873</text:p>
          </table:table-cell>
          <table:table-cell office:value-type="float" office:value="402" calcext:value-type="float">
            <text:p>402</text:p>
          </table:table-cell>
          <table:table-cell table:formula="of:=[.D791]/[.C791]*100" office:value-type="float" office:value="21.4628937533369" calcext:value-type="float">
            <text:p>21.46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Neuendorf</text:p>
          </table:table-cell>
          <table:table-cell office:value-type="float" office:value="2372" calcext:value-type="float">
            <text:p>2372</text:p>
          </table:table-cell>
          <table:table-cell office:value-type="float" office:value="495" calcext:value-type="float">
            <text:p>495</text:p>
          </table:table-cell>
          <table:table-cell table:formula="of:=[.D792]/[.C792]*100" office:value-type="float" office:value="20.8684654300169" calcext:value-type="float">
            <text:p>20.868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Niederbuchsiten</text:p>
          </table:table-cell>
          <table:table-cell office:value-type="float" office:value="1274" calcext:value-type="float">
            <text:p>1274</text:p>
          </table:table-cell>
          <table:table-cell office:value-type="float" office:value="250" calcext:value-type="float">
            <text:p>250</text:p>
          </table:table-cell>
          <table:table-cell table:formula="of:=[.D793]/[.C793]*100" office:value-type="float" office:value="19.6232339089482" calcext:value-type="float">
            <text:p>19.623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Oberbuchsiten</text:p>
          </table:table-cell>
          <table:table-cell office:value-type="float" office:value="2345" calcext:value-type="float">
            <text:p>2345</text:p>
          </table:table-cell>
          <table:table-cell office:value-type="float" office:value="481" calcext:value-type="float">
            <text:p>481</text:p>
          </table:table-cell>
          <table:table-cell table:formula="of:=[.D794]/[.C794]*100" office:value-type="float" office:value="20.5117270788913" calcext:value-type="float">
            <text:p>20.512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Oensingen</text:p>
          </table:table-cell>
          <table:table-cell office:value-type="float" office:value="6607" calcext:value-type="float">
            <text:p>6607</text:p>
          </table:table-cell>
          <table:table-cell office:value-type="float" office:value="1371" calcext:value-type="float">
            <text:p>1371</text:p>
          </table:table-cell>
          <table:table-cell table:formula="of:=[.D795]/[.C795]*100" office:value-type="float" office:value="20.7507189344634" calcext:value-type="float">
            <text:p>20.75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Wolfwil</text:p>
          </table:table-cell>
          <table:table-cell office:value-type="float" office:value="2385" calcext:value-type="float">
            <text:p>2385</text:p>
          </table:table-cell>
          <table:table-cell office:value-type="float" office:value="503" calcext:value-type="float">
            <text:p>503</text:p>
          </table:table-cell>
          <table:table-cell table:formula="of:=[.D796]/[.C796]*100" office:value-type="float" office:value="21.0901467505241" calcext:value-type="float">
            <text:p>21.09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Aedermannsdorf</text:p>
          </table:table-cell>
          <table:table-cell office:value-type="float" office:value="578" calcext:value-type="float">
            <text:p>578</text:p>
          </table:table-cell>
          <table:table-cell office:value-type="float" office:value="121" calcext:value-type="float">
            <text:p>121</text:p>
          </table:table-cell>
          <table:table-cell table:formula="of:=[.D797]/[.C797]*100" office:value-type="float" office:value="20.9342560553633" calcext:value-type="float">
            <text:p>20.934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Balsthal</text:p>
          </table:table-cell>
          <table:table-cell office:value-type="float" office:value="6375" calcext:value-type="float">
            <text:p>6375</text:p>
          </table:table-cell>
          <table:table-cell office:value-type="float" office:value="1385" calcext:value-type="float">
            <text:p>1385</text:p>
          </table:table-cell>
          <table:table-cell table:formula="of:=[.D798]/[.C798]*100" office:value-type="float" office:value="21.7254901960784" calcext:value-type="float">
            <text:p>21.725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Herbetswil</text:p>
          </table:table-cell>
          <table:table-cell office:value-type="float" office:value="587" calcext:value-type="float">
            <text:p>587</text:p>
          </table:table-cell>
          <table:table-cell office:value-type="float" office:value="121" calcext:value-type="float">
            <text:p>121</text:p>
          </table:table-cell>
          <table:table-cell table:formula="of:=[.D799]/[.C799]*100" office:value-type="float" office:value="20.6132879045997" calcext:value-type="float">
            <text:p>20.61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Holderbank (SO)</text:p>
          </table:table-cell>
          <table:table-cell office:value-type="float" office:value="732" calcext:value-type="float">
            <text:p>732</text:p>
          </table:table-cell>
          <table:table-cell office:value-type="float" office:value="138" calcext:value-type="float">
            <text:p>138</text:p>
          </table:table-cell>
          <table:table-cell table:formula="of:=[.D800]/[.C800]*100" office:value-type="float" office:value="18.8524590163934" calcext:value-type="float">
            <text:p>18.852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Laupersdorf</text:p>
          </table:table-cell>
          <table:table-cell office:value-type="float" office:value="1865" calcext:value-type="float">
            <text:p>1865</text:p>
          </table:table-cell>
          <table:table-cell office:value-type="float" office:value="422" calcext:value-type="float">
            <text:p>422</text:p>
          </table:table-cell>
          <table:table-cell table:formula="of:=[.D801]/[.C801]*100" office:value-type="float" office:value="22.627345844504" calcext:value-type="float">
            <text:p>22.62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Matzendorf</text:p>
          </table:table-cell>
          <table:table-cell office:value-type="float" office:value="1349" calcext:value-type="float">
            <text:p>1349</text:p>
          </table:table-cell>
          <table:table-cell office:value-type="float" office:value="256" calcext:value-type="float">
            <text:p>256</text:p>
          </table:table-cell>
          <table:table-cell table:formula="of:=[.D802]/[.C802]*100" office:value-type="float" office:value="18.9770200148258" calcext:value-type="float">
            <text:p>18.97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Mümliswil-Ramiswil</text:p>
          </table:table-cell>
          <table:table-cell office:value-type="float" office:value="2381" calcext:value-type="float">
            <text:p>2381</text:p>
          </table:table-cell>
          <table:table-cell office:value-type="float" office:value="425" calcext:value-type="float">
            <text:p>425</text:p>
          </table:table-cell>
          <table:table-cell table:formula="of:=[.D803]/[.C803]*100" office:value-type="float" office:value="17.8496430071399" calcext:value-type="float">
            <text:p>17.85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Welschenrohr-Gänsbrunnen</text:p>
          </table:table-cell>
          <table:table-cell office:value-type="float" office:value="1162" calcext:value-type="float">
            <text:p>1162</text:p>
          </table:table-cell>
          <table:table-cell office:value-type="float" office:value="210" calcext:value-type="float">
            <text:p>210</text:p>
          </table:table-cell>
          <table:table-cell table:formula="of:=[.D804]/[.C804]*100" office:value-type="float" office:value="18.0722891566265" calcext:value-type="float">
            <text:p>18.072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Biezwil</text:p>
          </table:table-cell>
          <table:table-cell office:value-type="float" office:value="356" calcext:value-type="float">
            <text:p>356</text:p>
          </table:table-cell>
          <table:table-cell office:value-type="float" office:value="77" calcext:value-type="float">
            <text:p>77</text:p>
          </table:table-cell>
          <table:table-cell table:formula="of:=[.D805]/[.C805]*100" office:value-type="float" office:value="21.6292134831461" calcext:value-type="float">
            <text:p>21.629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Lüterkofen-Ichertswil</text:p>
          </table:table-cell>
          <table:table-cell office:value-type="float" office:value="895" calcext:value-type="float">
            <text:p>895</text:p>
          </table:table-cell>
          <table:table-cell office:value-type="float" office:value="191" calcext:value-type="float">
            <text:p>191</text:p>
          </table:table-cell>
          <table:table-cell table:formula="of:=[.D806]/[.C806]*100" office:value-type="float" office:value="21.340782122905" calcext:value-type="float">
            <text:p>21.34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Lüterswil-Gächliwil</text:p>
          </table:table-cell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table:formula="of:=[.D807]/[.C807]*100" office:value-type="float" office:value="15.8045977011494" calcext:value-type="float">
            <text:p>15.80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Messen</text:p>
          </table:table-cell>
          <table:table-cell office:value-type="float" office:value="1471" calcext:value-type="float">
            <text:p>1471</text:p>
          </table:table-cell>
          <table:table-cell office:value-type="float" office:value="309" calcext:value-type="float">
            <text:p>309</text:p>
          </table:table-cell>
          <table:table-cell table:formula="of:=[.D808]/[.C808]*100" office:value-type="float" office:value="21.0061182868797" calcext:value-type="float">
            <text:p>21.00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Schnottwil</text:p>
          </table:table-cell>
          <table:table-cell office:value-type="float" office:value="1131" calcext:value-type="float">
            <text:p>1131</text:p>
          </table:table-cell>
          <table:table-cell office:value-type="float" office:value="210" calcext:value-type="float">
            <text:p>210</text:p>
          </table:table-cell>
          <table:table-cell table:formula="of:=[.D809]/[.C809]*100" office:value-type="float" office:value="18.5676392572944" calcext:value-type="float">
            <text:p>18.56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Unterramsern</text:p>
          </table:table-cell>
          <table:table-cell office:value-type="float" office:value="222" calcext:value-type="float">
            <text:p>222</text:p>
          </table:table-cell>
          <table:table-cell office:value-type="float" office:value="41" calcext:value-type="float">
            <text:p>41</text:p>
          </table:table-cell>
          <table:table-cell table:formula="of:=[.D810]/[.C810]*100" office:value-type="float" office:value="18.4684684684685" calcext:value-type="float">
            <text:p>18.468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Lüsslingen-Nennigkofen</text:p>
          </table:table-cell>
          <table:table-cell office:value-type="float" office:value="1119" calcext:value-type="float">
            <text:p>1119</text:p>
          </table:table-cell>
          <table:table-cell office:value-type="float" office:value="244" calcext:value-type="float">
            <text:p>244</text:p>
          </table:table-cell>
          <table:table-cell table:formula="of:=[.D811]/[.C811]*100" office:value-type="float" office:value="21.8051831992851" calcext:value-type="float">
            <text:p>21.80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Buchegg</text:p>
          </table:table-cell>
          <table:table-cell office:value-type="float" office:value="2550" calcext:value-type="float">
            <text:p>2550</text:p>
          </table:table-cell>
          <table:table-cell office:value-type="float" office:value="434" calcext:value-type="float">
            <text:p>434</text:p>
          </table:table-cell>
          <table:table-cell table:formula="of:=[.D812]/[.C812]*100" office:value-type="float" office:value="17.0196078431373" calcext:value-type="float">
            <text:p>17.02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Bättwil</text:p>
          </table:table-cell>
          <table:table-cell office:value-type="float" office:value="1169" calcext:value-type="float">
            <text:p>1169</text:p>
          </table:table-cell>
          <table:table-cell office:value-type="float" office:value="236" calcext:value-type="float">
            <text:p>236</text:p>
          </table:table-cell>
          <table:table-cell table:formula="of:=[.D813]/[.C813]*100" office:value-type="float" office:value="20.1881950384944" calcext:value-type="float">
            <text:p>20.18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Büren (SO)</text:p>
          </table:table-cell>
          <table:table-cell office:value-type="float" office:value="1066" calcext:value-type="float">
            <text:p>1066</text:p>
          </table:table-cell>
          <table:table-cell office:value-type="float" office:value="234" calcext:value-type="float">
            <text:p>234</text:p>
          </table:table-cell>
          <table:table-cell table:formula="of:=[.D814]/[.C814]*100" office:value-type="float" office:value="21.9512195121951" calcext:value-type="float">
            <text:p>21.95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Dornach</text:p>
          </table:table-cell>
          <table:table-cell office:value-type="float" office:value="6795" calcext:value-type="float">
            <text:p>6795</text:p>
          </table:table-cell>
          <table:table-cell office:value-type="float" office:value="1283" calcext:value-type="float">
            <text:p>1283</text:p>
          </table:table-cell>
          <table:table-cell table:formula="of:=[.D815]/[.C815]*100" office:value-type="float" office:value="18.8815305371597" calcext:value-type="float">
            <text:p>18.882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Gempen</text:p>
          </table:table-cell>
          <table:table-cell office:value-type="float" office:value="923" calcext:value-type="float">
            <text:p>923</text:p>
          </table:table-cell>
          <table:table-cell office:value-type="float" office:value="204" calcext:value-type="float">
            <text:p>204</text:p>
          </table:table-cell>
          <table:table-cell table:formula="of:=[.D816]/[.C816]*100" office:value-type="float" office:value="22.1018418201517" calcext:value-type="float">
            <text:p>22.10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Hochwald</text:p>
          </table:table-cell>
          <table:table-cell office:value-type="float" office:value="1273" calcext:value-type="float">
            <text:p>1273</text:p>
          </table:table-cell>
          <table:table-cell office:value-type="float" office:value="239" calcext:value-type="float">
            <text:p>239</text:p>
          </table:table-cell>
          <table:table-cell table:formula="of:=[.D817]/[.C817]*100" office:value-type="float" office:value="18.7745483110762" calcext:value-type="float">
            <text:p>18.77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Hofstetten-Flüh</text:p>
          </table:table-cell>
          <table:table-cell office:value-type="float" office:value="3353" calcext:value-type="float">
            <text:p>3353</text:p>
          </table:table-cell>
          <table:table-cell office:value-type="float" office:value="678" calcext:value-type="float">
            <text:p>678</text:p>
          </table:table-cell>
          <table:table-cell table:formula="of:=[.D818]/[.C818]*100" office:value-type="float" office:value="20.2206978824933" calcext:value-type="float">
            <text:p>20.221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Metzerlen-Mariastein</text:p>
          </table:table-cell>
          <table:table-cell office:value-type="float" office:value="946" calcext:value-type="float">
            <text:p>946</text:p>
          </table:table-cell>
          <table:table-cell office:value-type="float" office:value="181" calcext:value-type="float">
            <text:p>181</text:p>
          </table:table-cell>
          <table:table-cell table:formula="of:=[.D819]/[.C819]*100" office:value-type="float" office:value="19.1331923890063" calcext:value-type="float">
            <text:p>19.133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Nuglar-St. Pantaleon</text:p>
          </table:table-cell>
          <table:table-cell office:value-type="float" office:value="1542" calcext:value-type="float">
            <text:p>1542</text:p>
          </table:table-cell>
          <table:table-cell office:value-type="float" office:value="276" calcext:value-type="float">
            <text:p>276</text:p>
          </table:table-cell>
          <table:table-cell table:formula="of:=[.D820]/[.C820]*100" office:value-type="float" office:value="17.8988326848249" calcext:value-type="float">
            <text:p>17.89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Rodersdorf</text:p>
          </table:table-cell>
          <table:table-cell office:value-type="float" office:value="1382" calcext:value-type="float">
            <text:p>1382</text:p>
          </table:table-cell>
          <table:table-cell office:value-type="float" office:value="263" calcext:value-type="float">
            <text:p>263</text:p>
          </table:table-cell>
          <table:table-cell table:formula="of:=[.D821]/[.C821]*100" office:value-type="float" office:value="19.0303907380608" calcext:value-type="float">
            <text:p>19.03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Seewen</text:p>
          </table:table-cell>
          <table:table-cell office:value-type="float" office:value="1065" calcext:value-type="float">
            <text:p>1065</text:p>
          </table:table-cell>
          <table:table-cell office:value-type="float" office:value="180" calcext:value-type="float">
            <text:p>180</text:p>
          </table:table-cell>
          <table:table-cell table:formula="of:=[.D822]/[.C822]*100" office:value-type="float" office:value="16.9014084507042" calcext:value-type="float">
            <text:p>16.90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Witterswil</text:p>
          </table:table-cell>
          <table:table-cell office:value-type="float" office:value="1446" calcext:value-type="float">
            <text:p>1446</text:p>
          </table:table-cell>
          <table:table-cell office:value-type="float" office:value="274" calcext:value-type="float">
            <text:p>274</text:p>
          </table:table-cell>
          <table:table-cell table:formula="of:=[.D823]/[.C823]*100" office:value-type="float" office:value="18.9488243430152" calcext:value-type="float">
            <text:p>18.949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Hauenstein-Ifenthal</text:p>
          </table:table-cell>
          <table:table-cell office:value-type="float" office:value="313" calcext:value-type="float">
            <text:p>313</text:p>
          </table:table-cell>
          <table:table-cell office:value-type="float" office:value="66" calcext:value-type="float">
            <text:p>66</text:p>
          </table:table-cell>
          <table:table-cell table:formula="of:=[.D824]/[.C824]*100" office:value-type="float" office:value="21.0862619808307" calcext:value-type="float">
            <text:p>21.086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Kienberg</text:p>
          </table:table-cell>
          <table:table-cell office:value-type="float" office:value="529" calcext:value-type="float">
            <text:p>529</text:p>
          </table:table-cell>
          <table:table-cell office:value-type="float" office:value="109" calcext:value-type="float">
            <text:p>109</text:p>
          </table:table-cell>
          <table:table-cell table:formula="of:=[.D825]/[.C825]*100" office:value-type="float" office:value="20.6049149338374" calcext:value-type="float">
            <text:p>20.60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Lostorf</text:p>
          </table:table-cell>
          <table:table-cell office:value-type="float" office:value="4067" calcext:value-type="float">
            <text:p>4067</text:p>
          </table:table-cell>
          <table:table-cell office:value-type="float" office:value="802" calcext:value-type="float">
            <text:p>802</text:p>
          </table:table-cell>
          <table:table-cell table:formula="of:=[.D826]/[.C826]*100" office:value-type="float" office:value="19.7196951069584" calcext:value-type="float">
            <text:p>19.72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Niedergösgen</text:p>
          </table:table-cell>
          <table:table-cell office:value-type="float" office:value="4099" calcext:value-type="float">
            <text:p>4099</text:p>
          </table:table-cell>
          <table:table-cell office:value-type="float" office:value="826" calcext:value-type="float">
            <text:p>826</text:p>
          </table:table-cell>
          <table:table-cell table:formula="of:=[.D827]/[.C827]*100" office:value-type="float" office:value="20.151256404001" calcext:value-type="float">
            <text:p>20.15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Obergösgen</text:p>
          </table:table-cell>
          <table:table-cell office:value-type="float" office:value="2436" calcext:value-type="float">
            <text:p>2436</text:p>
          </table:table-cell>
          <table:table-cell office:value-type="float" office:value="445" calcext:value-type="float">
            <text:p>445</text:p>
          </table:table-cell>
          <table:table-cell table:formula="of:=[.D828]/[.C828]*100" office:value-type="float" office:value="18.2676518883415" calcext:value-type="float">
            <text:p>18.268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Stüsslingen</text:p>
          </table:table-cell>
          <table:table-cell office:value-type="float" office:value="1263" calcext:value-type="float">
            <text:p>1263</text:p>
          </table:table-cell>
          <table:table-cell office:value-type="float" office:value="257" calcext:value-type="float">
            <text:p>257</text:p>
          </table:table-cell>
          <table:table-cell table:formula="of:=[.D829]/[.C829]*100" office:value-type="float" office:value="20.3483768804434" calcext:value-type="float">
            <text:p>20.3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Trimbach</text:p>
          </table:table-cell>
          <table:table-cell office:value-type="float" office:value="6644" calcext:value-type="float">
            <text:p>6644</text:p>
          </table:table-cell>
          <table:table-cell office:value-type="float" office:value="1342" calcext:value-type="float">
            <text:p>1342</text:p>
          </table:table-cell>
          <table:table-cell table:formula="of:=[.D830]/[.C830]*100" office:value-type="float" office:value="20.1986754966887" calcext:value-type="float">
            <text:p>20.199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Winznau</text:p>
          </table:table-cell>
          <table:table-cell office:value-type="float" office:value="2017" calcext:value-type="float">
            <text:p>2017</text:p>
          </table:table-cell>
          <table:table-cell office:value-type="float" office:value="388" calcext:value-type="float">
            <text:p>388</text:p>
          </table:table-cell>
          <table:table-cell table:formula="of:=[.D831]/[.C831]*100" office:value-type="float" office:value="19.2364898363907" calcext:value-type="float">
            <text:p>19.23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Wisen (SO)</text:p>
          </table:table-cell>
          <table:table-cell office:value-type="float" office:value="437" calcext:value-type="float">
            <text:p>437</text:p>
          </table:table-cell>
          <table:table-cell office:value-type="float" office:value="79" calcext:value-type="float">
            <text:p>79</text:p>
          </table:table-cell>
          <table:table-cell table:formula="of:=[.D832]/[.C832]*100" office:value-type="float" office:value="18.0778032036613" calcext:value-type="float">
            <text:p>18.078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Erlinsbach (SO)</text:p>
          </table:table-cell>
          <table:table-cell office:value-type="float" office:value="3634" calcext:value-type="float">
            <text:p>3634</text:p>
          </table:table-cell>
          <table:table-cell office:value-type="float" office:value="758" calcext:value-type="float">
            <text:p>758</text:p>
          </table:table-cell>
          <table:table-cell table:formula="of:=[.D833]/[.C833]*100" office:value-type="float" office:value="20.8585580627408" calcext:value-type="float">
            <text:p>20.859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Aeschi (SO)</text:p>
          </table:table-cell>
          <table:table-cell office:value-type="float" office:value="1306" calcext:value-type="float">
            <text:p>1306</text:p>
          </table:table-cell>
          <table:table-cell office:value-type="float" office:value="228" calcext:value-type="float">
            <text:p>228</text:p>
          </table:table-cell>
          <table:table-cell table:formula="of:=[.D834]/[.C834]*100" office:value-type="float" office:value="17.457886676876" calcext:value-type="float">
            <text:p>17.458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Biberist</text:p>
          </table:table-cell>
          <table:table-cell office:value-type="float" office:value="9188" calcext:value-type="float">
            <text:p>9188</text:p>
          </table:table-cell>
          <table:table-cell office:value-type="float" office:value="1737" calcext:value-type="float">
            <text:p>1737</text:p>
          </table:table-cell>
          <table:table-cell table:formula="of:=[.D835]/[.C835]*100" office:value-type="float" office:value="18.9050936003483" calcext:value-type="float">
            <text:p>18.905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Bolken</text:p>
          </table:table-cell>
          <table:table-cell office:value-type="float" office:value="581" calcext:value-type="float">
            <text:p>581</text:p>
          </table:table-cell>
          <table:table-cell office:value-type="float" office:value="127" calcext:value-type="float">
            <text:p>127</text:p>
          </table:table-cell>
          <table:table-cell table:formula="of:=[.D836]/[.C836]*100" office:value-type="float" office:value="21.8588640275387" calcext:value-type="float">
            <text:p>21.859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Deitingen</text:p>
          </table:table-cell>
          <table:table-cell office:value-type="float" office:value="2323" calcext:value-type="float">
            <text:p>2323</text:p>
          </table:table-cell>
          <table:table-cell office:value-type="float" office:value="448" calcext:value-type="float">
            <text:p>448</text:p>
          </table:table-cell>
          <table:table-cell table:formula="of:=[.D837]/[.C837]*100" office:value-type="float" office:value="19.2854068015497" calcext:value-type="float">
            <text:p>19.285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Derendingen</text:p>
          </table:table-cell>
          <table:table-cell office:value-type="float" office:value="6799" calcext:value-type="float">
            <text:p>6799</text:p>
          </table:table-cell>
          <table:table-cell office:value-type="float" office:value="1250" calcext:value-type="float">
            <text:p>1250</text:p>
          </table:table-cell>
          <table:table-cell table:formula="of:=[.D838]/[.C838]*100" office:value-type="float" office:value="18.3850566259744" calcext:value-type="float">
            <text:p>18.38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Etziken</text:p>
          </table:table-cell>
          <table:table-cell office:value-type="float" office:value="1055" calcext:value-type="float">
            <text:p>1055</text:p>
          </table:table-cell>
          <table:table-cell office:value-type="float" office:value="231" calcext:value-type="float">
            <text:p>231</text:p>
          </table:table-cell>
          <table:table-cell table:formula="of:=[.D839]/[.C839]*100" office:value-type="float" office:value="21.8957345971564" calcext:value-type="float">
            <text:p>21.896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Gerlafingen</text:p>
          </table:table-cell>
          <table:table-cell office:value-type="float" office:value="5696" calcext:value-type="float">
            <text:p>5696</text:p>
          </table:table-cell>
          <table:table-cell office:value-type="float" office:value="1220" calcext:value-type="float">
            <text:p>1220</text:p>
          </table:table-cell>
          <table:table-cell table:formula="of:=[.D840]/[.C840]*100" office:value-type="float" office:value="21.4185393258427" calcext:value-type="float">
            <text:p>21.41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Halten</text:p>
          </table:table-cell>
          <table:table-cell office:value-type="float" office:value="851" calcext:value-type="float">
            <text:p>851</text:p>
          </table:table-cell>
          <table:table-cell office:value-type="float" office:value="159" calcext:value-type="float">
            <text:p>159</text:p>
          </table:table-cell>
          <table:table-cell table:formula="of:=[.D841]/[.C841]*100" office:value-type="float" office:value="18.6839012925969" calcext:value-type="float">
            <text:p>18.68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Horriwil</text:p>
          </table:table-cell>
          <table:table-cell office:value-type="float" office:value="866" calcext:value-type="float">
            <text:p>866</text:p>
          </table:table-cell>
          <table:table-cell office:value-type="float" office:value="196" calcext:value-type="float">
            <text:p>196</text:p>
          </table:table-cell>
          <table:table-cell table:formula="of:=[.D842]/[.C842]*100" office:value-type="float" office:value="22.6327944572748" calcext:value-type="float">
            <text:p>22.63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Hüniken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table:formula="of:=[.D843]/[.C843]*100" office:value-type="float" office:value="26.1146496815287" calcext:value-type="float">
            <text:p>26.115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Kriegstetten</text:p>
          </table:table-cell>
          <table:table-cell office:value-type="float" office:value="1373" calcext:value-type="float">
            <text:p>1373</text:p>
          </table:table-cell>
          <table:table-cell office:value-type="float" office:value="268" calcext:value-type="float">
            <text:p>268</text:p>
          </table:table-cell>
          <table:table-cell table:formula="of:=[.D844]/[.C844]*100" office:value-type="float" office:value="19.5193008011653" calcext:value-type="float">
            <text:p>19.519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Lohn-Ammannsegg</text:p>
          </table:table-cell>
          <table:table-cell office:value-type="float" office:value="2953" calcext:value-type="float">
            <text:p>2953</text:p>
          </table:table-cell>
          <table:table-cell office:value-type="float" office:value="539" calcext:value-type="float">
            <text:p>539</text:p>
          </table:table-cell>
          <table:table-cell table:formula="of:=[.D845]/[.C845]*100" office:value-type="float" office:value="18.2526244497122" calcext:value-type="float">
            <text:p>18.25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Luterbach</text:p>
          </table:table-cell>
          <table:table-cell office:value-type="float" office:value="3604" calcext:value-type="float">
            <text:p>3604</text:p>
          </table:table-cell>
          <table:table-cell office:value-type="float" office:value="677" calcext:value-type="float">
            <text:p>677</text:p>
          </table:table-cell>
          <table:table-cell table:formula="of:=[.D846]/[.C846]*100" office:value-type="float" office:value="18.7846836847947" calcext:value-type="float">
            <text:p>18.78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Obergerlafingen</text:p>
          </table:table-cell>
          <table:table-cell office:value-type="float" office:value="1246" calcext:value-type="float">
            <text:p>1246</text:p>
          </table:table-cell>
          <table:table-cell office:value-type="float" office:value="239" calcext:value-type="float">
            <text:p>239</text:p>
          </table:table-cell>
          <table:table-cell table:formula="of:=[.D847]/[.C847]*100" office:value-type="float" office:value="19.1813804173355" calcext:value-type="float">
            <text:p>19.18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Oekingen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table:formula="of:=[.D848]/[.C848]*100" office:value-type="float" office:value="23.3707865168539" calcext:value-type="float">
            <text:p>23.37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Recherswil</text:p>
          </table:table-cell>
          <table:table-cell office:value-type="float" office:value="2146" calcext:value-type="float">
            <text:p>2146</text:p>
          </table:table-cell>
          <table:table-cell office:value-type="float" office:value="406" calcext:value-type="float">
            <text:p>406</text:p>
          </table:table-cell>
          <table:table-cell table:formula="of:=[.D849]/[.C849]*100" office:value-type="float" office:value="18.9189189189189" calcext:value-type="float">
            <text:p>18.91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Subingen</text:p>
          </table:table-cell>
          <table:table-cell office:value-type="float" office:value="3211" calcext:value-type="float">
            <text:p>3211</text:p>
          </table:table-cell>
          <table:table-cell office:value-type="float" office:value="591" calcext:value-type="float">
            <text:p>591</text:p>
          </table:table-cell>
          <table:table-cell table:formula="of:=[.D850]/[.C850]*100" office:value-type="float" office:value="18.4054811585176" calcext:value-type="float">
            <text:p>18.405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Zuchwil</text:p>
          </table:table-cell>
          <table:table-cell office:value-type="float" office:value="9331" calcext:value-type="float">
            <text:p>9331</text:p>
          </table:table-cell>
          <table:table-cell office:value-type="float" office:value="1724" calcext:value-type="float">
            <text:p>1724</text:p>
          </table:table-cell>
          <table:table-cell table:formula="of:=[.D851]/[.C851]*100" office:value-type="float" office:value="18.4760475833244" calcext:value-type="float">
            <text:p>18.476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Drei Höfe</text:p>
          </table:table-cell>
          <table:table-cell office:value-type="float" office:value="730" calcext:value-type="float">
            <text:p>730</text:p>
          </table:table-cell>
          <table:table-cell office:value-type="float" office:value="132" calcext:value-type="float">
            <text:p>132</text:p>
          </table:table-cell>
          <table:table-cell table:formula="of:=[.D852]/[.C852]*100" office:value-type="float" office:value="18.0821917808219" calcext:value-type="float">
            <text:p>18.082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Balm bei Günsberg</text:p>
          </table:table-cell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table:formula="of:=[.D853]/[.C853]*100" office:value-type="float" office:value="19.0697674418605" calcext:value-type="float">
            <text:p>19.07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Bellach</text:p>
          </table:table-cell>
          <table:table-cell office:value-type="float" office:value="5399" calcext:value-type="float">
            <text:p>5399</text:p>
          </table:table-cell>
          <table:table-cell office:value-type="float" office:value="1028" calcext:value-type="float">
            <text:p>1028</text:p>
          </table:table-cell>
          <table:table-cell table:formula="of:=[.D854]/[.C854]*100" office:value-type="float" office:value="19.0405630672347" calcext:value-type="float">
            <text:p>19.04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Bettlach</text:p>
          </table:table-cell>
          <table:table-cell office:value-type="float" office:value="4943" calcext:value-type="float">
            <text:p>4943</text:p>
          </table:table-cell>
          <table:table-cell office:value-type="float" office:value="868" calcext:value-type="float">
            <text:p>868</text:p>
          </table:table-cell>
          <table:table-cell table:formula="of:=[.D855]/[.C855]*100" office:value-type="float" office:value="17.5601861217884" calcext:value-type="float">
            <text:p>17.56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Feldbrunnen-St. Niklaus</text:p>
          </table:table-cell>
          <table:table-cell office:value-type="float" office:value="1027" calcext:value-type="float">
            <text:p>1027</text:p>
          </table:table-cell>
          <table:table-cell office:value-type="float" office:value="166" calcext:value-type="float">
            <text:p>166</text:p>
          </table:table-cell>
          <table:table-cell table:formula="of:=[.D856]/[.C856]*100" office:value-type="float" office:value="16.1635832521908" calcext:value-type="float">
            <text:p>16.164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Flumenthal</text:p>
          </table:table-cell>
          <table:table-cell office:value-type="float" office:value="1026" calcext:value-type="float">
            <text:p>1026</text:p>
          </table:table-cell>
          <table:table-cell office:value-type="float" office:value="174" calcext:value-type="float">
            <text:p>174</text:p>
          </table:table-cell>
          <table:table-cell table:formula="of:=[.D857]/[.C857]*100" office:value-type="float" office:value="16.9590643274854" calcext:value-type="float">
            <text:p>16.959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Grenchen</text:p>
          </table:table-cell>
          <table:table-cell office:value-type="float" office:value="17939" calcext:value-type="float">
            <text:p>17939</text:p>
          </table:table-cell>
          <table:table-cell office:value-type="float" office:value="3219" calcext:value-type="float">
            <text:p>3219</text:p>
          </table:table-cell>
          <table:table-cell table:formula="of:=[.D858]/[.C858]*100" office:value-type="float" office:value="17.9441440437037" calcext:value-type="float">
            <text:p>17.944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Günsberg</text:p>
          </table:table-cell>
          <table:table-cell office:value-type="float" office:value="1191" calcext:value-type="float">
            <text:p>1191</text:p>
          </table:table-cell>
          <table:table-cell office:value-type="float" office:value="212" calcext:value-type="float">
            <text:p>212</text:p>
          </table:table-cell>
          <table:table-cell table:formula="of:=[.D859]/[.C859]*100" office:value-type="float" office:value="17.8001679261125" calcext:value-type="float">
            <text:p>17.80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Hubersdorf</text:p>
          </table:table-cell>
          <table:table-cell office:value-type="float" office:value="708" calcext:value-type="float">
            <text:p>708</text:p>
          </table:table-cell>
          <table:table-cell office:value-type="float" office:value="159" calcext:value-type="float">
            <text:p>159</text:p>
          </table:table-cell>
          <table:table-cell table:formula="of:=[.D860]/[.C860]*100" office:value-type="float" office:value="22.4576271186441" calcext:value-type="float">
            <text:p>22.458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Kammersrohr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861]/[.C861]*100" office:value-type="float" office:value="10.3448275862069" calcext:value-type="float">
            <text:p>10.34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Langendorf</text:p>
          </table:table-cell>
          <table:table-cell office:value-type="float" office:value="3844" calcext:value-type="float">
            <text:p>3844</text:p>
          </table:table-cell>
          <table:table-cell office:value-type="float" office:value="695" calcext:value-type="float">
            <text:p>695</text:p>
          </table:table-cell>
          <table:table-cell table:formula="of:=[.D862]/[.C862]*100" office:value-type="float" office:value="18.0801248699272" calcext:value-type="float">
            <text:p>18.08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Lommiswil</text:p>
          </table:table-cell>
          <table:table-cell office:value-type="float" office:value="1595" calcext:value-type="float">
            <text:p>1595</text:p>
          </table:table-cell>
          <table:table-cell office:value-type="float" office:value="323" calcext:value-type="float">
            <text:p>323</text:p>
          </table:table-cell>
          <table:table-cell table:formula="of:=[.D863]/[.C863]*100" office:value-type="float" office:value="20.2507836990596" calcext:value-type="float">
            <text:p>20.25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Oberdorf (SO)</text:p>
          </table:table-cell>
          <table:table-cell office:value-type="float" office:value="1844" calcext:value-type="float">
            <text:p>1844</text:p>
          </table:table-cell>
          <table:table-cell office:value-type="float" office:value="372" calcext:value-type="float">
            <text:p>372</text:p>
          </table:table-cell>
          <table:table-cell table:formula="of:=[.D864]/[.C864]*100" office:value-type="float" office:value="20.1735357917571" calcext:value-type="float">
            <text:p>20.174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Riedholz</text:p>
          </table:table-cell>
          <table:table-cell office:value-type="float" office:value="2288" calcext:value-type="float">
            <text:p>2288</text:p>
          </table:table-cell>
          <table:table-cell office:value-type="float" office:value="484" calcext:value-type="float">
            <text:p>484</text:p>
          </table:table-cell>
          <table:table-cell table:formula="of:=[.D865]/[.C865]*100" office:value-type="float" office:value="21.1538461538462" calcext:value-type="float">
            <text:p>21.154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Rüttenen</text:p>
          </table:table-cell>
          <table:table-cell office:value-type="float" office:value="1506" calcext:value-type="float">
            <text:p>1506</text:p>
          </table:table-cell>
          <table:table-cell office:value-type="float" office:value="289" calcext:value-type="float">
            <text:p>289</text:p>
          </table:table-cell>
          <table:table-cell table:formula="of:=[.D866]/[.C866]*100" office:value-type="float" office:value="19.1899070385126" calcext:value-type="float">
            <text:p>19.19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Selzach</text:p>
          </table:table-cell>
          <table:table-cell office:value-type="float" office:value="3625" calcext:value-type="float">
            <text:p>3625</text:p>
          </table:table-cell>
          <table:table-cell office:value-type="float" office:value="750" calcext:value-type="float">
            <text:p>750</text:p>
          </table:table-cell>
          <table:table-cell table:formula="of:=[.D867]/[.C867]*100" office:value-type="float" office:value="20.6896551724138" calcext:value-type="float">
            <text:p>20.69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Boningen</text:p>
          </table:table-cell>
          <table:table-cell office:value-type="float" office:value="805" calcext:value-type="float">
            <text:p>805</text:p>
          </table:table-cell>
          <table:table-cell office:value-type="float" office:value="177" calcext:value-type="float">
            <text:p>177</text:p>
          </table:table-cell>
          <table:table-cell table:formula="of:=[.D868]/[.C868]*100" office:value-type="float" office:value="21.9875776397516" calcext:value-type="float">
            <text:p>21.988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Däniken</text:p>
          </table:table-cell>
          <table:table-cell office:value-type="float" office:value="2946" calcext:value-type="float">
            <text:p>2946</text:p>
          </table:table-cell>
          <table:table-cell office:value-type="float" office:value="541" calcext:value-type="float">
            <text:p>541</text:p>
          </table:table-cell>
          <table:table-cell table:formula="of:=[.D869]/[.C869]*100" office:value-type="float" office:value="18.3638832315003" calcext:value-type="float">
            <text:p>18.364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Dulliken</text:p>
          </table:table-cell>
          <table:table-cell office:value-type="float" office:value="5224" calcext:value-type="float">
            <text:p>5224</text:p>
          </table:table-cell>
          <table:table-cell office:value-type="float" office:value="970" calcext:value-type="float">
            <text:p>970</text:p>
          </table:table-cell>
          <table:table-cell table:formula="of:=[.D870]/[.C870]*100" office:value-type="float" office:value="18.5681470137825" calcext:value-type="float">
            <text:p>18.568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Eppenberg-Wöschnau</text:p>
          </table:table-cell>
          <table:table-cell office:value-type="float" office:value="325" calcext:value-type="float">
            <text:p>325</text:p>
          </table:table-cell>
          <table:table-cell office:value-type="float" office:value="43" calcext:value-type="float">
            <text:p>43</text:p>
          </table:table-cell>
          <table:table-cell table:formula="of:=[.D871]/[.C871]*100" office:value-type="float" office:value="13.2307692307692" calcext:value-type="float">
            <text:p>13.23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Fulenbach</text:p>
          </table:table-cell>
          <table:table-cell office:value-type="float" office:value="1798" calcext:value-type="float">
            <text:p>1798</text:p>
          </table:table-cell>
          <table:table-cell office:value-type="float" office:value="374" calcext:value-type="float">
            <text:p>374</text:p>
          </table:table-cell>
          <table:table-cell table:formula="of:=[.D872]/[.C872]*100" office:value-type="float" office:value="20.8008898776418" calcext:value-type="float">
            <text:p>20.801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Gretzenbach</text:p>
          </table:table-cell>
          <table:table-cell office:value-type="float" office:value="2759" calcext:value-type="float">
            <text:p>2759</text:p>
          </table:table-cell>
          <table:table-cell office:value-type="float" office:value="604" calcext:value-type="float">
            <text:p>604</text:p>
          </table:table-cell>
          <table:table-cell table:formula="of:=[.D873]/[.C873]*100" office:value-type="float" office:value="21.8919898513954" calcext:value-type="float">
            <text:p>21.89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Gunzgen</text:p>
          </table:table-cell>
          <table:table-cell office:value-type="float" office:value="1714" calcext:value-type="float">
            <text:p>1714</text:p>
          </table:table-cell>
          <table:table-cell office:value-type="float" office:value="335" calcext:value-type="float">
            <text:p>335</text:p>
          </table:table-cell>
          <table:table-cell table:formula="of:=[.D874]/[.C874]*100" office:value-type="float" office:value="19.5449241540257" calcext:value-type="float">
            <text:p>19.545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Hägendorf</text:p>
          </table:table-cell>
          <table:table-cell office:value-type="float" office:value="5249" calcext:value-type="float">
            <text:p>5249</text:p>
          </table:table-cell>
          <table:table-cell office:value-type="float" office:value="1100" calcext:value-type="float">
            <text:p>1100</text:p>
          </table:table-cell>
          <table:table-cell table:formula="of:=[.D875]/[.C875]*100" office:value-type="float" office:value="20.9563726424081" calcext:value-type="float">
            <text:p>20.95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Kappel (SO)</text:p>
          </table:table-cell>
          <table:table-cell office:value-type="float" office:value="3428" calcext:value-type="float">
            <text:p>3428</text:p>
          </table:table-cell>
          <table:table-cell office:value-type="float" office:value="746" calcext:value-type="float">
            <text:p>746</text:p>
          </table:table-cell>
          <table:table-cell table:formula="of:=[.D876]/[.C876]*100" office:value-type="float" office:value="21.7619603267211" calcext:value-type="float">
            <text:p>21.762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Olten</text:p>
          </table:table-cell>
          <table:table-cell office:value-type="float" office:value="18339" calcext:value-type="float">
            <text:p>18339</text:p>
          </table:table-cell>
          <table:table-cell office:value-type="float" office:value="3114" calcext:value-type="float">
            <text:p>3114</text:p>
          </table:table-cell>
          <table:table-cell table:formula="of:=[.D877]/[.C877]*100" office:value-type="float" office:value="16.980206118109" calcext:value-type="float">
            <text:p>16.98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Rickenbach (SO)</text:p>
          </table:table-cell>
          <table:table-cell office:value-type="float" office:value="1135" calcext:value-type="float">
            <text:p>1135</text:p>
          </table:table-cell>
          <table:table-cell office:value-type="float" office:value="208" calcext:value-type="float">
            <text:p>208</text:p>
          </table:table-cell>
          <table:table-cell table:formula="of:=[.D878]/[.C878]*100" office:value-type="float" office:value="18.3259911894273" calcext:value-type="float">
            <text:p>18.32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Schönenwerd</text:p>
          </table:table-cell>
          <table:table-cell office:value-type="float" office:value="5100" calcext:value-type="float">
            <text:p>5100</text:p>
          </table:table-cell>
          <table:table-cell office:value-type="float" office:value="1036" calcext:value-type="float">
            <text:p>1036</text:p>
          </table:table-cell>
          <table:table-cell table:formula="of:=[.D879]/[.C879]*100" office:value-type="float" office:value="20.3137254901961" calcext:value-type="float">
            <text:p>20.31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Starrkirch-Wil</text:p>
          </table:table-cell>
          <table:table-cell office:value-type="float" office:value="1871" calcext:value-type="float">
            <text:p>1871</text:p>
          </table:table-cell>
          <table:table-cell office:value-type="float" office:value="391" calcext:value-type="float">
            <text:p>391</text:p>
          </table:table-cell>
          <table:table-cell table:formula="of:=[.D880]/[.C880]*100" office:value-type="float" office:value="20.8979155531801" calcext:value-type="float">
            <text:p>20.898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Walterswil (SO)</text:p>
          </table:table-cell>
          <table:table-cell office:value-type="float" office:value="764" calcext:value-type="float">
            <text:p>764</text:p>
          </table:table-cell>
          <table:table-cell office:value-type="float" office:value="134" calcext:value-type="float">
            <text:p>134</text:p>
          </table:table-cell>
          <table:table-cell table:formula="of:=[.D881]/[.C881]*100" office:value-type="float" office:value="17.5392670157068" calcext:value-type="float">
            <text:p>17.539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Wangen bei Olten</text:p>
          </table:table-cell>
          <table:table-cell office:value-type="float" office:value="5452" calcext:value-type="float">
            <text:p>5452</text:p>
          </table:table-cell>
          <table:table-cell office:value-type="float" office:value="1103" calcext:value-type="float">
            <text:p>1103</text:p>
          </table:table-cell>
          <table:table-cell table:formula="of:=[.D882]/[.C882]*100" office:value-type="float" office:value="20.2311078503302" calcext:value-type="float">
            <text:p>20.231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Solothurn</text:p>
          </table:table-cell>
          <table:table-cell office:value-type="float" office:value="16633" calcext:value-type="float">
            <text:p>16633</text:p>
          </table:table-cell>
          <table:table-cell office:value-type="float" office:value="2704" calcext:value-type="float">
            <text:p>2704</text:p>
          </table:table-cell>
          <table:table-cell table:formula="of:=[.D883]/[.C883]*100" office:value-type="float" office:value="16.2568388144051" calcext:value-type="float">
            <text:p>16.257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Bärschwil</text:p>
          </table:table-cell>
          <table:table-cell office:value-type="float" office:value="786" calcext:value-type="float">
            <text:p>786</text:p>
          </table:table-cell>
          <table:table-cell office:value-type="float" office:value="131" calcext:value-type="float">
            <text:p>131</text:p>
          </table:table-cell>
          <table:table-cell table:formula="of:=[.D884]/[.C884]*100" office:value-type="float" office:value="16.6666666666667" calcext:value-type="float">
            <text:p>16.667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Beinwil (SO)</text:p>
          </table:table-cell>
          <table:table-cell office:value-type="float" office:value="268" calcext:value-type="float">
            <text:p>268</text:p>
          </table:table-cell>
          <table:table-cell office:value-type="float" office:value="62" calcext:value-type="float">
            <text:p>62</text:p>
          </table:table-cell>
          <table:table-cell table:formula="of:=[.D885]/[.C885]*100" office:value-type="float" office:value="23.134328358209" calcext:value-type="float">
            <text:p>23.134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Breitenbach</text:p>
          </table:table-cell>
          <table:table-cell office:value-type="float" office:value="4153" calcext:value-type="float">
            <text:p>4153</text:p>
          </table:table-cell>
          <table:table-cell office:value-type="float" office:value="806" calcext:value-type="float">
            <text:p>806</text:p>
          </table:table-cell>
          <table:table-cell table:formula="of:=[.D886]/[.C886]*100" office:value-type="float" office:value="19.4076571153383" calcext:value-type="float">
            <text:p>19.408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Büsserach</text:p>
          </table:table-cell>
          <table:table-cell office:value-type="float" office:value="2361" calcext:value-type="float">
            <text:p>2361</text:p>
          </table:table-cell>
          <table:table-cell office:value-type="float" office:value="457" calcext:value-type="float">
            <text:p>457</text:p>
          </table:table-cell>
          <table:table-cell table:formula="of:=[.D887]/[.C887]*100" office:value-type="float" office:value="19.3562049978823" calcext:value-type="float">
            <text:p>19.35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Erschwil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  <table:table-cell table:formula="of:=[.D888]/[.C888]*100" office:value-type="float" office:value="21.3149522799576" calcext:value-type="float">
            <text:p>21.31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Fehren</text:p>
          </table:table-cell>
          <table:table-cell office:value-type="float" office:value="602" calcext:value-type="float">
            <text:p>602</text:p>
          </table:table-cell>
          <table:table-cell office:value-type="float" office:value="115" calcext:value-type="float">
            <text:p>115</text:p>
          </table:table-cell>
          <table:table-cell table:formula="of:=[.D889]/[.C889]*100" office:value-type="float" office:value="19.1029900332226" calcext:value-type="float">
            <text:p>19.103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Grindel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table:formula="of:=[.D890]/[.C890]*100" office:value-type="float" office:value="17.0974155069583" calcext:value-type="float">
            <text:p>17.097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Himmelried</text:p>
          </table:table-cell>
          <table:table-cell office:value-type="float" office:value="956" calcext:value-type="float">
            <text:p>956</text:p>
          </table:table-cell>
          <table:table-cell office:value-type="float" office:value="171" calcext:value-type="float">
            <text:p>171</text:p>
          </table:table-cell>
          <table:table-cell table:formula="of:=[.D891]/[.C891]*100" office:value-type="float" office:value="17.8870292887029" calcext:value-type="float">
            <text:p>17.887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Kleinlützel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table:formula="of:=[.D892]/[.C892]*100" office:value-type="float" office:value="16.0369437447523" calcext:value-type="float">
            <text:p>16.03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Meltingen</text:p>
          </table:table-cell>
          <table:table-cell office:value-type="float" office:value="650" calcext:value-type="float">
            <text:p>650</text:p>
          </table:table-cell>
          <table:table-cell office:value-type="float" office:value="126" calcext:value-type="float">
            <text:p>126</text:p>
          </table:table-cell>
          <table:table-cell table:formula="of:=[.D893]/[.C893]*100" office:value-type="float" office:value="19.3846153846154" calcext:value-type="float">
            <text:p>19.38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Nunningen</text:p>
          </table:table-cell>
          <table:table-cell office:value-type="float" office:value="1969" calcext:value-type="float">
            <text:p>1969</text:p>
          </table:table-cell>
          <table:table-cell office:value-type="float" office:value="373" calcext:value-type="float">
            <text:p>373</text:p>
          </table:table-cell>
          <table:table-cell table:formula="of:=[.D894]/[.C894]*100" office:value-type="float" office:value="18.943626206196" calcext:value-type="float">
            <text:p>18.944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Zullwil</text:p>
          </table:table-cell>
          <table:table-cell office:value-type="float" office:value="660" calcext:value-type="float">
            <text:p>660</text:p>
          </table:table-cell>
          <table:table-cell office:value-type="float" office:value="147" calcext:value-type="float">
            <text:p>147</text:p>
          </table:table-cell>
          <table:table-cell table:formula="of:=[.D895]/[.C895]*100" office:value-type="float" office:value="22.2727272727273" calcext:value-type="float">
            <text:p>22.273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Basel</text:p>
          </table:table-cell>
          <table:table-cell office:value-type="float" office:value="173552" calcext:value-type="float">
            <text:p>173552</text:p>
          </table:table-cell>
          <table:table-cell office:value-type="float" office:value="29521" calcext:value-type="float">
            <text:p>29521</text:p>
          </table:table-cell>
          <table:table-cell table:formula="of:=[.D896]/[.C896]*100" office:value-type="float" office:value="17.009887526505" calcext:value-type="float">
            <text:p>17.01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Bettingen</text:p>
          </table:table-cell>
          <table:table-cell office:value-type="float" office:value="1288" calcext:value-type="float">
            <text:p>1288</text:p>
          </table:table-cell>
          <table:table-cell office:value-type="float" office:value="276" calcext:value-type="float">
            <text:p>276</text:p>
          </table:table-cell>
          <table:table-cell table:formula="of:=[.D897]/[.C897]*100" office:value-type="float" office:value="21.4285714285714" calcext:value-type="float">
            <text:p>21.429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Riehen</text:p>
          </table:table-cell>
          <table:table-cell office:value-type="float" office:value="21946" calcext:value-type="float">
            <text:p>21946</text:p>
          </table:table-cell>
          <table:table-cell office:value-type="float" office:value="4719" calcext:value-type="float">
            <text:p>4719</text:p>
          </table:table-cell>
          <table:table-cell table:formula="of:=[.D898]/[.C898]*100" office:value-type="float" office:value="21.5027795498041" calcext:value-type="float">
            <text:p>21.503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Aesch (BL)</text:p>
          </table:table-cell>
          <table:table-cell office:value-type="float" office:value="10607" calcext:value-type="float">
            <text:p>10607</text:p>
          </table:table-cell>
          <table:table-cell office:value-type="float" office:value="2026" calcext:value-type="float">
            <text:p>2026</text:p>
          </table:table-cell>
          <table:table-cell table:formula="of:=[.D899]/[.C899]*100" office:value-type="float" office:value="19.1005939473932" calcext:value-type="float">
            <text:p>19.101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Allschwil</text:p>
          </table:table-cell>
          <table:table-cell office:value-type="float" office:value="21654" calcext:value-type="float">
            <text:p>21654</text:p>
          </table:table-cell>
          <table:table-cell office:value-type="float" office:value="4149" calcext:value-type="float">
            <text:p>4149</text:p>
          </table:table-cell>
          <table:table-cell table:formula="of:=[.D900]/[.C900]*100" office:value-type="float" office:value="19.1604322527016" calcext:value-type="float">
            <text:p>19.16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Arlesheim</text:p>
          </table:table-cell>
          <table:table-cell office:value-type="float" office:value="9270" calcext:value-type="float">
            <text:p>9270</text:p>
          </table:table-cell>
          <table:table-cell office:value-type="float" office:value="1746" calcext:value-type="float">
            <text:p>1746</text:p>
          </table:table-cell>
          <table:table-cell table:formula="of:=[.D901]/[.C901]*100" office:value-type="float" office:value="18.8349514563107" calcext:value-type="float">
            <text:p>18.835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Biel-Benken</text:p>
          </table:table-cell>
          <table:table-cell office:value-type="float" office:value="3555" calcext:value-type="float">
            <text:p>3555</text:p>
          </table:table-cell>
          <table:table-cell office:value-type="float" office:value="764" calcext:value-type="float">
            <text:p>764</text:p>
          </table:table-cell>
          <table:table-cell table:formula="of:=[.D902]/[.C902]*100" office:value-type="float" office:value="21.4908579465541" calcext:value-type="float">
            <text:p>21.491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Binningen</text:p>
          </table:table-cell>
          <table:table-cell office:value-type="float" office:value="15631" calcext:value-type="float">
            <text:p>15631</text:p>
          </table:table-cell>
          <table:table-cell office:value-type="float" office:value="2985" calcext:value-type="float">
            <text:p>2985</text:p>
          </table:table-cell>
          <table:table-cell table:formula="of:=[.D903]/[.C903]*100" office:value-type="float" office:value="19.0966668799181" calcext:value-type="float">
            <text:p>19.097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Birsfelden</text:p>
          </table:table-cell>
          <table:table-cell office:value-type="float" office:value="10264" calcext:value-type="float">
            <text:p>10264</text:p>
          </table:table-cell>
          <table:table-cell office:value-type="float" office:value="1678" calcext:value-type="float">
            <text:p>1678</text:p>
          </table:table-cell>
          <table:table-cell table:formula="of:=[.D904]/[.C904]*100" office:value-type="float" office:value="16.348402182385" calcext:value-type="float">
            <text:p>16.34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Bottmingen</text:p>
          </table:table-cell>
          <table:table-cell office:value-type="float" office:value="6920" calcext:value-type="float">
            <text:p>6920</text:p>
          </table:table-cell>
          <table:table-cell office:value-type="float" office:value="1439" calcext:value-type="float">
            <text:p>1439</text:p>
          </table:table-cell>
          <table:table-cell table:formula="of:=[.D905]/[.C905]*100" office:value-type="float" office:value="20.7947976878613" calcext:value-type="float">
            <text:p>20.795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Ettingen</text:p>
          </table:table-cell>
          <table:table-cell office:value-type="float" office:value="5587" calcext:value-type="float">
            <text:p>5587</text:p>
          </table:table-cell>
          <table:table-cell office:value-type="float" office:value="1098" calcext:value-type="float">
            <text:p>1098</text:p>
          </table:table-cell>
          <table:table-cell table:formula="of:=[.D906]/[.C906]*100" office:value-type="float" office:value="19.6527653481296" calcext:value-type="float">
            <text:p>19.653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Münchenstein</text:p>
          </table:table-cell>
          <table:table-cell office:value-type="float" office:value="12102" calcext:value-type="float">
            <text:p>12102</text:p>
          </table:table-cell>
          <table:table-cell office:value-type="float" office:value="2376" calcext:value-type="float">
            <text:p>2376</text:p>
          </table:table-cell>
          <table:table-cell table:formula="of:=[.D907]/[.C907]*100" office:value-type="float" office:value="19.6331184928111" calcext:value-type="float">
            <text:p>19.63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Muttenz</text:p>
          </table:table-cell>
          <table:table-cell office:value-type="float" office:value="17917" calcext:value-type="float">
            <text:p>17917</text:p>
          </table:table-cell>
          <table:table-cell office:value-type="float" office:value="3444" calcext:value-type="float">
            <text:p>3444</text:p>
          </table:table-cell>
          <table:table-cell table:formula="of:=[.D908]/[.C908]*100" office:value-type="float" office:value="19.2219679633867" calcext:value-type="float">
            <text:p>19.22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Oberwil (BL)</text:p>
          </table:table-cell>
          <table:table-cell office:value-type="float" office:value="11273" calcext:value-type="float">
            <text:p>11273</text:p>
          </table:table-cell>
          <table:table-cell office:value-type="float" office:value="2291" calcext:value-type="float">
            <text:p>2291</text:p>
          </table:table-cell>
          <table:table-cell table:formula="of:=[.D909]/[.C909]*100" office:value-type="float" office:value="20.3228954138206" calcext:value-type="float">
            <text:p>20.32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Pfeffingen</text:p>
          </table:table-cell>
          <table:table-cell office:value-type="float" office:value="2400" calcext:value-type="float">
            <text:p>2400</text:p>
          </table:table-cell>
          <table:table-cell office:value-type="float" office:value="497" calcext:value-type="float">
            <text:p>497</text:p>
          </table:table-cell>
          <table:table-cell table:formula="of:=[.D910]/[.C910]*100" office:value-type="float" office:value="20.7083333333333" calcext:value-type="float">
            <text:p>20.708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Reinach (BL)</text:p>
          </table:table-cell>
          <table:table-cell office:value-type="float" office:value="19667" calcext:value-type="float">
            <text:p>19667</text:p>
          </table:table-cell>
          <table:table-cell office:value-type="float" office:value="3583" calcext:value-type="float">
            <text:p>3583</text:p>
          </table:table-cell>
          <table:table-cell table:formula="of:=[.D911]/[.C911]*100" office:value-type="float" office:value="18.2183352824528" calcext:value-type="float">
            <text:p>18.218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Schönenbuch</text:p>
          </table:table-cell>
          <table:table-cell office:value-type="float" office:value="1481" calcext:value-type="float">
            <text:p>1481</text:p>
          </table:table-cell>
          <table:table-cell office:value-type="float" office:value="299" calcext:value-type="float">
            <text:p>299</text:p>
          </table:table-cell>
          <table:table-cell table:formula="of:=[.D912]/[.C912]*100" office:value-type="float" office:value="20.1890614449696" calcext:value-type="float">
            <text:p>20.189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Therwil</text:p>
          </table:table-cell>
          <table:table-cell office:value-type="float" office:value="9934" calcext:value-type="float">
            <text:p>9934</text:p>
          </table:table-cell>
          <table:table-cell office:value-type="float" office:value="1924" calcext:value-type="float">
            <text:p>1924</text:p>
          </table:table-cell>
          <table:table-cell table:formula="of:=[.D913]/[.C913]*100" office:value-type="float" office:value="19.367827662573" calcext:value-type="float">
            <text:p>19.368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Blauen</text:p>
          </table:table-cell>
          <table:table-cell office:value-type="float" office:value="702" calcext:value-type="float">
            <text:p>702</text:p>
          </table:table-cell>
          <table:table-cell office:value-type="float" office:value="131" calcext:value-type="float">
            <text:p>131</text:p>
          </table:table-cell>
          <table:table-cell table:formula="of:=[.D914]/[.C914]*100" office:value-type="float" office:value="18.6609686609687" calcext:value-type="float">
            <text:p>18.661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Brislach</text:p>
          </table:table-cell>
          <table:table-cell office:value-type="float" office:value="1701" calcext:value-type="float">
            <text:p>1701</text:p>
          </table:table-cell>
          <table:table-cell office:value-type="float" office:value="353" calcext:value-type="float">
            <text:p>353</text:p>
          </table:table-cell>
          <table:table-cell table:formula="of:=[.D915]/[.C915]*100" office:value-type="float" office:value="20.7524985302763" calcext:value-type="float">
            <text:p>20.75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Burg im Leimental</text:p>
          </table:table-cell>
          <table:table-cell office:value-type="float" office:value="271" calcext:value-type="float">
            <text:p>271</text:p>
          </table:table-cell>
          <table:table-cell office:value-type="float" office:value="55" calcext:value-type="float">
            <text:p>55</text:p>
          </table:table-cell>
          <table:table-cell table:formula="of:=[.D916]/[.C916]*100" office:value-type="float" office:value="20.2952029520295" calcext:value-type="float">
            <text:p>20.29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Dittingen</text:p>
          </table:table-cell>
          <table:table-cell office:value-type="float" office:value="730" calcext:value-type="float">
            <text:p>730</text:p>
          </table:table-cell>
          <table:table-cell office:value-type="float" office:value="136" calcext:value-type="float">
            <text:p>136</text:p>
          </table:table-cell>
          <table:table-cell table:formula="of:=[.D917]/[.C917]*100" office:value-type="float" office:value="18.6301369863014" calcext:value-type="float">
            <text:p>18.63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Duggingen</text:p>
          </table:table-cell>
          <table:table-cell office:value-type="float" office:value="1598" calcext:value-type="float">
            <text:p>1598</text:p>
          </table:table-cell>
          <table:table-cell office:value-type="float" office:value="330" calcext:value-type="float">
            <text:p>330</text:p>
          </table:table-cell>
          <table:table-cell table:formula="of:=[.D918]/[.C918]*100" office:value-type="float" office:value="20.6508135168961" calcext:value-type="float">
            <text:p>20.651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Grellingen</text:p>
          </table:table-cell>
          <table:table-cell office:value-type="float" office:value="1926" calcext:value-type="float">
            <text:p>1926</text:p>
          </table:table-cell>
          <table:table-cell office:value-type="float" office:value="340" calcext:value-type="float">
            <text:p>340</text:p>
          </table:table-cell>
          <table:table-cell table:formula="of:=[.D919]/[.C919]*100" office:value-type="float" office:value="17.6531671858775" calcext:value-type="float">
            <text:p>17.653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Laufen</text:p>
          </table:table-cell>
          <table:table-cell office:value-type="float" office:value="5906" calcext:value-type="float">
            <text:p>5906</text:p>
          </table:table-cell>
          <table:table-cell office:value-type="float" office:value="1087" calcext:value-type="float">
            <text:p>1087</text:p>
          </table:table-cell>
          <table:table-cell table:formula="of:=[.D920]/[.C920]*100" office:value-type="float" office:value="18.4050118523535" calcext:value-type="float">
            <text:p>18.405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Liesberg</text:p>
          </table:table-cell>
          <table:table-cell office:value-type="float" office:value="1083" calcext:value-type="float">
            <text:p>1083</text:p>
          </table:table-cell>
          <table:table-cell office:value-type="float" office:value="170" calcext:value-type="float">
            <text:p>170</text:p>
          </table:table-cell>
          <table:table-cell table:formula="of:=[.D921]/[.C921]*100" office:value-type="float" office:value="15.6971375807941" calcext:value-type="float">
            <text:p>15.697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Nenzlingen</text:p>
          </table:table-cell>
          <table:table-cell office:value-type="float" office:value="464" calcext:value-type="float">
            <text:p>464</text:p>
          </table:table-cell>
          <table:table-cell office:value-type="float" office:value="82" calcext:value-type="float">
            <text:p>82</text:p>
          </table:table-cell>
          <table:table-cell table:formula="of:=[.D922]/[.C922]*100" office:value-type="float" office:value="17.6724137931034" calcext:value-type="float">
            <text:p>17.67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Roggenburg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table:formula="of:=[.D923]/[.C923]*100" office:value-type="float" office:value="13.6363636363636" calcext:value-type="float">
            <text:p>13.63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Röschenz</text:p>
          </table:table-cell>
          <table:table-cell office:value-type="float" office:value="1878" calcext:value-type="float">
            <text:p>1878</text:p>
          </table:table-cell>
          <table:table-cell office:value-type="float" office:value="385" calcext:value-type="float">
            <text:p>385</text:p>
          </table:table-cell>
          <table:table-cell table:formula="of:=[.D924]/[.C924]*100" office:value-type="float" office:value="20.5005324813632" calcext:value-type="float">
            <text:p>20.501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Wahlen</text:p>
          </table:table-cell>
          <table:table-cell office:value-type="float" office:value="1542" calcext:value-type="float">
            <text:p>1542</text:p>
          </table:table-cell>
          <table:table-cell office:value-type="float" office:value="314" calcext:value-type="float">
            <text:p>314</text:p>
          </table:table-cell>
          <table:table-cell table:formula="of:=[.D925]/[.C925]*100" office:value-type="float" office:value="20.3631647211414" calcext:value-type="float">
            <text:p>20.36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Zwingen</text:p>
          </table:table-cell>
          <table:table-cell office:value-type="float" office:value="2685" calcext:value-type="float">
            <text:p>2685</text:p>
          </table:table-cell>
          <table:table-cell office:value-type="float" office:value="537" calcext:value-type="float">
            <text:p>537</text:p>
          </table:table-cell>
          <table:table-cell table:formula="of:=[.D926]/[.C926]*100"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Arisdorf</text:p>
          </table:table-cell>
          <table:table-cell office:value-type="float" office:value="1708" calcext:value-type="float">
            <text:p>1708</text:p>
          </table:table-cell>
          <table:table-cell office:value-type="float" office:value="336" calcext:value-type="float">
            <text:p>336</text:p>
          </table:table-cell>
          <table:table-cell table:formula="of:=[.D927]/[.C927]*100" office:value-type="float" office:value="19.672131147541" calcext:value-type="float">
            <text:p>19.67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Augst</text:p>
          </table:table-cell>
          <table:table-cell office:value-type="float" office:value="1057" calcext:value-type="float">
            <text:p>1057</text:p>
          </table:table-cell>
          <table:table-cell office:value-type="float" office:value="170" calcext:value-type="float">
            <text:p>170</text:p>
          </table:table-cell>
          <table:table-cell table:formula="of:=[.D928]/[.C928]*100" office:value-type="float" office:value="16.0832544938505" calcext:value-type="float">
            <text:p>16.08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Bubendorf</text:p>
          </table:table-cell>
          <table:table-cell office:value-type="float" office:value="4439" calcext:value-type="float">
            <text:p>4439</text:p>
          </table:table-cell>
          <table:table-cell office:value-type="float" office:value="888" calcext:value-type="float">
            <text:p>888</text:p>
          </table:table-cell>
          <table:table-cell table:formula="of:=[.D929]/[.C929]*100" office:value-type="float" office:value="20.0045055192611" calcext:value-type="float">
            <text:p>20.005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Frenkendorf</text:p>
          </table:table-cell>
          <table:table-cell office:value-type="float" office:value="6507" calcext:value-type="float">
            <text:p>6507</text:p>
          </table:table-cell>
          <table:table-cell office:value-type="float" office:value="1334" calcext:value-type="float">
            <text:p>1334</text:p>
          </table:table-cell>
          <table:table-cell table:formula="of:=[.D930]/[.C930]*100" office:value-type="float" office:value="20.5009989242354" calcext:value-type="float">
            <text:p>20.50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Füllinsdorf</text:p>
          </table:table-cell>
          <table:table-cell office:value-type="float" office:value="4646" calcext:value-type="float">
            <text:p>4646</text:p>
          </table:table-cell>
          <table:table-cell office:value-type="float" office:value="890" calcext:value-type="float">
            <text:p>890</text:p>
          </table:table-cell>
          <table:table-cell table:formula="of:=[.D931]/[.C931]*100" office:value-type="float" office:value="19.1562634524322" calcext:value-type="float">
            <text:p>19.156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Giebenach</text:p>
          </table:table-cell>
          <table:table-cell office:value-type="float" office:value="1120" calcext:value-type="float">
            <text:p>1120</text:p>
          </table:table-cell>
          <table:table-cell office:value-type="float" office:value="228" calcext:value-type="float">
            <text:p>228</text:p>
          </table:table-cell>
          <table:table-cell table:formula="of:=[.D932]/[.C932]*100" office:value-type="float" office:value="20.3571428571429" calcext:value-type="float">
            <text:p>20.357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Hersberg</text:p>
          </table:table-cell>
          <table:table-cell office:value-type="float" office:value="362" calcext:value-type="float">
            <text:p>362</text:p>
          </table:table-cell>
          <table:table-cell office:value-type="float" office:value="63" calcext:value-type="float">
            <text:p>63</text:p>
          </table:table-cell>
          <table:table-cell table:formula="of:=[.D933]/[.C933]*100" office:value-type="float" office:value="17.4033149171271" calcext:value-type="float">
            <text:p>17.40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Lausen</text:p>
          </table:table-cell>
          <table:table-cell office:value-type="float" office:value="5772" calcext:value-type="float">
            <text:p>5772</text:p>
          </table:table-cell>
          <table:table-cell office:value-type="float" office:value="1124" calcext:value-type="float">
            <text:p>1124</text:p>
          </table:table-cell>
          <table:table-cell table:formula="of:=[.D934]/[.C934]*100" office:value-type="float" office:value="19.4733194733195" calcext:value-type="float">
            <text:p>19.473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Liestal</text:p>
          </table:table-cell>
          <table:table-cell office:value-type="float" office:value="15420" calcext:value-type="float">
            <text:p>15420</text:p>
          </table:table-cell>
          <table:table-cell office:value-type="float" office:value="2894" calcext:value-type="float">
            <text:p>2894</text:p>
          </table:table-cell>
          <table:table-cell table:formula="of:=[.D935]/[.C935]*100" office:value-type="float" office:value="18.7678339818418" calcext:value-type="float">
            <text:p>18.76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Lupsingen</text:p>
          </table:table-cell>
          <table:table-cell office:value-type="float" office:value="1504" calcext:value-type="float">
            <text:p>1504</text:p>
          </table:table-cell>
          <table:table-cell office:value-type="float" office:value="325" calcext:value-type="float">
            <text:p>325</text:p>
          </table:table-cell>
          <table:table-cell table:formula="of:=[.D936]/[.C936]*100" office:value-type="float" office:value="21.6090425531915" calcext:value-type="float">
            <text:p>21.609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Pratteln</text:p>
          </table:table-cell>
          <table:table-cell office:value-type="float" office:value="16458" calcext:value-type="float">
            <text:p>16458</text:p>
          </table:table-cell>
          <table:table-cell office:value-type="float" office:value="3104" calcext:value-type="float">
            <text:p>3104</text:p>
          </table:table-cell>
          <table:table-cell table:formula="of:=[.D937]/[.C937]*100" office:value-type="float" office:value="18.8601288127354" calcext:value-type="float">
            <text:p>18.86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Ramlinsburg</text:p>
          </table:table-cell>
          <table:table-cell office:value-type="float" office:value="744" calcext:value-type="float">
            <text:p>744</text:p>
          </table:table-cell>
          <table:table-cell office:value-type="float" office:value="131" calcext:value-type="float">
            <text:p>131</text:p>
          </table:table-cell>
          <table:table-cell table:formula="of:=[.D938]/[.C938]*100" office:value-type="float" office:value="17.6075268817204" calcext:value-type="float">
            <text:p>17.608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Seltisberg</text:p>
          </table:table-cell>
          <table:table-cell office:value-type="float" office:value="1301" calcext:value-type="float">
            <text:p>1301</text:p>
          </table:table-cell>
          <table:table-cell office:value-type="float" office:value="249" calcext:value-type="float">
            <text:p>249</text:p>
          </table:table-cell>
          <table:table-cell table:formula="of:=[.D939]/[.C939]*100" office:value-type="float" office:value="19.1391237509608" calcext:value-type="float">
            <text:p>19.139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Ziefen</text:p>
          </table:table-cell>
          <table:table-cell office:value-type="float" office:value="1632" calcext:value-type="float">
            <text:p>1632</text:p>
          </table:table-cell>
          <table:table-cell office:value-type="float" office:value="388" calcext:value-type="float">
            <text:p>388</text:p>
          </table:table-cell>
          <table:table-cell table:formula="of:=[.D940]/[.C940]*100" office:value-type="float" office:value="23.7745098039216" calcext:value-type="float">
            <text:p>23.77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Anwil</text:p>
          </table:table-cell>
          <table:table-cell office:value-type="float" office:value="531" calcext:value-type="float">
            <text:p>531</text:p>
          </table:table-cell>
          <table:table-cell office:value-type="float" office:value="113" calcext:value-type="float">
            <text:p>113</text:p>
          </table:table-cell>
          <table:table-cell table:formula="of:=[.D941]/[.C941]*100" office:value-type="float" office:value="21.2806026365348" calcext:value-type="float">
            <text:p>21.281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Böckten</text:p>
          </table:table-cell>
          <table:table-cell office:value-type="float" office:value="806" calcext:value-type="float">
            <text:p>806</text:p>
          </table:table-cell>
          <table:table-cell office:value-type="float" office:value="173" calcext:value-type="float">
            <text:p>173</text:p>
          </table:table-cell>
          <table:table-cell table:formula="of:=[.D942]/[.C942]*100" office:value-type="float" office:value="21.4640198511166" calcext:value-type="float">
            <text:p>21.464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Buckten</text:p>
          </table:table-cell>
          <table:table-cell office:value-type="float" office:value="717" calcext:value-type="float">
            <text:p>717</text:p>
          </table:table-cell>
          <table:table-cell office:value-type="float" office:value="145" calcext:value-type="float">
            <text:p>145</text:p>
          </table:table-cell>
          <table:table-cell table:formula="of:=[.D943]/[.C943]*100" office:value-type="float" office:value="20.2231520223152" calcext:value-type="float">
            <text:p>20.22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Buus</text:p>
          </table:table-cell>
          <table:table-cell office:value-type="float" office:value="1116" calcext:value-type="float">
            <text:p>1116</text:p>
          </table:table-cell>
          <table:table-cell office:value-type="float" office:value="229" calcext:value-type="float">
            <text:p>229</text:p>
          </table:table-cell>
          <table:table-cell table:formula="of:=[.D944]/[.C944]*100" office:value-type="float" office:value="20.5197132616487" calcext:value-type="float">
            <text:p>20.52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Diepflingen</text:p>
          </table:table-cell>
          <table:table-cell office:value-type="float" office:value="785" calcext:value-type="float">
            <text:p>785</text:p>
          </table:table-cell>
          <table:table-cell office:value-type="float" office:value="195" calcext:value-type="float">
            <text:p>195</text:p>
          </table:table-cell>
          <table:table-cell table:formula="of:=[.D945]/[.C945]*100" office:value-type="float" office:value="24.8407643312102" calcext:value-type="float">
            <text:p>24.841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Gelterkinden</text:p>
          </table:table-cell>
          <table:table-cell office:value-type="float" office:value="6217" calcext:value-type="float">
            <text:p>6217</text:p>
          </table:table-cell>
          <table:table-cell office:value-type="float" office:value="1212" calcext:value-type="float">
            <text:p>1212</text:p>
          </table:table-cell>
          <table:table-cell table:formula="of:=[.D946]/[.C946]*100" office:value-type="float" office:value="19.494933247547" calcext:value-type="float">
            <text:p>19.495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Häfelfingen</text:p>
          </table:table-cell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  <table:table-cell table:formula="of:=[.D947]/[.C947]*100" office:value-type="float" office:value="18.5328185328185" calcext:value-type="float">
            <text:p>18.533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Hemmiken</text:p>
          </table:table-cell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table:formula="of:=[.D948]/[.C948]*100" office:value-type="float" office:value="15.9090909090909" calcext:value-type="float">
            <text:p>15.909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Itingen</text:p>
          </table:table-cell>
          <table:table-cell office:value-type="float" office:value="2323" calcext:value-type="float">
            <text:p>2323</text:p>
          </table:table-cell>
          <table:table-cell office:value-type="float" office:value="492" calcext:value-type="float">
            <text:p>492</text:p>
          </table:table-cell>
          <table:table-cell table:formula="of:=[.D949]/[.C949]*100" office:value-type="float" office:value="21.1795092552734" calcext:value-type="float">
            <text:p>21.18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Känerkinden</text:p>
          </table:table-cell>
          <table:table-cell office:value-type="float" office:value="527" calcext:value-type="float">
            <text:p>527</text:p>
          </table:table-cell>
          <table:table-cell office:value-type="float" office:value="85" calcext:value-type="float">
            <text:p>85</text:p>
          </table:table-cell>
          <table:table-cell table:formula="of:=[.D950]/[.C950]*100" office:value-type="float" office:value="16.1290322580645" calcext:value-type="float">
            <text:p>16.129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Kilchberg (BL)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formula="of:=[.D951]/[.C951]*100" office:value-type="float" office:value="21.0526315789474" calcext:value-type="float">
            <text:p>21.05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Läufelfingen</text:p>
          </table:table-cell>
          <table:table-cell office:value-type="float" office:value="1369" calcext:value-type="float">
            <text:p>1369</text:p>
          </table:table-cell>
          <table:table-cell office:value-type="float" office:value="256" calcext:value-type="float">
            <text:p>256</text:p>
          </table:table-cell>
          <table:table-cell table:formula="of:=[.D952]/[.C952]*100" office:value-type="float" office:value="18.699780861943" calcext:value-type="float">
            <text:p>18.70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Maisprach</text:p>
          </table:table-cell>
          <table:table-cell office:value-type="float" office:value="937" calcext:value-type="float">
            <text:p>937</text:p>
          </table:table-cell>
          <table:table-cell office:value-type="float" office:value="146" calcext:value-type="float">
            <text:p>146</text:p>
          </table:table-cell>
          <table:table-cell table:formula="of:=[.D953]/[.C953]*100" office:value-type="float" office:value="15.5816435432231" calcext:value-type="float">
            <text:p>15.582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Nusshof</text:p>
          </table:table-cell>
          <table:table-cell office:value-type="float" office:value="276" calcext:value-type="float">
            <text:p>276</text:p>
          </table:table-cell>
          <table:table-cell office:value-type="float" office:value="56" calcext:value-type="float">
            <text:p>56</text:p>
          </table:table-cell>
          <table:table-cell table:formula="of:=[.D954]/[.C954]*100" office:value-type="float" office:value="20.2898550724638" calcext:value-type="float">
            <text:p>20.29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Oltingen</text:p>
          </table:table-cell>
          <table:table-cell office:value-type="float" office:value="524" calcext:value-type="float">
            <text:p>524</text:p>
          </table:table-cell>
          <table:table-cell office:value-type="float" office:value="123" calcext:value-type="float">
            <text:p>123</text:p>
          </table:table-cell>
          <table:table-cell table:formula="of:=[.D955]/[.C955]*100" office:value-type="float" office:value="23.4732824427481" calcext:value-type="float">
            <text:p>23.473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Ormalingen</text:p>
          </table:table-cell>
          <table:table-cell office:value-type="float" office:value="2330" calcext:value-type="float">
            <text:p>2330</text:p>
          </table:table-cell>
          <table:table-cell office:value-type="float" office:value="470" calcext:value-type="float">
            <text:p>470</text:p>
          </table:table-cell>
          <table:table-cell table:formula="of:=[.D956]/[.C956]*100" office:value-type="float" office:value="20.1716738197425" calcext:value-type="float">
            <text:p>20.17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Rickenbach (BL)</text:p>
          </table:table-cell>
          <table:table-cell office:value-type="float" office:value="581" calcext:value-type="float">
            <text:p>581</text:p>
          </table:table-cell>
          <table:table-cell office:value-type="float" office:value="108" calcext:value-type="float">
            <text:p>108</text:p>
          </table:table-cell>
          <table:table-cell table:formula="of:=[.D957]/[.C957]*100" office:value-type="float" office:value="18.5886402753873" calcext:value-type="float">
            <text:p>18.589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Rothenfluh</text:p>
          </table:table-cell>
          <table:table-cell office:value-type="float" office:value="780" calcext:value-type="float">
            <text:p>780</text:p>
          </table:table-cell>
          <table:table-cell office:value-type="float" office:value="157" calcext:value-type="float">
            <text:p>157</text:p>
          </table:table-cell>
          <table:table-cell table:formula="of:=[.D958]/[.C958]*100" office:value-type="float" office:value="20.1282051282051" calcext:value-type="float">
            <text:p>20.128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Rümlingen</text:p>
          </table:table-cell>
          <table:table-cell office:value-type="float" office:value="439" calcext:value-type="float">
            <text:p>439</text:p>
          </table:table-cell>
          <table:table-cell office:value-type="float" office:value="109" calcext:value-type="float">
            <text:p>109</text:p>
          </table:table-cell>
          <table:table-cell table:formula="of:=[.D959]/[.C959]*100" office:value-type="float" office:value="24.8291571753986" calcext:value-type="float">
            <text:p>24.82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Rünenberg</text:p>
          </table:table-cell>
          <table:table-cell office:value-type="float" office:value="777" calcext:value-type="float">
            <text:p>777</text:p>
          </table:table-cell>
          <table:table-cell office:value-type="float" office:value="127" calcext:value-type="float">
            <text:p>127</text:p>
          </table:table-cell>
          <table:table-cell table:formula="of:=[.D960]/[.C960]*100" office:value-type="float" office:value="16.3449163449163" calcext:value-type="float">
            <text:p>16.34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Sissach</text:p>
          </table:table-cell>
          <table:table-cell office:value-type="float" office:value="6812" calcext:value-type="float">
            <text:p>6812</text:p>
          </table:table-cell>
          <table:table-cell office:value-type="float" office:value="1338" calcext:value-type="float">
            <text:p>1338</text:p>
          </table:table-cell>
          <table:table-cell table:formula="of:=[.D961]/[.C961]*100" office:value-type="float" office:value="19.6418085731063" calcext:value-type="float">
            <text:p>19.642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Tecknau</text:p>
          </table:table-cell>
          <table:table-cell office:value-type="float" office:value="818" calcext:value-type="float">
            <text:p>818</text:p>
          </table:table-cell>
          <table:table-cell office:value-type="float" office:value="158" calcext:value-type="float">
            <text:p>158</text:p>
          </table:table-cell>
          <table:table-cell table:formula="of:=[.D962]/[.C962]*100" office:value-type="float" office:value="19.3154034229829" calcext:value-type="float">
            <text:p>19.31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Tenniken</text:p>
          </table:table-cell>
          <table:table-cell office:value-type="float" office:value="907" calcext:value-type="float">
            <text:p>907</text:p>
          </table:table-cell>
          <table:table-cell office:value-type="float" office:value="173" calcext:value-type="float">
            <text:p>173</text:p>
          </table:table-cell>
          <table:table-cell table:formula="of:=[.D963]/[.C963]*100" office:value-type="float" office:value="19.0738699007718" calcext:value-type="float">
            <text:p>19.074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Thürnen</text:p>
          </table:table-cell>
          <table:table-cell office:value-type="float" office:value="1425" calcext:value-type="float">
            <text:p>1425</text:p>
          </table:table-cell>
          <table:table-cell office:value-type="float" office:value="242" calcext:value-type="float">
            <text:p>242</text:p>
          </table:table-cell>
          <table:table-cell table:formula="of:=[.D964]/[.C964]*100" office:value-type="float" office:value="16.9824561403509" calcext:value-type="float">
            <text:p>16.982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Wenslingen</text:p>
          </table:table-cell>
          <table:table-cell office:value-type="float" office:value="692" calcext:value-type="float">
            <text:p>692</text:p>
          </table:table-cell>
          <table:table-cell office:value-type="float" office:value="134" calcext:value-type="float">
            <text:p>134</text:p>
          </table:table-cell>
          <table:table-cell table:formula="of:=[.D965]/[.C965]*100" office:value-type="float" office:value="19.364161849711" calcext:value-type="float">
            <text:p>19.364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Wintersingen</text:p>
          </table:table-cell>
          <table:table-cell office:value-type="float" office:value="616" calcext:value-type="float">
            <text:p>616</text:p>
          </table:table-cell>
          <table:table-cell office:value-type="float" office:value="101" calcext:value-type="float">
            <text:p>101</text:p>
          </table:table-cell>
          <table:table-cell table:formula="of:=[.D966]/[.C966]*100" office:value-type="float" office:value="16.3961038961039" calcext:value-type="float">
            <text:p>16.396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Wittinsburg</text:p>
          </table:table-cell>
          <table:table-cell office:value-type="float" office:value="428" calcext:value-type="float">
            <text:p>428</text:p>
          </table:table-cell>
          <table:table-cell office:value-type="float" office:value="78" calcext:value-type="float">
            <text:p>78</text:p>
          </table:table-cell>
          <table:table-cell table:formula="of:=[.D967]/[.C967]*100" office:value-type="float" office:value="18.2242990654206" calcext:value-type="float">
            <text:p>18.224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Zeglingen</text:p>
          </table:table-cell>
          <table:table-cell office:value-type="float" office:value="502" calcext:value-type="float">
            <text:p>502</text:p>
          </table:table-cell>
          <table:table-cell office:value-type="float" office:value="107" calcext:value-type="float">
            <text:p>107</text:p>
          </table:table-cell>
          <table:table-cell table:formula="of:=[.D968]/[.C968]*100" office:value-type="float" office:value="21.3147410358566" calcext:value-type="float">
            <text:p>21.315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Zunzgen</text:p>
          </table:table-cell>
          <table:table-cell office:value-type="float" office:value="2719" calcext:value-type="float">
            <text:p>2719</text:p>
          </table:table-cell>
          <table:table-cell office:value-type="float" office:value="500" calcext:value-type="float">
            <text:p>500</text:p>
          </table:table-cell>
          <table:table-cell table:formula="of:=[.D969]/[.C969]*100" office:value-type="float" office:value="18.3891136447223" calcext:value-type="float">
            <text:p>18.389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Arboldswil</text:p>
          </table:table-cell>
          <table:table-cell office:value-type="float" office:value="591" calcext:value-type="float">
            <text:p>591</text:p>
          </table:table-cell>
          <table:table-cell office:value-type="float" office:value="114" calcext:value-type="float">
            <text:p>114</text:p>
          </table:table-cell>
          <table:table-cell table:formula="of:=[.D970]/[.C970]*100" office:value-type="float" office:value="19.2893401015228" calcext:value-type="float">
            <text:p>19.289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Bennwil</text:p>
          </table:table-cell>
          <table:table-cell office:value-type="float" office:value="659" calcext:value-type="float">
            <text:p>659</text:p>
          </table:table-cell>
          <table:table-cell office:value-type="float" office:value="159" calcext:value-type="float">
            <text:p>159</text:p>
          </table:table-cell>
          <table:table-cell table:formula="of:=[.D971]/[.C971]*100" office:value-type="float" office:value="24.1274658573596" calcext:value-type="float">
            <text:p>24.127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Bretzwil</text:p>
          </table:table-cell>
          <table:table-cell office:value-type="float" office:value="749" calcext:value-type="float">
            <text:p>749</text:p>
          </table:table-cell>
          <table:table-cell office:value-type="float" office:value="154" calcext:value-type="float">
            <text:p>154</text:p>
          </table:table-cell>
          <table:table-cell table:formula="of:=[.D972]/[.C972]*100" office:value-type="float" office:value="20.5607476635514" calcext:value-type="float">
            <text:p>20.561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Diegten</text:p>
          </table:table-cell>
          <table:table-cell office:value-type="float" office:value="1636" calcext:value-type="float">
            <text:p>1636</text:p>
          </table:table-cell>
          <table:table-cell office:value-type="float" office:value="340" calcext:value-type="float">
            <text:p>340</text:p>
          </table:table-cell>
          <table:table-cell table:formula="of:=[.D973]/[.C973]*100" office:value-type="float" office:value="20.7823960880196" calcext:value-type="float">
            <text:p>20.782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Eptingen</text:p>
          </table:table-cell>
          <table:table-cell office:value-type="float" office:value="563" calcext:value-type="float">
            <text:p>563</text:p>
          </table:table-cell>
          <table:table-cell office:value-type="float" office:value="110" calcext:value-type="float">
            <text:p>110</text:p>
          </table:table-cell>
          <table:table-cell table:formula="of:=[.D974]/[.C974]*100" office:value-type="float" office:value="19.538188277087" calcext:value-type="float">
            <text:p>19.538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Hölstein</text:p>
          </table:table-cell>
          <table:table-cell office:value-type="float" office:value="2609" calcext:value-type="float">
            <text:p>2609</text:p>
          </table:table-cell>
          <table:table-cell office:value-type="float" office:value="562" calcext:value-type="float">
            <text:p>562</text:p>
          </table:table-cell>
          <table:table-cell table:formula="of:=[.D975]/[.C975]*100" office:value-type="float" office:value="21.5408202376389" calcext:value-type="float">
            <text:p>21.54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Lampenberg</text:p>
          </table:table-cell>
          <table:table-cell office:value-type="float" office:value="546" calcext:value-type="float">
            <text:p>546</text:p>
          </table:table-cell>
          <table:table-cell office:value-type="float" office:value="121" calcext:value-type="float">
            <text:p>121</text:p>
          </table:table-cell>
          <table:table-cell table:formula="of:=[.D976]/[.C976]*100" office:value-type="float" office:value="22.1611721611722" calcext:value-type="float">
            <text:p>22.16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Langenbruck</text:p>
          </table:table-cell>
          <table:table-cell office:value-type="float" office:value="965" calcext:value-type="float">
            <text:p>965</text:p>
          </table:table-cell>
          <table:table-cell office:value-type="float" office:value="146" calcext:value-type="float">
            <text:p>146</text:p>
          </table:table-cell>
          <table:table-cell table:formula="of:=[.D977]/[.C977]*100" office:value-type="float" office:value="15.1295336787565" calcext:value-type="float">
            <text:p>15.13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Lauwil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[.D978]/[.C978]*100" office:value-type="float" office:value="19.2429022082019" calcext:value-type="float">
            <text:p>19.24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Liedertswil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table:formula="of:=[.D979]/[.C979]*100" office:value-type="float" office:value="20.2453987730061" calcext:value-type="float">
            <text:p>20.245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Niederdorf</text:p>
          </table:table-cell>
          <table:table-cell office:value-type="float" office:value="1791" calcext:value-type="float">
            <text:p>1791</text:p>
          </table:table-cell>
          <table:table-cell office:value-type="float" office:value="319" calcext:value-type="float">
            <text:p>319</text:p>
          </table:table-cell>
          <table:table-cell table:formula="of:=[.D980]/[.C980]*100" office:value-type="float" office:value="17.8112786152987" calcext:value-type="float">
            <text:p>17.81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Oberdorf (BL)</text:p>
          </table:table-cell>
          <table:table-cell office:value-type="float" office:value="2426" calcext:value-type="float">
            <text:p>2426</text:p>
          </table:table-cell>
          <table:table-cell office:value-type="float" office:value="502" calcext:value-type="float">
            <text:p>502</text:p>
          </table:table-cell>
          <table:table-cell table:formula="of:=[.D981]/[.C981]*100" office:value-type="float" office:value="20.6924979389942" calcext:value-type="float">
            <text:p>20.69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Reigoldswil</text:p>
          </table:table-cell>
          <table:table-cell office:value-type="float" office:value="1560" calcext:value-type="float">
            <text:p>1560</text:p>
          </table:table-cell>
          <table:table-cell office:value-type="float" office:value="318" calcext:value-type="float">
            <text:p>318</text:p>
          </table:table-cell>
          <table:table-cell table:formula="of:=[.D982]/[.C982]*100" office:value-type="float" office:value="20.3846153846154" calcext:value-type="float">
            <text:p>20.38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Titterten</text:p>
          </table:table-cell>
          <table:table-cell office:value-type="float" office:value="413" calcext:value-type="float">
            <text:p>413</text:p>
          </table:table-cell>
          <table:table-cell office:value-type="float" office:value="62" calcext:value-type="float">
            <text:p>62</text:p>
          </table:table-cell>
          <table:table-cell table:formula="of:=[.D983]/[.C983]*100" office:value-type="float" office:value="15.0121065375303" calcext:value-type="float">
            <text:p>15.012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Waldenburg</text:p>
          </table:table-cell>
          <table:table-cell office:value-type="float" office:value="1099" calcext:value-type="float">
            <text:p>1099</text:p>
          </table:table-cell>
          <table:table-cell office:value-type="float" office:value="176" calcext:value-type="float">
            <text:p>176</text:p>
          </table:table-cell>
          <table:table-cell table:formula="of:=[.D984]/[.C984]*100" office:value-type="float" office:value="16.0145586897179" calcext:value-type="float">
            <text:p>16.01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Gächlingen</text:p>
          </table:table-cell>
          <table:table-cell office:value-type="float" office:value="929" calcext:value-type="float">
            <text:p>929</text:p>
          </table:table-cell>
          <table:table-cell office:value-type="float" office:value="209" calcext:value-type="float">
            <text:p>209</text:p>
          </table:table-cell>
          <table:table-cell table:formula="of:=[.D985]/[.C985]*100" office:value-type="float" office:value="22.497308934338" calcext:value-type="float">
            <text:p>22.497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Löhningen</text:p>
          </table:table-cell>
          <table:table-cell office:value-type="float" office:value="1615" calcext:value-type="float">
            <text:p>1615</text:p>
          </table:table-cell>
          <table:table-cell office:value-type="float" office:value="389" calcext:value-type="float">
            <text:p>389</text:p>
          </table:table-cell>
          <table:table-cell table:formula="of:=[.D986]/[.C986]*100" office:value-type="float" office:value="24.0866873065015" calcext:value-type="float">
            <text:p>24.087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Neunkirch</text:p>
          </table:table-cell>
          <table:table-cell office:value-type="float" office:value="2506" calcext:value-type="float">
            <text:p>2506</text:p>
          </table:table-cell>
          <table:table-cell office:value-type="float" office:value="503" calcext:value-type="float">
            <text:p>503</text:p>
          </table:table-cell>
          <table:table-cell table:formula="of:=[.D987]/[.C987]*100" office:value-type="float" office:value="20.0718276137271" calcext:value-type="float">
            <text:p>20.072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Büttenhardt</text:p>
          </table:table-cell>
          <table:table-cell office:value-type="float" office:value="420" calcext:value-type="float">
            <text:p>420</text:p>
          </table:table-cell>
          <table:table-cell office:value-type="float" office:value="92" calcext:value-type="float">
            <text:p>92</text:p>
          </table:table-cell>
          <table:table-cell table:formula="of:=[.D988]/[.C988]*100" office:value-type="float" office:value="21.9047619047619" calcext:value-type="float">
            <text:p>21.90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Dörflingen</text:p>
          </table:table-cell>
          <table:table-cell office:value-type="float" office:value="1052" calcext:value-type="float">
            <text:p>1052</text:p>
          </table:table-cell>
          <table:table-cell office:value-type="float" office:value="216" calcext:value-type="float">
            <text:p>216</text:p>
          </table:table-cell>
          <table:table-cell table:formula="of:=[.D989]/[.C989]*100" office:value-type="float" office:value="20.532319391635" calcext:value-type="float">
            <text:p>20.532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Lohn (SH)</text:p>
          </table:table-cell>
          <table:table-cell office:value-type="float" office:value="759" calcext:value-type="float">
            <text:p>759</text:p>
          </table:table-cell>
          <table:table-cell office:value-type="float" office:value="186" calcext:value-type="float">
            <text:p>186</text:p>
          </table:table-cell>
          <table:table-cell table:formula="of:=[.D990]/[.C990]*100" office:value-type="float" office:value="24.5059288537549" calcext:value-type="float">
            <text:p>24.506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Stetten (SH)</text:p>
          </table:table-cell>
          <table:table-cell office:value-type="float" office:value="1467" calcext:value-type="float">
            <text:p>1467</text:p>
          </table:table-cell>
          <table:table-cell office:value-type="float" office:value="357" calcext:value-type="float">
            <text:p>357</text:p>
          </table:table-cell>
          <table:table-cell table:formula="of:=[.D991]/[.C991]*100" office:value-type="float" office:value="24.3353783231084" calcext:value-type="float">
            <text:p>24.33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hayngen</text:p>
          </table:table-cell>
          <table:table-cell office:value-type="float" office:value="5690" calcext:value-type="float">
            <text:p>5690</text:p>
          </table:table-cell>
          <table:table-cell office:value-type="float" office:value="1185" calcext:value-type="float">
            <text:p>1185</text:p>
          </table:table-cell>
          <table:table-cell table:formula="of:=[.D992]/[.C992]*100" office:value-type="float" office:value="20.8260105448155" calcext:value-type="float">
            <text:p>20.826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Bargen (SH)</text:p>
          </table:table-cell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table:formula="of:=[.D993]/[.C993]*100" office:value-type="float" office:value="14.9068322981366" calcext:value-type="float">
            <text:p>14.907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Beringen</text:p>
          </table:table-cell>
          <table:table-cell office:value-type="float" office:value="5153" calcext:value-type="float">
            <text:p>5153</text:p>
          </table:table-cell>
          <table:table-cell office:value-type="float" office:value="1047" calcext:value-type="float">
            <text:p>1047</text:p>
          </table:table-cell>
          <table:table-cell table:formula="of:=[.D994]/[.C994]*100" office:value-type="float" office:value="20.3182612070638" calcext:value-type="float">
            <text:p>20.318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Buchberg</text:p>
          </table:table-cell>
          <table:table-cell office:value-type="float" office:value="880" calcext:value-type="float">
            <text:p>880</text:p>
          </table:table-cell>
          <table:table-cell office:value-type="float" office:value="166" calcext:value-type="float">
            <text:p>166</text:p>
          </table:table-cell>
          <table:table-cell table:formula="of:=[.D995]/[.C995]*100" office:value-type="float" office:value="18.8636363636364" calcext:value-type="float">
            <text:p>18.864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Merishausen</text:p>
          </table:table-cell>
          <table:table-cell office:value-type="float" office:value="873" calcext:value-type="float">
            <text:p>873</text:p>
          </table:table-cell>
          <table:table-cell office:value-type="float" office:value="203" calcext:value-type="float">
            <text:p>203</text:p>
          </table:table-cell>
          <table:table-cell table:formula="of:=[.D996]/[.C996]*100" office:value-type="float" office:value="23.2531500572738" calcext:value-type="float">
            <text:p>23.25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Neuhausen am Rheinfall</text:p>
          </table:table-cell>
          <table:table-cell office:value-type="float" office:value="10893" calcext:value-type="float">
            <text:p>10893</text:p>
          </table:table-cell>
          <table:table-cell office:value-type="float" office:value="1991" calcext:value-type="float">
            <text:p>1991</text:p>
          </table:table-cell>
          <table:table-cell table:formula="of:=[.D997]/[.C997]*100" office:value-type="float" office:value="18.2777930781236" calcext:value-type="float">
            <text:p>18.278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Rüdlingen</text:p>
          </table:table-cell>
          <table:table-cell office:value-type="float" office:value="809" calcext:value-type="float">
            <text:p>809</text:p>
          </table:table-cell>
          <table:table-cell office:value-type="float" office:value="160" calcext:value-type="float">
            <text:p>160</text:p>
          </table:table-cell>
          <table:table-cell table:formula="of:=[.D998]/[.C998]*100" office:value-type="float" office:value="19.7775030902349" calcext:value-type="float">
            <text:p>19.778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Schaffhausen</text:p>
          </table:table-cell>
          <table:table-cell office:value-type="float" office:value="37713" calcext:value-type="float">
            <text:p>37713</text:p>
          </table:table-cell>
          <table:table-cell office:value-type="float" office:value="6672" calcext:value-type="float">
            <text:p>6672</text:p>
          </table:table-cell>
          <table:table-cell table:formula="of:=[.D999]/[.C999]*100" office:value-type="float" office:value="17.6915122106435" calcext:value-type="float">
            <text:p>17.692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Beggingen</text:p>
          </table:table-cell>
          <table:table-cell office:value-type="float" office:value="467" calcext:value-type="float">
            <text:p>467</text:p>
          </table:table-cell>
          <table:table-cell office:value-type="float" office:value="84" calcext:value-type="float">
            <text:p>84</text:p>
          </table:table-cell>
          <table:table-cell table:formula="of:=[.D1000]/[.C1000]*100" office:value-type="float" office:value="17.9871520342612" calcext:value-type="float">
            <text:p>17.987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Schleitheim</text:p>
          </table:table-cell>
          <table:table-cell office:value-type="float" office:value="1738" calcext:value-type="float">
            <text:p>1738</text:p>
          </table:table-cell>
          <table:table-cell office:value-type="float" office:value="332" calcext:value-type="float">
            <text:p>332</text:p>
          </table:table-cell>
          <table:table-cell table:formula="of:=[.D1001]/[.C1001]*100" office:value-type="float" office:value="19.102416570771" calcext:value-type="float">
            <text:p>19.10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Siblingen</text:p>
          </table:table-cell>
          <table:table-cell office:value-type="float" office:value="888" calcext:value-type="float">
            <text:p>888</text:p>
          </table:table-cell>
          <table:table-cell office:value-type="float" office:value="183" calcext:value-type="float">
            <text:p>183</text:p>
          </table:table-cell>
          <table:table-cell table:formula="of:=[.D1002]/[.C1002]*100" office:value-type="float" office:value="20.6081081081081" calcext:value-type="float">
            <text:p>20.608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Buch (SH)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table:formula="of:=[.D1003]/[.C1003]*100" office:value-type="float" office:value="13.5483870967742" calcext:value-type="float">
            <text:p>13.54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Hemishofen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table:formula="of:=[.D1004]/[.C1004]*100" office:value-type="float" office:value="16.1087866108787" calcext:value-type="float">
            <text:p>16.109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Ramsen</text:p>
          </table:table-cell>
          <table:table-cell office:value-type="float" office:value="1540" calcext:value-type="float">
            <text:p>1540</text:p>
          </table:table-cell>
          <table:table-cell office:value-type="float" office:value="285" calcext:value-type="float">
            <text:p>285</text:p>
          </table:table-cell>
          <table:table-cell table:formula="of:=[.D1005]/[.C1005]*100" office:value-type="float" office:value="18.5064935064935" calcext:value-type="float">
            <text:p>18.506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Stein am Rhein</text:p>
          </table:table-cell>
          <table:table-cell office:value-type="float" office:value="3571" calcext:value-type="float">
            <text:p>3571</text:p>
          </table:table-cell>
          <table:table-cell office:value-type="float" office:value="587" calcext:value-type="float">
            <text:p>587</text:p>
          </table:table-cell>
          <table:table-cell table:formula="of:=[.D1006]/[.C1006]*100" office:value-type="float" office:value="16.4379725567068" calcext:value-type="float">
            <text:p>16.438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Hallau</text:p>
          </table:table-cell>
          <table:table-cell office:value-type="float" office:value="2335" calcext:value-type="float">
            <text:p>2335</text:p>
          </table:table-cell>
          <table:table-cell office:value-type="float" office:value="500" calcext:value-type="float">
            <text:p>500</text:p>
          </table:table-cell>
          <table:table-cell table:formula="of:=[.D1007]/[.C1007]*100" office:value-type="float" office:value="21.4132762312634" calcext:value-type="float">
            <text:p>21.41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Oberhallau</text:p>
          </table:table-cell>
          <table:table-cell office:value-type="float" office:value="429" calcext:value-type="float">
            <text:p>429</text:p>
          </table:table-cell>
          <table:table-cell office:value-type="float" office:value="84" calcext:value-type="float">
            <text:p>84</text:p>
          </table:table-cell>
          <table:table-cell table:formula="of:=[.D1008]/[.C1008]*100" office:value-type="float" office:value="19.5804195804196" calcext:value-type="float">
            <text:p>19.58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Trasadingen</text:p>
          </table:table-cell>
          <table:table-cell office:value-type="float" office:value="639" calcext:value-type="float">
            <text:p>639</text:p>
          </table:table-cell>
          <table:table-cell office:value-type="float" office:value="125" calcext:value-type="float">
            <text:p>125</text:p>
          </table:table-cell>
          <table:table-cell table:formula="of:=[.D1009]/[.C1009]*100" office:value-type="float" office:value="19.5618153364632" calcext:value-type="float">
            <text:p>19.56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Wilchingen</text:p>
          </table:table-cell>
          <table:table-cell office:value-type="float" office:value="1738" calcext:value-type="float">
            <text:p>1738</text:p>
          </table:table-cell>
          <table:table-cell office:value-type="float" office:value="340" calcext:value-type="float">
            <text:p>340</text:p>
          </table:table-cell>
          <table:table-cell table:formula="of:=[.D1010]/[.C1010]*100" office:value-type="float" office:value="19.5627157652474" calcext:value-type="float">
            <text:p>19.563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erisau</text:p>
          </table:table-cell>
          <table:table-cell office:value-type="float" office:value="15744" calcext:value-type="float">
            <text:p>15744</text:p>
          </table:table-cell>
          <table:table-cell office:value-type="float" office:value="3021" calcext:value-type="float">
            <text:p>3021</text:p>
          </table:table-cell>
          <table:table-cell table:formula="of:=[.D1011]/[.C1011]*100" office:value-type="float" office:value="19.188262195122" calcext:value-type="float">
            <text:p>19.188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undwil</text:p>
          </table:table-cell>
          <table:table-cell office:value-type="float" office:value="931" calcext:value-type="float">
            <text:p>931</text:p>
          </table:table-cell>
          <table:table-cell office:value-type="float" office:value="260" calcext:value-type="float">
            <text:p>260</text:p>
          </table:table-cell>
          <table:table-cell table:formula="of:=[.D1012]/[.C1012]*100" office:value-type="float" office:value="27.9269602577873" calcext:value-type="float">
            <text:p>27.92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chönengrund</text:p>
          </table:table-cell>
          <table:table-cell office:value-type="float" office:value="545" calcext:value-type="float">
            <text:p>545</text:p>
          </table:table-cell>
          <table:table-cell office:value-type="float" office:value="130" calcext:value-type="float">
            <text:p>130</text:p>
          </table:table-cell>
          <table:table-cell table:formula="of:=[.D1013]/[.C1013]*100" office:value-type="float" office:value="23.8532110091743" calcext:value-type="float">
            <text:p>23.85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chwellbrunn</text:p>
          </table:table-cell>
          <table:table-cell office:value-type="float" office:value="1561" calcext:value-type="float">
            <text:p>1561</text:p>
          </table:table-cell>
          <table:table-cell office:value-type="float" office:value="413" calcext:value-type="float">
            <text:p>413</text:p>
          </table:table-cell>
          <table:table-cell table:formula="of:=[.D1014]/[.C1014]*100" office:value-type="float" office:value="26.457399103139" calcext:value-type="float">
            <text:p>26.457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tein (AR)</text:p>
          </table:table-cell>
          <table:table-cell office:value-type="float" office:value="1437" calcext:value-type="float">
            <text:p>1437</text:p>
          </table:table-cell>
          <table:table-cell office:value-type="float" office:value="315" calcext:value-type="float">
            <text:p>315</text:p>
          </table:table-cell>
          <table:table-cell table:formula="of:=[.D1015]/[.C1015]*100" office:value-type="float" office:value="21.9206680584551" calcext:value-type="float">
            <text:p>21.921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Urnäsch</text:p>
          </table:table-cell>
          <table:table-cell office:value-type="float" office:value="2300" calcext:value-type="float">
            <text:p>2300</text:p>
          </table:table-cell>
          <table:table-cell office:value-type="float" office:value="517" calcext:value-type="float">
            <text:p>517</text:p>
          </table:table-cell>
          <table:table-cell table:formula="of:=[.D1016]/[.C1016]*100" office:value-type="float" office:value="22.4782608695652" calcext:value-type="float">
            <text:p>22.47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Waldstatt</text:p>
          </table:table-cell>
          <table:table-cell office:value-type="float" office:value="1849" calcext:value-type="float">
            <text:p>1849</text:p>
          </table:table-cell>
          <table:table-cell office:value-type="float" office:value="408" calcext:value-type="float">
            <text:p>408</text:p>
          </table:table-cell>
          <table:table-cell table:formula="of:=[.D1017]/[.C1017]*100" office:value-type="float" office:value="22.065981611682" calcext:value-type="float">
            <text:p>22.06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Bühler</text:p>
          </table:table-cell>
          <table:table-cell office:value-type="float" office:value="1841" calcext:value-type="float">
            <text:p>1841</text:p>
          </table:table-cell>
          <table:table-cell office:value-type="float" office:value="419" calcext:value-type="float">
            <text:p>419</text:p>
          </table:table-cell>
          <table:table-cell table:formula="of:=[.D1018]/[.C1018]*100" office:value-type="float" office:value="22.7593699076589" calcext:value-type="float">
            <text:p>22.759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Gais</text:p>
          </table:table-cell>
          <table:table-cell office:value-type="float" office:value="3116" calcext:value-type="float">
            <text:p>3116</text:p>
          </table:table-cell>
          <table:table-cell office:value-type="float" office:value="646" calcext:value-type="float">
            <text:p>646</text:p>
          </table:table-cell>
          <table:table-cell table:formula="of:=[.D1019]/[.C1019]*100" office:value-type="float" office:value="20.7317073170732" calcext:value-type="float">
            <text:p>20.73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peicher</text:p>
          </table:table-cell>
          <table:table-cell office:value-type="float" office:value="4430" calcext:value-type="float">
            <text:p>4430</text:p>
          </table:table-cell>
          <table:table-cell office:value-type="float" office:value="1002" calcext:value-type="float">
            <text:p>1002</text:p>
          </table:table-cell>
          <table:table-cell table:formula="of:=[.D1020]/[.C1020]*100" office:value-type="float" office:value="22.6185101580135" calcext:value-type="float">
            <text:p>22.619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Teufen (AR)</text:p>
          </table:table-cell>
          <table:table-cell office:value-type="float" office:value="6438" calcext:value-type="float">
            <text:p>6438</text:p>
          </table:table-cell>
          <table:table-cell office:value-type="float" office:value="1206" calcext:value-type="float">
            <text:p>1206</text:p>
          </table:table-cell>
          <table:table-cell table:formula="of:=[.D1021]/[.C1021]*100" office:value-type="float" office:value="18.7325256290774" calcext:value-type="float">
            <text:p>18.73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Trogen</text:p>
          </table:table-cell>
          <table:table-cell office:value-type="float" office:value="1845" calcext:value-type="float">
            <text:p>1845</text:p>
          </table:table-cell>
          <table:table-cell office:value-type="float" office:value="432" calcext:value-type="float">
            <text:p>432</text:p>
          </table:table-cell>
          <table:table-cell table:formula="of:=[.D1022]/[.C1022]*100" office:value-type="float" office:value="23.4146341463415" calcext:value-type="float">
            <text:p>23.415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Grub (AR)</text:p>
          </table:table-cell>
          <table:table-cell office:value-type="float" office:value="984" calcext:value-type="float">
            <text:p>984</text:p>
          </table:table-cell>
          <table:table-cell office:value-type="float" office:value="202" calcext:value-type="float">
            <text:p>202</text:p>
          </table:table-cell>
          <table:table-cell table:formula="of:=[.D1023]/[.C1023]*100" office:value-type="float" office:value="20.5284552845528" calcext:value-type="float">
            <text:p>20.52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eiden</text:p>
          </table:table-cell>
          <table:table-cell office:value-type="float" office:value="4225" calcext:value-type="float">
            <text:p>4225</text:p>
          </table:table-cell>
          <table:table-cell office:value-type="float" office:value="807" calcext:value-type="float">
            <text:p>807</text:p>
          </table:table-cell>
          <table:table-cell table:formula="of:=[.D1024]/[.C1024]*100" office:value-type="float" office:value="19.1005917159763" calcext:value-type="float">
            <text:p>19.101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Lutzenberg</text:p>
          </table:table-cell>
          <table:table-cell office:value-type="float" office:value="1312" calcext:value-type="float">
            <text:p>1312</text:p>
          </table:table-cell>
          <table:table-cell office:value-type="float" office:value="258" calcext:value-type="float">
            <text:p>258</text:p>
          </table:table-cell>
          <table:table-cell table:formula="of:=[.D1025]/[.C1025]*100" office:value-type="float" office:value="19.6646341463415" calcext:value-type="float">
            <text:p>19.66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ehetobel</text:p>
          </table:table-cell>
          <table:table-cell office:value-type="float" office:value="1726" calcext:value-type="float">
            <text:p>1726</text:p>
          </table:table-cell>
          <table:table-cell office:value-type="float" office:value="333" calcext:value-type="float">
            <text:p>333</text:p>
          </table:table-cell>
          <table:table-cell table:formula="of:=[.D1026]/[.C1026]*100" office:value-type="float" office:value="19.2931633835458" calcext:value-type="float">
            <text:p>19.29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eute (AR)</text:p>
          </table:table-cell>
          <table:table-cell office:value-type="float" office:value="697" calcext:value-type="float">
            <text:p>697</text:p>
          </table:table-cell>
          <table:table-cell office:value-type="float" office:value="99" calcext:value-type="float">
            <text:p>99</text:p>
          </table:table-cell>
          <table:table-cell table:formula="of:=[.D1027]/[.C1027]*100" office:value-type="float" office:value="14.2037302725968" calcext:value-type="float">
            <text:p>14.204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Wald (AR)</text:p>
          </table:table-cell>
          <table:table-cell office:value-type="float" office:value="914" calcext:value-type="float">
            <text:p>914</text:p>
          </table:table-cell>
          <table:table-cell office:value-type="float" office:value="197" calcext:value-type="float">
            <text:p>197</text:p>
          </table:table-cell>
          <table:table-cell table:formula="of:=[.D1028]/[.C1028]*100" office:value-type="float" office:value="21.5536105032823" calcext:value-type="float">
            <text:p>21.554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Walzenhausen</text:p>
          </table:table-cell>
          <table:table-cell office:value-type="float" office:value="1984" calcext:value-type="float">
            <text:p>1984</text:p>
          </table:table-cell>
          <table:table-cell office:value-type="float" office:value="330" calcext:value-type="float">
            <text:p>330</text:p>
          </table:table-cell>
          <table:table-cell table:formula="of:=[.D1029]/[.C1029]*100" office:value-type="float" office:value="16.633064516129" calcext:value-type="float">
            <text:p>16.63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Wolfhalden</text:p>
          </table:table-cell>
          <table:table-cell office:value-type="float" office:value="1880" calcext:value-type="float">
            <text:p>1880</text:p>
          </table:table-cell>
          <table:table-cell office:value-type="float" office:value="370" calcext:value-type="float">
            <text:p>370</text:p>
          </table:table-cell>
          <table:table-cell table:formula="of:=[.D1030]/[.C1030]*100" office:value-type="float" office:value="19.6808510638298" calcext:value-type="float">
            <text:p>19.68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Appenzell</text:p>
          </table:table-cell>
          <table:table-cell office:value-type="float" office:value="5864" calcext:value-type="float">
            <text:p>5864</text:p>
          </table:table-cell>
          <table:table-cell office:value-type="float" office:value="1068" calcext:value-type="float">
            <text:p>1068</text:p>
          </table:table-cell>
          <table:table-cell table:formula="of:=[.D1031]/[.C1031]*100" office:value-type="float" office:value="18.2128240109141" calcext:value-type="float">
            <text:p>18.213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Gonten</text:p>
          </table:table-cell>
          <table:table-cell office:value-type="float" office:value="1466" calcext:value-type="float">
            <text:p>1466</text:p>
          </table:table-cell>
          <table:table-cell office:value-type="float" office:value="351" calcext:value-type="float">
            <text:p>351</text:p>
          </table:table-cell>
          <table:table-cell table:formula="of:=[.D1032]/[.C1032]*100" office:value-type="float" office:value="23.9427012278308" calcext:value-type="float">
            <text:p>23.943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chlatt-Haslen</text:p>
          </table:table-cell>
          <table:table-cell office:value-type="float" office:value="1108" calcext:value-type="float">
            <text:p>1108</text:p>
          </table:table-cell>
          <table:table-cell office:value-type="float" office:value="263" calcext:value-type="float">
            <text:p>263</text:p>
          </table:table-cell>
          <table:table-cell table:formula="of:=[.D1033]/[.C1033]*100" office:value-type="float" office:value="23.7364620938628" calcext:value-type="float">
            <text:p>23.73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Oberegg</text:p>
          </table:table-cell>
          <table:table-cell office:value-type="float" office:value="1928" calcext:value-type="float">
            <text:p>1928</text:p>
          </table:table-cell>
          <table:table-cell office:value-type="float" office:value="354" calcext:value-type="float">
            <text:p>354</text:p>
          </table:table-cell>
          <table:table-cell table:formula="of:=[.D1034]/[.C1034]*100" office:value-type="float" office:value="18.3609958506224" calcext:value-type="float">
            <text:p>18.361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chwende-Rüte</text:p>
          </table:table-cell>
          <table:table-cell office:value-type="float" office:value="6050" calcext:value-type="float">
            <text:p>6050</text:p>
          </table:table-cell>
          <table:table-cell office:value-type="float" office:value="1356" calcext:value-type="float">
            <text:p>1356</text:p>
          </table:table-cell>
          <table:table-cell table:formula="of:=[.D1035]/[.C1035]*100" office:value-type="float" office:value="22.4132231404959" calcext:value-type="float">
            <text:p>22.413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Häggenschwil</text:p>
          </table:table-cell>
          <table:table-cell office:value-type="float" office:value="1393" calcext:value-type="float">
            <text:p>1393</text:p>
          </table:table-cell>
          <table:table-cell office:value-type="float" office:value="358" calcext:value-type="float">
            <text:p>358</text:p>
          </table:table-cell>
          <table:table-cell table:formula="of:=[.D1036]/[.C1036]*100" office:value-type="float" office:value="25.699928212491" calcext:value-type="float">
            <text:p>25.70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Muolen</text:p>
          </table:table-cell>
          <table:table-cell office:value-type="float" office:value="1253" calcext:value-type="float">
            <text:p>1253</text:p>
          </table:table-cell>
          <table:table-cell office:value-type="float" office:value="299" calcext:value-type="float">
            <text:p>299</text:p>
          </table:table-cell>
          <table:table-cell table:formula="of:=[.D1037]/[.C1037]*100" office:value-type="float" office:value="23.8627294493216" calcext:value-type="float">
            <text:p>23.863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St. Gallen</text:p>
          </table:table-cell>
          <table:table-cell office:value-type="float" office:value="76931" calcext:value-type="float">
            <text:p>76931</text:p>
          </table:table-cell>
          <table:table-cell office:value-type="float" office:value="13961" calcext:value-type="float">
            <text:p>13961</text:p>
          </table:table-cell>
          <table:table-cell table:formula="of:=[.D1038]/[.C1038]*100" office:value-type="float" office:value="18.1474308146261" calcext:value-type="float">
            <text:p>18.147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Wittenbach</text:p>
          </table:table-cell>
          <table:table-cell office:value-type="float" office:value="9914" calcext:value-type="float">
            <text:p>9914</text:p>
          </table:table-cell>
          <table:table-cell office:value-type="float" office:value="2061" calcext:value-type="float">
            <text:p>2061</text:p>
          </table:table-cell>
          <table:table-cell table:formula="of:=[.D1039]/[.C1039]*100" office:value-type="float" office:value="20.7887835384305" calcext:value-type="float">
            <text:p>20.789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Berg (SG)</text:p>
          </table:table-cell>
          <table:table-cell office:value-type="float" office:value="988" calcext:value-type="float">
            <text:p>988</text:p>
          </table:table-cell>
          <table:table-cell office:value-type="float" office:value="234" calcext:value-type="float">
            <text:p>234</text:p>
          </table:table-cell>
          <table:table-cell table:formula="of:=[.D1040]/[.C1040]*100" office:value-type="float" office:value="23.6842105263158" calcext:value-type="float">
            <text:p>23.684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Eggersriet</text:p>
          </table:table-cell>
          <table:table-cell office:value-type="float" office:value="2364" calcext:value-type="float">
            <text:p>2364</text:p>
          </table:table-cell>
          <table:table-cell office:value-type="float" office:value="564" calcext:value-type="float">
            <text:p>564</text:p>
          </table:table-cell>
          <table:table-cell table:formula="of:=[.D1041]/[.C1041]*100" office:value-type="float" office:value="23.8578680203046" calcext:value-type="float">
            <text:p>23.858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Goldach</text:p>
          </table:table-cell>
          <table:table-cell office:value-type="float" office:value="9562" calcext:value-type="float">
            <text:p>9562</text:p>
          </table:table-cell>
          <table:table-cell office:value-type="float" office:value="1801" calcext:value-type="float">
            <text:p>1801</text:p>
          </table:table-cell>
          <table:table-cell table:formula="of:=[.D1042]/[.C1042]*100" office:value-type="float" office:value="18.8349717632295" calcext:value-type="float">
            <text:p>18.83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Mörschwil</text:p>
          </table:table-cell>
          <table:table-cell office:value-type="float" office:value="3619" calcext:value-type="float">
            <text:p>3619</text:p>
          </table:table-cell>
          <table:table-cell office:value-type="float" office:value="762" calcext:value-type="float">
            <text:p>762</text:p>
          </table:table-cell>
          <table:table-cell table:formula="of:=[.D1043]/[.C1043]*100" office:value-type="float" office:value="21.0555402044764" calcext:value-type="float">
            <text:p>21.056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Rorschach</text:p>
          </table:table-cell>
          <table:table-cell office:value-type="float" office:value="9777" calcext:value-type="float">
            <text:p>9777</text:p>
          </table:table-cell>
          <table:table-cell office:value-type="float" office:value="1768" calcext:value-type="float">
            <text:p>1768</text:p>
          </table:table-cell>
          <table:table-cell table:formula="of:=[.D1044]/[.C1044]*100" office:value-type="float" office:value="18.0832566226859" calcext:value-type="float">
            <text:p>18.083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orschacherberg</text:p>
          </table:table-cell>
          <table:table-cell office:value-type="float" office:value="7620" calcext:value-type="float">
            <text:p>7620</text:p>
          </table:table-cell>
          <table:table-cell office:value-type="float" office:value="1368" calcext:value-type="float">
            <text:p>1368</text:p>
          </table:table-cell>
          <table:table-cell table:formula="of:=[.D1045]/[.C1045]*100" office:value-type="float" office:value="17.9527559055118" calcext:value-type="float">
            <text:p>17.953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teinach</text:p>
          </table:table-cell>
          <table:table-cell office:value-type="float" office:value="3583" calcext:value-type="float">
            <text:p>3583</text:p>
          </table:table-cell>
          <table:table-cell office:value-type="float" office:value="684" calcext:value-type="float">
            <text:p>684</text:p>
          </table:table-cell>
          <table:table-cell table:formula="of:=[.D1046]/[.C1046]*100" office:value-type="float" office:value="19.0901479207368" calcext:value-type="float">
            <text:p>19.09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Tübach</text:p>
          </table:table-cell>
          <table:table-cell office:value-type="float" office:value="1587" calcext:value-type="float">
            <text:p>1587</text:p>
          </table:table-cell>
          <table:table-cell office:value-type="float" office:value="370" calcext:value-type="float">
            <text:p>370</text:p>
          </table:table-cell>
          <table:table-cell table:formula="of:=[.D1047]/[.C1047]*100" office:value-type="float" office:value="23.3144297416509" calcext:value-type="float">
            <text:p>23.31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Untereggen</text:p>
          </table:table-cell>
          <table:table-cell office:value-type="float" office:value="1026" calcext:value-type="float">
            <text:p>1026</text:p>
          </table:table-cell>
          <table:table-cell office:value-type="float" office:value="228" calcext:value-type="float">
            <text:p>228</text:p>
          </table:table-cell>
          <table:table-cell table:formula="of:=[.D1048]/[.C1048]*100" office:value-type="float" office:value="22.2222222222222" calcext:value-type="float">
            <text:p>22.222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Au (SG)</text:p>
          </table:table-cell>
          <table:table-cell office:value-type="float" office:value="8252" calcext:value-type="float">
            <text:p>8252</text:p>
          </table:table-cell>
          <table:table-cell office:value-type="float" office:value="1605" calcext:value-type="float">
            <text:p>1605</text:p>
          </table:table-cell>
          <table:table-cell table:formula="of:=[.D1049]/[.C1049]*100" office:value-type="float" office:value="19.449830344159" calcext:value-type="float">
            <text:p>19.45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Balgach</text:p>
          </table:table-cell>
          <table:table-cell office:value-type="float" office:value="5067" calcext:value-type="float">
            <text:p>5067</text:p>
          </table:table-cell>
          <table:table-cell office:value-type="float" office:value="1013" calcext:value-type="float">
            <text:p>1013</text:p>
          </table:table-cell>
          <table:table-cell table:formula="of:=[.D1050]/[.C1050]*100" office:value-type="float" office:value="19.9921057825143" calcext:value-type="float">
            <text:p>19.99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Berneck</text:p>
          </table:table-cell>
          <table:table-cell office:value-type="float" office:value="3963" calcext:value-type="float">
            <text:p>3963</text:p>
          </table:table-cell>
          <table:table-cell office:value-type="float" office:value="804" calcext:value-type="float">
            <text:p>804</text:p>
          </table:table-cell>
          <table:table-cell table:formula="of:=[.D1051]/[.C1051]*100" office:value-type="float" office:value="20.2876608629826" calcext:value-type="float">
            <text:p>20.288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Diepoldsau</text:p>
          </table:table-cell>
          <table:table-cell office:value-type="float" office:value="6889" calcext:value-type="float">
            <text:p>6889</text:p>
          </table:table-cell>
          <table:table-cell office:value-type="float" office:value="1455" calcext:value-type="float">
            <text:p>1455</text:p>
          </table:table-cell>
          <table:table-cell table:formula="of:=[.D1052]/[.C1052]*100" office:value-type="float" office:value="21.1206270866599" calcext:value-type="float">
            <text:p>21.121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Rheineck</text:p>
          </table:table-cell>
          <table:table-cell office:value-type="float" office:value="3481" calcext:value-type="float">
            <text:p>3481</text:p>
          </table:table-cell>
          <table:table-cell office:value-type="float" office:value="609" calcext:value-type="float">
            <text:p>609</text:p>
          </table:table-cell>
          <table:table-cell table:formula="of:=[.D1053]/[.C1053]*100" office:value-type="float" office:value="17.4949727089917" calcext:value-type="float">
            <text:p>17.49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St. Margrethen</text:p>
          </table:table-cell>
          <table:table-cell office:value-type="float" office:value="6249" calcext:value-type="float">
            <text:p>6249</text:p>
          </table:table-cell>
          <table:table-cell office:value-type="float" office:value="1263" calcext:value-type="float">
            <text:p>1263</text:p>
          </table:table-cell>
          <table:table-cell table:formula="of:=[.D1054]/[.C1054]*100" office:value-type="float" office:value="20.2112337974076" calcext:value-type="float">
            <text:p>20.211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Thal</text:p>
          </table:table-cell>
          <table:table-cell office:value-type="float" office:value="6914" calcext:value-type="float">
            <text:p>6914</text:p>
          </table:table-cell>
          <table:table-cell office:value-type="float" office:value="1309" calcext:value-type="float">
            <text:p>1309</text:p>
          </table:table-cell>
          <table:table-cell table:formula="of:=[.D1055]/[.C1055]*100" office:value-type="float" office:value="18.9326005206827" calcext:value-type="float">
            <text:p>18.933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Widnau</text:p>
          </table:table-cell>
          <table:table-cell office:value-type="float" office:value="10178" calcext:value-type="float">
            <text:p>10178</text:p>
          </table:table-cell>
          <table:table-cell office:value-type="float" office:value="2117" calcext:value-type="float">
            <text:p>2117</text:p>
          </table:table-cell>
          <table:table-cell table:formula="of:=[.D1056]/[.C1056]*100" office:value-type="float" office:value="20.7997641972883" calcext:value-type="float">
            <text:p>20.80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Altstätten</text:p>
          </table:table-cell>
          <table:table-cell office:value-type="float" office:value="12278" calcext:value-type="float">
            <text:p>12278</text:p>
          </table:table-cell>
          <table:table-cell office:value-type="float" office:value="2475" calcext:value-type="float">
            <text:p>2475</text:p>
          </table:table-cell>
          <table:table-cell table:formula="of:=[.D1057]/[.C1057]*100" office:value-type="float" office:value="20.1580061899332" calcext:value-type="float">
            <text:p>20.15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Eichberg</text:p>
          </table:table-cell>
          <table:table-cell office:value-type="float" office:value="1556" calcext:value-type="float">
            <text:p>1556</text:p>
          </table:table-cell>
          <table:table-cell office:value-type="float" office:value="333" calcext:value-type="float">
            <text:p>333</text:p>
          </table:table-cell>
          <table:table-cell table:formula="of:=[.D1058]/[.C1058]*100" office:value-type="float" office:value="21.401028277635" calcext:value-type="float">
            <text:p>21.401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Marbach (SG)</text:p>
          </table:table-cell>
          <table:table-cell office:value-type="float" office:value="2137" calcext:value-type="float">
            <text:p>2137</text:p>
          </table:table-cell>
          <table:table-cell office:value-type="float" office:value="436" calcext:value-type="float">
            <text:p>436</text:p>
          </table:table-cell>
          <table:table-cell table:formula="of:=[.D1059]/[.C1059]*100" office:value-type="float" office:value="20.4024333177351" calcext:value-type="float">
            <text:p>20.402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Oberriet (SG)</text:p>
          </table:table-cell>
          <table:table-cell office:value-type="float" office:value="9180" calcext:value-type="float">
            <text:p>9180</text:p>
          </table:table-cell>
          <table:table-cell office:value-type="float" office:value="1962" calcext:value-type="float">
            <text:p>1962</text:p>
          </table:table-cell>
          <table:table-cell table:formula="of:=[.D1060]/[.C1060]*100" office:value-type="float" office:value="21.3725490196078" calcext:value-type="float">
            <text:p>21.373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Rebstein</text:p>
          </table:table-cell>
          <table:table-cell office:value-type="float" office:value="4906" calcext:value-type="float">
            <text:p>4906</text:p>
          </table:table-cell>
          <table:table-cell office:value-type="float" office:value="934" calcext:value-type="float">
            <text:p>934</text:p>
          </table:table-cell>
          <table:table-cell table:formula="of:=[.D1061]/[.C1061]*100" office:value-type="float" office:value="19.0379127598859" calcext:value-type="float">
            <text:p>19.038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Rüthi (SG)</text:p>
          </table:table-cell>
          <table:table-cell office:value-type="float" office:value="2472" calcext:value-type="float">
            <text:p>2472</text:p>
          </table:table-cell>
          <table:table-cell office:value-type="float" office:value="537" calcext:value-type="float">
            <text:p>537</text:p>
          </table:table-cell>
          <table:table-cell table:formula="of:=[.D1062]/[.C1062]*100" office:value-type="float" office:value="21.7233009708738" calcext:value-type="float">
            <text:p>21.723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Buchs (SG)</text:p>
          </table:table-cell>
          <table:table-cell office:value-type="float" office:value="13605" calcext:value-type="float">
            <text:p>13605</text:p>
          </table:table-cell>
          <table:table-cell office:value-type="float" office:value="2840" calcext:value-type="float">
            <text:p>2840</text:p>
          </table:table-cell>
          <table:table-cell table:formula="of:=[.D1063]/[.C1063]*100" office:value-type="float" office:value="20.8746784270489" calcext:value-type="float">
            <text:p>20.875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Gams</text:p>
          </table:table-cell>
          <table:table-cell office:value-type="float" office:value="3606" calcext:value-type="float">
            <text:p>3606</text:p>
          </table:table-cell>
          <table:table-cell office:value-type="float" office:value="833" calcext:value-type="float">
            <text:p>833</text:p>
          </table:table-cell>
          <table:table-cell table:formula="of:=[.D1064]/[.C1064]*100" office:value-type="float" office:value="23.1003882418192" calcext:value-type="float">
            <text:p>23.10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Grabs</text:p>
          </table:table-cell>
          <table:table-cell office:value-type="float" office:value="7302" calcext:value-type="float">
            <text:p>7302</text:p>
          </table:table-cell>
          <table:table-cell office:value-type="float" office:value="1598" calcext:value-type="float">
            <text:p>1598</text:p>
          </table:table-cell>
          <table:table-cell table:formula="of:=[.D1065]/[.C1065]*100" office:value-type="float" office:value="21.8844152287045" calcext:value-type="float">
            <text:p>21.884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Sennwald</text:p>
          </table:table-cell>
          <table:table-cell office:value-type="float" office:value="6101" calcext:value-type="float">
            <text:p>6101</text:p>
          </table:table-cell>
          <table:table-cell office:value-type="float" office:value="1111" calcext:value-type="float">
            <text:p>1111</text:p>
          </table:table-cell>
          <table:table-cell table:formula="of:=[.D1066]/[.C1066]*100" office:value-type="float" office:value="18.2101294869693" calcext:value-type="float">
            <text:p>18.21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Sevelen</text:p>
          </table:table-cell>
          <table:table-cell office:value-type="float" office:value="5279" calcext:value-type="float">
            <text:p>5279</text:p>
          </table:table-cell>
          <table:table-cell office:value-type="float" office:value="1146" calcext:value-type="float">
            <text:p>1146</text:p>
          </table:table-cell>
          <table:table-cell table:formula="of:=[.D1067]/[.C1067]*100" office:value-type="float" office:value="21.7086569426028" calcext:value-type="float">
            <text:p>21.709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Wartau</text:p>
          </table:table-cell>
          <table:table-cell office:value-type="float" office:value="5395" calcext:value-type="float">
            <text:p>5395</text:p>
          </table:table-cell>
          <table:table-cell office:value-type="float" office:value="1180" calcext:value-type="float">
            <text:p>1180</text:p>
          </table:table-cell>
          <table:table-cell table:formula="of:=[.D1068]/[.C1068]*100" office:value-type="float" office:value="21.8721037998146" calcext:value-type="float">
            <text:p>21.87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Bad Ragaz</text:p>
          </table:table-cell>
          <table:table-cell office:value-type="float" office:value="6663" calcext:value-type="float">
            <text:p>6663</text:p>
          </table:table-cell>
          <table:table-cell office:value-type="float" office:value="1191" calcext:value-type="float">
            <text:p>1191</text:p>
          </table:table-cell>
          <table:table-cell table:formula="of:=[.D1069]/[.C1069]*100" office:value-type="float" office:value="17.8748311571364" calcext:value-type="float">
            <text:p>17.87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Flums</text:p>
          </table:table-cell>
          <table:table-cell office:value-type="float" office:value="5211" calcext:value-type="float">
            <text:p>5211</text:p>
          </table:table-cell>
          <table:table-cell office:value-type="float" office:value="1081" calcext:value-type="float">
            <text:p>1081</text:p>
          </table:table-cell>
          <table:table-cell table:formula="of:=[.D1070]/[.C1070]*100" office:value-type="float" office:value="20.7445787756669" calcext:value-type="float">
            <text:p>20.745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Mels</text:p>
          </table:table-cell>
          <table:table-cell office:value-type="float" office:value="9311" calcext:value-type="float">
            <text:p>9311</text:p>
          </table:table-cell>
          <table:table-cell office:value-type="float" office:value="2038" calcext:value-type="float">
            <text:p>2038</text:p>
          </table:table-cell>
          <table:table-cell table:formula="of:=[.D1071]/[.C1071]*100" office:value-type="float" office:value="21.8880893566749" calcext:value-type="float">
            <text:p>21.888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Pfäfers</text:p>
          </table:table-cell>
          <table:table-cell office:value-type="float" office:value="1563" calcext:value-type="float">
            <text:p>1563</text:p>
          </table:table-cell>
          <table:table-cell office:value-type="float" office:value="317" calcext:value-type="float">
            <text:p>317</text:p>
          </table:table-cell>
          <table:table-cell table:formula="of:=[.D1072]/[.C1072]*100" office:value-type="float" office:value="20.2815099168266" calcext:value-type="float">
            <text:p>20.28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Quarten</text:p>
          </table:table-cell>
          <table:table-cell office:value-type="float" office:value="3000" calcext:value-type="float">
            <text:p>3000</text:p>
          </table:table-cell>
          <table:table-cell office:value-type="float" office:value="525" calcext:value-type="float">
            <text:p>525</text:p>
          </table:table-cell>
          <table:table-cell table:formula="of:=[.D1073]/[.C1073]*100" office:value-type="float" office:value="17.5" calcext:value-type="float">
            <text:p>17.50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Sargans</text:p>
          </table:table-cell>
          <table:table-cell office:value-type="float" office:value="6443" calcext:value-type="float">
            <text:p>6443</text:p>
          </table:table-cell>
          <table:table-cell office:value-type="float" office:value="1327" calcext:value-type="float">
            <text:p>1327</text:p>
          </table:table-cell>
          <table:table-cell table:formula="of:=[.D1074]/[.C1074]*100" office:value-type="float" office:value="20.5959956541984" calcext:value-type="float">
            <text:p>20.596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Vilters-Wangs</text:p>
          </table:table-cell>
          <table:table-cell office:value-type="float" office:value="5015" calcext:value-type="float">
            <text:p>5015</text:p>
          </table:table-cell>
          <table:table-cell office:value-type="float" office:value="1134" calcext:value-type="float">
            <text:p>1134</text:p>
          </table:table-cell>
          <table:table-cell table:formula="of:=[.D1075]/[.C1075]*100" office:value-type="float" office:value="22.6121635094716" calcext:value-type="float">
            <text:p>22.612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Walenstadt</text:p>
          </table:table-cell>
          <table:table-cell office:value-type="float" office:value="5763" calcext:value-type="float">
            <text:p>5763</text:p>
          </table:table-cell>
          <table:table-cell office:value-type="float" office:value="1174" calcext:value-type="float">
            <text:p>1174</text:p>
          </table:table-cell>
          <table:table-cell table:formula="of:=[.D1076]/[.C1076]*100" office:value-type="float" office:value="20.3713343744577" calcext:value-type="float">
            <text:p>20.371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Amden</text:p>
          </table:table-cell>
          <table:table-cell office:value-type="float" office:value="1847" calcext:value-type="float">
            <text:p>1847</text:p>
          </table:table-cell>
          <table:table-cell office:value-type="float" office:value="327" calcext:value-type="float">
            <text:p>327</text:p>
          </table:table-cell>
          <table:table-cell table:formula="of:=[.D1077]/[.C1077]*100" office:value-type="float" office:value="17.7043854899838" calcext:value-type="float">
            <text:p>17.704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Benken (SG)</text:p>
          </table:table-cell>
          <table:table-cell office:value-type="float" office:value="3018" calcext:value-type="float">
            <text:p>3018</text:p>
          </table:table-cell>
          <table:table-cell office:value-type="float" office:value="736" calcext:value-type="float">
            <text:p>736</text:p>
          </table:table-cell>
          <table:table-cell table:formula="of:=[.D1078]/[.C1078]*100" office:value-type="float" office:value="24.3870112657389" calcext:value-type="float">
            <text:p>24.387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Kaltbrunn</text:p>
          </table:table-cell>
          <table:table-cell office:value-type="float" office:value="5051" calcext:value-type="float">
            <text:p>5051</text:p>
          </table:table-cell>
          <table:table-cell office:value-type="float" office:value="1129" calcext:value-type="float">
            <text:p>1129</text:p>
          </table:table-cell>
          <table:table-cell table:formula="of:=[.D1079]/[.C1079]*100" office:value-type="float" office:value="22.3520095030687" calcext:value-type="float">
            <text:p>22.35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Schänis</text:p>
          </table:table-cell>
          <table:table-cell office:value-type="float" office:value="4021" calcext:value-type="float">
            <text:p>4021</text:p>
          </table:table-cell>
          <table:table-cell office:value-type="float" office:value="918" calcext:value-type="float">
            <text:p>918</text:p>
          </table:table-cell>
          <table:table-cell table:formula="of:=[.D1080]/[.C1080]*100" office:value-type="float" office:value="22.8301417557821" calcext:value-type="float">
            <text:p>22.83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Weesen</text:p>
          </table:table-cell>
          <table:table-cell office:value-type="float" office:value="1845" calcext:value-type="float">
            <text:p>1845</text:p>
          </table:table-cell>
          <table:table-cell office:value-type="float" office:value="353" calcext:value-type="float">
            <text:p>353</text:p>
          </table:table-cell>
          <table:table-cell table:formula="of:=[.D1081]/[.C1081]*100" office:value-type="float" office:value="19.1327913279133" calcext:value-type="float">
            <text:p>19.133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Schmerikon</text:p>
          </table:table-cell>
          <table:table-cell office:value-type="float" office:value="4110" calcext:value-type="float">
            <text:p>4110</text:p>
          </table:table-cell>
          <table:table-cell office:value-type="float" office:value="817" calcext:value-type="float">
            <text:p>817</text:p>
          </table:table-cell>
          <table:table-cell table:formula="of:=[.D1082]/[.C1082]*100" office:value-type="float" office:value="19.8783454987835" calcext:value-type="float">
            <text:p>19.878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Uznach</text:p>
          </table:table-cell>
          <table:table-cell office:value-type="float" office:value="6850" calcext:value-type="float">
            <text:p>6850</text:p>
          </table:table-cell>
          <table:table-cell office:value-type="float" office:value="1509" calcext:value-type="float">
            <text:p>1509</text:p>
          </table:table-cell>
          <table:table-cell table:formula="of:=[.D1083]/[.C1083]*100" office:value-type="float" office:value="22.029197080292" calcext:value-type="float">
            <text:p>22.02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Rapperswil-Jona</text:p>
          </table:table-cell>
          <table:table-cell office:value-type="float" office:value="28252" calcext:value-type="float">
            <text:p>28252</text:p>
          </table:table-cell>
          <table:table-cell office:value-type="float" office:value="5318" calcext:value-type="float">
            <text:p>5318</text:p>
          </table:table-cell>
          <table:table-cell table:formula="of:=[.D1084]/[.C1084]*100" office:value-type="float" office:value="18.8234461277078" calcext:value-type="float">
            <text:p>18.823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Gommiswald</text:p>
          </table:table-cell>
          <table:table-cell office:value-type="float" office:value="5564" calcext:value-type="float">
            <text:p>5564</text:p>
          </table:table-cell>
          <table:table-cell office:value-type="float" office:value="1083" calcext:value-type="float">
            <text:p>1083</text:p>
          </table:table-cell>
          <table:table-cell table:formula="of:=[.D1085]/[.C1085]*100" office:value-type="float" office:value="19.4644140905823" calcext:value-type="float">
            <text:p>19.46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Eschenbach (SG)</text:p>
          </table:table-cell>
          <table:table-cell office:value-type="float" office:value="9996" calcext:value-type="float">
            <text:p>9996</text:p>
          </table:table-cell>
          <table:table-cell office:value-type="float" office:value="2173" calcext:value-type="float">
            <text:p>2173</text:p>
          </table:table-cell>
          <table:table-cell table:formula="of:=[.D1086]/[.C1086]*100" office:value-type="float" office:value="21.7386954781913" calcext:value-type="float">
            <text:p>21.73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Ebnat-Kappel</text:p>
          </table:table-cell>
          <table:table-cell office:value-type="float" office:value="4979" calcext:value-type="float">
            <text:p>4979</text:p>
          </table:table-cell>
          <table:table-cell office:value-type="float" office:value="1019" calcext:value-type="float">
            <text:p>1019</text:p>
          </table:table-cell>
          <table:table-cell table:formula="of:=[.D1087]/[.C1087]*100" office:value-type="float" office:value="20.4659570194818" calcext:value-type="float">
            <text:p>20.46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Wildhaus-Alt St. Johann</text:p>
          </table:table-cell>
          <table:table-cell office:value-type="float" office:value="2612" calcext:value-type="float">
            <text:p>2612</text:p>
          </table:table-cell>
          <table:table-cell office:value-type="float" office:value="549" calcext:value-type="float">
            <text:p>549</text:p>
          </table:table-cell>
          <table:table-cell table:formula="of:=[.D1088]/[.C1088]*100" office:value-type="float" office:value="21.0183767228178" calcext:value-type="float">
            <text:p>21.01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Nesslau</text:p>
          </table:table-cell>
          <table:table-cell office:value-type="float" office:value="3733" calcext:value-type="float">
            <text:p>3733</text:p>
          </table:table-cell>
          <table:table-cell office:value-type="float" office:value="799" calcext:value-type="float">
            <text:p>799</text:p>
          </table:table-cell>
          <table:table-cell table:formula="of:=[.D1089]/[.C1089]*100" office:value-type="float" office:value="21.4036967586392" calcext:value-type="float">
            <text:p>21.40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Hemberg</text:p>
          </table:table-cell>
          <table:table-cell office:value-type="float" office:value="954" calcext:value-type="float">
            <text:p>954</text:p>
          </table:table-cell>
          <table:table-cell office:value-type="float" office:value="255" calcext:value-type="float">
            <text:p>255</text:p>
          </table:table-cell>
          <table:table-cell table:formula="of:=[.D1090]/[.C1090]*100" office:value-type="float" office:value="26.7295597484277" calcext:value-type="float">
            <text:p>26.73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Lichtensteig</text:p>
          </table:table-cell>
          <table:table-cell office:value-type="float" office:value="1980" calcext:value-type="float">
            <text:p>1980</text:p>
          </table:table-cell>
          <table:table-cell office:value-type="float" office:value="356" calcext:value-type="float">
            <text:p>356</text:p>
          </table:table-cell>
          <table:table-cell table:formula="of:=[.D1091]/[.C1091]*100" office:value-type="float" office:value="17.979797979798" calcext:value-type="float">
            <text:p>17.98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Oberhelfenschwil</text:p>
          </table:table-cell>
          <table:table-cell office:value-type="float" office:value="1246" calcext:value-type="float">
            <text:p>1246</text:p>
          </table:table-cell>
          <table:table-cell office:value-type="float" office:value="284" calcext:value-type="float">
            <text:p>284</text:p>
          </table:table-cell>
          <table:table-cell table:formula="of:=[.D1092]/[.C1092]*100" office:value-type="float" office:value="22.792937399679" calcext:value-type="float">
            <text:p>22.79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Neckertal</text:p>
          </table:table-cell>
          <table:table-cell office:value-type="float" office:value="4124" calcext:value-type="float">
            <text:p>4124</text:p>
          </table:table-cell>
          <table:table-cell office:value-type="float" office:value="928" calcext:value-type="float">
            <text:p>928</text:p>
          </table:table-cell>
          <table:table-cell table:formula="of:=[.D1093]/[.C1093]*100" office:value-type="float" office:value="22.5024248302619" calcext:value-type="float">
            <text:p>22.50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Wattwil</text:p>
          </table:table-cell>
          <table:table-cell office:value-type="float" office:value="8954" calcext:value-type="float">
            <text:p>8954</text:p>
          </table:table-cell>
          <table:table-cell office:value-type="float" office:value="1803" calcext:value-type="float">
            <text:p>1803</text:p>
          </table:table-cell>
          <table:table-cell table:formula="of:=[.D1094]/[.C1094]*100" office:value-type="float" office:value="20.1362519544338" calcext:value-type="float">
            <text:p>20.136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Kirchberg (SG)</text:p>
          </table:table-cell>
          <table:table-cell office:value-type="float" office:value="9632" calcext:value-type="float">
            <text:p>9632</text:p>
          </table:table-cell>
          <table:table-cell office:value-type="float" office:value="2233" calcext:value-type="float">
            <text:p>2233</text:p>
          </table:table-cell>
          <table:table-cell table:formula="of:=[.D1095]/[.C1095]*100" office:value-type="float" office:value="23.1831395348837" calcext:value-type="float">
            <text:p>23.183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Lütisburg</text:p>
          </table:table-cell>
          <table:table-cell office:value-type="float" office:value="1619" calcext:value-type="float">
            <text:p>1619</text:p>
          </table:table-cell>
          <table:table-cell office:value-type="float" office:value="407" calcext:value-type="float">
            <text:p>407</text:p>
          </table:table-cell>
          <table:table-cell table:formula="of:=[.D1096]/[.C1096]*100" office:value-type="float" office:value="25.1389746757258" calcext:value-type="float">
            <text:p>25.139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Mosnang</text:p>
          </table:table-cell>
          <table:table-cell office:value-type="float" office:value="2920" calcext:value-type="float">
            <text:p>2920</text:p>
          </table:table-cell>
          <table:table-cell office:value-type="float" office:value="750" calcext:value-type="float">
            <text:p>750</text:p>
          </table:table-cell>
          <table:table-cell table:formula="of:=[.D1097]/[.C1097]*100" office:value-type="float" office:value="25.6849315068493" calcext:value-type="float">
            <text:p>25.685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Bütschwil-Ganterschwil</text:p>
          </table:table-cell>
          <table:table-cell office:value-type="float" office:value="5163" calcext:value-type="float">
            <text:p>5163</text:p>
          </table:table-cell>
          <table:table-cell office:value-type="float" office:value="1172" calcext:value-type="float">
            <text:p>1172</text:p>
          </table:table-cell>
          <table:table-cell table:formula="of:=[.D1098]/[.C1098]*100" office:value-type="float" office:value="22.6999806314158" calcext:value-type="float">
            <text:p>22.70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Degersheim</text:p>
          </table:table-cell>
          <table:table-cell office:value-type="float" office:value="4081" calcext:value-type="float">
            <text:p>4081</text:p>
          </table:table-cell>
          <table:table-cell office:value-type="float" office:value="1041" calcext:value-type="float">
            <text:p>1041</text:p>
          </table:table-cell>
          <table:table-cell table:formula="of:=[.D1099]/[.C1099]*100" office:value-type="float" office:value="25.5084538103406" calcext:value-type="float">
            <text:p>25.508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Flawil</text:p>
          </table:table-cell>
          <table:table-cell office:value-type="float" office:value="10446" calcext:value-type="float">
            <text:p>10446</text:p>
          </table:table-cell>
          <table:table-cell office:value-type="float" office:value="2203" calcext:value-type="float">
            <text:p>2203</text:p>
          </table:table-cell>
          <table:table-cell table:formula="of:=[.D1100]/[.C1100]*100" office:value-type="float" office:value="21.089412215202" calcext:value-type="float">
            <text:p>21.089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Jonschwil</text:p>
          </table:table-cell>
          <table:table-cell office:value-type="float" office:value="3961" calcext:value-type="float">
            <text:p>3961</text:p>
          </table:table-cell>
          <table:table-cell office:value-type="float" office:value="917" calcext:value-type="float">
            <text:p>917</text:p>
          </table:table-cell>
          <table:table-cell table:formula="of:=[.D1101]/[.C1101]*100" office:value-type="float" office:value="23.1507195152739" calcext:value-type="float">
            <text:p>23.151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Oberuzwil</text:p>
          </table:table-cell>
          <table:table-cell office:value-type="float" office:value="6536" calcext:value-type="float">
            <text:p>6536</text:p>
          </table:table-cell>
          <table:table-cell office:value-type="float" office:value="1455" calcext:value-type="float">
            <text:p>1455</text:p>
          </table:table-cell>
          <table:table-cell table:formula="of:=[.D1102]/[.C1102]*100" office:value-type="float" office:value="22.2613219094247" calcext:value-type="float">
            <text:p>22.26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Uzwil</text:p>
          </table:table-cell>
          <table:table-cell office:value-type="float" office:value="13831" calcext:value-type="float">
            <text:p>13831</text:p>
          </table:table-cell>
          <table:table-cell office:value-type="float" office:value="3069" calcext:value-type="float">
            <text:p>3069</text:p>
          </table:table-cell>
          <table:table-cell table:formula="of:=[.D1103]/[.C1103]*100" office:value-type="float" office:value="22.1892849396284" calcext:value-type="float">
            <text:p>22.189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Niederbüren</text:p>
          </table:table-cell>
          <table:table-cell office:value-type="float" office:value="1527" calcext:value-type="float">
            <text:p>1527</text:p>
          </table:table-cell>
          <table:table-cell office:value-type="float" office:value="375" calcext:value-type="float">
            <text:p>375</text:p>
          </table:table-cell>
          <table:table-cell table:formula="of:=[.D1104]/[.C1104]*100" office:value-type="float" office:value="24.5579567779961" calcext:value-type="float">
            <text:p>24.558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Niederhelfenschwil</text:p>
          </table:table-cell>
          <table:table-cell office:value-type="float" office:value="3201" calcext:value-type="float">
            <text:p>3201</text:p>
          </table:table-cell>
          <table:table-cell office:value-type="float" office:value="827" calcext:value-type="float">
            <text:p>827</text:p>
          </table:table-cell>
          <table:table-cell table:formula="of:=[.D1105]/[.C1105]*100" office:value-type="float" office:value="25.8356763511403" calcext:value-type="float">
            <text:p>25.836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Oberbüren</text:p>
          </table:table-cell>
          <table:table-cell office:value-type="float" office:value="4588" calcext:value-type="float">
            <text:p>4588</text:p>
          </table:table-cell>
          <table:table-cell office:value-type="float" office:value="1035" calcext:value-type="float">
            <text:p>1035</text:p>
          </table:table-cell>
          <table:table-cell table:formula="of:=[.D1106]/[.C1106]*100" office:value-type="float" office:value="22.5588491717524" calcext:value-type="float">
            <text:p>22.559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Zuzwil (SG)</text:p>
          </table:table-cell>
          <table:table-cell office:value-type="float" office:value="4997" calcext:value-type="float">
            <text:p>4997</text:p>
          </table:table-cell>
          <table:table-cell office:value-type="float" office:value="1043" calcext:value-type="float">
            <text:p>1043</text:p>
          </table:table-cell>
          <table:table-cell table:formula="of:=[.D1107]/[.C1107]*100" office:value-type="float" office:value="20.8725235141085" calcext:value-type="float">
            <text:p>20.87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Wil (SG)</text:p>
          </table:table-cell>
          <table:table-cell office:value-type="float" office:value="24541" calcext:value-type="float">
            <text:p>24541</text:p>
          </table:table-cell>
          <table:table-cell office:value-type="float" office:value="4849" calcext:value-type="float">
            <text:p>4849</text:p>
          </table:table-cell>
          <table:table-cell table:formula="of:=[.D1108]/[.C1108]*100" office:value-type="float" office:value="19.7587710362251" calcext:value-type="float">
            <text:p>19.759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Andwil (SG)</text:p>
          </table:table-cell>
          <table:table-cell office:value-type="float" office:value="2115" calcext:value-type="float">
            <text:p>2115</text:p>
          </table:table-cell>
          <table:table-cell office:value-type="float" office:value="546" calcext:value-type="float">
            <text:p>546</text:p>
          </table:table-cell>
          <table:table-cell table:formula="of:=[.D1109]/[.C1109]*100" office:value-type="float" office:value="25.8156028368794" calcext:value-type="float">
            <text:p>25.816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Gaiserwald</text:p>
          </table:table-cell>
          <table:table-cell office:value-type="float" office:value="8523" calcext:value-type="float">
            <text:p>8523</text:p>
          </table:table-cell>
          <table:table-cell office:value-type="float" office:value="1819" calcext:value-type="float">
            <text:p>1819</text:p>
          </table:table-cell>
          <table:table-cell table:formula="of:=[.D1110]/[.C1110]*100" office:value-type="float" office:value="21.3422503813211" calcext:value-type="float">
            <text:p>21.342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Gossau (SG)</text:p>
          </table:table-cell>
          <table:table-cell office:value-type="float" office:value="18226" calcext:value-type="float">
            <text:p>18226</text:p>
          </table:table-cell>
          <table:table-cell office:value-type="float" office:value="3544" calcext:value-type="float">
            <text:p>3544</text:p>
          </table:table-cell>
          <table:table-cell table:formula="of:=[.D1111]/[.C1111]*100" office:value-type="float" office:value="19.4447492592999" calcext:value-type="float">
            <text:p>19.445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Waldkirch</text:p>
          </table:table-cell>
          <table:table-cell office:value-type="float" office:value="3528" calcext:value-type="float">
            <text:p>3528</text:p>
          </table:table-cell>
          <table:table-cell office:value-type="float" office:value="914" calcext:value-type="float">
            <text:p>914</text:p>
          </table:table-cell>
          <table:table-cell table:formula="of:=[.D1112]/[.C1112]*100" office:value-type="float" office:value="25.907029478458" calcext:value-type="float">
            <text:p>25.907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Vaz/Obervaz</text:p>
          </table:table-cell>
          <table:table-cell office:value-type="float" office:value="2749" calcext:value-type="float">
            <text:p>2749</text:p>
          </table:table-cell>
          <table:table-cell office:value-type="float" office:value="443" calcext:value-type="float">
            <text:p>443</text:p>
          </table:table-cell>
          <table:table-cell table:formula="of:=[.D1113]/[.C1113]*100" office:value-type="float" office:value="16.1149508912332" calcext:value-type="float">
            <text:p>16.11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Lantsch/Lenz</text:p>
          </table:table-cell>
          <table:table-cell office:value-type="float" office:value="531" calcext:value-type="float">
            <text:p>531</text:p>
          </table:table-cell>
          <table:table-cell office:value-type="float" office:value="91" calcext:value-type="float">
            <text:p>91</text:p>
          </table:table-cell>
          <table:table-cell table:formula="of:=[.D1114]/[.C1114]*100" office:value-type="float" office:value="17.1374764595104" calcext:value-type="float">
            <text:p>17.137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Schmitten (GR)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D1115]/[.C1115]*100" office:value-type="float" office:value="11.7924528301887" calcext:value-type="float">
            <text:p>11.792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lbula/Alvra</text:p>
          </table:table-cell>
          <table:table-cell office:value-type="float" office:value="1327" calcext:value-type="float">
            <text:p>1327</text:p>
          </table:table-cell>
          <table:table-cell office:value-type="float" office:value="210" calcext:value-type="float">
            <text:p>210</text:p>
          </table:table-cell>
          <table:table-cell table:formula="of:=[.D1116]/[.C1116]*100" office:value-type="float" office:value="15.8251695553881" calcext:value-type="float">
            <text:p>15.825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Surses</text:p>
          </table:table-cell>
          <table:table-cell office:value-type="float" office:value="2377" calcext:value-type="float">
            <text:p>2377</text:p>
          </table:table-cell>
          <table:table-cell office:value-type="float" office:value="345" calcext:value-type="float">
            <text:p>345</text:p>
          </table:table-cell>
          <table:table-cell table:formula="of:=[.D1117]/[.C1117]*100" office:value-type="float" office:value="14.5140933950358" calcext:value-type="float">
            <text:p>14.514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Bergün Filisur</text:p>
          </table:table-cell>
          <table:table-cell office:value-type="float" office:value="884" calcext:value-type="float">
            <text:p>884</text:p>
          </table:table-cell>
          <table:table-cell office:value-type="float" office:value="128" calcext:value-type="float">
            <text:p>128</text:p>
          </table:table-cell>
          <table:table-cell table:formula="of:=[.D1118]/[.C1118]*100" office:value-type="float" office:value="14.4796380090498" calcext:value-type="float">
            <text:p>14.48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Brusio</text:p>
          </table:table-cell>
          <table:table-cell office:value-type="float" office:value="1124" calcext:value-type="float">
            <text:p>1124</text:p>
          </table:table-cell>
          <table:table-cell office:value-type="float" office:value="170" calcext:value-type="float">
            <text:p>170</text:p>
          </table:table-cell>
          <table:table-cell table:formula="of:=[.D1119]/[.C1119]*100" office:value-type="float" office:value="15.1245551601424" calcext:value-type="float">
            <text:p>15.12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Poschiavo</text:p>
          </table:table-cell>
          <table:table-cell office:value-type="float" office:value="3460" calcext:value-type="float">
            <text:p>3460</text:p>
          </table:table-cell>
          <table:table-cell office:value-type="float" office:value="657" calcext:value-type="float">
            <text:p>657</text:p>
          </table:table-cell>
          <table:table-cell table:formula="of:=[.D1120]/[.C1120]*100" office:value-type="float" office:value="18.9884393063584" calcext:value-type="float">
            <text:p>18.988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Falera</text:p>
          </table:table-cell>
          <table:table-cell office:value-type="float" office:value="637" calcext:value-type="float">
            <text:p>637</text:p>
          </table:table-cell>
          <table:table-cell office:value-type="float" office:value="108" calcext:value-type="float">
            <text:p>108</text:p>
          </table:table-cell>
          <table:table-cell table:formula="of:=[.D1121]/[.C1121]*100" office:value-type="float" office:value="16.9544740973312" calcext:value-type="float">
            <text:p>16.954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Laax</text:p>
          </table:table-cell>
          <table:table-cell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  <table:table-cell table:formula="of:=[.D1122]/[.C1122]*100" office:value-type="float" office:value="13.9930034982509" calcext:value-type="float">
            <text:p>13.993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Sagogn</text:p>
          </table:table-cell>
          <table:table-cell office:value-type="float" office:value="755" calcext:value-type="float">
            <text:p>755</text:p>
          </table:table-cell>
          <table:table-cell office:value-type="float" office:value="152" calcext:value-type="float">
            <text:p>152</text:p>
          </table:table-cell>
          <table:table-cell table:formula="of:=[.D1123]/[.C1123]*100" office:value-type="float" office:value="20.1324503311258" calcext:value-type="float">
            <text:p>20.132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Schluein</text:p>
          </table:table-cell>
          <table:table-cell office:value-type="float" office:value="597" calcext:value-type="float">
            <text:p>597</text:p>
          </table:table-cell>
          <table:table-cell office:value-type="float" office:value="103" calcext:value-type="float">
            <text:p>103</text:p>
          </table:table-cell>
          <table:table-cell table:formula="of:=[.D1124]/[.C1124]*100" office:value-type="float" office:value="17.2529313232831" calcext:value-type="float">
            <text:p>17.253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Vals</text:p>
          </table:table-cell>
          <table:table-cell office:value-type="float" office:value="955" calcext:value-type="float">
            <text:p>955</text:p>
          </table:table-cell>
          <table:table-cell office:value-type="float" office:value="138" calcext:value-type="float">
            <text:p>138</text:p>
          </table:table-cell>
          <table:table-cell table:formula="of:=[.D1125]/[.C1125]*100" office:value-type="float" office:value="14.4502617801047" calcext:value-type="float">
            <text:p>14.450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Lumnezia</text:p>
          </table:table-cell>
          <table:table-cell office:value-type="float" office:value="2029" calcext:value-type="float">
            <text:p>2029</text:p>
          </table:table-cell>
          <table:table-cell office:value-type="float" office:value="276" calcext:value-type="float">
            <text:p>276</text:p>
          </table:table-cell>
          <table:table-cell table:formula="of:=[.D1126]/[.C1126]*100" office:value-type="float" office:value="13.6027599802859" calcext:value-type="float">
            <text:p>13.60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Ilanz/Glion</text:p>
          </table:table-cell>
          <table:table-cell office:value-type="float" office:value="4969" calcext:value-type="float">
            <text:p>4969</text:p>
          </table:table-cell>
          <table:table-cell office:value-type="float" office:value="869" calcext:value-type="float">
            <text:p>869</text:p>
          </table:table-cell>
          <table:table-cell table:formula="of:=[.D1127]/[.C1127]*100" office:value-type="float" office:value="17.4884282551821" calcext:value-type="float">
            <text:p>17.488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Fürstenau</text:p>
          </table:table-cell>
          <table:table-cell office:value-type="float" office:value="351" calcext:value-type="float">
            <text:p>351</text:p>
          </table:table-cell>
          <table:table-cell office:value-type="float" office:value="68" calcext:value-type="float">
            <text:p>68</text:p>
          </table:table-cell>
          <table:table-cell table:formula="of:=[.D1128]/[.C1128]*100" office:value-type="float" office:value="19.3732193732194" calcext:value-type="float">
            <text:p>19.373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Rothenbrunnen</text:p>
          </table:table-cell>
          <table:table-cell office:value-type="float" office:value="301" calcext:value-type="float">
            <text:p>301</text:p>
          </table:table-cell>
          <table:table-cell office:value-type="float" office:value="62" calcext:value-type="float">
            <text:p>62</text:p>
          </table:table-cell>
          <table:table-cell table:formula="of:=[.D1129]/[.C1129]*100" office:value-type="float" office:value="20.5980066445183" calcext:value-type="float">
            <text:p>20.598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Scharans</text:p>
          </table:table-cell>
          <table:table-cell office:value-type="float" office:value="822" calcext:value-type="float">
            <text:p>822</text:p>
          </table:table-cell>
          <table:table-cell office:value-type="float" office:value="169" calcext:value-type="float">
            <text:p>169</text:p>
          </table:table-cell>
          <table:table-cell table:formula="of:=[.D1130]/[.C1130]*100" office:value-type="float" office:value="20.5596107055961" calcext:value-type="float">
            <text:p>20.56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Sils im Domleschg</text:p>
          </table:table-cell>
          <table:table-cell office:value-type="float" office:value="979" calcext:value-type="float">
            <text:p>979</text:p>
          </table:table-cell>
          <table:table-cell office:value-type="float" office:value="206" calcext:value-type="float">
            <text:p>206</text:p>
          </table:table-cell>
          <table:table-cell table:formula="of:=[.D1131]/[.C1131]*100" office:value-type="float" office:value="21.0418794688458" calcext:value-type="float">
            <text:p>21.042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Cazis</text:p>
          </table:table-cell>
          <table:table-cell office:value-type="float" office:value="2346" calcext:value-type="float">
            <text:p>2346</text:p>
          </table:table-cell>
          <table:table-cell office:value-type="float" office:value="458" calcext:value-type="float">
            <text:p>458</text:p>
          </table:table-cell>
          <table:table-cell table:formula="of:=[.D1132]/[.C1132]*100" office:value-type="float" office:value="19.5225916453538" calcext:value-type="float">
            <text:p>19.52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Flerden</text:p>
          </table:table-cell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table:formula="of:=[.D1133]/[.C1133]*100" office:value-type="float" office:value="22.7091633466135" calcext:value-type="float">
            <text:p>22.709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Masein</text:p>
          </table:table-cell>
          <table:table-cell office:value-type="float" office:value="517" calcext:value-type="float">
            <text:p>517</text:p>
          </table:table-cell>
          <table:table-cell office:value-type="float" office:value="129" calcext:value-type="float">
            <text:p>129</text:p>
          </table:table-cell>
          <table:table-cell table:formula="of:=[.D1134]/[.C1134]*100" office:value-type="float" office:value="24.9516441005803" calcext:value-type="float">
            <text:p>24.952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Thusis</text:p>
          </table:table-cell>
          <table:table-cell office:value-type="float" office:value="3415" calcext:value-type="float">
            <text:p>3415</text:p>
          </table:table-cell>
          <table:table-cell office:value-type="float" office:value="623" calcext:value-type="float">
            <text:p>623</text:p>
          </table:table-cell>
          <table:table-cell table:formula="of:=[.D1135]/[.C1135]*100" office:value-type="float" office:value="18.2430453879941" calcext:value-type="float">
            <text:p>18.243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Tschappina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[.D1136]/[.C1136]*100" office:value-type="float" office:value="16.9014084507042" calcext:value-type="float">
            <text:p>16.90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Urmein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formula="of:=[.D1137]/[.C1137]*100" office:value-type="float" office:value="15.6626506024096" calcext:value-type="float">
            <text:p>15.663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Safiental</text:p>
          </table:table-cell>
          <table:table-cell office:value-type="float" office:value="952" calcext:value-type="float">
            <text:p>952</text:p>
          </table:table-cell>
          <table:table-cell office:value-type="float" office:value="180" calcext:value-type="float">
            <text:p>180</text:p>
          </table:table-cell>
          <table:table-cell table:formula="of:=[.D1138]/[.C1138]*100" office:value-type="float" office:value="18.9075630252101" calcext:value-type="float">
            <text:p>18.908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Domleschg</text:p>
          </table:table-cell>
          <table:table-cell office:value-type="float" office:value="2200" calcext:value-type="float">
            <text:p>2200</text:p>
          </table:table-cell>
          <table:table-cell office:value-type="float" office:value="452" calcext:value-type="float">
            <text:p>452</text:p>
          </table:table-cell>
          <table:table-cell table:formula="of:=[.D1139]/[.C1139]*100" office:value-type="float" office:value="20.5454545454545" calcext:value-type="float">
            <text:p>20.54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Avers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formula="of:=[.D1140]/[.C1140]*100" office:value-type="float" office:value="22.0238095238095" calcext:value-type="float">
            <text:p>22.024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Sufers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formula="of:=[.D1141]/[.C1141]*100" office:value-type="float" office:value="25.5172413793103" calcext:value-type="float">
            <text:p>25.51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Andeer</text:p>
          </table:table-cell>
          <table:table-cell office:value-type="float" office:value="921" calcext:value-type="float">
            <text:p>921</text:p>
          </table:table-cell>
          <table:table-cell office:value-type="float" office:value="179" calcext:value-type="float">
            <text:p>179</text:p>
          </table:table-cell>
          <table:table-cell table:formula="of:=[.D1142]/[.C1142]*100" office:value-type="float" office:value="19.4353963083605" calcext:value-type="float">
            <text:p>19.435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Rongellen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D1143]/[.C1143]*100" office:value-type="float" office:value="18.6440677966102" calcext:value-type="float">
            <text:p>18.644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Zillis-Reischen</text:p>
          </table:table-cell>
          <table:table-cell office:value-type="float" office:value="404" calcext:value-type="float">
            <text:p>404</text:p>
          </table:table-cell>
          <table:table-cell office:value-type="float" office:value="62" calcext:value-type="float">
            <text:p>62</text:p>
          </table:table-cell>
          <table:table-cell table:formula="of:=[.D1144]/[.C1144]*100" office:value-type="float" office:value="15.3465346534653" calcext:value-type="float">
            <text:p>15.347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Ferrera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D1145]/[.C1145]*100" office:value-type="float" office:value="9.58904109589041" calcext:value-type="float">
            <text:p>9.589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Rheinwald</text:p>
          </table:table-cell>
          <table:table-cell office:value-type="float" office:value="564" calcext:value-type="float">
            <text:p>564</text:p>
          </table:table-cell>
          <table:table-cell office:value-type="float" office:value="78" calcext:value-type="float">
            <text:p>78</text:p>
          </table:table-cell>
          <table:table-cell table:formula="of:=[.D1146]/[.C1146]*100" office:value-type="float" office:value="13.8297872340426" calcext:value-type="float">
            <text:p>13.830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Muntogna da Schons</text:p>
          </table:table-cell>
          <table:table-cell office:value-type="float" office:value="383" calcext:value-type="float">
            <text:p>383</text:p>
          </table:table-cell>
          <table:table-cell office:value-type="float" office:value="81" calcext:value-type="float">
            <text:p>81</text:p>
          </table:table-cell>
          <table:table-cell table:formula="of:=[.D1147]/[.C1147]*100" office:value-type="float" office:value="21.1488250652742" calcext:value-type="float">
            <text:p>21.149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Bonaduz</text:p>
          </table:table-cell>
          <table:table-cell office:value-type="float" office:value="3493" calcext:value-type="float">
            <text:p>3493</text:p>
          </table:table-cell>
          <table:table-cell office:value-type="float" office:value="752" calcext:value-type="float">
            <text:p>752</text:p>
          </table:table-cell>
          <table:table-cell table:formula="of:=[.D1148]/[.C1148]*100" office:value-type="float" office:value="21.528771829373" calcext:value-type="float">
            <text:p>21.529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Domat/Ems</text:p>
          </table:table-cell>
          <table:table-cell office:value-type="float" office:value="8199" calcext:value-type="float">
            <text:p>8199</text:p>
          </table:table-cell>
          <table:table-cell office:value-type="float" office:value="1674" calcext:value-type="float">
            <text:p>1674</text:p>
          </table:table-cell>
          <table:table-cell table:formula="of:=[.D1149]/[.C1149]*100" office:value-type="float" office:value="20.417124039517" calcext:value-type="float">
            <text:p>20.417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Rhäzüns</text:p>
          </table:table-cell>
          <table:table-cell office:value-type="float" office:value="1612" calcext:value-type="float">
            <text:p>1612</text:p>
          </table:table-cell>
          <table:table-cell office:value-type="float" office:value="371" calcext:value-type="float">
            <text:p>371</text:p>
          </table:table-cell>
          <table:table-cell table:formula="of:=[.D1150]/[.C1150]*100" office:value-type="float" office:value="23.014888337469" calcext:value-type="float">
            <text:p>23.01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Felsberg</text:p>
          </table:table-cell>
          <table:table-cell office:value-type="float" office:value="2781" calcext:value-type="float">
            <text:p>2781</text:p>
          </table:table-cell>
          <table:table-cell office:value-type="float" office:value="666" calcext:value-type="float">
            <text:p>666</text:p>
          </table:table-cell>
          <table:table-cell table:formula="of:=[.D1151]/[.C1151]*100" office:value-type="float" office:value="23.9482200647249" calcext:value-type="float">
            <text:p>23.948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Flims</text:p>
          </table:table-cell>
          <table:table-cell office:value-type="float" office:value="2917" calcext:value-type="float">
            <text:p>2917</text:p>
          </table:table-cell>
          <table:table-cell office:value-type="float" office:value="445" calcext:value-type="float">
            <text:p>445</text:p>
          </table:table-cell>
          <table:table-cell table:formula="of:=[.D1152]/[.C1152]*100" office:value-type="float" office:value="15.2553993829277" calcext:value-type="float">
            <text:p>15.25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Tamins</text:p>
          </table:table-cell>
          <table:table-cell office:value-type="float" office:value="1205" calcext:value-type="float">
            <text:p>1205</text:p>
          </table:table-cell>
          <table:table-cell office:value-type="float" office:value="226" calcext:value-type="float">
            <text:p>226</text:p>
          </table:table-cell>
          <table:table-cell table:formula="of:=[.D1153]/[.C1153]*100" office:value-type="float" office:value="18.7551867219917" calcext:value-type="float">
            <text:p>18.75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Trin</text:p>
          </table:table-cell>
          <table:table-cell office:value-type="float" office:value="1488" calcext:value-type="float">
            <text:p>1488</text:p>
          </table:table-cell>
          <table:table-cell office:value-type="float" office:value="288" calcext:value-type="float">
            <text:p>288</text:p>
          </table:table-cell>
          <table:table-cell table:formula="of:=[.D1154]/[.C1154]*100" office:value-type="float" office:value="19.3548387096774" calcext:value-type="float">
            <text:p>19.35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Zernez</text:p>
          </table:table-cell>
          <table:table-cell office:value-type="float" office:value="1532" calcext:value-type="float">
            <text:p>1532</text:p>
          </table:table-cell>
          <table:table-cell office:value-type="float" office:value="276" calcext:value-type="float">
            <text:p>276</text:p>
          </table:table-cell>
          <table:table-cell table:formula="of:=[.D1155]/[.C1155]*100" office:value-type="float" office:value="18.0156657963446" calcext:value-type="float">
            <text:p>18.016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Samnaun</text:p>
          </table:table-cell>
          <table:table-cell office:value-type="float" office:value="791" calcext:value-type="float">
            <text:p>791</text:p>
          </table:table-cell>
          <table:table-cell office:value-type="float" office:value="114" calcext:value-type="float">
            <text:p>114</text:p>
          </table:table-cell>
          <table:table-cell table:formula="of:=[.D1156]/[.C1156]*100" office:value-type="float" office:value="14.4121365360303" calcext:value-type="float">
            <text:p>14.412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Scuol</text:p>
          </table:table-cell>
          <table:table-cell office:value-type="float" office:value="4601" calcext:value-type="float">
            <text:p>4601</text:p>
          </table:table-cell>
          <table:table-cell office:value-type="float" office:value="799" calcext:value-type="float">
            <text:p>799</text:p>
          </table:table-cell>
          <table:table-cell table:formula="of:=[.D1157]/[.C1157]*100" office:value-type="float" office:value="17.3657900456423" calcext:value-type="float">
            <text:p>17.366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Valsot</text:p>
          </table:table-cell>
          <table:table-cell office:value-type="float" office:value="826" calcext:value-type="float">
            <text:p>826</text:p>
          </table:table-cell>
          <table:table-cell office:value-type="float" office:value="143" calcext:value-type="float">
            <text:p>143</text:p>
          </table:table-cell>
          <table:table-cell table:formula="of:=[.D1158]/[.C1158]*100" office:value-type="float" office:value="17.3123486682809" calcext:value-type="float">
            <text:p>17.312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Bever</text:p>
          </table:table-cell>
          <table:table-cell office:value-type="float" office:value="605" calcext:value-type="float">
            <text:p>605</text:p>
          </table:table-cell>
          <table:table-cell office:value-type="float" office:value="96" calcext:value-type="float">
            <text:p>96</text:p>
          </table:table-cell>
          <table:table-cell table:formula="of:=[.D1159]/[.C1159]*100" office:value-type="float" office:value="15.8677685950413" calcext:value-type="float">
            <text:p>15.868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Celerina/Schlarigna</text:p>
          </table:table-cell>
          <table:table-cell office:value-type="float" office:value="1424" calcext:value-type="float">
            <text:p>1424</text:p>
          </table:table-cell>
          <table:table-cell office:value-type="float" office:value="202" calcext:value-type="float">
            <text:p>202</text:p>
          </table:table-cell>
          <table:table-cell table:formula="of:=[.D1160]/[.C1160]*100" office:value-type="float" office:value="14.185393258427" calcext:value-type="float">
            <text:p>14.18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Madulain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table:formula="of:=[.D1161]/[.C1161]*100" office:value-type="float" office:value="14.9038461538462" calcext:value-type="float">
            <text:p>14.904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Pontresina</text:p>
          </table:table-cell>
          <table:table-cell office:value-type="float" office:value="2100" calcext:value-type="float">
            <text:p>2100</text:p>
          </table:table-cell>
          <table:table-cell office:value-type="float" office:value="348" calcext:value-type="float">
            <text:p>348</text:p>
          </table:table-cell>
          <table:table-cell table:formula="of:=[.D1162]/[.C1162]*100" office:value-type="float" office:value="16.5714285714286" calcext:value-type="float">
            <text:p>16.571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La Punt Chamues-ch</text:p>
          </table:table-cell>
          <table:table-cell office:value-type="float" office:value="698" calcext:value-type="float">
            <text:p>698</text:p>
          </table:table-cell>
          <table:table-cell office:value-type="float" office:value="96" calcext:value-type="float">
            <text:p>96</text:p>
          </table:table-cell>
          <table:table-cell table:formula="of:=[.D1163]/[.C1163]*100" office:value-type="float" office:value="13.7535816618911" calcext:value-type="float">
            <text:p>13.754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Samedan</text:p>
          </table:table-cell>
          <table:table-cell office:value-type="float" office:value="2905" calcext:value-type="float">
            <text:p>2905</text:p>
          </table:table-cell>
          <table:table-cell office:value-type="float" office:value="479" calcext:value-type="float">
            <text:p>479</text:p>
          </table:table-cell>
          <table:table-cell table:formula="of:=[.D1164]/[.C1164]*100" office:value-type="float" office:value="16.4888123924268" calcext:value-type="float">
            <text:p>16.489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St. Moritz</text:p>
          </table:table-cell>
          <table:table-cell office:value-type="float" office:value="4924" calcext:value-type="float">
            <text:p>4924</text:p>
          </table:table-cell>
          <table:table-cell office:value-type="float" office:value="659" calcext:value-type="float">
            <text:p>659</text:p>
          </table:table-cell>
          <table:table-cell table:formula="of:=[.D1165]/[.C1165]*100" office:value-type="float" office:value="13.3834281072299" calcext:value-type="float">
            <text:p>13.383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S-chanf</text:p>
          </table:table-cell>
          <table:table-cell office:value-type="float" office:value="705" calcext:value-type="float">
            <text:p>705</text:p>
          </table:table-cell>
          <table:table-cell office:value-type="float" office:value="125" calcext:value-type="float">
            <text:p>125</text:p>
          </table:table-cell>
          <table:table-cell table:formula="of:=[.D1166]/[.C1166]*100" office:value-type="float" office:value="17.7304964539007" calcext:value-type="float">
            <text:p>17.730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Sils im Engadin/Segl</text:p>
          </table:table-cell>
          <table:table-cell office:value-type="float" office:value="697" calcext:value-type="float">
            <text:p>697</text:p>
          </table:table-cell>
          <table:table-cell office:value-type="float" office:value="118" calcext:value-type="float">
            <text:p>118</text:p>
          </table:table-cell>
          <table:table-cell table:formula="of:=[.D1167]/[.C1167]*100" office:value-type="float" office:value="16.9296987087518" calcext:value-type="float">
            <text:p>16.93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Silvaplana</text:p>
          </table:table-cell>
          <table:table-cell office:value-type="float" office:value="1083" calcext:value-type="float">
            <text:p>1083</text:p>
          </table:table-cell>
          <table:table-cell office:value-type="float" office:value="145" calcext:value-type="float">
            <text:p>145</text:p>
          </table:table-cell>
          <table:table-cell table:formula="of:=[.D1168]/[.C1168]*100" office:value-type="float" office:value="13.3887349953832" calcext:value-type="float">
            <text:p>13.38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Zuoz</text:p>
          </table:table-cell>
          <table:table-cell office:value-type="float" office:value="1228" calcext:value-type="float">
            <text:p>1228</text:p>
          </table:table-cell>
          <table:table-cell office:value-type="float" office:value="297" calcext:value-type="float">
            <text:p>297</text:p>
          </table:table-cell>
          <table:table-cell table:formula="of:=[.D1169]/[.C1169]*100" office:value-type="float" office:value="24.185667752443" calcext:value-type="float">
            <text:p>24.186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Bregaglia</text:p>
          </table:table-cell>
          <table:table-cell office:value-type="float" office:value="1576" calcext:value-type="float">
            <text:p>1576</text:p>
          </table:table-cell>
          <table:table-cell office:value-type="float" office:value="262" calcext:value-type="float">
            <text:p>262</text:p>
          </table:table-cell>
          <table:table-cell table:formula="of:=[.D1170]/[.C1170]*100" office:value-type="float" office:value="16.6243654822335" calcext:value-type="float">
            <text:p>16.624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Busen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formula="of:=[.D1171]/[.C1171]*100" office:value-type="float" office:value="8.43373493975904" calcext:value-type="float">
            <text:p>8.434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Castaneda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table:formula="of:=[.D1172]/[.C1172]*100" office:value-type="float" office:value="12.6865671641791" calcext:value-type="float">
            <text:p>12.687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Rossa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formula="of:=[.D1173]/[.C1173]*100" office:value-type="float" office:value="6.9620253164557" calcext:value-type="float">
            <text:p>6.96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Santa Maria in Calanca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D1174]/[.C1174]*100" office:value-type="float" office:value="6.61157024793388" calcext:value-type="float">
            <text:p>6.612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Lostallo</text:p>
          </table:table-cell>
          <table:table-cell office:value-type="float" office:value="856" calcext:value-type="float">
            <text:p>856</text:p>
          </table:table-cell>
          <table:table-cell office:value-type="float" office:value="148" calcext:value-type="float">
            <text:p>148</text:p>
          </table:table-cell>
          <table:table-cell table:formula="of:=[.D1175]/[.C1175]*100" office:value-type="float" office:value="17.2897196261682" calcext:value-type="float">
            <text:p>17.290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Mesocco</text:p>
          </table:table-cell>
          <table:table-cell office:value-type="float" office:value="1365" calcext:value-type="float">
            <text:p>1365</text:p>
          </table:table-cell>
          <table:table-cell office:value-type="float" office:value="192" calcext:value-type="float">
            <text:p>192</text:p>
          </table:table-cell>
          <table:table-cell table:formula="of:=[.D1176]/[.C1176]*100" office:value-type="float" office:value="14.0659340659341" calcext:value-type="float">
            <text:p>14.066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Soazza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table:formula="of:=[.D1177]/[.C1177]*100" office:value-type="float" office:value="9.63855421686747" calcext:value-type="float">
            <text:p>9.639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Cama</text:p>
          </table:table-cell>
          <table:table-cell office:value-type="float" office:value="658" calcext:value-type="float">
            <text:p>658</text:p>
          </table:table-cell>
          <table:table-cell office:value-type="float" office:value="113" calcext:value-type="float">
            <text:p>113</text:p>
          </table:table-cell>
          <table:table-cell table:formula="of:=[.D1178]/[.C1178]*100" office:value-type="float" office:value="17.1732522796353" calcext:value-type="float">
            <text:p>17.173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Grono</text:p>
          </table:table-cell>
          <table:table-cell office:value-type="float" office:value="1513" calcext:value-type="float">
            <text:p>1513</text:p>
          </table:table-cell>
          <table:table-cell office:value-type="float" office:value="257" calcext:value-type="float">
            <text:p>257</text:p>
          </table:table-cell>
          <table:table-cell table:formula="of:=[.D1179]/[.C1179]*100" office:value-type="float" office:value="16.986120290813" calcext:value-type="float">
            <text:p>16.986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Roveredo (GR)</text:p>
          </table:table-cell>
          <table:table-cell office:value-type="float" office:value="2625" calcext:value-type="float">
            <text:p>2625</text:p>
          </table:table-cell>
          <table:table-cell office:value-type="float" office:value="480" calcext:value-type="float">
            <text:p>480</text:p>
          </table:table-cell>
          <table:table-cell table:formula="of:=[.D1180]/[.C1180]*100" office:value-type="float" office:value="18.2857142857143" calcext:value-type="float">
            <text:p>18.28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San Vittore</text:p>
          </table:table-cell>
          <table:table-cell office:value-type="float" office:value="875" calcext:value-type="float">
            <text:p>875</text:p>
          </table:table-cell>
          <table:table-cell office:value-type="float" office:value="101" calcext:value-type="float">
            <text:p>101</text:p>
          </table:table-cell>
          <table:table-cell table:formula="of:=[.D1181]/[.C1181]*100" office:value-type="float" office:value="11.5428571428571" calcext:value-type="float">
            <text:p>11.543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Calanca</text:p>
          </table:table-cell>
          <table:table-cell office:value-type="float" office:value="217" calcext:value-type="float">
            <text:p>217</text:p>
          </table:table-cell>
          <table:table-cell office:value-type="float" office:value="23" calcext:value-type="float">
            <text:p>23</text:p>
          </table:table-cell>
          <table:table-cell table:formula="of:=[.D1182]/[.C1182]*100" office:value-type="float" office:value="10.5990783410138" calcext:value-type="float">
            <text:p>10.599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Val Müstair</text:p>
          </table:table-cell>
          <table:table-cell office:value-type="float" office:value="1425" calcext:value-type="float">
            <text:p>1425</text:p>
          </table:table-cell>
          <table:table-cell office:value-type="float" office:value="182" calcext:value-type="float">
            <text:p>182</text:p>
          </table:table-cell>
          <table:table-cell table:formula="of:=[.D1183]/[.C1183]*100" office:value-type="float" office:value="12.7719298245614" calcext:value-type="float">
            <text:p>12.77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Davos</text:p>
          </table:table-cell>
          <table:table-cell office:value-type="float" office:value="10732" calcext:value-type="float">
            <text:p>10732</text:p>
          </table:table-cell>
          <table:table-cell office:value-type="float" office:value="1828" calcext:value-type="float">
            <text:p>1828</text:p>
          </table:table-cell>
          <table:table-cell table:formula="of:=[.D1184]/[.C1184]*100" office:value-type="float" office:value="17.0331718225867" calcext:value-type="float">
            <text:p>17.033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Fideris</text:p>
          </table:table-cell>
          <table:table-cell office:value-type="float" office:value="613" calcext:value-type="float">
            <text:p>613</text:p>
          </table:table-cell>
          <table:table-cell office:value-type="float" office:value="109" calcext:value-type="float">
            <text:p>109</text:p>
          </table:table-cell>
          <table:table-cell table:formula="of:=[.D1185]/[.C1185]*100" office:value-type="float" office:value="17.7814029363785" calcext:value-type="float">
            <text:p>17.78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Furna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table:formula="of:=[.D1186]/[.C1186]*100" office:value-type="float" office:value="21.4634146341463" calcext:value-type="float">
            <text:p>21.463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Jenaz</text:p>
          </table:table-cell>
          <table:table-cell office:value-type="float" office:value="1148" calcext:value-type="float">
            <text:p>1148</text:p>
          </table:table-cell>
          <table:table-cell office:value-type="float" office:value="208" calcext:value-type="float">
            <text:p>208</text:p>
          </table:table-cell>
          <table:table-cell table:formula="of:=[.D1187]/[.C1187]*100" office:value-type="float" office:value="18.1184668989547" calcext:value-type="float">
            <text:p>18.118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Klosters</text:p>
          </table:table-cell>
          <table:table-cell office:value-type="float" office:value="4423" calcext:value-type="float">
            <text:p>4423</text:p>
          </table:table-cell>
          <table:table-cell office:value-type="float" office:value="661" calcext:value-type="float">
            <text:p>661</text:p>
          </table:table-cell>
          <table:table-cell table:formula="of:=[.D1188]/[.C1188]*100" office:value-type="float" office:value="14.9446077323084" calcext:value-type="float">
            <text:p>14.94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Conters im Prättigau</text:p>
          </table:table-cell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table:formula="of:=[.D1189]/[.C1189]*100" office:value-type="float" office:value="21.1618257261411" calcext:value-type="float">
            <text:p>21.162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üblis</text:p>
          </table:table-cell>
          <table:table-cell office:value-type="float" office:value="897" calcext:value-type="float">
            <text:p>897</text:p>
          </table:table-cell>
          <table:table-cell office:value-type="float" office:value="166" calcext:value-type="float">
            <text:p>166</text:p>
          </table:table-cell>
          <table:table-cell table:formula="of:=[.D1190]/[.C1190]*100" office:value-type="float" office:value="18.5061315496098" calcext:value-type="float">
            <text:p>18.506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Luzein</text:p>
          </table:table-cell>
          <table:table-cell office:value-type="float" office:value="1624" calcext:value-type="float">
            <text:p>1624</text:p>
          </table:table-cell>
          <table:table-cell office:value-type="float" office:value="313" calcext:value-type="float">
            <text:p>313</text:p>
          </table:table-cell>
          <table:table-cell table:formula="of:=[.D1191]/[.C1191]*100" office:value-type="float" office:value="19.2733990147783" calcext:value-type="float">
            <text:p>19.273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Chur</text:p>
          </table:table-cell>
          <table:table-cell office:value-type="float" office:value="38129" calcext:value-type="float">
            <text:p>38129</text:p>
          </table:table-cell>
          <table:table-cell office:value-type="float" office:value="6222" calcext:value-type="float">
            <text:p>6222</text:p>
          </table:table-cell>
          <table:table-cell table:formula="of:=[.D1192]/[.C1192]*100" office:value-type="float" office:value="16.3182879173333" calcext:value-type="float">
            <text:p>16.318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Churwalden</text:p>
          </table:table-cell>
          <table:table-cell office:value-type="float" office:value="2121" calcext:value-type="float">
            <text:p>2121</text:p>
          </table:table-cell>
          <table:table-cell office:value-type="float" office:value="354" calcext:value-type="float">
            <text:p>354</text:p>
          </table:table-cell>
          <table:table-cell table:formula="of:=[.D1193]/[.C1193]*100" office:value-type="float" office:value="16.6902404526167" calcext:value-type="float">
            <text:p>16.690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Arosa</text:p>
          </table:table-cell>
          <table:table-cell office:value-type="float" office:value="3061" calcext:value-type="float">
            <text:p>3061</text:p>
          </table:table-cell>
          <table:table-cell office:value-type="float" office:value="365" calcext:value-type="float">
            <text:p>365</text:p>
          </table:table-cell>
          <table:table-cell table:formula="of:=[.D1194]/[.C1194]*100" office:value-type="float" office:value="11.9242077752369" calcext:value-type="float">
            <text:p>11.924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Tschiertschen-Praden</text:p>
          </table:table-cell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table:formula="of:=[.D1195]/[.C1195]*100" office:value-type="float" office:value="18.4818481848185" calcext:value-type="float">
            <text:p>18.482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Trimmis</text:p>
          </table:table-cell>
          <table:table-cell office:value-type="float" office:value="3391" calcext:value-type="float">
            <text:p>3391</text:p>
          </table:table-cell>
          <table:table-cell office:value-type="float" office:value="713" calcext:value-type="float">
            <text:p>713</text:p>
          </table:table-cell>
          <table:table-cell table:formula="of:=[.D1196]/[.C1196]*100" office:value-type="float" office:value="21.0262459451489" calcext:value-type="float">
            <text:p>21.026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Untervaz</text:p>
          </table:table-cell>
          <table:table-cell office:value-type="float" office:value="2600" calcext:value-type="float">
            <text:p>2600</text:p>
          </table:table-cell>
          <table:table-cell office:value-type="float" office:value="535" calcext:value-type="float">
            <text:p>535</text:p>
          </table:table-cell>
          <table:table-cell table:formula="of:=[.D1197]/[.C1197]*100" office:value-type="float" office:value="20.5769230769231" calcext:value-type="float">
            <text:p>20.577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Zizers</text:p>
          </table:table-cell>
          <table:table-cell office:value-type="float" office:value="3545" calcext:value-type="float">
            <text:p>3545</text:p>
          </table:table-cell>
          <table:table-cell office:value-type="float" office:value="704" calcext:value-type="float">
            <text:p>704</text:p>
          </table:table-cell>
          <table:table-cell table:formula="of:=[.D1198]/[.C1198]*100" office:value-type="float" office:value="19.8589562764457" calcext:value-type="float">
            <text:p>19.859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Fläsch</text:p>
          </table:table-cell>
          <table:table-cell office:value-type="float" office:value="855" calcext:value-type="float">
            <text:p>855</text:p>
          </table:table-cell>
          <table:table-cell office:value-type="float" office:value="139" calcext:value-type="float">
            <text:p>139</text:p>
          </table:table-cell>
          <table:table-cell table:formula="of:=[.D1199]/[.C1199]*100" office:value-type="float" office:value="16.2573099415205" calcext:value-type="float">
            <text:p>16.25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Jenins</text:p>
          </table:table-cell>
          <table:table-cell office:value-type="float" office:value="938" calcext:value-type="float">
            <text:p>938</text:p>
          </table:table-cell>
          <table:table-cell office:value-type="float" office:value="174" calcext:value-type="float">
            <text:p>174</text:p>
          </table:table-cell>
          <table:table-cell table:formula="of:=[.D1200]/[.C1200]*100" office:value-type="float" office:value="18.5501066098081" calcext:value-type="float">
            <text:p>18.550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Maienfeld</text:p>
          </table:table-cell>
          <table:table-cell office:value-type="float" office:value="3141" calcext:value-type="float">
            <text:p>3141</text:p>
          </table:table-cell>
          <table:table-cell office:value-type="float" office:value="589" calcext:value-type="float">
            <text:p>589</text:p>
          </table:table-cell>
          <table:table-cell table:formula="of:=[.D1201]/[.C1201]*100" office:value-type="float" office:value="18.7519898121617" calcext:value-type="float">
            <text:p>18.752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Malans</text:p>
          </table:table-cell>
          <table:table-cell office:value-type="float" office:value="2506" calcext:value-type="float">
            <text:p>2506</text:p>
          </table:table-cell>
          <table:table-cell office:value-type="float" office:value="491" calcext:value-type="float">
            <text:p>491</text:p>
          </table:table-cell>
          <table:table-cell table:formula="of:=[.D1202]/[.C1202]*100" office:value-type="float" office:value="19.5929768555467" calcext:value-type="float">
            <text:p>19.593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Landquart</text:p>
          </table:table-cell>
          <table:table-cell office:value-type="float" office:value="9153" calcext:value-type="float">
            <text:p>9153</text:p>
          </table:table-cell>
          <table:table-cell office:value-type="float" office:value="1844" calcext:value-type="float">
            <text:p>1844</text:p>
          </table:table-cell>
          <table:table-cell table:formula="of:=[.D1203]/[.C1203]*100" office:value-type="float" office:value="20.146400087403" calcext:value-type="float">
            <text:p>20.146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Grüsch</text:p>
          </table:table-cell>
          <table:table-cell office:value-type="float" office:value="2153" calcext:value-type="float">
            <text:p>2153</text:p>
          </table:table-cell>
          <table:table-cell office:value-type="float" office:value="401" calcext:value-type="float">
            <text:p>401</text:p>
          </table:table-cell>
          <table:table-cell table:formula="of:=[.D1204]/[.C1204]*100" office:value-type="float" office:value="18.625174175569" calcext:value-type="float">
            <text:p>18.62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Schiers</text:p>
          </table:table-cell>
          <table:table-cell office:value-type="float" office:value="2861" calcext:value-type="float">
            <text:p>2861</text:p>
          </table:table-cell>
          <table:table-cell office:value-type="float" office:value="606" calcext:value-type="float">
            <text:p>606</text:p>
          </table:table-cell>
          <table:table-cell table:formula="of:=[.D1205]/[.C1205]*100" office:value-type="float" office:value="21.1814051031108" calcext:value-type="float">
            <text:p>21.181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Seewis im Prättigau</text:p>
          </table:table-cell>
          <table:table-cell office:value-type="float" office:value="1426" calcext:value-type="float">
            <text:p>1426</text:p>
          </table:table-cell>
          <table:table-cell office:value-type="float" office:value="286" calcext:value-type="float">
            <text:p>286</text:p>
          </table:table-cell>
          <table:table-cell table:formula="of:=[.D1206]/[.C1206]*100" office:value-type="float" office:value="20.0561009817672" calcext:value-type="float">
            <text:p>20.056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Breil/Brigels</text:p>
          </table:table-cell>
          <table:table-cell office:value-type="float" office:value="1719" calcext:value-type="float">
            <text:p>1719</text:p>
          </table:table-cell>
          <table:table-cell office:value-type="float" office:value="311" calcext:value-type="float">
            <text:p>311</text:p>
          </table:table-cell>
          <table:table-cell table:formula="of:=[.D1207]/[.C1207]*100" office:value-type="float" office:value="18.0919139034322" calcext:value-type="float">
            <text:p>18.092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Disentis/Mustér</text:p>
          </table:table-cell>
          <table:table-cell office:value-type="float" office:value="2009" calcext:value-type="float">
            <text:p>2009</text:p>
          </table:table-cell>
          <table:table-cell office:value-type="float" office:value="338" calcext:value-type="float">
            <text:p>338</text:p>
          </table:table-cell>
          <table:table-cell table:formula="of:=[.D1208]/[.C1208]*100" office:value-type="float" office:value="16.8242906918865" calcext:value-type="float">
            <text:p>16.824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Medel (Lucmagn)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table:formula="of:=[.D1209]/[.C1209]*100" office:value-type="float" office:value="9.03614457831325" calcext:value-type="float">
            <text:p>9.036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Sumvitg</text:p>
          </table:table-cell>
          <table:table-cell office:value-type="float" office:value="1082" calcext:value-type="float">
            <text:p>1082</text:p>
          </table:table-cell>
          <table:table-cell office:value-type="float" office:value="142" calcext:value-type="float">
            <text:p>142</text:p>
          </table:table-cell>
          <table:table-cell table:formula="of:=[.D1210]/[.C1210]*100" office:value-type="float" office:value="13.1238447319778" calcext:value-type="float">
            <text:p>13.124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Tujetsch</text:p>
          </table:table-cell>
          <table:table-cell office:value-type="float" office:value="1180" calcext:value-type="float">
            <text:p>1180</text:p>
          </table:table-cell>
          <table:table-cell office:value-type="float" office:value="167" calcext:value-type="float">
            <text:p>167</text:p>
          </table:table-cell>
          <table:table-cell table:formula="of:=[.D1211]/[.C1211]*100" office:value-type="float" office:value="14.1525423728814" calcext:value-type="float">
            <text:p>14.153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Trun</text:p>
          </table:table-cell>
          <table:table-cell office:value-type="float" office:value="1152" calcext:value-type="float">
            <text:p>1152</text:p>
          </table:table-cell>
          <table:table-cell office:value-type="float" office:value="174" calcext:value-type="float">
            <text:p>174</text:p>
          </table:table-cell>
          <table:table-cell table:formula="of:=[.D1212]/[.C1212]*100" office:value-type="float" office:value="15.1041666666667" calcext:value-type="float">
            <text:p>15.104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Obersaxen Mundaun</text:p>
          </table:table-cell>
          <table:table-cell office:value-type="float" office:value="1138" calcext:value-type="float">
            <text:p>1138</text:p>
          </table:table-cell>
          <table:table-cell office:value-type="float" office:value="187" calcext:value-type="float">
            <text:p>187</text:p>
          </table:table-cell>
          <table:table-cell table:formula="of:=[.D1213]/[.C1213]*100" office:value-type="float" office:value="16.4323374340949" calcext:value-type="float">
            <text:p>16.43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Aarau</text:p>
          </table:table-cell>
          <table:table-cell office:value-type="float" office:value="21807" calcext:value-type="float">
            <text:p>21807</text:p>
          </table:table-cell>
          <table:table-cell office:value-type="float" office:value="3908" calcext:value-type="float">
            <text:p>3908</text:p>
          </table:table-cell>
          <table:table-cell table:formula="of:=[.D1214]/[.C1214]*100" office:value-type="float" office:value="17.9208511028569" calcext:value-type="float">
            <text:p>17.92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Biberstein</text:p>
          </table:table-cell>
          <table:table-cell office:value-type="float" office:value="1624" calcext:value-type="float">
            <text:p>1624</text:p>
          </table:table-cell>
          <table:table-cell office:value-type="float" office:value="287" calcext:value-type="float">
            <text:p>287</text:p>
          </table:table-cell>
          <table:table-cell table:formula="of:=[.D1215]/[.C1215]*100" office:value-type="float" office:value="17.6724137931034" calcext:value-type="float">
            <text:p>17.67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Buchs (AG)</text:p>
          </table:table-cell>
          <table:table-cell office:value-type="float" office:value="8319" calcext:value-type="float">
            <text:p>8319</text:p>
          </table:table-cell>
          <table:table-cell office:value-type="float" office:value="1856" calcext:value-type="float">
            <text:p>1856</text:p>
          </table:table-cell>
          <table:table-cell table:formula="of:=[.D1216]/[.C1216]*100" office:value-type="float" office:value="22.31037384301" calcext:value-type="float">
            <text:p>22.310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Densbüren</text:p>
          </table:table-cell>
          <table:table-cell office:value-type="float" office:value="743" calcext:value-type="float">
            <text:p>743</text:p>
          </table:table-cell>
          <table:table-cell office:value-type="float" office:value="131" calcext:value-type="float">
            <text:p>131</text:p>
          </table:table-cell>
          <table:table-cell table:formula="of:=[.D1217]/[.C1217]*100" office:value-type="float" office:value="17.6312247644684" calcext:value-type="float">
            <text:p>17.631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Erlinsbach (AG)</text:p>
          </table:table-cell>
          <table:table-cell office:value-type="float" office:value="4473" calcext:value-type="float">
            <text:p>4473</text:p>
          </table:table-cell>
          <table:table-cell office:value-type="float" office:value="911" calcext:value-type="float">
            <text:p>911</text:p>
          </table:table-cell>
          <table:table-cell table:formula="of:=[.D1218]/[.C1218]*100" office:value-type="float" office:value="20.3666443103063" calcext:value-type="float">
            <text:p>20.367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Gränichen</text:p>
          </table:table-cell>
          <table:table-cell office:value-type="float" office:value="8432" calcext:value-type="float">
            <text:p>8432</text:p>
          </table:table-cell>
          <table:table-cell office:value-type="float" office:value="1725" calcext:value-type="float">
            <text:p>1725</text:p>
          </table:table-cell>
          <table:table-cell table:formula="of:=[.D1219]/[.C1219]*100" office:value-type="float" office:value="20.457779886148" calcext:value-type="float">
            <text:p>20.45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Hirschthal</text:p>
          </table:table-cell>
          <table:table-cell office:value-type="float" office:value="1685" calcext:value-type="float">
            <text:p>1685</text:p>
          </table:table-cell>
          <table:table-cell office:value-type="float" office:value="346" calcext:value-type="float">
            <text:p>346</text:p>
          </table:table-cell>
          <table:table-cell table:formula="of:=[.D1220]/[.C1220]*100" office:value-type="float" office:value="20.5341246290801" calcext:value-type="float">
            <text:p>20.534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Küttigen</text:p>
          </table:table-cell>
          <table:table-cell office:value-type="float" office:value="6547" calcext:value-type="float">
            <text:p>6547</text:p>
          </table:table-cell>
          <table:table-cell office:value-type="float" office:value="1351" calcext:value-type="float">
            <text:p>1351</text:p>
          </table:table-cell>
          <table:table-cell table:formula="of:=[.D1221]/[.C1221]*100" office:value-type="float" office:value="20.63540552925" calcext:value-type="float">
            <text:p>20.635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Muhen</text:p>
          </table:table-cell>
          <table:table-cell office:value-type="float" office:value="4049" calcext:value-type="float">
            <text:p>4049</text:p>
          </table:table-cell>
          <table:table-cell office:value-type="float" office:value="843" calcext:value-type="float">
            <text:p>843</text:p>
          </table:table-cell>
          <table:table-cell table:formula="of:=[.D1222]/[.C1222]*100" office:value-type="float" office:value="20.8199555445789" calcext:value-type="float">
            <text:p>20.82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Oberentfelden</text:p>
          </table:table-cell>
          <table:table-cell office:value-type="float" office:value="8760" calcext:value-type="float">
            <text:p>8760</text:p>
          </table:table-cell>
          <table:table-cell office:value-type="float" office:value="1888" calcext:value-type="float">
            <text:p>1888</text:p>
          </table:table-cell>
          <table:table-cell table:formula="of:=[.D1223]/[.C1223]*100" office:value-type="float" office:value="21.5525114155251" calcext:value-type="float">
            <text:p>21.553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Suhr</text:p>
          </table:table-cell>
          <table:table-cell office:value-type="float" office:value="10968" calcext:value-type="float">
            <text:p>10968</text:p>
          </table:table-cell>
          <table:table-cell office:value-type="float" office:value="2436" calcext:value-type="float">
            <text:p>2436</text:p>
          </table:table-cell>
          <table:table-cell table:formula="of:=[.D1224]/[.C1224]*100" office:value-type="float" office:value="22.2100656455142" calcext:value-type="float">
            <text:p>22.210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Unterentfelden</text:p>
          </table:table-cell>
          <table:table-cell office:value-type="float" office:value="4391" calcext:value-type="float">
            <text:p>4391</text:p>
          </table:table-cell>
          <table:table-cell office:value-type="float" office:value="944" calcext:value-type="float">
            <text:p>944</text:p>
          </table:table-cell>
          <table:table-cell table:formula="of:=[.D1225]/[.C1225]*100" office:value-type="float" office:value="21.4985196993851" calcext:value-type="float">
            <text:p>21.499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Baden</text:p>
          </table:table-cell>
          <table:table-cell office:value-type="float" office:value="19839" calcext:value-type="float">
            <text:p>19839</text:p>
          </table:table-cell>
          <table:table-cell office:value-type="float" office:value="3510" calcext:value-type="float">
            <text:p>3510</text:p>
          </table:table-cell>
          <table:table-cell table:formula="of:=[.D1226]/[.C1226]*100" office:value-type="float" office:value="17.6924240133071" calcext:value-type="float">
            <text:p>17.692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Bellikon</text:p>
          </table:table-cell>
          <table:table-cell office:value-type="float" office:value="1571" calcext:value-type="float">
            <text:p>1571</text:p>
          </table:table-cell>
          <table:table-cell office:value-type="float" office:value="266" calcext:value-type="float">
            <text:p>266</text:p>
          </table:table-cell>
          <table:table-cell table:formula="of:=[.D1227]/[.C1227]*100" office:value-type="float" office:value="16.9318905155952" calcext:value-type="float">
            <text:p>16.932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Bergdietikon</text:p>
          </table:table-cell>
          <table:table-cell office:value-type="float" office:value="2938" calcext:value-type="float">
            <text:p>2938</text:p>
          </table:table-cell>
          <table:table-cell office:value-type="float" office:value="629" calcext:value-type="float">
            <text:p>629</text:p>
          </table:table-cell>
          <table:table-cell table:formula="of:=[.D1228]/[.C1228]*100" office:value-type="float" office:value="21.4091218515997" calcext:value-type="float">
            <text:p>21.40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Birmenstorf (AG)</text:p>
          </table:table-cell>
          <table:table-cell office:value-type="float" office:value="3010" calcext:value-type="float">
            <text:p>3010</text:p>
          </table:table-cell>
          <table:table-cell office:value-type="float" office:value="674" calcext:value-type="float">
            <text:p>674</text:p>
          </table:table-cell>
          <table:table-cell table:formula="of:=[.D1229]/[.C1229]*100" office:value-type="float" office:value="22.3920265780731" calcext:value-type="float">
            <text:p>22.392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Ennetbaden</text:p>
          </table:table-cell>
          <table:table-cell office:value-type="float" office:value="3613" calcext:value-type="float">
            <text:p>3613</text:p>
          </table:table-cell>
          <table:table-cell office:value-type="float" office:value="733" calcext:value-type="float">
            <text:p>733</text:p>
          </table:table-cell>
          <table:table-cell table:formula="of:=[.D1230]/[.C1230]*100" office:value-type="float" office:value="20.2878494326045" calcext:value-type="float">
            <text:p>20.288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Fislisbach</text:p>
          </table:table-cell>
          <table:table-cell office:value-type="float" office:value="5984" calcext:value-type="float">
            <text:p>5984</text:p>
          </table:table-cell>
          <table:table-cell office:value-type="float" office:value="1214" calcext:value-type="float">
            <text:p>1214</text:p>
          </table:table-cell>
          <table:table-cell table:formula="of:=[.D1231]/[.C1231]*100" office:value-type="float" office:value="20.2874331550802" calcext:value-type="float">
            <text:p>20.287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Freienwil</text:p>
          </table:table-cell>
          <table:table-cell office:value-type="float" office:value="1102" calcext:value-type="float">
            <text:p>1102</text:p>
          </table:table-cell>
          <table:table-cell office:value-type="float" office:value="249" calcext:value-type="float">
            <text:p>249</text:p>
          </table:table-cell>
          <table:table-cell table:formula="of:=[.D1232]/[.C1232]*100" office:value-type="float" office:value="22.5952813067151" calcext:value-type="float">
            <text:p>22.595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Gebenstorf</text:p>
          </table:table-cell>
          <table:table-cell office:value-type="float" office:value="5665" calcext:value-type="float">
            <text:p>5665</text:p>
          </table:table-cell>
          <table:table-cell office:value-type="float" office:value="1167" calcext:value-type="float">
            <text:p>1167</text:p>
          </table:table-cell>
          <table:table-cell table:formula="of:=[.D1233]/[.C1233]*100" office:value-type="float" office:value="20.6001765225066" calcext:value-type="float">
            <text:p>20.60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Killwangen</text:p>
          </table:table-cell>
          <table:table-cell office:value-type="float" office:value="2072" calcext:value-type="float">
            <text:p>2072</text:p>
          </table:table-cell>
          <table:table-cell office:value-type="float" office:value="442" calcext:value-type="float">
            <text:p>442</text:p>
          </table:table-cell>
          <table:table-cell table:formula="of:=[.D1234]/[.C1234]*100" office:value-type="float" office:value="21.3320463320463" calcext:value-type="float">
            <text:p>21.332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Künten</text:p>
          </table:table-cell>
          <table:table-cell office:value-type="float" office:value="1888" calcext:value-type="float">
            <text:p>1888</text:p>
          </table:table-cell>
          <table:table-cell office:value-type="float" office:value="383" calcext:value-type="float">
            <text:p>383</text:p>
          </table:table-cell>
          <table:table-cell table:formula="of:=[.D1235]/[.C1235]*100" office:value-type="float" office:value="20.2860169491525" calcext:value-type="float">
            <text:p>20.286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Mägenwil</text:p>
          </table:table-cell>
          <table:table-cell office:value-type="float" office:value="2194" calcext:value-type="float">
            <text:p>2194</text:p>
          </table:table-cell>
          <table:table-cell office:value-type="float" office:value="503" calcext:value-type="float">
            <text:p>503</text:p>
          </table:table-cell>
          <table:table-cell table:formula="of:=[.D1236]/[.C1236]*100" office:value-type="float" office:value="22.926162260711" calcext:value-type="float">
            <text:p>22.926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Mellingen</text:p>
          </table:table-cell>
          <table:table-cell office:value-type="float" office:value="6019" calcext:value-type="float">
            <text:p>6019</text:p>
          </table:table-cell>
          <table:table-cell office:value-type="float" office:value="1297" calcext:value-type="float">
            <text:p>1297</text:p>
          </table:table-cell>
          <table:table-cell table:formula="of:=[.D1237]/[.C1237]*100" office:value-type="float" office:value="21.5484299717561" calcext:value-type="float">
            <text:p>21.548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Neuenhof</text:p>
          </table:table-cell>
          <table:table-cell office:value-type="float" office:value="8972" calcext:value-type="float">
            <text:p>8972</text:p>
          </table:table-cell>
          <table:table-cell office:value-type="float" office:value="1890" calcext:value-type="float">
            <text:p>1890</text:p>
          </table:table-cell>
          <table:table-cell table:formula="of:=[.D1238]/[.C1238]*100" office:value-type="float" office:value="21.0655372269282" calcext:value-type="float">
            <text:p>21.066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Niederrohrdorf</text:p>
          </table:table-cell>
          <table:table-cell office:value-type="float" office:value="4498" calcext:value-type="float">
            <text:p>4498</text:p>
          </table:table-cell>
          <table:table-cell office:value-type="float" office:value="899" calcext:value-type="float">
            <text:p>899</text:p>
          </table:table-cell>
          <table:table-cell table:formula="of:=[.D1239]/[.C1239]*100" office:value-type="float" office:value="19.9866607381058" calcext:value-type="float">
            <text:p>19.987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Oberrohrdorf</text:p>
          </table:table-cell>
          <table:table-cell office:value-type="float" office:value="4165" calcext:value-type="float">
            <text:p>4165</text:p>
          </table:table-cell>
          <table:table-cell office:value-type="float" office:value="769" calcext:value-type="float">
            <text:p>769</text:p>
          </table:table-cell>
          <table:table-cell table:formula="of:=[.D1240]/[.C1240]*100" office:value-type="float" office:value="18.4633853541417" calcext:value-type="float">
            <text:p>18.463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Obersiggenthal</text:p>
          </table:table-cell>
          <table:table-cell office:value-type="float" office:value="8782" calcext:value-type="float">
            <text:p>8782</text:p>
          </table:table-cell>
          <table:table-cell office:value-type="float" office:value="1842" calcext:value-type="float">
            <text:p>1842</text:p>
          </table:table-cell>
          <table:table-cell table:formula="of:=[.D1241]/[.C1241]*100" office:value-type="float" office:value="20.9747210202687" calcext:value-type="float">
            <text:p>20.975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Remetschwil</text:p>
          </table:table-cell>
          <table:table-cell office:value-type="float" office:value="2070" calcext:value-type="float">
            <text:p>2070</text:p>
          </table:table-cell>
          <table:table-cell office:value-type="float" office:value="408" calcext:value-type="float">
            <text:p>408</text:p>
          </table:table-cell>
          <table:table-cell table:formula="of:=[.D1242]/[.C1242]*100" office:value-type="float" office:value="19.7101449275362" calcext:value-type="float">
            <text:p>19.71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Spreitenbach</text:p>
          </table:table-cell>
          <table:table-cell office:value-type="float" office:value="12322" calcext:value-type="float">
            <text:p>12322</text:p>
          </table:table-cell>
          <table:table-cell office:value-type="float" office:value="2810" calcext:value-type="float">
            <text:p>2810</text:p>
          </table:table-cell>
          <table:table-cell table:formula="of:=[.D1243]/[.C1243]*100" office:value-type="float" office:value="22.8047394903425" calcext:value-type="float">
            <text:p>22.80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Stetten (AG)</text:p>
          </table:table-cell>
          <table:table-cell office:value-type="float" office:value="2420" calcext:value-type="float">
            <text:p>2420</text:p>
          </table:table-cell>
          <table:table-cell office:value-type="float" office:value="537" calcext:value-type="float">
            <text:p>537</text:p>
          </table:table-cell>
          <table:table-cell table:formula="of:=[.D1244]/[.C1244]*100" office:value-type="float" office:value="22.1900826446281" calcext:value-type="float">
            <text:p>22.190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Turgi</text:p>
          </table:table-cell>
          <table:table-cell office:value-type="float" office:value="3010" calcext:value-type="float">
            <text:p>3010</text:p>
          </table:table-cell>
          <table:table-cell office:value-type="float" office:value="526" calcext:value-type="float">
            <text:p>526</text:p>
          </table:table-cell>
          <table:table-cell table:formula="of:=[.D1245]/[.C1245]*100" office:value-type="float" office:value="17.4750830564784" calcext:value-type="float">
            <text:p>17.47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Untersiggenthal</text:p>
          </table:table-cell>
          <table:table-cell office:value-type="float" office:value="7486" calcext:value-type="float">
            <text:p>7486</text:p>
          </table:table-cell>
          <table:table-cell office:value-type="float" office:value="1608" calcext:value-type="float">
            <text:p>1608</text:p>
          </table:table-cell>
          <table:table-cell table:formula="of:=[.D1246]/[.C1246]*100" office:value-type="float" office:value="21.4800961795351" calcext:value-type="float">
            <text:p>21.480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Wettingen</text:p>
          </table:table-cell>
          <table:table-cell office:value-type="float" office:value="21094" calcext:value-type="float">
            <text:p>21094</text:p>
          </table:table-cell>
          <table:table-cell office:value-type="float" office:value="4057" calcext:value-type="float">
            <text:p>4057</text:p>
          </table:table-cell>
          <table:table-cell table:formula="of:=[.D1247]/[.C1247]*100" office:value-type="float" office:value="19.2329572390253" calcext:value-type="float">
            <text:p>19.233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Wohlenschwil</text:p>
          </table:table-cell>
          <table:table-cell office:value-type="float" office:value="1820" calcext:value-type="float">
            <text:p>1820</text:p>
          </table:table-cell>
          <table:table-cell office:value-type="float" office:value="399" calcext:value-type="float">
            <text:p>399</text:p>
          </table:table-cell>
          <table:table-cell table:formula="of:=[.D1248]/[.C1248]*100" office:value-type="float" office:value="21.9230769230769" calcext:value-type="float">
            <text:p>21.923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Würenlingen</text:p>
          </table:table-cell>
          <table:table-cell office:value-type="float" office:value="5005" calcext:value-type="float">
            <text:p>5005</text:p>
          </table:table-cell>
          <table:table-cell office:value-type="float" office:value="1083" calcext:value-type="float">
            <text:p>1083</text:p>
          </table:table-cell>
          <table:table-cell table:formula="of:=[.D1249]/[.C1249]*100" office:value-type="float" office:value="21.6383616383616" calcext:value-type="float">
            <text:p>21.638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Würenlos</text:p>
          </table:table-cell>
          <table:table-cell office:value-type="float" office:value="6727" calcext:value-type="float">
            <text:p>6727</text:p>
          </table:table-cell>
          <table:table-cell office:value-type="float" office:value="1527" calcext:value-type="float">
            <text:p>1527</text:p>
          </table:table-cell>
          <table:table-cell table:formula="of:=[.D1250]/[.C1250]*100" office:value-type="float" office:value="22.6995689014419" calcext:value-type="float">
            <text:p>22.700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Ehrendingen</text:p>
          </table:table-cell>
          <table:table-cell office:value-type="float" office:value="4827" calcext:value-type="float">
            <text:p>4827</text:p>
          </table:table-cell>
          <table:table-cell office:value-type="float" office:value="1050" calcext:value-type="float">
            <text:p>1050</text:p>
          </table:table-cell>
          <table:table-cell table:formula="of:=[.D1251]/[.C1251]*100" office:value-type="float" office:value="21.752641392169" calcext:value-type="float">
            <text:p>21.753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Arni (AG)</text:p>
          </table:table-cell>
          <table:table-cell office:value-type="float" office:value="1886" calcext:value-type="float">
            <text:p>1886</text:p>
          </table:table-cell>
          <table:table-cell office:value-type="float" office:value="400" calcext:value-type="float">
            <text:p>400</text:p>
          </table:table-cell>
          <table:table-cell table:formula="of:=[.D1252]/[.C1252]*100" office:value-type="float" office:value="21.2089077412513" calcext:value-type="float">
            <text:p>21.209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Berikon</text:p>
          </table:table-cell>
          <table:table-cell office:value-type="float" office:value="4880" calcext:value-type="float">
            <text:p>4880</text:p>
          </table:table-cell>
          <table:table-cell office:value-type="float" office:value="1037" calcext:value-type="float">
            <text:p>1037</text:p>
          </table:table-cell>
          <table:table-cell table:formula="of:=[.D1253]/[.C1253]*100" office:value-type="float" office:value="21.25" calcext:value-type="float">
            <text:p>21.250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Bremgarten (AG)</text:p>
          </table:table-cell>
          <table:table-cell office:value-type="float" office:value="8705" calcext:value-type="float">
            <text:p>8705</text:p>
          </table:table-cell>
          <table:table-cell office:value-type="float" office:value="1644" calcext:value-type="float">
            <text:p>1644</text:p>
          </table:table-cell>
          <table:table-cell table:formula="of:=[.D1254]/[.C1254]*100" office:value-type="float" office:value="18.8856978747846" calcext:value-type="float">
            <text:p>18.886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Büttikon</text:p>
          </table:table-cell>
          <table:table-cell office:value-type="float" office:value="1111" calcext:value-type="float">
            <text:p>1111</text:p>
          </table:table-cell>
          <table:table-cell office:value-type="float" office:value="240" calcext:value-type="float">
            <text:p>240</text:p>
          </table:table-cell>
          <table:table-cell table:formula="of:=[.D1255]/[.C1255]*100" office:value-type="float" office:value="21.6021602160216" calcext:value-type="float">
            <text:p>21.60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Dottikon</text:p>
          </table:table-cell>
          <table:table-cell office:value-type="float" office:value="4085" calcext:value-type="float">
            <text:p>4085</text:p>
          </table:table-cell>
          <table:table-cell office:value-type="float" office:value="862" calcext:value-type="float">
            <text:p>862</text:p>
          </table:table-cell>
          <table:table-cell table:formula="of:=[.D1256]/[.C1256]*100" office:value-type="float" office:value="21.1015911872705" calcext:value-type="float">
            <text:p>21.10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Eggenwil</text:p>
          </table:table-cell>
          <table:table-cell office:value-type="float" office:value="1038" calcext:value-type="float">
            <text:p>1038</text:p>
          </table:table-cell>
          <table:table-cell office:value-type="float" office:value="216" calcext:value-type="float">
            <text:p>216</text:p>
          </table:table-cell>
          <table:table-cell table:formula="of:=[.D1257]/[.C1257]*100" office:value-type="float" office:value="20.8092485549133" calcext:value-type="float">
            <text:p>20.809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Fischbach-Göslikon</text:p>
          </table:table-cell>
          <table:table-cell office:value-type="float" office:value="1714" calcext:value-type="float">
            <text:p>1714</text:p>
          </table:table-cell>
          <table:table-cell office:value-type="float" office:value="384" calcext:value-type="float">
            <text:p>384</text:p>
          </table:table-cell>
          <table:table-cell table:formula="of:=[.D1258]/[.C1258]*100" office:value-type="float" office:value="22.4037339556593" calcext:value-type="float">
            <text:p>22.404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Hägglingen</text:p>
          </table:table-cell>
          <table:table-cell office:value-type="float" office:value="2454" calcext:value-type="float">
            <text:p>2454</text:p>
          </table:table-cell>
          <table:table-cell office:value-type="float" office:value="494" calcext:value-type="float">
            <text:p>494</text:p>
          </table:table-cell>
          <table:table-cell table:formula="of:=[.D1259]/[.C1259]*100" office:value-type="float" office:value="20.1303993480033" calcext:value-type="float">
            <text:p>20.130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onen</text:p>
          </table:table-cell>
          <table:table-cell office:value-type="float" office:value="2316" calcext:value-type="float">
            <text:p>2316</text:p>
          </table:table-cell>
          <table:table-cell office:value-type="float" office:value="541" calcext:value-type="float">
            <text:p>541</text:p>
          </table:table-cell>
          <table:table-cell table:formula="of:=[.D1260]/[.C1260]*100" office:value-type="float" office:value="23.3592400690846" calcext:value-type="float">
            <text:p>23.359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Niederwil (AG)</text:p>
          </table:table-cell>
          <table:table-cell office:value-type="float" office:value="3005" calcext:value-type="float">
            <text:p>3005</text:p>
          </table:table-cell>
          <table:table-cell office:value-type="float" office:value="609" calcext:value-type="float">
            <text:p>609</text:p>
          </table:table-cell>
          <table:table-cell table:formula="of:=[.D1261]/[.C1261]*100" office:value-type="float" office:value="20.2662229617304" calcext:value-type="float">
            <text:p>20.266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Oberlunkhofen</text:p>
          </table:table-cell>
          <table:table-cell office:value-type="float" office:value="2096" calcext:value-type="float">
            <text:p>2096</text:p>
          </table:table-cell>
          <table:table-cell office:value-type="float" office:value="399" calcext:value-type="float">
            <text:p>399</text:p>
          </table:table-cell>
          <table:table-cell table:formula="of:=[.D1262]/[.C1262]*100" office:value-type="float" office:value="19.0362595419847" calcext:value-type="float">
            <text:p>19.036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Oberwil-Lieli</text:p>
          </table:table-cell>
          <table:table-cell office:value-type="float" office:value="2586" calcext:value-type="float">
            <text:p>2586</text:p>
          </table:table-cell>
          <table:table-cell office:value-type="float" office:value="538" calcext:value-type="float">
            <text:p>538</text:p>
          </table:table-cell>
          <table:table-cell table:formula="of:=[.D1263]/[.C1263]*100" office:value-type="float" office:value="20.8043310131477" calcext:value-type="float">
            <text:p>20.804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Rudolfstetten-Friedlisberg</text:p>
          </table:table-cell>
          <table:table-cell office:value-type="float" office:value="4618" calcext:value-type="float">
            <text:p>4618</text:p>
          </table:table-cell>
          <table:table-cell office:value-type="float" office:value="997" calcext:value-type="float">
            <text:p>997</text:p>
          </table:table-cell>
          <table:table-cell table:formula="of:=[.D1264]/[.C1264]*100" office:value-type="float" office:value="21.5894326548289" calcext:value-type="float">
            <text:p>21.58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Sarmenstorf</text:p>
          </table:table-cell>
          <table:table-cell office:value-type="float" office:value="3066" calcext:value-type="float">
            <text:p>3066</text:p>
          </table:table-cell>
          <table:table-cell office:value-type="float" office:value="672" calcext:value-type="float">
            <text:p>672</text:p>
          </table:table-cell>
          <table:table-cell table:formula="of:=[.D1265]/[.C1265]*100" office:value-type="float" office:value="21.9178082191781" calcext:value-type="float">
            <text:p>21.91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Tägerig</text:p>
          </table:table-cell>
          <table:table-cell office:value-type="float" office:value="1527" calcext:value-type="float">
            <text:p>1527</text:p>
          </table:table-cell>
          <table:table-cell office:value-type="float" office:value="368" calcext:value-type="float">
            <text:p>368</text:p>
          </table:table-cell>
          <table:table-cell table:formula="of:=[.D1266]/[.C1266]*100" office:value-type="float" office:value="24.0995415848068" calcext:value-type="float">
            <text:p>24.100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Uezwil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table:formula="of:=[.D1267]/[.C1267]*100" office:value-type="float" office:value="20.8747514910537" calcext:value-type="float">
            <text:p>20.875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Unterlunkhofen</text:p>
          </table:table-cell>
          <table:table-cell office:value-type="float" office:value="1552" calcext:value-type="float">
            <text:p>1552</text:p>
          </table:table-cell>
          <table:table-cell office:value-type="float" office:value="296" calcext:value-type="float">
            <text:p>296</text:p>
          </table:table-cell>
          <table:table-cell table:formula="of:=[.D1268]/[.C1268]*100" office:value-type="float" office:value="19.0721649484536" calcext:value-type="float">
            <text:p>19.07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Villmergen</text:p>
          </table:table-cell>
          <table:table-cell office:value-type="float" office:value="7869" calcext:value-type="float">
            <text:p>7869</text:p>
          </table:table-cell>
          <table:table-cell office:value-type="float" office:value="1802" calcext:value-type="float">
            <text:p>1802</text:p>
          </table:table-cell>
          <table:table-cell table:formula="of:=[.D1269]/[.C1269]*100" office:value-type="float" office:value="22.8999872919049" calcext:value-type="float">
            <text:p>22.900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Widen</text:p>
          </table:table-cell>
          <table:table-cell office:value-type="float" office:value="3877" calcext:value-type="float">
            <text:p>3877</text:p>
          </table:table-cell>
          <table:table-cell office:value-type="float" office:value="783" calcext:value-type="float">
            <text:p>783</text:p>
          </table:table-cell>
          <table:table-cell table:formula="of:=[.D1270]/[.C1270]*100" office:value-type="float" office:value="20.1960278565901" calcext:value-type="float">
            <text:p>20.196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Wohlen (AG)</text:p>
          </table:table-cell>
          <table:table-cell office:value-type="float" office:value="17133" calcext:value-type="float">
            <text:p>17133</text:p>
          </table:table-cell>
          <table:table-cell office:value-type="float" office:value="3542" calcext:value-type="float">
            <text:p>3542</text:p>
          </table:table-cell>
          <table:table-cell table:formula="of:=[.D1271]/[.C1271]*100" office:value-type="float" office:value="20.6735539601938" calcext:value-type="float">
            <text:p>20.674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Zufikon</text:p>
          </table:table-cell>
          <table:table-cell office:value-type="float" office:value="4713" calcext:value-type="float">
            <text:p>4713</text:p>
          </table:table-cell>
          <table:table-cell office:value-type="float" office:value="940" calcext:value-type="float">
            <text:p>940</text:p>
          </table:table-cell>
          <table:table-cell table:formula="of:=[.D1272]/[.C1272]*100" office:value-type="float" office:value="19.9448334394229" calcext:value-type="float">
            <text:p>19.94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Islisberg</text:p>
          </table:table-cell>
          <table:table-cell office:value-type="float" office:value="694" calcext:value-type="float">
            <text:p>694</text:p>
          </table:table-cell>
          <table:table-cell office:value-type="float" office:value="155" calcext:value-type="float">
            <text:p>155</text:p>
          </table:table-cell>
          <table:table-cell table:formula="of:=[.D1273]/[.C1273]*100" office:value-type="float" office:value="22.3342939481268" calcext:value-type="float">
            <text:p>22.334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Auenstein</text:p>
          </table:table-cell>
          <table:table-cell office:value-type="float" office:value="1669" calcext:value-type="float">
            <text:p>1669</text:p>
          </table:table-cell>
          <table:table-cell office:value-type="float" office:value="311" calcext:value-type="float">
            <text:p>311</text:p>
          </table:table-cell>
          <table:table-cell table:formula="of:=[.D1274]/[.C1274]*100" office:value-type="float" office:value="18.6339125224685" calcext:value-type="float">
            <text:p>18.634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Birr</text:p>
          </table:table-cell>
          <table:table-cell office:value-type="float" office:value="4605" calcext:value-type="float">
            <text:p>4605</text:p>
          </table:table-cell>
          <table:table-cell office:value-type="float" office:value="1091" calcext:value-type="float">
            <text:p>1091</text:p>
          </table:table-cell>
          <table:table-cell table:formula="of:=[.D1275]/[.C1275]*100" office:value-type="float" office:value="23.6916395222584" calcext:value-type="float">
            <text:p>23.692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Birrhard</text:p>
          </table:table-cell>
          <table:table-cell office:value-type="float" office:value="757" calcext:value-type="float">
            <text:p>757</text:p>
          </table:table-cell>
          <table:table-cell office:value-type="float" office:value="138" calcext:value-type="float">
            <text:p>138</text:p>
          </table:table-cell>
          <table:table-cell table:formula="of:=[.D1276]/[.C1276]*100" office:value-type="float" office:value="18.2298546895641" calcext:value-type="float">
            <text:p>18.230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Brugg</text:p>
          </table:table-cell>
          <table:table-cell office:value-type="float" office:value="12943" calcext:value-type="float">
            <text:p>12943</text:p>
          </table:table-cell>
          <table:table-cell office:value-type="float" office:value="2392" calcext:value-type="float">
            <text:p>2392</text:p>
          </table:table-cell>
          <table:table-cell table:formula="of:=[.D1277]/[.C1277]*100" office:value-type="float" office:value="18.4810322181874" calcext:value-type="float">
            <text:p>18.48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Habsburg</text:p>
          </table:table-cell>
          <table:table-cell office:value-type="float" office:value="427" calcext:value-type="float">
            <text:p>427</text:p>
          </table:table-cell>
          <table:table-cell office:value-type="float" office:value="68" calcext:value-type="float">
            <text:p>68</text:p>
          </table:table-cell>
          <table:table-cell table:formula="of:=[.D1278]/[.C1278]*100" office:value-type="float" office:value="15.9250585480094" calcext:value-type="float">
            <text:p>15.9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Hausen (AG)</text:p>
          </table:table-cell>
          <table:table-cell office:value-type="float" office:value="3810" calcext:value-type="float">
            <text:p>3810</text:p>
          </table:table-cell>
          <table:table-cell office:value-type="float" office:value="764" calcext:value-type="float">
            <text:p>764</text:p>
          </table:table-cell>
          <table:table-cell table:formula="of:=[.D1279]/[.C1279]*100" office:value-type="float" office:value="20.0524934383202" calcext:value-type="float">
            <text:p>20.052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Lupfig</text:p>
          </table:table-cell>
          <table:table-cell office:value-type="float" office:value="3291" calcext:value-type="float">
            <text:p>3291</text:p>
          </table:table-cell>
          <table:table-cell office:value-type="float" office:value="636" calcext:value-type="float">
            <text:p>636</text:p>
          </table:table-cell>
          <table:table-cell table:formula="of:=[.D1280]/[.C1280]*100" office:value-type="float" office:value="19.3254329990884" calcext:value-type="float">
            <text:p>19.32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Mandach</text:p>
          </table:table-cell>
          <table:table-cell office:value-type="float" office:value="343" calcext:value-type="float">
            <text:p>343</text:p>
          </table:table-cell>
          <table:table-cell office:value-type="float" office:value="76" calcext:value-type="float">
            <text:p>76</text:p>
          </table:table-cell>
          <table:table-cell table:formula="of:=[.D1281]/[.C1281]*100" office:value-type="float" office:value="22.1574344023324" calcext:value-type="float">
            <text:p>22.157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Mönthal</text:p>
          </table:table-cell>
          <table:table-cell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 table:formula="of:=[.D1282]/[.C1282]*100" office:value-type="float" office:value="16.1616161616162" calcext:value-type="float">
            <text:p>16.162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Mülligen</text:p>
          </table:table-cell>
          <table:table-cell office:value-type="float" office:value="1110" calcext:value-type="float">
            <text:p>1110</text:p>
          </table:table-cell>
          <table:table-cell office:value-type="float" office:value="228" calcext:value-type="float">
            <text:p>228</text:p>
          </table:table-cell>
          <table:table-cell table:formula="of:=[.D1283]/[.C1283]*100" office:value-type="float" office:value="20.5405405405405" calcext:value-type="float">
            <text:p>20.541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Remigen</text:p>
          </table:table-cell>
          <table:table-cell office:value-type="float" office:value="1359" calcext:value-type="float">
            <text:p>1359</text:p>
          </table:table-cell>
          <table:table-cell office:value-type="float" office:value="282" calcext:value-type="float">
            <text:p>282</text:p>
          </table:table-cell>
          <table:table-cell table:formula="of:=[.D1284]/[.C1284]*100" office:value-type="float" office:value="20.7505518763797" calcext:value-type="float">
            <text:p>20.75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Riniken</text:p>
          </table:table-cell>
          <table:table-cell office:value-type="float" office:value="1527" calcext:value-type="float">
            <text:p>1527</text:p>
          </table:table-cell>
          <table:table-cell office:value-type="float" office:value="337" calcext:value-type="float">
            <text:p>337</text:p>
          </table:table-cell>
          <table:table-cell table:formula="of:=[.D1285]/[.C1285]*100" office:value-type="float" office:value="22.0694171578258" calcext:value-type="float">
            <text:p>22.069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Rüfenach</text:p>
          </table:table-cell>
          <table:table-cell office:value-type="float" office:value="856" calcext:value-type="float">
            <text:p>856</text:p>
          </table:table-cell>
          <table:table-cell office:value-type="float" office:value="157" calcext:value-type="float">
            <text:p>157</text:p>
          </table:table-cell>
          <table:table-cell table:formula="of:=[.D1286]/[.C1286]*100" office:value-type="float" office:value="18.3411214953271" calcext:value-type="float">
            <text:p>18.341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Thalheim (AG)</text:p>
          </table:table-cell>
          <table:table-cell office:value-type="float" office:value="912" calcext:value-type="float">
            <text:p>912</text:p>
          </table:table-cell>
          <table:table-cell office:value-type="float" office:value="176" calcext:value-type="float">
            <text:p>176</text:p>
          </table:table-cell>
          <table:table-cell table:formula="of:=[.D1287]/[.C1287]*100" office:value-type="float" office:value="19.2982456140351" calcext:value-type="float">
            <text:p>19.298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Veltheim (AG)</text:p>
          </table:table-cell>
          <table:table-cell office:value-type="float" office:value="1517" calcext:value-type="float">
            <text:p>1517</text:p>
          </table:table-cell>
          <table:table-cell office:value-type="float" office:value="304" calcext:value-type="float">
            <text:p>304</text:p>
          </table:table-cell>
          <table:table-cell table:formula="of:=[.D1288]/[.C1288]*100" office:value-type="float" office:value="20.0395517468688" calcext:value-type="float">
            <text:p>20.040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Villigen</text:p>
          </table:table-cell>
          <table:table-cell office:value-type="float" office:value="2179" calcext:value-type="float">
            <text:p>2179</text:p>
          </table:table-cell>
          <table:table-cell office:value-type="float" office:value="397" calcext:value-type="float">
            <text:p>397</text:p>
          </table:table-cell>
          <table:table-cell table:formula="of:=[.D1289]/[.C1289]*100" office:value-type="float" office:value="18.2193666819642" calcext:value-type="float">
            <text:p>18.219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Villnachern</text:p>
          </table:table-cell>
          <table:table-cell office:value-type="float" office:value="1664" calcext:value-type="float">
            <text:p>1664</text:p>
          </table:table-cell>
          <table:table-cell office:value-type="float" office:value="359" calcext:value-type="float">
            <text:p>359</text:p>
          </table:table-cell>
          <table:table-cell table:formula="of:=[.D1290]/[.C1290]*100" office:value-type="float" office:value="21.5745192307692" calcext:value-type="float">
            <text:p>21.575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Windisch</text:p>
          </table:table-cell>
          <table:table-cell office:value-type="float" office:value="8022" calcext:value-type="float">
            <text:p>8022</text:p>
          </table:table-cell>
          <table:table-cell office:value-type="float" office:value="1634" calcext:value-type="float">
            <text:p>1634</text:p>
          </table:table-cell>
          <table:table-cell table:formula="of:=[.D1291]/[.C1291]*100" office:value-type="float" office:value="20.3689852904513" calcext:value-type="float">
            <text:p>20.369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Bözberg</text:p>
          </table:table-cell>
          <table:table-cell office:value-type="float" office:value="1657" calcext:value-type="float">
            <text:p>1657</text:p>
          </table:table-cell>
          <table:table-cell office:value-type="float" office:value="308" calcext:value-type="float">
            <text:p>308</text:p>
          </table:table-cell>
          <table:table-cell table:formula="of:=[.D1292]/[.C1292]*100" office:value-type="float" office:value="18.5878092939046" calcext:value-type="float">
            <text:p>18.588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Schinznach</text:p>
          </table:table-cell>
          <table:table-cell office:value-type="float" office:value="2407" calcext:value-type="float">
            <text:p>2407</text:p>
          </table:table-cell>
          <table:table-cell office:value-type="float" office:value="437" calcext:value-type="float">
            <text:p>437</text:p>
          </table:table-cell>
          <table:table-cell table:formula="of:=[.D1293]/[.C1293]*100" office:value-type="float" office:value="18.1553801412547" calcext:value-type="float">
            <text:p>18.155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Beinwil am See</text:p>
          </table:table-cell>
          <table:table-cell office:value-type="float" office:value="3477" calcext:value-type="float">
            <text:p>3477</text:p>
          </table:table-cell>
          <table:table-cell office:value-type="float" office:value="659" calcext:value-type="float">
            <text:p>659</text:p>
          </table:table-cell>
          <table:table-cell table:formula="of:=[.D1294]/[.C1294]*100" office:value-type="float" office:value="18.9531205061835" calcext:value-type="float">
            <text:p>18.953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Birrwil</text:p>
          </table:table-cell>
          <table:table-cell office:value-type="float" office:value="1357" calcext:value-type="float">
            <text:p>1357</text:p>
          </table:table-cell>
          <table:table-cell office:value-type="float" office:value="183" calcext:value-type="float">
            <text:p>183</text:p>
          </table:table-cell>
          <table:table-cell table:formula="of:=[.D1295]/[.C1295]*100" office:value-type="float" office:value="13.4856300663228" calcext:value-type="float">
            <text:p>13.486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Burg (AG)</text:p>
          </table:table-cell>
          <table:table-cell office:value-type="float" office:value="1095" calcext:value-type="float">
            <text:p>1095</text:p>
          </table:table-cell>
          <table:table-cell office:value-type="float" office:value="223" calcext:value-type="float">
            <text:p>223</text:p>
          </table:table-cell>
          <table:table-cell table:formula="of:=[.D1296]/[.C1296]*100" office:value-type="float" office:value="20.365296803653" calcext:value-type="float">
            <text:p>20.36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Dürrenäsch</text:p>
          </table:table-cell>
          <table:table-cell office:value-type="float" office:value="1348" calcext:value-type="float">
            <text:p>1348</text:p>
          </table:table-cell>
          <table:table-cell office:value-type="float" office:value="338" calcext:value-type="float">
            <text:p>338</text:p>
          </table:table-cell>
          <table:table-cell table:formula="of:=[.D1297]/[.C1297]*100" office:value-type="float" office:value="25.0741839762611" calcext:value-type="float">
            <text:p>25.074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Gontenschwil</text:p>
          </table:table-cell>
          <table:table-cell office:value-type="float" office:value="2124" calcext:value-type="float">
            <text:p>2124</text:p>
          </table:table-cell>
          <table:table-cell office:value-type="float" office:value="384" calcext:value-type="float">
            <text:p>384</text:p>
          </table:table-cell>
          <table:table-cell table:formula="of:=[.D1298]/[.C1298]*100" office:value-type="float" office:value="18.0790960451977" calcext:value-type="float">
            <text:p>18.079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Holziken</text:p>
          </table:table-cell>
          <table:table-cell office:value-type="float" office:value="1681" calcext:value-type="float">
            <text:p>1681</text:p>
          </table:table-cell>
          <table:table-cell office:value-type="float" office:value="326" calcext:value-type="float">
            <text:p>326</text:p>
          </table:table-cell>
          <table:table-cell table:formula="of:=[.D1299]/[.C1299]*100" office:value-type="float" office:value="19.3932183224271" calcext:value-type="float">
            <text:p>19.393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Leimbach (AG)</text:p>
          </table:table-cell>
          <table:table-cell office:value-type="float" office:value="502" calcext:value-type="float">
            <text:p>502</text:p>
          </table:table-cell>
          <table:table-cell office:value-type="float" office:value="95" calcext:value-type="float">
            <text:p>95</text:p>
          </table:table-cell>
          <table:table-cell table:formula="of:=[.D1300]/[.C1300]*100" office:value-type="float" office:value="18.9243027888446" calcext:value-type="float">
            <text:p>18.924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Leutwil</text:p>
          </table:table-cell>
          <table:table-cell office:value-type="float" office:value="742" calcext:value-type="float">
            <text:p>742</text:p>
          </table:table-cell>
          <table:table-cell office:value-type="float" office:value="143" calcext:value-type="float">
            <text:p>143</text:p>
          </table:table-cell>
          <table:table-cell table:formula="of:=[.D1301]/[.C1301]*100" office:value-type="float" office:value="19.2722371967655" calcext:value-type="float">
            <text:p>19.272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Menziken</text:p>
          </table:table-cell>
          <table:table-cell office:value-type="float" office:value="6779" calcext:value-type="float">
            <text:p>6779</text:p>
          </table:table-cell>
          <table:table-cell office:value-type="float" office:value="1466" calcext:value-type="float">
            <text:p>1466</text:p>
          </table:table-cell>
          <table:table-cell table:formula="of:=[.D1302]/[.C1302]*100" office:value-type="float" office:value="21.6256084968284" calcext:value-type="float">
            <text:p>21.62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Oberkulm</text:p>
          </table:table-cell>
          <table:table-cell office:value-type="float" office:value="2863" calcext:value-type="float">
            <text:p>2863</text:p>
          </table:table-cell>
          <table:table-cell office:value-type="float" office:value="628" calcext:value-type="float">
            <text:p>628</text:p>
          </table:table-cell>
          <table:table-cell table:formula="of:=[.D1303]/[.C1303]*100" office:value-type="float" office:value="21.9350331819769" calcext:value-type="float">
            <text:p>21.935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Reinach (AG)</text:p>
          </table:table-cell>
          <table:table-cell office:value-type="float" office:value="9216" calcext:value-type="float">
            <text:p>9216</text:p>
          </table:table-cell>
          <table:table-cell office:value-type="float" office:value="1862" calcext:value-type="float">
            <text:p>1862</text:p>
          </table:table-cell>
          <table:table-cell table:formula="of:=[.D1304]/[.C1304]*100" office:value-type="float" office:value="20.2039930555556" calcext:value-type="float">
            <text:p>20.204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Schlossrued</text:p>
          </table:table-cell>
          <table:table-cell office:value-type="float" office:value="840" calcext:value-type="float">
            <text:p>840</text:p>
          </table:table-cell>
          <table:table-cell office:value-type="float" office:value="157" calcext:value-type="float">
            <text:p>157</text:p>
          </table:table-cell>
          <table:table-cell table:formula="of:=[.D1305]/[.C1305]*100" office:value-type="float" office:value="18.6904761904762" calcext:value-type="float">
            <text:p>18.690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Schmiedrued</text:p>
          </table:table-cell>
          <table:table-cell office:value-type="float" office:value="1159" calcext:value-type="float">
            <text:p>1159</text:p>
          </table:table-cell>
          <table:table-cell office:value-type="float" office:value="223" calcext:value-type="float">
            <text:p>223</text:p>
          </table:table-cell>
          <table:table-cell table:formula="of:=[.D1306]/[.C1306]*100" office:value-type="float" office:value="19.2407247627265" calcext:value-type="float">
            <text:p>19.24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Schöftland</text:p>
          </table:table-cell>
          <table:table-cell office:value-type="float" office:value="4520" calcext:value-type="float">
            <text:p>4520</text:p>
          </table:table-cell>
          <table:table-cell office:value-type="float" office:value="834" calcext:value-type="float">
            <text:p>834</text:p>
          </table:table-cell>
          <table:table-cell table:formula="of:=[.D1307]/[.C1307]*100" office:value-type="float" office:value="18.4513274336283" calcext:value-type="float">
            <text:p>18.451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Teufenthal (AG)</text:p>
          </table:table-cell>
          <table:table-cell office:value-type="float" office:value="1738" calcext:value-type="float">
            <text:p>1738</text:p>
          </table:table-cell>
          <table:table-cell office:value-type="float" office:value="322" calcext:value-type="float">
            <text:p>322</text:p>
          </table:table-cell>
          <table:table-cell table:formula="of:=[.D1308]/[.C1308]*100" office:value-type="float" office:value="18.5270425776755" calcext:value-type="float">
            <text:p>18.527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Unterkulm</text:p>
          </table:table-cell>
          <table:table-cell office:value-type="float" office:value="3519" calcext:value-type="float">
            <text:p>3519</text:p>
          </table:table-cell>
          <table:table-cell office:value-type="float" office:value="760" calcext:value-type="float">
            <text:p>760</text:p>
          </table:table-cell>
          <table:table-cell table:formula="of:=[.D1309]/[.C1309]*100" office:value-type="float" office:value="21.5970446149474" calcext:value-type="float">
            <text:p>21.597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Zetzwil</text:p>
          </table:table-cell>
          <table:table-cell office:value-type="float" office:value="1382" calcext:value-type="float">
            <text:p>1382</text:p>
          </table:table-cell>
          <table:table-cell office:value-type="float" office:value="287" calcext:value-type="float">
            <text:p>287</text:p>
          </table:table-cell>
          <table:table-cell table:formula="of:=[.D1310]/[.C1310]*100" office:value-type="float" office:value="20.767004341534" calcext:value-type="float">
            <text:p>20.767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Eiken</text:p>
          </table:table-cell>
          <table:table-cell office:value-type="float" office:value="2409" calcext:value-type="float">
            <text:p>2409</text:p>
          </table:table-cell>
          <table:table-cell office:value-type="float" office:value="486" calcext:value-type="float">
            <text:p>486</text:p>
          </table:table-cell>
          <table:table-cell table:formula="of:=[.D1311]/[.C1311]*100" office:value-type="float" office:value="20.1743462017435" calcext:value-type="float">
            <text:p>20.174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Frick</text:p>
          </table:table-cell>
          <table:table-cell office:value-type="float" office:value="5718" calcext:value-type="float">
            <text:p>5718</text:p>
          </table:table-cell>
          <table:table-cell office:value-type="float" office:value="1155" calcext:value-type="float">
            <text:p>1155</text:p>
          </table:table-cell>
          <table:table-cell table:formula="of:=[.D1312]/[.C1312]*100" office:value-type="float" office:value="20.199370409234" calcext:value-type="float">
            <text:p>20.199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Gansingen</text:p>
          </table:table-cell>
          <table:table-cell office:value-type="float" office:value="1079" calcext:value-type="float">
            <text:p>1079</text:p>
          </table:table-cell>
          <table:table-cell office:value-type="float" office:value="213" calcext:value-type="float">
            <text:p>213</text:p>
          </table:table-cell>
          <table:table-cell table:formula="of:=[.D1313]/[.C1313]*100" office:value-type="float" office:value="19.740500463392" calcext:value-type="float">
            <text:p>19.741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Gipf-Oberfrick</text:p>
          </table:table-cell>
          <table:table-cell office:value-type="float" office:value="3802" calcext:value-type="float">
            <text:p>3802</text:p>
          </table:table-cell>
          <table:table-cell office:value-type="float" office:value="750" calcext:value-type="float">
            <text:p>750</text:p>
          </table:table-cell>
          <table:table-cell table:formula="of:=[.D1314]/[.C1314]*100" office:value-type="float" office:value="19.7264597580221" calcext:value-type="float">
            <text:p>19.726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Herznach</text:p>
          </table:table-cell>
          <table:table-cell office:value-type="float" office:value="1588" calcext:value-type="float">
            <text:p>1588</text:p>
          </table:table-cell>
          <table:table-cell office:value-type="float" office:value="345" calcext:value-type="float">
            <text:p>345</text:p>
          </table:table-cell>
          <table:table-cell table:formula="of:=[.D1315]/[.C1315]*100" office:value-type="float" office:value="21.7254408060453" calcext:value-type="float">
            <text:p>21.72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Kaisten</text:p>
          </table:table-cell>
          <table:table-cell office:value-type="float" office:value="2824" calcext:value-type="float">
            <text:p>2824</text:p>
          </table:table-cell>
          <table:table-cell office:value-type="float" office:value="521" calcext:value-type="float">
            <text:p>521</text:p>
          </table:table-cell>
          <table:table-cell table:formula="of:=[.D1316]/[.C1316]*100" office:value-type="float" office:value="18.4490084985836" calcext:value-type="float">
            <text:p>18.44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Laufenburg</text:p>
          </table:table-cell>
          <table:table-cell office:value-type="float" office:value="3688" calcext:value-type="float">
            <text:p>3688</text:p>
          </table:table-cell>
          <table:table-cell office:value-type="float" office:value="751" calcext:value-type="float">
            <text:p>751</text:p>
          </table:table-cell>
          <table:table-cell table:formula="of:=[.D1317]/[.C1317]*100" office:value-type="float" office:value="20.3633405639913" calcext:value-type="float">
            <text:p>20.363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Münchwilen (AG)</text:p>
          </table:table-cell>
          <table:table-cell office:value-type="float" office:value="1034" calcext:value-type="float">
            <text:p>1034</text:p>
          </table:table-cell>
          <table:table-cell office:value-type="float" office:value="205" calcext:value-type="float">
            <text:p>205</text:p>
          </table:table-cell>
          <table:table-cell table:formula="of:=[.D1318]/[.C1318]*100" office:value-type="float" office:value="19.825918762089" calcext:value-type="float">
            <text:p>19.826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Oberhof</text:p>
          </table:table-cell>
          <table:table-cell office:value-type="float" office:value="576" calcext:value-type="float">
            <text:p>576</text:p>
          </table:table-cell>
          <table:table-cell office:value-type="float" office:value="148" calcext:value-type="float">
            <text:p>148</text:p>
          </table:table-cell>
          <table:table-cell table:formula="of:=[.D1319]/[.C1319]*100" office:value-type="float" office:value="25.6944444444444" calcext:value-type="float">
            <text:p>25.694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Oeschgen</text:p>
          </table:table-cell>
          <table:table-cell office:value-type="float" office:value="1150" calcext:value-type="float">
            <text:p>1150</text:p>
          </table:table-cell>
          <table:table-cell office:value-type="float" office:value="240" calcext:value-type="float">
            <text:p>240</text:p>
          </table:table-cell>
          <table:table-cell table:formula="of:=[.D1320]/[.C1320]*100" office:value-type="float" office:value="20.8695652173913" calcext:value-type="float">
            <text:p>20.870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Schwaderloch</text:p>
          </table:table-cell>
          <table:table-cell office:value-type="float" office:value="703" calcext:value-type="float">
            <text:p>703</text:p>
          </table:table-cell>
          <table:table-cell office:value-type="float" office:value="123" calcext:value-type="float">
            <text:p>123</text:p>
          </table:table-cell>
          <table:table-cell table:formula="of:=[.D1321]/[.C1321]*100" office:value-type="float" office:value="17.4964438122333" calcext:value-type="float">
            <text:p>17.496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Sisseln</text:p>
          </table:table-cell>
          <table:table-cell office:value-type="float" office:value="1684" calcext:value-type="float">
            <text:p>1684</text:p>
          </table:table-cell>
          <table:table-cell office:value-type="float" office:value="321" calcext:value-type="float">
            <text:p>321</text:p>
          </table:table-cell>
          <table:table-cell table:formula="of:=[.D1322]/[.C1322]*100" office:value-type="float" office:value="19.061757719715" calcext:value-type="float">
            <text:p>19.062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Ueken</text:p>
          </table:table-cell>
          <table:table-cell office:value-type="float" office:value="975" calcext:value-type="float">
            <text:p>975</text:p>
          </table:table-cell>
          <table:table-cell office:value-type="float" office:value="182" calcext:value-type="float">
            <text:p>182</text:p>
          </table:table-cell>
          <table:table-cell table:formula="of:=[.D1323]/[.C1323]*100" office:value-type="float" office:value="18.6666666666667" calcext:value-type="float">
            <text:p>18.667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Wittnau</text:p>
          </table:table-cell>
          <table:table-cell office:value-type="float" office:value="1385" calcext:value-type="float">
            <text:p>1385</text:p>
          </table:table-cell>
          <table:table-cell office:value-type="float" office:value="285" calcext:value-type="float">
            <text:p>285</text:p>
          </table:table-cell>
          <table:table-cell table:formula="of:=[.D1324]/[.C1324]*100" office:value-type="float" office:value="20.5776173285199" calcext:value-type="float">
            <text:p>20.578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Wölflinswil</text:p>
          </table:table-cell>
          <table:table-cell office:value-type="float" office:value="1029" calcext:value-type="float">
            <text:p>1029</text:p>
          </table:table-cell>
          <table:table-cell office:value-type="float" office:value="214" calcext:value-type="float">
            <text:p>214</text:p>
          </table:table-cell>
          <table:table-cell table:formula="of:=[.D1325]/[.C1325]*100" office:value-type="float" office:value="20.7968901846453" calcext:value-type="float">
            <text:p>20.797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Zeihen</text:p>
          </table:table-cell>
          <table:table-cell office:value-type="float" office:value="1220" calcext:value-type="float">
            <text:p>1220</text:p>
          </table:table-cell>
          <table:table-cell office:value-type="float" office:value="265" calcext:value-type="float">
            <text:p>265</text:p>
          </table:table-cell>
          <table:table-cell table:formula="of:=[.D1326]/[.C1326]*100" office:value-type="float" office:value="21.7213114754098" calcext:value-type="float">
            <text:p>21.721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Mettauertal</text:p>
          </table:table-cell>
          <table:table-cell office:value-type="float" office:value="2101" calcext:value-type="float">
            <text:p>2101</text:p>
          </table:table-cell>
          <table:table-cell office:value-type="float" office:value="371" calcext:value-type="float">
            <text:p>371</text:p>
          </table:table-cell>
          <table:table-cell table:formula="of:=[.D1327]/[.C1327]*100" office:value-type="float" office:value="17.6582579723941" calcext:value-type="float">
            <text:p>17.658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Böztal</text:p>
          </table:table-cell>
          <table:table-cell office:value-type="float" office:value="2843" calcext:value-type="float">
            <text:p>2843</text:p>
          </table:table-cell>
          <table:table-cell office:value-type="float" office:value="594" calcext:value-type="float">
            <text:p>594</text:p>
          </table:table-cell>
          <table:table-cell table:formula="of:=[.D1328]/[.C1328]*100" office:value-type="float" office:value="20.8934224410834" calcext:value-type="float">
            <text:p>20.893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Ammerswil</text:p>
          </table:table-cell>
          <table:table-cell office:value-type="float" office:value="777" calcext:value-type="float">
            <text:p>777</text:p>
          </table:table-cell>
          <table:table-cell office:value-type="float" office:value="192" calcext:value-type="float">
            <text:p>192</text:p>
          </table:table-cell>
          <table:table-cell table:formula="of:=[.D1329]/[.C1329]*100" office:value-type="float" office:value="24.7104247104247" calcext:value-type="float">
            <text:p>24.710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Boniswil</text:p>
          </table:table-cell>
          <table:table-cell office:value-type="float" office:value="1669" calcext:value-type="float">
            <text:p>1669</text:p>
          </table:table-cell>
          <table:table-cell office:value-type="float" office:value="317" calcext:value-type="float">
            <text:p>317</text:p>
          </table:table-cell>
          <table:table-cell table:formula="of:=[.D1330]/[.C1330]*100" office:value-type="float" office:value="18.9934092270821" calcext:value-type="float">
            <text:p>18.993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Brunegg</text:p>
          </table:table-cell>
          <table:table-cell office:value-type="float" office:value="877" calcext:value-type="float">
            <text:p>877</text:p>
          </table:table-cell>
          <table:table-cell office:value-type="float" office:value="193" calcext:value-type="float">
            <text:p>193</text:p>
          </table:table-cell>
          <table:table-cell table:formula="of:=[.D1331]/[.C1331]*100" office:value-type="float" office:value="22.0068415051311" calcext:value-type="float">
            <text:p>22.007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Dintikon</text:p>
          </table:table-cell>
          <table:table-cell office:value-type="float" office:value="2379" calcext:value-type="float">
            <text:p>2379</text:p>
          </table:table-cell>
          <table:table-cell office:value-type="float" office:value="536" calcext:value-type="float">
            <text:p>536</text:p>
          </table:table-cell>
          <table:table-cell table:formula="of:=[.D1332]/[.C1332]*100" office:value-type="float" office:value="22.5304749894914" calcext:value-type="float">
            <text:p>22.530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Egliswil</text:p>
          </table:table-cell>
          <table:table-cell office:value-type="float" office:value="1544" calcext:value-type="float">
            <text:p>1544</text:p>
          </table:table-cell>
          <table:table-cell office:value-type="float" office:value="281" calcext:value-type="float">
            <text:p>281</text:p>
          </table:table-cell>
          <table:table-cell table:formula="of:=[.D1333]/[.C1333]*100" office:value-type="float" office:value="18.199481865285" calcext:value-type="float">
            <text:p>18.199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Fahrwangen</text:p>
          </table:table-cell>
          <table:table-cell office:value-type="float" office:value="2456" calcext:value-type="float">
            <text:p>2456</text:p>
          </table:table-cell>
          <table:table-cell office:value-type="float" office:value="540" calcext:value-type="float">
            <text:p>540</text:p>
          </table:table-cell>
          <table:table-cell table:formula="of:=[.D1334]/[.C1334]*100" office:value-type="float" office:value="21.9869706840391" calcext:value-type="float">
            <text:p>21.987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Hallwil</text:p>
          </table:table-cell>
          <table:table-cell office:value-type="float" office:value="1003" calcext:value-type="float">
            <text:p>1003</text:p>
          </table:table-cell>
          <table:table-cell office:value-type="float" office:value="188" calcext:value-type="float">
            <text:p>188</text:p>
          </table:table-cell>
          <table:table-cell table:formula="of:=[.D1335]/[.C1335]*100" office:value-type="float" office:value="18.7437686939182" calcext:value-type="float">
            <text:p>18.744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Hendschiken</text:p>
          </table:table-cell>
          <table:table-cell office:value-type="float" office:value="1334" calcext:value-type="float">
            <text:p>1334</text:p>
          </table:table-cell>
          <table:table-cell office:value-type="float" office:value="285" calcext:value-type="float">
            <text:p>285</text:p>
          </table:table-cell>
          <table:table-cell table:formula="of:=[.D1336]/[.C1336]*100" office:value-type="float" office:value="21.3643178410795" calcext:value-type="float">
            <text:p>21.364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Holderbank (AG)</text:p>
          </table:table-cell>
          <table:table-cell office:value-type="float" office:value="1487" calcext:value-type="float">
            <text:p>1487</text:p>
          </table:table-cell>
          <table:table-cell office:value-type="float" office:value="269" calcext:value-type="float">
            <text:p>269</text:p>
          </table:table-cell>
          <table:table-cell table:formula="of:=[.D1337]/[.C1337]*100" office:value-type="float" office:value="18.0901143241426" calcext:value-type="float">
            <text:p>18.09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Hunzenschwil</text:p>
          </table:table-cell>
          <table:table-cell office:value-type="float" office:value="4308" calcext:value-type="float">
            <text:p>4308</text:p>
          </table:table-cell>
          <table:table-cell office:value-type="float" office:value="905" calcext:value-type="float">
            <text:p>905</text:p>
          </table:table-cell>
          <table:table-cell table:formula="of:=[.D1338]/[.C1338]*100" office:value-type="float" office:value="21.0074280408542" calcext:value-type="float">
            <text:p>21.00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Lenzburg</text:p>
          </table:table-cell>
          <table:table-cell office:value-type="float" office:value="11054" calcext:value-type="float">
            <text:p>11054</text:p>
          </table:table-cell>
          <table:table-cell office:value-type="float" office:value="1991" calcext:value-type="float">
            <text:p>1991</text:p>
          </table:table-cell>
          <table:table-cell table:formula="of:=[.D1339]/[.C1339]*100" office:value-type="float" office:value="18.0115795187263" calcext:value-type="float">
            <text:p>18.012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Meisterschwanden</text:p>
          </table:table-cell>
          <table:table-cell office:value-type="float" office:value="3266" calcext:value-type="float">
            <text:p>3266</text:p>
          </table:table-cell>
          <table:table-cell office:value-type="float" office:value="521" calcext:value-type="float">
            <text:p>521</text:p>
          </table:table-cell>
          <table:table-cell table:formula="of:=[.D1340]/[.C1340]*100" office:value-type="float" office:value="15.9522351500306" calcext:value-type="float">
            <text:p>15.952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Möriken-Wildegg</text:p>
          </table:table-cell>
          <table:table-cell office:value-type="float" office:value="4676" calcext:value-type="float">
            <text:p>4676</text:p>
          </table:table-cell>
          <table:table-cell office:value-type="float" office:value="970" calcext:value-type="float">
            <text:p>970</text:p>
          </table:table-cell>
          <table:table-cell table:formula="of:=[.D1341]/[.C1341]*100" office:value-type="float" office:value="20.7442258340462" calcext:value-type="float">
            <text:p>20.74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Niederlenz</text:p>
          </table:table-cell>
          <table:table-cell office:value-type="float" office:value="4781" calcext:value-type="float">
            <text:p>4781</text:p>
          </table:table-cell>
          <table:table-cell office:value-type="float" office:value="1135" calcext:value-type="float">
            <text:p>1135</text:p>
          </table:table-cell>
          <table:table-cell table:formula="of:=[.D1342]/[.C1342]*100" office:value-type="float" office:value="23.7398033884125" calcext:value-type="float">
            <text:p>23.74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Othmarsingen</text:p>
          </table:table-cell>
          <table:table-cell office:value-type="float" office:value="3096" calcext:value-type="float">
            <text:p>3096</text:p>
          </table:table-cell>
          <table:table-cell office:value-type="float" office:value="682" calcext:value-type="float">
            <text:p>682</text:p>
          </table:table-cell>
          <table:table-cell table:formula="of:=[.D1343]/[.C1343]*100" office:value-type="float" office:value="22.0284237726098" calcext:value-type="float">
            <text:p>22.028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Rupperswil</text:p>
          </table:table-cell>
          <table:table-cell office:value-type="float" office:value="5912" calcext:value-type="float">
            <text:p>5912</text:p>
          </table:table-cell>
          <table:table-cell office:value-type="float" office:value="1293" calcext:value-type="float">
            <text:p>1293</text:p>
          </table:table-cell>
          <table:table-cell table:formula="of:=[.D1344]/[.C1344]*100" office:value-type="float" office:value="21.8707713125846" calcext:value-type="float">
            <text:p>21.871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Schafisheim</text:p>
          </table:table-cell>
          <table:table-cell office:value-type="float" office:value="3037" calcext:value-type="float">
            <text:p>3037</text:p>
          </table:table-cell>
          <table:table-cell office:value-type="float" office:value="657" calcext:value-type="float">
            <text:p>657</text:p>
          </table:table-cell>
          <table:table-cell table:formula="of:=[.D1345]/[.C1345]*100" office:value-type="float" office:value="21.6331906486664" calcext:value-type="float">
            <text:p>21.633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Seengen</text:p>
          </table:table-cell>
          <table:table-cell office:value-type="float" office:value="4333" calcext:value-type="float">
            <text:p>4333</text:p>
          </table:table-cell>
          <table:table-cell office:value-type="float" office:value="871" calcext:value-type="float">
            <text:p>871</text:p>
          </table:table-cell>
          <table:table-cell table:formula="of:=[.D1346]/[.C1346]*100" office:value-type="float" office:value="20.1015462727902" calcext:value-type="float">
            <text:p>20.102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Seon</text:p>
          </table:table-cell>
          <table:table-cell office:value-type="float" office:value="5433" calcext:value-type="float">
            <text:p>5433</text:p>
          </table:table-cell>
          <table:table-cell office:value-type="float" office:value="1153" calcext:value-type="float">
            <text:p>1153</text:p>
          </table:table-cell>
          <table:table-cell table:formula="of:=[.D1347]/[.C1347]*100" office:value-type="float" office:value="21.222160868765" calcext:value-type="float">
            <text:p>21.22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Staufen</text:p>
          </table:table-cell>
          <table:table-cell office:value-type="float" office:value="4174" calcext:value-type="float">
            <text:p>4174</text:p>
          </table:table-cell>
          <table:table-cell office:value-type="float" office:value="886" calcext:value-type="float">
            <text:p>886</text:p>
          </table:table-cell>
          <table:table-cell table:formula="of:=[.D1348]/[.C1348]*100" office:value-type="float" office:value="21.2266411116435" calcext:value-type="float">
            <text:p>21.227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Abtwil</text:p>
          </table:table-cell>
          <table:table-cell office:value-type="float" office:value="1054" calcext:value-type="float">
            <text:p>1054</text:p>
          </table:table-cell>
          <table:table-cell office:value-type="float" office:value="234" calcext:value-type="float">
            <text:p>234</text:p>
          </table:table-cell>
          <table:table-cell table:formula="of:=[.D1349]/[.C1349]*100" office:value-type="float" office:value="22.2011385199241" calcext:value-type="float">
            <text:p>22.201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Aristau</text:p>
          </table:table-cell>
          <table:table-cell office:value-type="float" office:value="1588" calcext:value-type="float">
            <text:p>1588</text:p>
          </table:table-cell>
          <table:table-cell office:value-type="float" office:value="332" calcext:value-type="float">
            <text:p>332</text:p>
          </table:table-cell>
          <table:table-cell table:formula="of:=[.D1350]/[.C1350]*100" office:value-type="float" office:value="20.9068010075567" calcext:value-type="float">
            <text:p>20.907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Auw</text:p>
          </table:table-cell>
          <table:table-cell office:value-type="float" office:value="2279" calcext:value-type="float">
            <text:p>2279</text:p>
          </table:table-cell>
          <table:table-cell office:value-type="float" office:value="595" calcext:value-type="float">
            <text:p>595</text:p>
          </table:table-cell>
          <table:table-cell table:formula="of:=[.D1351]/[.C1351]*100" office:value-type="float" office:value="26.1079420798596" calcext:value-type="float">
            <text:p>26.108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Beinwil (Freiamt)</text:p>
          </table:table-cell>
          <table:table-cell office:value-type="float" office:value="1248" calcext:value-type="float">
            <text:p>1248</text:p>
          </table:table-cell>
          <table:table-cell office:value-type="float" office:value="305" calcext:value-type="float">
            <text:p>305</text:p>
          </table:table-cell>
          <table:table-cell table:formula="of:=[.D1352]/[.C1352]*100" office:value-type="float" office:value="24.4391025641026" calcext:value-type="float">
            <text:p>24.439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Besenbüren</text:p>
          </table:table-cell>
          <table:table-cell office:value-type="float" office:value="628" calcext:value-type="float">
            <text:p>628</text:p>
          </table:table-cell>
          <table:table-cell office:value-type="float" office:value="141" calcext:value-type="float">
            <text:p>141</text:p>
          </table:table-cell>
          <table:table-cell table:formula="of:=[.D1353]/[.C1353]*100" office:value-type="float" office:value="22.4522292993631" calcext:value-type="float">
            <text:p>22.452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Bettwil</text:p>
          </table:table-cell>
          <table:table-cell office:value-type="float" office:value="680" calcext:value-type="float">
            <text:p>680</text:p>
          </table:table-cell>
          <table:table-cell office:value-type="float" office:value="147" calcext:value-type="float">
            <text:p>147</text:p>
          </table:table-cell>
          <table:table-cell table:formula="of:=[.D1354]/[.C1354]*100" office:value-type="float" office:value="21.6176470588235" calcext:value-type="float">
            <text:p>21.618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Boswil</text:p>
          </table:table-cell>
          <table:table-cell office:value-type="float" office:value="3031" calcext:value-type="float">
            <text:p>3031</text:p>
          </table:table-cell>
          <table:table-cell office:value-type="float" office:value="677" calcext:value-type="float">
            <text:p>677</text:p>
          </table:table-cell>
          <table:table-cell table:formula="of:=[.D1355]/[.C1355]*100" office:value-type="float" office:value="22.3358627515671" calcext:value-type="float">
            <text:p>22.336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Bünzen</text:p>
          </table:table-cell>
          <table:table-cell office:value-type="float" office:value="1197" calcext:value-type="float">
            <text:p>1197</text:p>
          </table:table-cell>
          <table:table-cell office:value-type="float" office:value="259" calcext:value-type="float">
            <text:p>259</text:p>
          </table:table-cell>
          <table:table-cell table:formula="of:=[.D1356]/[.C1356]*100" office:value-type="float" office:value="21.6374269005848" calcext:value-type="float">
            <text:p>21.63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Buttwil</text:p>
          </table:table-cell>
          <table:table-cell office:value-type="float" office:value="1274" calcext:value-type="float">
            <text:p>1274</text:p>
          </table:table-cell>
          <table:table-cell office:value-type="float" office:value="279" calcext:value-type="float">
            <text:p>279</text:p>
          </table:table-cell>
          <table:table-cell table:formula="of:=[.D1357]/[.C1357]*100" office:value-type="float" office:value="21.8995290423862" calcext:value-type="float">
            <text:p>21.900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Dietwil</text:p>
          </table:table-cell>
          <table:table-cell office:value-type="float" office:value="1428" calcext:value-type="float">
            <text:p>1428</text:p>
          </table:table-cell>
          <table:table-cell office:value-type="float" office:value="336" calcext:value-type="float">
            <text:p>336</text:p>
          </table:table-cell>
          <table:table-cell table:formula="of:=[.D1358]/[.C1358]*100" office:value-type="float" office:value="23.5294117647059" calcext:value-type="float">
            <text:p>23.529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Geltwil</text:p>
          </table:table-cell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table:formula="of:=[.D1359]/[.C1359]*100" office:value-type="float" office:value="21.3333333333333" calcext:value-type="float">
            <text:p>21.333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Kallern</text:p>
          </table:table-cell>
          <table:table-cell office:value-type="float" office:value="408" calcext:value-type="float">
            <text:p>408</text:p>
          </table:table-cell>
          <table:table-cell office:value-type="float" office:value="115" calcext:value-type="float">
            <text:p>115</text:p>
          </table:table-cell>
          <table:table-cell table:formula="of:=[.D1360]/[.C1360]*100" office:value-type="float" office:value="28.1862745098039" calcext:value-type="float">
            <text:p>28.186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Merenschwand</text:p>
          </table:table-cell>
          <table:table-cell office:value-type="float" office:value="3757" calcext:value-type="float">
            <text:p>3757</text:p>
          </table:table-cell>
          <table:table-cell office:value-type="float" office:value="841" calcext:value-type="float">
            <text:p>841</text:p>
          </table:table-cell>
          <table:table-cell table:formula="of:=[.D1361]/[.C1361]*100" office:value-type="float" office:value="22.3848815544317" calcext:value-type="float">
            <text:p>22.385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Mühlau</text:p>
          </table:table-cell>
          <table:table-cell office:value-type="float" office:value="1259" calcext:value-type="float">
            <text:p>1259</text:p>
          </table:table-cell>
          <table:table-cell office:value-type="float" office:value="270" calcext:value-type="float">
            <text:p>270</text:p>
          </table:table-cell>
          <table:table-cell table:formula="of:=[.D1362]/[.C1362]*100" office:value-type="float" office:value="21.4455917394758" calcext:value-type="float">
            <text:p>21.446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Muri (AG)</text:p>
          </table:table-cell>
          <table:table-cell office:value-type="float" office:value="8381" calcext:value-type="float">
            <text:p>8381</text:p>
          </table:table-cell>
          <table:table-cell office:value-type="float" office:value="1700" calcext:value-type="float">
            <text:p>1700</text:p>
          </table:table-cell>
          <table:table-cell table:formula="of:=[.D1363]/[.C1363]*100" office:value-type="float" office:value="20.2839756592292" calcext:value-type="float">
            <text:p>20.284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Oberrüti</text:p>
          </table:table-cell>
          <table:table-cell office:value-type="float" office:value="1594" calcext:value-type="float">
            <text:p>1594</text:p>
          </table:table-cell>
          <table:table-cell office:value-type="float" office:value="395" calcext:value-type="float">
            <text:p>395</text:p>
          </table:table-cell>
          <table:table-cell table:formula="of:=[.D1364]/[.C1364]*100" office:value-type="float" office:value="24.7804265997491" calcext:value-type="float">
            <text:p>24.780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Rottenschwil</text:p>
          </table:table-cell>
          <table:table-cell office:value-type="float" office:value="913" calcext:value-type="float">
            <text:p>913</text:p>
          </table:table-cell>
          <table:table-cell office:value-type="float" office:value="138" calcext:value-type="float">
            <text:p>138</text:p>
          </table:table-cell>
          <table:table-cell table:formula="of:=[.D1365]/[.C1365]*100" office:value-type="float" office:value="15.1150054764513" calcext:value-type="float">
            <text:p>15.115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Sins</text:p>
          </table:table-cell>
          <table:table-cell office:value-type="float" office:value="4352" calcext:value-type="float">
            <text:p>4352</text:p>
          </table:table-cell>
          <table:table-cell office:value-type="float" office:value="990" calcext:value-type="float">
            <text:p>990</text:p>
          </table:table-cell>
          <table:table-cell table:formula="of:=[.D1366]/[.C1366]*100" office:value-type="float" office:value="22.7481617647059" calcext:value-type="float">
            <text:p>22.74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Waltenschwil</text:p>
          </table:table-cell>
          <table:table-cell office:value-type="float" office:value="3088" calcext:value-type="float">
            <text:p>3088</text:p>
          </table:table-cell>
          <table:table-cell office:value-type="float" office:value="636" calcext:value-type="float">
            <text:p>636</text:p>
          </table:table-cell>
          <table:table-cell table:formula="of:=[.D1367]/[.C1367]*100" office:value-type="float" office:value="20.5958549222798" calcext:value-type="float">
            <text:p>20.596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Hellikon</text:p>
          </table:table-cell>
          <table:table-cell office:value-type="float" office:value="817" calcext:value-type="float">
            <text:p>817</text:p>
          </table:table-cell>
          <table:table-cell office:value-type="float" office:value="154" calcext:value-type="float">
            <text:p>154</text:p>
          </table:table-cell>
          <table:table-cell table:formula="of:=[.D1368]/[.C1368]*100" office:value-type="float" office:value="18.8494492044064" calcext:value-type="float">
            <text:p>18.849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Kaiseraugst</text:p>
          </table:table-cell>
          <table:table-cell office:value-type="float" office:value="5490" calcext:value-type="float">
            <text:p>5490</text:p>
          </table:table-cell>
          <table:table-cell office:value-type="float" office:value="1064" calcext:value-type="float">
            <text:p>1064</text:p>
          </table:table-cell>
          <table:table-cell table:formula="of:=[.D1369]/[.C1369]*100" office:value-type="float" office:value="19.3806921675774" calcext:value-type="float">
            <text:p>19.38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gden</text:p>
          </table:table-cell>
          <table:table-cell office:value-type="float" office:value="3894" calcext:value-type="float">
            <text:p>3894</text:p>
          </table:table-cell>
          <table:table-cell office:value-type="float" office:value="799" calcext:value-type="float">
            <text:p>799</text:p>
          </table:table-cell>
          <table:table-cell table:formula="of:=[.D1370]/[.C1370]*100" office:value-type="float" office:value="20.5187467899332" calcext:value-type="float">
            <text:p>20.519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öhlin</text:p>
          </table:table-cell>
          <table:table-cell office:value-type="float" office:value="11231" calcext:value-type="float">
            <text:p>11231</text:p>
          </table:table-cell>
          <table:table-cell office:value-type="float" office:value="2348" calcext:value-type="float">
            <text:p>2348</text:p>
          </table:table-cell>
          <table:table-cell table:formula="of:=[.D1371]/[.C1371]*100" office:value-type="float" office:value="20.9064197311014" calcext:value-type="float">
            <text:p>20.90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Mumpf</text:p>
          </table:table-cell>
          <table:table-cell office:value-type="float" office:value="1541" calcext:value-type="float">
            <text:p>1541</text:p>
          </table:table-cell>
          <table:table-cell office:value-type="float" office:value="233" calcext:value-type="float">
            <text:p>233</text:p>
          </table:table-cell>
          <table:table-cell table:formula="of:=[.D1372]/[.C1372]*100" office:value-type="float" office:value="15.1200519143413" calcext:value-type="float">
            <text:p>15.120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Obermumpf</text:p>
          </table:table-cell>
          <table:table-cell office:value-type="float" office:value="1076" calcext:value-type="float">
            <text:p>1076</text:p>
          </table:table-cell>
          <table:table-cell office:value-type="float" office:value="203" calcext:value-type="float">
            <text:p>203</text:p>
          </table:table-cell>
          <table:table-cell table:formula="of:=[.D1373]/[.C1373]*100" office:value-type="float" office:value="18.8661710037175" calcext:value-type="float">
            <text:p>18.866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Olsberg</text:p>
          </table:table-cell>
          <table:table-cell office:value-type="float" office:value="361" calcext:value-type="float">
            <text:p>361</text:p>
          </table:table-cell>
          <table:table-cell office:value-type="float" office:value="58" calcext:value-type="float">
            <text:p>58</text:p>
          </table:table-cell>
          <table:table-cell table:formula="of:=[.D1374]/[.C1374]*100" office:value-type="float" office:value="16.0664819944598" calcext:value-type="float">
            <text:p>16.066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Rheinfelden</text:p>
          </table:table-cell>
          <table:table-cell office:value-type="float" office:value="13624" calcext:value-type="float">
            <text:p>13624</text:p>
          </table:table-cell>
          <table:table-cell office:value-type="float" office:value="2426" calcext:value-type="float">
            <text:p>2426</text:p>
          </table:table-cell>
          <table:table-cell table:formula="of:=[.D1375]/[.C1375]*100" office:value-type="float" office:value="17.8068115091016" calcext:value-type="float">
            <text:p>17.807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Schupfart</text:p>
          </table:table-cell>
          <table:table-cell office:value-type="float" office:value="859" calcext:value-type="float">
            <text:p>859</text:p>
          </table:table-cell>
          <table:table-cell office:value-type="float" office:value="151" calcext:value-type="float">
            <text:p>151</text:p>
          </table:table-cell>
          <table:table-cell table:formula="of:=[.D1376]/[.C1376]*100" office:value-type="float" office:value="17.5785797438882" calcext:value-type="float">
            <text:p>17.57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Stein (AG)</text:p>
          </table:table-cell>
          <table:table-cell office:value-type="float" office:value="3405" calcext:value-type="float">
            <text:p>3405</text:p>
          </table:table-cell>
          <table:table-cell office:value-type="float" office:value="649" calcext:value-type="float">
            <text:p>649</text:p>
          </table:table-cell>
          <table:table-cell table:formula="of:=[.D1377]/[.C1377]*100" office:value-type="float" office:value="19.0602055800294" calcext:value-type="float">
            <text:p>19.06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Wallbach</text:p>
          </table:table-cell>
          <table:table-cell office:value-type="float" office:value="2061" calcext:value-type="float">
            <text:p>2061</text:p>
          </table:table-cell>
          <table:table-cell office:value-type="float" office:value="385" calcext:value-type="float">
            <text:p>385</text:p>
          </table:table-cell>
          <table:table-cell table:formula="of:=[.D1378]/[.C1378]*100" office:value-type="float" office:value="18.6802523047065" calcext:value-type="float">
            <text:p>18.680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Wegenstetten</text:p>
          </table:table-cell>
          <table:table-cell office:value-type="float" office:value="1007" calcext:value-type="float">
            <text:p>1007</text:p>
          </table:table-cell>
          <table:table-cell office:value-type="float" office:value="178" calcext:value-type="float">
            <text:p>178</text:p>
          </table:table-cell>
          <table:table-cell table:formula="of:=[.D1379]/[.C1379]*100" office:value-type="float" office:value="17.6762661370407" calcext:value-type="float">
            <text:p>17.676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Zeiningen</text:p>
          </table:table-cell>
          <table:table-cell office:value-type="float" office:value="2494" calcext:value-type="float">
            <text:p>2494</text:p>
          </table:table-cell>
          <table:table-cell office:value-type="float" office:value="512" calcext:value-type="float">
            <text:p>512</text:p>
          </table:table-cell>
          <table:table-cell table:formula="of:=[.D1380]/[.C1380]*100" office:value-type="float" office:value="20.5292702485966" calcext:value-type="float">
            <text:p>20.529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Zuzgen</text:p>
          </table:table-cell>
          <table:table-cell office:value-type="float" office:value="892" calcext:value-type="float">
            <text:p>892</text:p>
          </table:table-cell>
          <table:table-cell office:value-type="float" office:value="175" calcext:value-type="float">
            <text:p>175</text:p>
          </table:table-cell>
          <table:table-cell table:formula="of:=[.D1381]/[.C1381]*100" office:value-type="float" office:value="19.6188340807175" calcext:value-type="float">
            <text:p>19.619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Aarburg</text:p>
          </table:table-cell>
          <table:table-cell office:value-type="float" office:value="8746" calcext:value-type="float">
            <text:p>8746</text:p>
          </table:table-cell>
          <table:table-cell office:value-type="float" office:value="1786" calcext:value-type="float">
            <text:p>1786</text:p>
          </table:table-cell>
          <table:table-cell table:formula="of:=[.D1382]/[.C1382]*100" office:value-type="float" office:value="20.420763777727" calcext:value-type="float">
            <text:p>20.421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Bottenwil</text:p>
          </table:table-cell>
          <table:table-cell office:value-type="float" office:value="852" calcext:value-type="float">
            <text:p>852</text:p>
          </table:table-cell>
          <table:table-cell office:value-type="float" office:value="188" calcext:value-type="float">
            <text:p>188</text:p>
          </table:table-cell>
          <table:table-cell table:formula="of:=[.D1383]/[.C1383]*100" office:value-type="float" office:value="22.0657276995305" calcext:value-type="float">
            <text:p>22.066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Brittnau</text:p>
          </table:table-cell>
          <table:table-cell office:value-type="float" office:value="4130" calcext:value-type="float">
            <text:p>4130</text:p>
          </table:table-cell>
          <table:table-cell office:value-type="float" office:value="818" calcext:value-type="float">
            <text:p>818</text:p>
          </table:table-cell>
          <table:table-cell table:formula="of:=[.D1384]/[.C1384]*100" office:value-type="float" office:value="19.8062953995157" calcext:value-type="float">
            <text:p>19.806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Kirchleerau</text:p>
          </table:table-cell>
          <table:table-cell office:value-type="float" office:value="928" calcext:value-type="float">
            <text:p>928</text:p>
          </table:table-cell>
          <table:table-cell office:value-type="float" office:value="186" calcext:value-type="float">
            <text:p>186</text:p>
          </table:table-cell>
          <table:table-cell table:formula="of:=[.D1385]/[.C1385]*100" office:value-type="float" office:value="20.0431034482759" calcext:value-type="float">
            <text:p>20.043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Kölliken</text:p>
          </table:table-cell>
          <table:table-cell office:value-type="float" office:value="4757" calcext:value-type="float">
            <text:p>4757</text:p>
          </table:table-cell>
          <table:table-cell office:value-type="float" office:value="1079" calcext:value-type="float">
            <text:p>1079</text:p>
          </table:table-cell>
          <table:table-cell table:formula="of:=[.D1386]/[.C1386]*100" office:value-type="float" office:value="22.6823628337187" calcext:value-type="float">
            <text:p>22.682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Moosleerau</text:p>
          </table:table-cell>
          <table:table-cell office:value-type="float" office:value="919" calcext:value-type="float">
            <text:p>919</text:p>
          </table:table-cell>
          <table:table-cell office:value-type="float" office:value="176" calcext:value-type="float">
            <text:p>176</text:p>
          </table:table-cell>
          <table:table-cell table:formula="of:=[.D1387]/[.C1387]*100" office:value-type="float" office:value="19.1512513601741" calcext:value-type="float">
            <text:p>19.151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Murgenthal</text:p>
          </table:table-cell>
          <table:table-cell office:value-type="float" office:value="3064" calcext:value-type="float">
            <text:p>3064</text:p>
          </table:table-cell>
          <table:table-cell office:value-type="float" office:value="602" calcext:value-type="float">
            <text:p>602</text:p>
          </table:table-cell>
          <table:table-cell table:formula="of:=[.D1388]/[.C1388]*100" office:value-type="float" office:value="19.6475195822454" calcext:value-type="float">
            <text:p>19.64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Oftringen</text:p>
          </table:table-cell>
          <table:table-cell office:value-type="float" office:value="15020" calcext:value-type="float">
            <text:p>15020</text:p>
          </table:table-cell>
          <table:table-cell office:value-type="float" office:value="3289" calcext:value-type="float">
            <text:p>3289</text:p>
          </table:table-cell>
          <table:table-cell table:formula="of:=[.D1389]/[.C1389]*100" office:value-type="float" office:value="21.8974700399467" calcext:value-type="float">
            <text:p>21.897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Reitnau</text:p>
          </table:table-cell>
          <table:table-cell office:value-type="float" office:value="1583" calcext:value-type="float">
            <text:p>1583</text:p>
          </table:table-cell>
          <table:table-cell office:value-type="float" office:value="359" calcext:value-type="float">
            <text:p>359</text:p>
          </table:table-cell>
          <table:table-cell table:formula="of:=[.D1390]/[.C1390]*100" office:value-type="float" office:value="22.678458622868" calcext:value-type="float">
            <text:p>22.678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Rothrist</text:p>
          </table:table-cell>
          <table:table-cell office:value-type="float" office:value="9565" calcext:value-type="float">
            <text:p>9565</text:p>
          </table:table-cell>
          <table:table-cell office:value-type="float" office:value="2100" calcext:value-type="float">
            <text:p>2100</text:p>
          </table:table-cell>
          <table:table-cell table:formula="of:=[.D1391]/[.C1391]*100" office:value-type="float" office:value="21.955044432828" calcext:value-type="float">
            <text:p>21.955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Safenwil</text:p>
          </table:table-cell>
          <table:table-cell office:value-type="float" office:value="4412" calcext:value-type="float">
            <text:p>4412</text:p>
          </table:table-cell>
          <table:table-cell office:value-type="float" office:value="890" calcext:value-type="float">
            <text:p>890</text:p>
          </table:table-cell>
          <table:table-cell table:formula="of:=[.D1392]/[.C1392]*100" office:value-type="float" office:value="20.1722574796011" calcext:value-type="float">
            <text:p>20.172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Staffelbach</text:p>
          </table:table-cell>
          <table:table-cell office:value-type="float" office:value="1342" calcext:value-type="float">
            <text:p>1342</text:p>
          </table:table-cell>
          <table:table-cell office:value-type="float" office:value="263" calcext:value-type="float">
            <text:p>263</text:p>
          </table:table-cell>
          <table:table-cell table:formula="of:=[.D1393]/[.C1393]*100" office:value-type="float" office:value="19.5976154992548" calcext:value-type="float">
            <text:p>19.598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Strengelbach</text:p>
          </table:table-cell>
          <table:table-cell office:value-type="float" office:value="4948" calcext:value-type="float">
            <text:p>4948</text:p>
          </table:table-cell>
          <table:table-cell office:value-type="float" office:value="959" calcext:value-type="float">
            <text:p>959</text:p>
          </table:table-cell>
          <table:table-cell table:formula="of:=[.D1394]/[.C1394]*100" office:value-type="float" office:value="19.3815683104285" calcext:value-type="float">
            <text:p>19.382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Uerkheim</text:p>
          </table:table-cell>
          <table:table-cell office:value-type="float" office:value="1391" calcext:value-type="float">
            <text:p>1391</text:p>
          </table:table-cell>
          <table:table-cell office:value-type="float" office:value="269" calcext:value-type="float">
            <text:p>269</text:p>
          </table:table-cell>
          <table:table-cell table:formula="of:=[.D1395]/[.C1395]*100" office:value-type="float" office:value="19.3386053199137" calcext:value-type="float">
            <text:p>19.339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Vordemwald</text:p>
          </table:table-cell>
          <table:table-cell office:value-type="float" office:value="1978" calcext:value-type="float">
            <text:p>1978</text:p>
          </table:table-cell>
          <table:table-cell office:value-type="float" office:value="412" calcext:value-type="float">
            <text:p>412</text:p>
          </table:table-cell>
          <table:table-cell table:formula="of:=[.D1396]/[.C1396]*100" office:value-type="float" office:value="20.8291203235591" calcext:value-type="float">
            <text:p>20.829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Wiliberg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D1397]/[.C1397]*100" office:value-type="float" office:value="14.9700598802395" calcext:value-type="float">
            <text:p>14.970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Zofingen</text:p>
          </table:table-cell>
          <table:table-cell office:value-type="float" office:value="12453" calcext:value-type="float">
            <text:p>12453</text:p>
          </table:table-cell>
          <table:table-cell office:value-type="float" office:value="2363" calcext:value-type="float">
            <text:p>2363</text:p>
          </table:table-cell>
          <table:table-cell table:formula="of:=[.D1398]/[.C1398]*100" office:value-type="float" office:value="18.9753473058701" calcext:value-type="float">
            <text:p>18.975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Böttstein</text:p>
          </table:table-cell>
          <table:table-cell office:value-type="float" office:value="4143" calcext:value-type="float">
            <text:p>4143</text:p>
          </table:table-cell>
          <table:table-cell office:value-type="float" office:value="832" calcext:value-type="float">
            <text:p>832</text:p>
          </table:table-cell>
          <table:table-cell table:formula="of:=[.D1399]/[.C1399]*100" office:value-type="float" office:value="20.0820661356505" calcext:value-type="float">
            <text:p>20.082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Döttingen</text:p>
          </table:table-cell>
          <table:table-cell office:value-type="float" office:value="4375" calcext:value-type="float">
            <text:p>4375</text:p>
          </table:table-cell>
          <table:table-cell office:value-type="float" office:value="858" calcext:value-type="float">
            <text:p>858</text:p>
          </table:table-cell>
          <table:table-cell table:formula="of:=[.D1400]/[.C1400]*100" office:value-type="float" office:value="19.6114285714286" calcext:value-type="float">
            <text:p>19.611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Endingen</text:p>
          </table:table-cell>
          <table:table-cell office:value-type="float" office:value="2610" calcext:value-type="float">
            <text:p>2610</text:p>
          </table:table-cell>
          <table:table-cell office:value-type="float" office:value="590" calcext:value-type="float">
            <text:p>590</text:p>
          </table:table-cell>
          <table:table-cell table:formula="of:=[.D1401]/[.C1401]*100" office:value-type="float" office:value="22.6053639846743" calcext:value-type="float">
            <text:p>22.605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Fisibach</text:p>
          </table:table-cell>
          <table:table-cell office:value-type="float" office:value="582" calcext:value-type="float">
            <text:p>582</text:p>
          </table:table-cell>
          <table:table-cell office:value-type="float" office:value="141" calcext:value-type="float">
            <text:p>141</text:p>
          </table:table-cell>
          <table:table-cell table:formula="of:=[.D1402]/[.C1402]*100" office:value-type="float" office:value="24.2268041237113" calcext:value-type="float">
            <text:p>24.227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Full-Reuenthal</text:p>
          </table:table-cell>
          <table:table-cell office:value-type="float" office:value="958" calcext:value-type="float">
            <text:p>958</text:p>
          </table:table-cell>
          <table:table-cell office:value-type="float" office:value="215" calcext:value-type="float">
            <text:p>215</text:p>
          </table:table-cell>
          <table:table-cell table:formula="of:=[.D1403]/[.C1403]*100" office:value-type="float" office:value="22.4425887265136" calcext:value-type="float">
            <text:p>22.443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Klingnau</text:p>
          </table:table-cell>
          <table:table-cell office:value-type="float" office:value="3603" calcext:value-type="float">
            <text:p>3603</text:p>
          </table:table-cell>
          <table:table-cell office:value-type="float" office:value="731" calcext:value-type="float">
            <text:p>731</text:p>
          </table:table-cell>
          <table:table-cell table:formula="of:=[.D1404]/[.C1404]*100" office:value-type="float" office:value="20.2886483485984" calcext:value-type="float">
            <text:p>20.28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Koblenz</text:p>
          </table:table-cell>
          <table:table-cell office:value-type="float" office:value="1673" calcext:value-type="float">
            <text:p>1673</text:p>
          </table:table-cell>
          <table:table-cell office:value-type="float" office:value="326" calcext:value-type="float">
            <text:p>326</text:p>
          </table:table-cell>
          <table:table-cell table:formula="of:=[.D1405]/[.C1405]*100" office:value-type="float" office:value="19.4859533771668" calcext:value-type="float">
            <text:p>19.486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Leibstadt</text:p>
          </table:table-cell>
          <table:table-cell office:value-type="float" office:value="1507" calcext:value-type="float">
            <text:p>1507</text:p>
          </table:table-cell>
          <table:table-cell office:value-type="float" office:value="291" calcext:value-type="float">
            <text:p>291</text:p>
          </table:table-cell>
          <table:table-cell table:formula="of:=[.D1406]/[.C1406]*100" office:value-type="float" office:value="19.3098871930989" calcext:value-type="float">
            <text:p>19.310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Lengnau (AG)</text:p>
          </table:table-cell>
          <table:table-cell office:value-type="float" office:value="2866" calcext:value-type="float">
            <text:p>2866</text:p>
          </table:table-cell>
          <table:table-cell office:value-type="float" office:value="645" calcext:value-type="float">
            <text:p>645</text:p>
          </table:table-cell>
          <table:table-cell table:formula="of:=[.D1407]/[.C1407]*100" office:value-type="float" office:value="22.5052337752966" calcext:value-type="float">
            <text:p>22.505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Leuggern</text:p>
          </table:table-cell>
          <table:table-cell office:value-type="float" office:value="2345" calcext:value-type="float">
            <text:p>2345</text:p>
          </table:table-cell>
          <table:table-cell office:value-type="float" office:value="413" calcext:value-type="float">
            <text:p>413</text:p>
          </table:table-cell>
          <table:table-cell table:formula="of:=[.D1408]/[.C1408]*100" office:value-type="float" office:value="17.6119402985075" calcext:value-type="float">
            <text:p>17.612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ellikon</text:p>
          </table:table-cell>
          <table:table-cell office:value-type="float" office:value="231" calcext:value-type="float">
            <text:p>231</text:p>
          </table:table-cell>
          <table:table-cell office:value-type="float" office:value="49" calcext:value-type="float">
            <text:p>49</text:p>
          </table:table-cell>
          <table:table-cell table:formula="of:=[.D1409]/[.C1409]*100" office:value-type="float" office:value="21.2121212121212" calcext:value-type="float">
            <text:p>21.212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Schneisingen</text:p>
          </table:table-cell>
          <table:table-cell office:value-type="float" office:value="1526" calcext:value-type="float">
            <text:p>1526</text:p>
          </table:table-cell>
          <table:table-cell office:value-type="float" office:value="275" calcext:value-type="float">
            <text:p>275</text:p>
          </table:table-cell>
          <table:table-cell table:formula="of:=[.D1410]/[.C1410]*100" office:value-type="float" office:value="18.0209698558322" calcext:value-type="float">
            <text:p>18.021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Siglistorf</text:p>
          </table:table-cell>
          <table:table-cell office:value-type="float" office:value="713" calcext:value-type="float">
            <text:p>713</text:p>
          </table:table-cell>
          <table:table-cell office:value-type="float" office:value="140" calcext:value-type="float">
            <text:p>140</text:p>
          </table:table-cell>
          <table:table-cell table:formula="of:=[.D1411]/[.C1411]*100" office:value-type="float" office:value="19.6353436185133" calcext:value-type="float">
            <text:p>19.63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Tegerfelden</text:p>
          </table:table-cell>
          <table:table-cell office:value-type="float" office:value="1282" calcext:value-type="float">
            <text:p>1282</text:p>
          </table:table-cell>
          <table:table-cell office:value-type="float" office:value="261" calcext:value-type="float">
            <text:p>261</text:p>
          </table:table-cell>
          <table:table-cell table:formula="of:=[.D1412]/[.C1412]*100" office:value-type="float" office:value="20.3588143525741" calcext:value-type="float">
            <text:p>20.359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Zurzach</text:p>
          </table:table-cell>
          <table:table-cell office:value-type="float" office:value="7911" calcext:value-type="float">
            <text:p>7911</text:p>
          </table:table-cell>
          <table:table-cell office:value-type="float" office:value="1400" calcext:value-type="float">
            <text:p>1400</text:p>
          </table:table-cell>
          <table:table-cell table:formula="of:=[.D1413]/[.C1413]*100" office:value-type="float" office:value="17.6968777651372" calcext:value-type="float">
            <text:p>17.69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Arbon</text:p>
          </table:table-cell>
          <table:table-cell office:value-type="float" office:value="15459" calcext:value-type="float">
            <text:p>15459</text:p>
          </table:table-cell>
          <table:table-cell office:value-type="float" office:value="2989" calcext:value-type="float">
            <text:p>2989</text:p>
          </table:table-cell>
          <table:table-cell table:formula="of:=[.D1414]/[.C1414]*100" office:value-type="float" office:value="19.3350152015007" calcext:value-type="float">
            <text:p>19.33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Dozwil</text:p>
          </table:table-cell>
          <table:table-cell office:value-type="float" office:value="715" calcext:value-type="float">
            <text:p>715</text:p>
          </table:table-cell>
          <table:table-cell office:value-type="float" office:value="164" calcext:value-type="float">
            <text:p>164</text:p>
          </table:table-cell>
          <table:table-cell table:formula="of:=[.D1415]/[.C1415]*100" office:value-type="float" office:value="22.9370629370629" calcext:value-type="float">
            <text:p>22.937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Egnach</text:p>
          </table:table-cell>
          <table:table-cell office:value-type="float" office:value="4897" calcext:value-type="float">
            <text:p>4897</text:p>
          </table:table-cell>
          <table:table-cell office:value-type="float" office:value="1081" calcext:value-type="float">
            <text:p>1081</text:p>
          </table:table-cell>
          <table:table-cell table:formula="of:=[.D1416]/[.C1416]*100" office:value-type="float" office:value="22.0747396365121" calcext:value-type="float">
            <text:p>22.07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Hefenhofen</text:p>
          </table:table-cell>
          <table:table-cell office:value-type="float" office:value="1309" calcext:value-type="float">
            <text:p>1309</text:p>
          </table:table-cell>
          <table:table-cell office:value-type="float" office:value="266" calcext:value-type="float">
            <text:p>266</text:p>
          </table:table-cell>
          <table:table-cell table:formula="of:=[.D1417]/[.C1417]*100" office:value-type="float" office:value="20.3208556149733" calcext:value-type="float">
            <text:p>20.32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Horn</text:p>
          </table:table-cell>
          <table:table-cell office:value-type="float" office:value="2907" calcext:value-type="float">
            <text:p>2907</text:p>
          </table:table-cell>
          <table:table-cell office:value-type="float" office:value="463" calcext:value-type="float">
            <text:p>463</text:p>
          </table:table-cell>
          <table:table-cell table:formula="of:=[.D1418]/[.C1418]*100" office:value-type="float" office:value="15.9270725834193" calcext:value-type="float">
            <text:p>15.927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Kesswil</text:p>
          </table:table-cell>
          <table:table-cell office:value-type="float" office:value="1007" calcext:value-type="float">
            <text:p>1007</text:p>
          </table:table-cell>
          <table:table-cell office:value-type="float" office:value="217" calcext:value-type="float">
            <text:p>217</text:p>
          </table:table-cell>
          <table:table-cell table:formula="of:=[.D1419]/[.C1419]*100" office:value-type="float" office:value="21.5491559086395" calcext:value-type="float">
            <text:p>21.549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Roggwil (TG)</text:p>
          </table:table-cell>
          <table:table-cell office:value-type="float" office:value="3358" calcext:value-type="float">
            <text:p>3358</text:p>
          </table:table-cell>
          <table:table-cell office:value-type="float" office:value="748" calcext:value-type="float">
            <text:p>748</text:p>
          </table:table-cell>
          <table:table-cell table:formula="of:=[.D1420]/[.C1420]*100" office:value-type="float" office:value="22.275163787969" calcext:value-type="float">
            <text:p>22.275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Romanshorn</text:p>
          </table:table-cell>
          <table:table-cell office:value-type="float" office:value="11556" calcext:value-type="float">
            <text:p>11556</text:p>
          </table:table-cell>
          <table:table-cell office:value-type="float" office:value="2183" calcext:value-type="float">
            <text:p>2183</text:p>
          </table:table-cell>
          <table:table-cell table:formula="of:=[.D1421]/[.C1421]*100" office:value-type="float" office:value="18.8906195915542" calcext:value-type="float">
            <text:p>18.891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Salmsach</text:p>
          </table:table-cell>
          <table:table-cell office:value-type="float" office:value="1576" calcext:value-type="float">
            <text:p>1576</text:p>
          </table:table-cell>
          <table:table-cell office:value-type="float" office:value="337" calcext:value-type="float">
            <text:p>337</text:p>
          </table:table-cell>
          <table:table-cell table:formula="of:=[.D1422]/[.C1422]*100" office:value-type="float" office:value="21.3832487309645" calcext:value-type="float">
            <text:p>21.383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Sommeri</text:p>
          </table:table-cell>
          <table:table-cell office:value-type="float" office:value="654" calcext:value-type="float">
            <text:p>654</text:p>
          </table:table-cell>
          <table:table-cell office:value-type="float" office:value="140" calcext:value-type="float">
            <text:p>140</text:p>
          </table:table-cell>
          <table:table-cell table:formula="of:=[.D1423]/[.C1423]*100" office:value-type="float" office:value="21.4067278287462" calcext:value-type="float">
            <text:p>21.407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Uttwil</text:p>
          </table:table-cell>
          <table:table-cell office:value-type="float" office:value="1918" calcext:value-type="float">
            <text:p>1918</text:p>
          </table:table-cell>
          <table:table-cell office:value-type="float" office:value="358" calcext:value-type="float">
            <text:p>358</text:p>
          </table:table-cell>
          <table:table-cell table:formula="of:=[.D1424]/[.C1424]*100" office:value-type="float" office:value="18.6652763295099" calcext:value-type="float">
            <text:p>18.66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Amriswil</text:p>
          </table:table-cell>
          <table:table-cell office:value-type="float" office:value="14313" calcext:value-type="float">
            <text:p>14313</text:p>
          </table:table-cell>
          <table:table-cell office:value-type="float" office:value="2968" calcext:value-type="float">
            <text:p>2968</text:p>
          </table:table-cell>
          <table:table-cell table:formula="of:=[.D1425]/[.C1425]*100" office:value-type="float" office:value="20.7363934884371" calcext:value-type="float">
            <text:p>20.736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Bischofszell</text:p>
          </table:table-cell>
          <table:table-cell office:value-type="float" office:value="6064" calcext:value-type="float">
            <text:p>6064</text:p>
          </table:table-cell>
          <table:table-cell office:value-type="float" office:value="1231" calcext:value-type="float">
            <text:p>1231</text:p>
          </table:table-cell>
          <table:table-cell table:formula="of:=[.D1426]/[.C1426]*100" office:value-type="float" office:value="20.3001319261214" calcext:value-type="float">
            <text:p>20.300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Erlen</text:p>
          </table:table-cell>
          <table:table-cell office:value-type="float" office:value="3888" calcext:value-type="float">
            <text:p>3888</text:p>
          </table:table-cell>
          <table:table-cell office:value-type="float" office:value="931" calcext:value-type="float">
            <text:p>931</text:p>
          </table:table-cell>
          <table:table-cell table:formula="of:=[.D1427]/[.C1427]*100" office:value-type="float" office:value="23.9454732510288" calcext:value-type="float">
            <text:p>23.94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Hauptwil-Gottshaus</text:p>
          </table:table-cell>
          <table:table-cell office:value-type="float" office:value="2040" calcext:value-type="float">
            <text:p>2040</text:p>
          </table:table-cell>
          <table:table-cell office:value-type="float" office:value="472" calcext:value-type="float">
            <text:p>472</text:p>
          </table:table-cell>
          <table:table-cell table:formula="of:=[.D1428]/[.C1428]*100" office:value-type="float" office:value="23.1372549019608" calcext:value-type="float">
            <text:p>23.137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Hohentannen</text:p>
          </table:table-cell>
          <table:table-cell office:value-type="float" office:value="661" calcext:value-type="float">
            <text:p>661</text:p>
          </table:table-cell>
          <table:table-cell office:value-type="float" office:value="147" calcext:value-type="float">
            <text:p>147</text:p>
          </table:table-cell>
          <table:table-cell table:formula="of:=[.D1429]/[.C1429]*100" office:value-type="float" office:value="22.2390317700454" calcext:value-type="float">
            <text:p>22.239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Kradolf-Schönenberg</text:p>
          </table:table-cell>
          <table:table-cell office:value-type="float" office:value="3669" calcext:value-type="float">
            <text:p>3669</text:p>
          </table:table-cell>
          <table:table-cell office:value-type="float" office:value="716" calcext:value-type="float">
            <text:p>716</text:p>
          </table:table-cell>
          <table:table-cell table:formula="of:=[.D1430]/[.C1430]*100" office:value-type="float" office:value="19.5148541837013" calcext:value-type="float">
            <text:p>19.51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Sulgen</text:p>
          </table:table-cell>
          <table:table-cell office:value-type="float" office:value="4056" calcext:value-type="float">
            <text:p>4056</text:p>
          </table:table-cell>
          <table:table-cell office:value-type="float" office:value="816" calcext:value-type="float">
            <text:p>816</text:p>
          </table:table-cell>
          <table:table-cell table:formula="of:=[.D1431]/[.C1431]*100" office:value-type="float" office:value="20.1183431952663" calcext:value-type="float">
            <text:p>20.118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Zihlschlacht-Sitterdorf</text:p>
          </table:table-cell>
          <table:table-cell office:value-type="float" office:value="2534" calcext:value-type="float">
            <text:p>2534</text:p>
          </table:table-cell>
          <table:table-cell office:value-type="float" office:value="565" calcext:value-type="float">
            <text:p>565</text:p>
          </table:table-cell>
          <table:table-cell table:formula="of:=[.D1432]/[.C1432]*100" office:value-type="float" office:value="22.2967640094712" calcext:value-type="float">
            <text:p>22.29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Basadingen-Schlattingen</text:p>
          </table:table-cell>
          <table:table-cell office:value-type="float" office:value="1846" calcext:value-type="float">
            <text:p>1846</text:p>
          </table:table-cell>
          <table:table-cell office:value-type="float" office:value="382" calcext:value-type="float">
            <text:p>382</text:p>
          </table:table-cell>
          <table:table-cell table:formula="of:=[.D1433]/[.C1433]*100" office:value-type="float" office:value="20.6933911159263" calcext:value-type="float">
            <text:p>20.69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Diessenhofen</text:p>
          </table:table-cell>
          <table:table-cell office:value-type="float" office:value="4118" calcext:value-type="float">
            <text:p>4118</text:p>
          </table:table-cell>
          <table:table-cell office:value-type="float" office:value="793" calcext:value-type="float">
            <text:p>793</text:p>
          </table:table-cell>
          <table:table-cell table:formula="of:=[.D1434]/[.C1434]*100" office:value-type="float" office:value="19.256920835357" calcext:value-type="float">
            <text:p>19.257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Schlatt (TG)</text:p>
          </table:table-cell>
          <table:table-cell office:value-type="float" office:value="1859" calcext:value-type="float">
            <text:p>1859</text:p>
          </table:table-cell>
          <table:table-cell office:value-type="float" office:value="389" calcext:value-type="float">
            <text:p>389</text:p>
          </table:table-cell>
          <table:table-cell table:formula="of:=[.D1435]/[.C1435]*100" office:value-type="float" office:value="20.9252286175363" calcext:value-type="float">
            <text:p>20.925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Aadorf</text:p>
          </table:table-cell>
          <table:table-cell office:value-type="float" office:value="9422" calcext:value-type="float">
            <text:p>9422</text:p>
          </table:table-cell>
          <table:table-cell office:value-type="float" office:value="1929" calcext:value-type="float">
            <text:p>1929</text:p>
          </table:table-cell>
          <table:table-cell table:formula="of:=[.D1436]/[.C1436]*100" office:value-type="float" office:value="20.4733602207599" calcext:value-type="float">
            <text:p>20.473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Felben-Wellhausen</text:p>
          </table:table-cell>
          <table:table-cell office:value-type="float" office:value="3199" calcext:value-type="float">
            <text:p>3199</text:p>
          </table:table-cell>
          <table:table-cell office:value-type="float" office:value="662" calcext:value-type="float">
            <text:p>662</text:p>
          </table:table-cell>
          <table:table-cell table:formula="of:=[.D1437]/[.C1437]*100" office:value-type="float" office:value="20.6939668646452" calcext:value-type="float">
            <text:p>20.694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Frauenfeld</text:p>
          </table:table-cell>
          <table:table-cell office:value-type="float" office:value="26093" calcext:value-type="float">
            <text:p>26093</text:p>
          </table:table-cell>
          <table:table-cell office:value-type="float" office:value="4998" calcext:value-type="float">
            <text:p>4998</text:p>
          </table:table-cell>
          <table:table-cell table:formula="of:=[.D1438]/[.C1438]*100" office:value-type="float" office:value="19.1545625263481" calcext:value-type="float">
            <text:p>19.155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Gachnang</text:p>
          </table:table-cell>
          <table:table-cell office:value-type="float" office:value="4564" calcext:value-type="float">
            <text:p>4564</text:p>
          </table:table-cell>
          <table:table-cell office:value-type="float" office:value="1004" calcext:value-type="float">
            <text:p>1004</text:p>
          </table:table-cell>
          <table:table-cell table:formula="of:=[.D1439]/[.C1439]*100" office:value-type="float" office:value="21.9982471516214" calcext:value-type="float">
            <text:p>21.998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Hüttlingen</text:p>
          </table:table-cell>
          <table:table-cell office:value-type="float" office:value="852" calcext:value-type="float">
            <text:p>852</text:p>
          </table:table-cell>
          <table:table-cell office:value-type="float" office:value="178" calcext:value-type="float">
            <text:p>178</text:p>
          </table:table-cell>
          <table:table-cell table:formula="of:=[.D1440]/[.C1440]*100" office:value-type="float" office:value="20.8920187793427" calcext:value-type="float">
            <text:p>20.892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Matzingen</text:p>
          </table:table-cell>
          <table:table-cell office:value-type="float" office:value="3112" calcext:value-type="float">
            <text:p>3112</text:p>
          </table:table-cell>
          <table:table-cell office:value-type="float" office:value="665" calcext:value-type="float">
            <text:p>665</text:p>
          </table:table-cell>
          <table:table-cell table:formula="of:=[.D1441]/[.C1441]*100" office:value-type="float" office:value="21.3688946015424" calcext:value-type="float">
            <text:p>21.369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Neunforn</text:p>
          </table:table-cell>
          <table:table-cell office:value-type="float" office:value="1088" calcext:value-type="float">
            <text:p>1088</text:p>
          </table:table-cell>
          <table:table-cell office:value-type="float" office:value="210" calcext:value-type="float">
            <text:p>210</text:p>
          </table:table-cell>
          <table:table-cell table:formula="of:=[.D1442]/[.C1442]*100" office:value-type="float" office:value="19.3014705882353" calcext:value-type="float">
            <text:p>19.301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Stettfurt</text:p>
          </table:table-cell>
          <table:table-cell office:value-type="float" office:value="1237" calcext:value-type="float">
            <text:p>1237</text:p>
          </table:table-cell>
          <table:table-cell office:value-type="float" office:value="299" calcext:value-type="float">
            <text:p>299</text:p>
          </table:table-cell>
          <table:table-cell table:formula="of:=[.D1443]/[.C1443]*100" office:value-type="float" office:value="24.1713823767179" calcext:value-type="float">
            <text:p>24.171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Thundorf</text:p>
          </table:table-cell>
          <table:table-cell office:value-type="float" office:value="1598" calcext:value-type="float">
            <text:p>1598</text:p>
          </table:table-cell>
          <table:table-cell office:value-type="float" office:value="370" calcext:value-type="float">
            <text:p>370</text:p>
          </table:table-cell>
          <table:table-cell table:formula="of:=[.D1444]/[.C1444]*100" office:value-type="float" office:value="23.153942428035" calcext:value-type="float">
            <text:p>23.154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Uesslingen-Buch</text:p>
          </table:table-cell>
          <table:table-cell office:value-type="float" office:value="1120" calcext:value-type="float">
            <text:p>1120</text:p>
          </table:table-cell>
          <table:table-cell office:value-type="float" office:value="219" calcext:value-type="float">
            <text:p>219</text:p>
          </table:table-cell>
          <table:table-cell table:formula="of:=[.D1445]/[.C1445]*100" office:value-type="float" office:value="19.5535714285714" calcext:value-type="float">
            <text:p>19.554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Warth-Weiningen</text:p>
          </table:table-cell>
          <table:table-cell office:value-type="float" office:value="1400" calcext:value-type="float">
            <text:p>1400</text:p>
          </table:table-cell>
          <table:table-cell office:value-type="float" office:value="285" calcext:value-type="float">
            <text:p>285</text:p>
          </table:table-cell>
          <table:table-cell table:formula="of:=[.D1446]/[.C1446]*100" office:value-type="float" office:value="20.3571428571429" calcext:value-type="float">
            <text:p>20.357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Altnau</text:p>
          </table:table-cell>
          <table:table-cell office:value-type="float" office:value="2347" calcext:value-type="float">
            <text:p>2347</text:p>
          </table:table-cell>
          <table:table-cell office:value-type="float" office:value="516" calcext:value-type="float">
            <text:p>516</text:p>
          </table:table-cell>
          <table:table-cell table:formula="of:=[.D1447]/[.C1447]*100" office:value-type="float" office:value="21.985513421389" calcext:value-type="float">
            <text:p>21.986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Bottighofen</text:p>
          </table:table-cell>
          <table:table-cell office:value-type="float" office:value="2696" calcext:value-type="float">
            <text:p>2696</text:p>
          </table:table-cell>
          <table:table-cell office:value-type="float" office:value="517" calcext:value-type="float">
            <text:p>517</text:p>
          </table:table-cell>
          <table:table-cell table:formula="of:=[.D1448]/[.C1448]*100" office:value-type="float" office:value="19.1765578635015" calcext:value-type="float">
            <text:p>19.177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Ermatingen</text:p>
          </table:table-cell>
          <table:table-cell office:value-type="float" office:value="3770" calcext:value-type="float">
            <text:p>3770</text:p>
          </table:table-cell>
          <table:table-cell office:value-type="float" office:value="695" calcext:value-type="float">
            <text:p>695</text:p>
          </table:table-cell>
          <table:table-cell table:formula="of:=[.D1449]/[.C1449]*100" office:value-type="float" office:value="18.4350132625995" calcext:value-type="float">
            <text:p>18.435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Gottlieben</text:p>
          </table:table-cell>
          <table:table-cell office:value-type="float" office:value="345" calcext:value-type="float">
            <text:p>345</text:p>
          </table:table-cell>
          <table:table-cell office:value-type="float" office:value="62" calcext:value-type="float">
            <text:p>62</text:p>
          </table:table-cell>
          <table:table-cell table:formula="of:=[.D1450]/[.C1450]*100" office:value-type="float" office:value="17.9710144927536" calcext:value-type="float">
            <text:p>17.971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Güttingen</text:p>
          </table:table-cell>
          <table:table-cell office:value-type="float" office:value="1716" calcext:value-type="float">
            <text:p>1716</text:p>
          </table:table-cell>
          <table:table-cell office:value-type="float" office:value="349" calcext:value-type="float">
            <text:p>349</text:p>
          </table:table-cell>
          <table:table-cell table:formula="of:=[.D1451]/[.C1451]*100" office:value-type="float" office:value="20.3379953379953" calcext:value-type="float">
            <text:p>20.338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Kemmental</text:p>
          </table:table-cell>
          <table:table-cell office:value-type="float" office:value="2729" calcext:value-type="float">
            <text:p>2729</text:p>
          </table:table-cell>
          <table:table-cell office:value-type="float" office:value="607" calcext:value-type="float">
            <text:p>607</text:p>
          </table:table-cell>
          <table:table-cell table:formula="of:=[.D1452]/[.C1452]*100" office:value-type="float" office:value="22.2425796995236" calcext:value-type="float">
            <text:p>22.243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Kreuzlingen</text:p>
          </table:table-cell>
          <table:table-cell office:value-type="float" office:value="22788" calcext:value-type="float">
            <text:p>22788</text:p>
          </table:table-cell>
          <table:table-cell office:value-type="float" office:value="4068" calcext:value-type="float">
            <text:p>4068</text:p>
          </table:table-cell>
          <table:table-cell table:formula="of:=[.D1453]/[.C1453]*100" office:value-type="float" office:value="17.8515007898894" calcext:value-type="float">
            <text:p>17.852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Langrickenbach</text:p>
          </table:table-cell>
          <table:table-cell office:value-type="float" office:value="1442" calcext:value-type="float">
            <text:p>1442</text:p>
          </table:table-cell>
          <table:table-cell office:value-type="float" office:value="333" calcext:value-type="float">
            <text:p>333</text:p>
          </table:table-cell>
          <table:table-cell table:formula="of:=[.D1454]/[.C1454]*100" office:value-type="float" office:value="23.0929264909847" calcext:value-type="float">
            <text:p>23.093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Lengwil</text:p>
          </table:table-cell>
          <table:table-cell office:value-type="float" office:value="1759" calcext:value-type="float">
            <text:p>1759</text:p>
          </table:table-cell>
          <table:table-cell office:value-type="float" office:value="395" calcext:value-type="float">
            <text:p>395</text:p>
          </table:table-cell>
          <table:table-cell table:formula="of:=[.D1455]/[.C1455]*100" office:value-type="float" office:value="22.4559408754974" calcext:value-type="float">
            <text:p>22.456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Münsterlingen</text:p>
          </table:table-cell>
          <table:table-cell office:value-type="float" office:value="3522" calcext:value-type="float">
            <text:p>3522</text:p>
          </table:table-cell>
          <table:table-cell office:value-type="float" office:value="664" calcext:value-type="float">
            <text:p>664</text:p>
          </table:table-cell>
          <table:table-cell table:formula="of:=[.D1456]/[.C1456]*100" office:value-type="float" office:value="18.8529244747303" calcext:value-type="float">
            <text:p>18.853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Tägerwilen</text:p>
          </table:table-cell>
          <table:table-cell office:value-type="float" office:value="5147" calcext:value-type="float">
            <text:p>5147</text:p>
          </table:table-cell>
          <table:table-cell office:value-type="float" office:value="1089" calcext:value-type="float">
            <text:p>1089</text:p>
          </table:table-cell>
          <table:table-cell table:formula="of:=[.D1457]/[.C1457]*100" office:value-type="float" office:value="21.1579560909268" calcext:value-type="float">
            <text:p>21.158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Wäldi</text:p>
          </table:table-cell>
          <table:table-cell office:value-type="float" office:value="1119" calcext:value-type="float">
            <text:p>1119</text:p>
          </table:table-cell>
          <table:table-cell office:value-type="float" office:value="243" calcext:value-type="float">
            <text:p>243</text:p>
          </table:table-cell>
          <table:table-cell table:formula="of:=[.D1458]/[.C1458]*100" office:value-type="float" office:value="21.71581769437" calcext:value-type="float">
            <text:p>21.716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Affeltrangen</text:p>
          </table:table-cell>
          <table:table-cell office:value-type="float" office:value="2786" calcext:value-type="float">
            <text:p>2786</text:p>
          </table:table-cell>
          <table:table-cell office:value-type="float" office:value="671" calcext:value-type="float">
            <text:p>671</text:p>
          </table:table-cell>
          <table:table-cell table:formula="of:=[.D1459]/[.C1459]*100" office:value-type="float" office:value="24.0847092605887" calcext:value-type="float">
            <text:p>24.085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Bettwiesen</text:p>
          </table:table-cell>
          <table:table-cell office:value-type="float" office:value="1275" calcext:value-type="float">
            <text:p>1275</text:p>
          </table:table-cell>
          <table:table-cell office:value-type="float" office:value="249" calcext:value-type="float">
            <text:p>249</text:p>
          </table:table-cell>
          <table:table-cell table:formula="of:=[.D1460]/[.C1460]*100" office:value-type="float" office:value="19.5294117647059" calcext:value-type="float">
            <text:p>19.529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Bichelsee-Balterswil</text:p>
          </table:table-cell>
          <table:table-cell office:value-type="float" office:value="3007" calcext:value-type="float">
            <text:p>3007</text:p>
          </table:table-cell>
          <table:table-cell office:value-type="float" office:value="660" calcext:value-type="float">
            <text:p>660</text:p>
          </table:table-cell>
          <table:table-cell table:formula="of:=[.D1461]/[.C1461]*100" office:value-type="float" office:value="21.9487861656136" calcext:value-type="float">
            <text:p>21.949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Braunau</text:p>
          </table:table-cell>
          <table:table-cell office:value-type="float" office:value="855" calcext:value-type="float">
            <text:p>855</text:p>
          </table:table-cell>
          <table:table-cell office:value-type="float" office:value="183" calcext:value-type="float">
            <text:p>183</text:p>
          </table:table-cell>
          <table:table-cell table:formula="of:=[.D1462]/[.C1462]*100" office:value-type="float" office:value="21.4035087719298" calcext:value-type="float">
            <text:p>21.404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Eschlikon</text:p>
          </table:table-cell>
          <table:table-cell office:value-type="float" office:value="4847" calcext:value-type="float">
            <text:p>4847</text:p>
          </table:table-cell>
          <table:table-cell office:value-type="float" office:value="978" calcext:value-type="float">
            <text:p>978</text:p>
          </table:table-cell>
          <table:table-cell table:formula="of:=[.D1463]/[.C1463]*100" office:value-type="float" office:value="20.1774293377347" calcext:value-type="float">
            <text:p>20.177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Fischingen</text:p>
          </table:table-cell>
          <table:table-cell office:value-type="float" office:value="2933" calcext:value-type="float">
            <text:p>2933</text:p>
          </table:table-cell>
          <table:table-cell office:value-type="float" office:value="661" calcext:value-type="float">
            <text:p>661</text:p>
          </table:table-cell>
          <table:table-cell table:formula="of:=[.D1464]/[.C1464]*100" office:value-type="float" office:value="22.5366518922605" calcext:value-type="float">
            <text:p>22.537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Lommis</text:p>
          </table:table-cell>
          <table:table-cell office:value-type="float" office:value="1254" calcext:value-type="float">
            <text:p>1254</text:p>
          </table:table-cell>
          <table:table-cell office:value-type="float" office:value="279" calcext:value-type="float">
            <text:p>279</text:p>
          </table:table-cell>
          <table:table-cell table:formula="of:=[.D1465]/[.C1465]*100" office:value-type="float" office:value="22.2488038277512" calcext:value-type="float">
            <text:p>22.249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Münchwilen (TG)</text:p>
          </table:table-cell>
          <table:table-cell office:value-type="float" office:value="5854" calcext:value-type="float">
            <text:p>5854</text:p>
          </table:table-cell>
          <table:table-cell office:value-type="float" office:value="1341" calcext:value-type="float">
            <text:p>1341</text:p>
          </table:table-cell>
          <table:table-cell table:formula="of:=[.D1466]/[.C1466]*100" office:value-type="float" office:value="22.9074137341988" calcext:value-type="float">
            <text:p>22.907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Rickenbach (TG)</text:p>
          </table:table-cell>
          <table:table-cell office:value-type="float" office:value="2999" calcext:value-type="float">
            <text:p>2999</text:p>
          </table:table-cell>
          <table:table-cell office:value-type="float" office:value="601" calcext:value-type="float">
            <text:p>601</text:p>
          </table:table-cell>
          <table:table-cell table:formula="of:=[.D1467]/[.C1467]*100" office:value-type="float" office:value="20.0400133377793" calcext:value-type="float">
            <text:p>20.040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Schönholzerswilen</text:p>
          </table:table-cell>
          <table:table-cell office:value-type="float" office:value="882" calcext:value-type="float">
            <text:p>882</text:p>
          </table:table-cell>
          <table:table-cell office:value-type="float" office:value="216" calcext:value-type="float">
            <text:p>216</text:p>
          </table:table-cell>
          <table:table-cell table:formula="of:=[.D1468]/[.C1468]*100" office:value-type="float" office:value="24.4897959183673" calcext:value-type="float">
            <text:p>24.490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Sirnach</text:p>
          </table:table-cell>
          <table:table-cell office:value-type="float" office:value="7963" calcext:value-type="float">
            <text:p>7963</text:p>
          </table:table-cell>
          <table:table-cell office:value-type="float" office:value="1565" calcext:value-type="float">
            <text:p>1565</text:p>
          </table:table-cell>
          <table:table-cell table:formula="of:=[.D1469]/[.C1469]*100" office:value-type="float" office:value="19.6533969609444" calcext:value-type="float">
            <text:p>19.653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Tobel-Tägerschen</text:p>
          </table:table-cell>
          <table:table-cell office:value-type="float" office:value="1616" calcext:value-type="float">
            <text:p>1616</text:p>
          </table:table-cell>
          <table:table-cell office:value-type="float" office:value="350" calcext:value-type="float">
            <text:p>350</text:p>
          </table:table-cell>
          <table:table-cell table:formula="of:=[.D1470]/[.C1470]*100" office:value-type="float" office:value="21.6584158415842" calcext:value-type="float">
            <text:p>21.658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Wängi</text:p>
          </table:table-cell>
          <table:table-cell office:value-type="float" office:value="4816" calcext:value-type="float">
            <text:p>4816</text:p>
          </table:table-cell>
          <table:table-cell office:value-type="float" office:value="1084" calcext:value-type="float">
            <text:p>1084</text:p>
          </table:table-cell>
          <table:table-cell table:formula="of:=[.D1471]/[.C1471]*100" office:value-type="float" office:value="22.5083056478405" calcext:value-type="float">
            <text:p>22.508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Wilen (TG)</text:p>
          </table:table-cell>
          <table:table-cell office:value-type="float" office:value="2508" calcext:value-type="float">
            <text:p>2508</text:p>
          </table:table-cell>
          <table:table-cell office:value-type="float" office:value="614" calcext:value-type="float">
            <text:p>614</text:p>
          </table:table-cell>
          <table:table-cell table:formula="of:=[.D1472]/[.C1472]*100" office:value-type="float" office:value="24.481658692185" calcext:value-type="float">
            <text:p>24.482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Wuppenau</text:p>
          </table:table-cell>
          <table:table-cell office:value-type="float" office:value="1189" calcext:value-type="float">
            <text:p>1189</text:p>
          </table:table-cell>
          <table:table-cell office:value-type="float" office:value="301" calcext:value-type="float">
            <text:p>301</text:p>
          </table:table-cell>
          <table:table-cell table:formula="of:=[.D1473]/[.C1473]*100" office:value-type="float" office:value="25.3153910849453" calcext:value-type="float">
            <text:p>25.315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Berlingen</text:p>
          </table:table-cell>
          <table:table-cell office:value-type="float" office:value="928" calcext:value-type="float">
            <text:p>928</text:p>
          </table:table-cell>
          <table:table-cell office:value-type="float" office:value="136" calcext:value-type="float">
            <text:p>136</text:p>
          </table:table-cell>
          <table:table-cell table:formula="of:=[.D1474]/[.C1474]*100" office:value-type="float" office:value="14.6551724137931" calcext:value-type="float">
            <text:p>14.65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Eschenz</text:p>
          </table:table-cell>
          <table:table-cell office:value-type="float" office:value="1882" calcext:value-type="float">
            <text:p>1882</text:p>
          </table:table-cell>
          <table:table-cell office:value-type="float" office:value="363" calcext:value-type="float">
            <text:p>363</text:p>
          </table:table-cell>
          <table:table-cell table:formula="of:=[.D1475]/[.C1475]*100" office:value-type="float" office:value="19.287991498406" calcext:value-type="float">
            <text:p>19.288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Herdern</text:p>
          </table:table-cell>
          <table:table-cell office:value-type="float" office:value="1136" calcext:value-type="float">
            <text:p>1136</text:p>
          </table:table-cell>
          <table:table-cell office:value-type="float" office:value="228" calcext:value-type="float">
            <text:p>228</text:p>
          </table:table-cell>
          <table:table-cell table:formula="of:=[.D1476]/[.C1476]*100" office:value-type="float" office:value="20.0704225352113" calcext:value-type="float">
            <text:p>20.070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Homburg</text:p>
          </table:table-cell>
          <table:table-cell office:value-type="float" office:value="1579" calcext:value-type="float">
            <text:p>1579</text:p>
          </table:table-cell>
          <table:table-cell office:value-type="float" office:value="363" calcext:value-type="float">
            <text:p>363</text:p>
          </table:table-cell>
          <table:table-cell table:formula="of:=[.D1477]/[.C1477]*100" office:value-type="float" office:value="22.9892336922103" calcext:value-type="float">
            <text:p>22.989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Hüttwilen</text:p>
          </table:table-cell>
          <table:table-cell office:value-type="float" office:value="1775" calcext:value-type="float">
            <text:p>1775</text:p>
          </table:table-cell>
          <table:table-cell office:value-type="float" office:value="417" calcext:value-type="float">
            <text:p>417</text:p>
          </table:table-cell>
          <table:table-cell table:formula="of:=[.D1478]/[.C1478]*100" office:value-type="float" office:value="23.4929577464789" calcext:value-type="float">
            <text:p>23.493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Mammern</text:p>
          </table:table-cell>
          <table:table-cell office:value-type="float" office:value="693" calcext:value-type="float">
            <text:p>693</text:p>
          </table:table-cell>
          <table:table-cell office:value-type="float" office:value="143" calcext:value-type="float">
            <text:p>143</text:p>
          </table:table-cell>
          <table:table-cell table:formula="of:=[.D1479]/[.C1479]*100" office:value-type="float" office:value="20.6349206349206" calcext:value-type="float">
            <text:p>20.635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Müllheim</text:p>
          </table:table-cell>
          <table:table-cell office:value-type="float" office:value="3218" calcext:value-type="float">
            <text:p>3218</text:p>
          </table:table-cell>
          <table:table-cell office:value-type="float" office:value="651" calcext:value-type="float">
            <text:p>651</text:p>
          </table:table-cell>
          <table:table-cell table:formula="of:=[.D1480]/[.C1480]*100" office:value-type="float" office:value="20.2299564947172" calcext:value-type="float">
            <text:p>20.230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Pfyn</text:p>
          </table:table-cell>
          <table:table-cell office:value-type="float" office:value="2208" calcext:value-type="float">
            <text:p>2208</text:p>
          </table:table-cell>
          <table:table-cell office:value-type="float" office:value="464" calcext:value-type="float">
            <text:p>464</text:p>
          </table:table-cell>
          <table:table-cell table:formula="of:=[.D1481]/[.C1481]*100" office:value-type="float" office:value="21.0144927536232" calcext:value-type="float">
            <text:p>21.014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Raperswilen</text:p>
          </table:table-cell>
          <table:table-cell office:value-type="float" office:value="435" calcext:value-type="float">
            <text:p>435</text:p>
          </table:table-cell>
          <table:table-cell office:value-type="float" office:value="89" calcext:value-type="float">
            <text:p>89</text:p>
          </table:table-cell>
          <table:table-cell table:formula="of:=[.D1482]/[.C1482]*100" office:value-type="float" office:value="20.4597701149425" calcext:value-type="float">
            <text:p>20.460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Salenstein</text:p>
          </table:table-cell>
          <table:table-cell office:value-type="float" office:value="1440" calcext:value-type="float">
            <text:p>1440</text:p>
          </table:table-cell>
          <table:table-cell office:value-type="float" office:value="233" calcext:value-type="float">
            <text:p>233</text:p>
          </table:table-cell>
          <table:table-cell table:formula="of:=[.D1483]/[.C1483]*100" office:value-type="float" office:value="16.1805555555556" calcext:value-type="float">
            <text:p>16.18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Steckborn</text:p>
          </table:table-cell>
          <table:table-cell office:value-type="float" office:value="3997" calcext:value-type="float">
            <text:p>3997</text:p>
          </table:table-cell>
          <table:table-cell office:value-type="float" office:value="701" calcext:value-type="float">
            <text:p>701</text:p>
          </table:table-cell>
          <table:table-cell table:formula="of:=[.D1484]/[.C1484]*100" office:value-type="float" office:value="17.5381536152114" calcext:value-type="float">
            <text:p>17.538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Wagenhausen</text:p>
          </table:table-cell>
          <table:table-cell office:value-type="float" office:value="1787" calcext:value-type="float">
            <text:p>1787</text:p>
          </table:table-cell>
          <table:table-cell office:value-type="float" office:value="348" calcext:value-type="float">
            <text:p>348</text:p>
          </table:table-cell>
          <table:table-cell table:formula="of:=[.D1485]/[.C1485]*100" office:value-type="float" office:value="19.4739787353106" calcext:value-type="float">
            <text:p>19.474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Amlikon-Bissegg</text:p>
          </table:table-cell>
          <table:table-cell office:value-type="float" office:value="1373" calcext:value-type="float">
            <text:p>1373</text:p>
          </table:table-cell>
          <table:table-cell office:value-type="float" office:value="274" calcext:value-type="float">
            <text:p>274</text:p>
          </table:table-cell>
          <table:table-cell table:formula="of:=[.D1486]/[.C1486]*100" office:value-type="float" office:value="19.9563000728332" calcext:value-type="float">
            <text:p>19.956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Berg (TG)</text:p>
          </table:table-cell>
          <table:table-cell office:value-type="float" office:value="3532" calcext:value-type="float">
            <text:p>3532</text:p>
          </table:table-cell>
          <table:table-cell office:value-type="float" office:value="785" calcext:value-type="float">
            <text:p>785</text:p>
          </table:table-cell>
          <table:table-cell table:formula="of:=[.D1487]/[.C1487]*100" office:value-type="float" office:value="22.2253680634202" calcext:value-type="float">
            <text:p>22.225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Birwinken</text:p>
          </table:table-cell>
          <table:table-cell office:value-type="float" office:value="1381" calcext:value-type="float">
            <text:p>1381</text:p>
          </table:table-cell>
          <table:table-cell office:value-type="float" office:value="304" calcext:value-type="float">
            <text:p>304</text:p>
          </table:table-cell>
          <table:table-cell table:formula="of:=[.D1488]/[.C1488]*100" office:value-type="float" office:value="22.0130340333092" calcext:value-type="float">
            <text:p>22.013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Bürglen (TG)</text:p>
          </table:table-cell>
          <table:table-cell office:value-type="float" office:value="4067" calcext:value-type="float">
            <text:p>4067</text:p>
          </table:table-cell>
          <table:table-cell office:value-type="float" office:value="785" calcext:value-type="float">
            <text:p>785</text:p>
          </table:table-cell>
          <table:table-cell table:formula="of:=[.D1489]/[.C1489]*100" office:value-type="float" office:value="19.3016965822474" calcext:value-type="float">
            <text:p>19.302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Bussnang</text:p>
          </table:table-cell>
          <table:table-cell office:value-type="float" office:value="2546" calcext:value-type="float">
            <text:p>2546</text:p>
          </table:table-cell>
          <table:table-cell office:value-type="float" office:value="583" calcext:value-type="float">
            <text:p>583</text:p>
          </table:table-cell>
          <table:table-cell table:formula="of:=[.D1490]/[.C1490]*100" office:value-type="float" office:value="22.8986645718775" calcext:value-type="float">
            <text:p>22.899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Märstetten</text:p>
          </table:table-cell>
          <table:table-cell office:value-type="float" office:value="2927" calcext:value-type="float">
            <text:p>2927</text:p>
          </table:table-cell>
          <table:table-cell office:value-type="float" office:value="615" calcext:value-type="float">
            <text:p>615</text:p>
          </table:table-cell>
          <table:table-cell table:formula="of:=[.D1491]/[.C1491]*100" office:value-type="float" office:value="21.01127434233" calcext:value-type="float">
            <text:p>21.011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Weinfelden</text:p>
          </table:table-cell>
          <table:table-cell office:value-type="float" office:value="11893" calcext:value-type="float">
            <text:p>11893</text:p>
          </table:table-cell>
          <table:table-cell office:value-type="float" office:value="2348" calcext:value-type="float">
            <text:p>2348</text:p>
          </table:table-cell>
          <table:table-cell table:formula="of:=[.D1492]/[.C1492]*100" office:value-type="float" office:value="19.7427057933238" calcext:value-type="float">
            <text:p>19.743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Wigoltingen</text:p>
          </table:table-cell>
          <table:table-cell office:value-type="float" office:value="2600" calcext:value-type="float">
            <text:p>2600</text:p>
          </table:table-cell>
          <table:table-cell office:value-type="float" office:value="568" calcext:value-type="float">
            <text:p>568</text:p>
          </table:table-cell>
          <table:table-cell table:formula="of:=[.D1493]/[.C1493]*100" office:value-type="float" office:value="21.8461538461538" calcext:value-type="float">
            <text:p>21.84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Arbedo-Castione</text:p>
          </table:table-cell>
          <table:table-cell office:value-type="float" office:value="5082" calcext:value-type="float">
            <text:p>5082</text:p>
          </table:table-cell>
          <table:table-cell office:value-type="float" office:value="975" calcext:value-type="float">
            <text:p>975</text:p>
          </table:table-cell>
          <table:table-cell table:formula="of:=[.D1494]/[.C1494]*100" office:value-type="float" office:value="19.185360094451" calcext:value-type="float">
            <text:p>19.18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Bellinzona</text:p>
          </table:table-cell>
          <table:table-cell office:value-type="float" office:value="44270" calcext:value-type="float">
            <text:p>44270</text:p>
          </table:table-cell>
          <table:table-cell office:value-type="float" office:value="8447" calcext:value-type="float">
            <text:p>8447</text:p>
          </table:table-cell>
          <table:table-cell table:formula="of:=[.D1495]/[.C1495]*100" office:value-type="float" office:value="19.080641517958" calcext:value-type="float">
            <text:p>19.08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Cadenazzo</text:p>
          </table:table-cell>
          <table:table-cell office:value-type="float" office:value="3068" calcext:value-type="float">
            <text:p>3068</text:p>
          </table:table-cell>
          <table:table-cell office:value-type="float" office:value="640" calcext:value-type="float">
            <text:p>640</text:p>
          </table:table-cell>
          <table:table-cell table:formula="of:=[.D1496]/[.C1496]*100" office:value-type="float" office:value="20.8604954367666" calcext:value-type="float">
            <text:p>20.860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Isone</text:p>
          </table:table-cell>
          <table:table-cell office:value-type="float" office:value="388" calcext:value-type="float">
            <text:p>388</text:p>
          </table:table-cell>
          <table:table-cell office:value-type="float" office:value="62" calcext:value-type="float">
            <text:p>62</text:p>
          </table:table-cell>
          <table:table-cell table:formula="of:=[.D1497]/[.C1497]*100" office:value-type="float" office:value="15.979381443299" calcext:value-type="float">
            <text:p>15.979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Lumino</text:p>
          </table:table-cell>
          <table:table-cell office:value-type="float" office:value="1613" calcext:value-type="float">
            <text:p>1613</text:p>
          </table:table-cell>
          <table:table-cell office:value-type="float" office:value="316" calcext:value-type="float">
            <text:p>316</text:p>
          </table:table-cell>
          <table:table-cell table:formula="of:=[.D1498]/[.C1498]*100" office:value-type="float" office:value="19.590824550527" calcext:value-type="float">
            <text:p>19.591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ant'Antonino</text:p>
          </table:table-cell>
          <table:table-cell office:value-type="float" office:value="2584" calcext:value-type="float">
            <text:p>2584</text:p>
          </table:table-cell>
          <table:table-cell office:value-type="float" office:value="472" calcext:value-type="float">
            <text:p>472</text:p>
          </table:table-cell>
          <table:table-cell table:formula="of:=[.D1499]/[.C1499]*100" office:value-type="float" office:value="18.266253869969" calcext:value-type="float">
            <text:p>18.266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Acquarossa</text:p>
          </table:table-cell>
          <table:table-cell office:value-type="float" office:value="1831" calcext:value-type="float">
            <text:p>1831</text:p>
          </table:table-cell>
          <table:table-cell office:value-type="float" office:value="291" calcext:value-type="float">
            <text:p>291</text:p>
          </table:table-cell>
          <table:table-cell table:formula="of:=[.D1500]/[.C1500]*100" office:value-type="float" office:value="15.8929546695795" calcext:value-type="float">
            <text:p>15.893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Blenio</text:p>
          </table:table-cell>
          <table:table-cell office:value-type="float" office:value="1745" calcext:value-type="float">
            <text:p>1745</text:p>
          </table:table-cell>
          <table:table-cell office:value-type="float" office:value="289" calcext:value-type="float">
            <text:p>289</text:p>
          </table:table-cell>
          <table:table-cell table:formula="of:=[.D1501]/[.C1501]*100" office:value-type="float" office:value="16.5616045845272" calcext:value-type="float">
            <text:p>16.562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Serravalle</text:p>
          </table:table-cell>
          <table:table-cell office:value-type="float" office:value="2053" calcext:value-type="float">
            <text:p>2053</text:p>
          </table:table-cell>
          <table:table-cell office:value-type="float" office:value="362" calcext:value-type="float">
            <text:p>362</text:p>
          </table:table-cell>
          <table:table-cell table:formula="of:=[.D1502]/[.C1502]*100" office:value-type="float" office:value="17.6327325864588" calcext:value-type="float">
            <text:p>17.633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Airolo</text:p>
          </table:table-cell>
          <table:table-cell office:value-type="float" office:value="1432" calcext:value-type="float">
            <text:p>1432</text:p>
          </table:table-cell>
          <table:table-cell office:value-type="float" office:value="213" calcext:value-type="float">
            <text:p>213</text:p>
          </table:table-cell>
          <table:table-cell table:formula="of:=[.D1503]/[.C1503]*100" office:value-type="float" office:value="14.8743016759777" calcext:value-type="float">
            <text:p>14.874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Bedretto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[.D1504]/[.C1504]*100" office:value-type="float" office:value="3.19148936170213" calcext:value-type="float">
            <text:p>3.191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Bodio</text:p>
          </table:table-cell>
          <table:table-cell office:value-type="float" office:value="890" calcext:value-type="float">
            <text:p>890</text:p>
          </table:table-cell>
          <table:table-cell office:value-type="float" office:value="163" calcext:value-type="float">
            <text:p>163</text:p>
          </table:table-cell>
          <table:table-cell table:formula="of:=[.D1505]/[.C1505]*100" office:value-type="float" office:value="18.314606741573" calcext:value-type="float">
            <text:p>18.315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Dalp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D1506]/[.C1506]*100" office:value-type="float" office:value="11.864406779661" calcext:value-type="float">
            <text:p>11.864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Faido</text:p>
          </table:table-cell>
          <table:table-cell office:value-type="float" office:value="2782" calcext:value-type="float">
            <text:p>2782</text:p>
          </table:table-cell>
          <table:table-cell office:value-type="float" office:value="427" calcext:value-type="float">
            <text:p>427</text:p>
          </table:table-cell>
          <table:table-cell table:formula="of:=[.D1507]/[.C1507]*100" office:value-type="float" office:value="15.3486700215672" calcext:value-type="float">
            <text:p>15.349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Giornico</text:p>
          </table:table-cell>
          <table:table-cell office:value-type="float" office:value="790" calcext:value-type="float">
            <text:p>790</text:p>
          </table:table-cell>
          <table:table-cell office:value-type="float" office:value="125" calcext:value-type="float">
            <text:p>125</text:p>
          </table:table-cell>
          <table:table-cell table:formula="of:=[.D1508]/[.C1508]*100" office:value-type="float" office:value="15.8227848101266" calcext:value-type="float">
            <text:p>15.823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Personico</text:p>
          </table:table-cell>
          <table:table-cell office:value-type="float" office:value="308" calcext:value-type="float">
            <text:p>308</text:p>
          </table:table-cell>
          <table:table-cell office:value-type="float" office:value="53" calcext:value-type="float">
            <text:p>53</text:p>
          </table:table-cell>
          <table:table-cell table:formula="of:=[.D1509]/[.C1509]*100" office:value-type="float" office:value="17.2077922077922" calcext:value-type="float">
            <text:p>17.208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Pollegio</text:p>
          </table:table-cell>
          <table:table-cell office:value-type="float" office:value="844" calcext:value-type="float">
            <text:p>844</text:p>
          </table:table-cell>
          <table:table-cell office:value-type="float" office:value="135" calcext:value-type="float">
            <text:p>135</text:p>
          </table:table-cell>
          <table:table-cell table:formula="of:=[.D1510]/[.C1510]*100" office:value-type="float" office:value="15.9952606635071" calcext:value-type="float">
            <text:p>15.995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Prato (Leventina)</text:p>
          </table:table-cell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  <table:table-cell table:formula="of:=[.D1511]/[.C1511]*100" office:value-type="float" office:value="16.2729658792651" calcext:value-type="float">
            <text:p>16.273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Quinto</text:p>
          </table:table-cell>
          <table:table-cell office:value-type="float" office:value="951" calcext:value-type="float">
            <text:p>951</text:p>
          </table:table-cell>
          <table:table-cell office:value-type="float" office:value="143" calcext:value-type="float">
            <text:p>143</text:p>
          </table:table-cell>
          <table:table-cell table:formula="of:=[.D1512]/[.C1512]*100" office:value-type="float" office:value="15.0368033648791" calcext:value-type="float">
            <text:p>15.037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Ascona</text:p>
          </table:table-cell>
          <table:table-cell office:value-type="float" office:value="5436" calcext:value-type="float">
            <text:p>5436</text:p>
          </table:table-cell>
          <table:table-cell office:value-type="float" office:value="743" calcext:value-type="float">
            <text:p>743</text:p>
          </table:table-cell>
          <table:table-cell table:formula="of:=[.D1513]/[.C1513]*100" office:value-type="float" office:value="13.6681383370125" calcext:value-type="float">
            <text:p>13.668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Brione sopra Minusio</text:p>
          </table:table-cell>
          <table:table-cell office:value-type="float" office:value="452" calcext:value-type="float">
            <text:p>452</text:p>
          </table:table-cell>
          <table:table-cell office:value-type="float" office:value="46" calcext:value-type="float">
            <text:p>46</text:p>
          </table:table-cell>
          <table:table-cell table:formula="of:=[.D1514]/[.C1514]*100" office:value-type="float" office:value="10.1769911504425" calcext:value-type="float">
            <text:p>10.177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Brissago</text:p>
          </table:table-cell>
          <table:table-cell office:value-type="float" office:value="1613" calcext:value-type="float">
            <text:p>1613</text:p>
          </table:table-cell>
          <table:table-cell office:value-type="float" office:value="166" calcext:value-type="float">
            <text:p>166</text:p>
          </table:table-cell>
          <table:table-cell table:formula="of:=[.D1515]/[.C1515]*100" office:value-type="float" office:value="10.291382517049" calcext:value-type="float">
            <text:p>10.291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Gordola</text:p>
          </table:table-cell>
          <table:table-cell office:value-type="float" office:value="4820" calcext:value-type="float">
            <text:p>4820</text:p>
          </table:table-cell>
          <table:table-cell office:value-type="float" office:value="849" calcext:value-type="float">
            <text:p>849</text:p>
          </table:table-cell>
          <table:table-cell table:formula="of:=[.D1516]/[.C1516]*100" office:value-type="float" office:value="17.6141078838174" calcext:value-type="float">
            <text:p>17.614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Lavertezzo</text:p>
          </table:table-cell>
          <table:table-cell office:value-type="float" office:value="1213" calcext:value-type="float">
            <text:p>1213</text:p>
          </table:table-cell>
          <table:table-cell office:value-type="float" office:value="283" calcext:value-type="float">
            <text:p>283</text:p>
          </table:table-cell>
          <table:table-cell table:formula="of:=[.D1517]/[.C1517]*100" office:value-type="float" office:value="23.3305853256389" calcext:value-type="float">
            <text:p>23.331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Locarno</text:p>
          </table:table-cell>
          <table:table-cell office:value-type="float" office:value="16241" calcext:value-type="float">
            <text:p>16241</text:p>
          </table:table-cell>
          <table:table-cell office:value-type="float" office:value="2587" calcext:value-type="float">
            <text:p>2587</text:p>
          </table:table-cell>
          <table:table-cell table:formula="of:=[.D1518]/[.C1518]*100" office:value-type="float" office:value="15.9288221168647" calcext:value-type="float">
            <text:p>15.929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Losone</text:p>
          </table:table-cell>
          <table:table-cell office:value-type="float" office:value="6713" calcext:value-type="float">
            <text:p>6713</text:p>
          </table:table-cell>
          <table:table-cell office:value-type="float" office:value="1193" calcext:value-type="float">
            <text:p>1193</text:p>
          </table:table-cell>
          <table:table-cell table:formula="of:=[.D1519]/[.C1519]*100" office:value-type="float" office:value="17.7714881573067" calcext:value-type="float">
            <text:p>17.771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Mergoscia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[.D1520]/[.C1520]*100" office:value-type="float" office:value="11.6161616161616" calcext:value-type="float">
            <text:p>11.616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Minusio</text:p>
          </table:table-cell>
          <table:table-cell office:value-type="float" office:value="7421" calcext:value-type="float">
            <text:p>7421</text:p>
          </table:table-cell>
          <table:table-cell office:value-type="float" office:value="1167" calcext:value-type="float">
            <text:p>1167</text:p>
          </table:table-cell>
          <table:table-cell table:formula="of:=[.D1521]/[.C1521]*100" office:value-type="float" office:value="15.7256434442797" calcext:value-type="float">
            <text:p>15.726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Muralto</text:p>
          </table:table-cell>
          <table:table-cell office:value-type="float" office:value="2579" calcext:value-type="float">
            <text:p>2579</text:p>
          </table:table-cell>
          <table:table-cell office:value-type="float" office:value="277" calcext:value-type="float">
            <text:p>277</text:p>
          </table:table-cell>
          <table:table-cell table:formula="of:=[.D1522]/[.C1522]*100" office:value-type="float" office:value="10.7405971306708" calcext:value-type="float">
            <text:p>10.741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Orselina</text:p>
          </table:table-cell>
          <table:table-cell office:value-type="float" office:value="701" calcext:value-type="float">
            <text:p>701</text:p>
          </table:table-cell>
          <table:table-cell office:value-type="float" office:value="39" calcext:value-type="float">
            <text:p>39</text:p>
          </table:table-cell>
          <table:table-cell table:formula="of:=[.D1523]/[.C1523]*100" office:value-type="float" office:value="5.56348074179743" calcext:value-type="float">
            <text:p>5.563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Ronco sopra Ascona</text:p>
          </table:table-cell>
          <table:table-cell office:value-type="float" office:value="538" calcext:value-type="float">
            <text:p>538</text:p>
          </table:table-cell>
          <table:table-cell office:value-type="float" office:value="35" calcext:value-type="float">
            <text:p>35</text:p>
          </table:table-cell>
          <table:table-cell table:formula="of:=[.D1524]/[.C1524]*100" office:value-type="float" office:value="6.50557620817844" calcext:value-type="float">
            <text:p>6.506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Tenero-Contra</text:p>
          </table:table-cell>
          <table:table-cell office:value-type="float" office:value="3244" calcext:value-type="float">
            <text:p>3244</text:p>
          </table:table-cell>
          <table:table-cell office:value-type="float" office:value="612" calcext:value-type="float">
            <text:p>612</text:p>
          </table:table-cell>
          <table:table-cell table:formula="of:=[.D1525]/[.C1525]*100" office:value-type="float" office:value="18.865598027127" calcext:value-type="float">
            <text:p>18.866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Onsernone</text:p>
          </table:table-cell>
          <table:table-cell office:value-type="float" office:value="675" calcext:value-type="float">
            <text:p>675</text:p>
          </table:table-cell>
          <table:table-cell office:value-type="float" office:value="62" calcext:value-type="float">
            <text:p>62</text:p>
          </table:table-cell>
          <table:table-cell table:formula="of:=[.D1526]/[.C1526]*100" office:value-type="float" office:value="9.18518518518519" calcext:value-type="float">
            <text:p>9.185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Cugnasco-Gerra</text:p>
          </table:table-cell>
          <table:table-cell office:value-type="float" office:value="2851" calcext:value-type="float">
            <text:p>2851</text:p>
          </table:table-cell>
          <table:table-cell office:value-type="float" office:value="553" calcext:value-type="float">
            <text:p>553</text:p>
          </table:table-cell>
          <table:table-cell table:formula="of:=[.D1527]/[.C1527]*100" office:value-type="float" office:value="19.3967029112592" calcext:value-type="float">
            <text:p>19.397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Agno</text:p>
          </table:table-cell>
          <table:table-cell office:value-type="float" office:value="4468" calcext:value-type="float">
            <text:p>4468</text:p>
          </table:table-cell>
          <table:table-cell office:value-type="float" office:value="792" calcext:value-type="float">
            <text:p>792</text:p>
          </table:table-cell>
          <table:table-cell table:formula="of:=[.D1528]/[.C1528]*100" office:value-type="float" office:value="17.7260519247986" calcext:value-type="float">
            <text:p>17.726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Aranno</text:p>
          </table:table-cell>
          <table:table-cell office:value-type="float" office:value="361" calcext:value-type="float">
            <text:p>361</text:p>
          </table:table-cell>
          <table:table-cell office:value-type="float" office:value="71" calcext:value-type="float">
            <text:p>71</text:p>
          </table:table-cell>
          <table:table-cell table:formula="of:=[.D1529]/[.C1529]*100" office:value-type="float" office:value="19.6675900277008" calcext:value-type="float">
            <text:p>19.668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Arogno</text:p>
          </table:table-cell>
          <table:table-cell office:value-type="float" office:value="955" calcext:value-type="float">
            <text:p>955</text:p>
          </table:table-cell>
          <table:table-cell office:value-type="float" office:value="160" calcext:value-type="float">
            <text:p>160</text:p>
          </table:table-cell>
          <table:table-cell table:formula="of:=[.D1530]/[.C1530]*100" office:value-type="float" office:value="16.7539267015707" calcext:value-type="float">
            <text:p>16.754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Astano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table:formula="of:=[.D1531]/[.C1531]*100" office:value-type="float" office:value="13.7123745819398" calcext:value-type="float">
            <text:p>13.712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Bedano</text:p>
          </table:table-cell>
          <table:table-cell office:value-type="float" office:value="1495" calcext:value-type="float">
            <text:p>1495</text:p>
          </table:table-cell>
          <table:table-cell office:value-type="float" office:value="310" calcext:value-type="float">
            <text:p>310</text:p>
          </table:table-cell>
          <table:table-cell table:formula="of:=[.D1532]/[.C1532]*100" office:value-type="float" office:value="20.7357859531773" calcext:value-type="float">
            <text:p>20.736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Bedigliora</text:p>
          </table:table-cell>
          <table:table-cell office:value-type="float" office:value="620" calcext:value-type="float">
            <text:p>620</text:p>
          </table:table-cell>
          <table:table-cell office:value-type="float" office:value="113" calcext:value-type="float">
            <text:p>113</text:p>
          </table:table-cell>
          <table:table-cell table:formula="of:=[.D1533]/[.C1533]*100" office:value-type="float" office:value="18.2258064516129" calcext:value-type="float">
            <text:p>18.226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Bioggio</text:p>
          </table:table-cell>
          <table:table-cell office:value-type="float" office:value="2737" calcext:value-type="float">
            <text:p>2737</text:p>
          </table:table-cell>
          <table:table-cell office:value-type="float" office:value="452" calcext:value-type="float">
            <text:p>452</text:p>
          </table:table-cell>
          <table:table-cell table:formula="of:=[.D1534]/[.C1534]*100" office:value-type="float" office:value="16.5144318597004" calcext:value-type="float">
            <text:p>16.514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Bissone</text:p>
          </table:table-cell>
          <table:table-cell office:value-type="float" office:value="945" calcext:value-type="float">
            <text:p>945</text:p>
          </table:table-cell>
          <table:table-cell office:value-type="float" office:value="118" calcext:value-type="float">
            <text:p>118</text:p>
          </table:table-cell>
          <table:table-cell table:formula="of:=[.D1535]/[.C1535]*100" office:value-type="float" office:value="12.4867724867725" calcext:value-type="float">
            <text:p>12.487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Brusino Arsizio</text:p>
          </table:table-cell>
          <table:table-cell office:value-type="float" office:value="458" calcext:value-type="float">
            <text:p>458</text:p>
          </table:table-cell>
          <table:table-cell office:value-type="float" office:value="65" calcext:value-type="float">
            <text:p>65</text:p>
          </table:table-cell>
          <table:table-cell table:formula="of:=[.D1536]/[.C1536]*100" office:value-type="float" office:value="14.1921397379913" calcext:value-type="float">
            <text:p>14.192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Cademario</text:p>
          </table:table-cell>
          <table:table-cell office:value-type="float" office:value="789" calcext:value-type="float">
            <text:p>789</text:p>
          </table:table-cell>
          <table:table-cell office:value-type="float" office:value="147" calcext:value-type="float">
            <text:p>147</text:p>
          </table:table-cell>
          <table:table-cell table:formula="of:=[.D1537]/[.C1537]*100" office:value-type="float" office:value="18.6311787072243" calcext:value-type="float">
            <text:p>18.631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Cadempino</text:p>
          </table:table-cell>
          <table:table-cell office:value-type="float" office:value="1501" calcext:value-type="float">
            <text:p>1501</text:p>
          </table:table-cell>
          <table:table-cell office:value-type="float" office:value="263" calcext:value-type="float">
            <text:p>263</text:p>
          </table:table-cell>
          <table:table-cell table:formula="of:=[.D1538]/[.C1538]*100" office:value-type="float" office:value="17.5216522318454" calcext:value-type="float">
            <text:p>17.522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Canobbio</text:p>
          </table:table-cell>
          <table:table-cell office:value-type="float" office:value="2330" calcext:value-type="float">
            <text:p>2330</text:p>
          </table:table-cell>
          <table:table-cell office:value-type="float" office:value="421" calcext:value-type="float">
            <text:p>421</text:p>
          </table:table-cell>
          <table:table-cell table:formula="of:=[.D1539]/[.C1539]*100" office:value-type="float" office:value="18.068669527897" calcext:value-type="float">
            <text:p>18.069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Caslano</text:p>
          </table:table-cell>
          <table:table-cell office:value-type="float" office:value="4329" calcext:value-type="float">
            <text:p>4329</text:p>
          </table:table-cell>
          <table:table-cell office:value-type="float" office:value="800" calcext:value-type="float">
            <text:p>800</text:p>
          </table:table-cell>
          <table:table-cell table:formula="of:=[.D1540]/[.C1540]*100" office:value-type="float" office:value="18.4800184800185" calcext:value-type="float">
            <text:p>18.480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Comano</text:p>
          </table:table-cell>
          <table:table-cell office:value-type="float" office:value="2155" calcext:value-type="float">
            <text:p>2155</text:p>
          </table:table-cell>
          <table:table-cell office:value-type="float" office:value="467" calcext:value-type="float">
            <text:p>467</text:p>
          </table:table-cell>
          <table:table-cell table:formula="of:=[.D1541]/[.C1541]*100" office:value-type="float" office:value="21.6705336426914" calcext:value-type="float">
            <text:p>21.671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Cureglia</text:p>
          </table:table-cell>
          <table:table-cell office:value-type="float" office:value="1487" calcext:value-type="float">
            <text:p>1487</text:p>
          </table:table-cell>
          <table:table-cell office:value-type="float" office:value="306" calcext:value-type="float">
            <text:p>306</text:p>
          </table:table-cell>
          <table:table-cell table:formula="of:=[.D1542]/[.C1542]*100" office:value-type="float" office:value="20.5783456624075" calcext:value-type="float">
            <text:p>20.578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Curio</text:p>
          </table:table-cell>
          <table:table-cell office:value-type="float" office:value="608" calcext:value-type="float">
            <text:p>608</text:p>
          </table:table-cell>
          <table:table-cell office:value-type="float" office:value="102" calcext:value-type="float">
            <text:p>102</text:p>
          </table:table-cell>
          <table:table-cell table:formula="of:=[.D1543]/[.C1543]*100" office:value-type="float" office:value="16.7763157894737" calcext:value-type="float">
            <text:p>16.776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Grancia</text:p>
          </table:table-cell>
          <table:table-cell office:value-type="float" office:value="473" calcext:value-type="float">
            <text:p>473</text:p>
          </table:table-cell>
          <table:table-cell office:value-type="float" office:value="84" calcext:value-type="float">
            <text:p>84</text:p>
          </table:table-cell>
          <table:table-cell table:formula="of:=[.D1544]/[.C1544]*100" office:value-type="float" office:value="17.7589852008457" calcext:value-type="float">
            <text:p>17.759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Gravesano</text:p>
          </table:table-cell>
          <table:table-cell office:value-type="float" office:value="1367" calcext:value-type="float">
            <text:p>1367</text:p>
          </table:table-cell>
          <table:table-cell office:value-type="float" office:value="261" calcext:value-type="float">
            <text:p>261</text:p>
          </table:table-cell>
          <table:table-cell table:formula="of:=[.D1545]/[.C1545]*100" office:value-type="float" office:value="19.0929041697147" calcext:value-type="float">
            <text:p>19.093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Lamone</text:p>
          </table:table-cell>
          <table:table-cell office:value-type="float" office:value="1736" calcext:value-type="float">
            <text:p>1736</text:p>
          </table:table-cell>
          <table:table-cell office:value-type="float" office:value="288" calcext:value-type="float">
            <text:p>288</text:p>
          </table:table-cell>
          <table:table-cell table:formula="of:=[.D1546]/[.C1546]*100" office:value-type="float" office:value="16.5898617511521" calcext:value-type="float">
            <text:p>16.59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Lugano</text:p>
          </table:table-cell>
          <table:table-cell office:value-type="float" office:value="62464" calcext:value-type="float">
            <text:p>62464</text:p>
          </table:table-cell>
          <table:table-cell office:value-type="float" office:value="10651" calcext:value-type="float">
            <text:p>10651</text:p>
          </table:table-cell>
          <table:table-cell table:formula="of:=[.D1547]/[.C1547]*100" office:value-type="float" office:value="17.0514216188525" calcext:value-type="float">
            <text:p>17.051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Magliaso</text:p>
          </table:table-cell>
          <table:table-cell office:value-type="float" office:value="1652" calcext:value-type="float">
            <text:p>1652</text:p>
          </table:table-cell>
          <table:table-cell office:value-type="float" office:value="273" calcext:value-type="float">
            <text:p>273</text:p>
          </table:table-cell>
          <table:table-cell table:formula="of:=[.D1548]/[.C1548]*100" office:value-type="float" office:value="16.5254237288136" calcext:value-type="float">
            <text:p>16.525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Manno</text:p>
          </table:table-cell>
          <table:table-cell office:value-type="float" office:value="1330" calcext:value-type="float">
            <text:p>1330</text:p>
          </table:table-cell>
          <table:table-cell office:value-type="float" office:value="258" calcext:value-type="float">
            <text:p>258</text:p>
          </table:table-cell>
          <table:table-cell table:formula="of:=[.D1549]/[.C1549]*100" office:value-type="float" office:value="19.3984962406015" calcext:value-type="float">
            <text:p>19.398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Massagno</text:p>
          </table:table-cell>
          <table:table-cell office:value-type="float" office:value="6575" calcext:value-type="float">
            <text:p>6575</text:p>
          </table:table-cell>
          <table:table-cell office:value-type="float" office:value="1201" calcext:value-type="float">
            <text:p>1201</text:p>
          </table:table-cell>
          <table:table-cell table:formula="of:=[.D1550]/[.C1550]*100" office:value-type="float" office:value="18.2661596958175" calcext:value-type="float">
            <text:p>18.266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Melide</text:p>
          </table:table-cell>
          <table:table-cell office:value-type="float" office:value="1796" calcext:value-type="float">
            <text:p>1796</text:p>
          </table:table-cell>
          <table:table-cell office:value-type="float" office:value="293" calcext:value-type="float">
            <text:p>293</text:p>
          </table:table-cell>
          <table:table-cell table:formula="of:=[.D1551]/[.C1551]*100" office:value-type="float" office:value="16.3140311804009" calcext:value-type="float">
            <text:p>16.314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Mezzovico-Vira</text:p>
          </table:table-cell>
          <table:table-cell office:value-type="float" office:value="1382" calcext:value-type="float">
            <text:p>1382</text:p>
          </table:table-cell>
          <table:table-cell office:value-type="float" office:value="300" calcext:value-type="float">
            <text:p>300</text:p>
          </table:table-cell>
          <table:table-cell table:formula="of:=[.D1552]/[.C1552]*100" office:value-type="float" office:value="21.7076700434153" calcext:value-type="float">
            <text:p>21.70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Miglieglia</text:p>
          </table:table-cell>
          <table:table-cell office:value-type="float" office:value="310" calcext:value-type="float">
            <text:p>310</text:p>
          </table:table-cell>
          <table:table-cell office:value-type="float" office:value="72" calcext:value-type="float">
            <text:p>72</text:p>
          </table:table-cell>
          <table:table-cell table:formula="of:=[.D1553]/[.C1553]*100" office:value-type="float" office:value="23.2258064516129" calcext:value-type="float">
            <text:p>23.226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Morcote</text:p>
          </table:table-cell>
          <table:table-cell office:value-type="float" office:value="714" calcext:value-type="float">
            <text:p>714</text:p>
          </table:table-cell>
          <table:table-cell office:value-type="float" office:value="86" calcext:value-type="float">
            <text:p>86</text:p>
          </table:table-cell>
          <table:table-cell table:formula="of:=[.D1554]/[.C1554]*100" office:value-type="float" office:value="12.0448179271709" calcext:value-type="float">
            <text:p>12.045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Muzzano</text:p>
          </table:table-cell>
          <table:table-cell office:value-type="float" office:value="814" calcext:value-type="float">
            <text:p>814</text:p>
          </table:table-cell>
          <table:table-cell office:value-type="float" office:value="129" calcext:value-type="float">
            <text:p>129</text:p>
          </table:table-cell>
          <table:table-cell table:formula="of:=[.D1555]/[.C1555]*100" office:value-type="float" office:value="15.8476658476658" calcext:value-type="float">
            <text:p>15.848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Neggio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table:formula="of:=[.D1556]/[.C1556]*100" office:value-type="float" office:value="16.7701863354037" calcext:value-type="float">
            <text:p>16.770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Novaggio</text:p>
          </table:table-cell>
          <table:table-cell office:value-type="float" office:value="827" calcext:value-type="float">
            <text:p>827</text:p>
          </table:table-cell>
          <table:table-cell office:value-type="float" office:value="144" calcext:value-type="float">
            <text:p>144</text:p>
          </table:table-cell>
          <table:table-cell table:formula="of:=[.D1557]/[.C1557]*100" office:value-type="float" office:value="17.4123337363966" calcext:value-type="float">
            <text:p>17.412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Origlio</text:p>
          </table:table-cell>
          <table:table-cell office:value-type="float" office:value="1512" calcext:value-type="float">
            <text:p>1512</text:p>
          </table:table-cell>
          <table:table-cell office:value-type="float" office:value="344" calcext:value-type="float">
            <text:p>344</text:p>
          </table:table-cell>
          <table:table-cell table:formula="of:=[.D1558]/[.C1558]*100" office:value-type="float" office:value="22.7513227513227" calcext:value-type="float">
            <text:p>22.751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Paradiso</text:p>
          </table:table-cell>
          <table:table-cell office:value-type="float" office:value="4624" calcext:value-type="float">
            <text:p>4624</text:p>
          </table:table-cell>
          <table:table-cell office:value-type="float" office:value="740" calcext:value-type="float">
            <text:p>740</text:p>
          </table:table-cell>
          <table:table-cell table:formula="of:=[.D1559]/[.C1559]*100" office:value-type="float" office:value="16.0034602076125" calcext:value-type="float">
            <text:p>16.003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onte Capriasca</text:p>
          </table:table-cell>
          <table:table-cell office:value-type="float" office:value="1922" calcext:value-type="float">
            <text:p>1922</text:p>
          </table:table-cell>
          <table:table-cell office:value-type="float" office:value="431" calcext:value-type="float">
            <text:p>431</text:p>
          </table:table-cell>
          <table:table-cell table:formula="of:=[.D1560]/[.C1560]*100" office:value-type="float" office:value="22.4245577523413" calcext:value-type="float">
            <text:p>22.42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Porza</text:p>
          </table:table-cell>
          <table:table-cell office:value-type="float" office:value="1595" calcext:value-type="float">
            <text:p>1595</text:p>
          </table:table-cell>
          <table:table-cell office:value-type="float" office:value="238" calcext:value-type="float">
            <text:p>238</text:p>
          </table:table-cell>
          <table:table-cell table:formula="of:=[.D1561]/[.C1561]*100" office:value-type="float" office:value="14.9216300940439" calcext:value-type="float">
            <text:p>14.922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Pura</text:p>
          </table:table-cell>
          <table:table-cell office:value-type="float" office:value="1364" calcext:value-type="float">
            <text:p>1364</text:p>
          </table:table-cell>
          <table:table-cell office:value-type="float" office:value="254" calcext:value-type="float">
            <text:p>254</text:p>
          </table:table-cell>
          <table:table-cell table:formula="of:=[.D1562]/[.C1562]*100" office:value-type="float" office:value="18.6217008797654" calcext:value-type="float">
            <text:p>18.622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Savosa</text:p>
          </table:table-cell>
          <table:table-cell office:value-type="float" office:value="2207" calcext:value-type="float">
            <text:p>2207</text:p>
          </table:table-cell>
          <table:table-cell office:value-type="float" office:value="441" calcext:value-type="float">
            <text:p>441</text:p>
          </table:table-cell>
          <table:table-cell table:formula="of:=[.D1563]/[.C1563]*100" office:value-type="float" office:value="19.9818758495696" calcext:value-type="float">
            <text:p>19.982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Sorengo</text:p>
          </table:table-cell>
          <table:table-cell office:value-type="float" office:value="2070" calcext:value-type="float">
            <text:p>2070</text:p>
          </table:table-cell>
          <table:table-cell office:value-type="float" office:value="476" calcext:value-type="float">
            <text:p>476</text:p>
          </table:table-cell>
          <table:table-cell table:formula="of:=[.D1564]/[.C1564]*100" office:value-type="float" office:value="22.9951690821256" calcext:value-type="float">
            <text:p>22.995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Capriasca</text:p>
          </table:table-cell>
          <table:table-cell office:value-type="float" office:value="6740" calcext:value-type="float">
            <text:p>6740</text:p>
          </table:table-cell>
          <table:table-cell office:value-type="float" office:value="1337" calcext:value-type="float">
            <text:p>1337</text:p>
          </table:table-cell>
          <table:table-cell table:formula="of:=[.D1565]/[.C1565]*100" office:value-type="float" office:value="19.8367952522255" calcext:value-type="float">
            <text:p>19.837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Torricella-Taverne</text:p>
          </table:table-cell>
          <table:table-cell office:value-type="float" office:value="3080" calcext:value-type="float">
            <text:p>3080</text:p>
          </table:table-cell>
          <table:table-cell office:value-type="float" office:value="604" calcext:value-type="float">
            <text:p>604</text:p>
          </table:table-cell>
          <table:table-cell table:formula="of:=[.D1566]/[.C1566]*100" office:value-type="float" office:value="19.6103896103896" calcext:value-type="float">
            <text:p>19.610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Vernate</text:p>
          </table:table-cell>
          <table:table-cell office:value-type="float" office:value="620" calcext:value-type="float">
            <text:p>620</text:p>
          </table:table-cell>
          <table:table-cell office:value-type="float" office:value="112" calcext:value-type="float">
            <text:p>112</text:p>
          </table:table-cell>
          <table:table-cell table:formula="of:=[.D1567]/[.C1567]*100" office:value-type="float" office:value="18.0645161290323" calcext:value-type="float">
            <text:p>18.065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Vezia</text:p>
          </table:table-cell>
          <table:table-cell office:value-type="float" office:value="1917" calcext:value-type="float">
            <text:p>1917</text:p>
          </table:table-cell>
          <table:table-cell office:value-type="float" office:value="388" calcext:value-type="float">
            <text:p>388</text:p>
          </table:table-cell>
          <table:table-cell table:formula="of:=[.D1568]/[.C1568]*100" office:value-type="float" office:value="20.2399582681273" calcext:value-type="float">
            <text:p>20.240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Vico Morcote</text:p>
          </table:table-cell>
          <table:table-cell office:value-type="float" office:value="415" calcext:value-type="float">
            <text:p>415</text:p>
          </table:table-cell>
          <table:table-cell office:value-type="float" office:value="70" calcext:value-type="float">
            <text:p>70</text:p>
          </table:table-cell>
          <table:table-cell table:formula="of:=[.D1569]/[.C1569]*100" office:value-type="float" office:value="16.8674698795181" calcext:value-type="float">
            <text:p>16.867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Collina d'Oro</text:p>
          </table:table-cell>
          <table:table-cell office:value-type="float" office:value="4816" calcext:value-type="float">
            <text:p>4816</text:p>
          </table:table-cell>
          <table:table-cell office:value-type="float" office:value="961" calcext:value-type="float">
            <text:p>961</text:p>
          </table:table-cell>
          <table:table-cell table:formula="of:=[.D1570]/[.C1570]*100" office:value-type="float" office:value="19.9543189368771" calcext:value-type="float">
            <text:p>19.954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Alto Malcantone</text:p>
          </table:table-cell>
          <table:table-cell office:value-type="float" office:value="1385" calcext:value-type="float">
            <text:p>1385</text:p>
          </table:table-cell>
          <table:table-cell office:value-type="float" office:value="226" calcext:value-type="float">
            <text:p>226</text:p>
          </table:table-cell>
          <table:table-cell table:formula="of:=[.D1571]/[.C1571]*100" office:value-type="float" office:value="16.3176895306859" calcext:value-type="float">
            <text:p>16.318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Monteceneri</text:p>
          </table:table-cell>
          <table:table-cell office:value-type="float" office:value="4688" calcext:value-type="float">
            <text:p>4688</text:p>
          </table:table-cell>
          <table:table-cell office:value-type="float" office:value="924" calcext:value-type="float">
            <text:p>924</text:p>
          </table:table-cell>
          <table:table-cell table:formula="of:=[.D1572]/[.C1572]*100" office:value-type="float" office:value="19.7098976109215" calcext:value-type="float">
            <text:p>19.710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Tresa</text:p>
          </table:table-cell>
          <table:table-cell office:value-type="float" office:value="3075" calcext:value-type="float">
            <text:p>3075</text:p>
          </table:table-cell>
          <table:table-cell office:value-type="float" office:value="490" calcext:value-type="float">
            <text:p>490</text:p>
          </table:table-cell>
          <table:table-cell table:formula="of:=[.D1573]/[.C1573]*100" office:value-type="float" office:value="15.9349593495935" calcext:value-type="float">
            <text:p>15.935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Val Mara</text:p>
          </table:table-cell>
          <table:table-cell office:value-type="float" office:value="2992" calcext:value-type="float">
            <text:p>2992</text:p>
          </table:table-cell>
          <table:table-cell office:value-type="float" office:value="549" calcext:value-type="float">
            <text:p>549</text:p>
          </table:table-cell>
          <table:table-cell table:formula="of:=[.D1574]/[.C1574]*100" office:value-type="float" office:value="18.3489304812834" calcext:value-type="float">
            <text:p>18.349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Balerna</text:p>
          </table:table-cell>
          <table:table-cell office:value-type="float" office:value="3291" calcext:value-type="float">
            <text:p>3291</text:p>
          </table:table-cell>
          <table:table-cell office:value-type="float" office:value="521" calcext:value-type="float">
            <text:p>521</text:p>
          </table:table-cell>
          <table:table-cell table:formula="of:=[.D1575]/[.C1575]*100" office:value-type="float" office:value="15.8310543907627" calcext:value-type="float">
            <text:p>15.831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Castel San Pietro</text:p>
          </table:table-cell>
          <table:table-cell office:value-type="float" office:value="2227" calcext:value-type="float">
            <text:p>2227</text:p>
          </table:table-cell>
          <table:table-cell office:value-type="float" office:value="389" calcext:value-type="float">
            <text:p>389</text:p>
          </table:table-cell>
          <table:table-cell table:formula="of:=[.D1576]/[.C1576]*100" office:value-type="float" office:value="17.4674449932645" calcext:value-type="float">
            <text:p>17.467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Chiasso</text:p>
          </table:table-cell>
          <table:table-cell office:value-type="float" office:value="7420" calcext:value-type="float">
            <text:p>7420</text:p>
          </table:table-cell>
          <table:table-cell office:value-type="float" office:value="1116" calcext:value-type="float">
            <text:p>1116</text:p>
          </table:table-cell>
          <table:table-cell table:formula="of:=[.D1577]/[.C1577]*100" office:value-type="float" office:value="15.0404312668464" calcext:value-type="float">
            <text:p>15.040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Coldrerio</text:p>
          </table:table-cell>
          <table:table-cell office:value-type="float" office:value="2848" calcext:value-type="float">
            <text:p>2848</text:p>
          </table:table-cell>
          <table:table-cell office:value-type="float" office:value="445" calcext:value-type="float">
            <text:p>445</text:p>
          </table:table-cell>
          <table:table-cell table:formula="of:=[.D1578]/[.C1578]*100"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Mendrisio</text:p>
          </table:table-cell>
          <table:table-cell office:value-type="float" office:value="14909" calcext:value-type="float">
            <text:p>14909</text:p>
          </table:table-cell>
          <table:table-cell office:value-type="float" office:value="2492" calcext:value-type="float">
            <text:p>2492</text:p>
          </table:table-cell>
          <table:table-cell table:formula="of:=[.D1579]/[.C1579]*100" office:value-type="float" office:value="16.7147360654638" calcext:value-type="float">
            <text:p>16.715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string" calcext:value-type="string">
            <text:p>Morbio Inferiore</text:p>
          </table:table-cell>
          <table:table-cell office:value-type="float" office:value="4371" calcext:value-type="float">
            <text:p>4371</text:p>
          </table:table-cell>
          <table:table-cell office:value-type="float" office:value="818" calcext:value-type="float">
            <text:p>818</text:p>
          </table:table-cell>
          <table:table-cell table:formula="of:=[.D1580]/[.C1580]*100" office:value-type="float" office:value="18.7142530313429" calcext:value-type="float">
            <text:p>18.714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Novazzano</text:p>
          </table:table-cell>
          <table:table-cell office:value-type="float" office:value="2346" calcext:value-type="float">
            <text:p>2346</text:p>
          </table:table-cell>
          <table:table-cell office:value-type="float" office:value="395" calcext:value-type="float">
            <text:p>395</text:p>
          </table:table-cell>
          <table:table-cell table:formula="of:=[.D1581]/[.C1581]*100" office:value-type="float" office:value="16.8371696504689" calcext:value-type="float">
            <text:p>16.837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Riva San Vitale</text:p>
          </table:table-cell>
          <table:table-cell office:value-type="float" office:value="2663" calcext:value-type="float">
            <text:p>2663</text:p>
          </table:table-cell>
          <table:table-cell office:value-type="float" office:value="449" calcext:value-type="float">
            <text:p>449</text:p>
          </table:table-cell>
          <table:table-cell table:formula="of:=[.D1582]/[.C1582]*100" office:value-type="float" office:value="16.8606834397296" calcext:value-type="float">
            <text:p>16.861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Stabio</text:p>
          </table:table-cell>
          <table:table-cell office:value-type="float" office:value="4461" calcext:value-type="float">
            <text:p>4461</text:p>
          </table:table-cell>
          <table:table-cell office:value-type="float" office:value="855" calcext:value-type="float">
            <text:p>855</text:p>
          </table:table-cell>
          <table:table-cell table:formula="of:=[.D1583]/[.C1583]*100" office:value-type="float" office:value="19.1661062542031" calcext:value-type="float">
            <text:p>19.166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string" calcext:value-type="string">
            <text:p>Vacallo</text:p>
          </table:table-cell>
          <table:table-cell office:value-type="float" office:value="3346" calcext:value-type="float">
            <text:p>3346</text:p>
          </table:table-cell>
          <table:table-cell office:value-type="float" office:value="580" calcext:value-type="float">
            <text:p>580</text:p>
          </table:table-cell>
          <table:table-cell table:formula="of:=[.D1584]/[.C1584]*100" office:value-type="float" office:value="17.3341303048416" calcext:value-type="float">
            <text:p>17.334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Breggia</text:p>
          </table:table-cell>
          <table:table-cell office:value-type="float" office:value="1914" calcext:value-type="float">
            <text:p>1914</text:p>
          </table:table-cell>
          <table:table-cell office:value-type="float" office:value="308" calcext:value-type="float">
            <text:p>308</text:p>
          </table:table-cell>
          <table:table-cell table:formula="of:=[.D1585]/[.C1585]*100" office:value-type="float" office:value="16.0919540229885" calcext:value-type="float">
            <text:p>16.092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Biasca</text:p>
          </table:table-cell>
          <table:table-cell office:value-type="float" office:value="6110" calcext:value-type="float">
            <text:p>6110</text:p>
          </table:table-cell>
          <table:table-cell office:value-type="float" office:value="1160" calcext:value-type="float">
            <text:p>1160</text:p>
          </table:table-cell>
          <table:table-cell table:formula="of:=[.D1586]/[.C1586]*100" office:value-type="float" office:value="18.9852700490998" calcext:value-type="float">
            <text:p>18.985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Riviera</text:p>
          </table:table-cell>
          <table:table-cell office:value-type="float" office:value="4188" calcext:value-type="float">
            <text:p>4188</text:p>
          </table:table-cell>
          <table:table-cell office:value-type="float" office:value="846" calcext:value-type="float">
            <text:p>846</text:p>
          </table:table-cell>
          <table:table-cell table:formula="of:=[.D1587]/[.C1587]*100" office:value-type="float" office:value="20.2005730659026" calcext:value-type="float">
            <text:p>20.201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Bosco/Guri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D1588]/[.C1588]*100" office:value-type="float" office:value="9.43396226415094" calcext:value-type="float">
            <text:p>9.434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Campo (Vallemaggia)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D1589]/[.C1589]*100" office:value-type="float" office:value="6.12244897959184" calcext:value-type="float">
            <text:p>6.122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Cerentino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D1590]/[.C1590]*100" office:value-type="float" office:value="5.55555555555556" calcext:value-type="float">
            <text:p>5.556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Cevio</text:p>
          </table:table-cell>
          <table:table-cell office:value-type="float" office:value="1110" calcext:value-type="float">
            <text:p>1110</text:p>
          </table:table-cell>
          <table:table-cell office:value-type="float" office:value="193" calcext:value-type="float">
            <text:p>193</text:p>
          </table:table-cell>
          <table:table-cell table:formula="of:=[.D1591]/[.C1591]*100" office:value-type="float" office:value="17.3873873873874" calcext:value-type="float">
            <text:p>17.387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Linesci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D1592]/[.C1592]*100" office:value-type="float" office:value="2.38095238095238" calcext:value-type="float">
            <text:p>2.381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Maggia</text:p>
          </table:table-cell>
          <table:table-cell office:value-type="float" office:value="2618" calcext:value-type="float">
            <text:p>2618</text:p>
          </table:table-cell>
          <table:table-cell office:value-type="float" office:value="486" calcext:value-type="float">
            <text:p>486</text:p>
          </table:table-cell>
          <table:table-cell table:formula="of:=[.D1593]/[.C1593]*100" office:value-type="float" office:value="18.5637891520244" calcext:value-type="float">
            <text:p>18.564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Lavizzara</text:p>
          </table:table-cell>
          <table:table-cell office:value-type="float" office:value="489" calcext:value-type="float">
            <text:p>489</text:p>
          </table:table-cell>
          <table:table-cell office:value-type="float" office:value="77" calcext:value-type="float">
            <text:p>77</text:p>
          </table:table-cell>
          <table:table-cell table:formula="of:=[.D1594]/[.C1594]*100" office:value-type="float" office:value="15.7464212678937" calcext:value-type="float">
            <text:p>15.746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Avegno Gordevio</text:p>
          </table:table-cell>
          <table:table-cell office:value-type="float" office:value="1557" calcext:value-type="float">
            <text:p>1557</text:p>
          </table:table-cell>
          <table:table-cell office:value-type="float" office:value="326" calcext:value-type="float">
            <text:p>326</text:p>
          </table:table-cell>
          <table:table-cell table:formula="of:=[.D1595]/[.C1595]*100" office:value-type="float" office:value="20.9377007064868" calcext:value-type="float">
            <text:p>20.938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Terre di Pedemonte</text:p>
          </table:table-cell>
          <table:table-cell office:value-type="float" office:value="2694" calcext:value-type="float">
            <text:p>2694</text:p>
          </table:table-cell>
          <table:table-cell office:value-type="float" office:value="494" calcext:value-type="float">
            <text:p>494</text:p>
          </table:table-cell>
          <table:table-cell table:formula="of:=[.D1596]/[.C1596]*100" office:value-type="float" office:value="18.3370452858203" calcext:value-type="float">
            <text:p>18.337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Centovalli</text:p>
          </table:table-cell>
          <table:table-cell office:value-type="float" office:value="1102" calcext:value-type="float">
            <text:p>1102</text:p>
          </table:table-cell>
          <table:table-cell office:value-type="float" office:value="136" calcext:value-type="float">
            <text:p>136</text:p>
          </table:table-cell>
          <table:table-cell table:formula="of:=[.D1597]/[.C1597]*100" office:value-type="float" office:value="12.3411978221416" calcext:value-type="float">
            <text:p>12.341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Gambarogno</text:p>
          </table:table-cell>
          <table:table-cell office:value-type="float" office:value="5076" calcext:value-type="float">
            <text:p>5076</text:p>
          </table:table-cell>
          <table:table-cell office:value-type="float" office:value="846" calcext:value-type="float">
            <text:p>846</text:p>
          </table:table-cell>
          <table:table-cell table:formula="of:=[.D1598]/[.C1598]*100" office:value-type="float" office:value="16.6666666666667" calcext:value-type="float">
            <text:p>16.667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Verzasca</text:p>
          </table:table-cell>
          <table:table-cell office:value-type="float" office:value="804" calcext:value-type="float">
            <text:p>804</text:p>
          </table:table-cell>
          <table:table-cell office:value-type="float" office:value="109" calcext:value-type="float">
            <text:p>109</text:p>
          </table:table-cell>
          <table:table-cell table:formula="of:=[.D1599]/[.C1599]*100" office:value-type="float" office:value="13.5572139303483" calcext:value-type="float">
            <text:p>13.557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Aigle</text:p>
          </table:table-cell>
          <table:table-cell office:value-type="float" office:value="10913" calcext:value-type="float">
            <text:p>10913</text:p>
          </table:table-cell>
          <table:table-cell office:value-type="float" office:value="2453" calcext:value-type="float">
            <text:p>2453</text:p>
          </table:table-cell>
          <table:table-cell table:formula="of:=[.D1600]/[.C1600]*100" office:value-type="float" office:value="22.4777787959315" calcext:value-type="float">
            <text:p>22.478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Bex</text:p>
          </table:table-cell>
          <table:table-cell office:value-type="float" office:value="8167" calcext:value-type="float">
            <text:p>8167</text:p>
          </table:table-cell>
          <table:table-cell office:value-type="float" office:value="1902" calcext:value-type="float">
            <text:p>1902</text:p>
          </table:table-cell>
          <table:table-cell table:formula="of:=[.D1601]/[.C1601]*100" office:value-type="float" office:value="23.2888453532509" calcext:value-type="float">
            <text:p>23.289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Chessel</text:p>
          </table:table-cell>
          <table:table-cell office:value-type="float" office:value="528" calcext:value-type="float">
            <text:p>528</text:p>
          </table:table-cell>
          <table:table-cell office:value-type="float" office:value="121" calcext:value-type="float">
            <text:p>121</text:p>
          </table:table-cell>
          <table:table-cell table:formula="of:=[.D1602]/[.C1602]*100" office:value-type="float" office:value="22.9166666666667" calcext:value-type="float">
            <text:p>22.917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Corbeyrier</text:p>
          </table:table-cell>
          <table:table-cell office:value-type="float" office:value="440" calcext:value-type="float">
            <text:p>440</text:p>
          </table:table-cell>
          <table:table-cell office:value-type="float" office:value="72" calcext:value-type="float">
            <text:p>72</text:p>
          </table:table-cell>
          <table:table-cell table:formula="of:=[.D1603]/[.C1603]*100" office:value-type="float" office:value="16.3636363636364" calcext:value-type="float">
            <text:p>16.364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Gryon</text:p>
          </table:table-cell>
          <table:table-cell office:value-type="float" office:value="1387" calcext:value-type="float">
            <text:p>1387</text:p>
          </table:table-cell>
          <table:table-cell office:value-type="float" office:value="269" calcext:value-type="float">
            <text:p>269</text:p>
          </table:table-cell>
          <table:table-cell table:formula="of:=[.D1604]/[.C1604]*100" office:value-type="float" office:value="19.3943763518385" calcext:value-type="float">
            <text:p>19.394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Lavey-Morcles</text:p>
          </table:table-cell>
          <table:table-cell office:value-type="float" office:value="978" calcext:value-type="float">
            <text:p>978</text:p>
          </table:table-cell>
          <table:table-cell office:value-type="float" office:value="221" calcext:value-type="float">
            <text:p>221</text:p>
          </table:table-cell>
          <table:table-cell table:formula="of:=[.D1605]/[.C1605]*100" office:value-type="float" office:value="22.5971370143149" calcext:value-type="float">
            <text:p>22.597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Leysin</text:p>
          </table:table-cell>
          <table:table-cell office:value-type="float" office:value="3719" calcext:value-type="float">
            <text:p>3719</text:p>
          </table:table-cell>
          <table:table-cell office:value-type="float" office:value="968" calcext:value-type="float">
            <text:p>968</text:p>
          </table:table-cell>
          <table:table-cell table:formula="of:=[.D1606]/[.C1606]*100" office:value-type="float" office:value="26.0285022855606" calcext:value-type="float">
            <text:p>26.029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Noville</text:p>
          </table:table-cell>
          <table:table-cell office:value-type="float" office:value="1169" calcext:value-type="float">
            <text:p>1169</text:p>
          </table:table-cell>
          <table:table-cell office:value-type="float" office:value="277" calcext:value-type="float">
            <text:p>277</text:p>
          </table:table-cell>
          <table:table-cell table:formula="of:=[.D1607]/[.C1607]*100" office:value-type="float" office:value="23.6954662104363" calcext:value-type="float">
            <text:p>23.695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Ollon</text:p>
          </table:table-cell>
          <table:table-cell office:value-type="float" office:value="7968" calcext:value-type="float">
            <text:p>7968</text:p>
          </table:table-cell>
          <table:table-cell office:value-type="float" office:value="2124" calcext:value-type="float">
            <text:p>2124</text:p>
          </table:table-cell>
          <table:table-cell table:formula="of:=[.D1608]/[.C1608]*100" office:value-type="float" office:value="26.6566265060241" calcext:value-type="float">
            <text:p>26.657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Ormont-Dessous</text:p>
          </table:table-cell>
          <table:table-cell office:value-type="float" office:value="1175" calcext:value-type="float">
            <text:p>1175</text:p>
          </table:table-cell>
          <table:table-cell office:value-type="float" office:value="234" calcext:value-type="float">
            <text:p>234</text:p>
          </table:table-cell>
          <table:table-cell table:formula="of:=[.D1609]/[.C1609]*100" office:value-type="float" office:value="19.9148936170213" calcext:value-type="float">
            <text:p>19.915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Ormont-Dessus</text:p>
          </table:table-cell>
          <table:table-cell office:value-type="float" office:value="1424" calcext:value-type="float">
            <text:p>1424</text:p>
          </table:table-cell>
          <table:table-cell office:value-type="float" office:value="226" calcext:value-type="float">
            <text:p>226</text:p>
          </table:table-cell>
          <table:table-cell table:formula="of:=[.D1610]/[.C1610]*100" office:value-type="float" office:value="15.8707865168539" calcext:value-type="float">
            <text:p>15.871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Rennaz</text:p>
          </table:table-cell>
          <table:table-cell office:value-type="float" office:value="925" calcext:value-type="float">
            <text:p>925</text:p>
          </table:table-cell>
          <table:table-cell office:value-type="float" office:value="223" calcext:value-type="float">
            <text:p>223</text:p>
          </table:table-cell>
          <table:table-cell table:formula="of:=[.D1611]/[.C1611]*100" office:value-type="float" office:value="24.1081081081081" calcext:value-type="float">
            <text:p>24.108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Roche (VD)</text:p>
          </table:table-cell>
          <table:table-cell office:value-type="float" office:value="1938" calcext:value-type="float">
            <text:p>1938</text:p>
          </table:table-cell>
          <table:table-cell office:value-type="float" office:value="519" calcext:value-type="float">
            <text:p>519</text:p>
          </table:table-cell>
          <table:table-cell table:formula="of:=[.D1612]/[.C1612]*100" office:value-type="float" office:value="26.7801857585139" calcext:value-type="float">
            <text:p>26.780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Villeneuve (VD)</text:p>
          </table:table-cell>
          <table:table-cell office:value-type="float" office:value="5968" calcext:value-type="float">
            <text:p>5968</text:p>
          </table:table-cell>
          <table:table-cell office:value-type="float" office:value="1324" calcext:value-type="float">
            <text:p>1324</text:p>
          </table:table-cell>
          <table:table-cell table:formula="of:=[.D1613]/[.C1613]*100" office:value-type="float" office:value="22.1849865951743" calcext:value-type="float">
            <text:p>22.18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Yvorne</text:p>
          </table:table-cell>
          <table:table-cell office:value-type="float" office:value="1086" calcext:value-type="float">
            <text:p>1086</text:p>
          </table:table-cell>
          <table:table-cell office:value-type="float" office:value="220" calcext:value-type="float">
            <text:p>220</text:p>
          </table:table-cell>
          <table:table-cell table:formula="of:=[.D1614]/[.C1614]*100" office:value-type="float" office:value="20.2578268876611" calcext:value-type="float">
            <text:p>20.258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Aubonne</text:p>
          </table:table-cell>
          <table:table-cell office:value-type="float" office:value="3791" calcext:value-type="float">
            <text:p>3791</text:p>
          </table:table-cell>
          <table:table-cell office:value-type="float" office:value="835" calcext:value-type="float">
            <text:p>835</text:p>
          </table:table-cell>
          <table:table-cell table:formula="of:=[.D1615]/[.C1615]*100" office:value-type="float" office:value="22.025850699024" calcext:value-type="float">
            <text:p>22.026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Ballens</text:p>
          </table:table-cell>
          <table:table-cell office:value-type="float" office:value="589" calcext:value-type="float">
            <text:p>589</text:p>
          </table:table-cell>
          <table:table-cell office:value-type="float" office:value="134" calcext:value-type="float">
            <text:p>134</text:p>
          </table:table-cell>
          <table:table-cell table:formula="of:=[.D1616]/[.C1616]*100" office:value-type="float" office:value="22.7504244482173" calcext:value-type="float">
            <text:p>22.750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Berolle</text:p>
          </table:table-cell>
          <table:table-cell office:value-type="float" office:value="301" calcext:value-type="float">
            <text:p>301</text:p>
          </table:table-cell>
          <table:table-cell office:value-type="float" office:value="63" calcext:value-type="float">
            <text:p>63</text:p>
          </table:table-cell>
          <table:table-cell table:formula="of:=[.D1617]/[.C1617]*100" office:value-type="float" office:value="20.9302325581395" calcext:value-type="float">
            <text:p>20.930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Bière</text:p>
          </table:table-cell>
          <table:table-cell office:value-type="float" office:value="1674" calcext:value-type="float">
            <text:p>1674</text:p>
          </table:table-cell>
          <table:table-cell office:value-type="float" office:value="364" calcext:value-type="float">
            <text:p>364</text:p>
          </table:table-cell>
          <table:table-cell table:formula="of:=[.D1618]/[.C1618]*100" office:value-type="float" office:value="21.7443249701314" calcext:value-type="float">
            <text:p>21.74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Bougy-Villars</text:p>
          </table:table-cell>
          <table:table-cell office:value-type="float" office:value="507" calcext:value-type="float">
            <text:p>507</text:p>
          </table:table-cell>
          <table:table-cell office:value-type="float" office:value="99" calcext:value-type="float">
            <text:p>99</text:p>
          </table:table-cell>
          <table:table-cell table:formula="of:=[.D1619]/[.C1619]*100" office:value-type="float" office:value="19.5266272189349" calcext:value-type="float">
            <text:p>19.527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Féchy</text:p>
          </table:table-cell>
          <table:table-cell office:value-type="float" office:value="888" calcext:value-type="float">
            <text:p>888</text:p>
          </table:table-cell>
          <table:table-cell office:value-type="float" office:value="225" calcext:value-type="float">
            <text:p>225</text:p>
          </table:table-cell>
          <table:table-cell table:formula="of:=[.D1620]/[.C1620]*100" office:value-type="float" office:value="25.3378378378378" calcext:value-type="float">
            <text:p>25.338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Gimel</text:p>
          </table:table-cell>
          <table:table-cell office:value-type="float" office:value="2418" calcext:value-type="float">
            <text:p>2418</text:p>
          </table:table-cell>
          <table:table-cell office:value-type="float" office:value="590" calcext:value-type="float">
            <text:p>590</text:p>
          </table:table-cell>
          <table:table-cell table:formula="of:=[.D1621]/[.C1621]*100" office:value-type="float" office:value="24.4003308519438" calcext:value-type="float">
            <text:p>24.40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Longirod</text:p>
          </table:table-cell>
          <table:table-cell office:value-type="float" office:value="538" calcext:value-type="float">
            <text:p>538</text:p>
          </table:table-cell>
          <table:table-cell office:value-type="float" office:value="113" calcext:value-type="float">
            <text:p>113</text:p>
          </table:table-cell>
          <table:table-cell table:formula="of:=[.D1622]/[.C1622]*100" office:value-type="float" office:value="21.003717472119" calcext:value-type="float">
            <text:p>21.004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Marchissy</text:p>
          </table:table-cell>
          <table:table-cell office:value-type="float" office:value="499" calcext:value-type="float">
            <text:p>499</text:p>
          </table:table-cell>
          <table:table-cell office:value-type="float" office:value="114" calcext:value-type="float">
            <text:p>114</text:p>
          </table:table-cell>
          <table:table-cell table:formula="of:=[.D1623]/[.C1623]*100" office:value-type="float" office:value="22.8456913827655" calcext:value-type="float">
            <text:p>22.846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Mollens (VD)</text:p>
          </table:table-cell>
          <table:table-cell office:value-type="float" office:value="324" calcext:value-type="float">
            <text:p>324</text:p>
          </table:table-cell>
          <table:table-cell office:value-type="float" office:value="52" calcext:value-type="float">
            <text:p>52</text:p>
          </table:table-cell>
          <table:table-cell table:formula="of:=[.D1624]/[.C1624]*100" office:value-type="float" office:value="16.0493827160494" calcext:value-type="float">
            <text:p>16.049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aint-George</text:p>
          </table:table-cell>
          <table:table-cell office:value-type="float" office:value="1066" calcext:value-type="float">
            <text:p>1066</text:p>
          </table:table-cell>
          <table:table-cell office:value-type="float" office:value="255" calcext:value-type="float">
            <text:p>255</text:p>
          </table:table-cell>
          <table:table-cell table:formula="of:=[.D1625]/[.C1625]*100" office:value-type="float" office:value="23.921200750469" calcext:value-type="float">
            <text:p>23.921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aint-Livres</text:p>
          </table:table-cell>
          <table:table-cell office:value-type="float" office:value="696" calcext:value-type="float">
            <text:p>696</text:p>
          </table:table-cell>
          <table:table-cell office:value-type="float" office:value="155" calcext:value-type="float">
            <text:p>155</text:p>
          </table:table-cell>
          <table:table-cell table:formula="of:=[.D1626]/[.C1626]*100" office:value-type="float" office:value="22.2701149425287" calcext:value-type="float">
            <text:p>22.270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aint-Oyens</text:p>
          </table:table-cell>
          <table:table-cell office:value-type="float" office:value="455" calcext:value-type="float">
            <text:p>455</text:p>
          </table:table-cell>
          <table:table-cell office:value-type="float" office:value="119" calcext:value-type="float">
            <text:p>119</text:p>
          </table:table-cell>
          <table:table-cell table:formula="of:=[.D1627]/[.C1627]*100" office:value-type="float" office:value="26.1538461538462" calcext:value-type="float">
            <text:p>26.154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Saubraz</text:p>
          </table:table-cell>
          <table:table-cell office:value-type="float" office:value="448" calcext:value-type="float">
            <text:p>448</text:p>
          </table:table-cell>
          <table:table-cell office:value-type="float" office:value="126" calcext:value-type="float">
            <text:p>126</text:p>
          </table:table-cell>
          <table:table-cell table:formula="of:=[.D1628]/[.C1628]*100"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Avenches</text:p>
          </table:table-cell>
          <table:table-cell office:value-type="float" office:value="4685" calcext:value-type="float">
            <text:p>4685</text:p>
          </table:table-cell>
          <table:table-cell office:value-type="float" office:value="1069" calcext:value-type="float">
            <text:p>1069</text:p>
          </table:table-cell>
          <table:table-cell table:formula="of:=[.D1629]/[.C1629]*100" office:value-type="float" office:value="22.8175026680896" calcext:value-type="float">
            <text:p>22.818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Cudrefin</text:p>
          </table:table-cell>
          <table:table-cell office:value-type="float" office:value="1875" calcext:value-type="float">
            <text:p>1875</text:p>
          </table:table-cell>
          <table:table-cell office:value-type="float" office:value="429" calcext:value-type="float">
            <text:p>429</text:p>
          </table:table-cell>
          <table:table-cell table:formula="of:=[.D1630]/[.C1630]*100" office:value-type="float" office:value="22.88" calcext:value-type="float">
            <text:p>22.880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Faoug</text:p>
          </table:table-cell>
          <table:table-cell office:value-type="float" office:value="907" calcext:value-type="float">
            <text:p>907</text:p>
          </table:table-cell>
          <table:table-cell office:value-type="float" office:value="176" calcext:value-type="float">
            <text:p>176</text:p>
          </table:table-cell>
          <table:table-cell table:formula="of:=[.D1631]/[.C1631]*100" office:value-type="float" office:value="19.4046306504961" calcext:value-type="float">
            <text:p>19.405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Vully-les-Lacs</text:p>
          </table:table-cell>
          <table:table-cell office:value-type="float" office:value="3528" calcext:value-type="float">
            <text:p>3528</text:p>
          </table:table-cell>
          <table:table-cell office:value-type="float" office:value="763" calcext:value-type="float">
            <text:p>763</text:p>
          </table:table-cell>
          <table:table-cell table:formula="of:=[.D1632]/[.C1632]*100" office:value-type="float" office:value="21.6269841269841" calcext:value-type="float">
            <text:p>21.627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Bettens</text:p>
          </table:table-cell>
          <table:table-cell office:value-type="float" office:value="650" calcext:value-type="float">
            <text:p>650</text:p>
          </table:table-cell>
          <table:table-cell office:value-type="float" office:value="155" calcext:value-type="float">
            <text:p>155</text:p>
          </table:table-cell>
          <table:table-cell table:formula="of:=[.D1633]/[.C1633]*100" office:value-type="float" office:value="23.8461538461538" calcext:value-type="float">
            <text:p>23.846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Bournens</text:p>
          </table:table-cell>
          <table:table-cell office:value-type="float" office:value="511" calcext:value-type="float">
            <text:p>511</text:p>
          </table:table-cell>
          <table:table-cell office:value-type="float" office:value="129" calcext:value-type="float">
            <text:p>129</text:p>
          </table:table-cell>
          <table:table-cell table:formula="of:=[.D1634]/[.C1634]*100" office:value-type="float" office:value="25.2446183953033" calcext:value-type="float">
            <text:p>25.245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Boussens</text:p>
          </table:table-cell>
          <table:table-cell office:value-type="float" office:value="1006" calcext:value-type="float">
            <text:p>1006</text:p>
          </table:table-cell>
          <table:table-cell office:value-type="float" office:value="262" calcext:value-type="float">
            <text:p>262</text:p>
          </table:table-cell>
          <table:table-cell table:formula="of:=[.D1635]/[.C1635]*100" office:value-type="float" office:value="26.0437375745527" calcext:value-type="float">
            <text:p>26.044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La Chaux (Cossonay)</text:p>
          </table:table-cell>
          <table:table-cell office:value-type="float" office:value="413" calcext:value-type="float">
            <text:p>413</text:p>
          </table:table-cell>
          <table:table-cell office:value-type="float" office:value="91" calcext:value-type="float">
            <text:p>91</text:p>
          </table:table-cell>
          <table:table-cell table:formula="of:=[.D1636]/[.C1636]*100" office:value-type="float" office:value="22.0338983050847" calcext:value-type="float">
            <text:p>22.034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Chavannes-le-Veyron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table:formula="of:=[.D1637]/[.C1637]*100" office:value-type="float" office:value="28.2208588957055" calcext:value-type="float">
            <text:p>28.221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Chevilly</text:p>
          </table:table-cell>
          <table:table-cell office:value-type="float" office:value="331" calcext:value-type="float">
            <text:p>331</text:p>
          </table:table-cell>
          <table:table-cell office:value-type="float" office:value="85" calcext:value-type="float">
            <text:p>85</text:p>
          </table:table-cell>
          <table:table-cell table:formula="of:=[.D1638]/[.C1638]*100" office:value-type="float" office:value="25.6797583081571" calcext:value-type="float">
            <text:p>25.680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Cossonay</text:p>
          </table:table-cell>
          <table:table-cell office:value-type="float" office:value="4386" calcext:value-type="float">
            <text:p>4386</text:p>
          </table:table-cell>
          <table:table-cell office:value-type="float" office:value="977" calcext:value-type="float">
            <text:p>977</text:p>
          </table:table-cell>
          <table:table-cell table:formula="of:=[.D1639]/[.C1639]*100" office:value-type="float" office:value="22.2754217966256" calcext:value-type="float">
            <text:p>22.275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Cuarnens</text:p>
          </table:table-cell>
          <table:table-cell office:value-type="float" office:value="545" calcext:value-type="float">
            <text:p>545</text:p>
          </table:table-cell>
          <table:table-cell office:value-type="float" office:value="131" calcext:value-type="float">
            <text:p>131</text:p>
          </table:table-cell>
          <table:table-cell table:formula="of:=[.D1640]/[.C1640]*100" office:value-type="float" office:value="24.0366972477064" calcext:value-type="float">
            <text:p>24.037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Daillens</text:p>
          </table:table-cell>
          <table:table-cell office:value-type="float" office:value="1057" calcext:value-type="float">
            <text:p>1057</text:p>
          </table:table-cell>
          <table:table-cell office:value-type="float" office:value="274" calcext:value-type="float">
            <text:p>274</text:p>
          </table:table-cell>
          <table:table-cell table:formula="of:=[.D1641]/[.C1641]*100" office:value-type="float" office:value="25.922421948912" calcext:value-type="float">
            <text:p>25.922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Dizy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  <table:table-cell table:formula="of:=[.D1642]/[.C1642]*100" office:value-type="float" office:value="21.9827586206897" calcext:value-type="float">
            <text:p>21.983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Eclépens</text:p>
          </table:table-cell>
          <table:table-cell office:value-type="float" office:value="1198" calcext:value-type="float">
            <text:p>1198</text:p>
          </table:table-cell>
          <table:table-cell office:value-type="float" office:value="274" calcext:value-type="float">
            <text:p>274</text:p>
          </table:table-cell>
          <table:table-cell table:formula="of:=[.D1643]/[.C1643]*100" office:value-type="float" office:value="22.8714524207012" calcext:value-type="float">
            <text:p>22.871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Ferreyres</text:p>
          </table:table-cell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table:formula="of:=[.D1644]/[.C1644]*100" office:value-type="float" office:value="25.974025974026" calcext:value-type="float">
            <text:p>25.974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Gollion</text:p>
          </table:table-cell>
          <table:table-cell office:value-type="float" office:value="1030" calcext:value-type="float">
            <text:p>1030</text:p>
          </table:table-cell>
          <table:table-cell office:value-type="float" office:value="231" calcext:value-type="float">
            <text:p>231</text:p>
          </table:table-cell>
          <table:table-cell table:formula="of:=[.D1645]/[.C1645]*100" office:value-type="float" office:value="22.4271844660194" calcext:value-type="float">
            <text:p>22.427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Grancy</text:p>
          </table:table-cell>
          <table:table-cell office:value-type="float" office:value="489" calcext:value-type="float">
            <text:p>489</text:p>
          </table:table-cell>
          <table:table-cell office:value-type="float" office:value="127" calcext:value-type="float">
            <text:p>127</text:p>
          </table:table-cell>
          <table:table-cell table:formula="of:=[.D1646]/[.C1646]*100" office:value-type="float" office:value="25.9713701431493" calcext:value-type="float">
            <text:p>25.971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L'Isle</text:p>
          </table:table-cell>
          <table:table-cell office:value-type="float" office:value="1093" calcext:value-type="float">
            <text:p>1093</text:p>
          </table:table-cell>
          <table:table-cell office:value-type="float" office:value="239" calcext:value-type="float">
            <text:p>239</text:p>
          </table:table-cell>
          <table:table-cell table:formula="of:=[.D1647]/[.C1647]*100" office:value-type="float" office:value="21.8664226898445" calcext:value-type="float">
            <text:p>21.866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Lussery-Villars</text:p>
          </table:table-cell>
          <table:table-cell office:value-type="float" office:value="482" calcext:value-type="float">
            <text:p>482</text:p>
          </table:table-cell>
          <table:table-cell office:value-type="float" office:value="106" calcext:value-type="float">
            <text:p>106</text:p>
          </table:table-cell>
          <table:table-cell table:formula="of:=[.D1648]/[.C1648]*100" office:value-type="float" office:value="21.9917012448133" calcext:value-type="float">
            <text:p>21.992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Mauraz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D1649]/[.C1649]*100" office:value-type="float" office:value="24.6153846153846" calcext:value-type="float">
            <text:p>24.61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Mex (VD)</text:p>
          </table:table-cell>
          <table:table-cell office:value-type="float" office:value="818" calcext:value-type="float">
            <text:p>818</text:p>
          </table:table-cell>
          <table:table-cell office:value-type="float" office:value="167" calcext:value-type="float">
            <text:p>167</text:p>
          </table:table-cell>
          <table:table-cell table:formula="of:=[.D1650]/[.C1650]*100" office:value-type="float" office:value="20.4156479217604" calcext:value-type="float">
            <text:p>20.416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Moiry</text:p>
          </table:table-cell>
          <table:table-cell office:value-type="float" office:value="297" calcext:value-type="float">
            <text:p>297</text:p>
          </table:table-cell>
          <table:table-cell office:value-type="float" office:value="62" calcext:value-type="float">
            <text:p>62</text:p>
          </table:table-cell>
          <table:table-cell table:formula="of:=[.D1651]/[.C1651]*100" office:value-type="float" office:value="20.8754208754209" calcext:value-type="float">
            <text:p>20.875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Mont-la-Ville</text:p>
          </table:table-cell>
          <table:table-cell office:value-type="float" office:value="502" calcext:value-type="float">
            <text:p>502</text:p>
          </table:table-cell>
          <table:table-cell office:value-type="float" office:value="126" calcext:value-type="float">
            <text:p>126</text:p>
          </table:table-cell>
          <table:table-cell table:formula="of:=[.D1652]/[.C1652]*100" office:value-type="float" office:value="25.0996015936255" calcext:value-type="float">
            <text:p>25.100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Montricher</text:p>
          </table:table-cell>
          <table:table-cell office:value-type="float" office:value="979" calcext:value-type="float">
            <text:p>979</text:p>
          </table:table-cell>
          <table:table-cell office:value-type="float" office:value="191" calcext:value-type="float">
            <text:p>191</text:p>
          </table:table-cell>
          <table:table-cell table:formula="of:=[.D1653]/[.C1653]*100" office:value-type="float" office:value="19.5097037793667" calcext:value-type="float">
            <text:p>19.510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Orny</text:p>
          </table:table-cell>
          <table:table-cell office:value-type="float" office:value="486" calcext:value-type="float">
            <text:p>486</text:p>
          </table:table-cell>
          <table:table-cell office:value-type="float" office:value="112" calcext:value-type="float">
            <text:p>112</text:p>
          </table:table-cell>
          <table:table-cell table:formula="of:=[.D1654]/[.C1654]*100" office:value-type="float" office:value="23.0452674897119" calcext:value-type="float">
            <text:p>23.045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Penthalaz</text:p>
          </table:table-cell>
          <table:table-cell office:value-type="float" office:value="3209" calcext:value-type="float">
            <text:p>3209</text:p>
          </table:table-cell>
          <table:table-cell office:value-type="float" office:value="700" calcext:value-type="float">
            <text:p>700</text:p>
          </table:table-cell>
          <table:table-cell table:formula="of:=[.D1655]/[.C1655]*100" office:value-type="float" office:value="21.8136491118729" calcext:value-type="float">
            <text:p>21.814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Penthaz</text:p>
          </table:table-cell>
          <table:table-cell office:value-type="float" office:value="1923" calcext:value-type="float">
            <text:p>1923</text:p>
          </table:table-cell>
          <table:table-cell office:value-type="float" office:value="481" calcext:value-type="float">
            <text:p>481</text:p>
          </table:table-cell>
          <table:table-cell table:formula="of:=[.D1656]/[.C1656]*100" office:value-type="float" office:value="25.0130005200208" calcext:value-type="float">
            <text:p>25.013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Pompaples</text:p>
          </table:table-cell>
          <table:table-cell office:value-type="float" office:value="858" calcext:value-type="float">
            <text:p>858</text:p>
          </table:table-cell>
          <table:table-cell office:value-type="float" office:value="213" calcext:value-type="float">
            <text:p>213</text:p>
          </table:table-cell>
          <table:table-cell table:formula="of:=[.D1657]/[.C1657]*100" office:value-type="float" office:value="24.8251748251748" calcext:value-type="float">
            <text:p>24.825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La Sarraz</text:p>
          </table:table-cell>
          <table:table-cell office:value-type="float" office:value="2607" calcext:value-type="float">
            <text:p>2607</text:p>
          </table:table-cell>
          <table:table-cell office:value-type="float" office:value="606" calcext:value-type="float">
            <text:p>606</text:p>
          </table:table-cell>
          <table:table-cell table:formula="of:=[.D1658]/[.C1658]*100" office:value-type="float" office:value="23.2451093210587" calcext:value-type="float">
            <text:p>23.245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Senarclens</text:p>
          </table:table-cell>
          <table:table-cell office:value-type="float" office:value="495" calcext:value-type="float">
            <text:p>495</text:p>
          </table:table-cell>
          <table:table-cell office:value-type="float" office:value="117" calcext:value-type="float">
            <text:p>117</text:p>
          </table:table-cell>
          <table:table-cell table:formula="of:=[.D1659]/[.C1659]*100" office:value-type="float" office:value="23.6363636363636" calcext:value-type="float">
            <text:p>23.63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Sullens</text:p>
          </table:table-cell>
          <table:table-cell office:value-type="float" office:value="1168" calcext:value-type="float">
            <text:p>1168</text:p>
          </table:table-cell>
          <table:table-cell office:value-type="float" office:value="268" calcext:value-type="float">
            <text:p>268</text:p>
          </table:table-cell>
          <table:table-cell table:formula="of:=[.D1660]/[.C1660]*100" office:value-type="float" office:value="22.9452054794521" calcext:value-type="float">
            <text:p>22.945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Vufflens-la-Ville</text:p>
          </table:table-cell>
          <table:table-cell office:value-type="float" office:value="1337" calcext:value-type="float">
            <text:p>1337</text:p>
          </table:table-cell>
          <table:table-cell office:value-type="float" office:value="291" calcext:value-type="float">
            <text:p>291</text:p>
          </table:table-cell>
          <table:table-cell table:formula="of:=[.D1661]/[.C1661]*100" office:value-type="float" office:value="21.7651458489155" calcext:value-type="float">
            <text:p>21.765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Assens</text:p>
          </table:table-cell>
          <table:table-cell office:value-type="float" office:value="1672" calcext:value-type="float">
            <text:p>1672</text:p>
          </table:table-cell>
          <table:table-cell office:value-type="float" office:value="387" calcext:value-type="float">
            <text:p>387</text:p>
          </table:table-cell>
          <table:table-cell table:formula="of:=[.D1662]/[.C1662]*100" office:value-type="float" office:value="23.1459330143541" calcext:value-type="float">
            <text:p>23.146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Bercher</text:p>
          </table:table-cell>
          <table:table-cell office:value-type="float" office:value="1359" calcext:value-type="float">
            <text:p>1359</text:p>
          </table:table-cell>
          <table:table-cell office:value-type="float" office:value="351" calcext:value-type="float">
            <text:p>351</text:p>
          </table:table-cell>
          <table:table-cell table:formula="of:=[.D1663]/[.C1663]*100" office:value-type="float" office:value="25.8278145695364" calcext:value-type="float">
            <text:p>25.828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Bottens</text:p>
          </table:table-cell>
          <table:table-cell office:value-type="float" office:value="1351" calcext:value-type="float">
            <text:p>1351</text:p>
          </table:table-cell>
          <table:table-cell office:value-type="float" office:value="332" calcext:value-type="float">
            <text:p>332</text:p>
          </table:table-cell>
          <table:table-cell table:formula="of:=[.D1664]/[.C1664]*100" office:value-type="float" office:value="24.5743893412287" calcext:value-type="float">
            <text:p>24.574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Bretigny-sur-Morrens</text:p>
          </table:table-cell>
          <table:table-cell office:value-type="float" office:value="877" calcext:value-type="float">
            <text:p>877</text:p>
          </table:table-cell>
          <table:table-cell office:value-type="float" office:value="216" calcext:value-type="float">
            <text:p>216</text:p>
          </table:table-cell>
          <table:table-cell table:formula="of:=[.D1665]/[.C1665]*100" office:value-type="float" office:value="24.6294184720639" calcext:value-type="float">
            <text:p>24.629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Cugy (VD)</text:p>
          </table:table-cell>
          <table:table-cell office:value-type="float" office:value="2696" calcext:value-type="float">
            <text:p>2696</text:p>
          </table:table-cell>
          <table:table-cell office:value-type="float" office:value="668" calcext:value-type="float">
            <text:p>668</text:p>
          </table:table-cell>
          <table:table-cell table:formula="of:=[.D1666]/[.C1666]*100" office:value-type="float" office:value="24.7774480712166" calcext:value-type="float">
            <text:p>24.77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Echallens</text:p>
          </table:table-cell>
          <table:table-cell office:value-type="float" office:value="5812" calcext:value-type="float">
            <text:p>5812</text:p>
          </table:table-cell>
          <table:table-cell office:value-type="float" office:value="1341" calcext:value-type="float">
            <text:p>1341</text:p>
          </table:table-cell>
          <table:table-cell table:formula="of:=[.D1667]/[.C1667]*100" office:value-type="float" office:value="23.072952512044" calcext:value-type="float">
            <text:p>23.073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Essertines-sur-Yverdon</text:p>
          </table:table-cell>
          <table:table-cell office:value-type="float" office:value="1081" calcext:value-type="float">
            <text:p>1081</text:p>
          </table:table-cell>
          <table:table-cell office:value-type="float" office:value="272" calcext:value-type="float">
            <text:p>272</text:p>
          </table:table-cell>
          <table:table-cell table:formula="of:=[.D1668]/[.C1668]*100" office:value-type="float" office:value="25.1618871415356" calcext:value-type="float">
            <text:p>25.162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Etagnières</text:p>
          </table:table-cell>
          <table:table-cell office:value-type="float" office:value="1147" calcext:value-type="float">
            <text:p>1147</text:p>
          </table:table-cell>
          <table:table-cell office:value-type="float" office:value="263" calcext:value-type="float">
            <text:p>263</text:p>
          </table:table-cell>
          <table:table-cell table:formula="of:=[.D1669]/[.C1669]*100" office:value-type="float" office:value="22.9293809938971" calcext:value-type="float">
            <text:p>22.929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Fey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[.D1670]/[.C1670]*100" office:value-type="float" office:value="25.5088195386703" calcext:value-type="float">
            <text:p>25.509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Froideville</text:p>
          </table:table-cell>
          <table:table-cell office:value-type="float" office:value="2722" calcext:value-type="float">
            <text:p>2722</text:p>
          </table:table-cell>
          <table:table-cell office:value-type="float" office:value="701" calcext:value-type="float">
            <text:p>701</text:p>
          </table:table-cell>
          <table:table-cell table:formula="of:=[.D1671]/[.C1671]*100" office:value-type="float" office:value="25.7531227038942" calcext:value-type="float">
            <text:p>25.753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Morrens (VD)</text:p>
          </table:table-cell>
          <table:table-cell office:value-type="float" office:value="1172" calcext:value-type="float">
            <text:p>1172</text:p>
          </table:table-cell>
          <table:table-cell office:value-type="float" office:value="282" calcext:value-type="float">
            <text:p>282</text:p>
          </table:table-cell>
          <table:table-cell table:formula="of:=[.D1672]/[.C1672]*100" office:value-type="float" office:value="24.061433447099" calcext:value-type="float">
            <text:p>24.061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Oulens-sous-Echallens</text:p>
          </table:table-cell>
          <table:table-cell office:value-type="float" office:value="606" calcext:value-type="float">
            <text:p>606</text:p>
          </table:table-cell>
          <table:table-cell office:value-type="float" office:value="143" calcext:value-type="float">
            <text:p>143</text:p>
          </table:table-cell>
          <table:table-cell table:formula="of:=[.D1673]/[.C1673]*100" office:value-type="float" office:value="23.5973597359736" calcext:value-type="float">
            <text:p>23.597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Pailly</text:p>
          </table:table-cell>
          <table:table-cell office:value-type="float" office:value="566" calcext:value-type="float">
            <text:p>566</text:p>
          </table:table-cell>
          <table:table-cell office:value-type="float" office:value="146" calcext:value-type="float">
            <text:p>146</text:p>
          </table:table-cell>
          <table:table-cell table:formula="of:=[.D1674]/[.C1674]*100" office:value-type="float" office:value="25.7950530035336" calcext:value-type="float">
            <text:p>25.795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Penthéréaz</text:p>
          </table:table-cell>
          <table:table-cell office:value-type="float" office:value="431" calcext:value-type="float">
            <text:p>431</text:p>
          </table:table-cell>
          <table:table-cell office:value-type="float" office:value="106" calcext:value-type="float">
            <text:p>106</text:p>
          </table:table-cell>
          <table:table-cell table:formula="of:=[.D1675]/[.C1675]*100" office:value-type="float" office:value="24.5939675174014" calcext:value-type="float">
            <text:p>24.594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Poliez-Pittet</text:p>
          </table:table-cell>
          <table:table-cell office:value-type="float" office:value="846" calcext:value-type="float">
            <text:p>846</text:p>
          </table:table-cell>
          <table:table-cell office:value-type="float" office:value="212" calcext:value-type="float">
            <text:p>212</text:p>
          </table:table-cell>
          <table:table-cell table:formula="of:=[.D1676]/[.C1676]*100" office:value-type="float" office:value="25.0591016548463" calcext:value-type="float">
            <text:p>25.059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Rueyres</text:p>
          </table:table-cell>
          <table:table-cell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  <table:table-cell table:formula="of:=[.D1677]/[.C1677]*100" office:value-type="float" office:value="23.1023102310231" calcext:value-type="float">
            <text:p>23.102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aint-Barthélemy (VD)</text:p>
          </table:table-cell>
          <table:table-cell office:value-type="float" office:value="806" calcext:value-type="float">
            <text:p>806</text:p>
          </table:table-cell>
          <table:table-cell office:value-type="float" office:value="176" calcext:value-type="float">
            <text:p>176</text:p>
          </table:table-cell>
          <table:table-cell table:formula="of:=[.D1678]/[.C1678]*100" office:value-type="float" office:value="21.8362282878412" calcext:value-type="float">
            <text:p>21.83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Villars-le-Terroir</text:p>
          </table:table-cell>
          <table:table-cell office:value-type="float" office:value="1307" calcext:value-type="float">
            <text:p>1307</text:p>
          </table:table-cell>
          <table:table-cell office:value-type="float" office:value="338" calcext:value-type="float">
            <text:p>338</text:p>
          </table:table-cell>
          <table:table-cell table:formula="of:=[.D1679]/[.C1679]*100" office:value-type="float" office:value="25.8607498087223" calcext:value-type="float">
            <text:p>25.861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Vuarrens</text:p>
          </table:table-cell>
          <table:table-cell office:value-type="float" office:value="1107" calcext:value-type="float">
            <text:p>1107</text:p>
          </table:table-cell>
          <table:table-cell office:value-type="float" office:value="320" calcext:value-type="float">
            <text:p>320</text:p>
          </table:table-cell>
          <table:table-cell table:formula="of:=[.D1680]/[.C1680]*100" office:value-type="float" office:value="28.906955736224" calcext:value-type="float">
            <text:p>28.90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Montilliez</text:p>
          </table:table-cell>
          <table:table-cell office:value-type="float" office:value="1894" calcext:value-type="float">
            <text:p>1894</text:p>
          </table:table-cell>
          <table:table-cell office:value-type="float" office:value="447" calcext:value-type="float">
            <text:p>447</text:p>
          </table:table-cell>
          <table:table-cell table:formula="of:=[.D1681]/[.C1681]*100" office:value-type="float" office:value="23.6008447729673" calcext:value-type="float">
            <text:p>23.601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Goumoëns</text:p>
          </table:table-cell>
          <table:table-cell office:value-type="float" office:value="1171" calcext:value-type="float">
            <text:p>1171</text:p>
          </table:table-cell>
          <table:table-cell office:value-type="float" office:value="327" calcext:value-type="float">
            <text:p>327</text:p>
          </table:table-cell>
          <table:table-cell table:formula="of:=[.D1682]/[.C1682]*100" office:value-type="float" office:value="27.9248505550811" calcext:value-type="float">
            <text:p>27.925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Bonvillars</text:p>
          </table:table-cell>
          <table:table-cell office:value-type="float" office:value="502" calcext:value-type="float">
            <text:p>502</text:p>
          </table:table-cell>
          <table:table-cell office:value-type="float" office:value="106" calcext:value-type="float">
            <text:p>106</text:p>
          </table:table-cell>
          <table:table-cell table:formula="of:=[.D1683]/[.C1683]*100" office:value-type="float" office:value="21.1155378486056" calcext:value-type="float">
            <text:p>21.116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Bullet</text:p>
          </table:table-cell>
          <table:table-cell office:value-type="float" office:value="656" calcext:value-type="float">
            <text:p>656</text:p>
          </table:table-cell>
          <table:table-cell office:value-type="float" office:value="110" calcext:value-type="float">
            <text:p>110</text:p>
          </table:table-cell>
          <table:table-cell table:formula="of:=[.D1684]/[.C1684]*100" office:value-type="float" office:value="16.7682926829268" calcext:value-type="float">
            <text:p>16.768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Champagne</text:p>
          </table:table-cell>
          <table:table-cell office:value-type="float" office:value="1073" calcext:value-type="float">
            <text:p>1073</text:p>
          </table:table-cell>
          <table:table-cell office:value-type="float" office:value="252" calcext:value-type="float">
            <text:p>252</text:p>
          </table:table-cell>
          <table:table-cell table:formula="of:=[.D1685]/[.C1685]*100" office:value-type="float" office:value="23.4855545200373" calcext:value-type="float">
            <text:p>23.486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Concise</text:p>
          </table:table-cell>
          <table:table-cell office:value-type="float" office:value="1004" calcext:value-type="float">
            <text:p>1004</text:p>
          </table:table-cell>
          <table:table-cell office:value-type="float" office:value="220" calcext:value-type="float">
            <text:p>220</text:p>
          </table:table-cell>
          <table:table-cell table:formula="of:=[.D1686]/[.C1686]*100" office:value-type="float" office:value="21.9123505976096" calcext:value-type="float">
            <text:p>21.912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Corcelles-près-Concise</text:p>
          </table:table-cell>
          <table:table-cell office:value-type="float" office:value="413" calcext:value-type="float">
            <text:p>413</text:p>
          </table:table-cell>
          <table:table-cell office:value-type="float" office:value="93" calcext:value-type="float">
            <text:p>93</text:p>
          </table:table-cell>
          <table:table-cell table:formula="of:=[.D1687]/[.C1687]*100" office:value-type="float" office:value="22.5181598062954" calcext:value-type="float">
            <text:p>22.518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Fiez</text:p>
          </table:table-cell>
          <table:table-cell office:value-type="float" office:value="437" calcext:value-type="float">
            <text:p>437</text:p>
          </table:table-cell>
          <table:table-cell office:value-type="float" office:value="109" calcext:value-type="float">
            <text:p>109</text:p>
          </table:table-cell>
          <table:table-cell table:formula="of:=[.D1688]/[.C1688]*100" office:value-type="float" office:value="24.9427917620137" calcext:value-type="float">
            <text:p>24.943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Fontaines-sur-Grandson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table:formula="of:=[.D1689]/[.C1689]*100" office:value-type="float" office:value="24.7663551401869" calcext:value-type="float">
            <text:p>24.766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Giez</text:p>
          </table:table-cell>
          <table:table-cell office:value-type="float" office:value="448" calcext:value-type="float">
            <text:p>448</text:p>
          </table:table-cell>
          <table:table-cell office:value-type="float" office:value="91" calcext:value-type="float">
            <text:p>91</text:p>
          </table:table-cell>
          <table:table-cell table:formula="of:=[.D1690]/[.C1690]*100" office:value-type="float" office:value="20.3125" calcext:value-type="float">
            <text:p>20.313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Grandevent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table:formula="of:=[.D1691]/[.C1691]*100" office:value-type="float" office:value="21.0970464135021" calcext:value-type="float">
            <text:p>21.097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Grandson</text:p>
          </table:table-cell>
          <table:table-cell office:value-type="float" office:value="3360" calcext:value-type="float">
            <text:p>3360</text:p>
          </table:table-cell>
          <table:table-cell office:value-type="float" office:value="690" calcext:value-type="float">
            <text:p>690</text:p>
          </table:table-cell>
          <table:table-cell table:formula="of:=[.D1692]/[.C1692]*100" office:value-type="float" office:value="20.5357142857143" calcext:value-type="float">
            <text:p>20.536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Mauborget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table:formula="of:=[.D1693]/[.C1693]*100" office:value-type="float" office:value="16.5467625899281" calcext:value-type="float">
            <text:p>16.547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Mutrux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table:formula="of:=[.D1694]/[.C1694]*100" office:value-type="float" office:value="27.8145695364238" calcext:value-type="float">
            <text:p>27.815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Novalles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formula="of:=[.D1695]/[.C1695]*100" office:value-type="float" office:value="24.2424242424242" calcext:value-type="float">
            <text:p>24.24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Onnens (VD)</text:p>
          </table:table-cell>
          <table:table-cell office:value-type="float" office:value="495" calcext:value-type="float">
            <text:p>495</text:p>
          </table:table-cell>
          <table:table-cell office:value-type="float" office:value="113" calcext:value-type="float">
            <text:p>113</text:p>
          </table:table-cell>
          <table:table-cell table:formula="of:=[.D1696]/[.C1696]*100" office:value-type="float" office:value="22.8282828282828" calcext:value-type="float">
            <text:p>22.828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Provence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formula="of:=[.D1697]/[.C1697]*100" office:value-type="float" office:value="14.8883374689826" calcext:value-type="float">
            <text:p>14.88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Sainte-Croix</text:p>
          </table:table-cell>
          <table:table-cell office:value-type="float" office:value="4876" calcext:value-type="float">
            <text:p>4876</text:p>
          </table:table-cell>
          <table:table-cell office:value-type="float" office:value="875" calcext:value-type="float">
            <text:p>875</text:p>
          </table:table-cell>
          <table:table-cell table:formula="of:=[.D1698]/[.C1698]*100" office:value-type="float" office:value="17.9450369155045" calcext:value-type="float">
            <text:p>17.94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Tévenon</text:p>
          </table:table-cell>
          <table:table-cell office:value-type="float" office:value="867" calcext:value-type="float">
            <text:p>867</text:p>
          </table:table-cell>
          <table:table-cell office:value-type="float" office:value="203" calcext:value-type="float">
            <text:p>203</text:p>
          </table:table-cell>
          <table:table-cell table:formula="of:=[.D1699]/[.C1699]*100" office:value-type="float" office:value="23.4140715109573" calcext:value-type="float">
            <text:p>23.414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Belmont-sur-Lausanne</text:p>
          </table:table-cell>
          <table:table-cell office:value-type="float" office:value="3837" calcext:value-type="float">
            <text:p>3837</text:p>
          </table:table-cell>
          <table:table-cell office:value-type="float" office:value="904" calcext:value-type="float">
            <text:p>904</text:p>
          </table:table-cell>
          <table:table-cell table:formula="of:=[.D1700]/[.C1700]*100" office:value-type="float" office:value="23.5600729736773" calcext:value-type="float">
            <text:p>23.560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Cheseaux-sur-Lausanne</text:p>
          </table:table-cell>
          <table:table-cell office:value-type="float" office:value="4517" calcext:value-type="float">
            <text:p>4517</text:p>
          </table:table-cell>
          <table:table-cell office:value-type="float" office:value="962" calcext:value-type="float">
            <text:p>962</text:p>
          </table:table-cell>
          <table:table-cell table:formula="of:=[.D1701]/[.C1701]*100" office:value-type="float" office:value="21.2973212309055" calcext:value-type="float">
            <text:p>21.297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Crissier</text:p>
          </table:table-cell>
          <table:table-cell office:value-type="float" office:value="9181" calcext:value-type="float">
            <text:p>9181</text:p>
          </table:table-cell>
          <table:table-cell office:value-type="float" office:value="1997" calcext:value-type="float">
            <text:p>1997</text:p>
          </table:table-cell>
          <table:table-cell table:formula="of:=[.D1702]/[.C1702]*100" office:value-type="float" office:value="21.7514431979087" calcext:value-type="float">
            <text:p>21.751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Epalinges</text:p>
          </table:table-cell>
          <table:table-cell office:value-type="float" office:value="9822" calcext:value-type="float">
            <text:p>9822</text:p>
          </table:table-cell>
          <table:table-cell office:value-type="float" office:value="2216" calcext:value-type="float">
            <text:p>2216</text:p>
          </table:table-cell>
          <table:table-cell table:formula="of:=[.D1703]/[.C1703]*100" office:value-type="float" office:value="22.5615964162085" calcext:value-type="float">
            <text:p>22.562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Jouxtens-Mézery</text:p>
          </table:table-cell>
          <table:table-cell office:value-type="float" office:value="1468" calcext:value-type="float">
            <text:p>1468</text:p>
          </table:table-cell>
          <table:table-cell office:value-type="float" office:value="314" calcext:value-type="float">
            <text:p>314</text:p>
          </table:table-cell>
          <table:table-cell table:formula="of:=[.D1704]/[.C1704]*100" office:value-type="float" office:value="21.3896457765668" calcext:value-type="float">
            <text:p>21.390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Lausanne</text:p>
          </table:table-cell>
          <table:table-cell office:value-type="float" office:value="141418" calcext:value-type="float">
            <text:p>141418</text:p>
          </table:table-cell>
          <table:table-cell office:value-type="float" office:value="27328" calcext:value-type="float">
            <text:p>27328</text:p>
          </table:table-cell>
          <table:table-cell table:formula="of:=[.D1705]/[.C1705]*100" office:value-type="float" office:value="19.3242727234157" calcext:value-type="float">
            <text:p>19.324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Le Mont-sur-Lausanne</text:p>
          </table:table-cell>
          <table:table-cell office:value-type="float" office:value="9291" calcext:value-type="float">
            <text:p>9291</text:p>
          </table:table-cell>
          <table:table-cell office:value-type="float" office:value="2377" calcext:value-type="float">
            <text:p>2377</text:p>
          </table:table-cell>
          <table:table-cell table:formula="of:=[.D1706]/[.C1706]*100" office:value-type="float" office:value="25.5838983962975" calcext:value-type="float">
            <text:p>25.584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Paudex</text:p>
          </table:table-cell>
          <table:table-cell office:value-type="float" office:value="1550" calcext:value-type="float">
            <text:p>1550</text:p>
          </table:table-cell>
          <table:table-cell office:value-type="float" office:value="284" calcext:value-type="float">
            <text:p>284</text:p>
          </table:table-cell>
          <table:table-cell table:formula="of:=[.D1707]/[.C1707]*100" office:value-type="float" office:value="18.3225806451613" calcext:value-type="float">
            <text:p>18.32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Prilly</text:p>
          </table:table-cell>
          <table:table-cell office:value-type="float" office:value="12294" calcext:value-type="float">
            <text:p>12294</text:p>
          </table:table-cell>
          <table:table-cell office:value-type="float" office:value="2382" calcext:value-type="float">
            <text:p>2382</text:p>
          </table:table-cell>
          <table:table-cell table:formula="of:=[.D1708]/[.C1708]*100" office:value-type="float" office:value="19.3753050268424" calcext:value-type="float">
            <text:p>19.375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Pully</text:p>
          </table:table-cell>
          <table:table-cell office:value-type="float" office:value="18984" calcext:value-type="float">
            <text:p>18984</text:p>
          </table:table-cell>
          <table:table-cell office:value-type="float" office:value="3823" calcext:value-type="float">
            <text:p>3823</text:p>
          </table:table-cell>
          <table:table-cell table:formula="of:=[.D1709]/[.C1709]*100" office:value-type="float" office:value="20.138010956595" calcext:value-type="float">
            <text:p>20.138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Renens (VD)</text:p>
          </table:table-cell>
          <table:table-cell office:value-type="float" office:value="21086" calcext:value-type="float">
            <text:p>21086</text:p>
          </table:table-cell>
          <table:table-cell office:value-type="float" office:value="4351" calcext:value-type="float">
            <text:p>4351</text:p>
          </table:table-cell>
          <table:table-cell table:formula="of:=[.D1710]/[.C1710]*100" office:value-type="float" office:value="20.6345442473679" calcext:value-type="float">
            <text:p>20.635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Romanel-sur-Lausanne</text:p>
          </table:table-cell>
          <table:table-cell office:value-type="float" office:value="3788" calcext:value-type="float">
            <text:p>3788</text:p>
          </table:table-cell>
          <table:table-cell office:value-type="float" office:value="786" calcext:value-type="float">
            <text:p>786</text:p>
          </table:table-cell>
          <table:table-cell table:formula="of:=[.D1711]/[.C1711]*100" office:value-type="float" office:value="20.7497360084477" calcext:value-type="float">
            <text:p>20.750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Chexbres</text:p>
          </table:table-cell>
          <table:table-cell office:value-type="float" office:value="2202" calcext:value-type="float">
            <text:p>2202</text:p>
          </table:table-cell>
          <table:table-cell office:value-type="float" office:value="467" calcext:value-type="float">
            <text:p>467</text:p>
          </table:table-cell>
          <table:table-cell table:formula="of:=[.D1712]/[.C1712]*100" office:value-type="float" office:value="21.2079927338783" calcext:value-type="float">
            <text:p>21.208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Forel (Lavaux)</text:p>
          </table:table-cell>
          <table:table-cell office:value-type="float" office:value="2064" calcext:value-type="float">
            <text:p>2064</text:p>
          </table:table-cell>
          <table:table-cell office:value-type="float" office:value="472" calcext:value-type="float">
            <text:p>472</text:p>
          </table:table-cell>
          <table:table-cell table:formula="of:=[.D1713]/[.C1713]*100" office:value-type="float" office:value="22.8682170542636" calcext:value-type="float">
            <text:p>22.868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Lutry</text:p>
          </table:table-cell>
          <table:table-cell office:value-type="float" office:value="10718" calcext:value-type="float">
            <text:p>10718</text:p>
          </table:table-cell>
          <table:table-cell office:value-type="float" office:value="2103" calcext:value-type="float">
            <text:p>2103</text:p>
          </table:table-cell>
          <table:table-cell table:formula="of:=[.D1714]/[.C1714]*100" office:value-type="float" office:value="19.6211979846986" calcext:value-type="float">
            <text:p>19.621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Puidoux</text:p>
          </table:table-cell>
          <table:table-cell office:value-type="float" office:value="2992" calcext:value-type="float">
            <text:p>2992</text:p>
          </table:table-cell>
          <table:table-cell office:value-type="float" office:value="660" calcext:value-type="float">
            <text:p>660</text:p>
          </table:table-cell>
          <table:table-cell table:formula="of:=[.D1715]/[.C1715]*100" office:value-type="float" office:value="22.0588235294118" calcext:value-type="float">
            <text:p>22.059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Rivaz</text:p>
          </table:table-cell>
          <table:table-cell office:value-type="float" office:value="332" calcext:value-type="float">
            <text:p>332</text:p>
          </table:table-cell>
          <table:table-cell office:value-type="float" office:value="49" calcext:value-type="float">
            <text:p>49</text:p>
          </table:table-cell>
          <table:table-cell table:formula="of:=[.D1716]/[.C1716]*100" office:value-type="float" office:value="14.7590361445783" calcext:value-type="float">
            <text:p>14.759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Saint-Saphorin (Lavaux)</text:p>
          </table:table-cell>
          <table:table-cell office:value-type="float" office:value="401" calcext:value-type="float">
            <text:p>401</text:p>
          </table:table-cell>
          <table:table-cell office:value-type="float" office:value="84" calcext:value-type="float">
            <text:p>84</text:p>
          </table:table-cell>
          <table:table-cell table:formula="of:=[.D1717]/[.C1717]*100" office:value-type="float" office:value="20.9476309226933" calcext:value-type="float">
            <text:p>20.948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avigny</text:p>
          </table:table-cell>
          <table:table-cell office:value-type="float" office:value="3418" calcext:value-type="float">
            <text:p>3418</text:p>
          </table:table-cell>
          <table:table-cell office:value-type="float" office:value="730" calcext:value-type="float">
            <text:p>730</text:p>
          </table:table-cell>
          <table:table-cell table:formula="of:=[.D1718]/[.C1718]*100" office:value-type="float" office:value="21.357519016969" calcext:value-type="float">
            <text:p>21.358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Bourg-en-Lavaux</text:p>
          </table:table-cell>
          <table:table-cell office:value-type="float" office:value="5386" calcext:value-type="float">
            <text:p>5386</text:p>
          </table:table-cell>
          <table:table-cell office:value-type="float" office:value="1067" calcext:value-type="float">
            <text:p>1067</text:p>
          </table:table-cell>
          <table:table-cell table:formula="of:=[.D1719]/[.C1719]*100" office:value-type="float" office:value="19.8106201262533" calcext:value-type="float">
            <text:p>19.811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Aclens</text:p>
          </table:table-cell>
          <table:table-cell office:value-type="float" office:value="557" calcext:value-type="float">
            <text:p>557</text:p>
          </table:table-cell>
          <table:table-cell office:value-type="float" office:value="123" calcext:value-type="float">
            <text:p>123</text:p>
          </table:table-cell>
          <table:table-cell table:formula="of:=[.D1720]/[.C1720]*100" office:value-type="float" office:value="22.0825852782765" calcext:value-type="float">
            <text:p>22.083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Bremblens</text:p>
          </table:table-cell>
          <table:table-cell office:value-type="float" office:value="606" calcext:value-type="float">
            <text:p>606</text:p>
          </table:table-cell>
          <table:table-cell office:value-type="float" office:value="143" calcext:value-type="float">
            <text:p>143</text:p>
          </table:table-cell>
          <table:table-cell table:formula="of:=[.D1721]/[.C1721]*100" office:value-type="float" office:value="23.5973597359736" calcext:value-type="float">
            <text:p>23.597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Buchillon</text:p>
          </table:table-cell>
          <table:table-cell office:value-type="float" office:value="674" calcext:value-type="float">
            <text:p>674</text:p>
          </table:table-cell>
          <table:table-cell office:value-type="float" office:value="148" calcext:value-type="float">
            <text:p>148</text:p>
          </table:table-cell>
          <table:table-cell table:formula="of:=[.D1722]/[.C1722]*100" office:value-type="float" office:value="21.9584569732938" calcext:value-type="float">
            <text:p>21.958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Bussigny</text:p>
          </table:table-cell>
          <table:table-cell office:value-type="float" office:value="10365" calcext:value-type="float">
            <text:p>10365</text:p>
          </table:table-cell>
          <table:table-cell office:value-type="float" office:value="2339" calcext:value-type="float">
            <text:p>2339</text:p>
          </table:table-cell>
          <table:table-cell table:formula="of:=[.D1723]/[.C1723]*100" office:value-type="float" office:value="22.5663289917993" calcext:value-type="float">
            <text:p>22.56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Chavannes-près-Renens</text:p>
          </table:table-cell>
          <table:table-cell office:value-type="float" office:value="8737" calcext:value-type="float">
            <text:p>8737</text:p>
          </table:table-cell>
          <table:table-cell office:value-type="float" office:value="2023" calcext:value-type="float">
            <text:p>2023</text:p>
          </table:table-cell>
          <table:table-cell table:formula="of:=[.D1724]/[.C1724]*100" office:value-type="float" office:value="23.1544008240815" calcext:value-type="float">
            <text:p>23.154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Chigny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  <table:table-cell table:formula="of:=[.D1725]/[.C1725]*100" office:value-type="float" office:value="28.6396181384248" calcext:value-type="float">
            <text:p>28.640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Clarmont</text:p>
          </table:table-cell>
          <table:table-cell office:value-type="float" office:value="213" calcext:value-type="float">
            <text:p>213</text:p>
          </table:table-cell>
          <table:table-cell office:value-type="float" office:value="50" calcext:value-type="float">
            <text:p>50</text:p>
          </table:table-cell>
          <table:table-cell table:formula="of:=[.D1726]/[.C1726]*100" office:value-type="float" office:value="23.4741784037559" calcext:value-type="float">
            <text:p>23.474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Denens</text:p>
          </table:table-cell>
          <table:table-cell office:value-type="float" office:value="714" calcext:value-type="float">
            <text:p>714</text:p>
          </table:table-cell>
          <table:table-cell office:value-type="float" office:value="135" calcext:value-type="float">
            <text:p>135</text:p>
          </table:table-cell>
          <table:table-cell table:formula="of:=[.D1727]/[.C1727]*100" office:value-type="float" office:value="18.9075630252101" calcext:value-type="float">
            <text:p>18.908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Denges</text:p>
          </table:table-cell>
          <table:table-cell office:value-type="float" office:value="1774" calcext:value-type="float">
            <text:p>1774</text:p>
          </table:table-cell>
          <table:table-cell office:value-type="float" office:value="372" calcext:value-type="float">
            <text:p>372</text:p>
          </table:table-cell>
          <table:table-cell table:formula="of:=[.D1728]/[.C1728]*100" office:value-type="float" office:value="20.9695603156708" calcext:value-type="float">
            <text:p>20.970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Echandens</text:p>
          </table:table-cell>
          <table:table-cell office:value-type="float" office:value="2895" calcext:value-type="float">
            <text:p>2895</text:p>
          </table:table-cell>
          <table:table-cell office:value-type="float" office:value="625" calcext:value-type="float">
            <text:p>625</text:p>
          </table:table-cell>
          <table:table-cell table:formula="of:=[.D1729]/[.C1729]*100" office:value-type="float" office:value="21.5889464594128" calcext:value-type="float">
            <text:p>21.589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Echichens</text:p>
          </table:table-cell>
          <table:table-cell office:value-type="float" office:value="3208" calcext:value-type="float">
            <text:p>3208</text:p>
          </table:table-cell>
          <table:table-cell office:value-type="float" office:value="744" calcext:value-type="float">
            <text:p>744</text:p>
          </table:table-cell>
          <table:table-cell table:formula="of:=[.D1730]/[.C1730]*100" office:value-type="float" office:value="23.1920199501247" calcext:value-type="float">
            <text:p>23.192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Ecublens (VD)</text:p>
          </table:table-cell>
          <table:table-cell office:value-type="float" office:value="13118" calcext:value-type="float">
            <text:p>13118</text:p>
          </table:table-cell>
          <table:table-cell office:value-type="float" office:value="2859" calcext:value-type="float">
            <text:p>2859</text:p>
          </table:table-cell>
          <table:table-cell table:formula="of:=[.D1731]/[.C1731]*100" office:value-type="float" office:value="21.7944808659857" calcext:value-type="float">
            <text:p>21.794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Etoy</text:p>
          </table:table-cell>
          <table:table-cell office:value-type="float" office:value="2931" calcext:value-type="float">
            <text:p>2931</text:p>
          </table:table-cell>
          <table:table-cell office:value-type="float" office:value="628" calcext:value-type="float">
            <text:p>628</text:p>
          </table:table-cell>
          <table:table-cell table:formula="of:=[.D1732]/[.C1732]*100" office:value-type="float" office:value="21.4261344251109" calcext:value-type="float">
            <text:p>21.426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Lavigny</text:p>
          </table:table-cell>
          <table:table-cell office:value-type="float" office:value="1034" calcext:value-type="float">
            <text:p>1034</text:p>
          </table:table-cell>
          <table:table-cell office:value-type="float" office:value="254" calcext:value-type="float">
            <text:p>254</text:p>
          </table:table-cell>
          <table:table-cell table:formula="of:=[.D1733]/[.C1733]*100" office:value-type="float" office:value="24.5647969052224" calcext:value-type="float">
            <text:p>24.565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Lonay</text:p>
          </table:table-cell>
          <table:table-cell office:value-type="float" office:value="2672" calcext:value-type="float">
            <text:p>2672</text:p>
          </table:table-cell>
          <table:table-cell office:value-type="float" office:value="504" calcext:value-type="float">
            <text:p>504</text:p>
          </table:table-cell>
          <table:table-cell table:formula="of:=[.D1734]/[.C1734]*100" office:value-type="float" office:value="18.8622754491018" calcext:value-type="float">
            <text:p>18.862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Lully (VD)</text:p>
          </table:table-cell>
          <table:table-cell office:value-type="float" office:value="824" calcext:value-type="float">
            <text:p>824</text:p>
          </table:table-cell>
          <table:table-cell office:value-type="float" office:value="207" calcext:value-type="float">
            <text:p>207</text:p>
          </table:table-cell>
          <table:table-cell table:formula="of:=[.D1735]/[.C1735]*100" office:value-type="float" office:value="25.121359223301" calcext:value-type="float">
            <text:p>25.121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Lussy-sur-Morges</text:p>
          </table:table-cell>
          <table:table-cell office:value-type="float" office:value="729" calcext:value-type="float">
            <text:p>729</text:p>
          </table:table-cell>
          <table:table-cell office:value-type="float" office:value="197" calcext:value-type="float">
            <text:p>197</text:p>
          </table:table-cell>
          <table:table-cell table:formula="of:=[.D1736]/[.C1736]*100" office:value-type="float" office:value="27.0233196159122" calcext:value-type="float">
            <text:p>27.023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Morges</text:p>
          </table:table-cell>
          <table:table-cell office:value-type="float" office:value="17529" calcext:value-type="float">
            <text:p>17529</text:p>
          </table:table-cell>
          <table:table-cell office:value-type="float" office:value="3216" calcext:value-type="float">
            <text:p>3216</text:p>
          </table:table-cell>
          <table:table-cell table:formula="of:=[.D1737]/[.C1737]*100" office:value-type="float" office:value="18.3467396885162" calcext:value-type="float">
            <text:p>18.347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Préverenges</text:p>
          </table:table-cell>
          <table:table-cell office:value-type="float" office:value="5204" calcext:value-type="float">
            <text:p>5204</text:p>
          </table:table-cell>
          <table:table-cell office:value-type="float" office:value="1143" calcext:value-type="float">
            <text:p>1143</text:p>
          </table:table-cell>
          <table:table-cell table:formula="of:=[.D1738]/[.C1738]*100" office:value-type="float" office:value="21.9638739431207" calcext:value-type="float">
            <text:p>21.964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Romanel-sur-Morges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table:formula="of:=[.D1739]/[.C1739]*100" office:value-type="float" office:value="19.1304347826087" calcext:value-type="float">
            <text:p>19.130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aint-Prex</text:p>
          </table:table-cell>
          <table:table-cell office:value-type="float" office:value="5871" calcext:value-type="float">
            <text:p>5871</text:p>
          </table:table-cell>
          <table:table-cell office:value-type="float" office:value="1366" calcext:value-type="float">
            <text:p>1366</text:p>
          </table:table-cell>
          <table:table-cell table:formula="of:=[.D1740]/[.C1740]*100" office:value-type="float" office:value="23.2669051268949" calcext:value-type="float">
            <text:p>23.267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Saint-Sulpice (VD)</text:p>
          </table:table-cell>
          <table:table-cell office:value-type="float" office:value="5046" calcext:value-type="float">
            <text:p>5046</text:p>
          </table:table-cell>
          <table:table-cell office:value-type="float" office:value="1116" calcext:value-type="float">
            <text:p>1116</text:p>
          </table:table-cell>
          <table:table-cell table:formula="of:=[.D1741]/[.C1741]*100" office:value-type="float" office:value="22.1165279429251" calcext:value-type="float">
            <text:p>22.11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Tolochenaz</text:p>
          </table:table-cell>
          <table:table-cell office:value-type="float" office:value="1890" calcext:value-type="float">
            <text:p>1890</text:p>
          </table:table-cell>
          <table:table-cell office:value-type="float" office:value="419" calcext:value-type="float">
            <text:p>419</text:p>
          </table:table-cell>
          <table:table-cell table:formula="of:=[.D1742]/[.C1742]*100" office:value-type="float" office:value="22.1693121693122" calcext:value-type="float">
            <text:p>22.169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Vaux-sur-Morges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table:formula="of:=[.D1743]/[.C1743]*100" office:value-type="float" office:value="21.6216216216216" calcext:value-type="float">
            <text:p>21.62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Villars-Sainte-Croix</text:p>
          </table:table-cell>
          <table:table-cell office:value-type="float" office:value="982" calcext:value-type="float">
            <text:p>982</text:p>
          </table:table-cell>
          <table:table-cell office:value-type="float" office:value="203" calcext:value-type="float">
            <text:p>203</text:p>
          </table:table-cell>
          <table:table-cell table:formula="of:=[.D1744]/[.C1744]*100" office:value-type="float" office:value="20.6720977596741" calcext:value-type="float">
            <text:p>20.672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Villars-sous-Yens</text:p>
          </table:table-cell>
          <table:table-cell office:value-type="float" office:value="615" calcext:value-type="float">
            <text:p>615</text:p>
          </table:table-cell>
          <table:table-cell office:value-type="float" office:value="138" calcext:value-type="float">
            <text:p>138</text:p>
          </table:table-cell>
          <table:table-cell table:formula="of:=[.D1745]/[.C1745]*100" office:value-type="float" office:value="22.4390243902439" calcext:value-type="float">
            <text:p>22.439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Vufflens-le-Château</text:p>
          </table:table-cell>
          <table:table-cell office:value-type="float" office:value="884" calcext:value-type="float">
            <text:p>884</text:p>
          </table:table-cell>
          <table:table-cell office:value-type="float" office:value="223" calcext:value-type="float">
            <text:p>223</text:p>
          </table:table-cell>
          <table:table-cell table:formula="of:=[.D1746]/[.C1746]*100" office:value-type="float" office:value="25.2262443438914" calcext:value-type="float">
            <text:p>25.226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Vullierens</text:p>
          </table:table-cell>
          <table:table-cell office:value-type="float" office:value="561" calcext:value-type="float">
            <text:p>561</text:p>
          </table:table-cell>
          <table:table-cell office:value-type="float" office:value="122" calcext:value-type="float">
            <text:p>122</text:p>
          </table:table-cell>
          <table:table-cell table:formula="of:=[.D1747]/[.C1747]*100" office:value-type="float" office:value="21.74688057041" calcext:value-type="float">
            <text:p>21.747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Yens</text:p>
          </table:table-cell>
          <table:table-cell office:value-type="float" office:value="1511" calcext:value-type="float">
            <text:p>1511</text:p>
          </table:table-cell>
          <table:table-cell office:value-type="float" office:value="370" calcext:value-type="float">
            <text:p>370</text:p>
          </table:table-cell>
          <table:table-cell table:formula="of:=[.D1748]/[.C1748]*100" office:value-type="float" office:value="24.4870946393117" calcext:value-type="float">
            <text:p>24.487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Hautemorges</text:p>
          </table:table-cell>
          <table:table-cell office:value-type="float" office:value="4256" calcext:value-type="float">
            <text:p>4256</text:p>
          </table:table-cell>
          <table:table-cell office:value-type="float" office:value="997" calcext:value-type="float">
            <text:p>997</text:p>
          </table:table-cell>
          <table:table-cell table:formula="of:=[.D1749]/[.C1749]*100" office:value-type="float" office:value="23.4257518796992" calcext:value-type="float">
            <text:p>23.426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Boulens</text:p>
          </table:table-cell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table:formula="of:=[.D1750]/[.C1750]*100" office:value-type="float" office:value="23.0366492146597" calcext:value-type="float">
            <text:p>23.037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Bussy-sur-Moudon</text:p>
          </table:table-cell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table:formula="of:=[.D1751]/[.C1751]*100" office:value-type="float" office:value="23.1707317073171" calcext:value-type="float">
            <text:p>23.171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Chavannes-sur-Moudon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table:formula="of:=[.D1752]/[.C1752]*100" office:value-type="float" office:value="17.8899082568807" calcext:value-type="float">
            <text:p>17.890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Curtilles</text:p>
          </table:table-cell>
          <table:table-cell office:value-type="float" office:value="290" calcext:value-type="float">
            <text:p>290</text:p>
          </table:table-cell>
          <table:table-cell office:value-type="float" office:value="54" calcext:value-type="float">
            <text:p>54</text:p>
          </table:table-cell>
          <table:table-cell table:formula="of:=[.D1753]/[.C1753]*100" office:value-type="float" office:value="18.6206896551724" calcext:value-type="float">
            <text:p>18.621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Dompierre (VD)</text:p>
          </table:table-cell>
          <table:table-cell office:value-type="float" office:value="248" calcext:value-type="float">
            <text:p>248</text:p>
          </table:table-cell>
          <table:table-cell office:value-type="float" office:value="54" calcext:value-type="float">
            <text:p>54</text:p>
          </table:table-cell>
          <table:table-cell table:formula="of:=[.D1754]/[.C1754]*100" office:value-type="float" office:value="21.7741935483871" calcext:value-type="float">
            <text:p>21.77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Hermenches</text:p>
          </table:table-cell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table:formula="of:=[.D1755]/[.C1755]*100" office:value-type="float" office:value="19.1374663072776" calcext:value-type="float">
            <text:p>19.137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Lovatens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table:formula="of:=[.D1756]/[.C1756]*100" office:value-type="float" office:value="18.8811188811189" calcext:value-type="float">
            <text:p>18.881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Lucens</text:p>
          </table:table-cell>
          <table:table-cell office:value-type="float" office:value="4414" calcext:value-type="float">
            <text:p>4414</text:p>
          </table:table-cell>
          <table:table-cell office:value-type="float" office:value="1118" calcext:value-type="float">
            <text:p>1118</text:p>
          </table:table-cell>
          <table:table-cell table:formula="of:=[.D1757]/[.C1757]*100" office:value-type="float" office:value="25.3285002265519" calcext:value-type="float">
            <text:p>25.329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Moudon</text:p>
          </table:table-cell>
          <table:table-cell office:value-type="float" office:value="6124" calcext:value-type="float">
            <text:p>6124</text:p>
          </table:table-cell>
          <table:table-cell office:value-type="float" office:value="1593" calcext:value-type="float">
            <text:p>1593</text:p>
          </table:table-cell>
          <table:table-cell table:formula="of:=[.D1758]/[.C1758]*100" office:value-type="float" office:value="26.0124101894187" calcext:value-type="float">
            <text:p>26.012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Ogens</text:p>
          </table:table-cell>
          <table:table-cell office:value-type="float" office:value="324" calcext:value-type="float">
            <text:p>324</text:p>
          </table:table-cell>
          <table:table-cell office:value-type="float" office:value="89" calcext:value-type="float">
            <text:p>89</text:p>
          </table:table-cell>
          <table:table-cell table:formula="of:=[.D1759]/[.C1759]*100" office:value-type="float" office:value="27.4691358024691" calcext:value-type="float">
            <text:p>27.469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Prévonloup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table:formula="of:=[.D1760]/[.C1760]*100" office:value-type="float" office:value="23.6363636363636" calcext:value-type="float">
            <text:p>23.636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Rossenges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table:formula="of:=[.D1761]/[.C1761]*100" office:value-type="float" office:value="17.3913043478261" calcext:value-type="float">
            <text:p>17.391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Syens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table:formula="of:=[.D1762]/[.C1762]*100" office:value-type="float" office:value="21.4723926380368" calcext:value-type="float">
            <text:p>21.472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Villars-le-Comte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table:formula="of:=[.D1763]/[.C1763]*100" office:value-type="float" office:value="19.5652173913043" calcext:value-type="float">
            <text:p>19.565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Vucherens</text:p>
          </table:table-cell>
          <table:table-cell office:value-type="float" office:value="635" calcext:value-type="float">
            <text:p>635</text:p>
          </table:table-cell>
          <table:table-cell office:value-type="float" office:value="154" calcext:value-type="float">
            <text:p>154</text:p>
          </table:table-cell>
          <table:table-cell table:formula="of:=[.D1764]/[.C1764]*100" office:value-type="float" office:value="24.251968503937" calcext:value-type="float">
            <text:p>24.25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Montanaire</text:p>
          </table:table-cell>
          <table:table-cell office:value-type="float" office:value="2819" calcext:value-type="float">
            <text:p>2819</text:p>
          </table:table-cell>
          <table:table-cell office:value-type="float" office:value="724" calcext:value-type="float">
            <text:p>724</text:p>
          </table:table-cell>
          <table:table-cell table:formula="of:=[.D1765]/[.C1765]*100" office:value-type="float" office:value="25.6828662646328" calcext:value-type="float">
            <text:p>25.683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Arnex-sur-Nyon</text:p>
          </table:table-cell>
          <table:table-cell office:value-type="float" office:value="243" calcext:value-type="float">
            <text:p>243</text:p>
          </table:table-cell>
          <table:table-cell office:value-type="float" office:value="61" calcext:value-type="float">
            <text:p>61</text:p>
          </table:table-cell>
          <table:table-cell table:formula="of:=[.D1766]/[.C1766]*100" office:value-type="float" office:value="25.1028806584362" calcext:value-type="float">
            <text:p>25.103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Arzier-Le Muids</text:p>
          </table:table-cell>
          <table:table-cell office:value-type="float" office:value="2960" calcext:value-type="float">
            <text:p>2960</text:p>
          </table:table-cell>
          <table:table-cell office:value-type="float" office:value="728" calcext:value-type="float">
            <text:p>728</text:p>
          </table:table-cell>
          <table:table-cell table:formula="of:=[.D1767]/[.C1767]*100" office:value-type="float" office:value="24.5945945945946" calcext:value-type="float">
            <text:p>24.595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Bassins</text:p>
          </table:table-cell>
          <table:table-cell office:value-type="float" office:value="1486" calcext:value-type="float">
            <text:p>1486</text:p>
          </table:table-cell>
          <table:table-cell office:value-type="float" office:value="360" calcext:value-type="float">
            <text:p>360</text:p>
          </table:table-cell>
          <table:table-cell table:formula="of:=[.D1768]/[.C1768]*100" office:value-type="float" office:value="24.2261103633917" calcext:value-type="float">
            <text:p>24.226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Begnins</text:p>
          </table:table-cell>
          <table:table-cell office:value-type="float" office:value="1941" calcext:value-type="float">
            <text:p>1941</text:p>
          </table:table-cell>
          <table:table-cell office:value-type="float" office:value="435" calcext:value-type="float">
            <text:p>435</text:p>
          </table:table-cell>
          <table:table-cell table:formula="of:=[.D1769]/[.C1769]*100" office:value-type="float" office:value="22.4111282843895" calcext:value-type="float">
            <text:p>22.411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Bogis-Bossey</text:p>
          </table:table-cell>
          <table:table-cell office:value-type="float" office:value="932" calcext:value-type="float">
            <text:p>932</text:p>
          </table:table-cell>
          <table:table-cell office:value-type="float" office:value="274" calcext:value-type="float">
            <text:p>274</text:p>
          </table:table-cell>
          <table:table-cell table:formula="of:=[.D1770]/[.C1770]*100" office:value-type="float" office:value="29.3991416309013" calcext:value-type="float">
            <text:p>29.399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Borex</text:p>
          </table:table-cell>
          <table:table-cell office:value-type="float" office:value="1139" calcext:value-type="float">
            <text:p>1139</text:p>
          </table:table-cell>
          <table:table-cell office:value-type="float" office:value="282" calcext:value-type="float">
            <text:p>282</text:p>
          </table:table-cell>
          <table:table-cell table:formula="of:=[.D1771]/[.C1771]*100" office:value-type="float" office:value="24.7585601404741" calcext:value-type="float">
            <text:p>24.75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Chavannes-de-Bogis</text:p>
          </table:table-cell>
          <table:table-cell office:value-type="float" office:value="1340" calcext:value-type="float">
            <text:p>1340</text:p>
          </table:table-cell>
          <table:table-cell office:value-type="float" office:value="373" calcext:value-type="float">
            <text:p>373</text:p>
          </table:table-cell>
          <table:table-cell table:formula="of:=[.D1772]/[.C1772]*100" office:value-type="float" office:value="27.8358208955224" calcext:value-type="float">
            <text:p>27.836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Chavannes-des-Bois</text:p>
          </table:table-cell>
          <table:table-cell office:value-type="float" office:value="1014" calcext:value-type="float">
            <text:p>1014</text:p>
          </table:table-cell>
          <table:table-cell office:value-type="float" office:value="320" calcext:value-type="float">
            <text:p>320</text:p>
          </table:table-cell>
          <table:table-cell table:formula="of:=[.D1773]/[.C1773]*100" office:value-type="float" office:value="31.5581854043393" calcext:value-type="float">
            <text:p>31.55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Chéserex</text:p>
          </table:table-cell>
          <table:table-cell office:value-type="float" office:value="1245" calcext:value-type="float">
            <text:p>1245</text:p>
          </table:table-cell>
          <table:table-cell office:value-type="float" office:value="268" calcext:value-type="float">
            <text:p>268</text:p>
          </table:table-cell>
          <table:table-cell table:formula="of:=[.D1774]/[.C1774]*100" office:value-type="float" office:value="21.5261044176707" calcext:value-type="float">
            <text:p>21.526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Coinsins</text:p>
          </table:table-cell>
          <table:table-cell office:value-type="float" office:value="498" calcext:value-type="float">
            <text:p>498</text:p>
          </table:table-cell>
          <table:table-cell office:value-type="float" office:value="109" calcext:value-type="float">
            <text:p>109</text:p>
          </table:table-cell>
          <table:table-cell table:formula="of:=[.D1775]/[.C1775]*100" office:value-type="float" office:value="21.8875502008032" calcext:value-type="float">
            <text:p>21.888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Commugny</text:p>
          </table:table-cell>
          <table:table-cell office:value-type="float" office:value="2976" calcext:value-type="float">
            <text:p>2976</text:p>
          </table:table-cell>
          <table:table-cell office:value-type="float" office:value="826" calcext:value-type="float">
            <text:p>826</text:p>
          </table:table-cell>
          <table:table-cell table:formula="of:=[.D1776]/[.C1776]*100" office:value-type="float" office:value="27.755376344086" calcext:value-type="float">
            <text:p>27.755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Coppet</text:p>
          </table:table-cell>
          <table:table-cell office:value-type="float" office:value="3206" calcext:value-type="float">
            <text:p>3206</text:p>
          </table:table-cell>
          <table:table-cell office:value-type="float" office:value="783" calcext:value-type="float">
            <text:p>783</text:p>
          </table:table-cell>
          <table:table-cell table:formula="of:=[.D1777]/[.C1777]*100" office:value-type="float" office:value="24.422956955708" calcext:value-type="float">
            <text:p>24.423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Crans (VD)</text:p>
          </table:table-cell>
          <table:table-cell office:value-type="float" office:value="2363" calcext:value-type="float">
            <text:p>2363</text:p>
          </table:table-cell>
          <table:table-cell office:value-type="float" office:value="587" calcext:value-type="float">
            <text:p>587</text:p>
          </table:table-cell>
          <table:table-cell table:formula="of:=[.D1778]/[.C1778]*100" office:value-type="float" office:value="24.841303427846" calcext:value-type="float">
            <text:p>24.841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Crassier</text:p>
          </table:table-cell>
          <table:table-cell office:value-type="float" office:value="1236" calcext:value-type="float">
            <text:p>1236</text:p>
          </table:table-cell>
          <table:table-cell office:value-type="float" office:value="323" calcext:value-type="float">
            <text:p>323</text:p>
          </table:table-cell>
          <table:table-cell table:formula="of:=[.D1779]/[.C1779]*100" office:value-type="float" office:value="26.1326860841424" calcext:value-type="float">
            <text:p>26.133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Duillier</text:p>
          </table:table-cell>
          <table:table-cell office:value-type="float" office:value="1113" calcext:value-type="float">
            <text:p>1113</text:p>
          </table:table-cell>
          <table:table-cell office:value-type="float" office:value="263" calcext:value-type="float">
            <text:p>263</text:p>
          </table:table-cell>
          <table:table-cell table:formula="of:=[.D1780]/[.C1780]*100" office:value-type="float" office:value="23.6298292902066" calcext:value-type="float">
            <text:p>23.630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Eysins</text:p>
          </table:table-cell>
          <table:table-cell office:value-type="float" office:value="1775" calcext:value-type="float">
            <text:p>1775</text:p>
          </table:table-cell>
          <table:table-cell office:value-type="float" office:value="468" calcext:value-type="float">
            <text:p>468</text:p>
          </table:table-cell>
          <table:table-cell table:formula="of:=[.D1781]/[.C1781]*100" office:value-type="float" office:value="26.3661971830986" calcext:value-type="float">
            <text:p>26.36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Founex</text:p>
          </table:table-cell>
          <table:table-cell office:value-type="float" office:value="3775" calcext:value-type="float">
            <text:p>3775</text:p>
          </table:table-cell>
          <table:table-cell office:value-type="float" office:value="1026" calcext:value-type="float">
            <text:p>1026</text:p>
          </table:table-cell>
          <table:table-cell table:formula="of:=[.D1782]/[.C1782]*100" office:value-type="float" office:value="27.1788079470199" calcext:value-type="float">
            <text:p>27.179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Genolier</text:p>
          </table:table-cell>
          <table:table-cell office:value-type="float" office:value="2020" calcext:value-type="float">
            <text:p>2020</text:p>
          </table:table-cell>
          <table:table-cell office:value-type="float" office:value="527" calcext:value-type="float">
            <text:p>527</text:p>
          </table:table-cell>
          <table:table-cell table:formula="of:=[.D1783]/[.C1783]*100" office:value-type="float" office:value="26.0891089108911" calcext:value-type="float">
            <text:p>26.089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Gingins</text:p>
          </table:table-cell>
          <table:table-cell office:value-type="float" office:value="1266" calcext:value-type="float">
            <text:p>1266</text:p>
          </table:table-cell>
          <table:table-cell office:value-type="float" office:value="276" calcext:value-type="float">
            <text:p>276</text:p>
          </table:table-cell>
          <table:table-cell table:formula="of:=[.D1784]/[.C1784]*100" office:value-type="float" office:value="21.8009478672986" calcext:value-type="float">
            <text:p>21.801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Givrins</text:p>
          </table:table-cell>
          <table:table-cell office:value-type="float" office:value="1021" calcext:value-type="float">
            <text:p>1021</text:p>
          </table:table-cell>
          <table:table-cell office:value-type="float" office:value="222" calcext:value-type="float">
            <text:p>222</text:p>
          </table:table-cell>
          <table:table-cell table:formula="of:=[.D1785]/[.C1785]*100" office:value-type="float" office:value="21.743388834476" calcext:value-type="float">
            <text:p>21.743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Gland</text:p>
          </table:table-cell>
          <table:table-cell office:value-type="float" office:value="13664" calcext:value-type="float">
            <text:p>13664</text:p>
          </table:table-cell>
          <table:table-cell office:value-type="float" office:value="3162" calcext:value-type="float">
            <text:p>3162</text:p>
          </table:table-cell>
          <table:table-cell table:formula="of:=[.D1786]/[.C1786]*100" office:value-type="float" office:value="23.1411007025761" calcext:value-type="float">
            <text:p>23.141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Grens</text:p>
          </table:table-cell>
          <table:table-cell office:value-type="float" office:value="399" calcext:value-type="float">
            <text:p>399</text:p>
          </table:table-cell>
          <table:table-cell office:value-type="float" office:value="84" calcext:value-type="float">
            <text:p>84</text:p>
          </table:table-cell>
          <table:table-cell table:formula="of:=[.D1787]/[.C1787]*100" office:value-type="float" office:value="21.0526315789474" calcext:value-type="float">
            <text:p>21.053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Mies</text:p>
          </table:table-cell>
          <table:table-cell office:value-type="float" office:value="2236" calcext:value-type="float">
            <text:p>2236</text:p>
          </table:table-cell>
          <table:table-cell office:value-type="float" office:value="640" calcext:value-type="float">
            <text:p>640</text:p>
          </table:table-cell>
          <table:table-cell table:formula="of:=[.D1788]/[.C1788]*100" office:value-type="float" office:value="28.6225402504472" calcext:value-type="float">
            <text:p>28.623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Nyon</text:p>
          </table:table-cell>
          <table:table-cell office:value-type="float" office:value="22465" calcext:value-type="float">
            <text:p>22465</text:p>
          </table:table-cell>
          <table:table-cell office:value-type="float" office:value="4778" calcext:value-type="float">
            <text:p>4778</text:p>
          </table:table-cell>
          <table:table-cell table:formula="of:=[.D1789]/[.C1789]*100" office:value-type="float" office:value="21.2686401068329" calcext:value-type="float">
            <text:p>21.269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Prangins</text:p>
          </table:table-cell>
          <table:table-cell office:value-type="float" office:value="4278" calcext:value-type="float">
            <text:p>4278</text:p>
          </table:table-cell>
          <table:table-cell office:value-type="float" office:value="995" calcext:value-type="float">
            <text:p>995</text:p>
          </table:table-cell>
          <table:table-cell table:formula="of:=[.D1790]/[.C1790]*100" office:value-type="float" office:value="23.2585320243104" calcext:value-type="float">
            <text:p>23.259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La Rippe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table:formula="of:=[.D1791]/[.C1791]*100" office:value-type="float" office:value="24" calcext:value-type="float">
            <text:p>24.000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Saint-Cergue</text:p>
          </table:table-cell>
          <table:table-cell office:value-type="float" office:value="2788" calcext:value-type="float">
            <text:p>2788</text:p>
          </table:table-cell>
          <table:table-cell office:value-type="float" office:value="587" calcext:value-type="float">
            <text:p>587</text:p>
          </table:table-cell>
          <table:table-cell table:formula="of:=[.D1792]/[.C1792]*100" office:value-type="float" office:value="21.0545193687231" calcext:value-type="float">
            <text:p>21.055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Signy-Avenex</text:p>
          </table:table-cell>
          <table:table-cell office:value-type="float" office:value="586" calcext:value-type="float">
            <text:p>586</text:p>
          </table:table-cell>
          <table:table-cell office:value-type="float" office:value="151" calcext:value-type="float">
            <text:p>151</text:p>
          </table:table-cell>
          <table:table-cell table:formula="of:=[.D1793]/[.C1793]*100" office:value-type="float" office:value="25.7679180887372" calcext:value-type="float">
            <text:p>25.76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Tannay</text:p>
          </table:table-cell>
          <table:table-cell office:value-type="float" office:value="1721" calcext:value-type="float">
            <text:p>1721</text:p>
          </table:table-cell>
          <table:table-cell office:value-type="float" office:value="455" calcext:value-type="float">
            <text:p>455</text:p>
          </table:table-cell>
          <table:table-cell table:formula="of:=[.D1794]/[.C1794]*100" office:value-type="float" office:value="26.43811737362" calcext:value-type="float">
            <text:p>26.438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Trélex</text:p>
          </table:table-cell>
          <table:table-cell office:value-type="float" office:value="1430" calcext:value-type="float">
            <text:p>1430</text:p>
          </table:table-cell>
          <table:table-cell office:value-type="float" office:value="329" calcext:value-type="float">
            <text:p>329</text:p>
          </table:table-cell>
          <table:table-cell table:formula="of:=[.D1795]/[.C1795]*100" office:value-type="float" office:value="23.006993006993" calcext:value-type="float">
            <text:p>23.007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Le Vaud</text:p>
          </table:table-cell>
          <table:table-cell office:value-type="float" office:value="1403" calcext:value-type="float">
            <text:p>1403</text:p>
          </table:table-cell>
          <table:table-cell office:value-type="float" office:value="355" calcext:value-type="float">
            <text:p>355</text:p>
          </table:table-cell>
          <table:table-cell table:formula="of:=[.D1796]/[.C1796]*100" office:value-type="float" office:value="25.3029223093371" calcext:value-type="float">
            <text:p>25.303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Vich</text:p>
          </table:table-cell>
          <table:table-cell office:value-type="float" office:value="1160" calcext:value-type="float">
            <text:p>1160</text:p>
          </table:table-cell>
          <table:table-cell office:value-type="float" office:value="283" calcext:value-type="float">
            <text:p>283</text:p>
          </table:table-cell>
          <table:table-cell table:formula="of:=[.D1797]/[.C1797]*100" office:value-type="float" office:value="24.3965517241379" calcext:value-type="float">
            <text:p>24.397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L'Abergement</text:p>
          </table:table-cell>
          <table:table-cell office:value-type="float" office:value="260" calcext:value-type="float">
            <text:p>260</text:p>
          </table:table-cell>
          <table:table-cell office:value-type="float" office:value="63" calcext:value-type="float">
            <text:p>63</text:p>
          </table:table-cell>
          <table:table-cell table:formula="of:=[.D1798]/[.C1798]*100" office:value-type="float" office:value="24.2307692307692" calcext:value-type="float">
            <text:p>24.231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Agiez</text:p>
          </table:table-cell>
          <table:table-cell office:value-type="float" office:value="379" calcext:value-type="float">
            <text:p>379</text:p>
          </table:table-cell>
          <table:table-cell office:value-type="float" office:value="101" calcext:value-type="float">
            <text:p>101</text:p>
          </table:table-cell>
          <table:table-cell table:formula="of:=[.D1799]/[.C1799]*100" office:value-type="float" office:value="26.6490765171504" calcext:value-type="float">
            <text:p>26.649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Arnex-sur-Orbe</text:p>
          </table:table-cell>
          <table:table-cell office:value-type="float" office:value="691" calcext:value-type="float">
            <text:p>691</text:p>
          </table:table-cell>
          <table:table-cell office:value-type="float" office:value="165" calcext:value-type="float">
            <text:p>165</text:p>
          </table:table-cell>
          <table:table-cell table:formula="of:=[.D1800]/[.C1800]*100" office:value-type="float" office:value="23.8784370477569" calcext:value-type="float">
            <text:p>23.878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Ballaigues</text:p>
          </table:table-cell>
          <table:table-cell office:value-type="float" office:value="1153" calcext:value-type="float">
            <text:p>1153</text:p>
          </table:table-cell>
          <table:table-cell office:value-type="float" office:value="252" calcext:value-type="float">
            <text:p>252</text:p>
          </table:table-cell>
          <table:table-cell table:formula="of:=[.D1801]/[.C1801]*100" office:value-type="float" office:value="21.856027753686" calcext:value-type="float">
            <text:p>21.856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Baulmes</text:p>
          </table:table-cell>
          <table:table-cell office:value-type="float" office:value="1135" calcext:value-type="float">
            <text:p>1135</text:p>
          </table:table-cell>
          <table:table-cell office:value-type="float" office:value="233" calcext:value-type="float">
            <text:p>233</text:p>
          </table:table-cell>
          <table:table-cell table:formula="of:=[.D1802]/[.C1802]*100" office:value-type="float" office:value="20.5286343612335" calcext:value-type="float">
            <text:p>20.529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Bavois</text:p>
          </table:table-cell>
          <table:table-cell office:value-type="float" office:value="1010" calcext:value-type="float">
            <text:p>1010</text:p>
          </table:table-cell>
          <table:table-cell office:value-type="float" office:value="210" calcext:value-type="float">
            <text:p>210</text:p>
          </table:table-cell>
          <table:table-cell table:formula="of:=[.D1803]/[.C1803]*100" office:value-type="float" office:value="20.7920792079208" calcext:value-type="float">
            <text:p>20.792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Bofflens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table:formula="of:=[.D1804]/[.C1804]*100" office:value-type="float" office:value="23.6453201970443" calcext:value-type="float">
            <text:p>23.645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Bretonnières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table:formula="of:=[.D1805]/[.C1805]*100" office:value-type="float" office:value="25.7575757575758" calcext:value-type="float">
            <text:p>25.758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Chavornay</text:p>
          </table:table-cell>
          <table:table-cell office:value-type="float" office:value="5395" calcext:value-type="float">
            <text:p>5395</text:p>
          </table:table-cell>
          <table:table-cell office:value-type="float" office:value="1307" calcext:value-type="float">
            <text:p>1307</text:p>
          </table:table-cell>
          <table:table-cell table:formula="of:=[.D1806]/[.C1806]*100" office:value-type="float" office:value="24.2261353104727" calcext:value-type="float">
            <text:p>24.22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Les Clées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table:formula="of:=[.D1807]/[.C1807]*100" office:value-type="float" office:value="19.3548387096774" calcext:value-type="float">
            <text:p>19.355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Croy</text:p>
          </table:table-cell>
          <table:table-cell office:value-type="float" office:value="386" calcext:value-type="float">
            <text:p>386</text:p>
          </table:table-cell>
          <table:table-cell office:value-type="float" office:value="65" calcext:value-type="float">
            <text:p>65</text:p>
          </table:table-cell>
          <table:table-cell table:formula="of:=[.D1808]/[.C1808]*100" office:value-type="float" office:value="16.839378238342" calcext:value-type="float">
            <text:p>16.839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Juriens</text:p>
          </table:table-cell>
          <table:table-cell office:value-type="float" office:value="347" calcext:value-type="float">
            <text:p>347</text:p>
          </table:table-cell>
          <table:table-cell office:value-type="float" office:value="69" calcext:value-type="float">
            <text:p>69</text:p>
          </table:table-cell>
          <table:table-cell table:formula="of:=[.D1809]/[.C1809]*100" office:value-type="float" office:value="19.8847262247839" calcext:value-type="float">
            <text:p>19.885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Lignerolle</text:p>
          </table:table-cell>
          <table:table-cell office:value-type="float" office:value="447" calcext:value-type="float">
            <text:p>447</text:p>
          </table:table-cell>
          <table:table-cell office:value-type="float" office:value="109" calcext:value-type="float">
            <text:p>109</text:p>
          </table:table-cell>
          <table:table-cell table:formula="of:=[.D1810]/[.C1810]*100" office:value-type="float" office:value="24.3847874720358" calcext:value-type="float">
            <text:p>24.385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Montcherand</text:p>
          </table:table-cell>
          <table:table-cell office:value-type="float" office:value="496" calcext:value-type="float">
            <text:p>496</text:p>
          </table:table-cell>
          <table:table-cell office:value-type="float" office:value="128" calcext:value-type="float">
            <text:p>128</text:p>
          </table:table-cell>
          <table:table-cell table:formula="of:=[.D1811]/[.C1811]*100" office:value-type="float" office:value="25.8064516129032" calcext:value-type="float">
            <text:p>25.80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Orbe</text:p>
          </table:table-cell>
          <table:table-cell office:value-type="float" office:value="7613" calcext:value-type="float">
            <text:p>7613</text:p>
          </table:table-cell>
          <table:table-cell office:value-type="float" office:value="1728" calcext:value-type="float">
            <text:p>1728</text:p>
          </table:table-cell>
          <table:table-cell table:formula="of:=[.D1812]/[.C1812]*100" office:value-type="float" office:value="22.6980165506371" calcext:value-type="float">
            <text:p>22.698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La Praz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table:formula="of:=[.D1813]/[.C1813]*100" office:value-type="float" office:value="18.0327868852459" calcext:value-type="float">
            <text:p>18.033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Premier</text:p>
          </table:table-cell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  <table:table-cell table:formula="of:=[.D1814]/[.C1814]*100" office:value-type="float" office:value="24.1525423728814" calcext:value-type="float">
            <text:p>24.153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Rances</text:p>
          </table:table-cell>
          <table:table-cell office:value-type="float" office:value="521" calcext:value-type="float">
            <text:p>521</text:p>
          </table:table-cell>
          <table:table-cell office:value-type="float" office:value="104" calcext:value-type="float">
            <text:p>104</text:p>
          </table:table-cell>
          <table:table-cell table:formula="of:=[.D1815]/[.C1815]*100" office:value-type="float" office:value="19.9616122840691" calcext:value-type="float">
            <text:p>19.962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Romainmôtier-Envy</text:p>
          </table:table-cell>
          <table:table-cell office:value-type="float" office:value="559" calcext:value-type="float">
            <text:p>559</text:p>
          </table:table-cell>
          <table:table-cell office:value-type="float" office:value="126" calcext:value-type="float">
            <text:p>126</text:p>
          </table:table-cell>
          <table:table-cell table:formula="of:=[.D1816]/[.C1816]*100" office:value-type="float" office:value="22.5402504472272" calcext:value-type="float">
            <text:p>22.54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Sergey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formula="of:=[.D1817]/[.C1817]*100" office:value-type="float" office:value="24.2857142857143" calcext:value-type="float">
            <text:p>24.286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Valeyres-sous-Rances</text:p>
          </table:table-cell>
          <table:table-cell office:value-type="float" office:value="606" calcext:value-type="float">
            <text:p>606</text:p>
          </table:table-cell>
          <table:table-cell office:value-type="float" office:value="140" calcext:value-type="float">
            <text:p>140</text:p>
          </table:table-cell>
          <table:table-cell table:formula="of:=[.D1818]/[.C1818]*100" office:value-type="float" office:value="23.1023102310231" calcext:value-type="float">
            <text:p>23.102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Vallorbe</text:p>
          </table:table-cell>
          <table:table-cell office:value-type="float" office:value="3958" calcext:value-type="float">
            <text:p>3958</text:p>
          </table:table-cell>
          <table:table-cell office:value-type="float" office:value="898" calcext:value-type="float">
            <text:p>898</text:p>
          </table:table-cell>
          <table:table-cell table:formula="of:=[.D1819]/[.C1819]*100" office:value-type="float" office:value="22.6882263769581" calcext:value-type="float">
            <text:p>22.688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Vaulion</text:p>
          </table:table-cell>
          <table:table-cell office:value-type="float" office:value="483" calcext:value-type="float">
            <text:p>483</text:p>
          </table:table-cell>
          <table:table-cell office:value-type="float" office:value="95" calcext:value-type="float">
            <text:p>95</text:p>
          </table:table-cell>
          <table:table-cell table:formula="of:=[.D1820]/[.C1820]*100" office:value-type="float" office:value="19.6687370600414" calcext:value-type="float">
            <text:p>19.669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Vuiteboeuf</text:p>
          </table:table-cell>
          <table:table-cell office:value-type="float" office:value="592" calcext:value-type="float">
            <text:p>592</text:p>
          </table:table-cell>
          <table:table-cell office:value-type="float" office:value="134" calcext:value-type="float">
            <text:p>134</text:p>
          </table:table-cell>
          <table:table-cell table:formula="of:=[.D1821]/[.C1821]*100" office:value-type="float" office:value="22.6351351351351" calcext:value-type="float">
            <text:p>22.635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Corcelles-le-Jorat</text:p>
          </table:table-cell>
          <table:table-cell office:value-type="float" office:value="483" calcext:value-type="float">
            <text:p>483</text:p>
          </table:table-cell>
          <table:table-cell office:value-type="float" office:value="103" calcext:value-type="float">
            <text:p>103</text:p>
          </table:table-cell>
          <table:table-cell table:formula="of:=[.D1822]/[.C1822]*100" office:value-type="float" office:value="21.3250517598344" calcext:value-type="float">
            <text:p>21.325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Maracon</text:p>
          </table:table-cell>
          <table:table-cell office:value-type="float" office:value="546" calcext:value-type="float">
            <text:p>546</text:p>
          </table:table-cell>
          <table:table-cell office:value-type="float" office:value="128" calcext:value-type="float">
            <text:p>128</text:p>
          </table:table-cell>
          <table:table-cell table:formula="of:=[.D1823]/[.C1823]*100" office:value-type="float" office:value="23.4432234432234" calcext:value-type="float">
            <text:p>23.443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Montpreveyres</text:p>
          </table:table-cell>
          <table:table-cell office:value-type="float" office:value="661" calcext:value-type="float">
            <text:p>661</text:p>
          </table:table-cell>
          <table:table-cell office:value-type="float" office:value="161" calcext:value-type="float">
            <text:p>161</text:p>
          </table:table-cell>
          <table:table-cell table:formula="of:=[.D1824]/[.C1824]*100" office:value-type="float" office:value="24.357034795764" calcext:value-type="float">
            <text:p>24.357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Ropraz</text:p>
          </table:table-cell>
          <table:table-cell office:value-type="float" office:value="527" calcext:value-type="float">
            <text:p>527</text:p>
          </table:table-cell>
          <table:table-cell office:value-type="float" office:value="131" calcext:value-type="float">
            <text:p>131</text:p>
          </table:table-cell>
          <table:table-cell table:formula="of:=[.D1825]/[.C1825]*100" office:value-type="float" office:value="24.8576850094877" calcext:value-type="float">
            <text:p>24.858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Servion</text:p>
          </table:table-cell>
          <table:table-cell office:value-type="float" office:value="2138" calcext:value-type="float">
            <text:p>2138</text:p>
          </table:table-cell>
          <table:table-cell office:value-type="float" office:value="512" calcext:value-type="float">
            <text:p>512</text:p>
          </table:table-cell>
          <table:table-cell table:formula="of:=[.D1826]/[.C1826]*100" office:value-type="float" office:value="23.9476145930776" calcext:value-type="float">
            <text:p>23.948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Vulliens</text:p>
          </table:table-cell>
          <table:table-cell office:value-type="float" office:value="633" calcext:value-type="float">
            <text:p>633</text:p>
          </table:table-cell>
          <table:table-cell office:value-type="float" office:value="163" calcext:value-type="float">
            <text:p>163</text:p>
          </table:table-cell>
          <table:table-cell table:formula="of:=[.D1827]/[.C1827]*100" office:value-type="float" office:value="25.7503949447077" calcext:value-type="float">
            <text:p>25.750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Jorat-Menthue</text:p>
          </table:table-cell>
          <table:table-cell office:value-type="float" office:value="1563" calcext:value-type="float">
            <text:p>1563</text:p>
          </table:table-cell>
          <table:table-cell office:value-type="float" office:value="364" calcext:value-type="float">
            <text:p>364</text:p>
          </table:table-cell>
          <table:table-cell table:formula="of:=[.D1828]/[.C1828]*100" office:value-type="float" office:value="23.2885476647473" calcext:value-type="float">
            <text:p>23.289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Oron</text:p>
          </table:table-cell>
          <table:table-cell office:value-type="float" office:value="6114" calcext:value-type="float">
            <text:p>6114</text:p>
          </table:table-cell>
          <table:table-cell office:value-type="float" office:value="1464" calcext:value-type="float">
            <text:p>1464</text:p>
          </table:table-cell>
          <table:table-cell table:formula="of:=[.D1829]/[.C1829]*100" office:value-type="float" office:value="23.9450441609421" calcext:value-type="float">
            <text:p>23.94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Jorat-Mézières</text:p>
          </table:table-cell>
          <table:table-cell office:value-type="float" office:value="3104" calcext:value-type="float">
            <text:p>3104</text:p>
          </table:table-cell>
          <table:table-cell office:value-type="float" office:value="755" calcext:value-type="float">
            <text:p>755</text:p>
          </table:table-cell>
          <table:table-cell table:formula="of:=[.D1830]/[.C1830]*100" office:value-type="float" office:value="24.3234536082474" calcext:value-type="float">
            <text:p>24.323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Champtauroz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table:formula="of:=[.D1831]/[.C1831]*100" office:value-type="float" office:value="30.1775147928994" calcext:value-type="float">
            <text:p>30.178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Chevroux</text:p>
          </table:table-cell>
          <table:table-cell office:value-type="float" office:value="519" calcext:value-type="float">
            <text:p>519</text:p>
          </table:table-cell>
          <table:table-cell office:value-type="float" office:value="113" calcext:value-type="float">
            <text:p>113</text:p>
          </table:table-cell>
          <table:table-cell table:formula="of:=[.D1832]/[.C1832]*100" office:value-type="float" office:value="21.7726396917148" calcext:value-type="float">
            <text:p>21.773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Corcelles-près-Payerne</text:p>
          </table:table-cell>
          <table:table-cell office:value-type="float" office:value="2844" calcext:value-type="float">
            <text:p>2844</text:p>
          </table:table-cell>
          <table:table-cell office:value-type="float" office:value="674" calcext:value-type="float">
            <text:p>674</text:p>
          </table:table-cell>
          <table:table-cell table:formula="of:=[.D1833]/[.C1833]*100" office:value-type="float" office:value="23.6990154711674" calcext:value-type="float">
            <text:p>23.699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Grandcour</text:p>
          </table:table-cell>
          <table:table-cell office:value-type="float" office:value="1000" calcext:value-type="float">
            <text:p>1000</text:p>
          </table:table-cell>
          <table:table-cell office:value-type="float" office:value="247" calcext:value-type="float">
            <text:p>247</text:p>
          </table:table-cell>
          <table:table-cell table:formula="of:=[.D1834]/[.C1834]*100" office:value-type="float" office:value="24.7" calcext:value-type="float">
            <text:p>24.700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Henniez</text:p>
          </table:table-cell>
          <table:table-cell office:value-type="float" office:value="412" calcext:value-type="float">
            <text:p>412</text:p>
          </table:table-cell>
          <table:table-cell office:value-type="float" office:value="119" calcext:value-type="float">
            <text:p>119</text:p>
          </table:table-cell>
          <table:table-cell table:formula="of:=[.D1835]/[.C1835]*100" office:value-type="float" office:value="28.8834951456311" calcext:value-type="float">
            <text:p>28.883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Missy</text:p>
          </table:table-cell>
          <table:table-cell office:value-type="float" office:value="387" calcext:value-type="float">
            <text:p>387</text:p>
          </table:table-cell>
          <table:table-cell office:value-type="float" office:value="102" calcext:value-type="float">
            <text:p>102</text:p>
          </table:table-cell>
          <table:table-cell table:formula="of:=[.D1836]/[.C1836]*100" office:value-type="float" office:value="26.3565891472868" calcext:value-type="float">
            <text:p>26.357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Payerne</text:p>
          </table:table-cell>
          <table:table-cell office:value-type="float" office:value="10342" calcext:value-type="float">
            <text:p>10342</text:p>
          </table:table-cell>
          <table:table-cell office:value-type="float" office:value="2450" calcext:value-type="float">
            <text:p>2450</text:p>
          </table:table-cell>
          <table:table-cell table:formula="of:=[.D1837]/[.C1837]*100" office:value-type="float" office:value="23.6898085476697" calcext:value-type="float">
            <text:p>23.690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Trey</text:p>
          </table:table-cell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table:formula="of:=[.D1838]/[.C1838]*100" office:value-type="float" office:value="24.6666666666667" calcext:value-type="float">
            <text:p>24.667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Treytorrens (Payerne)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formula="of:=[.D1839]/[.C1839]*100" office:value-type="float" office:value="20.952380952381" calcext:value-type="float">
            <text:p>20.952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Villarzel</text:p>
          </table:table-cell>
          <table:table-cell office:value-type="float" office:value="487" calcext:value-type="float">
            <text:p>487</text:p>
          </table:table-cell>
          <table:table-cell office:value-type="float" office:value="126" calcext:value-type="float">
            <text:p>126</text:p>
          </table:table-cell>
          <table:table-cell table:formula="of:=[.D1840]/[.C1840]*100" office:value-type="float" office:value="25.8726899383984" calcext:value-type="float">
            <text:p>25.873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Valbroye</text:p>
          </table:table-cell>
          <table:table-cell office:value-type="float" office:value="3362" calcext:value-type="float">
            <text:p>3362</text:p>
          </table:table-cell>
          <table:table-cell office:value-type="float" office:value="791" calcext:value-type="float">
            <text:p>791</text:p>
          </table:table-cell>
          <table:table-cell table:formula="of:=[.D1841]/[.C1841]*100" office:value-type="float" office:value="23.5276621058893" calcext:value-type="float">
            <text:p>23.528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Château-d'Oex</text:p>
          </table:table-cell>
          <table:table-cell office:value-type="float" office:value="3564" calcext:value-type="float">
            <text:p>3564</text:p>
          </table:table-cell>
          <table:table-cell office:value-type="float" office:value="718" calcext:value-type="float">
            <text:p>718</text:p>
          </table:table-cell>
          <table:table-cell table:formula="of:=[.D1842]/[.C1842]*100" office:value-type="float" office:value="20.1459034792368" calcext:value-type="float">
            <text:p>20.14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Rossinière</text:p>
          </table:table-cell>
          <table:table-cell office:value-type="float" office:value="532" calcext:value-type="float">
            <text:p>532</text:p>
          </table:table-cell>
          <table:table-cell office:value-type="float" office:value="117" calcext:value-type="float">
            <text:p>117</text:p>
          </table:table-cell>
          <table:table-cell table:formula="of:=[.D1843]/[.C1843]*100" office:value-type="float" office:value="21.9924812030075" calcext:value-type="float">
            <text:p>21.992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Rougemont</text:p>
          </table:table-cell>
          <table:table-cell office:value-type="float" office:value="829" calcext:value-type="float">
            <text:p>829</text:p>
          </table:table-cell>
          <table:table-cell office:value-type="float" office:value="143" calcext:value-type="float">
            <text:p>143</text:p>
          </table:table-cell>
          <table:table-cell table:formula="of:=[.D1844]/[.C1844]*100" office:value-type="float" office:value="17.2496984318456" calcext:value-type="float">
            <text:p>17.25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Allaman</text:p>
          </table:table-cell>
          <table:table-cell office:value-type="float" office:value="424" calcext:value-type="float">
            <text:p>424</text:p>
          </table:table-cell>
          <table:table-cell office:value-type="float" office:value="75" calcext:value-type="float">
            <text:p>75</text:p>
          </table:table-cell>
          <table:table-cell table:formula="of:=[.D1845]/[.C1845]*100" office:value-type="float" office:value="17.688679245283" calcext:value-type="float">
            <text:p>17.689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Bursinel</text:p>
          </table:table-cell>
          <table:table-cell office:value-type="float" office:value="504" calcext:value-type="float">
            <text:p>504</text:p>
          </table:table-cell>
          <table:table-cell office:value-type="float" office:value="122" calcext:value-type="float">
            <text:p>122</text:p>
          </table:table-cell>
          <table:table-cell table:formula="of:=[.D1846]/[.C1846]*100" office:value-type="float" office:value="24.2063492063492" calcext:value-type="float">
            <text:p>24.206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Bursins</text:p>
          </table:table-cell>
          <table:table-cell office:value-type="float" office:value="766" calcext:value-type="float">
            <text:p>766</text:p>
          </table:table-cell>
          <table:table-cell office:value-type="float" office:value="172" calcext:value-type="float">
            <text:p>172</text:p>
          </table:table-cell>
          <table:table-cell table:formula="of:=[.D1847]/[.C1847]*100" office:value-type="float" office:value="22.4543080939948" calcext:value-type="float">
            <text:p>22.454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Burtigny</text:p>
          </table:table-cell>
          <table:table-cell office:value-type="float" office:value="414" calcext:value-type="float">
            <text:p>414</text:p>
          </table:table-cell>
          <table:table-cell office:value-type="float" office:value="110" calcext:value-type="float">
            <text:p>110</text:p>
          </table:table-cell>
          <table:table-cell table:formula="of:=[.D1848]/[.C1848]*100" office:value-type="float" office:value="26.5700483091787" calcext:value-type="float">
            <text:p>26.570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Dully</text:p>
          </table:table-cell>
          <table:table-cell office:value-type="float" office:value="626" calcext:value-type="float">
            <text:p>626</text:p>
          </table:table-cell>
          <table:table-cell office:value-type="float" office:value="143" calcext:value-type="float">
            <text:p>143</text:p>
          </table:table-cell>
          <table:table-cell table:formula="of:=[.D1849]/[.C1849]*100" office:value-type="float" office:value="22.8434504792332" calcext:value-type="float">
            <text:p>22.843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Essertines-sur-Rolle</text:p>
          </table:table-cell>
          <table:table-cell office:value-type="float" office:value="743" calcext:value-type="float">
            <text:p>743</text:p>
          </table:table-cell>
          <table:table-cell office:value-type="float" office:value="206" calcext:value-type="float">
            <text:p>206</text:p>
          </table:table-cell>
          <table:table-cell table:formula="of:=[.D1850]/[.C1850]*100" office:value-type="float" office:value="27.7254374158816" calcext:value-type="float">
            <text:p>27.725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Gilly</text:p>
          </table:table-cell>
          <table:table-cell office:value-type="float" office:value="1446" calcext:value-type="float">
            <text:p>1446</text:p>
          </table:table-cell>
          <table:table-cell office:value-type="float" office:value="322" calcext:value-type="float">
            <text:p>322</text:p>
          </table:table-cell>
          <table:table-cell table:formula="of:=[.D1851]/[.C1851]*100" office:value-type="float" office:value="22.268326417704" calcext:value-type="float">
            <text:p>22.268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Luins</text:p>
          </table:table-cell>
          <table:table-cell office:value-type="float" office:value="614" calcext:value-type="float">
            <text:p>614</text:p>
          </table:table-cell>
          <table:table-cell office:value-type="float" office:value="139" calcext:value-type="float">
            <text:p>139</text:p>
          </table:table-cell>
          <table:table-cell table:formula="of:=[.D1852]/[.C1852]*100" office:value-type="float" office:value="22.6384364820847" calcext:value-type="float">
            <text:p>22.638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Mont-sur-Rolle</text:p>
          </table:table-cell>
          <table:table-cell office:value-type="float" office:value="2767" calcext:value-type="float">
            <text:p>2767</text:p>
          </table:table-cell>
          <table:table-cell office:value-type="float" office:value="667" calcext:value-type="float">
            <text:p>667</text:p>
          </table:table-cell>
          <table:table-cell table:formula="of:=[.D1853]/[.C1853]*100" office:value-type="float" office:value="24.1055294542826" calcext:value-type="float">
            <text:p>24.106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Perroy</text:p>
          </table:table-cell>
          <table:table-cell office:value-type="float" office:value="1547" calcext:value-type="float">
            <text:p>1547</text:p>
          </table:table-cell>
          <table:table-cell office:value-type="float" office:value="358" calcext:value-type="float">
            <text:p>358</text:p>
          </table:table-cell>
          <table:table-cell table:formula="of:=[.D1854]/[.C1854]*100" office:value-type="float" office:value="23.1415643180349" calcext:value-type="float">
            <text:p>23.142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Rolle</text:p>
          </table:table-cell>
          <table:table-cell office:value-type="float" office:value="6322" calcext:value-type="float">
            <text:p>6322</text:p>
          </table:table-cell>
          <table:table-cell office:value-type="float" office:value="1653" calcext:value-type="float">
            <text:p>1653</text:p>
          </table:table-cell>
          <table:table-cell table:formula="of:=[.D1855]/[.C1855]*100" office:value-type="float" office:value="26.1467889908257" calcext:value-type="float">
            <text:p>26.147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Tartegnin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table:formula="of:=[.D1856]/[.C1856]*100" office:value-type="float" office:value="27.710843373494" calcext:value-type="float">
            <text:p>27.71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Vinzel</text:p>
          </table:table-cell>
          <table:table-cell office:value-type="float" office:value="379" calcext:value-type="float">
            <text:p>379</text:p>
          </table:table-cell>
          <table:table-cell office:value-type="float" office:value="81" calcext:value-type="float">
            <text:p>81</text:p>
          </table:table-cell>
          <table:table-cell table:formula="of:=[.D1857]/[.C1857]*100" office:value-type="float" office:value="21.3720316622691" calcext:value-type="float">
            <text:p>21.372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L'Abbaye</text:p>
          </table:table-cell>
          <table:table-cell office:value-type="float" office:value="1534" calcext:value-type="float">
            <text:p>1534</text:p>
          </table:table-cell>
          <table:table-cell office:value-type="float" office:value="305" calcext:value-type="float">
            <text:p>305</text:p>
          </table:table-cell>
          <table:table-cell table:formula="of:=[.D1858]/[.C1858]*100" office:value-type="float" office:value="19.8826597131682" calcext:value-type="float">
            <text:p>19.883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Le Chenit</text:p>
          </table:table-cell>
          <table:table-cell office:value-type="float" office:value="4603" calcext:value-type="float">
            <text:p>4603</text:p>
          </table:table-cell>
          <table:table-cell office:value-type="float" office:value="945" calcext:value-type="float">
            <text:p>945</text:p>
          </table:table-cell>
          <table:table-cell table:formula="of:=[.D1859]/[.C1859]*100" office:value-type="float" office:value="20.5300890723441" calcext:value-type="float">
            <text:p>20.530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Le Lieu</text:p>
          </table:table-cell>
          <table:table-cell office:value-type="float" office:value="886" calcext:value-type="float">
            <text:p>886</text:p>
          </table:table-cell>
          <table:table-cell office:value-type="float" office:value="182" calcext:value-type="float">
            <text:p>182</text:p>
          </table:table-cell>
          <table:table-cell table:formula="of:=[.D1860]/[.C1860]*100" office:value-type="float" office:value="20.5417607223476" calcext:value-type="float">
            <text:p>20.542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Chardonne</text:p>
          </table:table-cell>
          <table:table-cell office:value-type="float" office:value="3186" calcext:value-type="float">
            <text:p>3186</text:p>
          </table:table-cell>
          <table:table-cell office:value-type="float" office:value="561" calcext:value-type="float">
            <text:p>561</text:p>
          </table:table-cell>
          <table:table-cell table:formula="of:=[.D1861]/[.C1861]*100" office:value-type="float" office:value="17.608286252354" calcext:value-type="float">
            <text:p>17.608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Corseaux</text:p>
          </table:table-cell>
          <table:table-cell office:value-type="float" office:value="2303" calcext:value-type="float">
            <text:p>2303</text:p>
          </table:table-cell>
          <table:table-cell office:value-type="float" office:value="407" calcext:value-type="float">
            <text:p>407</text:p>
          </table:table-cell>
          <table:table-cell table:formula="of:=[.D1862]/[.C1862]*100" office:value-type="float" office:value="17.6726009552757" calcext:value-type="float">
            <text:p>17.673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Corsier-sur-Vevey</text:p>
          </table:table-cell>
          <table:table-cell office:value-type="float" office:value="3362" calcext:value-type="float">
            <text:p>3362</text:p>
          </table:table-cell>
          <table:table-cell office:value-type="float" office:value="649" calcext:value-type="float">
            <text:p>649</text:p>
          </table:table-cell>
          <table:table-cell table:formula="of:=[.D1863]/[.C1863]*100" office:value-type="float" office:value="19.3039857227841" calcext:value-type="float">
            <text:p>19.304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Jongny</text:p>
          </table:table-cell>
          <table:table-cell office:value-type="float" office:value="1842" calcext:value-type="float">
            <text:p>1842</text:p>
          </table:table-cell>
          <table:table-cell office:value-type="float" office:value="397" calcext:value-type="float">
            <text:p>397</text:p>
          </table:table-cell>
          <table:table-cell table:formula="of:=[.D1864]/[.C1864]*100" office:value-type="float" office:value="21.5526601520087" calcext:value-type="float">
            <text:p>21.553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Montreux</text:p>
          </table:table-cell>
          <table:table-cell office:value-type="float" office:value="26230" calcext:value-type="float">
            <text:p>26230</text:p>
          </table:table-cell>
          <table:table-cell office:value-type="float" office:value="5183" calcext:value-type="float">
            <text:p>5183</text:p>
          </table:table-cell>
          <table:table-cell table:formula="of:=[.D1865]/[.C1865]*100" office:value-type="float" office:value="19.7598170034312" calcext:value-type="float">
            <text:p>19.760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La Tour-de-Peilz</text:p>
          </table:table-cell>
          <table:table-cell office:value-type="float" office:value="12382" calcext:value-type="float">
            <text:p>12382</text:p>
          </table:table-cell>
          <table:table-cell office:value-type="float" office:value="2561" calcext:value-type="float">
            <text:p>2561</text:p>
          </table:table-cell>
          <table:table-cell table:formula="of:=[.D1866]/[.C1866]*100" office:value-type="float" office:value="20.6832498788564" calcext:value-type="float">
            <text:p>20.683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Vevey</text:p>
          </table:table-cell>
          <table:table-cell office:value-type="float" office:value="19738" calcext:value-type="float">
            <text:p>19738</text:p>
          </table:table-cell>
          <table:table-cell office:value-type="float" office:value="3791" calcext:value-type="float">
            <text:p>3791</text:p>
          </table:table-cell>
          <table:table-cell table:formula="of:=[.D1867]/[.C1867]*100" office:value-type="float" office:value="19.2066065457493" calcext:value-type="float">
            <text:p>19.207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Veytaux</text:p>
          </table:table-cell>
          <table:table-cell office:value-type="float" office:value="975" calcext:value-type="float">
            <text:p>975</text:p>
          </table:table-cell>
          <table:table-cell office:value-type="float" office:value="177" calcext:value-type="float">
            <text:p>177</text:p>
          </table:table-cell>
          <table:table-cell table:formula="of:=[.D1868]/[.C1868]*100" office:value-type="float" office:value="18.1538461538462" calcext:value-type="float">
            <text:p>18.154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Blonay - Saint-Légier</text:p>
          </table:table-cell>
          <table:table-cell office:value-type="float" office:value="12117" calcext:value-type="float">
            <text:p>12117</text:p>
          </table:table-cell>
          <table:table-cell office:value-type="float" office:value="2769" calcext:value-type="float">
            <text:p>2769</text:p>
          </table:table-cell>
          <table:table-cell table:formula="of:=[.D1869]/[.C1869]*100" office:value-type="float" office:value="22.8521911364199" calcext:value-type="float">
            <text:p>22.852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Belmont-sur-Yverdon</text:p>
          </table:table-cell>
          <table:table-cell office:value-type="float" office:value="435" calcext:value-type="float">
            <text:p>435</text:p>
          </table:table-cell>
          <table:table-cell office:value-type="float" office:value="104" calcext:value-type="float">
            <text:p>104</text:p>
          </table:table-cell>
          <table:table-cell table:formula="of:=[.D1870]/[.C1870]*100" office:value-type="float" office:value="23.9080459770115" calcext:value-type="float">
            <text:p>23.90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Bioley-Magnoux</text:p>
          </table:table-cell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table:formula="of:=[.D1871]/[.C1871]*100" office:value-type="float" office:value="21.4574898785425" calcext:value-type="float">
            <text:p>21.457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Chamblon</text:p>
          </table:table-cell>
          <table:table-cell office:value-type="float" office:value="567" calcext:value-type="float">
            <text:p>567</text:p>
          </table:table-cell>
          <table:table-cell office:value-type="float" office:value="104" calcext:value-type="float">
            <text:p>104</text:p>
          </table:table-cell>
          <table:table-cell table:formula="of:=[.D1872]/[.C1872]*100" office:value-type="float" office:value="18.342151675485" calcext:value-type="float">
            <text:p>18.342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Champvent</text:p>
          </table:table-cell>
          <table:table-cell office:value-type="float" office:value="727" calcext:value-type="float">
            <text:p>727</text:p>
          </table:table-cell>
          <table:table-cell office:value-type="float" office:value="181" calcext:value-type="float">
            <text:p>181</text:p>
          </table:table-cell>
          <table:table-cell table:formula="of:=[.D1873]/[.C1873]*100" office:value-type="float" office:value="24.8968363136176" calcext:value-type="float">
            <text:p>24.897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Chavannes-le-Chêne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table:formula="of:=[.D1874]/[.C1874]*100" office:value-type="float" office:value="22.1518987341772" calcext:value-type="float">
            <text:p>22.152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Chêne-Pâquier</text:p>
          </table:table-cell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table:formula="of:=[.D1875]/[.C1875]*100" office:value-type="float" office:value="26.5432098765432" calcext:value-type="float">
            <text:p>26.543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Cheseaux-Noréaz</text:p>
          </table:table-cell>
          <table:table-cell office:value-type="float" office:value="735" calcext:value-type="float">
            <text:p>735</text:p>
          </table:table-cell>
          <table:table-cell office:value-type="float" office:value="171" calcext:value-type="float">
            <text:p>171</text:p>
          </table:table-cell>
          <table:table-cell table:formula="of:=[.D1876]/[.C1876]*100" office:value-type="float" office:value="23.265306122449" calcext:value-type="float">
            <text:p>23.26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Cronay</text:p>
          </table:table-cell>
          <table:table-cell office:value-type="float" office:value="410" calcext:value-type="float">
            <text:p>410</text:p>
          </table:table-cell>
          <table:table-cell office:value-type="float" office:value="102" calcext:value-type="float">
            <text:p>102</text:p>
          </table:table-cell>
          <table:table-cell table:formula="of:=[.D1877]/[.C1877]*100" office:value-type="float" office:value="24.8780487804878" calcext:value-type="float">
            <text:p>24.87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Cuarny</text:p>
          </table:table-cell>
          <table:table-cell office:value-type="float" office:value="237" calcext:value-type="float">
            <text:p>237</text:p>
          </table:table-cell>
          <table:table-cell office:value-type="float" office:value="51" calcext:value-type="float">
            <text:p>51</text:p>
          </table:table-cell>
          <table:table-cell table:formula="of:=[.D1878]/[.C1878]*100" office:value-type="float" office:value="21.5189873417721" calcext:value-type="float">
            <text:p>21.519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Démoret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table:formula="of:=[.D1879]/[.C1879]*100" office:value-type="float" office:value="25.1497005988024" calcext:value-type="float">
            <text:p>25.150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Donneloye</text:p>
          </table:table-cell>
          <table:table-cell office:value-type="float" office:value="905" calcext:value-type="float">
            <text:p>905</text:p>
          </table:table-cell>
          <table:table-cell office:value-type="float" office:value="246" calcext:value-type="float">
            <text:p>246</text:p>
          </table:table-cell>
          <table:table-cell table:formula="of:=[.D1880]/[.C1880]*100" office:value-type="float" office:value="27.1823204419889" calcext:value-type="float">
            <text:p>27.182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Ependes (VD)</text:p>
          </table:table-cell>
          <table:table-cell office:value-type="float" office:value="372" calcext:value-type="float">
            <text:p>372</text:p>
          </table:table-cell>
          <table:table-cell office:value-type="float" office:value="92" calcext:value-type="float">
            <text:p>92</text:p>
          </table:table-cell>
          <table:table-cell table:formula="of:=[.D1881]/[.C1881]*100" office:value-type="float" office:value="24.7311827956989" calcext:value-type="float">
            <text:p>24.731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Mathod</text:p>
          </table:table-cell>
          <table:table-cell office:value-type="float" office:value="684" calcext:value-type="float">
            <text:p>684</text:p>
          </table:table-cell>
          <table:table-cell office:value-type="float" office:value="153" calcext:value-type="float">
            <text:p>153</text:p>
          </table:table-cell>
          <table:table-cell table:formula="of:=[.D1882]/[.C1882]*100" office:value-type="float" office:value="22.3684210526316" calcext:value-type="float">
            <text:p>22.368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Molondin</text:p>
          </table:table-cell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table:formula="of:=[.D1883]/[.C1883]*100" office:value-type="float" office:value="22.007722007722" calcext:value-type="float">
            <text:p>22.008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Montagny-près-Yverdon</text:p>
          </table:table-cell>
          <table:table-cell office:value-type="float" office:value="772" calcext:value-type="float">
            <text:p>772</text:p>
          </table:table-cell>
          <table:table-cell office:value-type="float" office:value="181" calcext:value-type="float">
            <text:p>181</text:p>
          </table:table-cell>
          <table:table-cell table:formula="of:=[.D1884]/[.C1884]*100" office:value-type="float" office:value="23.4455958549223" calcext:value-type="float">
            <text:p>23.446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Oppens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table:formula="of:=[.D1885]/[.C1885]*100" office:value-type="float" office:value="19.7044334975369" calcext:value-type="float">
            <text:p>19.704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Orges</text:p>
          </table:table-cell>
          <table:table-cell office:value-type="float" office:value="406" calcext:value-type="float">
            <text:p>406</text:p>
          </table:table-cell>
          <table:table-cell office:value-type="float" office:value="102" calcext:value-type="float">
            <text:p>102</text:p>
          </table:table-cell>
          <table:table-cell table:formula="of:=[.D1886]/[.C1886]*100" office:value-type="float" office:value="25.1231527093596" calcext:value-type="float">
            <text:p>25.123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Orzens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[.D1887]/[.C1887]*100" office:value-type="float" office:value="18.75" calcext:value-type="float">
            <text:p>18.750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Pomy</text:p>
          </table:table-cell>
          <table:table-cell office:value-type="float" office:value="864" calcext:value-type="float">
            <text:p>864</text:p>
          </table:table-cell>
          <table:table-cell office:value-type="float" office:value="229" calcext:value-type="float">
            <text:p>229</text:p>
          </table:table-cell>
          <table:table-cell table:formula="of:=[.D1888]/[.C1888]*100" office:value-type="float" office:value="26.5046296296296" calcext:value-type="float">
            <text:p>26.505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Rovray</text:p>
          </table:table-cell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table:formula="of:=[.D1889]/[.C1889]*100" office:value-type="float" office:value="29.3814432989691" calcext:value-type="float">
            <text:p>29.381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Suchy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D1890]/[.C1890]*100" office:value-type="float" office:value="26.5275707898659" calcext:value-type="float">
            <text:p>26.528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Suscévaz</text:p>
          </table:table-cell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table:formula="of:=[.D1891]/[.C1891]*100" office:value-type="float" office:value="27.3972602739726" calcext:value-type="float">
            <text:p>27.397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Treycovagnes</text:p>
          </table:table-cell>
          <table:table-cell office:value-type="float" office:value="521" calcext:value-type="float">
            <text:p>521</text:p>
          </table:table-cell>
          <table:table-cell office:value-type="float" office:value="117" calcext:value-type="float">
            <text:p>117</text:p>
          </table:table-cell>
          <table:table-cell table:formula="of:=[.D1892]/[.C1892]*100" office:value-type="float" office:value="22.4568138195777" calcext:value-type="float">
            <text:p>22.457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Ursins</text:p>
          </table:table-cell>
          <table:table-cell office:value-type="float" office:value="231" calcext:value-type="float">
            <text:p>231</text:p>
          </table:table-cell>
          <table:table-cell office:value-type="float" office:value="50" calcext:value-type="float">
            <text:p>50</text:p>
          </table:table-cell>
          <table:table-cell table:formula="of:=[.D1893]/[.C1893]*100" office:value-type="float" office:value="21.6450216450216" calcext:value-type="float">
            <text:p>21.645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Valeyres-sous-Montagny</text:p>
          </table:table-cell>
          <table:table-cell office:value-type="float" office:value="703" calcext:value-type="float">
            <text:p>703</text:p>
          </table:table-cell>
          <table:table-cell office:value-type="float" office:value="147" calcext:value-type="float">
            <text:p>147</text:p>
          </table:table-cell>
          <table:table-cell table:formula="of:=[.D1894]/[.C1894]*100" office:value-type="float" office:value="20.9103840682788" calcext:value-type="float">
            <text:p>20.910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Valeyres-sous-Ursins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table:formula="of:=[.D1895]/[.C1895]*100" office:value-type="float" office:value="18.6721991701245" calcext:value-type="float">
            <text:p>18.672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Villars-Epeney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formula="of:=[.D1896]/[.C1896]*100" office:value-type="float" office:value="23.0769230769231" calcext:value-type="float">
            <text:p>23.077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Vugelles-La Mothe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table:formula="of:=[.D1897]/[.C1897]*100" office:value-type="float" office:value="27.007299270073" calcext:value-type="float">
            <text:p>27.007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Yverdon-les-Bains</text:p>
          </table:table-cell>
          <table:table-cell office:value-type="float" office:value="29827" calcext:value-type="float">
            <text:p>29827</text:p>
          </table:table-cell>
          <table:table-cell office:value-type="float" office:value="6543" calcext:value-type="float">
            <text:p>6543</text:p>
          </table:table-cell>
          <table:table-cell table:formula="of:=[.D1898]/[.C1898]*100" office:value-type="float" office:value="21.9365004861367" calcext:value-type="float">
            <text:p>21.937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Yvonand</text:p>
          </table:table-cell>
          <table:table-cell office:value-type="float" office:value="3529" calcext:value-type="float">
            <text:p>3529</text:p>
          </table:table-cell>
          <table:table-cell office:value-type="float" office:value="812" calcext:value-type="float">
            <text:p>812</text:p>
          </table:table-cell>
          <table:table-cell table:formula="of:=[.D1899]/[.C1899]*100" office:value-type="float" office:value="23.0093510909606" calcext:value-type="float">
            <text:p>23.009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Brig-Glis</text:p>
          </table:table-cell>
          <table:table-cell office:value-type="float" office:value="13642" calcext:value-type="float">
            <text:p>13642</text:p>
          </table:table-cell>
          <table:table-cell office:value-type="float" office:value="2422" calcext:value-type="float">
            <text:p>2422</text:p>
          </table:table-cell>
          <table:table-cell table:formula="of:=[.D1900]/[.C1900]*100" office:value-type="float" office:value="17.7539950153936" calcext:value-type="float">
            <text:p>17.754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Eggerberg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table:formula="of:=[.D1901]/[.C1901]*100" office:value-type="float" office:value="13.2492113564669" calcext:value-type="float">
            <text:p>13.249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Naters</text:p>
          </table:table-cell>
          <table:table-cell office:value-type="float" office:value="10484" calcext:value-type="float">
            <text:p>10484</text:p>
          </table:table-cell>
          <table:table-cell office:value-type="float" office:value="1921" calcext:value-type="float">
            <text:p>1921</text:p>
          </table:table-cell>
          <table:table-cell table:formula="of:=[.D1902]/[.C1902]*100" office:value-type="float" office:value="18.3231590995803" calcext:value-type="float">
            <text:p>18.323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Ried-Brig</text:p>
          </table:table-cell>
          <table:table-cell office:value-type="float" office:value="2183" calcext:value-type="float">
            <text:p>2183</text:p>
          </table:table-cell>
          <table:table-cell office:value-type="float" office:value="501" calcext:value-type="float">
            <text:p>501</text:p>
          </table:table-cell>
          <table:table-cell table:formula="of:=[.D1903]/[.C1903]*100" office:value-type="float" office:value="22.9500687127806" calcext:value-type="float">
            <text:p>22.950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Simplon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table:formula="of:=[.D1904]/[.C1904]*100" office:value-type="float" office:value="13.448275862069" calcext:value-type="float">
            <text:p>13.448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Termen</text:p>
          </table:table-cell>
          <table:table-cell office:value-type="float" office:value="1152" calcext:value-type="float">
            <text:p>1152</text:p>
          </table:table-cell>
          <table:table-cell office:value-type="float" office:value="280" calcext:value-type="float">
            <text:p>280</text:p>
          </table:table-cell>
          <table:table-cell table:formula="of:=[.D1905]/[.C1905]*100" office:value-type="float" office:value="24.3055555555556" calcext:value-type="float">
            <text:p>24.30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Zwischberge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D1906]/[.C1906]*100" office:value-type="float" office:value="4.10958904109589" calcext:value-type="float">
            <text:p>4.110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Ardon</text:p>
          </table:table-cell>
          <table:table-cell office:value-type="float" office:value="3564" calcext:value-type="float">
            <text:p>3564</text:p>
          </table:table-cell>
          <table:table-cell office:value-type="float" office:value="808" calcext:value-type="float">
            <text:p>808</text:p>
          </table:table-cell>
          <table:table-cell table:formula="of:=[.D1907]/[.C1907]*100" office:value-type="float" office:value="22.6711560044893" calcext:value-type="float">
            <text:p>22.671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Chamoson</text:p>
          </table:table-cell>
          <table:table-cell office:value-type="float" office:value="4178" calcext:value-type="float">
            <text:p>4178</text:p>
          </table:table-cell>
          <table:table-cell office:value-type="float" office:value="864" calcext:value-type="float">
            <text:p>864</text:p>
          </table:table-cell>
          <table:table-cell table:formula="of:=[.D1908]/[.C1908]*100" office:value-type="float" office:value="20.6797510770704" calcext:value-type="float">
            <text:p>20.680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Conthey</text:p>
          </table:table-cell>
          <table:table-cell office:value-type="float" office:value="8983" calcext:value-type="float">
            <text:p>8983</text:p>
          </table:table-cell>
          <table:table-cell office:value-type="float" office:value="1906" calcext:value-type="float">
            <text:p>1906</text:p>
          </table:table-cell>
          <table:table-cell table:formula="of:=[.D1909]/[.C1909]*100" office:value-type="float" office:value="21.217855950128" calcext:value-type="float">
            <text:p>21.21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Nendaz</text:p>
          </table:table-cell>
          <table:table-cell office:value-type="float" office:value="6943" calcext:value-type="float">
            <text:p>6943</text:p>
          </table:table-cell>
          <table:table-cell office:value-type="float" office:value="1270" calcext:value-type="float">
            <text:p>1270</text:p>
          </table:table-cell>
          <table:table-cell table:formula="of:=[.D1910]/[.C1910]*100" office:value-type="float" office:value="18.2918046953766" calcext:value-type="float">
            <text:p>18.292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Vétroz</text:p>
          </table:table-cell>
          <table:table-cell office:value-type="float" office:value="6510" calcext:value-type="float">
            <text:p>6510</text:p>
          </table:table-cell>
          <table:table-cell office:value-type="float" office:value="1482" calcext:value-type="float">
            <text:p>1482</text:p>
          </table:table-cell>
          <table:table-cell table:formula="of:=[.D1911]/[.C1911]*100" office:value-type="float" office:value="22.7649769585253" calcext:value-type="float">
            <text:p>22.765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ourg-Saint-Pierre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D1912]/[.C1912]*100" office:value-type="float" office:value="12.8440366972477" calcext:value-type="float">
            <text:p>12.844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Liddes</text:p>
          </table:table-cell>
          <table:table-cell office:value-type="float" office:value="745" calcext:value-type="float">
            <text:p>745</text:p>
          </table:table-cell>
          <table:table-cell office:value-type="float" office:value="153" calcext:value-type="float">
            <text:p>153</text:p>
          </table:table-cell>
          <table:table-cell table:formula="of:=[.D1913]/[.C1913]*100" office:value-type="float" office:value="20.5369127516779" calcext:value-type="float">
            <text:p>20.537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Orsières</text:p>
          </table:table-cell>
          <table:table-cell office:value-type="float" office:value="3237" calcext:value-type="float">
            <text:p>3237</text:p>
          </table:table-cell>
          <table:table-cell office:value-type="float" office:value="701" calcext:value-type="float">
            <text:p>701</text:p>
          </table:table-cell>
          <table:table-cell table:formula="of:=[.D1914]/[.C1914]*100" office:value-type="float" office:value="21.6558541859747" calcext:value-type="float">
            <text:p>21.65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Sembrancher</text:p>
          </table:table-cell>
          <table:table-cell office:value-type="float" office:value="1050" calcext:value-type="float">
            <text:p>1050</text:p>
          </table:table-cell>
          <table:table-cell office:value-type="float" office:value="206" calcext:value-type="float">
            <text:p>206</text:p>
          </table:table-cell>
          <table:table-cell table:formula="of:=[.D1915]/[.C1915]*100" office:value-type="float" office:value="19.6190476190476" calcext:value-type="float">
            <text:p>19.619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Val de Bagnes</text:p>
          </table:table-cell>
          <table:table-cell office:value-type="float" office:value="10693" calcext:value-type="float">
            <text:p>10693</text:p>
          </table:table-cell>
          <table:table-cell office:value-type="float" office:value="2029" calcext:value-type="float">
            <text:p>2029</text:p>
          </table:table-cell>
          <table:table-cell table:formula="of:=[.D1916]/[.C1916]*100" office:value-type="float" office:value="18.9750303937155" calcext:value-type="float">
            <text:p>18.975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Bellwald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table:formula="of:=[.D1917]/[.C1917]*100" office:value-type="float" office:value="13.3136094674556" calcext:value-type="float">
            <text:p>13.314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Binn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table:formula="of:=[.D1918]/[.C1918]*100" office:value-type="float" office:value="16.40625" calcext:value-type="float">
            <text:p>16.406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Ernen</text:p>
          </table:table-cell>
          <table:table-cell office:value-type="float" office:value="528" calcext:value-type="float">
            <text:p>528</text:p>
          </table:table-cell>
          <table:table-cell office:value-type="float" office:value="59" calcext:value-type="float">
            <text:p>59</text:p>
          </table:table-cell>
          <table:table-cell table:formula="of:=[.D1919]/[.C1919]*100" office:value-type="float" office:value="11.1742424242424" calcext:value-type="float">
            <text:p>11.174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Fiesch</text:p>
          </table:table-cell>
          <table:table-cell office:value-type="float" office:value="925" calcext:value-type="float">
            <text:p>925</text:p>
          </table:table-cell>
          <table:table-cell office:value-type="float" office:value="126" calcext:value-type="float">
            <text:p>126</text:p>
          </table:table-cell>
          <table:table-cell table:formula="of:=[.D1920]/[.C1920]*100" office:value-type="float" office:value="13.6216216216216" calcext:value-type="float">
            <text:p>13.622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Fieschertal</text:p>
          </table:table-cell>
          <table:table-cell office:value-type="float" office:value="351" calcext:value-type="float">
            <text:p>351</text:p>
          </table:table-cell>
          <table:table-cell office:value-type="float" office:value="79" calcext:value-type="float">
            <text:p>79</text:p>
          </table:table-cell>
          <table:table-cell table:formula="of:=[.D1921]/[.C1921]*100" office:value-type="float" office:value="22.5071225071225" calcext:value-type="float">
            <text:p>22.507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Lax</text:p>
          </table:table-cell>
          <table:table-cell office:value-type="float" office:value="333" calcext:value-type="float">
            <text:p>333</text:p>
          </table:table-cell>
          <table:table-cell office:value-type="float" office:value="75" calcext:value-type="float">
            <text:p>75</text:p>
          </table:table-cell>
          <table:table-cell table:formula="of:=[.D1922]/[.C1922]*100" office:value-type="float" office:value="22.5225225225225" calcext:value-type="float">
            <text:p>22.52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Obergoms</text:p>
          </table:table-cell>
          <table:table-cell office:value-type="float" office:value="640" calcext:value-type="float">
            <text:p>640</text:p>
          </table:table-cell>
          <table:table-cell office:value-type="float" office:value="89" calcext:value-type="float">
            <text:p>89</text:p>
          </table:table-cell>
          <table:table-cell table:formula="of:=[.D1923]/[.C1923]*100" office:value-type="float" office:value="13.90625" calcext:value-type="float">
            <text:p>13.906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Goms</text:p>
          </table:table-cell>
          <table:table-cell office:value-type="float" office:value="1142" calcext:value-type="float">
            <text:p>1142</text:p>
          </table:table-cell>
          <table:table-cell office:value-type="float" office:value="154" calcext:value-type="float">
            <text:p>154</text:p>
          </table:table-cell>
          <table:table-cell table:formula="of:=[.D1924]/[.C1924]*100" office:value-type="float" office:value="13.4851138353765" calcext:value-type="float">
            <text:p>13.485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Ayent</text:p>
          </table:table-cell>
          <table:table-cell office:value-type="float" office:value="4247" calcext:value-type="float">
            <text:p>4247</text:p>
          </table:table-cell>
          <table:table-cell office:value-type="float" office:value="842" calcext:value-type="float">
            <text:p>842</text:p>
          </table:table-cell>
          <table:table-cell table:formula="of:=[.D1925]/[.C1925]*100" office:value-type="float" office:value="19.8257593595479" calcext:value-type="float">
            <text:p>19.826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Evolène</text:p>
          </table:table-cell>
          <table:table-cell office:value-type="float" office:value="1655" calcext:value-type="float">
            <text:p>1655</text:p>
          </table:table-cell>
          <table:table-cell office:value-type="float" office:value="247" calcext:value-type="float">
            <text:p>247</text:p>
          </table:table-cell>
          <table:table-cell table:formula="of:=[.D1926]/[.C1926]*100" office:value-type="float" office:value="14.9244712990937" calcext:value-type="float">
            <text:p>14.924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Hérémence</text:p>
          </table:table-cell>
          <table:table-cell office:value-type="float" office:value="1488" calcext:value-type="float">
            <text:p>1488</text:p>
          </table:table-cell>
          <table:table-cell office:value-type="float" office:value="218" calcext:value-type="float">
            <text:p>218</text:p>
          </table:table-cell>
          <table:table-cell table:formula="of:=[.D1927]/[.C1927]*100" office:value-type="float" office:value="14.6505376344086" calcext:value-type="float">
            <text:p>14.651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Saint-Martin (VS)</text:p>
          </table:table-cell>
          <table:table-cell office:value-type="float" office:value="832" calcext:value-type="float">
            <text:p>832</text:p>
          </table:table-cell>
          <table:table-cell office:value-type="float" office:value="126" calcext:value-type="float">
            <text:p>126</text:p>
          </table:table-cell>
          <table:table-cell table:formula="of:=[.D1928]/[.C1928]*100" office:value-type="float" office:value="15.1442307692308" calcext:value-type="float">
            <text:p>15.144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Vex</text:p>
          </table:table-cell>
          <table:table-cell office:value-type="float" office:value="1854" calcext:value-type="float">
            <text:p>1854</text:p>
          </table:table-cell>
          <table:table-cell office:value-type="float" office:value="354" calcext:value-type="float">
            <text:p>354</text:p>
          </table:table-cell>
          <table:table-cell table:formula="of:=[.D1929]/[.C1929]*100" office:value-type="float" office:value="19.0938511326861" calcext:value-type="float">
            <text:p>19.094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Mont-Noble</text:p>
          </table:table-cell>
          <table:table-cell office:value-type="float" office:value="1112" calcext:value-type="float">
            <text:p>1112</text:p>
          </table:table-cell>
          <table:table-cell office:value-type="float" office:value="148" calcext:value-type="float">
            <text:p>148</text:p>
          </table:table-cell>
          <table:table-cell table:formula="of:=[.D1930]/[.C1930]*100" office:value-type="float" office:value="13.3093525179856" calcext:value-type="float">
            <text:p>13.309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Agarn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table:formula="of:=[.D1931]/[.C1931]*100" office:value-type="float" office:value="14.950634696756" calcext:value-type="float">
            <text:p>14.951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Albinen</text:p>
          </table:table-cell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table:formula="of:=[.D1932]/[.C1932]*100" office:value-type="float" office:value="10.6719367588933" calcext:value-type="float">
            <text:p>10.672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Ergisch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table:formula="of:=[.D1933]/[.C1933]*100" office:value-type="float" office:value="10.0558659217877" calcext:value-type="float">
            <text:p>10.056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Inden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table:formula="of:=[.D1934]/[.C1934]*100" office:value-type="float" office:value="12.9310344827586" calcext:value-type="float">
            <text:p>12.93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Leuk</text:p>
          </table:table-cell>
          <table:table-cell office:value-type="float" office:value="4134" calcext:value-type="float">
            <text:p>4134</text:p>
          </table:table-cell>
          <table:table-cell office:value-type="float" office:value="755" calcext:value-type="float">
            <text:p>755</text:p>
          </table:table-cell>
          <table:table-cell table:formula="of:=[.D1935]/[.C1935]*100" office:value-type="float" office:value="18.263183357523" calcext:value-type="float">
            <text:p>18.263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Leukerbad</text:p>
          </table:table-cell>
          <table:table-cell office:value-type="float" office:value="1295" calcext:value-type="float">
            <text:p>1295</text:p>
          </table:table-cell>
          <table:table-cell office:value-type="float" office:value="169" calcext:value-type="float">
            <text:p>169</text:p>
          </table:table-cell>
          <table:table-cell table:formula="of:=[.D1936]/[.C1936]*100" office:value-type="float" office:value="13.0501930501931" calcext:value-type="float">
            <text:p>13.050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Oberems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[.D1937]/[.C1937]*100" office:value-type="float" office:value="8.66141732283465" calcext:value-type="float">
            <text:p>8.661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Salgesch</text:p>
          </table:table-cell>
          <table:table-cell office:value-type="float" office:value="1659" calcext:value-type="float">
            <text:p>1659</text:p>
          </table:table-cell>
          <table:table-cell office:value-type="float" office:value="328" calcext:value-type="float">
            <text:p>328</text:p>
          </table:table-cell>
          <table:table-cell table:formula="of:=[.D1938]/[.C1938]*100" office:value-type="float" office:value="19.7709463532248" calcext:value-type="float">
            <text:p>19.771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Varen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[.D1939]/[.C1939]*100" office:value-type="float" office:value="17.6300578034682" calcext:value-type="float">
            <text:p>17.630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Guttet-Feschel</text:p>
          </table:table-cell>
          <table:table-cell office:value-type="float" office:value="437" calcext:value-type="float">
            <text:p>437</text:p>
          </table:table-cell>
          <table:table-cell office:value-type="float" office:value="71" calcext:value-type="float">
            <text:p>71</text:p>
          </table:table-cell>
          <table:table-cell table:formula="of:=[.D1940]/[.C1940]*100" office:value-type="float" office:value="16.2471395881007" calcext:value-type="float">
            <text:p>16.247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Gampel-Bratsch</text:p>
          </table:table-cell>
          <table:table-cell office:value-type="float" office:value="2116" calcext:value-type="float">
            <text:p>2116</text:p>
          </table:table-cell>
          <table:table-cell office:value-type="float" office:value="365" calcext:value-type="float">
            <text:p>365</text:p>
          </table:table-cell>
          <table:table-cell table:formula="of:=[.D1941]/[.C1941]*100" office:value-type="float" office:value="17.2495274102079" calcext:value-type="float">
            <text:p>17.25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Turtmann-Unterems</text:p>
          </table:table-cell>
          <table:table-cell office:value-type="float" office:value="1160" calcext:value-type="float">
            <text:p>1160</text:p>
          </table:table-cell>
          <table:table-cell office:value-type="float" office:value="224" calcext:value-type="float">
            <text:p>224</text:p>
          </table:table-cell>
          <table:table-cell table:formula="of:=[.D1942]/[.C1942]*100" office:value-type="float" office:value="19.3103448275862" calcext:value-type="float">
            <text:p>19.310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Bovernier</text:p>
          </table:table-cell>
          <table:table-cell office:value-type="float" office:value="911" calcext:value-type="float">
            <text:p>911</text:p>
          </table:table-cell>
          <table:table-cell office:value-type="float" office:value="189" calcext:value-type="float">
            <text:p>189</text:p>
          </table:table-cell>
          <table:table-cell table:formula="of:=[.D1943]/[.C1943]*100" office:value-type="float" office:value="20.7464324917673" calcext:value-type="float">
            <text:p>20.746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Fully</text:p>
          </table:table-cell>
          <table:table-cell office:value-type="float" office:value="9049" calcext:value-type="float">
            <text:p>9049</text:p>
          </table:table-cell>
          <table:table-cell office:value-type="float" office:value="1972" calcext:value-type="float">
            <text:p>1972</text:p>
          </table:table-cell>
          <table:table-cell table:formula="of:=[.D1944]/[.C1944]*100" office:value-type="float" office:value="21.7924632556084" calcext:value-type="float">
            <text:p>21.792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Isérables</text:p>
          </table:table-cell>
          <table:table-cell office:value-type="float" office:value="829" calcext:value-type="float">
            <text:p>829</text:p>
          </table:table-cell>
          <table:table-cell office:value-type="float" office:value="144" calcext:value-type="float">
            <text:p>144</text:p>
          </table:table-cell>
          <table:table-cell table:formula="of:=[.D1945]/[.C1945]*100" office:value-type="float" office:value="17.3703256936068" calcext:value-type="float">
            <text:p>17.370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Leytron</text:p>
          </table:table-cell>
          <table:table-cell office:value-type="float" office:value="3281" calcext:value-type="float">
            <text:p>3281</text:p>
          </table:table-cell>
          <table:table-cell office:value-type="float" office:value="571" calcext:value-type="float">
            <text:p>571</text:p>
          </table:table-cell>
          <table:table-cell table:formula="of:=[.D1946]/[.C1946]*100" office:value-type="float" office:value="17.4032307223407" calcext:value-type="float">
            <text:p>17.40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Martigny</text:p>
          </table:table-cell>
          <table:table-cell office:value-type="float" office:value="20974" calcext:value-type="float">
            <text:p>20974</text:p>
          </table:table-cell>
          <table:table-cell office:value-type="float" office:value="4244" calcext:value-type="float">
            <text:p>4244</text:p>
          </table:table-cell>
          <table:table-cell table:formula="of:=[.D1947]/[.C1947]*100" office:value-type="float" office:value="20.23457614189" calcext:value-type="float">
            <text:p>20.235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Martigny-Combe</text:p>
          </table:table-cell>
          <table:table-cell office:value-type="float" office:value="2336" calcext:value-type="float">
            <text:p>2336</text:p>
          </table:table-cell>
          <table:table-cell office:value-type="float" office:value="429" calcext:value-type="float">
            <text:p>429</text:p>
          </table:table-cell>
          <table:table-cell table:formula="of:=[.D1948]/[.C1948]*100" office:value-type="float" office:value="18.3647260273973" calcext:value-type="float">
            <text:p>18.365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Riddes</text:p>
          </table:table-cell>
          <table:table-cell office:value-type="float" office:value="3535" calcext:value-type="float">
            <text:p>3535</text:p>
          </table:table-cell>
          <table:table-cell office:value-type="float" office:value="754" calcext:value-type="float">
            <text:p>754</text:p>
          </table:table-cell>
          <table:table-cell table:formula="of:=[.D1949]/[.C1949]*100" office:value-type="float" office:value="21.3295615275813" calcext:value-type="float">
            <text:p>21.33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Saillon</text:p>
          </table:table-cell>
          <table:table-cell office:value-type="float" office:value="2995" calcext:value-type="float">
            <text:p>2995</text:p>
          </table:table-cell>
          <table:table-cell office:value-type="float" office:value="673" calcext:value-type="float">
            <text:p>673</text:p>
          </table:table-cell>
          <table:table-cell table:formula="of:=[.D1950]/[.C1950]*100" office:value-type="float" office:value="22.4707846410684" calcext:value-type="float">
            <text:p>22.471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Saxon</text:p>
          </table:table-cell>
          <table:table-cell office:value-type="float" office:value="6690" calcext:value-type="float">
            <text:p>6690</text:p>
          </table:table-cell>
          <table:table-cell office:value-type="float" office:value="1438" calcext:value-type="float">
            <text:p>1438</text:p>
          </table:table-cell>
          <table:table-cell table:formula="of:=[.D1951]/[.C1951]*100" office:value-type="float" office:value="21.4947683109118" calcext:value-type="float">
            <text:p>21.495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Trient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table:formula="of:=[.D1952]/[.C1952]*100"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Champéry</text:p>
          </table:table-cell>
          <table:table-cell office:value-type="float" office:value="1350" calcext:value-type="float">
            <text:p>1350</text:p>
          </table:table-cell>
          <table:table-cell office:value-type="float" office:value="206" calcext:value-type="float">
            <text:p>206</text:p>
          </table:table-cell>
          <table:table-cell table:formula="of:=[.D1953]/[.C1953]*100" office:value-type="float" office:value="15.2592592592593" calcext:value-type="float">
            <text:p>15.25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Collombey-Muraz</text:p>
          </table:table-cell>
          <table:table-cell office:value-type="float" office:value="9739" calcext:value-type="float">
            <text:p>9739</text:p>
          </table:table-cell>
          <table:table-cell office:value-type="float" office:value="2253" calcext:value-type="float">
            <text:p>2253</text:p>
          </table:table-cell>
          <table:table-cell table:formula="of:=[.D1954]/[.C1954]*100" office:value-type="float" office:value="23.1337919704282" calcext:value-type="float">
            <text:p>23.134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Monthey</text:p>
          </table:table-cell>
          <table:table-cell office:value-type="float" office:value="18446" calcext:value-type="float">
            <text:p>18446</text:p>
          </table:table-cell>
          <table:table-cell office:value-type="float" office:value="3731" calcext:value-type="float">
            <text:p>3731</text:p>
          </table:table-cell>
          <table:table-cell table:formula="of:=[.D1955]/[.C1955]*100" office:value-type="float" office:value="20.2266073945571" calcext:value-type="float">
            <text:p>20.22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Port-Valais</text:p>
          </table:table-cell>
          <table:table-cell office:value-type="float" office:value="4397" calcext:value-type="float">
            <text:p>4397</text:p>
          </table:table-cell>
          <table:table-cell office:value-type="float" office:value="886" calcext:value-type="float">
            <text:p>886</text:p>
          </table:table-cell>
          <table:table-cell table:formula="of:=[.D1956]/[.C1956]*100" office:value-type="float" office:value="20.1501023425063" calcext:value-type="float">
            <text:p>20.150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Saint-Gingolph</text:p>
          </table:table-cell>
          <table:table-cell office:value-type="float" office:value="988" calcext:value-type="float">
            <text:p>988</text:p>
          </table:table-cell>
          <table:table-cell office:value-type="float" office:value="165" calcext:value-type="float">
            <text:p>165</text:p>
          </table:table-cell>
          <table:table-cell table:formula="of:=[.D1957]/[.C1957]*100" office:value-type="float" office:value="16.7004048582996" calcext:value-type="float">
            <text:p>16.700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Troistorrents</text:p>
          </table:table-cell>
          <table:table-cell office:value-type="float" office:value="4838" calcext:value-type="float">
            <text:p>4838</text:p>
          </table:table-cell>
          <table:table-cell office:value-type="float" office:value="1003" calcext:value-type="float">
            <text:p>1003</text:p>
          </table:table-cell>
          <table:table-cell table:formula="of:=[.D1958]/[.C1958]*100" office:value-type="float" office:value="20.7317073170732" calcext:value-type="float">
            <text:p>20.732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Val-d'Illiez</text:p>
          </table:table-cell>
          <table:table-cell office:value-type="float" office:value="2146" calcext:value-type="float">
            <text:p>2146</text:p>
          </table:table-cell>
          <table:table-cell office:value-type="float" office:value="416" calcext:value-type="float">
            <text:p>416</text:p>
          </table:table-cell>
          <table:table-cell table:formula="of:=[.D1959]/[.C1959]*100" office:value-type="float" office:value="19.3849021435228" calcext:value-type="float">
            <text:p>19.385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Vionnaz</text:p>
          </table:table-cell>
          <table:table-cell office:value-type="float" office:value="2902" calcext:value-type="float">
            <text:p>2902</text:p>
          </table:table-cell>
          <table:table-cell office:value-type="float" office:value="600" calcext:value-type="float">
            <text:p>600</text:p>
          </table:table-cell>
          <table:table-cell table:formula="of:=[.D1960]/[.C1960]*100" office:value-type="float" office:value="20.6753962784287" calcext:value-type="float">
            <text:p>20.675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Vouvry</text:p>
          </table:table-cell>
          <table:table-cell office:value-type="float" office:value="4473" calcext:value-type="float">
            <text:p>4473</text:p>
          </table:table-cell>
          <table:table-cell office:value-type="float" office:value="1054" calcext:value-type="float">
            <text:p>1054</text:p>
          </table:table-cell>
          <table:table-cell table:formula="of:=[.D1961]/[.C1961]*100" office:value-type="float" office:value="23.563603845294" calcext:value-type="float">
            <text:p>23.564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Bister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D1962]/[.C1962]*100" office:value-type="float" office:value="9.75609756097561" calcext:value-type="float">
            <text:p>9.756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Bitsch</text:p>
          </table:table-cell>
          <table:table-cell office:value-type="float" office:value="1122" calcext:value-type="float">
            <text:p>1122</text:p>
          </table:table-cell>
          <table:table-cell office:value-type="float" office:value="235" calcext:value-type="float">
            <text:p>235</text:p>
          </table:table-cell>
          <table:table-cell table:formula="of:=[.D1963]/[.C1963]*100" office:value-type="float" office:value="20.9447415329768" calcext:value-type="float">
            <text:p>20.945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string" calcext:value-type="string">
            <text:p>Grengiols</text:p>
          </table:table-cell>
          <table:table-cell office:value-type="float" office:value="419" calcext:value-type="float">
            <text:p>419</text:p>
          </table:table-cell>
          <table:table-cell office:value-type="float" office:value="70" calcext:value-type="float">
            <text:p>70</text:p>
          </table:table-cell>
          <table:table-cell table:formula="of:=[.D1964]/[.C1964]*100" office:value-type="float" office:value="16.7064439140811" calcext:value-type="float">
            <text:p>16.706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Riederalp</text:p>
          </table:table-cell>
          <table:table-cell office:value-type="float" office:value="427" calcext:value-type="float">
            <text:p>427</text:p>
          </table:table-cell>
          <table:table-cell office:value-type="float" office:value="84" calcext:value-type="float">
            <text:p>84</text:p>
          </table:table-cell>
          <table:table-cell table:formula="of:=[.D1965]/[.C1965]*100" office:value-type="float" office:value="19.672131147541" calcext:value-type="float">
            <text:p>19.67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Ausserberg</text:p>
          </table:table-cell>
          <table:table-cell office:value-type="float" office:value="630" calcext:value-type="float">
            <text:p>630</text:p>
          </table:table-cell>
          <table:table-cell office:value-type="float" office:value="111" calcext:value-type="float">
            <text:p>111</text:p>
          </table:table-cell>
          <table:table-cell table:formula="of:=[.D1966]/[.C1966]*100" office:value-type="float" office:value="17.6190476190476" calcext:value-type="float">
            <text:p>17.619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Blatten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table:formula="of:=[.D1967]/[.C1967]*100" office:value-type="float" office:value="17.1140939597315" calcext:value-type="float">
            <text:p>17.114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Bürchen</text:p>
          </table:table-cell>
          <table:table-cell office:value-type="float" office:value="750" calcext:value-type="float">
            <text:p>750</text:p>
          </table:table-cell>
          <table:table-cell office:value-type="float" office:value="110" calcext:value-type="float">
            <text:p>110</text:p>
          </table:table-cell>
          <table:table-cell table:formula="of:=[.D1968]/[.C1968]*100" office:value-type="float" office:value="14.6666666666667" calcext:value-type="float">
            <text:p>14.667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string" calcext:value-type="string">
            <text:p>Eischoll</text:p>
          </table:table-cell>
          <table:table-cell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  <table:table-cell table:formula="of:=[.D1969]/[.C1969]*100" office:value-type="float" office:value="12.3595505617978" calcext:value-type="float">
            <text:p>12.360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Ferden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table:formula="of:=[.D1970]/[.C1970]*100" office:value-type="float" office:value="11.5537848605578" calcext:value-type="float">
            <text:p>11.554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Kippel</text:p>
          </table:table-cell>
          <table:table-cell office:value-type="float" office:value="324" calcext:value-type="float">
            <text:p>324</text:p>
          </table:table-cell>
          <table:table-cell office:value-type="float" office:value="37" calcext:value-type="float">
            <text:p>37</text:p>
          </table:table-cell>
          <table:table-cell table:formula="of:=[.D1971]/[.C1971]*100" office:value-type="float" office:value="11.4197530864198" calcext:value-type="float">
            <text:p>11.420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Niedergesteln</text:p>
          </table:table-cell>
          <table:table-cell office:value-type="float" office:value="743" calcext:value-type="float">
            <text:p>743</text:p>
          </table:table-cell>
          <table:table-cell office:value-type="float" office:value="144" calcext:value-type="float">
            <text:p>144</text:p>
          </table:table-cell>
          <table:table-cell table:formula="of:=[.D1972]/[.C1972]*100" office:value-type="float" office:value="19.3808882907133" calcext:value-type="float">
            <text:p>19.381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Raron</text:p>
          </table:table-cell>
          <table:table-cell office:value-type="float" office:value="1955" calcext:value-type="float">
            <text:p>1955</text:p>
          </table:table-cell>
          <table:table-cell office:value-type="float" office:value="397" calcext:value-type="float">
            <text:p>397</text:p>
          </table:table-cell>
          <table:table-cell table:formula="of:=[.D1973]/[.C1973]*100" office:value-type="float" office:value="20.306905370844" calcext:value-type="float">
            <text:p>20.307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Unterbäch</text:p>
          </table:table-cell>
          <table:table-cell office:value-type="float" office:value="485" calcext:value-type="float">
            <text:p>485</text:p>
          </table:table-cell>
          <table:table-cell office:value-type="float" office:value="78" calcext:value-type="float">
            <text:p>78</text:p>
          </table:table-cell>
          <table:table-cell table:formula="of:=[.D1974]/[.C1974]*100" office:value-type="float" office:value="16.0824742268041" calcext:value-type="float">
            <text:p>16.082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Wiler (Lötschen)</text:p>
          </table:table-cell>
          <table:table-cell office:value-type="float" office:value="554" calcext:value-type="float">
            <text:p>554</text:p>
          </table:table-cell>
          <table:table-cell office:value-type="float" office:value="94" calcext:value-type="float">
            <text:p>94</text:p>
          </table:table-cell>
          <table:table-cell table:formula="of:=[.D1975]/[.C1975]*100" office:value-type="float" office:value="16.9675090252708" calcext:value-type="float">
            <text:p>16.968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Mörel-Filet</text:p>
          </table:table-cell>
          <table:table-cell office:value-type="float" office:value="720" calcext:value-type="float">
            <text:p>720</text:p>
          </table:table-cell>
          <table:table-cell office:value-type="float" office:value="133" calcext:value-type="float">
            <text:p>133</text:p>
          </table:table-cell>
          <table:table-cell table:formula="of:=[.D1976]/[.C1976]*100" office:value-type="float" office:value="18.4722222222222" calcext:value-type="float">
            <text:p>18.472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Steg-Hohtenn</text:p>
          </table:table-cell>
          <table:table-cell office:value-type="float" office:value="1711" calcext:value-type="float">
            <text:p>1711</text:p>
          </table:table-cell>
          <table:table-cell office:value-type="float" office:value="300" calcext:value-type="float">
            <text:p>300</text:p>
          </table:table-cell>
          <table:table-cell table:formula="of:=[.D1977]/[.C1977]*100" office:value-type="float" office:value="17.5336060783168" calcext:value-type="float">
            <text:p>17.534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Bettmeralp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table:formula="of:=[.D1978]/[.C1978]*100" office:value-type="float" office:value="16.6306695464363" calcext:value-type="float">
            <text:p>16.631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Collonges</text:p>
          </table:table-cell>
          <table:table-cell office:value-type="float" office:value="843" calcext:value-type="float">
            <text:p>843</text:p>
          </table:table-cell>
          <table:table-cell office:value-type="float" office:value="186" calcext:value-type="float">
            <text:p>186</text:p>
          </table:table-cell>
          <table:table-cell table:formula="of:=[.D1979]/[.C1979]*100" office:value-type="float" office:value="22.0640569395018" calcext:value-type="float">
            <text:p>22.064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Dorénaz</text:p>
          </table:table-cell>
          <table:table-cell office:value-type="float" office:value="1086" calcext:value-type="float">
            <text:p>1086</text:p>
          </table:table-cell>
          <table:table-cell office:value-type="float" office:value="256" calcext:value-type="float">
            <text:p>256</text:p>
          </table:table-cell>
          <table:table-cell table:formula="of:=[.D1980]/[.C1980]*100" office:value-type="float" office:value="23.572744014733" calcext:value-type="float">
            <text:p>23.573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Evionnaz</text:p>
          </table:table-cell>
          <table:table-cell office:value-type="float" office:value="1416" calcext:value-type="float">
            <text:p>1416</text:p>
          </table:table-cell>
          <table:table-cell office:value-type="float" office:value="298" calcext:value-type="float">
            <text:p>298</text:p>
          </table:table-cell>
          <table:table-cell table:formula="of:=[.D1981]/[.C1981]*100" office:value-type="float" office:value="21.045197740113" calcext:value-type="float">
            <text:p>21.045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Finhaut</text:p>
          </table:table-cell>
          <table:table-cell office:value-type="float" office:value="363" calcext:value-type="float">
            <text:p>363</text:p>
          </table:table-cell>
          <table:table-cell office:value-type="float" office:value="59" calcext:value-type="float">
            <text:p>59</text:p>
          </table:table-cell>
          <table:table-cell table:formula="of:=[.D1982]/[.C1982]*100" office:value-type="float" office:value="16.2534435261708" calcext:value-type="float">
            <text:p>16.253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Massongex</text:p>
          </table:table-cell>
          <table:table-cell office:value-type="float" office:value="1984" calcext:value-type="float">
            <text:p>1984</text:p>
          </table:table-cell>
          <table:table-cell office:value-type="float" office:value="421" calcext:value-type="float">
            <text:p>421</text:p>
          </table:table-cell>
          <table:table-cell table:formula="of:=[.D1983]/[.C1983]*100" office:value-type="float" office:value="21.2197580645161" calcext:value-type="float">
            <text:p>21.220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Saint-Maurice</text:p>
          </table:table-cell>
          <table:table-cell office:value-type="float" office:value="4540" calcext:value-type="float">
            <text:p>4540</text:p>
          </table:table-cell>
          <table:table-cell office:value-type="float" office:value="937" calcext:value-type="float">
            <text:p>937</text:p>
          </table:table-cell>
          <table:table-cell table:formula="of:=[.D1984]/[.C1984]*100" office:value-type="float" office:value="20.6387665198238" calcext:value-type="float">
            <text:p>20.639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Salvan</text:p>
          </table:table-cell>
          <table:table-cell office:value-type="float" office:value="1469" calcext:value-type="float">
            <text:p>1469</text:p>
          </table:table-cell>
          <table:table-cell office:value-type="float" office:value="262" calcext:value-type="float">
            <text:p>262</text:p>
          </table:table-cell>
          <table:table-cell table:formula="of:=[.D1985]/[.C1985]*100" office:value-type="float" office:value="17.8352620830497" calcext:value-type="float">
            <text:p>17.835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Vernayaz</text:p>
          </table:table-cell>
          <table:table-cell office:value-type="float" office:value="1812" calcext:value-type="float">
            <text:p>1812</text:p>
          </table:table-cell>
          <table:table-cell office:value-type="float" office:value="337" calcext:value-type="float">
            <text:p>337</text:p>
          </table:table-cell>
          <table:table-cell table:formula="of:=[.D1986]/[.C1986]*100" office:value-type="float" office:value="18.598233995585" calcext:value-type="float">
            <text:p>18.598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Vérossaz</text:p>
          </table:table-cell>
          <table:table-cell office:value-type="float" office:value="866" calcext:value-type="float">
            <text:p>866</text:p>
          </table:table-cell>
          <table:table-cell office:value-type="float" office:value="205" calcext:value-type="float">
            <text:p>205</text:p>
          </table:table-cell>
          <table:table-cell table:formula="of:=[.D1987]/[.C1987]*100" office:value-type="float" office:value="23.6720554272517" calcext:value-type="float">
            <text:p>23.672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Chalais</text:p>
          </table:table-cell>
          <table:table-cell office:value-type="float" office:value="3759" calcext:value-type="float">
            <text:p>3759</text:p>
          </table:table-cell>
          <table:table-cell office:value-type="float" office:value="763" calcext:value-type="float">
            <text:p>763</text:p>
          </table:table-cell>
          <table:table-cell table:formula="of:=[.D1988]/[.C1988]*100" office:value-type="float" office:value="20.2979515828678" calcext:value-type="float">
            <text:p>20.298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Chippis</text:p>
          </table:table-cell>
          <table:table-cell office:value-type="float" office:value="1556" calcext:value-type="float">
            <text:p>1556</text:p>
          </table:table-cell>
          <table:table-cell office:value-type="float" office:value="316" calcext:value-type="float">
            <text:p>316</text:p>
          </table:table-cell>
          <table:table-cell table:formula="of:=[.D1989]/[.C1989]*100" office:value-type="float" office:value="20.3084832904884" calcext:value-type="float">
            <text:p>20.308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Grône</text:p>
          </table:table-cell>
          <table:table-cell office:value-type="float" office:value="2545" calcext:value-type="float">
            <text:p>2545</text:p>
          </table:table-cell>
          <table:table-cell office:value-type="float" office:value="523" calcext:value-type="float">
            <text:p>523</text:p>
          </table:table-cell>
          <table:table-cell table:formula="of:=[.D1990]/[.C1990]*100" office:value-type="float" office:value="20.5500982318271" calcext:value-type="float">
            <text:p>20.550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Icogne</text:p>
          </table:table-cell>
          <table:table-cell office:value-type="float" office:value="636" calcext:value-type="float">
            <text:p>636</text:p>
          </table:table-cell>
          <table:table-cell office:value-type="float" office:value="105" calcext:value-type="float">
            <text:p>105</text:p>
          </table:table-cell>
          <table:table-cell table:formula="of:=[.D1991]/[.C1991]*100" office:value-type="float" office:value="16.5094339622642" calcext:value-type="float">
            <text:p>16.50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Lens</text:p>
          </table:table-cell>
          <table:table-cell office:value-type="float" office:value="4406" calcext:value-type="float">
            <text:p>4406</text:p>
          </table:table-cell>
          <table:table-cell office:value-type="float" office:value="710" calcext:value-type="float">
            <text:p>710</text:p>
          </table:table-cell>
          <table:table-cell table:formula="of:=[.D1992]/[.C1992]*100" office:value-type="float" office:value="16.114389468906" calcext:value-type="float">
            <text:p>16.114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Saint-Léonard</text:p>
          </table:table-cell>
          <table:table-cell office:value-type="float" office:value="2548" calcext:value-type="float">
            <text:p>2548</text:p>
          </table:table-cell>
          <table:table-cell office:value-type="float" office:value="500" calcext:value-type="float">
            <text:p>500</text:p>
          </table:table-cell>
          <table:table-cell table:formula="of:=[.D1993]/[.C1993]*100" office:value-type="float" office:value="19.6232339089482" calcext:value-type="float">
            <text:p>19.623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Sierre</text:p>
          </table:table-cell>
          <table:table-cell office:value-type="float" office:value="17295" calcext:value-type="float">
            <text:p>17295</text:p>
          </table:table-cell>
          <table:table-cell office:value-type="float" office:value="3258" calcext:value-type="float">
            <text:p>3258</text:p>
          </table:table-cell>
          <table:table-cell table:formula="of:=[.D1994]/[.C1994]*100" office:value-type="float" office:value="18.8378143972246" calcext:value-type="float">
            <text:p>18.83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Anniviers</text:p>
          </table:table-cell>
          <table:table-cell office:value-type="float" office:value="2703" calcext:value-type="float">
            <text:p>2703</text:p>
          </table:table-cell>
          <table:table-cell office:value-type="float" office:value="450" calcext:value-type="float">
            <text:p>450</text:p>
          </table:table-cell>
          <table:table-cell table:formula="of:=[.D1995]/[.C1995]*100" office:value-type="float" office:value="16.6481687014428" calcext:value-type="float">
            <text:p>16.648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Crans-Montana</text:p>
          </table:table-cell>
          <table:table-cell office:value-type="float" office:value="10271" calcext:value-type="float">
            <text:p>10271</text:p>
          </table:table-cell>
          <table:table-cell office:value-type="float" office:value="1583" calcext:value-type="float">
            <text:p>1583</text:p>
          </table:table-cell>
          <table:table-cell table:formula="of:=[.D1996]/[.C1996]*100" office:value-type="float" office:value="15.4123259663129" calcext:value-type="float">
            <text:p>15.412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Noble-Contrée</text:p>
          </table:table-cell>
          <table:table-cell office:value-type="float" office:value="4635" calcext:value-type="float">
            <text:p>4635</text:p>
          </table:table-cell>
          <table:table-cell office:value-type="float" office:value="989" calcext:value-type="float">
            <text:p>989</text:p>
          </table:table-cell>
          <table:table-cell table:formula="of:=[.D1997]/[.C1997]*100" office:value-type="float" office:value="21.3376483279396" calcext:value-type="float">
            <text:p>21.338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Arbaz</text:p>
          </table:table-cell>
          <table:table-cell office:value-type="float" office:value="1390" calcext:value-type="float">
            <text:p>1390</text:p>
          </table:table-cell>
          <table:table-cell office:value-type="float" office:value="248" calcext:value-type="float">
            <text:p>248</text:p>
          </table:table-cell>
          <table:table-cell table:formula="of:=[.D1998]/[.C1998]*100" office:value-type="float" office:value="17.841726618705" calcext:value-type="float">
            <text:p>17.842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Grimisuat</text:p>
          </table:table-cell>
          <table:table-cell office:value-type="float" office:value="3774" calcext:value-type="float">
            <text:p>3774</text:p>
          </table:table-cell>
          <table:table-cell office:value-type="float" office:value="907" calcext:value-type="float">
            <text:p>907</text:p>
          </table:table-cell>
          <table:table-cell table:formula="of:=[.D1999]/[.C1999]*100" office:value-type="float" office:value="24.0328563857976" calcext:value-type="float">
            <text:p>24.033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Savièse</text:p>
          </table:table-cell>
          <table:table-cell office:value-type="float" office:value="8097" calcext:value-type="float">
            <text:p>8097</text:p>
          </table:table-cell>
          <table:table-cell office:value-type="float" office:value="1541" calcext:value-type="float">
            <text:p>1541</text:p>
          </table:table-cell>
          <table:table-cell table:formula="of:=[.D2000]/[.C2000]*100" office:value-type="float" office:value="19.0317401506731" calcext:value-type="float">
            <text:p>19.032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Sion</text:p>
          </table:table-cell>
          <table:table-cell office:value-type="float" office:value="35650" calcext:value-type="float">
            <text:p>35650</text:p>
          </table:table-cell>
          <table:table-cell office:value-type="float" office:value="6720" calcext:value-type="float">
            <text:p>6720</text:p>
          </table:table-cell>
          <table:table-cell table:formula="of:=[.D2001]/[.C2001]*100" office:value-type="float" office:value="18.8499298737728" calcext:value-type="float">
            <text:p>18.850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string" calcext:value-type="string">
            <text:p>Veysonnaz</text:p>
          </table:table-cell>
          <table:table-cell office:value-type="float" office:value="594" calcext:value-type="float">
            <text:p>594</text:p>
          </table:table-cell>
          <table:table-cell office:value-type="float" office:value="121" calcext:value-type="float">
            <text:p>121</text:p>
          </table:table-cell>
          <table:table-cell table:formula="of:=[.D2002]/[.C2002]*100" office:value-type="float" office:value="20.3703703703704" calcext:value-type="float">
            <text:p>20.370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Baltschieder</text:p>
          </table:table-cell>
          <table:table-cell office:value-type="float" office:value="1355" calcext:value-type="float">
            <text:p>1355</text:p>
          </table:table-cell>
          <table:table-cell office:value-type="float" office:value="307" calcext:value-type="float">
            <text:p>307</text:p>
          </table:table-cell>
          <table:table-cell table:formula="of:=[.D2003]/[.C2003]*100" office:value-type="float" office:value="22.6568265682657" calcext:value-type="float">
            <text:p>22.657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Eisten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formula="of:=[.D2004]/[.C2004]*100" office:value-type="float" office:value="6.87830687830688" calcext:value-type="float">
            <text:p>6.87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Embd</text:p>
          </table:table-cell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table:formula="of:=[.D2005]/[.C2005]*100" office:value-type="float" office:value="13.6363636363636" calcext:value-type="float">
            <text:p>13.636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Grächen</text:p>
          </table:table-cell>
          <table:table-cell office:value-type="float" office:value="1271" calcext:value-type="float">
            <text:p>1271</text:p>
          </table:table-cell>
          <table:table-cell office:value-type="float" office:value="190" calcext:value-type="float">
            <text:p>190</text:p>
          </table:table-cell>
          <table:table-cell table:formula="of:=[.D2006]/[.C2006]*100" office:value-type="float" office:value="14.948859166011" calcext:value-type="float">
            <text:p>14.949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Lalden</text:p>
          </table:table-cell>
          <table:table-cell office:value-type="float" office:value="706" calcext:value-type="float">
            <text:p>706</text:p>
          </table:table-cell>
          <table:table-cell office:value-type="float" office:value="124" calcext:value-type="float">
            <text:p>124</text:p>
          </table:table-cell>
          <table:table-cell table:formula="of:=[.D2007]/[.C2007]*100" office:value-type="float" office:value="17.5637393767705" calcext:value-type="float">
            <text:p>17.564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Randa</text:p>
          </table:table-cell>
          <table:table-cell office:value-type="float" office:value="440" calcext:value-type="float">
            <text:p>440</text:p>
          </table:table-cell>
          <table:table-cell office:value-type="float" office:value="73" calcext:value-type="float">
            <text:p>73</text:p>
          </table:table-cell>
          <table:table-cell table:formula="of:=[.D2008]/[.C2008]*100" office:value-type="float" office:value="16.5909090909091" calcext:value-type="float">
            <text:p>16.591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Saas-Almagell</text:p>
          </table:table-cell>
          <table:table-cell office:value-type="float" office:value="360" calcext:value-type="float">
            <text:p>360</text:p>
          </table:table-cell>
          <table:table-cell office:value-type="float" office:value="51" calcext:value-type="float">
            <text:p>51</text:p>
          </table:table-cell>
          <table:table-cell table:formula="of:=[.D2009]/[.C2009]*100" office:value-type="float" office:value="14.1666666666667" calcext:value-type="float">
            <text:p>14.167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Saas-Balen</text:p>
          </table:table-cell>
          <table:table-cell office:value-type="float" office:value="368" calcext:value-type="float">
            <text:p>368</text:p>
          </table:table-cell>
          <table:table-cell office:value-type="float" office:value="54" calcext:value-type="float">
            <text:p>54</text:p>
          </table:table-cell>
          <table:table-cell table:formula="of:=[.D2010]/[.C2010]*100" office:value-type="float" office:value="14.6739130434783" calcext:value-type="float">
            <text:p>14.674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Saas-Fee</text:p>
          </table:table-cell>
          <table:table-cell office:value-type="float" office:value="1561" calcext:value-type="float">
            <text:p>1561</text:p>
          </table:table-cell>
          <table:table-cell office:value-type="float" office:value="270" calcext:value-type="float">
            <text:p>270</text:p>
          </table:table-cell>
          <table:table-cell table:formula="of:=[.D2011]/[.C2011]*100" office:value-type="float" office:value="17.2966047405509" calcext:value-type="float">
            <text:p>17.297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Saas-Grund</text:p>
          </table:table-cell>
          <table:table-cell office:value-type="float" office:value="1005" calcext:value-type="float">
            <text:p>1005</text:p>
          </table:table-cell>
          <table:table-cell office:value-type="float" office:value="163" calcext:value-type="float">
            <text:p>163</text:p>
          </table:table-cell>
          <table:table-cell table:formula="of:=[.D2012]/[.C2012]*100" office:value-type="float" office:value="16.2189054726368" calcext:value-type="float">
            <text:p>16.219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St. Niklaus</text:p>
          </table:table-cell>
          <table:table-cell office:value-type="float" office:value="2242" calcext:value-type="float">
            <text:p>2242</text:p>
          </table:table-cell>
          <table:table-cell office:value-type="float" office:value="420" calcext:value-type="float">
            <text:p>420</text:p>
          </table:table-cell>
          <table:table-cell table:formula="of:=[.D2013]/[.C2013]*100" office:value-type="float" office:value="18.7332738626227" calcext:value-type="float">
            <text:p>18.733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Stalden (VS)</text:p>
          </table:table-cell>
          <table:table-cell office:value-type="float" office:value="1103" calcext:value-type="float">
            <text:p>1103</text:p>
          </table:table-cell>
          <table:table-cell office:value-type="float" office:value="169" calcext:value-type="float">
            <text:p>169</text:p>
          </table:table-cell>
          <table:table-cell table:formula="of:=[.D2014]/[.C2014]*100" office:value-type="float" office:value="15.3218495013599" calcext:value-type="float">
            <text:p>15.322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Staldenried</text:p>
          </table:table-cell>
          <table:table-cell office:value-type="float" office:value="566" calcext:value-type="float">
            <text:p>566</text:p>
          </table:table-cell>
          <table:table-cell office:value-type="float" office:value="90" calcext:value-type="float">
            <text:p>90</text:p>
          </table:table-cell>
          <table:table-cell table:formula="of:=[.D2015]/[.C2015]*100" office:value-type="float" office:value="15.9010600706714" calcext:value-type="float">
            <text:p>15.901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äsch</text:p>
          </table:table-cell>
          <table:table-cell office:value-type="float" office:value="1333" calcext:value-type="float">
            <text:p>1333</text:p>
          </table:table-cell>
          <table:table-cell office:value-type="float" office:value="263" calcext:value-type="float">
            <text:p>263</text:p>
          </table:table-cell>
          <table:table-cell table:formula="of:=[.D2016]/[.C2016]*100" office:value-type="float" office:value="19.7299324831208" calcext:value-type="float">
            <text:p>19.730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örbel</text:p>
          </table:table-cell>
          <table:table-cell office:value-type="float" office:value="497" calcext:value-type="float">
            <text:p>497</text:p>
          </table:table-cell>
          <table:table-cell office:value-type="float" office:value="84" calcext:value-type="float">
            <text:p>84</text:p>
          </table:table-cell>
          <table:table-cell table:formula="of:=[.D2017]/[.C2017]*100" office:value-type="float" office:value="16.9014084507042" calcext:value-type="float">
            <text:p>16.901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Visp</text:p>
          </table:table-cell>
          <table:table-cell office:value-type="float" office:value="8305" calcext:value-type="float">
            <text:p>8305</text:p>
          </table:table-cell>
          <table:table-cell office:value-type="float" office:value="1531" calcext:value-type="float">
            <text:p>1531</text:p>
          </table:table-cell>
          <table:table-cell table:formula="of:=[.D2018]/[.C2018]*100" office:value-type="float" office:value="18.4346779048766" calcext:value-type="float">
            <text:p>18.43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Visperterminen</text:p>
          </table:table-cell>
          <table:table-cell office:value-type="float" office:value="1310" calcext:value-type="float">
            <text:p>1310</text:p>
          </table:table-cell>
          <table:table-cell office:value-type="float" office:value="227" calcext:value-type="float">
            <text:p>227</text:p>
          </table:table-cell>
          <table:table-cell table:formula="of:=[.D2019]/[.C2019]*100" office:value-type="float" office:value="17.3282442748092" calcext:value-type="float">
            <text:p>17.328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Zeneggen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table:formula="of:=[.D2020]/[.C2020]*100" office:value-type="float" office:value="20.1923076923077" calcext:value-type="float">
            <text:p>20.1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Zermatt</text:p>
          </table:table-cell>
          <table:table-cell office:value-type="float" office:value="5746" calcext:value-type="float">
            <text:p>5746</text:p>
          </table:table-cell>
          <table:table-cell office:value-type="float" office:value="900" calcext:value-type="float">
            <text:p>900</text:p>
          </table:table-cell>
          <table:table-cell table:formula="of:=[.D2021]/[.C2021]*100" office:value-type="float" office:value="15.6630699617125" calcext:value-type="float">
            <text:p>15.663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Boudry</text:p>
          </table:table-cell>
          <table:table-cell office:value-type="float" office:value="6267" calcext:value-type="float">
            <text:p>6267</text:p>
          </table:table-cell>
          <table:table-cell office:value-type="float" office:value="1445" calcext:value-type="float">
            <text:p>1445</text:p>
          </table:table-cell>
          <table:table-cell table:formula="of:=[.D2022]/[.C2022]*100" office:value-type="float" office:value="23.0572841870113" calcext:value-type="float">
            <text:p>23.057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Cortaillod</text:p>
          </table:table-cell>
          <table:table-cell office:value-type="float" office:value="4707" calcext:value-type="float">
            <text:p>4707</text:p>
          </table:table-cell>
          <table:table-cell office:value-type="float" office:value="972" calcext:value-type="float">
            <text:p>972</text:p>
          </table:table-cell>
          <table:table-cell table:formula="of:=[.D2023]/[.C2023]*100" office:value-type="float" office:value="20.6500956022945" calcext:value-type="float">
            <text:p>20.650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Rochefort</text:p>
          </table:table-cell>
          <table:table-cell office:value-type="float" office:value="1313" calcext:value-type="float">
            <text:p>1313</text:p>
          </table:table-cell>
          <table:table-cell office:value-type="float" office:value="254" calcext:value-type="float">
            <text:p>254</text:p>
          </table:table-cell>
          <table:table-cell table:formula="of:=[.D2024]/[.C2024]*100" office:value-type="float" office:value="19.3450114242193" calcext:value-type="float">
            <text:p>19.345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Milvignes</text:p>
          </table:table-cell>
          <table:table-cell office:value-type="float" office:value="9217" calcext:value-type="float">
            <text:p>9217</text:p>
          </table:table-cell>
          <table:table-cell office:value-type="float" office:value="1947" calcext:value-type="float">
            <text:p>1947</text:p>
          </table:table-cell>
          <table:table-cell table:formula="of:=[.D2025]/[.C2025]*100" office:value-type="float" office:value="21.1240099815558" calcext:value-type="float">
            <text:p>21.124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La Grande Béroche</text:p>
          </table:table-cell>
          <table:table-cell office:value-type="float" office:value="9029" calcext:value-type="float">
            <text:p>9029</text:p>
          </table:table-cell>
          <table:table-cell office:value-type="float" office:value="1770" calcext:value-type="float">
            <text:p>1770</text:p>
          </table:table-cell>
          <table:table-cell table:formula="of:=[.D2026]/[.C2026]*100" office:value-type="float" office:value="19.6034998338686" calcext:value-type="float">
            <text:p>19.603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La Chaux-de-Fonds</text:p>
          </table:table-cell>
          <table:table-cell office:value-type="float" office:value="36527" calcext:value-type="float">
            <text:p>36527</text:p>
          </table:table-cell>
          <table:table-cell office:value-type="float" office:value="7331" calcext:value-type="float">
            <text:p>7331</text:p>
          </table:table-cell>
          <table:table-cell table:formula="of:=[.D2027]/[.C2027]*100" office:value-type="float" office:value="20.0700851424973" calcext:value-type="float">
            <text:p>20.07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Les Planchettes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table:formula="of:=[.D2028]/[.C2028]*100" office:value-type="float" office:value="21.5962441314554" calcext:value-type="float">
            <text:p>21.596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La Sagne</text:p>
          </table:table-cell>
          <table:table-cell office:value-type="float" office:value="1069" calcext:value-type="float">
            <text:p>1069</text:p>
          </table:table-cell>
          <table:table-cell office:value-type="float" office:value="252" calcext:value-type="float">
            <text:p>252</text:p>
          </table:table-cell>
          <table:table-cell table:formula="of:=[.D2029]/[.C2029]*100" office:value-type="float" office:value="23.5734331150608" calcext:value-type="float">
            <text:p>23.57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La Brévine</text:p>
          </table:table-cell>
          <table:table-cell office:value-type="float" office:value="606" calcext:value-type="float">
            <text:p>606</text:p>
          </table:table-cell>
          <table:table-cell office:value-type="float" office:value="115" calcext:value-type="float">
            <text:p>115</text:p>
          </table:table-cell>
          <table:table-cell table:formula="of:=[.D2030]/[.C2030]*100" office:value-type="float" office:value="18.976897689769" calcext:value-type="float">
            <text:p>18.977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Brot-Plamboz</text:p>
          </table:table-cell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table:formula="of:=[.D2031]/[.C2031]*100" office:value-type="float" office:value="27.6595744680851" calcext:value-type="float">
            <text:p>27.66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Le Cerneux-Péquignot</text:p>
          </table:table-cell>
          <table:table-cell office:value-type="float" office:value="325" calcext:value-type="float">
            <text:p>325</text:p>
          </table:table-cell>
          <table:table-cell office:value-type="float" office:value="84" calcext:value-type="float">
            <text:p>84</text:p>
          </table:table-cell>
          <table:table-cell table:formula="of:=[.D2032]/[.C2032]*100" office:value-type="float" office:value="25.8461538461538" calcext:value-type="float">
            <text:p>25.846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La Chaux-du-Milieu</text:p>
          </table:table-cell>
          <table:table-cell office:value-type="float" office:value="489" calcext:value-type="float">
            <text:p>489</text:p>
          </table:table-cell>
          <table:table-cell office:value-type="float" office:value="125" calcext:value-type="float">
            <text:p>125</text:p>
          </table:table-cell>
          <table:table-cell table:formula="of:=[.D2033]/[.C2033]*100" office:value-type="float" office:value="25.5623721881391" calcext:value-type="float">
            <text:p>25.562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Le Locle</text:p>
          </table:table-cell>
          <table:table-cell office:value-type="float" office:value="10746" calcext:value-type="float">
            <text:p>10746</text:p>
          </table:table-cell>
          <table:table-cell office:value-type="float" office:value="2188" calcext:value-type="float">
            <text:p>2188</text:p>
          </table:table-cell>
          <table:table-cell table:formula="of:=[.D2034]/[.C2034]*100" office:value-type="float" office:value="20.3610645821701" calcext:value-type="float">
            <text:p>20.361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Les Ponts-de-Martel</text:p>
          </table:table-cell>
          <table:table-cell office:value-type="float" office:value="1239" calcext:value-type="float">
            <text:p>1239</text:p>
          </table:table-cell>
          <table:table-cell office:value-type="float" office:value="245" calcext:value-type="float">
            <text:p>245</text:p>
          </table:table-cell>
          <table:table-cell table:formula="of:=[.D2035]/[.C2035]*100" office:value-type="float" office:value="19.774011299435" calcext:value-type="float">
            <text:p>19.774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Cornaux</text:p>
          </table:table-cell>
          <table:table-cell office:value-type="float" office:value="1635" calcext:value-type="float">
            <text:p>1635</text:p>
          </table:table-cell>
          <table:table-cell office:value-type="float" office:value="317" calcext:value-type="float">
            <text:p>317</text:p>
          </table:table-cell>
          <table:table-cell table:formula="of:=[.D2036]/[.C2036]*100" office:value-type="float" office:value="19.388379204893" calcext:value-type="float">
            <text:p>19.388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Cressier (NE)</text:p>
          </table:table-cell>
          <table:table-cell office:value-type="float" office:value="1888" calcext:value-type="float">
            <text:p>1888</text:p>
          </table:table-cell>
          <table:table-cell office:value-type="float" office:value="381" calcext:value-type="float">
            <text:p>381</text:p>
          </table:table-cell>
          <table:table-cell table:formula="of:=[.D2037]/[.C2037]*100" office:value-type="float" office:value="20.1800847457627" calcext:value-type="float">
            <text:p>20.18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Enges</text:p>
          </table:table-cell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table:formula="of:=[.D2038]/[.C2038]*100" office:value-type="float" office:value="23.3333333333333" calcext:value-type="float">
            <text:p>23.333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Hauterive (NE)</text:p>
          </table:table-cell>
          <table:table-cell office:value-type="float" office:value="2692" calcext:value-type="float">
            <text:p>2692</text:p>
          </table:table-cell>
          <table:table-cell office:value-type="float" office:value="522" calcext:value-type="float">
            <text:p>522</text:p>
          </table:table-cell>
          <table:table-cell table:formula="of:=[.D2039]/[.C2039]*100" office:value-type="float" office:value="19.3907875185736" calcext:value-type="float">
            <text:p>19.391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Le Landeron</text:p>
          </table:table-cell>
          <table:table-cell office:value-type="float" office:value="4680" calcext:value-type="float">
            <text:p>4680</text:p>
          </table:table-cell>
          <table:table-cell office:value-type="float" office:value="945" calcext:value-type="float">
            <text:p>945</text:p>
          </table:table-cell>
          <table:table-cell table:formula="of:=[.D2040]/[.C2040]*100" office:value-type="float" office:value="20.1923076923077" calcext:value-type="float">
            <text:p>20.19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Lignières</text:p>
          </table:table-cell>
          <table:table-cell office:value-type="float" office:value="1006" calcext:value-type="float">
            <text:p>1006</text:p>
          </table:table-cell>
          <table:table-cell office:value-type="float" office:value="257" calcext:value-type="float">
            <text:p>257</text:p>
          </table:table-cell>
          <table:table-cell table:formula="of:=[.D2041]/[.C2041]*100" office:value-type="float" office:value="25.5467196819085" calcext:value-type="float">
            <text:p>25.547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Neuchâtel</text:p>
          </table:table-cell>
          <table:table-cell office:value-type="float" office:value="44597" calcext:value-type="float">
            <text:p>44597</text:p>
          </table:table-cell>
          <table:table-cell office:value-type="float" office:value="8458" calcext:value-type="float">
            <text:p>8458</text:p>
          </table:table-cell>
          <table:table-cell table:formula="of:=[.D2042]/[.C2042]*100" office:value-type="float" office:value="18.9654012601744" calcext:value-type="float">
            <text:p>18.965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Saint-Blaise</text:p>
          </table:table-cell>
          <table:table-cell office:value-type="float" office:value="3284" calcext:value-type="float">
            <text:p>3284</text:p>
          </table:table-cell>
          <table:table-cell office:value-type="float" office:value="663" calcext:value-type="float">
            <text:p>663</text:p>
          </table:table-cell>
          <table:table-cell table:formula="of:=[.D2043]/[.C2043]*100" office:value-type="float" office:value="20.1887941534714" calcext:value-type="float">
            <text:p>20.189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La Tène</text:p>
          </table:table-cell>
          <table:table-cell office:value-type="float" office:value="5379" calcext:value-type="float">
            <text:p>5379</text:p>
          </table:table-cell>
          <table:table-cell office:value-type="float" office:value="1232" calcext:value-type="float">
            <text:p>1232</text:p>
          </table:table-cell>
          <table:table-cell table:formula="of:=[.D2044]/[.C2044]*100" office:value-type="float" office:value="22.9038854805726" calcext:value-type="float">
            <text:p>22.904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Val-de-Ruz</text:p>
          </table:table-cell>
          <table:table-cell office:value-type="float" office:value="17410" calcext:value-type="float">
            <text:p>17410</text:p>
          </table:table-cell>
          <table:table-cell office:value-type="float" office:value="4133" calcext:value-type="float">
            <text:p>4133</text:p>
          </table:table-cell>
          <table:table-cell table:formula="of:=[.D2045]/[.C2045]*100" office:value-type="float" office:value="23.739230327398" calcext:value-type="float">
            <text:p>23.739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La Côte-aux-Fées</text:p>
          </table:table-cell>
          <table:table-cell office:value-type="float" office:value="491" calcext:value-type="float">
            <text:p>491</text:p>
          </table:table-cell>
          <table:table-cell office:value-type="float" office:value="110" calcext:value-type="float">
            <text:p>110</text:p>
          </table:table-cell>
          <table:table-cell table:formula="of:=[.D2046]/[.C2046]*100" office:value-type="float" office:value="22.4032586558045" calcext:value-type="float">
            <text:p>22.403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Les Verrières</text:p>
          </table:table-cell>
          <table:table-cell office:value-type="float" office:value="652" calcext:value-type="float">
            <text:p>652</text:p>
          </table:table-cell>
          <table:table-cell office:value-type="float" office:value="146" calcext:value-type="float">
            <text:p>146</text:p>
          </table:table-cell>
          <table:table-cell table:formula="of:=[.D2047]/[.C2047]*100" office:value-type="float" office:value="22.3926380368098" calcext:value-type="float">
            <text:p>22.393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Val-de-Travers</text:p>
          </table:table-cell>
          <table:table-cell office:value-type="float" office:value="10558" calcext:value-type="float">
            <text:p>10558</text:p>
          </table:table-cell>
          <table:table-cell office:value-type="float" office:value="2078" calcext:value-type="float">
            <text:p>2078</text:p>
          </table:table-cell>
          <table:table-cell table:formula="of:=[.D2048]/[.C2048]*100" office:value-type="float" office:value="19.6817579086948" calcext:value-type="float">
            <text:p>19.682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Aire-la-Ville</text:p>
          </table:table-cell>
          <table:table-cell office:value-type="float" office:value="1145" calcext:value-type="float">
            <text:p>1145</text:p>
          </table:table-cell>
          <table:table-cell office:value-type="float" office:value="277" calcext:value-type="float">
            <text:p>277</text:p>
          </table:table-cell>
          <table:table-cell table:formula="of:=[.D2049]/[.C2049]*100" office:value-type="float" office:value="24.1921397379913" calcext:value-type="float">
            <text:p>24.192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Anières</text:p>
          </table:table-cell>
          <table:table-cell office:value-type="float" office:value="2417" calcext:value-type="float">
            <text:p>2417</text:p>
          </table:table-cell>
          <table:table-cell office:value-type="float" office:value="552" calcext:value-type="float">
            <text:p>552</text:p>
          </table:table-cell>
          <table:table-cell table:formula="of:=[.D2050]/[.C2050]*100" office:value-type="float" office:value="22.8382292097642" calcext:value-type="float">
            <text:p>22.838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Avully</text:p>
          </table:table-cell>
          <table:table-cell office:value-type="float" office:value="1708" calcext:value-type="float">
            <text:p>1708</text:p>
          </table:table-cell>
          <table:table-cell office:value-type="float" office:value="406" calcext:value-type="float">
            <text:p>406</text:p>
          </table:table-cell>
          <table:table-cell table:formula="of:=[.D2051]/[.C2051]*100" office:value-type="float" office:value="23.7704918032787" calcext:value-type="float">
            <text:p>23.770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Avusy</text:p>
          </table:table-cell>
          <table:table-cell office:value-type="float" office:value="1377" calcext:value-type="float">
            <text:p>1377</text:p>
          </table:table-cell>
          <table:table-cell office:value-type="float" office:value="284" calcext:value-type="float">
            <text:p>284</text:p>
          </table:table-cell>
          <table:table-cell table:formula="of:=[.D2052]/[.C2052]*100" office:value-type="float" office:value="20.6245461147422" calcext:value-type="float">
            <text:p>20.625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Bardonnex</text:p>
          </table:table-cell>
          <table:table-cell office:value-type="float" office:value="2531" calcext:value-type="float">
            <text:p>2531</text:p>
          </table:table-cell>
          <table:table-cell office:value-type="float" office:value="570" calcext:value-type="float">
            <text:p>570</text:p>
          </table:table-cell>
          <table:table-cell table:formula="of:=[.D2053]/[.C2053]*100" office:value-type="float" office:value="22.5207427894113" calcext:value-type="float">
            <text:p>22.521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Bellevue</text:p>
          </table:table-cell>
          <table:table-cell office:value-type="float" office:value="4075" calcext:value-type="float">
            <text:p>4075</text:p>
          </table:table-cell>
          <table:table-cell office:value-type="float" office:value="1063" calcext:value-type="float">
            <text:p>1063</text:p>
          </table:table-cell>
          <table:table-cell table:formula="of:=[.D2054]/[.C2054]*100" office:value-type="float" office:value="26.0858895705521" calcext:value-type="float">
            <text:p>26.086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Bernex</text:p>
          </table:table-cell>
          <table:table-cell office:value-type="float" office:value="10250" calcext:value-type="float">
            <text:p>10250</text:p>
          </table:table-cell>
          <table:table-cell office:value-type="float" office:value="2221" calcext:value-type="float">
            <text:p>2221</text:p>
          </table:table-cell>
          <table:table-cell table:formula="of:=[.D2055]/[.C2055]*100" office:value-type="float" office:value="21.6682926829268" calcext:value-type="float">
            <text:p>21.668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string" calcext:value-type="string">
            <text:p>Carouge (GE)</text:p>
          </table:table-cell>
          <table:table-cell office:value-type="float" office:value="22164" calcext:value-type="float">
            <text:p>22164</text:p>
          </table:table-cell>
          <table:table-cell office:value-type="float" office:value="4585" calcext:value-type="float">
            <text:p>4585</text:p>
          </table:table-cell>
          <table:table-cell table:formula="of:=[.D2056]/[.C2056]*100" office:value-type="float" office:value="20.6866991517777" calcext:value-type="float">
            <text:p>20.687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Cartigny</text:p>
          </table:table-cell>
          <table:table-cell office:value-type="float" office:value="1021" calcext:value-type="float">
            <text:p>1021</text:p>
          </table:table-cell>
          <table:table-cell office:value-type="float" office:value="250" calcext:value-type="float">
            <text:p>250</text:p>
          </table:table-cell>
          <table:table-cell table:formula="of:=[.D2057]/[.C2057]*100" office:value-type="float" office:value="24.4857982370225" calcext:value-type="float">
            <text:p>24.486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Céligny</text:p>
          </table:table-cell>
          <table:table-cell office:value-type="float" office:value="845" calcext:value-type="float">
            <text:p>845</text:p>
          </table:table-cell>
          <table:table-cell office:value-type="float" office:value="212" calcext:value-type="float">
            <text:p>212</text:p>
          </table:table-cell>
          <table:table-cell table:formula="of:=[.D2058]/[.C2058]*100" office:value-type="float" office:value="25.0887573964497" calcext:value-type="float">
            <text:p>25.08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Chancy</text:p>
          </table:table-cell>
          <table:table-cell office:value-type="float" office:value="1671" calcext:value-type="float">
            <text:p>1671</text:p>
          </table:table-cell>
          <table:table-cell office:value-type="float" office:value="482" calcext:value-type="float">
            <text:p>482</text:p>
          </table:table-cell>
          <table:table-cell table:formula="of:=[.D2059]/[.C2059]*100" office:value-type="float" office:value="28.8450029922202" calcext:value-type="float">
            <text:p>28.845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Chêne-Bougeries</text:p>
          </table:table-cell>
          <table:table-cell office:value-type="float" office:value="13261" calcext:value-type="float">
            <text:p>13261</text:p>
          </table:table-cell>
          <table:table-cell office:value-type="float" office:value="3138" calcext:value-type="float">
            <text:p>3138</text:p>
          </table:table-cell>
          <table:table-cell table:formula="of:=[.D2060]/[.C2060]*100" office:value-type="float" office:value="23.6633738028806" calcext:value-type="float">
            <text:p>23.663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Chêne-Bourg</text:p>
          </table:table-cell>
          <table:table-cell office:value-type="float" office:value="8836" calcext:value-type="float">
            <text:p>8836</text:p>
          </table:table-cell>
          <table:table-cell office:value-type="float" office:value="1926" calcext:value-type="float">
            <text:p>1926</text:p>
          </table:table-cell>
          <table:table-cell table:formula="of:=[.D2061]/[.C2061]*100" office:value-type="float" office:value="21.7971933001358" calcext:value-type="float">
            <text:p>21.797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Choulex</text:p>
          </table:table-cell>
          <table:table-cell office:value-type="float" office:value="1222" calcext:value-type="float">
            <text:p>1222</text:p>
          </table:table-cell>
          <table:table-cell office:value-type="float" office:value="279" calcext:value-type="float">
            <text:p>279</text:p>
          </table:table-cell>
          <table:table-cell table:formula="of:=[.D2062]/[.C2062]*100" office:value-type="float" office:value="22.8314238952537" calcext:value-type="float">
            <text:p>22.831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Collex-Bossy</text:p>
          </table:table-cell>
          <table:table-cell office:value-type="float" office:value="1727" calcext:value-type="float">
            <text:p>1727</text:p>
          </table:table-cell>
          <table:table-cell office:value-type="float" office:value="439" calcext:value-type="float">
            <text:p>439</text:p>
          </table:table-cell>
          <table:table-cell table:formula="of:=[.D2063]/[.C2063]*100" office:value-type="float" office:value="25.4198031268095" calcext:value-type="float">
            <text:p>25.420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Collonge-Bellerive</text:p>
          </table:table-cell>
          <table:table-cell office:value-type="float" office:value="8496" calcext:value-type="float">
            <text:p>8496</text:p>
          </table:table-cell>
          <table:table-cell office:value-type="float" office:value="2130" calcext:value-type="float">
            <text:p>2130</text:p>
          </table:table-cell>
          <table:table-cell table:formula="of:=[.D2064]/[.C2064]*100" office:value-type="float" office:value="25.0706214689265" calcext:value-type="float">
            <text:p>25.071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Cologny</text:p>
          </table:table-cell>
          <table:table-cell office:value-type="float" office:value="5970" calcext:value-type="float">
            <text:p>5970</text:p>
          </table:table-cell>
          <table:table-cell office:value-type="float" office:value="1392" calcext:value-type="float">
            <text:p>1392</text:p>
          </table:table-cell>
          <table:table-cell table:formula="of:=[.D2065]/[.C2065]*100" office:value-type="float" office:value="23.3165829145729" calcext:value-type="float">
            <text:p>23.317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Confignon</text:p>
          </table:table-cell>
          <table:table-cell office:value-type="float" office:value="4593" calcext:value-type="float">
            <text:p>4593</text:p>
          </table:table-cell>
          <table:table-cell office:value-type="float" office:value="1072" calcext:value-type="float">
            <text:p>1072</text:p>
          </table:table-cell>
          <table:table-cell table:formula="of:=[.D2066]/[.C2066]*100" office:value-type="float" office:value="23.3398650119747" calcext:value-type="float">
            <text:p>23.340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Corsier (GE)</text:p>
          </table:table-cell>
          <table:table-cell office:value-type="float" office:value="2267" calcext:value-type="float">
            <text:p>2267</text:p>
          </table:table-cell>
          <table:table-cell office:value-type="float" office:value="536" calcext:value-type="float">
            <text:p>536</text:p>
          </table:table-cell>
          <table:table-cell table:formula="of:=[.D2067]/[.C2067]*100" office:value-type="float" office:value="23.643581826202" calcext:value-type="float">
            <text:p>23.644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Dardagny</text:p>
          </table:table-cell>
          <table:table-cell office:value-type="float" office:value="1799" calcext:value-type="float">
            <text:p>1799</text:p>
          </table:table-cell>
          <table:table-cell office:value-type="float" office:value="401" calcext:value-type="float">
            <text:p>401</text:p>
          </table:table-cell>
          <table:table-cell table:formula="of:=[.D2068]/[.C2068]*100" office:value-type="float" office:value="22.290161200667" calcext:value-type="float">
            <text:p>22.290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Genève</text:p>
          </table:table-cell>
          <table:table-cell office:value-type="float" office:value="203840" calcext:value-type="float">
            <text:p>203840</text:p>
          </table:table-cell>
          <table:table-cell office:value-type="float" office:value="36330" calcext:value-type="float">
            <text:p>36330</text:p>
          </table:table-cell>
          <table:table-cell table:formula="of:=[.D2069]/[.C2069]*100" office:value-type="float" office:value="17.8228021978022" calcext:value-type="float">
            <text:p>17.823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Genthod</text:p>
          </table:table-cell>
          <table:table-cell office:value-type="float" office:value="2884" calcext:value-type="float">
            <text:p>2884</text:p>
          </table:table-cell>
          <table:table-cell office:value-type="float" office:value="653" calcext:value-type="float">
            <text:p>653</text:p>
          </table:table-cell>
          <table:table-cell table:formula="of:=[.D2070]/[.C2070]*100" office:value-type="float" office:value="22.6421636615811" calcext:value-type="float">
            <text:p>22.642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Le Grand-Saconnex</text:p>
          </table:table-cell>
          <table:table-cell office:value-type="float" office:value="12607" calcext:value-type="float">
            <text:p>12607</text:p>
          </table:table-cell>
          <table:table-cell office:value-type="float" office:value="3146" calcext:value-type="float">
            <text:p>3146</text:p>
          </table:table-cell>
          <table:table-cell table:formula="of:=[.D2071]/[.C2071]*100" office:value-type="float" office:value="24.9543904180217" calcext:value-type="float">
            <text:p>24.954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Gy</text:p>
          </table:table-cell>
          <table:table-cell office:value-type="float" office:value="499" calcext:value-type="float">
            <text:p>499</text:p>
          </table:table-cell>
          <table:table-cell office:value-type="float" office:value="117" calcext:value-type="float">
            <text:p>117</text:p>
          </table:table-cell>
          <table:table-cell table:formula="of:=[.D2072]/[.C2072]*100" office:value-type="float" office:value="23.4468937875752" calcext:value-type="float">
            <text:p>23.447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Hermance</text:p>
          </table:table-cell>
          <table:table-cell office:value-type="float" office:value="1189" calcext:value-type="float">
            <text:p>1189</text:p>
          </table:table-cell>
          <table:table-cell office:value-type="float" office:value="292" calcext:value-type="float">
            <text:p>292</text:p>
          </table:table-cell>
          <table:table-cell table:formula="of:=[.D2073]/[.C2073]*100" office:value-type="float" office:value="24.5584524810765" calcext:value-type="float">
            <text:p>24.558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Jussy</text:p>
          </table:table-cell>
          <table:table-cell office:value-type="float" office:value="1193" calcext:value-type="float">
            <text:p>1193</text:p>
          </table:table-cell>
          <table:table-cell office:value-type="float" office:value="278" calcext:value-type="float">
            <text:p>278</text:p>
          </table:table-cell>
          <table:table-cell table:formula="of:=[.D2074]/[.C2074]*100" office:value-type="float" office:value="23.3025984911987" calcext:value-type="float">
            <text:p>23.303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Laconnex</text:p>
          </table:table-cell>
          <table:table-cell office:value-type="float" office:value="703" calcext:value-type="float">
            <text:p>703</text:p>
          </table:table-cell>
          <table:table-cell office:value-type="float" office:value="150" calcext:value-type="float">
            <text:p>150</text:p>
          </table:table-cell>
          <table:table-cell table:formula="of:=[.D2075]/[.C2075]*100" office:value-type="float" office:value="21.3371266002845" calcext:value-type="float">
            <text:p>21.337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Lancy</text:p>
          </table:table-cell>
          <table:table-cell office:value-type="float" office:value="34656" calcext:value-type="float">
            <text:p>34656</text:p>
          </table:table-cell>
          <table:table-cell office:value-type="float" office:value="8117" calcext:value-type="float">
            <text:p>8117</text:p>
          </table:table-cell>
          <table:table-cell table:formula="of:=[.D2076]/[.C2076]*100" office:value-type="float" office:value="23.4216297322253" calcext:value-type="float">
            <text:p>23.422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Meinier</text:p>
          </table:table-cell>
          <table:table-cell office:value-type="float" office:value="2069" calcext:value-type="float">
            <text:p>2069</text:p>
          </table:table-cell>
          <table:table-cell office:value-type="float" office:value="452" calcext:value-type="float">
            <text:p>452</text:p>
          </table:table-cell>
          <table:table-cell table:formula="of:=[.D2077]/[.C2077]*100" office:value-type="float" office:value="21.846302561624" calcext:value-type="float">
            <text:p>21.846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Meyrin</text:p>
          </table:table-cell>
          <table:table-cell office:value-type="float" office:value="26517" calcext:value-type="float">
            <text:p>26517</text:p>
          </table:table-cell>
          <table:table-cell office:value-type="float" office:value="6168" calcext:value-type="float">
            <text:p>6168</text:p>
          </table:table-cell>
          <table:table-cell table:formula="of:=[.D2078]/[.C2078]*100" office:value-type="float" office:value="23.2605498359543" calcext:value-type="float">
            <text:p>23.261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Onex</text:p>
          </table:table-cell>
          <table:table-cell office:value-type="float" office:value="18773" calcext:value-type="float">
            <text:p>18773</text:p>
          </table:table-cell>
          <table:table-cell office:value-type="float" office:value="4125" calcext:value-type="float">
            <text:p>4125</text:p>
          </table:table-cell>
          <table:table-cell table:formula="of:=[.D2079]/[.C2079]*100" office:value-type="float" office:value="21.9730463964204" calcext:value-type="float">
            <text:p>21.973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Perly-Certoux</text:p>
          </table:table-cell>
          <table:table-cell office:value-type="float" office:value="3141" calcext:value-type="float">
            <text:p>3141</text:p>
          </table:table-cell>
          <table:table-cell office:value-type="float" office:value="694" calcext:value-type="float">
            <text:p>694</text:p>
          </table:table-cell>
          <table:table-cell table:formula="of:=[.D2080]/[.C2080]*100" office:value-type="float" office:value="22.0948742438714" calcext:value-type="float">
            <text:p>22.095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Plan-les-Ouates</text:p>
          </table:table-cell>
          <table:table-cell office:value-type="float" office:value="12088" calcext:value-type="float">
            <text:p>12088</text:p>
          </table:table-cell>
          <table:table-cell office:value-type="float" office:value="2950" calcext:value-type="float">
            <text:p>2950</text:p>
          </table:table-cell>
          <table:table-cell table:formula="of:=[.D2081]/[.C2081]*100" office:value-type="float" office:value="24.404367968233" calcext:value-type="float">
            <text:p>24.404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Pregny-Chambésy</text:p>
          </table:table-cell>
          <table:table-cell office:value-type="float" office:value="3992" calcext:value-type="float">
            <text:p>3992</text:p>
          </table:table-cell>
          <table:table-cell office:value-type="float" office:value="1000" calcext:value-type="float">
            <text:p>1000</text:p>
          </table:table-cell>
          <table:table-cell table:formula="of:=[.D2082]/[.C2082]*100" office:value-type="float" office:value="25.0501002004008" calcext:value-type="float">
            <text:p>25.05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Presinge</text:p>
          </table:table-cell>
          <table:table-cell office:value-type="float" office:value="737" calcext:value-type="float">
            <text:p>737</text:p>
          </table:table-cell>
          <table:table-cell office:value-type="float" office:value="163" calcext:value-type="float">
            <text:p>163</text:p>
          </table:table-cell>
          <table:table-cell table:formula="of:=[.D2083]/[.C2083]*100" office:value-type="float" office:value="22.1166892808684" calcext:value-type="float">
            <text:p>22.117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Puplinge</text:p>
          </table:table-cell>
          <table:table-cell office:value-type="float" office:value="2527" calcext:value-type="float">
            <text:p>2527</text:p>
          </table:table-cell>
          <table:table-cell office:value-type="float" office:value="607" calcext:value-type="float">
            <text:p>607</text:p>
          </table:table-cell>
          <table:table-cell table:formula="of:=[.D2084]/[.C2084]*100" office:value-type="float" office:value="24.0205777601899" calcext:value-type="float">
            <text:p>24.021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Russin</text:p>
          </table:table-cell>
          <table:table-cell office:value-type="float" office:value="536" calcext:value-type="float">
            <text:p>536</text:p>
          </table:table-cell>
          <table:table-cell office:value-type="float" office:value="102" calcext:value-type="float">
            <text:p>102</text:p>
          </table:table-cell>
          <table:table-cell table:formula="of:=[.D2085]/[.C2085]*100" office:value-type="float" office:value="19.0298507462687" calcext:value-type="float">
            <text:p>19.030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Satigny</text:p>
          </table:table-cell>
          <table:table-cell office:value-type="float" office:value="4449" calcext:value-type="float">
            <text:p>4449</text:p>
          </table:table-cell>
          <table:table-cell office:value-type="float" office:value="1131" calcext:value-type="float">
            <text:p>1131</text:p>
          </table:table-cell>
          <table:table-cell table:formula="of:=[.D2086]/[.C2086]*100" office:value-type="float" office:value="25.4214430209036" calcext:value-type="float">
            <text:p>25.421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Soral</text:p>
          </table:table-cell>
          <table:table-cell office:value-type="float" office:value="963" calcext:value-type="float">
            <text:p>963</text:p>
          </table:table-cell>
          <table:table-cell office:value-type="float" office:value="225" calcext:value-type="float">
            <text:p>225</text:p>
          </table:table-cell>
          <table:table-cell table:formula="of:=[.D2087]/[.C2087]*100" office:value-type="float" office:value="23.3644859813084" calcext:value-type="float">
            <text:p>23.364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Thônex</text:p>
          </table:table-cell>
          <table:table-cell office:value-type="float" office:value="16115" calcext:value-type="float">
            <text:p>16115</text:p>
          </table:table-cell>
          <table:table-cell office:value-type="float" office:value="3494" calcext:value-type="float">
            <text:p>3494</text:p>
          </table:table-cell>
          <table:table-cell table:formula="of:=[.D2088]/[.C2088]*100" office:value-type="float" office:value="21.6816630468508" calcext:value-type="float">
            <text:p>21.682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Troinex</text:p>
          </table:table-cell>
          <table:table-cell office:value-type="float" office:value="2600" calcext:value-type="float">
            <text:p>2600</text:p>
          </table:table-cell>
          <table:table-cell office:value-type="float" office:value="623" calcext:value-type="float">
            <text:p>623</text:p>
          </table:table-cell>
          <table:table-cell table:formula="of:=[.D2089]/[.C2089]*100" office:value-type="float" office:value="23.9615384615385" calcext:value-type="float">
            <text:p>23.962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Vandoeuvres</text:p>
          </table:table-cell>
          <table:table-cell office:value-type="float" office:value="2851" calcext:value-type="float">
            <text:p>2851</text:p>
          </table:table-cell>
          <table:table-cell office:value-type="float" office:value="675" calcext:value-type="float">
            <text:p>675</text:p>
          </table:table-cell>
          <table:table-cell table:formula="of:=[.D2090]/[.C2090]*100" office:value-type="float" office:value="23.6759031918625" calcext:value-type="float">
            <text:p>23.676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Vernier</text:p>
          </table:table-cell>
          <table:table-cell office:value-type="float" office:value="36572" calcext:value-type="float">
            <text:p>36572</text:p>
          </table:table-cell>
          <table:table-cell office:value-type="float" office:value="8325" calcext:value-type="float">
            <text:p>8325</text:p>
          </table:table-cell>
          <table:table-cell table:formula="of:=[.D2091]/[.C2091]*100" office:value-type="float" office:value="22.7633161981844" calcext:value-type="float">
            <text:p>22.763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Versoix</text:p>
          </table:table-cell>
          <table:table-cell office:value-type="float" office:value="13337" calcext:value-type="float">
            <text:p>13337</text:p>
          </table:table-cell>
          <table:table-cell office:value-type="float" office:value="3445" calcext:value-type="float">
            <text:p>3445</text:p>
          </table:table-cell>
          <table:table-cell table:formula="of:=[.D2092]/[.C2092]*100" office:value-type="float" office:value="25.8303966409237" calcext:value-type="float">
            <text:p>25.83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Veyrier</text:p>
          </table:table-cell>
          <table:table-cell office:value-type="float" office:value="11901" calcext:value-type="float">
            <text:p>11901</text:p>
          </table:table-cell>
          <table:table-cell office:value-type="float" office:value="2940" calcext:value-type="float">
            <text:p>2940</text:p>
          </table:table-cell>
          <table:table-cell table:formula="of:=[.D2093]/[.C2093]*100" office:value-type="float" office:value="24.7038064028233" calcext:value-type="float">
            <text:p>24.704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Boécourt</text:p>
          </table:table-cell>
          <table:table-cell office:value-type="float" office:value="951" calcext:value-type="float">
            <text:p>951</text:p>
          </table:table-cell>
          <table:table-cell office:value-type="float" office:value="204" calcext:value-type="float">
            <text:p>204</text:p>
          </table:table-cell>
          <table:table-cell table:formula="of:=[.D2094]/[.C2094]*100" office:value-type="float" office:value="21.4511041009464" calcext:value-type="float">
            <text:p>21.451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Bourrignon</text:p>
          </table:table-cell>
          <table:table-cell office:value-type="float" office:value="258" calcext:value-type="float">
            <text:p>258</text:p>
          </table:table-cell>
          <table:table-cell office:value-type="float" office:value="55" calcext:value-type="float">
            <text:p>55</text:p>
          </table:table-cell>
          <table:table-cell table:formula="of:=[.D2095]/[.C2095]*100" office:value-type="float" office:value="21.3178294573643" calcext:value-type="float">
            <text:p>21.318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Châtillon (JU)</text:p>
          </table:table-cell>
          <table:table-cell office:value-type="float" office:value="471" calcext:value-type="float">
            <text:p>471</text:p>
          </table:table-cell>
          <table:table-cell office:value-type="float" office:value="111" calcext:value-type="float">
            <text:p>111</text:p>
          </table:table-cell>
          <table:table-cell table:formula="of:=[.D2096]/[.C2096]*100" office:value-type="float" office:value="23.5668789808917" calcext:value-type="float">
            <text:p>23.567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Courchapoix</text:p>
          </table:table-cell>
          <table:table-cell office:value-type="float" office:value="441" calcext:value-type="float">
            <text:p>441</text:p>
          </table:table-cell>
          <table:table-cell office:value-type="float" office:value="93" calcext:value-type="float">
            <text:p>93</text:p>
          </table:table-cell>
          <table:table-cell table:formula="of:=[.D2097]/[.C2097]*100" office:value-type="float" office:value="21.0884353741497" calcext:value-type="float">
            <text:p>21.088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Courrendlin</text:p>
          </table:table-cell>
          <table:table-cell office:value-type="float" office:value="3686" calcext:value-type="float">
            <text:p>3686</text:p>
          </table:table-cell>
          <table:table-cell office:value-type="float" office:value="858" calcext:value-type="float">
            <text:p>858</text:p>
          </table:table-cell>
          <table:table-cell table:formula="of:=[.D2098]/[.C2098]*100" office:value-type="float" office:value="23.2772653282691" calcext:value-type="float">
            <text:p>23.277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Courroux</text:p>
          </table:table-cell>
          <table:table-cell office:value-type="float" office:value="3313" calcext:value-type="float">
            <text:p>3313</text:p>
          </table:table-cell>
          <table:table-cell office:value-type="float" office:value="704" calcext:value-type="float">
            <text:p>704</text:p>
          </table:table-cell>
          <table:table-cell table:formula="of:=[.D2099]/[.C2099]*100" office:value-type="float" office:value="21.2496226984606" calcext:value-type="float">
            <text:p>21.250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Courtételle</text:p>
          </table:table-cell>
          <table:table-cell office:value-type="float" office:value="2654" calcext:value-type="float">
            <text:p>2654</text:p>
          </table:table-cell>
          <table:table-cell office:value-type="float" office:value="580" calcext:value-type="float">
            <text:p>580</text:p>
          </table:table-cell>
          <table:table-cell table:formula="of:=[.D2100]/[.C2100]*100" office:value-type="float" office:value="21.8538055764883" calcext:value-type="float">
            <text:p>21.854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Delémont</text:p>
          </table:table-cell>
          <table:table-cell office:value-type="float" office:value="12636" calcext:value-type="float">
            <text:p>12636</text:p>
          </table:table-cell>
          <table:table-cell office:value-type="float" office:value="2494" calcext:value-type="float">
            <text:p>2494</text:p>
          </table:table-cell>
          <table:table-cell table:formula="of:=[.D2101]/[.C2101]*100" office:value-type="float" office:value="19.7372586261475" calcext:value-type="float">
            <text:p>19.737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string" calcext:value-type="string">
            <text:p>Develier</text:p>
          </table:table-cell>
          <table:table-cell office:value-type="float" office:value="1360" calcext:value-type="float">
            <text:p>1360</text:p>
          </table:table-cell>
          <table:table-cell office:value-type="float" office:value="293" calcext:value-type="float">
            <text:p>293</text:p>
          </table:table-cell>
          <table:table-cell table:formula="of:=[.D2102]/[.C2102]*100" office:value-type="float" office:value="21.5441176470588" calcext:value-type="float">
            <text:p>21.544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Ederswiler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[.D2103]/[.C2103]*100" office:value-type="float" office:value="13.3928571428571" calcext:value-type="float">
            <text:p>13.393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Mervelier</text:p>
          </table:table-cell>
          <table:table-cell office:value-type="float" office:value="522" calcext:value-type="float">
            <text:p>522</text:p>
          </table:table-cell>
          <table:table-cell office:value-type="float" office:value="106" calcext:value-type="float">
            <text:p>106</text:p>
          </table:table-cell>
          <table:table-cell table:formula="of:=[.D2104]/[.C2104]*100" office:value-type="float" office:value="20.3065134099617" calcext:value-type="float">
            <text:p>20.307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Mettembert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formula="of:=[.D2105]/[.C2105]*100" office:value-type="float" office:value="20.7547169811321" calcext:value-type="float">
            <text:p>20.755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Movelier</text:p>
          </table:table-cell>
          <table:table-cell office:value-type="float" office:value="425" calcext:value-type="float">
            <text:p>425</text:p>
          </table:table-cell>
          <table:table-cell office:value-type="float" office:value="81" calcext:value-type="float">
            <text:p>81</text:p>
          </table:table-cell>
          <table:table-cell table:formula="of:=[.D2106]/[.C2106]*100" office:value-type="float" office:value="19.0588235294118" calcext:value-type="float">
            <text:p>19.059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Pleigne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table:formula="of:=[.D2107]/[.C2107]*100" office:value-type="float" office:value="18.5714285714286" calcext:value-type="float">
            <text:p>18.571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Rossemaison</text:p>
          </table:table-cell>
          <table:table-cell office:value-type="float" office:value="733" calcext:value-type="float">
            <text:p>733</text:p>
          </table:table-cell>
          <table:table-cell office:value-type="float" office:value="151" calcext:value-type="float">
            <text:p>151</text:p>
          </table:table-cell>
          <table:table-cell table:formula="of:=[.D2108]/[.C2108]*100" office:value-type="float" office:value="20.600272851296" calcext:value-type="float">
            <text:p>20.600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Saulcy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[.D2109]/[.C2109]*100"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Soyhières</text:p>
          </table:table-cell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table:formula="of:=[.D2110]/[.C2110]*100" office:value-type="float" office:value="14.1486810551559" calcext:value-type="float">
            <text:p>14.149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Haute-Sorne</text:p>
          </table:table-cell>
          <table:table-cell office:value-type="float" office:value="7319" calcext:value-type="float">
            <text:p>7319</text:p>
          </table:table-cell>
          <table:table-cell office:value-type="float" office:value="1591" calcext:value-type="float">
            <text:p>1591</text:p>
          </table:table-cell>
          <table:table-cell table:formula="of:=[.D2111]/[.C2111]*100" office:value-type="float" office:value="21.73794234185" calcext:value-type="float">
            <text:p>21.738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Val Terbi</text:p>
          </table:table-cell>
          <table:table-cell office:value-type="float" office:value="3285" calcext:value-type="float">
            <text:p>3285</text:p>
          </table:table-cell>
          <table:table-cell office:value-type="float" office:value="746" calcext:value-type="float">
            <text:p>746</text:p>
          </table:table-cell>
          <table:table-cell table:formula="of:=[.D2112]/[.C2112]*100" office:value-type="float" office:value="22.7092846270928" calcext:value-type="float">
            <text:p>22.709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Le Bémont (JU)</text:p>
          </table:table-cell>
          <table:table-cell office:value-type="float" office:value="308" calcext:value-type="float">
            <text:p>308</text:p>
          </table:table-cell>
          <table:table-cell office:value-type="float" office:value="59" calcext:value-type="float">
            <text:p>59</text:p>
          </table:table-cell>
          <table:table-cell table:formula="of:=[.D2113]/[.C2113]*100" office:value-type="float" office:value="19.1558441558442" calcext:value-type="float">
            <text:p>19.156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Les Bois</text:p>
          </table:table-cell>
          <table:table-cell office:value-type="float" office:value="1258" calcext:value-type="float">
            <text:p>1258</text:p>
          </table:table-cell>
          <table:table-cell office:value-type="float" office:value="285" calcext:value-type="float">
            <text:p>285</text:p>
          </table:table-cell>
          <table:table-cell table:formula="of:=[.D2114]/[.C2114]*100" office:value-type="float" office:value="22.6550079491256" calcext:value-type="float">
            <text:p>22.655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Les Breuleux</text:p>
          </table:table-cell>
          <table:table-cell office:value-type="float" office:value="1524" calcext:value-type="float">
            <text:p>1524</text:p>
          </table:table-cell>
          <table:table-cell office:value-type="float" office:value="331" calcext:value-type="float">
            <text:p>331</text:p>
          </table:table-cell>
          <table:table-cell table:formula="of:=[.D2115]/[.C2115]*100" office:value-type="float" office:value="21.7191601049869" calcext:value-type="float">
            <text:p>21.719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La Chaux-des-Breuleux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[.D2116]/[.C2116]*100" office:value-type="float" office:value="25.2873563218391" calcext:value-type="float">
            <text:p>25.287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Les Enfers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table:formula="of:=[.D2117]/[.C2117]*100" office:value-type="float" office:value="23.0769230769231" calcext:value-type="float">
            <text:p>23.077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Les Genevez (JU)</text:p>
          </table:table-cell>
          <table:table-cell office:value-type="float" office:value="510" calcext:value-type="float">
            <text:p>510</text:p>
          </table:table-cell>
          <table:table-cell office:value-type="float" office:value="105" calcext:value-type="float">
            <text:p>105</text:p>
          </table:table-cell>
          <table:table-cell table:formula="of:=[.D2118]/[.C2118]*100" office:value-type="float" office:value="20.5882352941176" calcext:value-type="float">
            <text:p>20.588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Lajoux (JU)</text:p>
          </table:table-cell>
          <table:table-cell office:value-type="float" office:value="705" calcext:value-type="float">
            <text:p>705</text:p>
          </table:table-cell>
          <table:table-cell office:value-type="float" office:value="136" calcext:value-type="float">
            <text:p>136</text:p>
          </table:table-cell>
          <table:table-cell table:formula="of:=[.D2119]/[.C2119]*100" office:value-type="float" office:value="19.290780141844" calcext:value-type="float">
            <text:p>19.291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Montfaucon</text:p>
          </table:table-cell>
          <table:table-cell office:value-type="float" office:value="551" calcext:value-type="float">
            <text:p>551</text:p>
          </table:table-cell>
          <table:table-cell office:value-type="float" office:value="105" calcext:value-type="float">
            <text:p>105</text:p>
          </table:table-cell>
          <table:table-cell table:formula="of:=[.D2120]/[.C2120]*100" office:value-type="float" office:value="19.0562613430127" calcext:value-type="float">
            <text:p>19.056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Muriaux</text:p>
          </table:table-cell>
          <table:table-cell office:value-type="float" office:value="511" calcext:value-type="float">
            <text:p>511</text:p>
          </table:table-cell>
          <table:table-cell office:value-type="float" office:value="103" calcext:value-type="float">
            <text:p>103</text:p>
          </table:table-cell>
          <table:table-cell table:formula="of:=[.D2121]/[.C2121]*100" office:value-type="float" office:value="20.1565557729941" calcext:value-type="float">
            <text:p>20.157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Le Noirmont</text:p>
          </table:table-cell>
          <table:table-cell office:value-type="float" office:value="1902" calcext:value-type="float">
            <text:p>1902</text:p>
          </table:table-cell>
          <table:table-cell office:value-type="float" office:value="408" calcext:value-type="float">
            <text:p>408</text:p>
          </table:table-cell>
          <table:table-cell table:formula="of:=[.D2122]/[.C2122]*100" office:value-type="float" office:value="21.4511041009464" calcext:value-type="float">
            <text:p>21.451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Saignelégier</text:p>
          </table:table-cell>
          <table:table-cell office:value-type="float" office:value="2575" calcext:value-type="float">
            <text:p>2575</text:p>
          </table:table-cell>
          <table:table-cell office:value-type="float" office:value="479" calcext:value-type="float">
            <text:p>479</text:p>
          </table:table-cell>
          <table:table-cell table:formula="of:=[.D2123]/[.C2123]*100" office:value-type="float" office:value="18.6019417475728" calcext:value-type="float">
            <text:p>18.602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string" calcext:value-type="string">
            <text:p>Saint-Brais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table:formula="of:=[.D2124]/[.C2124]*100" office:value-type="float" office:value="17.1052631578947" calcext:value-type="float">
            <text:p>17.105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Soubey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D2125]/[.C2125]*100" office:value-type="float" office:value="11.0169491525424" calcext:value-type="float">
            <text:p>11.017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Alle</text:p>
          </table:table-cell>
          <table:table-cell office:value-type="float" office:value="1882" calcext:value-type="float">
            <text:p>1882</text:p>
          </table:table-cell>
          <table:table-cell office:value-type="float" office:value="412" calcext:value-type="float">
            <text:p>412</text:p>
          </table:table-cell>
          <table:table-cell table:formula="of:=[.D2126]/[.C2126]*100" office:value-type="float" office:value="21.8916046758767" calcext:value-type="float">
            <text:p>21.892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Beurnevésin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formula="of:=[.D2127]/[.C2127]*100" office:value-type="float" office:value="8.54700854700855" calcext:value-type="float">
            <text:p>8.547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Boncourt</text:p>
          </table:table-cell>
          <table:table-cell office:value-type="float" office:value="1205" calcext:value-type="float">
            <text:p>1205</text:p>
          </table:table-cell>
          <table:table-cell office:value-type="float" office:value="208" calcext:value-type="float">
            <text:p>208</text:p>
          </table:table-cell>
          <table:table-cell table:formula="of:=[.D2128]/[.C2128]*100" office:value-type="float" office:value="17.2614107883817" calcext:value-type="float">
            <text:p>17.261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Bonfol</text:p>
          </table:table-cell>
          <table:table-cell office:value-type="float" office:value="625" calcext:value-type="float">
            <text:p>625</text:p>
          </table:table-cell>
          <table:table-cell office:value-type="float" office:value="102" calcext:value-type="float">
            <text:p>102</text:p>
          </table:table-cell>
          <table:table-cell table:formula="of:=[.D2129]/[.C2129]*100" office:value-type="float" office:value="16.32" calcext:value-type="float">
            <text:p>16.320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Bure</text:p>
          </table:table-cell>
          <table:table-cell office:value-type="float" office:value="631" calcext:value-type="float">
            <text:p>631</text:p>
          </table:table-cell>
          <table:table-cell office:value-type="float" office:value="125" calcext:value-type="float">
            <text:p>125</text:p>
          </table:table-cell>
          <table:table-cell table:formula="of:=[.D2130]/[.C2130]*100" office:value-type="float" office:value="19.8098256735341" calcext:value-type="float">
            <text:p>19.810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Coeuve</text:p>
          </table:table-cell>
          <table:table-cell office:value-type="float" office:value="718" calcext:value-type="float">
            <text:p>718</text:p>
          </table:table-cell>
          <table:table-cell office:value-type="float" office:value="183" calcext:value-type="float">
            <text:p>183</text:p>
          </table:table-cell>
          <table:table-cell table:formula="of:=[.D2131]/[.C2131]*100" office:value-type="float" office:value="25.4874651810585" calcext:value-type="float">
            <text:p>25.487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Cornol</text:p>
          </table:table-cell>
          <table:table-cell office:value-type="float" office:value="1018" calcext:value-type="float">
            <text:p>1018</text:p>
          </table:table-cell>
          <table:table-cell office:value-type="float" office:value="219" calcext:value-type="float">
            <text:p>219</text:p>
          </table:table-cell>
          <table:table-cell table:formula="of:=[.D2132]/[.C2132]*100" office:value-type="float" office:value="21.5127701375246" calcext:value-type="float">
            <text:p>21.513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Courchavon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table:formula="of:=[.D2133]/[.C2133]*100" office:value-type="float" office:value="19.4539249146758" calcext:value-type="float">
            <text:p>19.454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Courgenay</text:p>
          </table:table-cell>
          <table:table-cell office:value-type="float" office:value="2435" calcext:value-type="float">
            <text:p>2435</text:p>
          </table:table-cell>
          <table:table-cell office:value-type="float" office:value="491" calcext:value-type="float">
            <text:p>491</text:p>
          </table:table-cell>
          <table:table-cell table:formula="of:=[.D2134]/[.C2134]*100" office:value-type="float" office:value="20.1642710472279" calcext:value-type="float">
            <text:p>20.164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Courtedoux</text:p>
          </table:table-cell>
          <table:table-cell office:value-type="float" office:value="786" calcext:value-type="float">
            <text:p>786</text:p>
          </table:table-cell>
          <table:table-cell office:value-type="float" office:value="156" calcext:value-type="float">
            <text:p>156</text:p>
          </table:table-cell>
          <table:table-cell table:formula="of:=[.D2135]/[.C2135]*100" office:value-type="float" office:value="19.8473282442748" calcext:value-type="float">
            <text:p>19.847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Damphreux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table:formula="of:=[.D2136]/[.C2136]*100" office:value-type="float" office:value="19.5652173913043" calcext:value-type="float">
            <text:p>19.565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Fahy</text:p>
          </table:table-cell>
          <table:table-cell office:value-type="float" office:value="333" calcext:value-type="float">
            <text:p>333</text:p>
          </table:table-cell>
          <table:table-cell office:value-type="float" office:value="52" calcext:value-type="float">
            <text:p>52</text:p>
          </table:table-cell>
          <table:table-cell table:formula="of:=[.D2137]/[.C2137]*100" office:value-type="float" office:value="15.6156156156156" calcext:value-type="float">
            <text:p>15.616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Fontenais</text:p>
          </table:table-cell>
          <table:table-cell office:value-type="float" office:value="1674" calcext:value-type="float">
            <text:p>1674</text:p>
          </table:table-cell>
          <table:table-cell office:value-type="float" office:value="360" calcext:value-type="float">
            <text:p>360</text:p>
          </table:table-cell>
          <table:table-cell table:formula="of:=[.D2138]/[.C2138]*100" office:value-type="float" office:value="21.505376344086" calcext:value-type="float">
            <text:p>21.505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Grandfontaine</text:p>
          </table:table-cell>
          <table:table-cell office:value-type="float" office:value="391" calcext:value-type="float">
            <text:p>391</text:p>
          </table:table-cell>
          <table:table-cell office:value-type="float" office:value="85" calcext:value-type="float">
            <text:p>85</text:p>
          </table:table-cell>
          <table:table-cell table:formula="of:=[.D2139]/[.C2139]*100" office:value-type="float" office:value="21.7391304347826" calcext:value-type="float">
            <text:p>21.739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Lugnez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 table:formula="of:=[.D2140]/[.C2140]*100" office:value-type="float" office:value="22.0430107526882" calcext:value-type="float">
            <text:p>22.04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Porrentruy</text:p>
          </table:table-cell>
          <table:table-cell office:value-type="float" office:value="6441" calcext:value-type="float">
            <text:p>6441</text:p>
          </table:table-cell>
          <table:table-cell office:value-type="float" office:value="1134" calcext:value-type="float">
            <text:p>1134</text:p>
          </table:table-cell>
          <table:table-cell table:formula="of:=[.D2141]/[.C2141]*100" office:value-type="float" office:value="17.6059618071728" calcext:value-type="float">
            <text:p>17.606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Vendlincourt</text:p>
          </table:table-cell>
          <table:table-cell office:value-type="float" office:value="546" calcext:value-type="float">
            <text:p>546</text:p>
          </table:table-cell>
          <table:table-cell office:value-type="float" office:value="95" calcext:value-type="float">
            <text:p>95</text:p>
          </table:table-cell>
          <table:table-cell table:formula="of:=[.D2142]/[.C2142]*100" office:value-type="float" office:value="17.3992673992674" calcext:value-type="float">
            <text:p>17.399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Basse-Allaine</text:p>
          </table:table-cell>
          <table:table-cell office:value-type="float" office:value="1217" calcext:value-type="float">
            <text:p>1217</text:p>
          </table:table-cell>
          <table:table-cell office:value-type="float" office:value="266" calcext:value-type="float">
            <text:p>266</text:p>
          </table:table-cell>
          <table:table-cell table:formula="of:=[.D2143]/[.C2143]*100" office:value-type="float" office:value="21.8570254724733" calcext:value-type="float">
            <text:p>21.857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Clos du Doubs</text:p>
          </table:table-cell>
          <table:table-cell office:value-type="float" office:value="1275" calcext:value-type="float">
            <text:p>1275</text:p>
          </table:table-cell>
          <table:table-cell office:value-type="float" office:value="248" calcext:value-type="float">
            <text:p>248</text:p>
          </table:table-cell>
          <table:table-cell table:formula="of:=[.D2144]/[.C2144]*100" office:value-type="float" office:value="19.4509803921569" calcext:value-type="float">
            <text:p>19.451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Haute-Ajoie</text:p>
          </table:table-cell>
          <table:table-cell office:value-type="float" office:value="1052" calcext:value-type="float">
            <text:p>1052</text:p>
          </table:table-cell>
          <table:table-cell office:value-type="float" office:value="174" calcext:value-type="float">
            <text:p>174</text:p>
          </table:table-cell>
          <table:table-cell table:formula="of:=[.D2145]/[.C2145]*100" office:value-type="float" office:value="16.5399239543726" calcext:value-type="float">
            <text:p>16.540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La Baroche</text:p>
          </table:table-cell>
          <table:table-cell office:value-type="float" office:value="1114" calcext:value-type="float">
            <text:p>1114</text:p>
          </table:table-cell>
          <table:table-cell office:value-type="float" office:value="224" calcext:value-type="float">
            <text:p>224</text:p>
          </table:table-cell>
          <table:table-cell table:formula="of:=[.D2146]/[.C2146]*100" office:value-type="float" office:value="20.1077199281867" calcext:value-type="float">
            <text:p>20.108</text:p>
          </table:table-cell>
        </table:table-row>
        <table:table-row table:style-name="ro1" table:number-rows-repeated="10464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ch_cmnes_prop_jeunes.A1:ch_cmnes_prop_jeunes.D22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 </number:text>
      <number:am-pm/>
    </number:time-style>
    <number:date-style style:name="N119">
      <number:month number:textual="true"/>
      <number:text>.</number:text>
      <number:year/>
    </number:date-style>
    <number:date-style style:name="N118">
      <number:day number:style="long"/>
      <number:text>.</number:text>
      <number:month number:textual="true"/>
      <number:text>.</number:text>
      <number:year/>
    </number:date-style>
    <number:number-style style:name="N117P0" style:volatile="true">
      <number:text>SFr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text>SFr. </number:text>
      <number:number number:decimal-places="2" number:min-decimal-places="2" number:min-integer-digits="1" number:grouping="true"/>
    </number:number-style>
    <number:number-style style:name="N116">
      <number:text>SFr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SFr. </number:text>
      <number:number number:decimal-places="0" number:min-decimal-places="0" number:min-integer-digits="1" number:grouping="true"/>
    </number:number-style>
    <number:number-style style:name="N114">
      <number:text>SFr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SFr.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0:01:09.686115830</meta:creation-date>
    <dc:date>2023-10-21T10:05:01.569816296</dc:date>
    <meta:editing-duration>PT3M52S</meta:editing-duration>
    <meta:editing-cycles>3</meta:editing-cycles>
    <meta:generator>LibreOffice/7.3.7.2$Linux_X86_64 LibreOffice_project/30$Build-2</meta:generator>
    <meta:document-statistic meta:table-count="1" meta:cell-count="10730" meta:object-count="0"/>
  </office:meta>
</office:document-meta>
</file>